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5.179cm"/>
    </style:style>
    <style:style style:name="co3" style:family="table-column">
      <style:table-column-properties fo:break-before="auto" style:column-width="6.502cm"/>
    </style:style>
    <style:style style:name="co4" style:family="table-column">
      <style:table-column-properties fo:break-before="auto" style:column-width="4.39cm"/>
    </style:style>
    <style:style style:name="co5" style:family="table-column">
      <style:table-column-properties fo:break-before="auto" style:column-width="4.249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3.18cm"/>
    </style:style>
    <style:style style:name="co9" style:family="table-column">
      <style:table-column-properties fo:break-before="auto" style:column-width="2.898cm"/>
    </style:style>
    <style:style style:name="co10" style:family="table-column">
      <style:table-column-properties fo:break-before="auto" style:column-width="7.823cm"/>
    </style:style>
    <style:style style:name="co11" style:family="table-column">
      <style:table-column-properties fo:break-before="auto" style:column-width="2.251cm"/>
    </style:style>
    <style:style style:name="co12" style:family="table-column">
      <style:table-column-properties fo:break-before="auto" style:column-width="2.61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2.392cm"/>
    </style:style>
    <style:style style:name="co15" style:family="table-column">
      <style:table-column-properties fo:break-before="auto" style:column-width="2.081cm"/>
    </style:style>
    <style:style style:name="co16" style:family="table-column">
      <style:table-column-properties fo:break-before="auto" style:column-width="1.937cm"/>
    </style:style>
    <style:style style:name="co17" style:family="table-column">
      <style:table-column-properties fo:break-before="auto" style:column-width="2.589cm"/>
    </style:style>
    <style:style style:name="co18" style:family="table-column">
      <style:table-column-properties fo:break-before="auto" style:column-width="3.63cm"/>
    </style:style>
    <style:style style:name="co19" style:family="table-column">
      <style:table-column-properties fo:break-before="auto" style:column-width="2.168cm"/>
    </style:style>
    <style:style style:name="co20" style:family="table-column">
      <style:table-column-properties fo:break-before="auto" style:column-width="6.219cm"/>
    </style:style>
    <style:style style:name="co21" style:family="table-column">
      <style:table-column-properties fo:break-before="auto" style:column-width="8.444cm"/>
    </style:style>
    <style:style style:name="co22" style:family="table-column">
      <style:table-column-properties fo:break-before="auto" style:column-width="2.11cm"/>
    </style:style>
    <style:style style:name="co23" style:family="table-column">
      <style:table-column-properties fo:break-before="auto" style:column-width="4.447cm"/>
    </style:style>
    <style:style style:name="co24" style:family="table-column">
      <style:table-column-properties fo:break-before="auto" style:column-width="6.443cm"/>
    </style:style>
    <style:style style:name="co25" style:family="table-column">
      <style:table-column-properties fo:break-before="auto" style:column-width="3.159cm"/>
    </style:style>
    <style:style style:name="co26" style:family="table-column">
      <style:table-column-properties fo:break-before="auto" style:column-width="25.38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349cm" fo:break-before="auto" style:use-optimal-row-height="false"/>
    </style:style>
    <style:style style:name="ro3" style:family="table-row">
      <style:table-row-properties style:row-height="17.586cm" fo:break-before="auto" style:use-optimal-row-height="true"/>
    </style:style>
    <style:style style:name="ro4" style:family="table-row">
      <style:table-row-properties style:row-height="22.798cm" fo:break-before="auto" style:use-optimal-row-height="true"/>
    </style:style>
    <style:style style:name="ro5" style:family="table-row">
      <style:table-row-properties style:row-height="23.273cm" fo:break-before="auto" style:use-optimal-row-height="true"/>
    </style:style>
    <style:style style:name="ro6" style:family="table-row">
      <style:table-row-properties style:row-height="6.084cm" fo:break-before="auto" style:use-optimal-row-height="false"/>
    </style:style>
    <style:style style:name="ro7" style:family="table-row">
      <style:table-row-properties style:row-height="20.902cm" fo:break-before="auto" style:use-optimal-row-height="true"/>
    </style:style>
    <style:style style:name="ro8" style:family="table-row">
      <style:table-row-properties style:row-height="3.159cm" fo:break-before="auto" style:use-optimal-row-height="false"/>
    </style:style>
    <style:style style:name="ro9" style:family="table-row">
      <style:table-row-properties style:row-height="26.562cm" fo:break-before="auto" style:use-optimal-row-height="true"/>
    </style:style>
    <style:style style:name="ro10" style:family="table-row">
      <style:table-row-properties style:row-height="9.066cm" fo:break-before="auto" style:use-optimal-row-height="false"/>
    </style:style>
    <style:style style:name="ro11" style:family="table-row">
      <style:table-row-properties style:row-height="16.164cm" fo:break-before="auto" style:use-optimal-row-height="true"/>
    </style:style>
    <style:style style:name="ro12" style:family="table-row">
      <style:table-row-properties style:row-height="14.743cm" fo:break-before="auto" style:use-optimal-row-height="true"/>
    </style:style>
    <style:style style:name="ro13" style:family="table-row">
      <style:table-row-properties style:row-height="19.48cm" fo:break-before="auto" style:use-optimal-row-height="true"/>
    </style:style>
    <style:style style:name="ro14" style:family="table-row">
      <style:table-row-properties style:row-height="19.008cm" fo:break-before="auto" style:use-optimal-row-height="true"/>
    </style:style>
    <style:style style:name="ro15" style:family="table-row">
      <style:table-row-properties style:row-height="23.745cm" fo:break-before="auto" style:use-optimal-row-height="true"/>
    </style:style>
    <style:style style:name="ro16" style:family="table-row">
      <style:table-row-properties style:row-height="10.003cm" fo:break-before="auto" style:use-optimal-row-height="true"/>
    </style:style>
    <style:style style:name="ro17" style:family="table-row">
      <style:table-row-properties style:row-height="25.615cm" fo:break-before="auto" style:use-optimal-row-height="true"/>
    </style:style>
    <style:style style:name="ro18" style:family="table-row">
      <style:table-row-properties style:row-height="21.851cm" fo:break-before="auto" style:use-optimal-row-height="true"/>
    </style:style>
    <style:style style:name="ro19" style:family="table-row">
      <style:table-row-properties style:row-height="21.377cm" fo:break-before="auto" style:use-optimal-row-height="true"/>
    </style:style>
    <style:style style:name="ro20" style:family="table-row">
      <style:table-row-properties style:row-height="9.056cm" fo:break-before="auto" style:use-optimal-row-height="true"/>
    </style:style>
    <style:style style:name="ro21" style:family="table-row">
      <style:table-row-properties style:row-height="17.111cm" fo:break-before="auto" style:use-optimal-row-height="true"/>
    </style:style>
    <style:style style:name="ro22" style:family="table-row">
      <style:table-row-properties style:row-height="15.69cm" fo:break-before="auto" style:use-optimal-row-height="true"/>
    </style:style>
    <style:style style:name="ro23" style:family="table-row">
      <style:table-row-properties style:row-height="11.899cm" fo:break-before="auto" style:use-optimal-row-height="true"/>
    </style:style>
    <style:style style:name="ro24" style:family="table-row">
      <style:table-row-properties style:row-height="11.425cm" fo:break-before="auto" style:use-optimal-row-height="true"/>
    </style:style>
    <style:style style:name="ro25" style:family="table-row">
      <style:table-row-properties style:row-height="8.109cm" fo:break-before="auto" style:use-optimal-row-height="true"/>
    </style:style>
    <style:style style:name="ro26" style:family="table-row">
      <style:table-row-properties style:row-height="13.794cm" fo:break-before="auto" style:use-optimal-row-height="true"/>
    </style:style>
    <style:style style:name="ro27" style:family="table-row">
      <style:table-row-properties style:row-height="10.478cm" fo:break-before="auto" style:use-optimal-row-height="true"/>
    </style:style>
    <style:style style:name="ro28" style:family="table-row">
      <style:table-row-properties style:row-height="19.955cm" fo:break-before="auto" style:use-optimal-row-height="true"/>
    </style:style>
    <style:style style:name="ro29" style:family="table-row">
      <style:table-row-properties style:row-height="7.16cm" fo:break-before="auto" style:use-optimal-row-height="true"/>
    </style:style>
    <style:style style:name="ro30" style:family="table-row">
      <style:table-row-properties style:row-height="7.634cm" fo:break-before="auto" style:use-optimal-row-height="true"/>
    </style:style>
    <style:style style:name="ro31" style:family="table-row">
      <style:table-row-properties style:row-height="9.529cm" fo:break-before="auto" style:use-optimal-row-height="true"/>
    </style:style>
    <style:style style:name="ro32" style:family="table-row">
      <style:table-row-properties style:row-height="6.212cm" fo:break-before="auto" style:use-optimal-row-height="true"/>
    </style:style>
    <style:style style:name="ro33" style:family="table-row">
      <style:table-row-properties style:row-height="2.711cm" fo:break-before="auto" style:use-optimal-row-height="false"/>
    </style:style>
    <style:style style:name="ro34" style:family="table-row">
      <style:table-row-properties style:row-height="4.738cm" fo:break-before="auto" style:use-optimal-row-height="false"/>
    </style:style>
    <style:style style:name="ro35" style:family="table-row">
      <style:table-row-properties style:row-height="1cm" fo:break-before="auto" style:use-optimal-row-height="true"/>
    </style:style>
    <style:style style:name="ro36" style:family="table-row">
      <style:table-row-properties style:row-height="4.791cm" fo:break-before="auto" style:use-optimal-row-height="true"/>
    </style:style>
    <style:style style:name="ro37" style:family="table-row">
      <style:table-row-properties style:row-height="5.738cm" fo:break-before="auto" style:use-optimal-row-height="true"/>
    </style:style>
    <style:style style:name="ro38" style:family="table-row">
      <style:table-row-properties style:row-height="4.316cm" fo:break-before="auto" style:use-optimal-row-height="true"/>
    </style:style>
    <style:style style:name="ro39" style:family="table-row">
      <style:table-row-properties style:row-height="3.369cm" fo:break-before="auto" style:use-optimal-row-height="true"/>
    </style:style>
    <style:style style:name="ro40" style:family="table-row">
      <style:table-row-properties style:row-height="3.844cm" fo:break-before="auto" style:use-optimal-row-height="true"/>
    </style:style>
    <style:style style:name="ro41" style:family="table-row">
      <style:table-row-properties style:row-height="2.895cm" fo:break-before="auto" style:use-optimal-row-height="true"/>
    </style:style>
    <style:style style:name="ro42" style:family="table-row">
      <style:table-row-properties style:row-height="1.947cm" fo:break-before="auto" style:use-optimal-row-height="true"/>
    </style:style>
    <style:style style:name="ro43" style:family="table-row">
      <style:table-row-properties style:row-height="1.473cm" fo:break-before="auto" style:use-optimal-row-height="true"/>
    </style:style>
    <style:style style:name="ro44" style:family="table-row">
      <style:table-row-properties style:row-height="2.422cm" fo:break-before="auto" style:use-optimal-row-height="true"/>
    </style:style>
    <style:style style:name="ro45" style:family="table-row">
      <style:table-row-properties style:row-height="0.526cm" fo:break-before="auto" style:use-optimal-row-height="true"/>
    </style:style>
    <style:style style:name="ro46" style:family="table-row">
      <style:table-row-properties style:row-height="28.459cm" fo:break-before="auto" style:use-optimal-row-height="true"/>
    </style:style>
    <style:style style:name="ro47" style:family="table-row">
      <style:table-row-properties style:row-height="30.353cm" fo:break-before="auto" style:use-optimal-row-height="true"/>
    </style:style>
    <style:style style:name="ro48" style:family="table-row">
      <style:table-row-properties style:row-height="14.268cm" fo:break-before="auto" style:use-optimal-row-height="true"/>
    </style:style>
    <style:style style:name="ro49" style:family="table-row">
      <style:table-row-properties style:row-height="12.654cm" fo:break-before="auto" style:use-optimal-row-height="true"/>
    </style:style>
    <style:style style:name="ro50" style:family="table-row">
      <style:table-row-properties style:row-height="13.321cm" fo:break-before="auto" style:use-optimal-row-height="true"/>
    </style:style>
    <style:style style:name="ro51" style:family="table-row">
      <style:table-row-properties style:row-height="6.687cm" fo:break-before="auto" style:use-optimal-row-height="true"/>
    </style:style>
    <style:style style:name="ro52" style:family="table-row">
      <style:table-row-properties style:row-height="30.827cm" fo:break-before="auto" style:use-optimal-row-height="true"/>
    </style:style>
    <style:style style:name="ro53" style:family="table-row">
      <style:table-row-properties style:row-height="36.514cm" fo:break-before="auto" style:use-optimal-row-height="true"/>
    </style:style>
    <style:style style:name="ro54" style:family="table-row">
      <style:table-row-properties style:row-height="33.671cm" fo:break-before="auto" style:use-optimal-row-height="true"/>
    </style:style>
    <style:style style:name="ro55" style:family="table-row">
      <style:table-row-properties style:row-height="10.95cm" fo:break-before="auto" style:use-optimal-row-height="true"/>
    </style:style>
    <style:style style:name="ro56" style:family="table-row">
      <style:table-row-properties style:row-height="47.888cm" fo:break-before="auto" style:use-optimal-row-height="true"/>
    </style:style>
    <style:style style:name="ro57" style:family="table-row">
      <style:table-row-properties style:row-height="43.148cm" fo:break-before="auto" style:use-optimal-row-height="true"/>
    </style:style>
    <style:style style:name="ro58" style:family="table-row">
      <style:table-row-properties style:row-height="47.413cm" fo:break-before="auto" style:use-optimal-row-height="true"/>
    </style:style>
    <style:style style:name="ro59" style:family="table-row">
      <style:table-row-properties style:row-height="42.676cm" fo:break-before="auto" style:use-optimal-row-height="true"/>
    </style:style>
    <style:style style:name="ro60" style:family="table-row">
      <style:table-row-properties style:row-height="38.41cm" fo:break-before="auto" style:use-optimal-row-height="true"/>
    </style:style>
    <style:style style:name="ro61" style:family="table-row">
      <style:table-row-properties style:row-height="37.936cm" fo:break-before="auto" style:use-optimal-row-height="true"/>
    </style:style>
    <style:style style:name="ro62" style:family="table-row">
      <style:table-row-properties style:row-height="42.201cm" fo:break-before="auto" style:use-optimal-row-height="true"/>
    </style:style>
    <style:style style:name="ro63" style:family="table-row">
      <style:table-row-properties style:row-height="36.989cm" fo:break-before="auto" style:use-optimal-row-height="true"/>
    </style:style>
    <style:style style:name="ro64" style:family="table-row">
      <style:table-row-properties style:row-height="43.623cm" fo:break-before="auto" style:use-optimal-row-height="true"/>
    </style:style>
    <style:style style:name="ro65" style:family="table-row">
      <style:table-row-properties style:row-height="28.931cm" fo:break-before="auto" style:use-optimal-row-height="true"/>
    </style:style>
    <style:style style:name="ro66" style:family="table-row">
      <style:table-row-properties style:row-height="31.775cm" fo:break-before="auto" style:use-optimal-row-height="true"/>
    </style:style>
    <style:style style:name="ro67" style:family="table-row">
      <style:table-row-properties style:row-height="24.22cm" fo:break-before="auto" style:use-optimal-row-height="true"/>
    </style:style>
    <style:style style:name="ro68" style:family="table-row">
      <style:table-row-properties style:row-height="5.265cm" fo:break-before="auto" style:use-optimal-row-height="true"/>
    </style:style>
    <style:style style:name="ro69" style:family="table-row">
      <style:table-row-properties style:row-height="34.145cm" fo:break-before="auto" style:use-optimal-row-height="true"/>
    </style:style>
    <style:style style:name="ta1" style:family="table" style:master-page-name="PageStyle_5f_Images">
      <style:table-properties table:display="true" style:writing-mode="lr-tb"/>
    </style:style>
    <style:style style:name="ta2" style:family="table" style:master-page-name="PageStyle_5f_Non-Tabular">
      <style:table-properties table:display="true" style:writing-mode="lr-tb"/>
    </style:style>
    <style:style style:name="ta3" style:family="table" style:master-page-name="PageStyle_5f_Tabular">
      <style:table-properties table:display="true" style:writing-mode="lr-tb"/>
    </style:style>
    <style:style style:name="ta4" style:family="table" style:master-page-name="PageStyle_5f_Fields_20_to_20_extract">
      <style:table-properties table:display="true" style:writing-mode="lr-tb"/>
    </style:style>
    <number:number-style style:name="N8002" number:language="en" number:country="IN">
      <number:number number:decimal-places="2" number:min-integer-digits="1"/>
    </number:number-style>
    <number:number-style style:name="N8004" number:language="en" number:country="IN">
      <number:number number:decimal-places="2" number:min-integer-digits="1" number:grouping="true"/>
    </number:number-style>
    <number:date-style style:name="N8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fo:background-color="#d6dce5" style:diagonal-bl-tr="none" style:diagonal-tl-br="none" fo:border="0.035cm solid #000000" style:rotation-align="none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4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ff66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ff3399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ff66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fo:background-color="#ff666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 style:data-style-name="N8004"/>
    <style:style style:name="ce12" style:family="table-cell" style:parent-style-name="Excel_20_Built-in_20_Normal" style:data-style-name="N8036">
      <style:table-cell-properties fo:background-color="#ff9999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 style:data-style-name="N8036"/>
    <style:style style:name="ce14" style:family="table-cell" style:parent-style-name="Excel_20_Built-in_20_Normal">
      <style:table-cell-properties fo:background-color="#ff9999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f8cbad"/>
    </style:style>
    <style:style style:name="ce17" style:family="table-cell" style:parent-style-name="Excel_20_Built-in_20_Normal">
      <style:table-cell-properties fo:background-color="#f4b084"/>
    </style:style>
    <style:style style:name="ce18" style:family="table-cell" style:parent-style-name="Excel_20_Built-in_20_Normal"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9" style:family="table-cell" style:parent-style-name="Excel_20_Built-in_20_Normal" style:data-style-name="N8002"/>
    <style:style style:name="ce20" style:family="table-cell" style:parent-style-name="Excel_20_Built-in_20_Normal" style:data-style-name="N106"/>
    <style:style style:name="ce21" style:family="table-cell" style:parent-style-name="Excel_20_Built-in_20_Normal" style:data-style-name="N108"/>
    <style:style style:name="ce22" style:family="table-cell" style:parent-style-name="Excel_20_Built-in_20_Normal" style:data-style-name="N107"/>
    <style:style style:name="ce23" style:family="table-cell" style:parent-style-name="Excel_20_Built-in_20_Normal">
      <style:table-cell-properties fo:background-color="#fff2cc"/>
    </style:style>
    <style:style style:name="ce24" style:family="table-cell" style:parent-style-name="Excel_20_Built-in_20_Normal">
      <style:table-cell-properties fo:border-bottom="0.035cm solid #000000" fo:background-color="#fff2cc" style:diagonal-bl-tr="none" style:diagonal-tl-br="none" fo:border-left="none" fo:border-right="0.035cm solid #000000" style:rotation-align="none" fo:border-top="0.035cm solid #000000"/>
    </style:style>
    <style:style style:name="ce25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26" style:family="table-cell" style:parent-style-name="Excel_20_Built-in_20_Normal">
      <style:table-cell-properties fo:background-color="#fff2cc" style:diagonal-bl-tr="none" style:diagonal-tl-br="none" fo:border="0.035cm solid #000000" style:rotation-align="none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mag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ce1" office:value-type="string">
            <text:p>Sl No</text:p>
          </table:table-cell>
          <table:table-cell table:style-name="ce1" office:value-type="string">
            <text:p>Imagename</text:p>
          </table:table-cell>
          <table:table-cell table:style-name="ce1" office:value-type="string">
            <text:p>Vendor Name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IM-000000011378571-AP.pdf</text:p>
          </table:table-cell>
          <table:table-cell table:style-name="ce2" office:value-type="string">
            <text:p>CISCO systems inc</text:p>
          </table:table-cell>
          <table:table-cell table:number-columns-repeated="1021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IM-000000011378572-AP.pdf</text:p>
          </table:table-cell>
          <table:table-cell table:style-name="ce2" office:value-type="string">
            <text:p>CISCO systems inc</text:p>
          </table:table-cell>
          <table:table-cell table:number-columns-repeated="102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IM-000000011378573-AP.pdf</text:p>
          </table:table-cell>
          <table:table-cell table:style-name="ce2" office:value-type="string">
            <text:p>CISCO systems inc</text:p>
          </table:table-cell>
          <table:table-cell/>
          <table:table-cell table:number-matrix-columns-spanned="1" table:number-matrix-rows-spanned="59" table:formula="of:=_xlfn.unique([.C2:.C197])">
            <text:p/>
          </table:table-cell>
          <table:table-cell office:value-type="float" office:value="58">
            <text:p>58</text:p>
          </table:table-cell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IM-000000011378574-AP.pdf</text:p>
          </table:table-cell>
          <table:table-cell table:style-name="ce2" office:value-type="string">
            <text:p>CISCO systems inc</text:p>
          </table:table-cell>
          <table:table-cell/>
          <table:table-cell office:value-type="float" office:value="0">
            <text:p>#NAME?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IM-000000011378575-AP.pdf</text:p>
          </table:table-cell>
          <table:table-cell table:style-name="ce2" office:value-type="string">
            <text:p>CISCO systems inc</text:p>
          </table:table-cell>
          <table:table-cell/>
          <table:table-cell office:value-type="float" office:value="0">
            <text:p>#NAME?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IM-000000011378576-AP.pdf</text:p>
          </table:table-cell>
          <table:table-cell table:style-name="ce2" office:value-type="string">
            <text:p>CISCO systems inc</text:p>
          </table:table-cell>
          <table:table-cell/>
          <table:table-cell office:value-type="float" office:value="0">
            <text:p>#NAME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IM-000000011378577-AP.pdf</text:p>
          </table:table-cell>
          <table:table-cell table:style-name="ce2" office:value-type="string">
            <text:p>CISCO systems inc</text:p>
          </table:table-cell>
          <table:table-cell/>
          <table:table-cell office:value-type="float" office:value="0">
            <text:p>#NAME?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IM-000000011378665-AP.pdf</text:p>
          </table:table-cell>
          <table:table-cell table:style-name="ce2" office:value-type="string">
            <text:p>Fortinet</text:p>
          </table:table-cell>
          <table:table-cell/>
          <table:table-cell office:value-type="float" office:value="0">
            <text:p>#NAME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IM-000000011378666-AP.pdf</text:p>
          </table:table-cell>
          <table:table-cell table:style-name="ce2" office:value-type="string">
            <text:p>Fortinet</text:p>
          </table:table-cell>
          <table:table-cell/>
          <table:table-cell office:value-type="float" office:value="0">
            <text:p>#NAME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IM-000000011378667-AP.pdf</text:p>
          </table:table-cell>
          <table:table-cell table:style-name="ce2" office:value-type="string">
            <text:p>Fortinet</text:p>
          </table:table-cell>
          <table:table-cell/>
          <table:table-cell office:value-type="float" office:value="0">
            <text:p>#NAME?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IM-000000011378670-AP.pdf</text:p>
          </table:table-cell>
          <table:table-cell table:style-name="ce2" office:value-type="string">
            <text:p>Distinow</text:p>
          </table:table-cell>
          <table:table-cell/>
          <table:table-cell office:value-type="float" office:value="0">
            <text:p>#NAME?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IM-000000011378671-AP.pdf</text:p>
          </table:table-cell>
          <table:table-cell table:style-name="ce2" office:value-type="string">
            <text:p>Distinow</text:p>
          </table:table-cell>
          <table:table-cell/>
          <table:table-cell office:value-type="float" office:value="0">
            <text:p>#NAME?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IM-000000011378676-AP.pdf</text:p>
          </table:table-cell>
          <table:table-cell table:style-name="ce2" office:value-type="string">
            <text:p>Distinow</text:p>
          </table:table-cell>
          <table:table-cell/>
          <table:table-cell office:value-type="float" office:value="0">
            <text:p>#NAME?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IM-000000011378677-AP.pdf</text:p>
          </table:table-cell>
          <table:table-cell table:style-name="ce2" office:value-type="string">
            <text:p>Distinow</text:p>
          </table:table-cell>
          <table:table-cell/>
          <table:table-cell office:value-type="float" office:value="0">
            <text:p>#NAME?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IM-000000011378678-AP.pdf</text:p>
          </table:table-cell>
          <table:table-cell table:style-name="ce2" office:value-type="string">
            <text:p>Distinow</text:p>
          </table:table-cell>
          <table:table-cell/>
          <table:table-cell office:value-type="float" office:value="0">
            <text:p>#NAME?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IM-000000011378680-AP.pdf</text:p>
          </table:table-cell>
          <table:table-cell table:style-name="ce2" office:value-type="string">
            <text:p>Distinow</text:p>
          </table:table-cell>
          <table:table-cell/>
          <table:table-cell office:value-type="float" office:value="0">
            <text:p>#NAME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IM-000000011378681-AP.pdf</text:p>
          </table:table-cell>
          <table:table-cell table:style-name="ce2" office:value-type="string">
            <text:p>Western Digital</text:p>
          </table:table-cell>
          <table:table-cell/>
          <table:table-cell office:value-type="float" office:value="0">
            <text:p>#NAME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IM-000000011378683-AP.pdf</text:p>
          </table:table-cell>
          <table:table-cell table:style-name="ce2" office:value-type="string">
            <text:p>eset canada inc</text:p>
          </table:table-cell>
          <table:table-cell/>
          <table:table-cell office:value-type="float" office:value="0">
            <text:p>#NAME?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IM-000000011378687-AP.pdf</text:p>
          </table:table-cell>
          <table:table-cell table:style-name="ce2" office:value-type="string">
            <text:p>Siera wireless america inc</text:p>
          </table:table-cell>
          <table:table-cell/>
          <table:table-cell office:value-type="float" office:value="0">
            <text:p>#NAME?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IM-000000011378689-AP.pdf</text:p>
          </table:table-cell>
          <table:table-cell table:style-name="ce2" office:value-type="string">
            <text:p>Paloalto</text:p>
          </table:table-cell>
          <table:table-cell/>
          <table:table-cell office:value-type="float" office:value="0">
            <text:p>#NAME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IM-000000011378690-AP.pdf</text:p>
          </table:table-cell>
          <table:table-cell table:style-name="ce2" office:value-type="string">
            <text:p>mimecast</text:p>
          </table:table-cell>
          <table:table-cell/>
          <table:table-cell office:value-type="float" office:value="0">
            <text:p>#NAME?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3" office:value-type="string">
            <text:p>IM-000000011378691-AP.pdf</text:p>
          </table:table-cell>
          <table:table-cell table:style-name="ce2" office:value-type="string">
            <text:p>mimecast</text:p>
          </table:table-cell>
          <table:table-cell/>
          <table:table-cell office:value-type="float" office:value="0">
            <text:p>#NAME?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3" office:value-type="string">
            <text:p>IM-000000011378692-AP.pdf</text:p>
          </table:table-cell>
          <table:table-cell table:style-name="ce2" office:value-type="string">
            <text:p>mimecast</text:p>
          </table:table-cell>
          <table:table-cell/>
          <table:table-cell office:value-type="float" office:value="0">
            <text:p>#NAME?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3" office:value-type="string">
            <text:p>IM-000000011378693-AP.pdf</text:p>
          </table:table-cell>
          <table:table-cell table:style-name="ce2" office:value-type="string">
            <text:p>mimecast</text:p>
          </table:table-cell>
          <table:table-cell/>
          <table:table-cell office:value-type="float" office:value="0">
            <text:p>#NAME?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IM-000000011378695-AP.pdf</text:p>
          </table:table-cell>
          <table:table-cell table:style-name="ce2" office:value-type="string">
            <text:p>Distinow</text:p>
          </table:table-cell>
          <table:table-cell/>
          <table:table-cell office:value-type="float" office:value="0">
            <text:p>#NAME?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IM-000000011378698-AP.pdf</text:p>
          </table:table-cell>
          <table:table-cell table:style-name="ce2" office:value-type="string">
            <text:p>Intermedia</text:p>
          </table:table-cell>
          <table:table-cell/>
          <table:table-cell office:value-type="float" office:value="0">
            <text:p>#NAME?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IM-000000011378699-AP.pdf</text:p>
          </table:table-cell>
          <table:table-cell table:style-name="ce2" office:value-type="string">
            <text:p>Distinow</text:p>
          </table:table-cell>
          <table:table-cell/>
          <table:table-cell office:value-type="float" office:value="0">
            <text:p>#NAME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IM-000000011378702-AP.pdf</text:p>
          </table:table-cell>
          <table:table-cell table:style-name="ce2" office:value-type="string">
            <text:p>Intermedia</text:p>
          </table:table-cell>
          <table:table-cell/>
          <table:table-cell office:value-type="float" office:value="0">
            <text:p>#NAME?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IM-000000011378703-AP.pdf</text:p>
          </table:table-cell>
          <table:table-cell table:style-name="ce2" office:value-type="string">
            <text:p>Intermedia</text:p>
          </table:table-cell>
          <table:table-cell/>
          <table:table-cell office:value-type="float" office:value="0">
            <text:p>#NAME?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IM-000000011378704-AP.pdf</text:p>
          </table:table-cell>
          <table:table-cell table:style-name="ce2" office:value-type="string">
            <text:p>Intermedia</text:p>
          </table:table-cell>
          <table:table-cell/>
          <table:table-cell office:value-type="float" office:value="0">
            <text:p>#NAME?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IM-000000011378705-AP.pdf</text:p>
          </table:table-cell>
          <table:table-cell table:style-name="ce2" office:value-type="string">
            <text:p>Intermedia</text:p>
          </table:table-cell>
          <table:table-cell/>
          <table:table-cell office:value-type="float" office:value="0">
            <text:p>#NAME?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IM-000000011378706-AP.pdf</text:p>
          </table:table-cell>
          <table:table-cell table:style-name="ce2" office:value-type="string">
            <text:p>Intermedia</text:p>
          </table:table-cell>
          <table:table-cell/>
          <table:table-cell office:value-type="float" office:value="0">
            <text:p>#NAME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IM-000000011378714-AP.pdf</text:p>
          </table:table-cell>
          <table:table-cell table:style-name="ce2" office:value-type="string">
            <text:p>Intermedia</text:p>
          </table:table-cell>
          <table:table-cell/>
          <table:table-cell office:value-type="float" office:value="0">
            <text:p>#NAME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IM-000000011378715-AP.pdf</text:p>
          </table:table-cell>
          <table:table-cell table:style-name="ce2" office:value-type="string">
            <text:p>F5 networks</text:p>
          </table:table-cell>
          <table:table-cell/>
          <table:table-cell office:value-type="float" office:value="0">
            <text:p>#NAME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IM-000000011378716-AP.pdf</text:p>
          </table:table-cell>
          <table:table-cell table:style-name="ce2" office:value-type="string">
            <text:p>F5 networks</text:p>
          </table:table-cell>
          <table:table-cell/>
          <table:table-cell office:value-type="float" office:value="0">
            <text:p>#NAME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string">
            <text:p>IM-000000011378719-AP.pdf</text:p>
          </table:table-cell>
          <table:table-cell table:style-name="ce2" office:value-type="string">
            <text:p>Acronis</text:p>
          </table:table-cell>
          <table:table-cell/>
          <table:table-cell office:value-type="float" office:value="0">
            <text:p>#NAME?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string">
            <text:p>IM-000000011378720-AP.pdf</text:p>
          </table:table-cell>
          <table:table-cell table:style-name="ce2" office:value-type="string">
            <text:p>Sentinel one</text:p>
          </table:table-cell>
          <table:table-cell/>
          <table:table-cell office:value-type="float" office:value="0">
            <text:p>#NAME?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string">
            <text:p>IM-000000011378721-AP.pdf</text:p>
          </table:table-cell>
          <table:table-cell table:style-name="ce2" office:value-type="string">
            <text:p>Ingram micro</text:p>
          </table:table-cell>
          <table:table-cell/>
          <table:table-cell office:value-type="float" office:value="0">
            <text:p>#NAME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string">
            <text:p>IM-000000011378723-AP.pdf</text:p>
          </table:table-cell>
          <table:table-cell table:style-name="ce2" office:value-type="string">
            <text:p>Intermedia</text:p>
          </table:table-cell>
          <table:table-cell/>
          <table:table-cell office:value-type="float" office:value="0">
            <text:p>#NAME?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string">
            <text:p>IM-000000011378725-AP.pdf</text:p>
          </table:table-cell>
          <table:table-cell table:style-name="ce2" office:value-type="string">
            <text:p>Kemp</text:p>
          </table:table-cell>
          <table:table-cell/>
          <table:table-cell office:value-type="float" office:value="0">
            <text:p>#NAME?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string">
            <text:p>IM-000000011378728-AP.pdf</text:p>
          </table:table-cell>
          <table:table-cell table:style-name="ce2" office:value-type="string">
            <text:p>Acronis</text:p>
          </table:table-cell>
          <table:table-cell/>
          <table:table-cell office:value-type="float" office:value="0">
            <text:p>#NAME?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string">
            <text:p>IM-000000011378729-AP.pdf</text:p>
          </table:table-cell>
          <table:table-cell table:style-name="ce2" office:value-type="string">
            <text:p>Acronis</text:p>
          </table:table-cell>
          <table:table-cell/>
          <table:table-cell office:value-type="float" office:value="0">
            <text:p>#NAME?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string">
            <text:p>IM-000000011378731-AP.pdf</text:p>
          </table:table-cell>
          <table:table-cell table:style-name="ce2" office:value-type="string">
            <text:p>Acronis</text:p>
          </table:table-cell>
          <table:table-cell/>
          <table:table-cell office:value-type="float" office:value="0">
            <text:p>#NAME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string">
            <text:p>IM-000000011378742-AP.pdf</text:p>
          </table:table-cell>
          <table:table-cell table:style-name="ce2" office:value-type="string">
            <text:p>Sentinel one</text:p>
          </table:table-cell>
          <table:table-cell/>
          <table:table-cell office:value-type="float" office:value="0">
            <text:p>#NAME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string">
            <text:p>IM-000000011378743-AP.pdf</text:p>
          </table:table-cell>
          <table:table-cell table:style-name="ce2" office:value-type="string">
            <text:p>BEC Technologies</text:p>
          </table:table-cell>
          <table:table-cell/>
          <table:table-cell office:value-type="float" office:value="0">
            <text:p>#NAME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string">
            <text:p>IM-000000011378745-AP.pdf</text:p>
          </table:table-cell>
          <table:table-cell table:style-name="ce2" office:value-type="string">
            <text:p>The Phoenix group</text:p>
          </table:table-cell>
          <table:table-cell/>
          <table:table-cell office:value-type="float" office:value="0">
            <text:p>#NAME?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string">
            <text:p>IM-000000011378746-AP.pdf</text:p>
          </table:table-cell>
          <table:table-cell table:style-name="ce2" office:value-type="string">
            <text:p>Quest</text:p>
          </table:table-cell>
          <table:table-cell/>
          <table:table-cell office:value-type="float" office:value="0">
            <text:p>#NAME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string">
            <text:p>IM-000000011378748-AP.pdf</text:p>
          </table:table-cell>
          <table:table-cell table:style-name="ce2" office:value-type="string">
            <text:p>Quest</text:p>
          </table:table-cell>
          <table:table-cell/>
          <table:table-cell office:value-type="float" office:value="0">
            <text:p>#NAME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string">
            <text:p>IM-000000011378751-AP.pdf</text:p>
          </table:table-cell>
          <table:table-cell table:style-name="ce2" office:value-type="string">
            <text:p>Quest</text:p>
          </table:table-cell>
          <table:table-cell/>
          <table:table-cell office:value-type="float" office:value="0">
            <text:p>#NAME?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string">
            <text:p>IM-000000011378754-AP.pdf</text:p>
          </table:table-cell>
          <table:table-cell table:style-name="ce2" office:value-type="string">
            <text:p>Quest</text:p>
          </table:table-cell>
          <table:table-cell/>
          <table:table-cell office:value-type="float" office:value="0">
            <text:p>#NAME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2" office:value-type="string">
            <text:p>IM-000000011378755-AP.pdf</text:p>
          </table:table-cell>
          <table:table-cell table:style-name="ce2" office:value-type="string">
            <text:p>Quest</text:p>
          </table:table-cell>
          <table:table-cell/>
          <table:table-cell office:value-type="float" office:value="0">
            <text:p>#NAME?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2" office:value-type="string">
            <text:p>IM-000000011378756-AP.pdf</text:p>
          </table:table-cell>
          <table:table-cell table:style-name="ce2" office:value-type="string">
            <text:p>Quest</text:p>
          </table:table-cell>
          <table:table-cell/>
          <table:table-cell office:value-type="float" office:value="0">
            <text:p>#NAME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2" office:value-type="string">
            <text:p>IM-000000011378758-AP.pdf</text:p>
          </table:table-cell>
          <table:table-cell table:style-name="ce2" office:value-type="string">
            <text:p>Quest</text:p>
          </table:table-cell>
          <table:table-cell/>
          <table:table-cell office:value-type="float" office:value="0">
            <text:p>#NAME?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2" office:value-type="string">
            <text:p>IM-000000011378763-AP.pdf</text:p>
          </table:table-cell>
          <table:table-cell table:style-name="ce2" office:value-type="string">
            <text:p>Quest</text:p>
          </table:table-cell>
          <table:table-cell/>
          <table:table-cell office:value-type="float" office:value="0">
            <text:p>#NAME?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2" office:value-type="string">
            <text:p>IM-000000011378764-AP.pdf</text:p>
          </table:table-cell>
          <table:table-cell table:style-name="ce2" office:value-type="string">
            <text:p>Quest</text:p>
          </table:table-cell>
          <table:table-cell/>
          <table:table-cell office:value-type="float" office:value="0">
            <text:p>#NAME?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2" office:value-type="string">
            <text:p>IM-000000011378765-AP.pdf</text:p>
          </table:table-cell>
          <table:table-cell table:style-name="ce2" office:value-type="string">
            <text:p>The Phoenix group</text:p>
          </table:table-cell>
          <table:table-cell/>
          <table:table-cell office:value-type="float" office:value="0">
            <text:p>#NAME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2" office:value-type="string">
            <text:p>IM-000000011378769-AP.pdf</text:p>
          </table:table-cell>
          <table:table-cell table:style-name="ce2" office:value-type="string">
            <text:p>Quest</text:p>
          </table:table-cell>
          <table:table-cell/>
          <table:table-cell office:value-type="float" office:value="0">
            <text:p>#NAME?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3" office:value-type="string">
            <text:p>IM-000000011378770-AP.pdf</text:p>
          </table:table-cell>
          <table:table-cell table:style-name="ce2" office:value-type="string">
            <text:p>Quest</text:p>
          </table:table-cell>
          <table:table-cell/>
          <table:table-cell office:value-type="float" office:value="0">
            <text:p>#NAME?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3" office:value-type="string">
            <text:p>IM-000000011378771-AP.pdf</text:p>
          </table:table-cell>
          <table:table-cell table:style-name="ce2" office:value-type="string">
            <text:p>Quest</text:p>
          </table:table-cell>
          <table:table-cell/>
          <table:table-cell office:value-type="float" office:value="0">
            <text:p>#NAME?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string">
            <text:p>IM-000000011378776-AP.pdf</text:p>
          </table:table-cell>
          <table:table-cell table:style-name="ce2" office:value-type="string">
            <text:p>Acronis</text:p>
          </table:table-cell>
          <table:table-cell/>
          <table:table-cell office:value-type="float" office:value="0">
            <text:p>#NAME?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61">
            <text:p>61</text:p>
          </table:table-cell>
          <table:table-cell table:style-name="ce2" office:value-type="string">
            <text:p>IM-000000011378777-AP.pdf</text:p>
          </table:table-cell>
          <table:table-cell table:style-name="ce2" office:value-type="string">
            <text:p>Acronis</text:p>
          </table:table-cell>
          <table:table-cell/>
          <table:table-cell office:value-type="float" office:value="0">
            <text:p>#NAME?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2" office:value-type="string">
            <text:p>IM-000000011378779-AP.pdf</text:p>
          </table:table-cell>
          <table:table-cell table:style-name="ce2" office:value-type="string">
            <text:p>Ingram micro</text:p>
          </table:table-cell>
          <table:table-cell table:number-columns-repeated="1021"/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2" office:value-type="string">
            <text:p>IM-000000011378780-AP.pdf</text:p>
          </table:table-cell>
          <table:table-cell table:style-name="ce2" office:value-type="string">
            <text:p>Ingram micro</text:p>
          </table:table-cell>
          <table:table-cell table:number-columns-repeated="1021"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2" office:value-type="string">
            <text:p>IM-000000011378782-AP.pdf</text:p>
          </table:table-cell>
          <table:table-cell table:style-name="ce2" office:value-type="string">
            <text:p>Trend micro</text:p>
          </table:table-cell>
          <table:table-cell table:number-columns-repeated="1021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2" office:value-type="string">
            <text:p>IM-000000011378784-AP.pdf</text:p>
          </table:table-cell>
          <table:table-cell table:style-name="ce2" office:value-type="string">
            <text:p>Acronis</text:p>
          </table:table-cell>
          <table:table-cell table:number-columns-repeated="1021"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2" office:value-type="string">
            <text:p>IM-000000011378787-AP.pdf</text:p>
          </table:table-cell>
          <table:table-cell table:style-name="ce2" office:value-type="string">
            <text:p>National Products inc</text:p>
          </table:table-cell>
          <table:table-cell table:number-columns-repeated="1021"/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2" office:value-type="string">
            <text:p>IM-000000011378788-AP.pdf</text:p>
          </table:table-cell>
          <table:table-cell table:style-name="ce2" office:value-type="string">
            <text:p>National Products inc</text:p>
          </table:table-cell>
          <table:table-cell table:number-columns-repeated="1021"/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2" office:value-type="string">
            <text:p>IM-000000011378791-AP.pdf</text:p>
          </table:table-cell>
          <table:table-cell table:style-name="ce2" office:value-type="string">
            <text:p>RSA</text:p>
          </table:table-cell>
          <table:table-cell table:number-columns-repeated="1021"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2" office:value-type="string">
            <text:p>IM-000000011378792-AP.pdf</text:p>
          </table:table-cell>
          <table:table-cell table:style-name="ce2" office:value-type="string">
            <text:p>RSA</text:p>
          </table:table-cell>
          <table:table-cell table:number-columns-repeated="1021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2" office:value-type="string">
            <text:p>IM-000000011378793-AP.pdf</text:p>
          </table:table-cell>
          <table:table-cell table:style-name="ce2" office:value-type="string">
            <text:p>RSA</text:p>
          </table:table-cell>
          <table:table-cell table:number-columns-repeated="1021"/>
        </table:table-row>
        <table:table-row table:style-name="ro1">
          <table:table-cell table:style-name="ce2" office:value-type="float" office:value="71">
            <text:p>71</text:p>
          </table:table-cell>
          <table:table-cell table:style-name="ce2" office:value-type="string">
            <text:p>IM-000000011378794-AP.pdf</text:p>
          </table:table-cell>
          <table:table-cell table:style-name="ce2" office:value-type="string">
            <text:p>RSA</text:p>
          </table:table-cell>
          <table:table-cell table:number-columns-repeated="1021"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2" office:value-type="string">
            <text:p>IM-000000011378802-AP.pdf</text:p>
          </table:table-cell>
          <table:table-cell table:style-name="ce2" office:value-type="string">
            <text:p>Scale computing</text:p>
          </table:table-cell>
          <table:table-cell table:number-columns-repeated="1021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2" office:value-type="string">
            <text:p>IM-000000011378803-AP.pdf</text:p>
          </table:table-cell>
          <table:table-cell table:style-name="ce2" office:value-type="string">
            <text:p>Scale computing</text:p>
          </table:table-cell>
          <table:table-cell table:number-columns-repeated="1021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2" office:value-type="string">
            <text:p>IM-000000011378804-AP.pdf</text:p>
          </table:table-cell>
          <table:table-cell table:style-name="ce2" office:value-type="string">
            <text:p>CISCO systems inc</text:p>
          </table:table-cell>
          <table:table-cell table:number-columns-repeated="1021"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2" office:value-type="string">
            <text:p>IM-000000011378807-AP.pdf</text:p>
          </table:table-cell>
          <table:table-cell table:style-name="ce2" office:value-type="string">
            <text:p>Fortinet</text:p>
          </table:table-cell>
          <table:table-cell table:number-columns-repeated="1021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2" office:value-type="string">
            <text:p>IM-000000011378808-AP.pdf</text:p>
          </table:table-cell>
          <table:table-cell table:style-name="ce2" office:value-type="string">
            <text:p>Fortinet</text:p>
          </table:table-cell>
          <table:table-cell table:number-columns-repeated="1021"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2" office:value-type="string">
            <text:p>IM-000000011378809-AP.pdf</text:p>
          </table:table-cell>
          <table:table-cell table:style-name="ce2" office:value-type="string">
            <text:p>Fortinet</text:p>
          </table:table-cell>
          <table:table-cell table:number-columns-repeated="1021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2" office:value-type="string">
            <text:p>IM-000000011378810-AP.pdf</text:p>
          </table:table-cell>
          <table:table-cell table:style-name="ce2" office:value-type="string">
            <text:p>Fortinet</text:p>
          </table:table-cell>
          <table:table-cell table:number-columns-repeated="1021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2" office:value-type="string">
            <text:p>IM-000000011378811-AP.pdf</text:p>
          </table:table-cell>
          <table:table-cell table:style-name="ce2" office:value-type="string">
            <text:p>Acronis</text:p>
          </table:table-cell>
          <table:table-cell table:number-columns-repeated="1021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office:value-type="string">
            <text:p>IM-000000011378814-AP.pdf</text:p>
          </table:table-cell>
          <table:table-cell table:style-name="ce2" office:value-type="string">
            <text:p>Engenius Technologies</text:p>
          </table:table-cell>
          <table:table-cell table:number-columns-repeated="1021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2" office:value-type="string">
            <text:p>IM-000000011378815-AP.pdf</text:p>
          </table:table-cell>
          <table:table-cell table:style-name="ce2" office:value-type="string">
            <text:p>Engenius Technologies</text:p>
          </table:table-cell>
          <table:table-cell table:number-columns-repeated="1021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2" office:value-type="string">
            <text:p>IM-000000011378817-AP.pdf</text:p>
          </table:table-cell>
          <table:table-cell table:style-name="ce2" office:value-type="string">
            <text:p>Fortinet</text:p>
          </table:table-cell>
          <table:table-cell table:number-columns-repeated="1021"/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2" office:value-type="string">
            <text:p>IM-000000011378820-AP.pdf</text:p>
          </table:table-cell>
          <table:table-cell table:style-name="ce2" office:value-type="string">
            <text:p>FireEye, Inc.</text:p>
          </table:table-cell>
          <table:table-cell table:number-columns-repeated="1021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2" office:value-type="string">
            <text:p>IM-000000011378823-AP.pdf</text:p>
          </table:table-cell>
          <table:table-cell table:style-name="ce2" office:value-type="string">
            <text:p>FireEye, Inc.</text:p>
          </table:table-cell>
          <table:table-cell table:number-columns-repeated="1021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3" office:value-type="string">
            <text:p>IM-000000011378825-AP.pdf</text:p>
          </table:table-cell>
          <table:table-cell table:style-name="ce2" office:value-type="string">
            <text:p>Tennable</text:p>
          </table:table-cell>
          <table:table-cell table:number-columns-repeated="1021"/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2" office:value-type="string">
            <text:p>IM-000000011378827-AP.pdf</text:p>
          </table:table-cell>
          <table:table-cell table:style-name="ce2" office:value-type="string">
            <text:p>Tennable</text:p>
          </table:table-cell>
          <table:table-cell table:number-columns-repeated="1021"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2" office:value-type="string">
            <text:p>IM-000000011378829-AP.pdf</text:p>
          </table:table-cell>
          <table:table-cell table:style-name="ce2" office:value-type="string">
            <text:p>The Joy Factory, Inc.</text:p>
          </table:table-cell>
          <table:table-cell table:number-columns-repeated="1021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2" office:value-type="string">
            <text:p>IM-000000011378834-AP.pdf</text:p>
          </table:table-cell>
          <table:table-cell table:style-name="ce2" office:value-type="string">
            <text:p>Lexmark International Incorporated</text:p>
          </table:table-cell>
          <table:table-cell table:number-columns-repeated="1021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2" office:value-type="string">
            <text:p>IM-000000011378835-AP.pdf</text:p>
          </table:table-cell>
          <table:table-cell table:style-name="ce2" office:value-type="string">
            <text:p>Lexmark International Incorporated</text:p>
          </table:table-cell>
          <table:table-cell table:number-columns-repeated="1021"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2" office:value-type="string">
            <text:p>IM-000000011378836-AP.pdf</text:p>
          </table:table-cell>
          <table:table-cell table:style-name="ce2" office:value-type="string">
            <text:p>Lexmark International Incorporated</text:p>
          </table:table-cell>
          <table:table-cell table:number-columns-repeated="1021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2" office:value-type="string">
            <text:p>IM-000000011378837-AP.pdf</text:p>
          </table:table-cell>
          <table:table-cell table:style-name="ce2" office:value-type="string">
            <text:p>Distinow</text:p>
          </table:table-cell>
          <table:table-cell table:number-columns-repeated="1021"/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2" office:value-type="string">
            <text:p>IM-000000011378851-AP.pdf</text:p>
          </table:table-cell>
          <table:table-cell table:style-name="ce2" office:value-type="string">
            <text:p>ERGOGUYS</text:p>
          </table:table-cell>
          <table:table-cell table:number-columns-repeated="1021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2" office:value-type="string">
            <text:p>IM-000000011378856-AP.pdf</text:p>
          </table:table-cell>
          <table:table-cell table:style-name="ce2" office:value-type="string">
            <text:p>Kofax</text:p>
          </table:table-cell>
          <table:table-cell table:number-columns-repeated="1021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2" office:value-type="string">
            <text:p>IM-000000011378857-AP.pdf</text:p>
          </table:table-cell>
          <table:table-cell table:style-name="ce2" office:value-type="string">
            <text:p>Kofax</text:p>
          </table:table-cell>
          <table:table-cell table:number-columns-repeated="1021"/>
        </table:table-row>
        <table:table-row table:style-name="ro1">
          <table:table-cell table:style-name="ce2" office:value-type="float" office:value="95">
            <text:p>95</text:p>
          </table:table-cell>
          <table:table-cell table:style-name="ce2" office:value-type="string">
            <text:p>IM-000000011378858-AP.pdf</text:p>
          </table:table-cell>
          <table:table-cell table:style-name="ce2" office:value-type="string">
            <text:p>Kofax</text:p>
          </table:table-cell>
          <table:table-cell table:number-columns-repeated="1021"/>
        </table:table-row>
        <table:table-row table:style-name="ro1">
          <table:table-cell table:style-name="ce2" office:value-type="float" office:value="96">
            <text:p>96</text:p>
          </table:table-cell>
          <table:table-cell table:style-name="ce2" office:value-type="string">
            <text:p>IM-000000011378859-AP.pdf</text:p>
          </table:table-cell>
          <table:table-cell table:style-name="ce2" office:value-type="string">
            <text:p>ERGOGUYS</text:p>
          </table:table-cell>
          <table:table-cell table:number-columns-repeated="1021"/>
        </table:table-row>
        <table:table-row table:style-name="ro1">
          <table:table-cell table:style-name="ce2" office:value-type="float" office:value="97">
            <text:p>97</text:p>
          </table:table-cell>
          <table:table-cell table:style-name="ce2" office:value-type="string">
            <text:p>IM-000000011378864-AP.pdf</text:p>
          </table:table-cell>
          <table:table-cell table:style-name="ce2" office:value-type="string">
            <text:p>Kofax</text:p>
          </table:table-cell>
          <table:table-cell table:number-columns-repeated="1021"/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2" office:value-type="string">
            <text:p>IM-000000011378865-AP.pdf</text:p>
          </table:table-cell>
          <table:table-cell table:style-name="ce2" office:value-type="string">
            <text:p>Kofax</text:p>
          </table:table-cell>
          <table:table-cell table:number-columns-repeated="1021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2" office:value-type="string">
            <text:p>IM-000000011378866-AP.pdf</text:p>
          </table:table-cell>
          <table:table-cell table:style-name="ce2" office:value-type="string">
            <text:p>Kofax</text:p>
          </table:table-cell>
          <table:table-cell table:number-columns-repeated="1021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2" office:value-type="string">
            <text:p>IM-000000011378870-AP.pdf</text:p>
          </table:table-cell>
          <table:table-cell table:style-name="ce2" office:value-type="string">
            <text:p>Kofax</text:p>
          </table:table-cell>
          <table:table-cell table:number-columns-repeated="1021"/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ce2" office:value-type="string">
            <text:p>IM-000000011378871-AP.pdf</text:p>
          </table:table-cell>
          <table:table-cell table:style-name="ce2" office:value-type="string">
            <text:p>Kofax</text:p>
          </table:table-cell>
          <table:table-cell table:number-columns-repeated="1021"/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2" office:value-type="string">
            <text:p>IM-000000011378873-AP.pdf</text:p>
          </table:table-cell>
          <table:table-cell table:style-name="ce2" office:value-type="string">
            <text:p>Kofax</text:p>
          </table:table-cell>
          <table:table-cell table:number-columns-repeated="1021"/>
        </table:table-row>
        <table:table-row table:style-name="ro1">
          <table:table-cell table:style-name="ce2" office:value-type="float" office:value="103">
            <text:p>103</text:p>
          </table:table-cell>
          <table:table-cell table:style-name="ce2" office:value-type="string">
            <text:p>IM-000000011378874-AP.pdf</text:p>
          </table:table-cell>
          <table:table-cell table:style-name="ce2" office:value-type="string">
            <text:p>Acronis</text:p>
          </table:table-cell>
          <table:table-cell table:number-columns-repeated="1021"/>
        </table:table-row>
        <table:table-row table:style-name="ro1">
          <table:table-cell table:style-name="ce2" office:value-type="float" office:value="104">
            <text:p>104</text:p>
          </table:table-cell>
          <table:table-cell table:style-name="ce2" office:value-type="string">
            <text:p>IM-000000011378877-AP.pdf</text:p>
          </table:table-cell>
          <table:table-cell table:style-name="ce2" office:value-type="string">
            <text:p>ERGOGUYS</text:p>
          </table:table-cell>
          <table:table-cell table:number-columns-repeated="1021"/>
        </table:table-row>
        <table:table-row table:style-name="ro1">
          <table:table-cell table:style-name="ce2" office:value-type="float" office:value="105">
            <text:p>105</text:p>
          </table:table-cell>
          <table:table-cell table:style-name="ce2" office:value-type="string">
            <text:p>IM-000000011378883-AP.pdf</text:p>
          </table:table-cell>
          <table:table-cell table:style-name="ce2" office:value-type="string">
            <text:p>Kofax</text:p>
          </table:table-cell>
          <table:table-cell table:number-columns-repeated="1021"/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2" office:value-type="string">
            <text:p>IM-000000011378884-AP.pdf</text:p>
          </table:table-cell>
          <table:table-cell table:style-name="ce2" office:value-type="string">
            <text:p>eset canada inc</text:p>
          </table:table-cell>
          <table:table-cell table:number-columns-repeated="1021"/>
        </table:table-row>
        <table:table-row table:style-name="ro1">
          <table:table-cell table:style-name="ce2" office:value-type="float" office:value="107">
            <text:p>107</text:p>
          </table:table-cell>
          <table:table-cell table:style-name="ce2" office:value-type="string">
            <text:p>IM-000000011378885-AP.pdf</text:p>
          </table:table-cell>
          <table:table-cell table:style-name="ce2" office:value-type="string">
            <text:p>eset canada inc</text:p>
          </table:table-cell>
          <table:table-cell table:number-columns-repeated="1021"/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2" office:value-type="string">
            <text:p>IM-000000011378886-AP.pdf</text:p>
          </table:table-cell>
          <table:table-cell table:style-name="ce2" office:value-type="string">
            <text:p>Kofax</text:p>
          </table:table-cell>
          <table:table-cell table:number-columns-repeated="1021"/>
        </table:table-row>
        <table:table-row table:style-name="ro1">
          <table:table-cell table:style-name="ce2" office:value-type="float" office:value="109">
            <text:p>109</text:p>
          </table:table-cell>
          <table:table-cell table:style-name="ce2" office:value-type="string">
            <text:p>IM-000000011378923-AP.pdf</text:p>
          </table:table-cell>
          <table:table-cell table:style-name="ce2" office:value-type="string">
            <text:p>Intel</text:p>
          </table:table-cell>
          <table:table-cell table:number-columns-repeated="1021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2" office:value-type="string">
            <text:p>IM-000000011378924-AP.pdf</text:p>
          </table:table-cell>
          <table:table-cell table:style-name="ce2" office:value-type="string">
            <text:p>Intel</text:p>
          </table:table-cell>
          <table:table-cell table:number-columns-repeated="1021"/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2" office:value-type="string">
            <text:p>IM-000000011378925-AP.pdf</text:p>
          </table:table-cell>
          <table:table-cell table:style-name="ce2" office:value-type="string">
            <text:p>Intel</text:p>
          </table:table-cell>
          <table:table-cell table:number-columns-repeated="1021"/>
        </table:table-row>
        <table:table-row table:style-name="ro1">
          <table:table-cell table:style-name="ce2" office:value-type="float" office:value="112">
            <text:p>112</text:p>
          </table:table-cell>
          <table:table-cell table:style-name="ce2" office:value-type="string">
            <text:p>IM-000000011378958-AP.pdf</text:p>
          </table:table-cell>
          <table:table-cell table:style-name="ce2" office:value-type="string">
            <text:p>Acronis</text:p>
          </table:table-cell>
          <table:table-cell table:number-columns-repeated="1021"/>
        </table:table-row>
        <table:table-row table:style-name="ro1">
          <table:table-cell table:style-name="ce2" office:value-type="float" office:value="113">
            <text:p>113</text:p>
          </table:table-cell>
          <table:table-cell table:style-name="ce2" office:value-type="string">
            <text:p>IM-000000011378980-AP.pdf</text:p>
          </table:table-cell>
          <table:table-cell table:style-name="ce2" office:value-type="string">
            <text:p>Acronis</text:p>
          </table:table-cell>
          <table:table-cell table:number-columns-repeated="1021"/>
        </table:table-row>
        <table:table-row table:style-name="ro1">
          <table:table-cell table:style-name="ce2" office:value-type="float" office:value="114">
            <text:p>114</text:p>
          </table:table-cell>
          <table:table-cell table:style-name="ce2" office:value-type="string">
            <text:p>IM-000000011378983-AP.pdf</text:p>
          </table:table-cell>
          <table:table-cell table:style-name="ce2" office:value-type="string">
            <text:p>ERGOGUYS</text:p>
          </table:table-cell>
          <table:table-cell table:number-columns-repeated="1021"/>
        </table:table-row>
        <table:table-row table:style-name="ro1">
          <table:table-cell table:style-name="ce2" office:value-type="float" office:value="115">
            <text:p>115</text:p>
          </table:table-cell>
          <table:table-cell table:style-name="ce2" office:value-type="string">
            <text:p>IM-000000011378984-AP.pdf</text:p>
          </table:table-cell>
          <table:table-cell table:style-name="ce2" office:value-type="string">
            <text:p>Acronis</text:p>
          </table:table-cell>
          <table:table-cell table:number-columns-repeated="1021"/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2" office:value-type="string">
            <text:p>IM-000000011378987-AP.pdf</text:p>
          </table:table-cell>
          <table:table-cell table:style-name="ce2" office:value-type="string">
            <text:p>Acronis</text:p>
          </table:table-cell>
          <table:table-cell table:number-columns-repeated="1021"/>
        </table:table-row>
        <table:table-row table:style-name="ro1">
          <table:table-cell table:style-name="ce2" office:value-type="float" office:value="117">
            <text:p>117</text:p>
          </table:table-cell>
          <table:table-cell table:style-name="ce2" office:value-type="string">
            <text:p>IM-000000011378988-AP.pdf</text:p>
          </table:table-cell>
          <table:table-cell table:style-name="ce2" office:value-type="string">
            <text:p>Rackmount.IT LLC</text:p>
          </table:table-cell>
          <table:table-cell table:number-columns-repeated="1021"/>
        </table:table-row>
        <table:table-row table:style-name="ro1">
          <table:table-cell table:style-name="ce2" office:value-type="float" office:value="118">
            <text:p>118</text:p>
          </table:table-cell>
          <table:table-cell table:style-name="ce3" office:value-type="string">
            <text:p>IM-000000011378989-AP.pdf</text:p>
          </table:table-cell>
          <table:table-cell table:style-name="ce2" office:value-type="string">
            <text:p>RACKMOUNT IT LLC</text:p>
          </table:table-cell>
          <table:table-cell table:number-columns-repeated="1021"/>
        </table:table-row>
        <table:table-row table:style-name="ro1">
          <table:table-cell table:style-name="ce2" office:value-type="float" office:value="119">
            <text:p>119</text:p>
          </table:table-cell>
          <table:table-cell table:style-name="ce2" office:value-type="string">
            <text:p>IM-000000011378991-AP.pdf</text:p>
          </table:table-cell>
          <table:table-cell table:style-name="ce2" office:value-type="string">
            <text:p>Acronis</text:p>
          </table:table-cell>
          <table:table-cell table:number-columns-repeated="1021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2" office:value-type="string">
            <text:p>IM-000000011378993-AP.pdf</text:p>
          </table:table-cell>
          <table:table-cell table:style-name="ce2" office:value-type="string">
            <text:p>ERGOGUYS</text:p>
          </table:table-cell>
          <table:table-cell table:number-columns-repeated="1021"/>
        </table:table-row>
        <table:table-row table:style-name="ro1">
          <table:table-cell table:style-name="ce2" office:value-type="float" office:value="121">
            <text:p>121</text:p>
          </table:table-cell>
          <table:table-cell table:style-name="ce2" office:value-type="string">
            <text:p>IM-000000011378995-AP.pdf</text:p>
          </table:table-cell>
          <table:table-cell table:style-name="ce2" office:value-type="string">
            <text:p>ERGOGUYS</text:p>
          </table:table-cell>
          <table:table-cell table:number-columns-repeated="1021"/>
        </table:table-row>
        <table:table-row table:style-name="ro1">
          <table:table-cell table:style-name="ce2" office:value-type="float" office:value="122">
            <text:p>122</text:p>
          </table:table-cell>
          <table:table-cell table:style-name="ce2" office:value-type="string">
            <text:p>IM-000000011378997-AP.pdf</text:p>
          </table:table-cell>
          <table:table-cell table:style-name="ce2" office:value-type="string">
            <text:p>Realwear</text:p>
          </table:table-cell>
          <table:table-cell table:number-columns-repeated="1021"/>
        </table:table-row>
        <table:table-row table:style-name="ro1">
          <table:table-cell table:style-name="ce2" office:value-type="float" office:value="123">
            <text:p>123</text:p>
          </table:table-cell>
          <table:table-cell table:style-name="ce2" office:value-type="string">
            <text:p>IM-000000011378999-AP.pdf</text:p>
          </table:table-cell>
          <table:table-cell table:style-name="ce2" office:value-type="string">
            <text:p>ERGOGUYS</text:p>
          </table:table-cell>
          <table:table-cell table:number-columns-repeated="1021"/>
        </table:table-row>
        <table:table-row table:style-name="ro1">
          <table:table-cell table:style-name="ce2" office:value-type="float" office:value="124">
            <text:p>124</text:p>
          </table:table-cell>
          <table:table-cell table:style-name="ce2" office:value-type="string">
            <text:p>IM-000000011379001-AP.pdf</text:p>
          </table:table-cell>
          <table:table-cell table:style-name="ce2" office:value-type="string">
            <text:p>Exagrid</text:p>
          </table:table-cell>
          <table:table-cell table:number-columns-repeated="1021"/>
        </table:table-row>
        <table:table-row table:style-name="ro1">
          <table:table-cell table:style-name="ce2" office:value-type="float" office:value="125">
            <text:p>125</text:p>
          </table:table-cell>
          <table:table-cell table:style-name="ce2" office:value-type="string">
            <text:p>IM-000000011379016-AP.pdf</text:p>
          </table:table-cell>
          <table:table-cell table:style-name="ce2" office:value-type="string">
            <text:p>Ergoguys</text:p>
          </table:table-cell>
          <table:table-cell table:number-columns-repeated="1021"/>
        </table:table-row>
        <table:table-row table:style-name="ro1">
          <table:table-cell table:style-name="ce2" office:value-type="float" office:value="126">
            <text:p>126</text:p>
          </table:table-cell>
          <table:table-cell table:style-name="ce2" office:value-type="string">
            <text:p>IM-000000011379018-AP.pdf</text:p>
          </table:table-cell>
          <table:table-cell table:style-name="ce2" office:value-type="string">
            <text:p>Watchguard Technologies</text:p>
          </table:table-cell>
          <table:table-cell table:number-columns-repeated="1021"/>
        </table:table-row>
        <table:table-row table:style-name="ro1">
          <table:table-cell table:style-name="ce2" office:value-type="float" office:value="127">
            <text:p>127</text:p>
          </table:table-cell>
          <table:table-cell table:style-name="ce2" office:value-type="string">
            <text:p>IM-000000011379019-AP.pdf</text:p>
          </table:table-cell>
          <table:table-cell table:style-name="ce2" office:value-type="string">
            <text:p>Watchguard Technologies</text:p>
          </table:table-cell>
          <table:table-cell table:number-columns-repeated="1021"/>
        </table:table-row>
        <table:table-row table:style-name="ro1">
          <table:table-cell table:style-name="ce2" office:value-type="float" office:value="128">
            <text:p>128</text:p>
          </table:table-cell>
          <table:table-cell table:style-name="ce2" office:value-type="string">
            <text:p>IM-000000011379020-AP.pdf</text:p>
          </table:table-cell>
          <table:table-cell table:style-name="ce2" office:value-type="string">
            <text:p>Watchguard Technologies</text:p>
          </table:table-cell>
          <table:table-cell table:number-columns-repeated="1021"/>
        </table:table-row>
        <table:table-row table:style-name="ro1">
          <table:table-cell table:style-name="ce2" office:value-type="float" office:value="129">
            <text:p>129</text:p>
          </table:table-cell>
          <table:table-cell table:style-name="ce2" office:value-type="string">
            <text:p>IM-000000011379021-AP.pdf</text:p>
          </table:table-cell>
          <table:table-cell table:style-name="ce2" office:value-type="string">
            <text:p>Watchguard Technologies</text:p>
          </table:table-cell>
          <table:table-cell table:number-columns-repeated="1021"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2" office:value-type="string">
            <text:p>IM-000000011379022-AP.pdf</text:p>
          </table:table-cell>
          <table:table-cell table:style-name="ce2" office:value-type="string">
            <text:p>WatchGuard Technologies, Inc.</text:p>
          </table:table-cell>
          <table:table-cell table:number-columns-repeated="1021"/>
        </table:table-row>
        <table:table-row table:style-name="ro1">
          <table:table-cell table:style-name="ce2" office:value-type="float" office:value="131">
            <text:p>131</text:p>
          </table:table-cell>
          <table:table-cell table:style-name="ce2" office:value-type="string">
            <text:p>IM-000000011379023-AP.pdf</text:p>
          </table:table-cell>
          <table:table-cell table:style-name="ce2" office:value-type="string">
            <text:p>WatchGuard Technologies, Inc.</text:p>
          </table:table-cell>
          <table:table-cell table:number-columns-repeated="1021"/>
        </table:table-row>
        <table:table-row table:style-name="ro1">
          <table:table-cell table:style-name="ce2" office:value-type="float" office:value="132">
            <text:p>132</text:p>
          </table:table-cell>
          <table:table-cell table:style-name="ce2" office:value-type="string">
            <text:p>IM-000000011379024-AP.pdf</text:p>
          </table:table-cell>
          <table:table-cell table:style-name="ce2" office:value-type="string">
            <text:p>WatchGuard Technologies, Inc.</text:p>
          </table:table-cell>
          <table:table-cell table:number-columns-repeated="1021"/>
        </table:table-row>
        <table:table-row table:style-name="ro1">
          <table:table-cell table:style-name="ce2" office:value-type="float" office:value="133">
            <text:p>133</text:p>
          </table:table-cell>
          <table:table-cell table:style-name="ce2" office:value-type="string">
            <text:p>IM-000000011379025-AP.pdf</text:p>
          </table:table-cell>
          <table:table-cell table:style-name="ce2" office:value-type="string">
            <text:p>WatchGuard Technologies, Inc.</text:p>
          </table:table-cell>
          <table:table-cell table:number-columns-repeated="1021"/>
        </table:table-row>
        <table:table-row table:style-name="ro1">
          <table:table-cell table:style-name="ce2" office:value-type="float" office:value="134">
            <text:p>134</text:p>
          </table:table-cell>
          <table:table-cell table:style-name="ce2" office:value-type="string">
            <text:p>IM-000000011379050-AP.pdf</text:p>
          </table:table-cell>
          <table:table-cell table:style-name="ce2" office:value-type="string">
            <text:p>ERGOGUYS</text:p>
          </table:table-cell>
          <table:table-cell table:number-columns-repeated="1021"/>
        </table:table-row>
        <table:table-row table:style-name="ro1">
          <table:table-cell table:style-name="ce2" office:value-type="float" office:value="135">
            <text:p>135</text:p>
          </table:table-cell>
          <table:table-cell table:style-name="ce2" office:value-type="string">
            <text:p>IM-000000011379053-AP.pdf</text:p>
          </table:table-cell>
          <table:table-cell table:style-name="ce2" office:value-type="string">
            <text:p>Microsoft Corporation</text:p>
          </table:table-cell>
          <table:table-cell table:number-columns-repeated="1021"/>
        </table:table-row>
        <table:table-row table:style-name="ro1">
          <table:table-cell table:style-name="ce2" office:value-type="float" office:value="136">
            <text:p>136</text:p>
          </table:table-cell>
          <table:table-cell table:style-name="ce2" office:value-type="string">
            <text:p>IM-000000011379054-AP.pdf</text:p>
          </table:table-cell>
          <table:table-cell table:style-name="ce2" office:value-type="string">
            <text:p>Fortinet</text:p>
          </table:table-cell>
          <table:table-cell table:number-columns-repeated="1021"/>
        </table:table-row>
        <table:table-row table:style-name="ro1">
          <table:table-cell table:style-name="ce2" office:value-type="float" office:value="137">
            <text:p>137</text:p>
          </table:table-cell>
          <table:table-cell table:style-name="ce2" office:value-type="string">
            <text:p>IM-000000011379055-AP.pdf</text:p>
          </table:table-cell>
          <table:table-cell table:style-name="ce2" office:value-type="string">
            <text:p>Fortinet</text:p>
          </table:table-cell>
          <table:table-cell table:number-columns-repeated="1021"/>
        </table:table-row>
        <table:table-row table:style-name="ro1">
          <table:table-cell table:style-name="ce2" office:value-type="float" office:value="138">
            <text:p>138</text:p>
          </table:table-cell>
          <table:table-cell table:style-name="ce2" office:value-type="string">
            <text:p>IM-000000011379056-AP.pdf</text:p>
          </table:table-cell>
          <table:table-cell table:style-name="ce2" office:value-type="string">
            <text:p>Fortinet</text:p>
          </table:table-cell>
          <table:table-cell table:number-columns-repeated="1021"/>
        </table:table-row>
        <table:table-row table:style-name="ro1">
          <table:table-cell table:style-name="ce2" office:value-type="float" office:value="139">
            <text:p>139</text:p>
          </table:table-cell>
          <table:table-cell table:style-name="ce2" office:value-type="string">
            <text:p>IM-000000011379081-AP.pdf</text:p>
          </table:table-cell>
          <table:table-cell table:style-name="ce2" office:value-type="string">
            <text:p>Bosch building</text:p>
          </table:table-cell>
          <table:table-cell table:number-columns-repeated="1021"/>
        </table:table-row>
        <table:table-row table:style-name="ro1">
          <table:table-cell table:style-name="ce2" office:value-type="float" office:value="140">
            <text:p>140</text:p>
          </table:table-cell>
          <table:table-cell table:style-name="ce3" office:value-type="string">
            <text:p>IM-000000011379082-AP.pdf</text:p>
          </table:table-cell>
          <table:table-cell table:style-name="ce2" office:value-type="string">
            <text:p>Bosch building</text:p>
          </table:table-cell>
          <table:table-cell table:number-columns-repeated="1021"/>
        </table:table-row>
        <table:table-row table:style-name="ro1">
          <table:table-cell table:style-name="ce2" office:value-type="float" office:value="141">
            <text:p>141</text:p>
          </table:table-cell>
          <table:table-cell table:style-name="ce2" office:value-type="string">
            <text:p>IM-000000011379083-AP.pdf</text:p>
          </table:table-cell>
          <table:table-cell table:style-name="ce2" office:value-type="string">
            <text:p>Bosch building</text:p>
          </table:table-cell>
          <table:table-cell table:number-columns-repeated="1021"/>
        </table:table-row>
        <table:table-row table:style-name="ro1">
          <table:table-cell table:style-name="ce2" office:value-type="float" office:value="142">
            <text:p>142</text:p>
          </table:table-cell>
          <table:table-cell table:style-name="ce3" office:value-type="string">
            <text:p>IM-000000011379084-AP.pdf</text:p>
          </table:table-cell>
          <table:table-cell table:style-name="ce2" office:value-type="string">
            <text:p>Bosch building</text:p>
          </table:table-cell>
          <table:table-cell table:number-columns-repeated="1021"/>
        </table:table-row>
        <table:table-row table:style-name="ro1">
          <table:table-cell table:style-name="ce2" office:value-type="float" office:value="143">
            <text:p>143</text:p>
          </table:table-cell>
          <table:table-cell table:style-name="ce2" office:value-type="string">
            <text:p>IM-000000011379086-AP.pdf</text:p>
          </table:table-cell>
          <table:table-cell table:style-name="ce2" office:value-type="string">
            <text:p>Ergoguys</text:p>
          </table:table-cell>
          <table:table-cell table:number-columns-repeated="1021"/>
        </table:table-row>
        <table:table-row table:style-name="ro1">
          <table:table-cell table:style-name="ce2" office:value-type="float" office:value="144">
            <text:p>144</text:p>
          </table:table-cell>
          <table:table-cell table:style-name="ce2" office:value-type="string">
            <text:p>IM-000000011379089-AP.pdf</text:p>
          </table:table-cell>
          <table:table-cell table:style-name="ce2" office:value-type="string">
            <text:p>Avaya</text:p>
          </table:table-cell>
          <table:table-cell table:number-columns-repeated="1021"/>
        </table:table-row>
        <table:table-row table:style-name="ro1">
          <table:table-cell table:style-name="ce2" office:value-type="float" office:value="145">
            <text:p>145</text:p>
          </table:table-cell>
          <table:table-cell table:style-name="ce2" office:value-type="string">
            <text:p>IM-000000011379090-AP.pdf</text:p>
          </table:table-cell>
          <table:table-cell table:style-name="ce2" office:value-type="string">
            <text:p>Avaya</text:p>
          </table:table-cell>
          <table:table-cell table:number-columns-repeated="1021"/>
        </table:table-row>
        <table:table-row table:style-name="ro1">
          <table:table-cell table:style-name="ce2" office:value-type="float" office:value="146">
            <text:p>146</text:p>
          </table:table-cell>
          <table:table-cell table:style-name="ce2" office:value-type="string">
            <text:p>IM-000000011379094-AP.pdf</text:p>
          </table:table-cell>
          <table:table-cell table:style-name="ce2" office:value-type="string">
            <text:p>Ergoguys</text:p>
          </table:table-cell>
          <table:table-cell table:number-columns-repeated="1021"/>
        </table:table-row>
        <table:table-row table:style-name="ro1">
          <table:table-cell table:style-name="ce2" office:value-type="float" office:value="147">
            <text:p>147</text:p>
          </table:table-cell>
          <table:table-cell table:style-name="ce2" office:value-type="string">
            <text:p>IM-000000011379095-AP.pdf</text:p>
          </table:table-cell>
          <table:table-cell table:style-name="ce2" office:value-type="string">
            <text:p>rsa</text:p>
          </table:table-cell>
          <table:table-cell table:number-columns-repeated="1021"/>
        </table:table-row>
        <table:table-row table:style-name="ro1">
          <table:table-cell table:style-name="ce2" office:value-type="float" office:value="148">
            <text:p>148</text:p>
          </table:table-cell>
          <table:table-cell table:style-name="ce2" office:value-type="string">
            <text:p>IM-000000011379097-AP.pdf</text:p>
          </table:table-cell>
          <table:table-cell table:style-name="ce2" office:value-type="string">
            <text:p>ERGOGUYS</text:p>
          </table:table-cell>
          <table:table-cell table:number-columns-repeated="1021"/>
        </table:table-row>
        <table:table-row table:style-name="ro1">
          <table:table-cell table:style-name="ce2" office:value-type="float" office:value="149">
            <text:p>149</text:p>
          </table:table-cell>
          <table:table-cell table:style-name="ce2" office:value-type="string">
            <text:p>IM-000000011379152-AP.pdf</text:p>
          </table:table-cell>
          <table:table-cell table:style-name="ce2" office:value-type="string">
            <text:p>F5 Networks, Inc.</text:p>
          </table:table-cell>
          <table:table-cell table:number-columns-repeated="1021"/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2" office:value-type="string">
            <text:p>IM-000000011379174-AP.pdf</text:p>
          </table:table-cell>
          <table:table-cell table:style-name="ce2" office:value-type="string">
            <text:p>InterVision Systems, LLC</text:p>
          </table:table-cell>
          <table:table-cell table:number-columns-repeated="1021"/>
        </table:table-row>
        <table:table-row table:style-name="ro1">
          <table:table-cell table:style-name="ce2" office:value-type="float" office:value="151">
            <text:p>151</text:p>
          </table:table-cell>
          <table:table-cell table:style-name="ce2" office:value-type="string">
            <text:p>IM-000000011379977-AP.pdf</text:p>
          </table:table-cell>
          <table:table-cell table:style-name="ce2" office:value-type="string">
            <text:p>SIIG inc</text:p>
          </table:table-cell>
          <table:table-cell table:number-columns-repeated="1021"/>
        </table:table-row>
        <table:table-row table:style-name="ro1">
          <table:table-cell table:style-name="ce2" office:value-type="float" office:value="152">
            <text:p>152</text:p>
          </table:table-cell>
          <table:table-cell table:style-name="ce2" office:value-type="string">
            <text:p>IM-000000011386987-AP.pdf</text:p>
          </table:table-cell>
          <table:table-cell table:style-name="ce2" office:value-type="string">
            <text:p>CRU Data Security Group</text:p>
          </table:table-cell>
          <table:table-cell table:number-columns-repeated="1021"/>
        </table:table-row>
        <table:table-row table:style-name="ro1">
          <table:table-cell table:style-name="ce2" office:value-type="float" office:value="153">
            <text:p>153</text:p>
          </table:table-cell>
          <table:table-cell table:style-name="ce2" office:value-type="string">
            <text:p>IM-000000011387123-AP.pdf</text:p>
          </table:table-cell>
          <table:table-cell table:style-name="ce2" office:value-type="string">
            <text:p>Juniper</text:p>
          </table:table-cell>
          <table:table-cell table:number-columns-repeated="1021"/>
        </table:table-row>
        <table:table-row table:style-name="ro1">
          <table:table-cell table:style-name="ce2" office:value-type="float" office:value="154">
            <text:p>154</text:p>
          </table:table-cell>
          <table:table-cell table:style-name="ce2" office:value-type="string">
            <text:p>IM-000000011387125-AP.pdf</text:p>
          </table:table-cell>
          <table:table-cell table:style-name="ce2" office:value-type="string">
            <text:p>canon</text:p>
          </table:table-cell>
          <table:table-cell table:number-columns-repeated="1021"/>
        </table:table-row>
        <table:table-row table:style-name="ro1">
          <table:table-cell table:style-name="ce2" office:value-type="float" office:value="155">
            <text:p>155</text:p>
          </table:table-cell>
          <table:table-cell table:style-name="ce2" office:value-type="string">
            <text:p>IM-000000011387194-AP.pdf</text:p>
          </table:table-cell>
          <table:table-cell table:style-name="ce2" office:value-type="string">
            <text:p>Seiko Instruments USA, Inc.</text:p>
          </table:table-cell>
          <table:table-cell table:number-columns-repeated="1021"/>
        </table:table-row>
        <table:table-row table:style-name="ro1">
          <table:table-cell table:style-name="ce2" office:value-type="float" office:value="156">
            <text:p>156</text:p>
          </table:table-cell>
          <table:table-cell table:style-name="ce2" office:value-type="string">
            <text:p>IM-000000011387203-AP.pdf</text:p>
          </table:table-cell>
          <table:table-cell table:style-name="ce2" office:value-type="string">
            <text:p>Elo Touch Solutions</text:p>
          </table:table-cell>
          <table:table-cell table:number-columns-repeated="1021"/>
        </table:table-row>
        <table:table-row table:style-name="ro1">
          <table:table-cell table:style-name="ce2" office:value-type="float" office:value="157">
            <text:p>157</text:p>
          </table:table-cell>
          <table:table-cell table:style-name="ce2" office:value-type="string">
            <text:p>IM-000000011387229-AP.pdf</text:p>
          </table:table-cell>
          <table:table-cell table:style-name="ce2" office:value-type="string">
            <text:p>Nutanix</text:p>
          </table:table-cell>
          <table:table-cell table:number-columns-repeated="1021"/>
        </table:table-row>
        <table:table-row table:style-name="ro1">
          <table:table-cell table:style-name="ce2" office:value-type="float" office:value="158">
            <text:p>158</text:p>
          </table:table-cell>
          <table:table-cell table:style-name="ce2" office:value-type="string">
            <text:p>IM-000000011387363-AP.pdf</text:p>
          </table:table-cell>
          <table:table-cell table:style-name="ce2" office:value-type="string">
            <text:p>Ingram micro</text:p>
          </table:table-cell>
          <table:table-cell table:number-columns-repeated="1021"/>
        </table:table-row>
        <table:table-row table:style-name="ro1">
          <table:table-cell table:style-name="ce2" office:value-type="float" office:value="159">
            <text:p>159</text:p>
          </table:table-cell>
          <table:table-cell table:style-name="ce2" office:value-type="string">
            <text:p>IM-000000011387374-AP.pdf</text:p>
          </table:table-cell>
          <table:table-cell table:style-name="ce2" office:value-type="string">
            <text:p>Condusiv Technologies</text:p>
          </table:table-cell>
          <table:table-cell table:number-columns-repeated="1021"/>
        </table:table-row>
        <table:table-row table:style-name="ro1">
          <table:table-cell table:style-name="ce2" office:value-type="float" office:value="160">
            <text:p>160</text:p>
          </table:table-cell>
          <table:table-cell table:style-name="ce2" office:value-type="string">
            <text:p>IM-000000011387384-AP.pdf</text:p>
          </table:table-cell>
          <table:table-cell table:style-name="ce2" office:value-type="string">
            <text:p>Checkpoint software</text:p>
          </table:table-cell>
          <table:table-cell table:number-columns-repeated="1021"/>
        </table:table-row>
        <table:table-row table:style-name="ro1">
          <table:table-cell table:style-name="ce2" office:value-type="float" office:value="161">
            <text:p>161</text:p>
          </table:table-cell>
          <table:table-cell table:style-name="ce2" office:value-type="string">
            <text:p>IM-000000011387385-AP.pdf</text:p>
          </table:table-cell>
          <table:table-cell table:style-name="ce2" office:value-type="string">
            <text:p>Checkpoint software</text:p>
          </table:table-cell>
          <table:table-cell table:number-columns-repeated="1021"/>
        </table:table-row>
        <table:table-row table:style-name="ro1">
          <table:table-cell table:style-name="ce2" office:value-type="float" office:value="162">
            <text:p>162</text:p>
          </table:table-cell>
          <table:table-cell table:style-name="ce2" office:value-type="string">
            <text:p>IM-000000011387388-AP.pdf</text:p>
          </table:table-cell>
          <table:table-cell table:style-name="ce2" office:value-type="string">
            <text:p>Checkpoint software</text:p>
          </table:table-cell>
          <table:table-cell table:number-columns-repeated="1021"/>
        </table:table-row>
        <table:table-row table:style-name="ro1">
          <table:table-cell table:style-name="ce2" office:value-type="float" office:value="163">
            <text:p>163</text:p>
          </table:table-cell>
          <table:table-cell table:style-name="ce2" office:value-type="string">
            <text:p>IM-000000011387397-AP.pdf</text:p>
          </table:table-cell>
          <table:table-cell table:style-name="ce2" office:value-type="string">
            <text:p>Western Digital Technologies, Inc</text:p>
          </table:table-cell>
          <table:table-cell table:number-columns-repeated="1021"/>
        </table:table-row>
        <table:table-row table:style-name="ro1">
          <table:table-cell table:style-name="ce2" office:value-type="float" office:value="164">
            <text:p>164</text:p>
          </table:table-cell>
          <table:table-cell table:style-name="ce2" office:value-type="string">
            <text:p>IM-000000011387413-AP.pdf</text:p>
          </table:table-cell>
          <table:table-cell table:style-name="ce2" office:value-type="string">
            <text:p>Acronis</text:p>
          </table:table-cell>
          <table:table-cell table:number-columns-repeated="1021"/>
        </table:table-row>
        <table:table-row table:style-name="ro1">
          <table:table-cell table:style-name="ce2" office:value-type="float" office:value="165">
            <text:p>165</text:p>
          </table:table-cell>
          <table:table-cell table:style-name="ce2" office:value-type="string">
            <text:p>IM-000000011387419-AP.pdf</text:p>
          </table:table-cell>
          <table:table-cell table:style-name="ce2" office:value-type="string">
            <text:p>Panduit sales</text:p>
          </table:table-cell>
          <table:table-cell table:number-columns-repeated="1021"/>
        </table:table-row>
        <table:table-row table:style-name="ro1">
          <table:table-cell table:style-name="ce2" office:value-type="float" office:value="166">
            <text:p>166</text:p>
          </table:table-cell>
          <table:table-cell table:style-name="ce2" office:value-type="string">
            <text:p>IM-000000011387482-AP.pdf</text:p>
          </table:table-cell>
          <table:table-cell table:style-name="ce2" office:value-type="string">
            <text:p>INGRAM MICRO INC</text:p>
          </table:table-cell>
          <table:table-cell table:number-columns-repeated="1021"/>
        </table:table-row>
        <table:table-row table:style-name="ro1">
          <table:table-cell table:style-name="ce2" office:value-type="float" office:value="167">
            <text:p>167</text:p>
          </table:table-cell>
          <table:table-cell table:style-name="ce2" office:value-type="string">
            <text:p>IM-000000011387483-AP.pdf</text:p>
          </table:table-cell>
          <table:table-cell table:style-name="ce2" office:value-type="string">
            <text:p>INGRAM MICRO INC</text:p>
          </table:table-cell>
          <table:table-cell table:number-columns-repeated="1021"/>
        </table:table-row>
        <table:table-row table:style-name="ro1">
          <table:table-cell table:style-name="ce2" office:value-type="float" office:value="168">
            <text:p>168</text:p>
          </table:table-cell>
          <table:table-cell table:style-name="ce2" office:value-type="string">
            <text:p>IM-000000011387493-AP.pdf</text:p>
          </table:table-cell>
          <table:table-cell table:style-name="ce2" office:value-type="string">
            <text:p>Google</text:p>
          </table:table-cell>
          <table:table-cell table:number-columns-repeated="1021"/>
        </table:table-row>
        <table:table-row table:style-name="ro1">
          <table:table-cell table:style-name="ce2" office:value-type="float" office:value="169">
            <text:p>169</text:p>
          </table:table-cell>
          <table:table-cell table:style-name="ce2" office:value-type="string">
            <text:p>IM-000000011387499-AP.pdf</text:p>
          </table:table-cell>
          <table:table-cell table:style-name="ce2" office:value-type="string">
            <text:p>Google</text:p>
          </table:table-cell>
          <table:table-cell table:number-columns-repeated="1021"/>
        </table:table-row>
        <table:table-row table:style-name="ro1">
          <table:table-cell table:style-name="ce2" office:value-type="float" office:value="170">
            <text:p>170</text:p>
          </table:table-cell>
          <table:table-cell table:style-name="ce2" office:value-type="string">
            <text:p>IM-000000011387506-AP.pdf</text:p>
          </table:table-cell>
          <table:table-cell table:style-name="ce2" office:value-type="string">
            <text:p>Google</text:p>
          </table:table-cell>
          <table:table-cell table:number-columns-repeated="1021"/>
        </table:table-row>
        <table:table-row table:style-name="ro1">
          <table:table-cell table:style-name="ce2" office:value-type="float" office:value="171">
            <text:p>171</text:p>
          </table:table-cell>
          <table:table-cell table:style-name="ce2" office:value-type="string">
            <text:p>IM-000000011387529-AP.pdf</text:p>
          </table:table-cell>
          <table:table-cell table:style-name="ce2" office:value-type="string">
            <text:p>Google</text:p>
          </table:table-cell>
          <table:table-cell table:number-columns-repeated="1021"/>
        </table:table-row>
        <table:table-row table:style-name="ro1">
          <table:table-cell table:style-name="ce2" office:value-type="float" office:value="172">
            <text:p>172</text:p>
          </table:table-cell>
          <table:table-cell table:style-name="ce2" office:value-type="string">
            <text:p>IM-000000011387538-AP.pdf</text:p>
          </table:table-cell>
          <table:table-cell table:style-name="ce2" office:value-type="string">
            <text:p>Google</text:p>
          </table:table-cell>
          <table:table-cell table:number-columns-repeated="1021"/>
        </table:table-row>
        <table:table-row table:style-name="ro1">
          <table:table-cell table:style-name="ce2" office:value-type="float" office:value="173">
            <text:p>173</text:p>
          </table:table-cell>
          <table:table-cell table:style-name="ce2" office:value-type="string">
            <text:p>IM-000000011387551-AP.pdf</text:p>
          </table:table-cell>
          <table:table-cell table:style-name="ce2" office:value-type="string">
            <text:p>Google</text:p>
          </table:table-cell>
          <table:table-cell table:number-columns-repeated="1021"/>
        </table:table-row>
        <table:table-row table:style-name="ro1">
          <table:table-cell table:style-name="ce2" office:value-type="float" office:value="174">
            <text:p>174</text:p>
          </table:table-cell>
          <table:table-cell table:style-name="ce2" office:value-type="string">
            <text:p>IM-000000011387565-AP.pdf</text:p>
          </table:table-cell>
          <table:table-cell table:style-name="ce2" office:value-type="string">
            <text:p>SCHNEIDER ELECTRIC IT CORP</text:p>
          </table:table-cell>
          <table:table-cell table:number-columns-repeated="1021"/>
        </table:table-row>
        <table:table-row table:style-name="ro1">
          <table:table-cell table:style-name="ce2" office:value-type="float" office:value="175">
            <text:p>175</text:p>
          </table:table-cell>
          <table:table-cell table:style-name="ce2" office:value-type="string">
            <text:p>IM-000000011387572-AP.pdf</text:p>
          </table:table-cell>
          <table:table-cell table:style-name="ce2" office:value-type="string">
            <text:p>Optoma Technology inc</text:p>
          </table:table-cell>
          <table:table-cell table:number-columns-repeated="1021"/>
        </table:table-row>
        <table:table-row table:style-name="ro1">
          <table:table-cell table:style-name="ce2" office:value-type="float" office:value="176">
            <text:p>176</text:p>
          </table:table-cell>
          <table:table-cell table:style-name="ce3" office:value-type="string">
            <text:p>IM-000000011387573-AP.pdf</text:p>
          </table:table-cell>
          <table:table-cell table:style-name="ce2" office:value-type="string">
            <text:p>Optoma Technology inc</text:p>
          </table:table-cell>
          <table:table-cell table:number-columns-repeated="1021"/>
        </table:table-row>
        <table:table-row table:style-name="ro1">
          <table:table-cell table:style-name="ce2" office:value-type="float" office:value="177">
            <text:p>177</text:p>
          </table:table-cell>
          <table:table-cell table:style-name="ce2" office:value-type="string">
            <text:p>IM-000000011387574-AP.pdf</text:p>
          </table:table-cell>
          <table:table-cell table:style-name="ce2" office:value-type="string">
            <text:p>Optoma Technology inc</text:p>
          </table:table-cell>
          <table:table-cell table:number-columns-repeated="1021"/>
        </table:table-row>
        <table:table-row table:style-name="ro1">
          <table:table-cell table:style-name="ce2" office:value-type="float" office:value="178">
            <text:p>178</text:p>
          </table:table-cell>
          <table:table-cell table:style-name="ce3" office:value-type="string">
            <text:p>IM-000000011387575-AP.pdf</text:p>
          </table:table-cell>
          <table:table-cell table:style-name="ce2" office:value-type="string">
            <text:p>Optoma Technology inc</text:p>
          </table:table-cell>
          <table:table-cell table:number-columns-repeated="1021"/>
        </table:table-row>
        <table:table-row table:style-name="ro1">
          <table:table-cell table:style-name="ce2" office:value-type="float" office:value="179">
            <text:p>179</text:p>
          </table:table-cell>
          <table:table-cell table:style-name="ce2" office:value-type="string">
            <text:p>IM-000000011387576-AP.pdf</text:p>
          </table:table-cell>
          <table:table-cell table:style-name="ce2" office:value-type="string">
            <text:p>Optoma Technology inc</text:p>
          </table:table-cell>
          <table:table-cell table:number-columns-repeated="1021"/>
        </table:table-row>
        <table:table-row table:style-name="ro1">
          <table:table-cell table:style-name="ce2" office:value-type="float" office:value="180">
            <text:p>180</text:p>
          </table:table-cell>
          <table:table-cell table:style-name="ce2" office:value-type="string">
            <text:p>IM-000000011387600-AP.pdf</text:p>
          </table:table-cell>
          <table:table-cell table:style-name="ce2" office:value-type="string">
            <text:p>acronis</text:p>
          </table:table-cell>
          <table:table-cell table:number-columns-repeated="1021"/>
        </table:table-row>
        <table:table-row table:style-name="ro1">
          <table:table-cell table:style-name="ce2" office:value-type="float" office:value="181">
            <text:p>181</text:p>
          </table:table-cell>
          <table:table-cell table:style-name="ce2" office:value-type="string">
            <text:p>IM-000000011387606-AP.pdf</text:p>
          </table:table-cell>
          <table:table-cell table:style-name="ce2" office:value-type="string">
            <text:p>Nuance</text:p>
          </table:table-cell>
          <table:table-cell table:number-columns-repeated="1021"/>
        </table:table-row>
        <table:table-row table:style-name="ro1">
          <table:table-cell table:style-name="ce2" office:value-type="float" office:value="182">
            <text:p>182</text:p>
          </table:table-cell>
          <table:table-cell table:style-name="ce2" office:value-type="string">
            <text:p>IM-000000011387607-AP.pdf</text:p>
          </table:table-cell>
          <table:table-cell table:style-name="ce2" office:value-type="string">
            <text:p>Nuance</text:p>
          </table:table-cell>
          <table:table-cell table:number-columns-repeated="1021"/>
        </table:table-row>
        <table:table-row table:style-name="ro1">
          <table:table-cell table:style-name="ce2" office:value-type="float" office:value="183">
            <text:p>183</text:p>
          </table:table-cell>
          <table:table-cell table:style-name="ce2" office:value-type="string">
            <text:p>IM-000000011387608-AP.pdf</text:p>
          </table:table-cell>
          <table:table-cell table:style-name="ce2" office:value-type="string">
            <text:p>Nuance</text:p>
          </table:table-cell>
          <table:table-cell table:number-columns-repeated="1021"/>
        </table:table-row>
        <table:table-row table:style-name="ro1">
          <table:table-cell table:style-name="ce2" office:value-type="float" office:value="184">
            <text:p>184</text:p>
          </table:table-cell>
          <table:table-cell table:style-name="ce2" office:value-type="string">
            <text:p>IM-000000011387624-AP.pdf</text:p>
          </table:table-cell>
          <table:table-cell table:style-name="ce2" office:value-type="string">
            <text:p>AKRacing America, Inc</text:p>
          </table:table-cell>
          <table:table-cell table:number-columns-repeated="1021"/>
        </table:table-row>
        <table:table-row table:style-name="ro1">
          <table:table-cell table:style-name="ce2" office:value-type="float" office:value="185">
            <text:p>185</text:p>
          </table:table-cell>
          <table:table-cell table:style-name="ce2" office:value-type="string">
            <text:p>IM-000000011387625-AP.pdf</text:p>
          </table:table-cell>
          <table:table-cell table:style-name="ce2" office:value-type="string">
            <text:p>AKRacing America, Inc</text:p>
          </table:table-cell>
          <table:table-cell table:number-columns-repeated="1021"/>
        </table:table-row>
        <table:table-row table:style-name="ro1">
          <table:table-cell table:style-name="ce2" office:value-type="float" office:value="186">
            <text:p>186</text:p>
          </table:table-cell>
          <table:table-cell table:style-name="ce2" office:value-type="string">
            <text:p>IM-000000011387626-AP.pdf</text:p>
          </table:table-cell>
          <table:table-cell table:style-name="ce2" office:value-type="string">
            <text:p>AKRacing America, Inc</text:p>
          </table:table-cell>
          <table:table-cell table:number-columns-repeated="1021"/>
        </table:table-row>
        <table:table-row table:style-name="ro1">
          <table:table-cell table:style-name="ce2" office:value-type="float" office:value="187">
            <text:p>187</text:p>
          </table:table-cell>
          <table:table-cell table:style-name="ce2" office:value-type="string">
            <text:p>IM-000000011387627-AP.pdf</text:p>
          </table:table-cell>
          <table:table-cell table:style-name="ce2" office:value-type="string">
            <text:p>AKRacing America, Inc</text:p>
          </table:table-cell>
          <table:table-cell table:number-columns-repeated="1021"/>
        </table:table-row>
        <table:table-row table:style-name="ro1">
          <table:table-cell table:style-name="ce2" office:value-type="float" office:value="188">
            <text:p>188</text:p>
          </table:table-cell>
          <table:table-cell table:style-name="ce3" office:value-type="string">
            <text:p>IM-000000011387628-AP.pdf</text:p>
          </table:table-cell>
          <table:table-cell table:style-name="ce2" office:value-type="string">
            <text:p>AKRacing America, Inc</text:p>
          </table:table-cell>
          <table:table-cell table:number-columns-repeated="1021"/>
        </table:table-row>
        <table:table-row table:style-name="ro1">
          <table:table-cell table:style-name="ce2" office:value-type="float" office:value="189">
            <text:p>189</text:p>
          </table:table-cell>
          <table:table-cell table:style-name="ce2" office:value-type="string">
            <text:p>IM-000000011387634-AP.pdf</text:p>
          </table:table-cell>
          <table:table-cell table:style-name="ce2" office:value-type="string">
            <text:p>Pulse secure</text:p>
          </table:table-cell>
          <table:table-cell table:number-columns-repeated="1021"/>
        </table:table-row>
        <table:table-row table:style-name="ro1">
          <table:table-cell table:style-name="ce2" office:value-type="float" office:value="190">
            <text:p>190</text:p>
          </table:table-cell>
          <table:table-cell table:style-name="ce2" office:value-type="string">
            <text:p>IM-000000011387635-AP.pdf</text:p>
          </table:table-cell>
          <table:table-cell table:style-name="ce2" office:value-type="string">
            <text:p>Pulse secure</text:p>
          </table:table-cell>
          <table:table-cell table:number-columns-repeated="1021"/>
        </table:table-row>
        <table:table-row table:style-name="ro1">
          <table:table-cell table:style-name="ce2" office:value-type="float" office:value="191">
            <text:p>191</text:p>
          </table:table-cell>
          <table:table-cell table:style-name="ce2" office:value-type="string">
            <text:p>IM-000000011387638-AP.pdf</text:p>
          </table:table-cell>
          <table:table-cell table:style-name="ce2" office:value-type="string">
            <text:p>Corsair memory inc</text:p>
          </table:table-cell>
          <table:table-cell table:number-columns-repeated="1021"/>
        </table:table-row>
        <table:table-row table:style-name="ro1">
          <table:table-cell table:style-name="ce2" office:value-type="float" office:value="192">
            <text:p>192</text:p>
          </table:table-cell>
          <table:table-cell table:style-name="ce2" office:value-type="string">
            <text:p>IM-000000011387639-AP.pdf</text:p>
          </table:table-cell>
          <table:table-cell table:style-name="ce2" office:value-type="string">
            <text:p>Corsair memory inc</text:p>
          </table:table-cell>
          <table:table-cell table:number-columns-repeated="1021"/>
        </table:table-row>
        <table:table-row table:style-name="ro1">
          <table:table-cell table:style-name="ce2" office:value-type="float" office:value="193">
            <text:p>193</text:p>
          </table:table-cell>
          <table:table-cell table:style-name="ce2" office:value-type="string">
            <text:p>IM-000000011387643-AP.pdf</text:p>
          </table:table-cell>
          <table:table-cell table:style-name="ce2" office:value-type="string">
            <text:p>Corsair memory inc</text:p>
          </table:table-cell>
          <table:table-cell table:number-columns-repeated="1021"/>
        </table:table-row>
        <table:table-row table:style-name="ro1">
          <table:table-cell table:style-name="ce2" office:value-type="float" office:value="194">
            <text:p>194</text:p>
          </table:table-cell>
          <table:table-cell table:style-name="ce2" office:value-type="string">
            <text:p>IM-000000011387657-AP.pdf</text:p>
          </table:table-cell>
          <table:table-cell table:style-name="ce2" office:value-type="string">
            <text:p>Intel</text:p>
          </table:table-cell>
          <table:table-cell table:number-columns-repeated="1021"/>
        </table:table-row>
        <table:table-row table:style-name="ro1">
          <table:table-cell table:style-name="ce2" office:value-type="float" office:value="195">
            <text:p>195</text:p>
          </table:table-cell>
          <table:table-cell table:style-name="ce2" office:value-type="string">
            <text:p>IM-000000011387658-AP.pdf</text:p>
          </table:table-cell>
          <table:table-cell table:style-name="ce2" office:value-type="string">
            <text:p>Intel</text:p>
          </table:table-cell>
          <table:table-cell table:number-columns-repeated="1021"/>
        </table:table-row>
        <table:table-row table:style-name="ro1">
          <table:table-cell table:style-name="ce2" office:value-type="float" office:value="196">
            <text:p>196</text:p>
          </table:table-cell>
          <table:table-cell table:style-name="ce2" office:value-type="string">
            <text:p>IM-000000011387659-AP.pdf</text:p>
          </table:table-cell>
          <table:table-cell table:style-name="ce2" office:value-type="string">
            <text:p>Intel</text:p>
          </table:table-cell>
          <table:table-cell table:number-columns-repeated="1021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Images.$A$1" table:cell-range-address="$Images.$A$1:.$C$1"/>
        </table:named-expressions>
      </table:table>
      <table:table table:name="Non-Tabular" table:style-name="ta2" table:print="false">
        <office:forms form:automatic-focus="false" form:apply-design-mode="false"/>
        <table:table-column table:style-name="co6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ce13"/>
        <table:table-column table:style-name="co1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" table:number-columns-repeated="1010" table:default-cell-style-name="Excel_20_Built-in_20_Normal"/>
        <table:table-row table:style-name="ro2">
          <table:table-cell table:style-name="ce5" office:value-type="string">
            <text:p>processinstanceid_e</text:p>
          </table:table-cell>
          <table:table-cell table:style-name="ce5" office:value-type="string">
            <text:p>doc_type</text:p>
          </table:table-cell>
          <table:table-cell table:style-name="ce5" office:value-type="string">
            <text:p>vendor</text:p>
          </table:table-cell>
          <table:table-cell table:style-name="ce6" office:value-type="string">
            <text:p>Vendor Name</text:p>
          </table:table-cell>
          <table:table-cell table:style-name="ce7" office:value-type="string">
            <text:p>ven_doc_num</text:p>
          </table:table-cell>
          <table:table-cell table:style-name="ce8" office:value-type="string">
            <text:p>Ship_To</text:p>
          </table:table-cell>
          <table:table-cell table:style-name="ce8" office:value-type="string">
            <text:p>PO_No</text:p>
          </table:table-cell>
          <table:table-cell table:style-name="ce5" office:value-type="string">
            <text:p>ref_no</text:p>
          </table:table-cell>
          <table:table-cell table:style-name="ce10" office:value-type="string">
            <text:p>gross_amt</text:p>
          </table:table-cell>
          <table:table-cell table:style-name="ce12" office:value-type="string">
            <text:p>doc_date</text:p>
          </table:table-cell>
          <table:table-cell table:style-name="ce7" office:value-type="string">
            <text:p>doc_curr</text:p>
          </table:table-cell>
          <table:table-cell table:style-name="ce14" office:value-type="string">
            <text:p>cust_no</text:p>
          </table:table-cell>
          <table:table-cell table:style-name="ce5" office:value-type="string">
            <text:p>Taxable_Amount</text:p>
          </table:table-cell>
          <table:table-cell table:style-name="ce14" office:value-type="string">
            <text:p>Tax_Amount</text:p>
          </table:table-cell>
          <table:table-cell table:style-name="ce5" table:number-columns-repeated="1010"/>
        </table:table-row>
        <table:table-row table:style-name="ro3">
          <table:table-cell office:value-type="string">
            <text:p>IM-000000011378571-AP</text:p>
          </table:table-cell>
          <table:table-cell office:value-type="string">
            <text:p>Invoice</text:p>
          </table:table-cell>
          <table:table-cell office:value-type="string">
            <text:p>CISCO SPARK | 629Y-1</text:p>
          </table:table-cell>
          <table:table-cell office:value-type="string">
            <text:p>CISCO SYSTEMS, INC.</text:p>
          </table:table-cell>
          <table:table-cell office:value-type="float" office:value="6100963857">
            <text:p>6100963857</text:p>
          </table:table-cell>
          <table:table-cell table:style-name="ce9" office:value-type="string">
            <text:p>GARDNER RUSSO &amp; GARDNER</text:p>
            <text:p>223 E CHESTNUT ST</text:p>
            <text:p>LANCASTER PA 17602</text:p>
            <text:p>UNITED STATESGARDNER RUSSO &amp; GARDNER</text:p>
            <text:p>223 E CHESTNUT ST</text:p>
            <text:p>LANCASTER PA 17602</text:p>
            <text:p>UNITED STATESGARDNER RUSSO &amp; GARDNER</text:p>
            <text:p>223 E CHESTNUT ST</text:p>
            <text:p>LANCASTER PA 17602</text:p>
            <text:p>UNITED STATESGARDNER RUSSO &amp; GARDNER</text:p>
            <text:p>223 E CHESTNUT ST</text:p>
            <text:p>LANCASTER PA 17602</text:p>
            <text:p>UNITED STATESGARDNER RUSSO &amp; GARDNER</text:p>
            <text:p>223 E CHESTNUT ST</text:p>
            <text:p>LANCASTER PA 17602</text:p>
            <text:p>UNITED STATESGARDNER RUSSO &amp; GARDNER</text:p>
            <text:p>223 E CHESTNUT ST</text:p>
            <text:p>LANCASTER PA 17602</text:p>
            <text:p>UNITED STATESGARDNER RUSSO &amp; GARDNER</text:p>
            <text:p>223 E CHESTNUT ST</text:p>
            <text:p>LANCASTER PA 17602</text:p>
            <text:p>UNITED STATESGARDNER RUSSO &amp; GARDNER</text:p>
            <text:p>223 E CHESTNUT ST</text:p>
            <text:p>LANCASTER PA 17602</text:p>
            <text:p>UNITED STATESGARDNER RUSSO &amp; GARDNER</text:p>
            <text:p>223 E CHESTNUT ST</text:p>
            <text:p>LANCASTER PA 17602</text:p>
            <text:p>UNITED STATESGARDNER RUSSO &amp; GARDNER</text:p>
            <text:p>223 E CHESTNUT ST</text:p>
            <text:p>LANCASTER PA 17602</text:p>
            <text:p>UNITED STATESGARDNER RUSSO &amp; GARDNER</text:p>
            <text:p>223 E CHESTNUT ST</text:p>
            <text:p>LANCASTER PA 17602</text:p>
            <text:p>UNITED STATESGARDNER RUSSO &amp; GARDNER</text:p>
            <text:p>223 E CHESTNUT ST</text:p>
            <text:p>LANCASTER PA 17602</text:p>
            <text:p>UNITED STATES</text:p>
          </table:table-cell>
          <table:table-cell office:value-type="string">
            <text:p>30RHL55D</text:p>
          </table:table-cell>
          <table:table-cell office:value-type="string">
            <text:p>Vendor Name</text:p>
          </table:table-cell>
          <table:table-cell table:style-name="ce11" office:value-type="float" office:value="21.54">
            <text:p>21.54</text:p>
          </table:table-cell>
          <table:table-cell office:value-type="string">
            <text:p><text:s/>18-AUG-2021</text:p>
          </table:table-cell>
          <table:table-cell office:value-type="string">
            <text:p>USD</text:p>
          </table:table-cell>
          <table:table-cell office:value-type="float" office:value="401747810">
            <text:p>401747810</text:p>
          </table:table-cell>
          <table:table-cell table:number-columns-repeated="1012"/>
        </table:table-row>
        <table:table-row table:style-name="ro3">
          <table:table-cell office:value-type="string">
            <text:p>IM-000000011378572-AP</text:p>
          </table:table-cell>
          <table:table-cell office:value-type="string">
            <text:p>Invoice</text:p>
          </table:table-cell>
          <table:table-cell office:value-type="string">
            <text:p>CISCO SPARK | 629Y-1</text:p>
          </table:table-cell>
          <table:table-cell office:value-type="string">
            <text:p>CISCO SYSTEMS, INC.</text:p>
          </table:table-cell>
          <table:table-cell office:value-type="float" office:value="6100963950">
            <text:p>6100963950</text:p>
          </table:table-cell>
          <table:table-cell table:style-name="ce9" office:value-type="string">
            <text:p>C G B ENTERPRISES INC</text:p>
            <text:p>1001 RONALD REAGAN HWY STE 200</text:p>
            <text:p>COVINGTON LA 70433 0950</text:p>
            <text:p>UNITED STATESC G B ENTERPRISES INC</text:p>
            <text:p>1001 RONALD REAGAN HWY STE 200</text:p>
            <text:p>COVINGTON LA 70433 0950</text:p>
            <text:p>UNITED STATESC G B ENTERPRISES INC</text:p>
            <text:p>1001 RONALD REAGAN HWY STE 200</text:p>
            <text:p>COVINGTON LA 70433 0950</text:p>
            <text:p>UNITED STATESC G B ENTERPRISES INC</text:p>
            <text:p>1001 RONALD REAGAN HWY STE 200</text:p>
            <text:p>COVINGTON LA 70433 0950</text:p>
            <text:p>UNITED STATESC G B ENTERPRISES INC</text:p>
            <text:p>1001 RONALD REAGAN HWY STE 200</text:p>
            <text:p>COVINGTON LA 70433 0950</text:p>
            <text:p>UNITED STATESC G B ENTERPRISES INC</text:p>
            <text:p>1001 RONALD REAGAN HWY STE 200</text:p>
            <text:p>COVINGTON LA 70433 0950</text:p>
            <text:p>UNITED STATESC G B ENTERPRISES INC</text:p>
            <text:p>1001 RONALD REAGAN HWY STE 200</text:p>
            <text:p>COVINGTON LA 70433 0950</text:p>
            <text:p>UNITED STATESC G B ENTERPRISES INC</text:p>
            <text:p>1001 RONALD REAGAN HWY STE 200</text:p>
            <text:p>COVINGTON LA 70433 0950</text:p>
            <text:p>UNITED STATESC G B ENTERPRISES INC</text:p>
            <text:p>1001 RONALD REAGAN HWY STE 200</text:p>
            <text:p>COVINGTON LA 70433 0950</text:p>
            <text:p>UNITED STATESC G B ENTERPRISES INC</text:p>
            <text:p>1001 RONALD REAGAN HWY STE 200</text:p>
            <text:p>COVINGTON LA 70433 0950</text:p>
            <text:p>UNITED STATESC G B ENTERPRISES INC</text:p>
            <text:p>1001 RONALD REAGAN HWY STE 200</text:p>
            <text:p>COVINGTON LA 70433 0950</text:p>
            <text:p>UNITED STATESC G B ENTERPRISES INC</text:p>
            <text:p>1001 RONALD REAGAN HWY STE 200</text:p>
            <text:p>COVINGTON LA 70433 0950</text:p>
            <text:p>UNITED STATES</text:p>
          </table:table-cell>
          <table:table-cell office:value-type="string">
            <text:p>2140439D</text:p>
          </table:table-cell>
          <table:table-cell/>
          <table:table-cell table:style-name="ce11" office:value-type="float" office:value="4874.57">
            <text:p>4,874.57</text:p>
          </table:table-cell>
          <table:table-cell office:value-type="string">
            <text:p><text:s/>18-AUG-2021</text:p>
          </table:table-cell>
          <table:table-cell office:value-type="string">
            <text:p>USD</text:p>
          </table:table-cell>
          <table:table-cell office:value-type="float" office:value="401747810">
            <text:p>401747810</text:p>
          </table:table-cell>
          <table:table-cell table:number-columns-repeated="1012"/>
        </table:table-row>
        <table:table-row table:style-name="ro4">
          <table:table-cell office:value-type="string">
            <text:p>IM-000000011378573-AP</text:p>
          </table:table-cell>
          <table:table-cell office:value-type="string">
            <text:p>Invoice</text:p>
          </table:table-cell>
          <table:table-cell office:value-type="string">
            <text:p>CISCO - HW SECURITY | 7481-1</text:p>
          </table:table-cell>
          <table:table-cell office:value-type="string">
            <text:p>CISCO SYSTEMS, INC.</text:p>
          </table:table-cell>
          <table:table-cell office:value-type="float" office:value="6100963951">
            <text:p>6100963951</text:p>
          </table:table-cell>
          <table:table-cell table:style-name="ce9" office:value-type="string">
            <text:p>SAN JUAN REGIONAL MEDICAL CENTER</text:p>
            <text:p>22 RD - 5457</text:p>
            <text:p>Farmington NM 87401</text:p>
            <text:p>UNITED STATESSAN JUAN REGIONAL MEDICAL CENTER</text:p>
            <text:p>22 RD - 5457</text:p>
            <text:p>Farmington NM 87401</text:p>
            <text:p>UNITED STATESSAN JUAN REGIONAL MEDICAL CENTER</text:p>
            <text:p>22 RD - 5457</text:p>
            <text:p>Farmington NM 87401</text:p>
            <text:p>UNITED STATESSAN JUAN REGIONAL MEDICAL CENTER</text:p>
            <text:p>22 RD - 5457</text:p>
            <text:p>Farmington NM 87401</text:p>
            <text:p>UNITED STATESSAN JUAN REGIONAL MEDICAL CENTER</text:p>
            <text:p>22 RD - 5457</text:p>
            <text:p>Farmington NM 87401</text:p>
            <text:p>UNITED STATESSAN JUAN REGIONAL MEDICAL CENTER</text:p>
            <text:p>22 RD - 5457</text:p>
            <text:p>Farmington NM 87401</text:p>
            <text:p>UNITED STATESSAN JUAN REGIONAL MEDICAL CENTER</text:p>
            <text:p>22 RD - 5457</text:p>
            <text:p>Farmington NM 87401</text:p>
            <text:p>UNITED STATESSAN JUAN REGIONAL MEDICAL CENTER</text:p>
            <text:p>22 RD - 5457</text:p>
            <text:p>Farmington NM 87401</text:p>
            <text:p>UNITED STATESSAN JUAN REGIONAL MEDICAL CENTER</text:p>
            <text:p>22 RD - 5457</text:p>
            <text:p>Farmington NM 87401</text:p>
            <text:p>UNITED STATESSAN JUAN REGIONAL MEDICAL CENTER</text:p>
            <text:p>22 RD - 5457</text:p>
            <text:p>Farmington NM 87401</text:p>
            <text:p>UNITED STATESSAN JUAN REGIONAL MEDICAL CENTER</text:p>
            <text:p>22 RD - 5457</text:p>
            <text:p>Farmington NM 87401</text:p>
            <text:p>UNITED STATESSAN JUAN REGIONAL MEDICAL CENTER</text:p>
            <text:p>22 RD - 5457</text:p>
            <text:p>Farmington NM 87401</text:p>
            <text:p>UNITED STATES</text:p>
          </table:table-cell>
          <table:table-cell office:value-type="string">
            <text:p>20NLE37D</text:p>
          </table:table-cell>
          <table:table-cell/>
          <table:table-cell table:style-name="ce11" office:value-type="float" office:value="43312.68">
            <text:p>43,312.68</text:p>
          </table:table-cell>
          <table:table-cell office:value-type="string">
            <text:p><text:s/>18-AUG-2021</text:p>
          </table:table-cell>
          <table:table-cell office:value-type="string">
            <text:p>USD</text:p>
          </table:table-cell>
          <table:table-cell office:value-type="float" office:value="401747810">
            <text:p>401747810</text:p>
          </table:table-cell>
          <table:table-cell table:number-columns-repeated="1012"/>
        </table:table-row>
        <table:table-row table:style-name="ro3">
          <table:table-cell office:value-type="string">
            <text:p>IM-000000011378574-AP</text:p>
          </table:table-cell>
          <table:table-cell office:value-type="string">
            <text:p>Invoice</text:p>
          </table:table-cell>
          <table:table-cell office:value-type="string">
            <text:p>CISCO SPARK | 629Y-1</text:p>
          </table:table-cell>
          <table:table-cell office:value-type="string">
            <text:p>CISCO SYSTEMS, INC.</text:p>
          </table:table-cell>
          <table:table-cell office:value-type="float" office:value="6100963952">
            <text:p>6100963952</text:p>
          </table:table-cell>
          <table:table-cell table:style-name="ce9" office:value-type="string">
            <text:p>THE ROCK FINANCIAL GROUP</text:p>
            <text:p>102 VERSAILLES BLVD STE 100</text:p>
            <text:p>LAFAYETTE LA 70501</text:p>
            <text:p>UNITED STATESTHE ROCK FINANCIAL GROUP</text:p>
            <text:p>102 VERSAILLES BLVD STE 100</text:p>
            <text:p>LAFAYETTE LA 70501</text:p>
            <text:p>UNITED STATESTHE ROCK FINANCIAL GROUP</text:p>
            <text:p>102 VERSAILLES BLVD STE 100</text:p>
            <text:p>LAFAYETTE LA 70501</text:p>
            <text:p>UNITED STATESTHE ROCK FINANCIAL GROUP</text:p>
            <text:p>102 VERSAILLES BLVD STE 100</text:p>
            <text:p>LAFAYETTE LA 70501</text:p>
            <text:p>UNITED STATESTHE ROCK FINANCIAL GROUP</text:p>
            <text:p>102 VERSAILLES BLVD STE 100</text:p>
            <text:p>LAFAYETTE LA 70501</text:p>
            <text:p>UNITED STATESTHE ROCK FINANCIAL GROUP</text:p>
            <text:p>102 VERSAILLES BLVD STE 100</text:p>
            <text:p>LAFAYETTE LA 70501</text:p>
            <text:p>UNITED STATESTHE ROCK FINANCIAL GROUP</text:p>
            <text:p>102 VERSAILLES BLVD STE 100</text:p>
            <text:p>LAFAYETTE LA 70501</text:p>
            <text:p>UNITED STATESTHE ROCK FINANCIAL GROUP</text:p>
            <text:p>102 VERSAILLES BLVD STE 100</text:p>
            <text:p>LAFAYETTE LA 70501</text:p>
            <text:p>UNITED STATESTHE ROCK FINANCIAL GROUP</text:p>
            <text:p>102 VERSAILLES BLVD STE 100</text:p>
            <text:p>LAFAYETTE LA 70501</text:p>
            <text:p>UNITED STATESTHE ROCK FINANCIAL GROUP</text:p>
            <text:p>102 VERSAILLES BLVD STE 100</text:p>
            <text:p>LAFAYETTE LA 70501</text:p>
            <text:p>UNITED STATESTHE ROCK FINANCIAL GROUP</text:p>
            <text:p>102 VERSAILLES BLVD STE 100</text:p>
            <text:p>LAFAYETTE LA 70501</text:p>
            <text:p>UNITED STATESTHE ROCK FINANCIAL GROUP</text:p>
            <text:p>102 VERSAILLES BLVD STE 100</text:p>
            <text:p>LAFAYETTE LA 70501</text:p>
            <text:p>UNITED STATES</text:p>
          </table:table-cell>
          <table:table-cell office:value-type="string">
            <text:p>2121263D</text:p>
          </table:table-cell>
          <table:table-cell/>
          <table:table-cell table:style-name="ce11" office:value-type="float" office:value="22.68">
            <text:p>22.68</text:p>
          </table:table-cell>
          <table:table-cell office:value-type="string">
            <text:p><text:s/>18-AUG-2021</text:p>
          </table:table-cell>
          <table:table-cell office:value-type="string">
            <text:p>USD</text:p>
          </table:table-cell>
          <table:table-cell office:value-type="float" office:value="401747810">
            <text:p>401747810</text:p>
          </table:table-cell>
          <table:table-cell table:number-columns-repeated="1012"/>
        </table:table-row>
        <table:table-row table:style-name="ro4">
          <table:table-cell office:value-type="string">
            <text:p>IM-000000011378575-AP</text:p>
          </table:table-cell>
          <table:table-cell office:value-type="string">
            <text:p>Invoice</text:p>
          </table:table-cell>
          <table:table-cell office:value-type="string">
            <text:p>CISCO UMBRELLA (OPEN DNS) | 859Y-1</text:p>
          </table:table-cell>
          <table:table-cell office:value-type="string">
            <text:p>CISCO SYSTEMS, INC.</text:p>
          </table:table-cell>
          <table:table-cell office:value-type="float" office:value="6100963956">
            <text:p>6100963956</text:p>
          </table:table-cell>
          <table:table-cell table:style-name="ce9" office:value-type="string">
            <text:p>POOL &amp; ELECTRICAL PRODUCTS INC</text:p>
            <text:p>1595 E 6TH ST STE 101</text:p>
            <text:p>CORONA CA 92879</text:p>
            <text:p>UNITED STATESPOOL &amp; ELECTRICAL PRODUCTS INC</text:p>
            <text:p>1595 E 6TH ST STE 101</text:p>
            <text:p>CORONA CA 92879</text:p>
            <text:p>UNITED STATESPOOL &amp; ELECTRICAL PRODUCTS INC</text:p>
            <text:p>1595 E 6TH ST STE 101</text:p>
            <text:p>CORONA CA 92879</text:p>
            <text:p>UNITED STATESPOOL &amp; ELECTRICAL PRODUCTS INC</text:p>
            <text:p>1595 E 6TH ST STE 101</text:p>
            <text:p>CORONA CA 92879</text:p>
            <text:p>UNITED STATESPOOL &amp; ELECTRICAL PRODUCTS INC</text:p>
            <text:p>1595 E 6TH ST STE 101</text:p>
            <text:p>CORONA CA 92879</text:p>
            <text:p>UNITED STATESPOOL &amp; ELECTRICAL PRODUCTS INC</text:p>
            <text:p>1595 E 6TH ST STE 101</text:p>
            <text:p>CORONA CA 92879</text:p>
            <text:p>UNITED STATESPOOL &amp; ELECTRICAL PRODUCTS INC</text:p>
            <text:p>1595 E 6TH ST STE 101</text:p>
            <text:p>CORONA CA 92879</text:p>
            <text:p>UNITED STATESPOOL &amp; ELECTRICAL PRODUCTS INC</text:p>
            <text:p>1595 E 6TH ST STE 101</text:p>
            <text:p>CORONA CA 92879</text:p>
            <text:p>UNITED STATESPOOL &amp; ELECTRICAL PRODUCTS INC</text:p>
            <text:p>1595 E 6TH ST STE 101</text:p>
            <text:p>CORONA CA 92879</text:p>
            <text:p>UNITED STATESPOOL &amp; ELECTRICAL PRODUCTS INC</text:p>
            <text:p>1595 E 6TH ST STE 101</text:p>
            <text:p>CORONA CA 92879</text:p>
            <text:p>UNITED STATESPOOL &amp; ELECTRICAL PRODUCTS INC</text:p>
            <text:p>1595 E 6TH ST STE 101</text:p>
            <text:p>CORONA CA 92879</text:p>
            <text:p>UNITED STATESPOOL &amp; ELECTRICAL PRODUCTS INC</text:p>
            <text:p>1595 E 6TH ST STE 101</text:p>
            <text:p>CORONA CA 92879</text:p>
            <text:p>UNITED STATES</text:p>
          </table:table-cell>
          <table:table-cell office:value-type="string">
            <text:p>1439171D</text:p>
          </table:table-cell>
          <table:table-cell/>
          <table:table-cell table:style-name="ce11" office:value-type="float" office:value="541.93">
            <text:p>541.93</text:p>
          </table:table-cell>
          <table:table-cell office:value-type="string">
            <text:p><text:s/>18-AUG-2021</text:p>
          </table:table-cell>
          <table:table-cell office:value-type="string">
            <text:p>USD</text:p>
          </table:table-cell>
          <table:table-cell office:value-type="float" office:value="401747810">
            <text:p>401747810</text:p>
          </table:table-cell>
          <table:table-cell table:number-columns-repeated="1012"/>
        </table:table-row>
        <table:table-row table:style-name="ro3">
          <table:table-cell office:value-type="string">
            <text:p>IM-000000011378576-AP</text:p>
          </table:table-cell>
          <table:table-cell office:value-type="string">
            <text:p>Invoice</text:p>
          </table:table-cell>
          <table:table-cell office:value-type="string">
            <text:p>CISCO ANNUITY <text:s/>DUO SECURITY | Y885-1</text:p>
          </table:table-cell>
          <table:table-cell office:value-type="string">
            <text:p>CISCO SYSTEMS, INC.</text:p>
          </table:table-cell>
          <table:table-cell office:value-type="float" office:value="6100963959">
            <text:p>6100963959</text:p>
          </table:table-cell>
          <table:table-cell table:style-name="ce9" office:value-type="string">
            <text:p>CASA DE LOS NINOS</text:p>
            <text:p>1101 N 4TH AVE</text:p>
            <text:p>TUCSON AZ 85705</text:p>
            <text:p>UNITED STATESCASA DE LOS NINOS</text:p>
            <text:p>1101 N 4TH AVE</text:p>
            <text:p>TUCSON AZ 85705</text:p>
            <text:p>UNITED STATESCASA DE LOS NINOS</text:p>
            <text:p>1101 N 4TH AVE</text:p>
            <text:p>TUCSON AZ 85705</text:p>
            <text:p>UNITED STATESCASA DE LOS NINOS</text:p>
            <text:p>1101 N 4TH AVE</text:p>
            <text:p>TUCSON AZ 85705</text:p>
            <text:p>UNITED STATESCASA DE LOS NINOS</text:p>
            <text:p>1101 N 4TH AVE</text:p>
            <text:p>TUCSON AZ 85705</text:p>
            <text:p>UNITED STATESCASA DE LOS NINOS</text:p>
            <text:p>1101 N 4TH AVE</text:p>
            <text:p>TUCSON AZ 85705</text:p>
            <text:p>UNITED STATESCASA DE LOS NINOS</text:p>
            <text:p>1101 N 4TH AVE</text:p>
            <text:p>TUCSON AZ 85705</text:p>
            <text:p>UNITED STATESCASA DE LOS NINOS</text:p>
            <text:p>1101 N 4TH AVE</text:p>
            <text:p>TUCSON AZ 85705</text:p>
            <text:p>UNITED STATESCASA DE LOS NINOS</text:p>
            <text:p>1101 N 4TH AVE</text:p>
            <text:p>TUCSON AZ 85705</text:p>
            <text:p>UNITED STATESCASA DE LOS NINOS</text:p>
            <text:p>1101 N 4TH AVE</text:p>
            <text:p>TUCSON AZ 85705</text:p>
            <text:p>UNITED STATESCASA DE LOS NINOS</text:p>
            <text:p>1101 N 4TH AVE</text:p>
            <text:p>TUCSON AZ 85705</text:p>
            <text:p>UNITED STATESCASA DE LOS NINOS</text:p>
            <text:p>1101 N 4TH AVE</text:p>
            <text:p>TUCSON AZ 85705</text:p>
            <text:p>UNITED STATES</text:p>
          </table:table-cell>
          <table:table-cell office:value-type="string">
            <text:p>1458474D</text:p>
          </table:table-cell>
          <table:table-cell/>
          <table:table-cell table:style-name="ce11" office:value-type="float" office:value="5940">
            <text:p>5,940.00</text:p>
          </table:table-cell>
          <table:table-cell office:value-type="string">
            <text:p><text:s/>18-AUG-2021</text:p>
          </table:table-cell>
          <table:table-cell office:value-type="string">
            <text:p>USD</text:p>
          </table:table-cell>
          <table:table-cell office:value-type="float" office:value="401747810">
            <text:p>401747810</text:p>
          </table:table-cell>
          <table:table-cell table:number-columns-repeated="1012"/>
        </table:table-row>
        <table:table-row table:style-name="ro3">
          <table:table-cell office:value-type="string">
            <text:p>IM-000000011378577-AP</text:p>
          </table:table-cell>
          <table:table-cell office:value-type="string">
            <text:p>Invoice</text:p>
          </table:table-cell>
          <table:table-cell office:value-type="string">
            <text:p>CISCO UMBRELLA (OPEN DNS) | 859Y-1</text:p>
          </table:table-cell>
          <table:table-cell office:value-type="string">
            <text:p>CISCO SYSTEMS, INC.</text:p>
          </table:table-cell>
          <table:table-cell office:value-type="float" office:value="6100963960">
            <text:p>6100963960</text:p>
          </table:table-cell>
          <table:table-cell table:style-name="ce9" office:value-type="string">
            <text:p>SUN BEHAVIORAL HOUSTON</text:p>
            <text:p>7601 FANNIN ST</text:p>
            <text:p>HOUSTON TX 77054</text:p>
            <text:p>UNITED STATESSUN BEHAVIORAL HOUSTON</text:p>
            <text:p>7601 FANNIN ST</text:p>
            <text:p>HOUSTON TX 77054</text:p>
            <text:p>UNITED STATESSUN BEHAVIORAL HOUSTON</text:p>
            <text:p>7601 FANNIN ST</text:p>
            <text:p>HOUSTON TX 77054</text:p>
            <text:p>UNITED STATESSUN BEHAVIORAL HOUSTON</text:p>
            <text:p>7601 FANNIN ST</text:p>
            <text:p>HOUSTON TX 77054</text:p>
            <text:p>UNITED STATESSUN BEHAVIORAL HOUSTON</text:p>
            <text:p>7601 FANNIN ST</text:p>
            <text:p>HOUSTON TX 77054</text:p>
            <text:p>UNITED STATESSUN BEHAVIORAL HOUSTON</text:p>
            <text:p>7601 FANNIN ST</text:p>
            <text:p>HOUSTON TX 77054</text:p>
            <text:p>UNITED STATESSUN BEHAVIORAL HOUSTON</text:p>
            <text:p>7601 FANNIN ST</text:p>
            <text:p>HOUSTON TX 77054</text:p>
            <text:p>UNITED STATESSUN BEHAVIORAL HOUSTON</text:p>
            <text:p>7601 FANNIN ST</text:p>
            <text:p>HOUSTON TX 77054</text:p>
            <text:p>UNITED STATESSUN BEHAVIORAL HOUSTON</text:p>
            <text:p>7601 FANNIN ST</text:p>
            <text:p>HOUSTON TX 77054</text:p>
            <text:p>UNITED STATESSUN BEHAVIORAL HOUSTON</text:p>
            <text:p>7601 FANNIN ST</text:p>
            <text:p>HOUSTON TX 77054</text:p>
            <text:p>UNITED STATESSUN BEHAVIORAL HOUSTON</text:p>
            <text:p>7601 FANNIN ST</text:p>
            <text:p>HOUSTON TX 77054</text:p>
            <text:p>UNITED STATESSUN BEHAVIORAL HOUSTON</text:p>
            <text:p>7601 FANNIN ST</text:p>
            <text:p>HOUSTON TX 77054</text:p>
            <text:p>UNITED STATES</text:p>
          </table:table-cell>
          <table:table-cell office:value-type="string">
            <text:p>2021249D</text:p>
          </table:table-cell>
          <table:table-cell/>
          <table:table-cell table:style-name="ce11" office:value-type="float" office:value="961">
            <text:p>961.00</text:p>
          </table:table-cell>
          <table:table-cell office:value-type="string">
            <text:p><text:s/>18-AUG-2021</text:p>
          </table:table-cell>
          <table:table-cell office:value-type="string">
            <text:p>USD</text:p>
          </table:table-cell>
          <table:table-cell office:value-type="float" office:value="401747810">
            <text:p>401747810</text:p>
          </table:table-cell>
          <table:table-cell table:number-columns-repeated="1012"/>
        </table:table-row>
        <table:table-row table:style-name="ro3">
          <table:table-cell office:value-type="string">
            <text:p>IM-000000011378665-AP</text:p>
          </table:table-cell>
          <table:table-cell office:value-type="string">
            <text:p>Invoice</text:p>
          </table:table-cell>
          <table:table-cell office:value-type="string">
            <text:p>NULL</text:p>
          </table:table-cell>
          <table:table-cell office:value-type="string">
            <text:p>Fortinet, Inc</text:p>
          </table:table-cell>
          <table:table-cell/>
          <table:table-cell table:style-name="ce9" office:value-type="string">
            <text:p>Accara IT Services</text:p>
            <text:p>993 PRINCESS STREET, UNIT#14</text:p>
            <text:p>KINGSTON, ON K7L 1H3</text:p>
            <text:p>CAAccara IT Services</text:p>
            <text:p>993 PRINCESS STREET, UNIT#14</text:p>
            <text:p>KINGSTON, ON K7L 1H3</text:p>
            <text:p>CAAccara IT Services</text:p>
            <text:p>993 PRINCESS STREET, UNIT#14</text:p>
            <text:p>KINGSTON, ON K7L 1H3</text:p>
            <text:p>CAAccara IT Services</text:p>
            <text:p>993 PRINCESS STREET, UNIT#14</text:p>
            <text:p>KINGSTON, ON K7L 1H3</text:p>
            <text:p>CAAccara IT Services</text:p>
            <text:p>993 PRINCESS STREET, UNIT#14</text:p>
            <text:p>KINGSTON, ON K7L 1H3</text:p>
            <text:p>CAAccara IT Services</text:p>
            <text:p>993 PRINCESS STREET, UNIT#14</text:p>
            <text:p>KINGSTON, ON K7L 1H3</text:p>
            <text:p>CAAccara IT Services</text:p>
            <text:p>993 PRINCESS STREET, UNIT#14</text:p>
            <text:p>KINGSTON, ON K7L 1H3</text:p>
            <text:p>CAAccara IT Services</text:p>
            <text:p>993 PRINCESS STREET, UNIT#14</text:p>
            <text:p>KINGSTON, ON K7L 1H3</text:p>
            <text:p>CAAccara IT Services</text:p>
            <text:p>993 PRINCESS STREET, UNIT#14</text:p>
            <text:p>KINGSTON, ON K7L 1H3</text:p>
            <text:p>CAAccara IT Services</text:p>
            <text:p>993 PRINCESS STREET, UNIT#14</text:p>
            <text:p>KINGSTON, ON K7L 1H3</text:p>
            <text:p>CAAccara IT Services</text:p>
            <text:p>993 PRINCESS STREET, UNIT#14</text:p>
            <text:p>KINGSTON, ON K7L 1H3</text:p>
            <text:p>CAAccara IT Services</text:p>
            <text:p>993 PRINCESS STREET, UNIT#14</text:p>
            <text:p>KINGSTON, ON K7L 1H3</text:p>
            <text:p>CA</text:p>
          </table:table-cell>
          <table:table-cell office:value-type="string">
            <text:p>40-W8549-D</text:p>
          </table:table-cell>
          <table:table-cell/>
          <table:table-cell table:style-name="ce11" office:value-type="float" office:value="25113.62">
            <text:p>25,113.62</text:p>
          </table:table-cell>
          <table:table-cell office:value-type="string">
            <text:p><text:s/>08/18/2021</text:p>
          </table:table-cell>
          <table:table-cell office:value-type="string">
            <text:p>USD</text:p>
          </table:table-cell>
          <table:table-cell office:value-type="float" office:value="1315493">
            <text:p>1315493</text:p>
          </table:table-cell>
          <table:table-cell table:number-columns-repeated="1012"/>
        </table:table-row>
        <table:table-row table:style-name="ro5">
          <table:table-cell office:value-type="string">
            <text:p>IM-000000011378666-AP</text:p>
          </table:table-cell>
          <table:table-cell office:value-type="string">
            <text:p>Invoice</text:p>
          </table:table-cell>
          <table:table-cell office:value-type="string">
            <text:p>NULL</text:p>
          </table:table-cell>
          <table:table-cell office:value-type="string">
            <text:p>Fortinet, Inc</text:p>
          </table:table-cell>
          <table:table-cell/>
          <table:table-cell table:style-name="ce9" office:value-type="string">
            <text:p>PGFL NOTAIRES</text:p>
            <text:p>7077, RUE BEAUBIEN EST</text:p>
            <text:p>BUREAU 201</text:p>
            <text:p>MONTRAL, QC H1M2Y2</text:p>
            <text:p>CAPGFL NOTAIRES</text:p>
            <text:p>7077, RUE BEAUBIEN EST</text:p>
            <text:p>BUREAU 201</text:p>
            <text:p>MONTRAL, QC H1M2Y2</text:p>
            <text:p>CAPGFL NOTAIRES</text:p>
            <text:p>7077, RUE BEAUBIEN EST</text:p>
            <text:p>BUREAU 201</text:p>
            <text:p>MONTRAL, QC H1M2Y2</text:p>
            <text:p>CAPGFL NOTAIRES</text:p>
            <text:p>7077, RUE BEAUBIEN EST</text:p>
            <text:p>BUREAU 201</text:p>
            <text:p>MONTRAL, QC H1M2Y2</text:p>
            <text:p>CAPGFL NOTAIRES</text:p>
            <text:p>7077, RUE BEAUBIEN EST</text:p>
            <text:p>BUREAU 201</text:p>
            <text:p>MONTRAL, QC H1M2Y2</text:p>
            <text:p>CAPGFL NOTAIRES</text:p>
            <text:p>7077, RUE BEAUBIEN EST</text:p>
            <text:p>BUREAU 201</text:p>
            <text:p>MONTRAL, QC H1M2Y2</text:p>
            <text:p>CAPGFL NOTAIRES</text:p>
            <text:p>7077, RUE BEAUBIEN EST</text:p>
            <text:p>BUREAU 201</text:p>
            <text:p>MONTRAL, QC H1M2Y2</text:p>
            <text:p>CAPGFL NOTAIRES</text:p>
            <text:p>7077, RUE BEAUBIEN EST</text:p>
            <text:p>BUREAU 201</text:p>
            <text:p>MONTRAL, QC H1M2Y2</text:p>
            <text:p>CAPGFL NOTAIRES</text:p>
            <text:p>7077, RUE BEAUBIEN EST</text:p>
            <text:p>BUREAU 201</text:p>
            <text:p>MONTRAL, QC H1M2Y2</text:p>
            <text:p>CAPGFL NOTAIRES</text:p>
            <text:p>7077, RUE BEAUBIEN EST</text:p>
            <text:p>BUREAU 201</text:p>
            <text:p>MONTRAL, QC H1M2Y2</text:p>
            <text:p>CAPGFL NOTAIRES</text:p>
            <text:p>7077, RUE BEAUBIEN EST</text:p>
            <text:p>BUREAU 201</text:p>
            <text:p>MONTRAL, QC H1M2Y2</text:p>
            <text:p>CAPGFL NOTAIRES</text:p>
            <text:p>7077, RUE BEAUBIEN EST</text:p>
            <text:p>BUREAU 201</text:p>
            <text:p>MONTRAL, QC H1M2Y2</text:p>
            <text:p>CA</text:p>
          </table:table-cell>
          <table:table-cell office:value-type="string">
            <text:p>40-W8704-D</text:p>
          </table:table-cell>
          <table:table-cell/>
          <table:table-cell table:style-name="ce11" office:value-type="float" office:value="227.5">
            <text:p>227.50</text:p>
          </table:table-cell>
          <table:table-cell office:value-type="string">
            <text:p><text:s/>08/18/2021</text:p>
          </table:table-cell>
          <table:table-cell office:value-type="string">
            <text:p>USD</text:p>
          </table:table-cell>
          <table:table-cell office:value-type="float" office:value="1315493">
            <text:p>1315493</text:p>
          </table:table-cell>
          <table:table-cell table:number-columns-repeated="1012"/>
        </table:table-row>
        <table:table-row table:style-name="ro3">
          <table:table-cell office:value-type="string">
            <text:p>IM-000000011378667-AP</text:p>
          </table:table-cell>
          <table:table-cell office:value-type="string">
            <text:p>Invoice</text:p>
          </table:table-cell>
          <table:table-cell office:value-type="string">
            <text:p>NULL</text:p>
          </table:table-cell>
          <table:table-cell office:value-type="string">
            <text:p>Fortinet, Inc</text:p>
          </table:table-cell>
          <table:table-cell/>
          <table:table-cell table:style-name="ce9" office:value-type="string">
            <text:p>GROUPE TOUCHETTE INC</text:p>
            <text:p>750 BOUL LEBEAU</text:p>
            <text:p>SAINT-LAURENT, QC H4N1S4</text:p>
            <text:p>CAGROUPE TOUCHETTE INC</text:p>
            <text:p>750 BOUL LEBEAU</text:p>
            <text:p>SAINT-LAURENT, QC H4N1S4</text:p>
            <text:p>CAGROUPE TOUCHETTE INC</text:p>
            <text:p>750 BOUL LEBEAU</text:p>
            <text:p>SAINT-LAURENT, QC H4N1S4</text:p>
            <text:p>CAGROUPE TOUCHETTE INC</text:p>
            <text:p>750 BOUL LEBEAU</text:p>
            <text:p>SAINT-LAURENT, QC H4N1S4</text:p>
            <text:p>CAGROUPE TOUCHETTE INC</text:p>
            <text:p>750 BOUL LEBEAU</text:p>
            <text:p>SAINT-LAURENT, QC H4N1S4</text:p>
            <text:p>CAGROUPE TOUCHETTE INC</text:p>
            <text:p>750 BOUL LEBEAU</text:p>
            <text:p>SAINT-LAURENT, QC H4N1S4</text:p>
            <text:p>CAGROUPE TOUCHETTE INC</text:p>
            <text:p>750 BOUL LEBEAU</text:p>
            <text:p>SAINT-LAURENT, QC H4N1S4</text:p>
            <text:p>CAGROUPE TOUCHETTE INC</text:p>
            <text:p>750 BOUL LEBEAU</text:p>
            <text:p>SAINT-LAURENT, QC H4N1S4</text:p>
            <text:p>CAGROUPE TOUCHETTE INC</text:p>
            <text:p>750 BOUL LEBEAU</text:p>
            <text:p>SAINT-LAURENT, QC H4N1S4</text:p>
            <text:p>CAGROUPE TOUCHETTE INC</text:p>
            <text:p>750 BOUL LEBEAU</text:p>
            <text:p>SAINT-LAURENT, QC H4N1S4</text:p>
            <text:p>CAGROUPE TOUCHETTE INC</text:p>
            <text:p>750 BOUL LEBEAU</text:p>
            <text:p>SAINT-LAURENT, QC H4N1S4</text:p>
            <text:p>CAGROUPE TOUCHETTE INC</text:p>
            <text:p>750 BOUL LEBEAU</text:p>
            <text:p>SAINT-LAURENT, QC H4N1S4</text:p>
            <text:p>CA</text:p>
          </table:table-cell>
          <table:table-cell office:value-type="string">
            <text:p>40-W5244-D</text:p>
          </table:table-cell>
          <table:table-cell/>
          <table:table-cell table:style-name="ce11" office:value-type="float" office:value="74.2">
            <text:p>74.20</text:p>
          </table:table-cell>
          <table:table-cell office:value-type="string">
            <text:p><text:s/>08/18/2021</text:p>
          </table:table-cell>
          <table:table-cell office:value-type="string">
            <text:p>USD</text:p>
          </table:table-cell>
          <table:table-cell office:value-type="float" office:value="1315493">
            <text:p>1315493</text:p>
          </table:table-cell>
          <table:table-cell table:number-columns-repeated="1012"/>
        </table:table-row>
        <table:table-row table:style-name="ro4">
          <table:table-cell office:value-type="string">
            <text:p>IM-000000011378670-AP</text:p>
          </table:table-cell>
          <table:table-cell office:value-type="string">
            <text:p>Invoice</text:p>
          </table:table-cell>
          <table:table-cell office:value-type="string">
            <text:p>DISTINOW | 630U-1</text:p>
          </table:table-cell>
          <table:table-cell office:value-type="string">
            <text:p>Distinow 2</text:p>
          </table:table-cell>
          <table:table-cell office:value-type="float" office:value="35411">
            <text:p>35411</text:p>
          </table:table-cell>
          <table:table-cell table:style-name="ce9" office:value-type="string">
            <text:p>GOOD SAMARITAN MEDICAL CENTER</text:p>
            <text:p>235 N PEARL ST</text:p>
            <text:p>PO 418 / RICHARD DECHRISTOPHER</text:p>
            <text:p>BROCKTON MA 023011794GOOD SAMARITAN MEDICAL CENTER</text:p>
            <text:p>235 N PEARL ST</text:p>
            <text:p>PO 418 / RICHARD DECHRISTOPHER</text:p>
            <text:p>BROCKTON MA 023011794GOOD SAMARITAN MEDICAL CENTER</text:p>
            <text:p>235 N PEARL ST</text:p>
            <text:p>PO 418 / RICHARD DECHRISTOPHER</text:p>
            <text:p>BROCKTON MA 023011794GOOD SAMARITAN MEDICAL CENTER</text:p>
            <text:p>235 N PEARL ST</text:p>
            <text:p>PO 418 / RICHARD DECHRISTOPHER</text:p>
            <text:p>BROCKTON MA 023011794GOOD SAMARITAN MEDICAL CENTER</text:p>
            <text:p>235 N PEARL ST</text:p>
            <text:p>PO 418 / RICHARD DECHRISTOPHER</text:p>
            <text:p>BROCKTON MA 023011794GOOD SAMARITAN MEDICAL CENTER</text:p>
            <text:p>235 N PEARL ST</text:p>
            <text:p>PO 418 / RICHARD DECHRISTOPHER</text:p>
            <text:p>BROCKTON MA 023011794GOOD SAMARITAN MEDICAL CENTER</text:p>
            <text:p>235 N PEARL ST</text:p>
            <text:p>PO 418 / RICHARD DECHRISTOPHER</text:p>
            <text:p>BROCKTON MA 023011794GOOD SAMARITAN MEDICAL CENTER</text:p>
            <text:p>235 N PEARL ST</text:p>
            <text:p>PO 418 / RICHARD DECHRISTOPHER</text:p>
            <text:p>BROCKTON MA 023011794GOOD SAMARITAN MEDICAL CENTER</text:p>
            <text:p>235 N PEARL ST</text:p>
            <text:p>PO 418 / RICHARD DECHRISTOPHER</text:p>
            <text:p>BROCKTON MA 023011794GOOD SAMARITAN MEDICAL CENTER</text:p>
            <text:p>235 N PEARL ST</text:p>
            <text:p>PO 418 / RICHARD DECHRISTOPHER</text:p>
            <text:p>BROCKTON MA 023011794GOOD SAMARITAN MEDICAL CENTER</text:p>
            <text:p>235 N PEARL ST</text:p>
            <text:p>PO 418 / RICHARD DECHRISTOPHER</text:p>
            <text:p>BROCKTON MA 023011794GOOD SAMARITAN MEDICAL CENTER</text:p>
            <text:p>235 N PEARL ST</text:p>
            <text:p>PO 418 / RICHARD DECHRISTOPHER</text:p>
            <text:p>BROCKTON MA 023011794</text:p>
          </table:table-cell>
          <table:table-cell office:value-type="string">
            <text:p>60-FYL87-D</text:p>
          </table:table-cell>
          <table:table-cell/>
          <table:table-cell table:style-name="ce11" office:value-type="float" office:value="944">
            <text:p>944.00</text:p>
          </table:table-cell>
          <table:table-cell office:value-type="string">
            <text:p>8/17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4">
          <table:table-cell office:value-type="string">
            <text:p>IM-000000011378671-AP</text:p>
          </table:table-cell>
          <table:table-cell office:value-type="string">
            <text:p>Invoice</text:p>
          </table:table-cell>
          <table:table-cell office:value-type="string">
            <text:p>DISTINOW | 630U-1</text:p>
          </table:table-cell>
          <table:table-cell office:value-type="string">
            <text:p>Distinow 2</text:p>
          </table:table-cell>
          <table:table-cell office:value-type="float" office:value="35413">
            <text:p>35413</text:p>
          </table:table-cell>
          <table:table-cell table:style-name="ce9" office:value-type="string">
            <text:p>NORWOOD HOSPITAL</text:p>
            <text:p>800 WASHINGTON ST</text:p>
            <text:p>PO 418 / JON EMMA</text:p>
            <text:p>NORWOOD MA 020623487NORWOOD HOSPITAL</text:p>
            <text:p>800 WASHINGTON ST</text:p>
            <text:p>PO 418 / JON EMMA</text:p>
            <text:p>NORWOOD MA 020623487NORWOOD HOSPITAL</text:p>
            <text:p>800 WASHINGTON ST</text:p>
            <text:p>PO 418 / JON EMMA</text:p>
            <text:p>NORWOOD MA 020623487NORWOOD HOSPITAL</text:p>
            <text:p>800 WASHINGTON ST</text:p>
            <text:p>PO 418 / JON EMMA</text:p>
            <text:p>NORWOOD MA 020623487NORWOOD HOSPITAL</text:p>
            <text:p>800 WASHINGTON ST</text:p>
            <text:p>PO 418 / JON EMMA</text:p>
            <text:p>NORWOOD MA 020623487NORWOOD HOSPITAL</text:p>
            <text:p>800 WASHINGTON ST</text:p>
            <text:p>PO 418 / JON EMMA</text:p>
            <text:p>NORWOOD MA 020623487NORWOOD HOSPITAL</text:p>
            <text:p>800 WASHINGTON ST</text:p>
            <text:p>PO 418 / JON EMMA</text:p>
            <text:p>NORWOOD MA 020623487NORWOOD HOSPITAL</text:p>
            <text:p>800 WASHINGTON ST</text:p>
            <text:p>PO 418 / JON EMMA</text:p>
            <text:p>NORWOOD MA 020623487NORWOOD HOSPITAL</text:p>
            <text:p>800 WASHINGTON ST</text:p>
            <text:p>PO 418 / JON EMMA</text:p>
            <text:p>NORWOOD MA 020623487NORWOOD HOSPITAL</text:p>
            <text:p>800 WASHINGTON ST</text:p>
            <text:p>PO 418 / JON EMMA</text:p>
            <text:p>NORWOOD MA 020623487NORWOOD HOSPITAL</text:p>
            <text:p>800 WASHINGTON ST</text:p>
            <text:p>PO 418 / JON EMMA</text:p>
            <text:p>NORWOOD MA 020623487NORWOOD HOSPITAL</text:p>
            <text:p>800 WASHINGTON ST</text:p>
            <text:p>PO 418 / JON EMMA</text:p>
            <text:p>NORWOOD MA 020623487</text:p>
          </table:table-cell>
          <table:table-cell office:value-type="string">
            <text:p>60-FYL89-D</text:p>
          </table:table-cell>
          <table:table-cell/>
          <table:table-cell table:style-name="ce11" office:value-type="float" office:value="944">
            <text:p>944.00</text:p>
          </table:table-cell>
          <table:table-cell office:value-type="string">
            <text:p>8/17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6">
          <table:table-cell office:value-type="string">
            <text:p>IM-000000011378676-AP</text:p>
          </table:table-cell>
          <table:table-cell office:value-type="string">
            <text:p>Invoice</text:p>
          </table:table-cell>
          <table:table-cell office:value-type="string">
            <text:p>DISTINOW | 630U-1</text:p>
          </table:table-cell>
          <table:table-cell office:value-type="string">
            <text:p>Distinow 2</text:p>
          </table:table-cell>
          <table:table-cell office:value-type="float" office:value="35414">
            <text:p>35414</text:p>
          </table:table-cell>
          <table:table-cell table:style-name="ce9" office:value-type="string">
            <text:p>ST ANNES HOSPITAL</text:p>
            <text:p>795 MIDDLE ST</text:p>
            <text:p>PO 418 / NIALL MCNULTY</text:p>
            <text:p>FALL RIVER MA 027211798ST ANNES HOSPITAL</text:p>
            <text:p>795 MIDDLE ST</text:p>
            <text:p>PO 418 / NIALL MCNULTY</text:p>
            <text:p>FALL RIVER MA 027211798ST ANNES HOSPITAL</text:p>
            <text:p>795 MIDDLE ST</text:p>
            <text:p>PO 418 / NIALL MCNULTY</text:p>
            <text:p>FALL RIVER MA 027211798ST ANNES HOSPITAL</text:p>
            <text:p>795 MIDDLE ST</text:p>
            <text:p>PO 418 / NIALL MCNULTY</text:p>
            <text:p>FALL RIVER MA 027211798ST ANNES HOSPITAL</text:p>
            <text:p>795 MIDDLE ST</text:p>
            <text:p>PO 418 / NIALL MCNULTY</text:p>
            <text:p>FALL RIVER MA 027211798ST ANNES HOSPITAL</text:p>
            <text:p>795 MIDDLE ST</text:p>
            <text:p>PO 418 / NIALL MCNULTY</text:p>
            <text:p>FALL RIVER MA 027211798ST ANNES HOSPITAL</text:p>
            <text:p>795 MIDDLE ST</text:p>
            <text:p>PO 418 / NIALL MCNULTY</text:p>
            <text:p>FALL RIVER MA 027211798ST ANNES HOSPITAL</text:p>
            <text:p>795 MIDDLE ST</text:p>
            <text:p>PO 418 / NIALL MCNULTY</text:p>
            <text:p>FALL RIVER MA 027211798ST ANNES HOSPITAL</text:p>
            <text:p>795 MIDDLE ST</text:p>
            <text:p>PO 418 / NIALL MCNULTY</text:p>
            <text:p>FALL RIVER MA 027211798ST ANNES HOSPITAL</text:p>
            <text:p>795 MIDDLE ST</text:p>
            <text:p>PO 418 / NIALL MCNULTY</text:p>
            <text:p>FALL RIVER MA 027211798ST ANNES HOSPITAL</text:p>
            <text:p>795 MIDDLE ST</text:p>
            <text:p>PO 418 / NIALL MCNULTY</text:p>
            <text:p>FALL RIVER MA 027211798ST ANNES HOSPITAL</text:p>
            <text:p>795 MIDDLE ST</text:p>
            <text:p>PO 418 / NIALL MCNULTY</text:p>
            <text:p>FALL RIVER MA 027211798</text:p>
          </table:table-cell>
          <table:table-cell office:value-type="string">
            <text:p>60-FYL74-D</text:p>
          </table:table-cell>
          <table:table-cell/>
          <table:table-cell table:style-name="ce11" office:value-type="float" office:value="708">
            <text:p>708.00</text:p>
          </table:table-cell>
          <table:table-cell office:value-type="string">
            <text:p>8/17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4">
          <table:table-cell office:value-type="string">
            <text:p>IM-000000011378677-AP</text:p>
          </table:table-cell>
          <table:table-cell office:value-type="string">
            <text:p>Invoice</text:p>
          </table:table-cell>
          <table:table-cell office:value-type="string">
            <text:p>DISTINOW | 630U-1</text:p>
          </table:table-cell>
          <table:table-cell office:value-type="string">
            <text:p>Distinow 2</text:p>
          </table:table-cell>
          <table:table-cell office:value-type="float" office:value="35412">
            <text:p>35412</text:p>
          </table:table-cell>
          <table:table-cell table:style-name="ce9" office:value-type="string">
            <text:p>HOLY FAMILY HOSPITAL</text:p>
            <text:p>70 EAST ST</text:p>
            <text:p>PO 418 / STEVE DOHERTY</text:p>
            <text:p>METHUEN MA 018444597HOLY FAMILY HOSPITAL</text:p>
            <text:p>70 EAST ST</text:p>
            <text:p>PO 418 / STEVE DOHERTY</text:p>
            <text:p>METHUEN MA 018444597HOLY FAMILY HOSPITAL</text:p>
            <text:p>70 EAST ST</text:p>
            <text:p>PO 418 / STEVE DOHERTY</text:p>
            <text:p>METHUEN MA 018444597HOLY FAMILY HOSPITAL</text:p>
            <text:p>70 EAST ST</text:p>
            <text:p>PO 418 / STEVE DOHERTY</text:p>
            <text:p>METHUEN MA 018444597HOLY FAMILY HOSPITAL</text:p>
            <text:p>70 EAST ST</text:p>
            <text:p>PO 418 / STEVE DOHERTY</text:p>
            <text:p>METHUEN MA 018444597HOLY FAMILY HOSPITAL</text:p>
            <text:p>70 EAST ST</text:p>
            <text:p>PO 418 / STEVE DOHERTY</text:p>
            <text:p>METHUEN MA 018444597HOLY FAMILY HOSPITAL</text:p>
            <text:p>70 EAST ST</text:p>
            <text:p>PO 418 / STEVE DOHERTY</text:p>
            <text:p>METHUEN MA 018444597HOLY FAMILY HOSPITAL</text:p>
            <text:p>70 EAST ST</text:p>
            <text:p>PO 418 / STEVE DOHERTY</text:p>
            <text:p>METHUEN MA 018444597HOLY FAMILY HOSPITAL</text:p>
            <text:p>70 EAST ST</text:p>
            <text:p>PO 418 / STEVE DOHERTY</text:p>
            <text:p>METHUEN MA 018444597HOLY FAMILY HOSPITAL</text:p>
            <text:p>70 EAST ST</text:p>
            <text:p>PO 418 / STEVE DOHERTY</text:p>
            <text:p>METHUEN MA 018444597HOLY FAMILY HOSPITAL</text:p>
            <text:p>70 EAST ST</text:p>
            <text:p>PO 418 / STEVE DOHERTY</text:p>
            <text:p>METHUEN MA 018444597HOLY FAMILY HOSPITAL</text:p>
            <text:p>70 EAST ST</text:p>
            <text:p>PO 418 / STEVE DOHERTY</text:p>
            <text:p>METHUEN MA 018444597</text:p>
          </table:table-cell>
          <table:table-cell office:value-type="string">
            <text:p>60-FYL86-D</text:p>
          </table:table-cell>
          <table:table-cell/>
          <table:table-cell table:style-name="ce11" office:value-type="float" office:value="472">
            <text:p>472.00</text:p>
          </table:table-cell>
          <table:table-cell office:value-type="string">
            <text:p>8/17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4">
          <table:table-cell office:value-type="string">
            <text:p>IM-000000011378678-AP</text:p>
          </table:table-cell>
          <table:table-cell office:value-type="string">
            <text:p>Invoice</text:p>
          </table:table-cell>
          <table:table-cell office:value-type="string">
            <text:p>DISTINOW | 630U-1</text:p>
          </table:table-cell>
          <table:table-cell office:value-type="string">
            <text:p>Distinow 2</text:p>
          </table:table-cell>
          <table:table-cell office:value-type="float" office:value="35416">
            <text:p>35416</text:p>
          </table:table-cell>
          <table:table-cell table:style-name="ce9" office:value-type="string">
            <text:p>CDW LOGISTICS, INC</text:p>
            <text:p>200 N MILWAUKEE AVE</text:p>
            <text:p>XGF9006</text:p>
            <text:p>VERNON HILLS IL 60061-1577CDW LOGISTICS, INC</text:p>
            <text:p>200 N MILWAUKEE AVE</text:p>
            <text:p>XGF9006</text:p>
            <text:p>VERNON HILLS IL 60061-1577CDW LOGISTICS, INC</text:p>
            <text:p>200 N MILWAUKEE AVE</text:p>
            <text:p>XGF9006</text:p>
            <text:p>VERNON HILLS IL 60061-1577CDW LOGISTICS, INC</text:p>
            <text:p>200 N MILWAUKEE AVE</text:p>
            <text:p>XGF9006</text:p>
            <text:p>VERNON HILLS IL 60061-1577CDW LOGISTICS, INC</text:p>
            <text:p>200 N MILWAUKEE AVE</text:p>
            <text:p>XGF9006</text:p>
            <text:p>VERNON HILLS IL 60061-1577CDW LOGISTICS, INC</text:p>
            <text:p>200 N MILWAUKEE AVE</text:p>
            <text:p>XGF9006</text:p>
            <text:p>VERNON HILLS IL 60061-1577CDW LOGISTICS, INC</text:p>
            <text:p>200 N MILWAUKEE AVE</text:p>
            <text:p>XGF9006</text:p>
            <text:p>VERNON HILLS IL 60061-1577CDW LOGISTICS, INC</text:p>
            <text:p>200 N MILWAUKEE AVE</text:p>
            <text:p>XGF9006</text:p>
            <text:p>VERNON HILLS IL 60061-1577CDW LOGISTICS, INC</text:p>
            <text:p>200 N MILWAUKEE AVE</text:p>
            <text:p>XGF9006</text:p>
            <text:p>VERNON HILLS IL 60061-1577CDW LOGISTICS, INC</text:p>
            <text:p>200 N MILWAUKEE AVE</text:p>
            <text:p>XGF9006</text:p>
            <text:p>VERNON HILLS IL 60061-1577CDW LOGISTICS, INC</text:p>
            <text:p>200 N MILWAUKEE AVE</text:p>
            <text:p>XGF9006</text:p>
            <text:p>VERNON HILLS IL 60061-1577CDW LOGISTICS, INC</text:p>
            <text:p>200 N MILWAUKEE AVE</text:p>
            <text:p>XGF9006</text:p>
            <text:p>VERNON HILLS IL 60061-1577</text:p>
          </table:table-cell>
          <table:table-cell office:value-type="string">
            <text:p>70-YYK73-D</text:p>
          </table:table-cell>
          <table:table-cell/>
          <table:table-cell table:style-name="ce11" office:value-type="float" office:value="32.5">
            <text:p>32.50</text:p>
          </table:table-cell>
          <table:table-cell office:value-type="string">
            <text:p>8/17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7">
          <table:table-cell office:value-type="string">
            <text:p>IM-000000011378680-AP</text:p>
          </table:table-cell>
          <table:table-cell office:value-type="string">
            <text:p>Invoice</text:p>
          </table:table-cell>
          <table:table-cell office:value-type="string">
            <text:p>DISTINOW | 630U-1</text:p>
          </table:table-cell>
          <table:table-cell office:value-type="string">
            <text:p>Distinow 2</text:p>
          </table:table-cell>
          <table:table-cell office:value-type="float" office:value="35415">
            <text:p>35415</text:p>
          </table:table-cell>
          <table:table-cell table:style-name="ce9" office:value-type="string">
            <text:p>ROCKLEDGE REGIONAL MEDICAL CENTER</text:p>
            <text:p>110 LONGWOOD AVE</text:p>
            <text:p>PO 418 / KYLE HASBROUCK</text:p>
            <text:p>ROCKLEDGE FL 329552828ROCKLEDGE REGIONAL MEDICAL CENTER</text:p>
            <text:p>110 LONGWOOD AVE</text:p>
            <text:p>PO 418 / KYLE HASBROUCK</text:p>
            <text:p>ROCKLEDGE FL 329552828ROCKLEDGE REGIONAL MEDICAL CENTER</text:p>
            <text:p>110 LONGWOOD AVE</text:p>
            <text:p>PO 418 / KYLE HASBROUCK</text:p>
            <text:p>ROCKLEDGE FL 329552828ROCKLEDGE REGIONAL MEDICAL CENTER</text:p>
            <text:p>110 LONGWOOD AVE</text:p>
            <text:p>PO 418 / KYLE HASBROUCK</text:p>
            <text:p>ROCKLEDGE FL 329552828ROCKLEDGE REGIONAL MEDICAL CENTER</text:p>
            <text:p>110 LONGWOOD AVE</text:p>
            <text:p>PO 418 / KYLE HASBROUCK</text:p>
            <text:p>ROCKLEDGE FL 329552828ROCKLEDGE REGIONAL MEDICAL CENTER</text:p>
            <text:p>110 LONGWOOD AVE</text:p>
            <text:p>PO 418 / KYLE HASBROUCK</text:p>
            <text:p>ROCKLEDGE FL 329552828ROCKLEDGE REGIONAL MEDICAL CENTER</text:p>
            <text:p>110 LONGWOOD AVE</text:p>
            <text:p>PO 418 / KYLE HASBROUCK</text:p>
            <text:p>ROCKLEDGE FL 329552828ROCKLEDGE REGIONAL MEDICAL CENTER</text:p>
            <text:p>110 LONGWOOD AVE</text:p>
            <text:p>PO 418 / KYLE HASBROUCK</text:p>
            <text:p>ROCKLEDGE FL 329552828ROCKLEDGE REGIONAL MEDICAL CENTER</text:p>
            <text:p>110 LONGWOOD AVE</text:p>
            <text:p>PO 418 / KYLE HASBROUCK</text:p>
            <text:p>ROCKLEDGE FL 329552828ROCKLEDGE REGIONAL MEDICAL CENTER</text:p>
            <text:p>110 LONGWOOD AVE</text:p>
            <text:p>PO 418 / KYLE HASBROUCK</text:p>
            <text:p>ROCKLEDGE FL 329552828ROCKLEDGE REGIONAL MEDICAL CENTER</text:p>
            <text:p>110 LONGWOOD AVE</text:p>
            <text:p>PO 418 / KYLE HASBROUCK</text:p>
            <text:p>ROCKLEDGE FL 329552828</text:p>
          </table:table-cell>
          <table:table-cell office:value-type="string">
            <text:p>60-FYL88-D</text:p>
          </table:table-cell>
          <table:table-cell/>
          <table:table-cell table:style-name="ce11" office:value-type="float" office:value="708">
            <text:p>708.00</text:p>
          </table:table-cell>
          <table:table-cell office:value-type="string">
            <text:p>8/17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8">
          <table:table-cell office:value-type="string">
            <text:p>IM-000000011378681-AP</text:p>
          </table:table-cell>
          <table:table-cell office:value-type="string">
            <text:p>Invoice</text:p>
          </table:table-cell>
          <table:table-cell office:value-type="string">
            <text:p>WESTERN DIGITAL - CONTENT SOLUTIONS | 480U-1</text:p>
          </table:table-cell>
          <table:table-cell office:value-type="string">
            <text:p>Western Digital Technologies</text:p>
          </table:table-cell>
          <table:table-cell office:value-type="float" office:value="3001776297">
            <text:p>3001776297</text:p>
          </table:table-cell>
          <table:table-cell table:style-name="ce9" office:value-type="string">
            <text:p>INGRAM MICRO (RTL-CHICAGO)</text:p>
            <text:p>415 EAST LIES</text:p>
            <text:p>CAROL STREAM Illinois 60188</text:p>
            <text:p>USAINGRAM MICRO (RTL-CHICAGO)</text:p>
            <text:p>415 EAST LIES</text:p>
            <text:p>CAROL STREAM Illinois 60188</text:p>
            <text:p>USAINGRAM MICRO (RTL-CHICAGO)</text:p>
            <text:p>415 EAST LIES</text:p>
            <text:p>CAROL STREAM Illinois 60188</text:p>
            <text:p>USAINGRAM MICRO (RTL-CHICAGO)</text:p>
            <text:p>415 EAST LIES</text:p>
            <text:p>CAROL STREAM Illinois 60188</text:p>
            <text:p>USAINGRAM MICRO (RTL-CHICAGO)</text:p>
            <text:p>415 EAST LIES</text:p>
            <text:p>CAROL STREAM Illinois 60188</text:p>
            <text:p>USAINGRAM MICRO (RTL-CHICAGO)</text:p>
            <text:p>415 EAST LIES</text:p>
            <text:p>CAROL STREAM Illinois 60188</text:p>
            <text:p>USAINGRAM MICRO (RTL-CHICAGO)</text:p>
            <text:p>415 EAST LIES</text:p>
            <text:p>CAROL STREAM Illinois 60188</text:p>
            <text:p>USAINGRAM MICRO (RTL-CHICAGO)</text:p>
            <text:p>415 EAST LIES</text:p>
            <text:p>CAROL STREAM Illinois 60188</text:p>
            <text:p>USAINGRAM MICRO (RTL-CHICAGO)</text:p>
            <text:p>415 EAST LIES</text:p>
            <text:p>CAROL STREAM Illinois 60188</text:p>
            <text:p>USAINGRAM MICRO (RTL-CHICAGO)</text:p>
            <text:p>415 EAST LIES</text:p>
            <text:p>CAROL STREAM Illinois 60188</text:p>
            <text:p>USAINGRAM MICRO (RTL-CHICAGO)</text:p>
            <text:p>415 EAST LIES</text:p>
            <text:p>CAROL STREAM Illinois 60188</text:p>
            <text:p>USA</text:p>
          </table:table-cell>
          <table:table-cell office:value-type="string">
            <text:p>40HHM10S</text:p>
          </table:table-cell>
          <table:table-cell/>
          <table:table-cell table:style-name="ce11" office:value-type="float" office:value="1399.98">
            <text:p>1,399.98</text:p>
          </table:table-cell>
          <table:table-cell office:value-type="string">
            <text:p>08/1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">
          <table:table-cell office:value-type="string">
            <text:p>IM-000000011378683-AP</text:p>
          </table:table-cell>
          <table:table-cell office:value-type="string">
            <text:p>Invoice</text:p>
          </table:table-cell>
          <table:table-cell office:value-type="string">
            <text:p>ESET CANADA INC | 2953-1</text:p>
          </table:table-cell>
          <table:table-cell office:value-type="string">
            <text:p>ESET Canada Inc</text:p>
          </table:table-cell>
          <table:table-cell office:value-type="string">
            <text:p>INV1460293</text:p>
          </table:table-cell>
          <table:table-cell/>
          <table:table-cell office:value-type="string">
            <text:p>4028770D</text:p>
          </table:table-cell>
          <table:table-cell/>
          <table:table-cell table:style-name="ce11" office:value-type="float" office:value="48.03">
            <text:p>48.03</text:p>
          </table:table-cell>
          <table:table-cell office:value-type="string">
            <text:p><text:s/>08/18/2021</text:p>
          </table:table-cell>
          <table:table-cell office:value-type="string">
            <text:p>CAD</text:p>
          </table:table-cell>
          <table:table-cell/>
          <table:table-cell office:value-type="float" office:value="42.5">
            <text:p>42.5</text:p>
          </table:table-cell>
          <table:table-cell office:value-type="float" office:value="5.53">
            <text:p>5.53</text:p>
          </table:table-cell>
          <table:table-cell table:number-columns-repeated="1010"/>
        </table:table-row>
        <table:table-row table:style-name="ro9">
          <table:table-cell office:value-type="string">
            <text:p>IM-000000011378687-AP</text:p>
          </table:table-cell>
          <table:table-cell office:value-type="string">
            <text:p>Invoice</text:p>
          </table:table-cell>
          <table:table-cell office:value-type="string">
            <text:p>SIERRA WIRELESS ANTENNAS | Y608-1</text:p>
          </table:table-cell>
          <table:table-cell office:value-type="string">
            <text:p>Sierra Wireless America, Inc.</text:p>
          </table:table-cell>
          <table:table-cell office:value-type="float" office:value="474999">
            <text:p>474999</text:p>
          </table:table-cell>
          <table:table-cell table:style-name="ce9" office:value-type="string">
            <text:p>Ingram Micro TLP (Memphis)</text:p>
            <text:p>3820 Micro Drive</text:p>
            <text:p>714-566-1000</text:p>
            <text:p>Millington TN</text:p>
            <text:p>38053</text:p>
            <text:p>United StatesIngram Micro TLP (Memphis)</text:p>
            <text:p>3820 Micro Drive</text:p>
            <text:p>714-566-1000</text:p>
            <text:p>Millington TN</text:p>
            <text:p>38053</text:p>
            <text:p>United StatesIngram Micro TLP (Memphis)</text:p>
            <text:p>3820 Micro Drive</text:p>
            <text:p>714-566-1000</text:p>
            <text:p>Millington TN</text:p>
            <text:p>38053</text:p>
            <text:p>United StatesIngram Micro TLP (Memphis)</text:p>
            <text:p>3820 Micro Drive</text:p>
            <text:p>714-566-1000</text:p>
            <text:p>Millington TN</text:p>
            <text:p>38053</text:p>
            <text:p>United StatesIngram Micro TLP (Memphis)</text:p>
            <text:p>3820 Micro Drive</text:p>
            <text:p>714-566-1000</text:p>
            <text:p>Millington TN</text:p>
            <text:p>38053</text:p>
            <text:p>United StatesIngram Micro TLP (Memphis)</text:p>
            <text:p>3820 Micro Drive</text:p>
            <text:p>714-566-1000</text:p>
            <text:p>Millington TN</text:p>
            <text:p>38053</text:p>
            <text:p>United StatesIngram Micro TLP (Memphis)</text:p>
            <text:p>3820 Micro Drive</text:p>
            <text:p>714-566-1000</text:p>
            <text:p>Millington TN</text:p>
            <text:p>38053</text:p>
            <text:p>United StatesIngram Micro TLP (Memphis)</text:p>
            <text:p>3820 Micro Drive</text:p>
            <text:p>714-566-1000</text:p>
            <text:p>Millington TN</text:p>
            <text:p>38053</text:p>
            <text:p>United StatesIngram Micro TLP (Memphis)</text:p>
            <text:p>3820 Micro Drive</text:p>
            <text:p>714-566-1000</text:p>
            <text:p>Millington TN</text:p>
            <text:p>38053</text:p>
            <text:p>United StatesIngram Micro TLP (Memphis)</text:p>
            <text:p>3820 Micro Drive</text:p>
            <text:p>714-566-1000</text:p>
            <text:p>Millington TN</text:p>
            <text:p>38053</text:p>
            <text:p>United StatesIngram Micro TLP (Memphis)</text:p>
            <text:p>3820 Micro Drive</text:p>
            <text:p>714-566-1000</text:p>
            <text:p>Millington TN</text:p>
            <text:p>38053</text:p>
            <text:p>United States</text:p>
          </table:table-cell>
          <table:table-cell office:value-type="string">
            <text:p>30-UJH68-S</text:p>
          </table:table-cell>
          <table:table-cell/>
          <table:table-cell table:style-name="ce11" office:value-type="float" office:value="1238.4">
            <text:p>1,238.40</text:p>
          </table:table-cell>
          <table:table-cell office:value-type="string">
            <text:p>8/16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0">
          <table:table-cell office:value-type="string">
            <text:p>IM-000000011378689-AP</text:p>
          </table:table-cell>
          <table:table-cell office:value-type="string">
            <text:p>Invoice</text:p>
          </table:table-cell>
          <table:table-cell office:value-type="string">
            <text:p>PALO ALTO - BACKLINESUPPORT MAINT | 4653-1</text:p>
          </table:table-cell>
          <table:table-cell office:value-type="string">
            <text:p>PALO ALTO NETWORKS INC</text:p>
          </table:table-cell>
          <table:table-cell office:value-type="float" office:value="90838904">
            <text:p>90838904</text:p>
          </table:table-cell>
          <table:table-cell table:style-name="ce9" office:value-type="string">
            <text:p>QHR TECHNOLOGIES INC</text:p>
            <text:p>300-1620 Dickson Avenue</text:p>
            <text:p>KELOWNA</text:p>
            <text:p>BC V1Y 9Y2</text:p>
            <text:p>CanadaQHR TECHNOLOGIES INC</text:p>
            <text:p>300-1620 Dickson Avenue</text:p>
            <text:p>KELOWNA</text:p>
            <text:p>BC V1Y 9Y2</text:p>
            <text:p>CanadaQHR TECHNOLOGIES INC</text:p>
            <text:p>300-1620 Dickson Avenue</text:p>
            <text:p>KELOWNA</text:p>
            <text:p>BC V1Y 9Y2</text:p>
            <text:p>CanadaQHR TECHNOLOGIES INC</text:p>
            <text:p>300-1620 Dickson Avenue</text:p>
            <text:p>KELOWNA</text:p>
            <text:p>BC V1Y 9Y2</text:p>
            <text:p>CanadaQHR TECHNOLOGIES INC</text:p>
            <text:p>300-1620 Dickson Avenue</text:p>
            <text:p>KELOWNA</text:p>
            <text:p>BC V1Y 9Y2</text:p>
            <text:p>CanadaQHR TECHNOLOGIES INC</text:p>
            <text:p>300-1620 Dickson Avenue</text:p>
            <text:p>KELOWNA</text:p>
            <text:p>BC V1Y 9Y2</text:p>
            <text:p>CanadaQHR TECHNOLOGIES INC</text:p>
            <text:p>300-1620 Dickson Avenue</text:p>
            <text:p>KELOWNA</text:p>
            <text:p>BC V1Y 9Y2</text:p>
            <text:p>CanadaQHR TECHNOLOGIES INC</text:p>
            <text:p>300-1620 Dickson Avenue</text:p>
            <text:p>KELOWNA</text:p>
            <text:p>BC V1Y 9Y2</text:p>
            <text:p>CanadaQHR TECHNOLOGIES INC</text:p>
            <text:p>300-1620 Dickson Avenue</text:p>
            <text:p>KELOWNA</text:p>
            <text:p>BC V1Y 9Y2</text:p>
            <text:p>CanadaQHR TECHNOLOGIES INC</text:p>
            <text:p>300-1620 Dickson Avenue</text:p>
            <text:p>KELOWNA</text:p>
            <text:p>BC V1Y 9Y2</text:p>
            <text:p>CanadaQHR TECHNOLOGIES INC</text:p>
            <text:p>300-1620 Dickson Avenue</text:p>
            <text:p>KELOWNA</text:p>
            <text:p>BC V1Y 9Y2</text:p>
            <text:p>Canada</text:p>
          </table:table-cell>
          <table:table-cell office:value-type="string">
            <text:p>40-23701</text:p>
          </table:table-cell>
          <table:table-cell/>
          <table:table-cell table:style-name="ce11" office:value-type="float" office:value="344.65">
            <text:p>344.65</text:p>
          </table:table-cell>
          <table:table-cell office:value-type="string">
            <text:p>08/18/2021</text:p>
          </table:table-cell>
          <table:table-cell office:value-type="string">
            <text:p>USD</text:p>
          </table:table-cell>
          <table:table-cell office:value-type="float" office:value="280740">
            <text:p>280740</text:p>
          </table:table-cell>
          <table:table-cell office:value-type="float" office:value="305">
            <text:p>305</text:p>
          </table:table-cell>
          <table:table-cell office:value-type="float" office:value="39.65">
            <text:p>39.65</text:p>
          </table:table-cell>
          <table:table-cell table:number-columns-repeated="1010"/>
        </table:table-row>
        <table:table-row table:style-name="ro1">
          <table:table-cell office:value-type="string">
            <text:p>IM-000000011378690-AP</text:p>
          </table:table-cell>
          <table:table-cell office:value-type="string">
            <text:p>Invoice</text:p>
          </table:table-cell>
          <table:table-cell office:value-type="string">
            <text:p>NULL</text:p>
          </table:table-cell>
          <table:table-cell office:value-type="string">
            <text:p>Mimecast North America, Inc.</text:p>
          </table:table-cell>
          <table:table-cell table:number-columns-repeated="4"/>
          <table:table-cell table:style-name="ce11" office:value-type="float" office:value="1665934.73">
            <text:p>16,65,934.73</text:p>
          </table:table-cell>
          <table:table-cell office:value-type="string">
            <text:p><text:s/>18/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">
          <table:table-cell office:value-type="string">
            <text:p>IM-000000011378691-AP</text:p>
          </table:table-cell>
          <table:table-cell office:value-type="string">
            <text:p>Invoice</text:p>
          </table:table-cell>
          <table:table-cell office:value-type="string">
            <text:p>NULL</text:p>
          </table:table-cell>
          <table:table-cell office:value-type="string">
            <text:p>Mimecast North America, Inc.</text:p>
          </table:table-cell>
          <table:table-cell table:number-columns-repeated="4"/>
          <table:table-cell table:style-name="ce11" office:value-type="float" office:value="0">
            <text:p>0.00</text:p>
          </table:table-cell>
          <table:table-cell office:value-type="string">
            <text:p><text:s/>18/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">
          <table:table-cell office:value-type="string">
            <text:p>IM-000000011378692-AP</text:p>
          </table:table-cell>
          <table:table-cell office:value-type="string">
            <text:p>Invoice</text:p>
          </table:table-cell>
          <table:table-cell office:value-type="string">
            <text:p>NULL</text:p>
          </table:table-cell>
          <table:table-cell office:value-type="string">
            <text:p>Mimecast North America, Inc.</text:p>
          </table:table-cell>
          <table:table-cell table:number-columns-repeated="4"/>
          <table:table-cell table:style-name="ce11" office:value-type="float" office:value="0">
            <text:p>0.00</text:p>
          </table:table-cell>
          <table:table-cell office:value-type="string">
            <text:p><text:s/>18/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">
          <table:table-cell office:value-type="string">
            <text:p>IM-000000011378693-AP</text:p>
          </table:table-cell>
          <table:table-cell office:value-type="string">
            <text:p>Invoice</text:p>
          </table:table-cell>
          <table:table-cell office:value-type="string">
            <text:p>NULL</text:p>
          </table:table-cell>
          <table:table-cell office:value-type="string">
            <text:p>Mimecast North America, Inc.</text:p>
          </table:table-cell>
          <table:table-cell table:number-columns-repeated="4"/>
          <table:table-cell table:style-name="ce11" office:value-type="float" office:value="1665934.73">
            <text:p>16,65,934.73</text:p>
          </table:table-cell>
          <table:table-cell office:value-type="string">
            <text:p><text:s/>18/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7">
          <table:table-cell office:value-type="string">
            <text:p>IM-000000011378695-AP</text:p>
          </table:table-cell>
          <table:table-cell office:value-type="string">
            <text:p>Invoice</text:p>
          </table:table-cell>
          <table:table-cell office:value-type="string">
            <text:p>HAVIS | 969U-1</text:p>
          </table:table-cell>
          <table:table-cell office:value-type="string">
            <text:p>Distinow 2</text:p>
          </table:table-cell>
          <table:table-cell office:value-type="float" office:value="35420">
            <text:p>35420</text:p>
          </table:table-cell>
          <table:table-cell table:style-name="ce9" office:value-type="string">
            <text:p>OFFICE OF ADMINISTRATION</text:p>
            <text:p>205 JEFFERSON ST</text:p>
            <text:p>JEFFERSON BUILDING 13TH FLOOR</text:p>
            <text:p>JEFFERSON CTY MO 651012901OFFICE OF ADMINISTRATION</text:p>
            <text:p>205 JEFFERSON ST</text:p>
            <text:p>JEFFERSON BUILDING 13TH FLOOR</text:p>
            <text:p>JEFFERSON CTY MO 651012901OFFICE OF ADMINISTRATION</text:p>
            <text:p>205 JEFFERSON ST</text:p>
            <text:p>JEFFERSON BUILDING 13TH FLOOR</text:p>
            <text:p>JEFFERSON CTY MO 651012901OFFICE OF ADMINISTRATION</text:p>
            <text:p>205 JEFFERSON ST</text:p>
            <text:p>JEFFERSON BUILDING 13TH FLOOR</text:p>
            <text:p>JEFFERSON CTY MO 651012901OFFICE OF ADMINISTRATION</text:p>
            <text:p>205 JEFFERSON ST</text:p>
            <text:p>JEFFERSON BUILDING 13TH FLOOR</text:p>
            <text:p>JEFFERSON CTY MO 651012901OFFICE OF ADMINISTRATION</text:p>
            <text:p>205 JEFFERSON ST</text:p>
            <text:p>JEFFERSON BUILDING 13TH FLOOR</text:p>
            <text:p>JEFFERSON CTY MO 651012901OFFICE OF ADMINISTRATION</text:p>
            <text:p>205 JEFFERSON ST</text:p>
            <text:p>JEFFERSON BUILDING 13TH FLOOR</text:p>
            <text:p>JEFFERSON CTY MO 651012901OFFICE OF ADMINISTRATION</text:p>
            <text:p>205 JEFFERSON ST</text:p>
            <text:p>JEFFERSON BUILDING 13TH FLOOR</text:p>
            <text:p>JEFFERSON CTY MO 651012901OFFICE OF ADMINISTRATION</text:p>
            <text:p>205 JEFFERSON ST</text:p>
            <text:p>JEFFERSON BUILDING 13TH FLOOR</text:p>
            <text:p>JEFFERSON CTY MO 651012901OFFICE OF ADMINISTRATION</text:p>
            <text:p>205 JEFFERSON ST</text:p>
            <text:p>JEFFERSON BUILDING 13TH FLOOR</text:p>
            <text:p>JEFFERSON CTY MO 651012901OFFICE OF ADMINISTRATION</text:p>
            <text:p>205 JEFFERSON ST</text:p>
            <text:p>JEFFERSON BUILDING 13TH FLOOR</text:p>
            <text:p>JEFFERSON CTY MO 651012901</text:p>
          </table:table-cell>
          <table:table-cell office:value-type="string">
            <text:p>30-URL88-D</text:p>
          </table:table-cell>
          <table:table-cell/>
          <table:table-cell table:style-name="ce11" office:value-type="float" office:value="223.24">
            <text:p>223.24</text:p>
          </table:table-cell>
          <table:table-cell office:value-type="string">
            <text:p>8/17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">
          <table:table-cell office:value-type="string">
            <text:p>IM-000000011378698-AP</text:p>
          </table:table-cell>
          <table:table-cell office:value-type="string">
            <text:p>Invoice</text:p>
          </table:table-cell>
          <table:table-cell office:value-type="string">
            <text:p>INTERMEDIA | U569-1</text:p>
          </table:table-cell>
          <table:table-cell office:value-type="string">
            <text:p>INTERMEDIA NET INC</text:p>
          </table:table-cell>
          <table:table-cell office:value-type="string">
            <text:p>ING21080507</text:p>
          </table:table-cell>
          <table:table-cell/>
          <table:table-cell office:value-type="string">
            <text:p>30-67956</text:p>
          </table:table-cell>
          <table:table-cell/>
          <table:table-cell table:style-name="ce11" office:value-type="float" office:value="1715.67">
            <text:p>1,715.67</text:p>
          </table:table-cell>
          <table:table-cell office:value-type="string">
            <text:p>7/31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1">
          <table:table-cell office:value-type="string">
            <text:p>IM-000000011378699-AP</text:p>
          </table:table-cell>
          <table:table-cell office:value-type="string">
            <text:p>Invoice</text:p>
          </table:table-cell>
          <table:table-cell office:value-type="string">
            <text:p>HAVIS | 969U-1</text:p>
          </table:table-cell>
          <table:table-cell office:value-type="string">
            <text:p>Distinow 2</text:p>
          </table:table-cell>
          <table:table-cell office:value-type="float" office:value="35419">
            <text:p>35419</text:p>
          </table:table-cell>
          <table:table-cell table:style-name="ce9" office:value-type="string">
            <text:p>MIRABITO</text:p>
            <text:p>49 COURT ST STE 1</text:p>
            <text:p>BUNTS ERIC/RAVENPOWERCORDJDT</text:p>
            <text:p>BINGHAMTON NY 139014640MIRABITO</text:p>
            <text:p>49 COURT ST STE 1</text:p>
            <text:p>BUNTS ERIC/RAVENPOWERCORDJDT</text:p>
            <text:p>BINGHAMTON NY 139014640MIRABITO</text:p>
            <text:p>49 COURT ST STE 1</text:p>
            <text:p>BUNTS ERIC/RAVENPOWERCORDJDT</text:p>
            <text:p>BINGHAMTON NY 139014640MIRABITO</text:p>
            <text:p>49 COURT ST STE 1</text:p>
            <text:p>BUNTS ERIC/RAVENPOWERCORDJDT</text:p>
            <text:p>BINGHAMTON NY 139014640MIRABITO</text:p>
            <text:p>49 COURT ST STE 1</text:p>
            <text:p>BUNTS ERIC/RAVENPOWERCORDJDT</text:p>
            <text:p>BINGHAMTON NY 139014640MIRABITO</text:p>
            <text:p>49 COURT ST STE 1</text:p>
            <text:p>BUNTS ERIC/RAVENPOWERCORDJDT</text:p>
            <text:p>BINGHAMTON NY 139014640MIRABITO</text:p>
            <text:p>49 COURT ST STE 1</text:p>
            <text:p>BUNTS ERIC/RAVENPOWERCORDJDT</text:p>
            <text:p>BINGHAMTON NY 139014640MIRABITO</text:p>
            <text:p>49 COURT ST STE 1</text:p>
            <text:p>BUNTS ERIC/RAVENPOWERCORDJDT</text:p>
            <text:p>BINGHAMTON NY 139014640MIRABITO</text:p>
            <text:p>49 COURT ST STE 1</text:p>
            <text:p>BUNTS ERIC/RAVENPOWERCORDJDT</text:p>
            <text:p>BINGHAMTON NY 139014640MIRABITO</text:p>
            <text:p>49 COURT ST STE 1</text:p>
            <text:p>BUNTS ERIC/RAVENPOWERCORDJDT</text:p>
            <text:p>BINGHAMTON NY 139014640MIRABITO</text:p>
            <text:p>49 COURT ST STE 1</text:p>
            <text:p>BUNTS ERIC/RAVENPOWERCORDJDT</text:p>
            <text:p>BINGHAMTON NY 139014640</text:p>
          </table:table-cell>
          <table:table-cell office:value-type="string">
            <text:p>20-NM059-D</text:p>
          </table:table-cell>
          <table:table-cell/>
          <table:table-cell table:style-name="ce11" office:value-type="float" office:value="103.5">
            <text:p>103.50</text:p>
          </table:table-cell>
          <table:table-cell office:value-type="string">
            <text:p>8/17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">
          <table:table-cell office:value-type="string">
            <text:p>IM-000000011378702-AP</text:p>
          </table:table-cell>
          <table:table-cell office:value-type="string">
            <text:p>Invoice</text:p>
          </table:table-cell>
          <table:table-cell office:value-type="string">
            <text:p>INTERMEDIA | 4497-1</text:p>
          </table:table-cell>
          <table:table-cell office:value-type="string">
            <text:p>INTERMEDIA NET INC</text:p>
          </table:table-cell>
          <table:table-cell office:value-type="string">
            <text:p>INGCA21080001</text:p>
          </table:table-cell>
          <table:table-cell/>
          <table:table-cell office:value-type="string">
            <text:p>40-30858</text:p>
          </table:table-cell>
          <table:table-cell/>
          <table:table-cell table:style-name="ce11" office:value-type="float" office:value="55">
            <text:p>55.00</text:p>
          </table:table-cell>
          <table:table-cell office:value-type="string">
            <text:p>7/31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">
          <table:table-cell office:value-type="string">
            <text:p>IM-000000011378703-AP</text:p>
          </table:table-cell>
          <table:table-cell office:value-type="string">
            <text:p>Invoice</text:p>
          </table:table-cell>
          <table:table-cell office:value-type="string">
            <text:p>INTERMEDIA | 4497-1</text:p>
          </table:table-cell>
          <table:table-cell office:value-type="string">
            <text:p>INTERMEDIA NET INC</text:p>
          </table:table-cell>
          <table:table-cell office:value-type="string">
            <text:p>INGCA21080029</text:p>
          </table:table-cell>
          <table:table-cell/>
          <table:table-cell office:value-type="string">
            <text:p>40-27944</text:p>
          </table:table-cell>
          <table:table-cell/>
          <table:table-cell table:style-name="ce11" office:value-type="float" office:value="21.06">
            <text:p>21.06</text:p>
          </table:table-cell>
          <table:table-cell office:value-type="string">
            <text:p>7/31/2021</text:p>
          </table:table-cell>
          <table:table-cell office:value-type="string">
            <text:p>USD</text:p>
          </table:table-cell>
          <table:table-cell/>
          <table:table-cell office:value-type="float" office:value="19.36">
            <text:p>19.36</text:p>
          </table:table-cell>
          <table:table-cell office:value-type="float" office:value="1.7">
            <text:p>1.7</text:p>
          </table:table-cell>
          <table:table-cell table:number-columns-repeated="1010"/>
        </table:table-row>
        <table:table-row table:style-name="ro1">
          <table:table-cell office:value-type="string">
            <text:p>IM-000000011378704-AP</text:p>
          </table:table-cell>
          <table:table-cell office:value-type="string">
            <text:p>Invoice</text:p>
          </table:table-cell>
          <table:table-cell office:value-type="string">
            <text:p>INTERMEDIA | 4497-1</text:p>
          </table:table-cell>
          <table:table-cell office:value-type="string">
            <text:p>INTERMEDIA NET INC</text:p>
          </table:table-cell>
          <table:table-cell office:value-type="string">
            <text:p>INGCA21080031</text:p>
          </table:table-cell>
          <table:table-cell/>
          <table:table-cell office:value-type="string">
            <text:p>40-W8515</text:p>
          </table:table-cell>
          <table:table-cell/>
          <table:table-cell table:style-name="ce11" office:value-type="float" office:value="199.55">
            <text:p>199.55</text:p>
          </table:table-cell>
          <table:table-cell office:value-type="string">
            <text:p>7/31/2021</text:p>
          </table:table-cell>
          <table:table-cell office:value-type="string">
            <text:p>USD</text:p>
          </table:table-cell>
          <table:table-cell/>
          <table:table-cell office:value-type="float" office:value="191.5">
            <text:p>191.5</text:p>
          </table:table-cell>
          <table:table-cell office:value-type="float" office:value="8.05">
            <text:p>8.05</text:p>
          </table:table-cell>
          <table:table-cell table:number-columns-repeated="1010"/>
        </table:table-row>
        <table:table-row table:style-name="ro1">
          <table:table-cell office:value-type="string">
            <text:p>IM-000000011378705-AP</text:p>
          </table:table-cell>
          <table:table-cell office:value-type="string">
            <text:p>Invoice</text:p>
          </table:table-cell>
          <table:table-cell office:value-type="string">
            <text:p>INTERMEDIA | 4497-1</text:p>
          </table:table-cell>
          <table:table-cell office:value-type="string">
            <text:p>INTERMEDIA NET INC</text:p>
          </table:table-cell>
          <table:table-cell office:value-type="string">
            <text:p>INGCA21080033</text:p>
          </table:table-cell>
          <table:table-cell/>
          <table:table-cell office:value-type="string">
            <text:p>10-Z9114</text:p>
          </table:table-cell>
          <table:table-cell/>
          <table:table-cell table:style-name="ce11" office:value-type="float" office:value="846.68">
            <text:p>846.68</text:p>
          </table:table-cell>
          <table:table-cell office:value-type="string">
            <text:p>7/31/2021</text:p>
          </table:table-cell>
          <table:table-cell office:value-type="string">
            <text:p>USD</text:p>
          </table:table-cell>
          <table:table-cell/>
          <table:table-cell office:value-type="float" office:value="845.11">
            <text:p>845.11</text:p>
          </table:table-cell>
          <table:table-cell office:value-type="float" office:value="1.57">
            <text:p>1.57</text:p>
          </table:table-cell>
          <table:table-cell table:number-columns-repeated="1010"/>
        </table:table-row>
        <table:table-row table:style-name="ro1">
          <table:table-cell office:value-type="string">
            <text:p>IM-000000011378706-AP</text:p>
          </table:table-cell>
          <table:table-cell office:value-type="string">
            <text:p>Invoice</text:p>
          </table:table-cell>
          <table:table-cell office:value-type="string">
            <text:p>INTERMEDIA | 4497-1</text:p>
          </table:table-cell>
          <table:table-cell office:value-type="string">
            <text:p>INTERMEDIA NET INC</text:p>
          </table:table-cell>
          <table:table-cell office:value-type="string">
            <text:p>INGCA21080035</text:p>
          </table:table-cell>
          <table:table-cell/>
          <table:table-cell office:value-type="string">
            <text:p>10-41846</text:p>
          </table:table-cell>
          <table:table-cell/>
          <table:table-cell table:style-name="ce11" office:value-type="float" office:value="194.15">
            <text:p>194.15</text:p>
          </table:table-cell>
          <table:table-cell office:value-type="string">
            <text:p>7/31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">
          <table:table-cell office:value-type="string">
            <text:p>IM-000000011378714-AP</text:p>
          </table:table-cell>
          <table:table-cell office:value-type="string">
            <text:p>Invoice</text:p>
          </table:table-cell>
          <table:table-cell office:value-type="string">
            <text:p>INTERMEDIA | 4497-1</text:p>
          </table:table-cell>
          <table:table-cell office:value-type="string">
            <text:p>INTERMEDIA NET INC</text:p>
          </table:table-cell>
          <table:table-cell office:value-type="string">
            <text:p>INGCA21080067</text:p>
          </table:table-cell>
          <table:table-cell/>
          <table:table-cell office:value-type="string">
            <text:p>40-W8521</text:p>
          </table:table-cell>
          <table:table-cell/>
          <table:table-cell table:style-name="ce11" office:value-type="float" office:value="76.68">
            <text:p>76.68</text:p>
          </table:table-cell>
          <table:table-cell office:value-type="string">
            <text:p>7/31/2021</text:p>
          </table:table-cell>
          <table:table-cell office:value-type="string">
            <text:p>USD</text:p>
          </table:table-cell>
          <table:table-cell/>
          <table:table-cell office:value-type="float" office:value="67.86">
            <text:p>67.86</text:p>
          </table:table-cell>
          <table:table-cell office:value-type="float" office:value="8.82">
            <text:p>8.82</text:p>
          </table:table-cell>
          <table:table-cell table:number-columns-repeated="1010"/>
        </table:table-row>
        <table:table-row table:style-name="ro12">
          <table:table-cell office:value-type="string">
            <text:p>IM-000000011378715-AP</text:p>
          </table:table-cell>
          <table:table-cell office:value-type="string">
            <text:p>Invoice</text:p>
          </table:table-cell>
          <table:table-cell office:value-type="string">
            <text:p>F5 - BIG | 7570-1</text:p>
          </table:table-cell>
          <table:table-cell office:value-type="string">
            <text:p>F5 Networks, Inc.</text:p>
          </table:table-cell>
          <table:table-cell office:value-type="float" office:value="1034872">
            <text:p>1034872</text:p>
          </table:table-cell>
          <table:table-cell table:style-name="ce9" office:value-type="string">
            <text:p>DARIUSZ KONOPKA</text:p>
            <text:p>Pan American Life Insurance Co</text:p>
            <text:p>1200 JORIE BLVD</text:p>
            <text:p>OAK BROOK IL 605230000DARIUSZ KONOPKA</text:p>
            <text:p>Pan American Life Insurance Co</text:p>
            <text:p>1200 JORIE BLVD</text:p>
            <text:p>OAK BROOK IL 605230000DARIUSZ KONOPKA</text:p>
            <text:p>Pan American Life Insurance Co</text:p>
            <text:p>1200 JORIE BLVD</text:p>
            <text:p>OAK BROOK IL 605230000DARIUSZ KONOPKA</text:p>
            <text:p>Pan American Life Insurance Co</text:p>
            <text:p>1200 JORIE BLVD</text:p>
            <text:p>OAK BROOK IL 605230000DARIUSZ KONOPKA</text:p>
            <text:p>Pan American Life Insurance Co</text:p>
            <text:p>1200 JORIE BLVD</text:p>
            <text:p>OAK BROOK IL 605230000DARIUSZ KONOPKA</text:p>
            <text:p>Pan American Life Insurance Co</text:p>
            <text:p>1200 JORIE BLVD</text:p>
            <text:p>OAK BROOK IL 605230000DARIUSZ KONOPKA</text:p>
            <text:p>Pan American Life Insurance Co</text:p>
            <text:p>1200 JORIE BLVD</text:p>
            <text:p>OAK BROOK IL 605230000DARIUSZ KONOPKA</text:p>
            <text:p>Pan American Life Insurance Co</text:p>
            <text:p>1200 JORIE BLVD</text:p>
            <text:p>OAK BROOK IL 605230000DARIUSZ KONOPKA</text:p>
            <text:p>Pan American Life Insurance Co</text:p>
            <text:p>1200 JORIE BLVD</text:p>
            <text:p>OAK BROOK IL 605230000DARIUSZ KONOPKA</text:p>
            <text:p>Pan American Life Insurance Co</text:p>
            <text:p>1200 JORIE BLVD</text:p>
            <text:p>OAK BROOK IL 605230000</text:p>
          </table:table-cell>
          <table:table-cell office:value-type="string">
            <text:p>21-LM464-D</text:p>
          </table:table-cell>
          <table:table-cell/>
          <table:table-cell table:style-name="ce11" office:value-type="float" office:value="2560">
            <text:p>2,560.00</text:p>
          </table:table-cell>
          <table:table-cell office:value-type="string">
            <text:p><text:s/>18-AUG-21</text:p>
          </table:table-cell>
          <table:table-cell office:value-type="string">
            <text:p>USD</text:p>
          </table:table-cell>
          <table:table-cell office:value-type="float" office:value="104801">
            <text:p>104801</text:p>
          </table:table-cell>
          <table:table-cell table:number-columns-repeated="1012"/>
        </table:table-row>
        <table:table-row table:style-name="ro13">
          <table:table-cell office:value-type="string">
            <text:p>IM-000000011378716-AP</text:p>
          </table:table-cell>
          <table:table-cell office:value-type="string">
            <text:p>Invoice</text:p>
          </table:table-cell>
          <table:table-cell office:value-type="string">
            <text:p>F5 - BIG | 7570-1</text:p>
          </table:table-cell>
          <table:table-cell office:value-type="string">
            <text:p>F5 Networks, Inc.</text:p>
          </table:table-cell>
          <table:table-cell office:value-type="float" office:value="1034874">
            <text:p>1034874</text:p>
          </table:table-cell>
          <table:table-cell table:style-name="ce9" office:value-type="string">
            <text:p>Andy Branch</text:p>
            <text:p>QTS</text:p>
            <text:p>1033 JEFFERSON ST NW</text:p>
            <text:p>C/O FIVE9 INC</text:p>
            <text:p>Atlanta GA 30318Andy Branch</text:p>
            <text:p>QTS</text:p>
            <text:p>1033 JEFFERSON ST NW</text:p>
            <text:p>C/O FIVE9 INC</text:p>
            <text:p>Atlanta GA 30318Andy Branch</text:p>
            <text:p>QTS</text:p>
            <text:p>1033 JEFFERSON ST NW</text:p>
            <text:p>C/O FIVE9 INC</text:p>
            <text:p>Atlanta GA 30318Andy Branch</text:p>
            <text:p>QTS</text:p>
            <text:p>1033 JEFFERSON ST NW</text:p>
            <text:p>C/O FIVE9 INC</text:p>
            <text:p>Atlanta GA 30318Andy Branch</text:p>
            <text:p>QTS</text:p>
            <text:p>1033 JEFFERSON ST NW</text:p>
            <text:p>C/O FIVE9 INC</text:p>
            <text:p>Atlanta GA 30318Andy Branch</text:p>
            <text:p>QTS</text:p>
            <text:p>1033 JEFFERSON ST NW</text:p>
            <text:p>C/O FIVE9 INC</text:p>
            <text:p>Atlanta GA 30318Andy Branch</text:p>
            <text:p>QTS</text:p>
            <text:p>1033 JEFFERSON ST NW</text:p>
            <text:p>C/O FIVE9 INC</text:p>
            <text:p>Atlanta GA 30318Andy Branch</text:p>
            <text:p>QTS</text:p>
            <text:p>1033 JEFFERSON ST NW</text:p>
            <text:p>C/O FIVE9 INC</text:p>
            <text:p>Atlanta GA 30318Andy Branch</text:p>
            <text:p>QTS</text:p>
            <text:p>1033 JEFFERSON ST NW</text:p>
            <text:p>C/O FIVE9 INC</text:p>
            <text:p>Atlanta GA 30318Andy Branch</text:p>
            <text:p>QTS</text:p>
            <text:p>1033 JEFFERSON ST NW</text:p>
            <text:p>C/O FIVE9 INC</text:p>
            <text:p>Atlanta GA 30318</text:p>
          </table:table-cell>
          <table:table-cell office:value-type="string">
            <text:p>30-UTW67-D</text:p>
          </table:table-cell>
          <table:table-cell/>
          <table:table-cell table:style-name="ce11" office:value-type="float" office:value="153092.34">
            <text:p>1,53,092.34</text:p>
          </table:table-cell>
          <table:table-cell office:value-type="string">
            <text:p><text:s/>18-AUG-21</text:p>
          </table:table-cell>
          <table:table-cell office:value-type="string">
            <text:p>USD</text:p>
          </table:table-cell>
          <table:table-cell office:value-type="float" office:value="104801">
            <text:p>104801</text:p>
          </table:table-cell>
          <table:table-cell table:number-columns-repeated="1012"/>
        </table:table-row>
        <table:table-row table:style-name="ro14">
          <table:table-cell office:value-type="string">
            <text:p>IM-000000011378719-AP</text:p>
          </table:table-cell>
          <table:table-cell office:value-type="string">
            <text:p>Invoice</text:p>
          </table:table-cell>
          <table:table-cell office:value-type="string">
            <text:p>ACRONIS CLOUD BACKUP | 520Y-1</text:p>
          </table:table-cell>
          <table:table-cell office:value-type="string">
            <text:p>Acronis North America, Inc.</text:p>
          </table:table-cell>
          <table:table-cell office:value-type="string">
            <text:p>INVUS055140</text:p>
          </table:table-cell>
          <table:table-cell table:style-name="ce9" office:value-type="string">
            <text:p>UNIFIED NETWORKING SOLUTIONS INC</text:p>
            <text:p>10 COMMERCE WAY STE 8</text:p>
            <text:p>RAYNHAM MA 027671071</text:p>
            <text:p>UNITED STATESUNIFIED NETWORKING SOLUTIONS INC</text:p>
            <text:p>10 COMMERCE WAY STE 8</text:p>
            <text:p>RAYNHAM MA 027671071</text:p>
            <text:p>UNITED STATESUNIFIED NETWORKING SOLUTIONS INC</text:p>
            <text:p>10 COMMERCE WAY STE 8</text:p>
            <text:p>RAYNHAM MA 027671071</text:p>
            <text:p>UNITED STATESUNIFIED NETWORKING SOLUTIONS INC</text:p>
            <text:p>10 COMMERCE WAY STE 8</text:p>
            <text:p>RAYNHAM MA 027671071</text:p>
            <text:p>UNITED STATESUNIFIED NETWORKING SOLUTIONS INC</text:p>
            <text:p>10 COMMERCE WAY STE 8</text:p>
            <text:p>RAYNHAM MA 027671071</text:p>
            <text:p>UNITED STATESUNIFIED NETWORKING SOLUTIONS INC</text:p>
            <text:p>10 COMMERCE WAY STE 8</text:p>
            <text:p>RAYNHAM MA 027671071</text:p>
            <text:p>UNITED STATESUNIFIED NETWORKING SOLUTIONS INC</text:p>
            <text:p>10 COMMERCE WAY STE 8</text:p>
            <text:p>RAYNHAM MA 027671071</text:p>
            <text:p>UNITED STATESUNIFIED NETWORKING SOLUTIONS INC</text:p>
            <text:p>10 COMMERCE WAY STE 8</text:p>
            <text:p>RAYNHAM MA 027671071</text:p>
            <text:p>UNITED STATESUNIFIED NETWORKING SOLUTIONS INC</text:p>
            <text:p>10 COMMERCE WAY STE 8</text:p>
            <text:p>RAYNHAM MA 027671071</text:p>
            <text:p>UNITED STATESUNIFIED NETWORKING SOLUTIONS INC</text:p>
            <text:p>10 COMMERCE WAY STE 8</text:p>
            <text:p>RAYNHAM MA 027671071</text:p>
            <text:p>UNITED STATES</text:p>
          </table:table-cell>
          <table:table-cell office:value-type="string">
            <text:p>60-FYW25-D</text:p>
          </table:table-cell>
          <table:table-cell/>
          <table:table-cell table:style-name="ce11" office:value-type="float" office:value="187.5">
            <text:p>187.50</text:p>
          </table:table-cell>
          <table:table-cell office:value-type="string">
            <text:p>Aug 18, 2021</text:p>
          </table:table-cell>
          <table:table-cell office:value-type="string">
            <text:p>USD</text:p>
          </table:table-cell>
          <table:table-cell office:value-type="float" office:value="2558414">
            <text:p>2558414</text:p>
          </table:table-cell>
          <table:table-cell table:number-columns-repeated="1012"/>
        </table:table-row>
        <table:table-row table:style-name="ro12">
          <table:table-cell office:value-type="string">
            <text:p>IM-000000011378720-AP</text:p>
          </table:table-cell>
          <table:table-cell office:value-type="string">
            <text:p>Invoice</text:p>
          </table:table-cell>
          <table:table-cell office:value-type="string">
            <text:p>SENTINELONE | Y332-1</text:p>
          </table:table-cell>
          <table:table-cell office:value-type="string">
            <text:p>SentinelOne, Inc.</text:p>
          </table:table-cell>
          <table:table-cell office:value-type="string">
            <text:p>INV13777</text:p>
          </table:table-cell>
          <table:table-cell table:style-name="ce9" office:value-type="string">
            <text:p>LA-CO Industries</text:p>
            <text:p>1201 Pratt Boulevard</text:p>
            <text:p>Chicago IL 60007-5746</text:p>
            <text:p>United StatesLA-CO Industries</text:p>
            <text:p>1201 Pratt Boulevard</text:p>
            <text:p>Chicago IL 60007-5746</text:p>
            <text:p>United StatesLA-CO Industries</text:p>
            <text:p>1201 Pratt Boulevard</text:p>
            <text:p>Chicago IL 60007-5746</text:p>
            <text:p>United StatesLA-CO Industries</text:p>
            <text:p>1201 Pratt Boulevard</text:p>
            <text:p>Chicago IL 60007-5746</text:p>
            <text:p>United StatesLA-CO Industries</text:p>
            <text:p>1201 Pratt Boulevard</text:p>
            <text:p>Chicago IL 60007-5746</text:p>
            <text:p>United StatesLA-CO Industries</text:p>
            <text:p>1201 Pratt Boulevard</text:p>
            <text:p>Chicago IL 60007-5746</text:p>
            <text:p>United StatesLA-CO Industries</text:p>
            <text:p>1201 Pratt Boulevard</text:p>
            <text:p>Chicago IL 60007-5746</text:p>
            <text:p>United StatesLA-CO Industries</text:p>
            <text:p>1201 Pratt Boulevard</text:p>
            <text:p>Chicago IL 60007-5746</text:p>
            <text:p>United StatesLA-CO Industries</text:p>
            <text:p>1201 Pratt Boulevard</text:p>
            <text:p>Chicago IL 60007-5746</text:p>
            <text:p>United StatesLA-CO Industries</text:p>
            <text:p>1201 Pratt Boulevard</text:p>
            <text:p>Chicago IL 60007-5746</text:p>
            <text:p>United States</text:p>
          </table:table-cell>
          <table:table-cell office:value-type="string">
            <text:p>70-YZK41-D</text:p>
          </table:table-cell>
          <table:table-cell/>
          <table:table-cell table:style-name="ce11" office:value-type="float" office:value="8056.9">
            <text:p>8,056.90</text:p>
          </table:table-cell>
          <table:table-cell office:value-type="string">
            <text:p>8/17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">
          <table:table-cell office:value-type="string">
            <text:p>IM-000000011378721-AP</text:p>
          </table:table-cell>
          <table:table-cell office:value-type="string">
            <text:p>Invoice</text:p>
          </table:table-cell>
          <table:table-cell office:value-type="string">
            <text:p>BENQ - LCD | 0146-1</text:p>
          </table:table-cell>
          <table:table-cell office:value-type="string">
            <text:p>Benq</text:p>
          </table:table-cell>
          <table:table-cell office:value-type="string">
            <text:p>2133101996DMSS/PB</text:p>
          </table:table-cell>
          <table:table-cell/>
          <table:table-cell office:value-type="string">
            <text:p>40-U0827</text:p>
          </table:table-cell>
          <table:table-cell/>
          <table:table-cell table:style-name="ce11" office:value-type="float" office:value="934.33">
            <text:p>934.33</text:p>
          </table:table-cell>
          <table:table-cell office:value-type="string">
            <text:p><text:s/>6/11/2021</text:p>
          </table:table-cell>
          <table:table-cell office:value-type="string">
            <text:p>CAD</text:p>
          </table:table-cell>
          <table:table-cell/>
          <table:table-cell office:value-type="float" office:value="826.84">
            <text:p>826.84</text:p>
          </table:table-cell>
          <table:table-cell office:value-type="float" office:value="107.49">
            <text:p>107.49</text:p>
          </table:table-cell>
          <table:table-cell table:number-columns-repeated="1010"/>
        </table:table-row>
        <table:table-row table:style-name="ro1">
          <table:table-cell office:value-type="string">
            <text:p>IM-000000011378723-AP</text:p>
          </table:table-cell>
          <table:table-cell office:value-type="string">
            <text:p>Invoice</text:p>
          </table:table-cell>
          <table:table-cell office:value-type="string">
            <text:p>INTERMEDIA PBX TAX | 870U-1</text:p>
          </table:table-cell>
          <table:table-cell office:value-type="string">
            <text:p>INTERMEDIA NET INC</text:p>
          </table:table-cell>
          <table:table-cell office:value-type="string">
            <text:p>ING21080232AL</text:p>
          </table:table-cell>
          <table:table-cell/>
          <table:table-cell office:value-type="string">
            <text:p>21-66468</text:p>
          </table:table-cell>
          <table:table-cell/>
          <table:table-cell table:style-name="ce11" office:value-type="float" office:value="1211.02">
            <text:p>1,211.02</text:p>
          </table:table-cell>
          <table:table-cell office:value-type="string">
            <text:p>7/31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4">
          <table:table-cell office:value-type="string">
            <text:p>IM-000000011378725-AP</text:p>
          </table:table-cell>
          <table:table-cell office:value-type="string">
            <text:p>Invoice</text:p>
          </table:table-cell>
          <table:table-cell office:value-type="string">
            <text:p>KEMP - SUPPORT | Y276-1</text:p>
          </table:table-cell>
          <table:table-cell office:value-type="string">
            <text:p>Kemp Technoligies US</text:p>
          </table:table-cell>
          <table:table-cell office:value-type="float" office:value="44352">
            <text:p>44352</text:p>
          </table:table-cell>
          <table:table-cell table:style-name="ce9" office:value-type="string">
            <text:p>Government of the Virgin Islands </text:p>
            <text:p>33 Admin Drive </text:p>
            <text:p>British Virgin Island, IN 47150 </text:p>
            <text:p>United StatesGovernment of the Virgin Islands </text:p>
            <text:p>33 Admin Drive </text:p>
            <text:p>British Virgin Island, IN 47150 </text:p>
            <text:p>United StatesGovernment of the Virgin Islands </text:p>
            <text:p>33 Admin Drive </text:p>
            <text:p>British Virgin Island, IN 47150 </text:p>
            <text:p>United StatesGovernment of the Virgin Islands </text:p>
            <text:p>33 Admin Drive </text:p>
            <text:p>British Virgin Island, IN 47150 </text:p>
            <text:p>United StatesGovernment of the Virgin Islands </text:p>
            <text:p>33 Admin Drive </text:p>
            <text:p>British Virgin Island, IN 47150 </text:p>
            <text:p>United StatesGovernment of the Virgin Islands </text:p>
            <text:p>33 Admin Drive </text:p>
            <text:p>British Virgin Island, IN 47150 </text:p>
            <text:p>United StatesGovernment of the Virgin Islands </text:p>
            <text:p>33 Admin Drive </text:p>
            <text:p>British Virgin Island, IN 47150 </text:p>
            <text:p>United StatesGovernment of the Virgin Islands </text:p>
            <text:p>33 Admin Drive </text:p>
            <text:p>British Virgin Island, IN 47150 </text:p>
            <text:p>United StatesGovernment of the Virgin Islands </text:p>
            <text:p>33 Admin Drive </text:p>
            <text:p>British Virgin Island, IN 47150 </text:p>
            <text:p>United StatesGovernment of the Virgin Islands </text:p>
            <text:p>33 Admin Drive </text:p>
            <text:p>British Virgin Island, IN 47150 </text:p>
            <text:p>United States</text:p>
          </table:table-cell>
          <table:table-cell office:value-type="string">
            <text:p>17-83443</text:p>
          </table:table-cell>
          <table:table-cell/>
          <table:table-cell table:style-name="ce11" office:value-type="float" office:value="700">
            <text:p>700.00</text:p>
          </table:table-cell>
          <table:table-cell office:value-type="string">
            <text:p>08/18/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3">
          <table:table-cell office:value-type="string">
            <text:p>IM-000000011378728-AP</text:p>
          </table:table-cell>
          <table:table-cell office:value-type="string">
            <text:p>Invoice</text:p>
          </table:table-cell>
          <table:table-cell office:value-type="string">
            <text:p>ACRONIS CLOUD BACKUP | 520Y-1</text:p>
          </table:table-cell>
          <table:table-cell office:value-type="string">
            <text:p>Acronis North America, Inc.</text:p>
          </table:table-cell>
          <table:table-cell office:value-type="string">
            <text:p>INVUS055139</text:p>
          </table:table-cell>
          <table:table-cell table:style-name="ce9" office:value-type="string">
            <text:p>THYER GROUP LLC</text:p>
            <text:p>UP &amp; RUNNING TECHNOLOGY SOLUTIONS</text:p>
            <text:p>704 W SHARON AVE</text:p>
            <text:p>HOUGHTON MI 499311923</text:p>
            <text:p>UNITED STATESTHYER GROUP LLC</text:p>
            <text:p>UP &amp; RUNNING TECHNOLOGY SOLUTIONS</text:p>
            <text:p>704 W SHARON AVE</text:p>
            <text:p>HOUGHTON MI 499311923</text:p>
            <text:p>UNITED STATESTHYER GROUP LLC</text:p>
            <text:p>UP &amp; RUNNING TECHNOLOGY SOLUTIONS</text:p>
            <text:p>704 W SHARON AVE</text:p>
            <text:p>HOUGHTON MI 499311923</text:p>
            <text:p>UNITED STATESTHYER GROUP LLC</text:p>
            <text:p>UP &amp; RUNNING TECHNOLOGY SOLUTIONS</text:p>
            <text:p>704 W SHARON AVE</text:p>
            <text:p>HOUGHTON MI 499311923</text:p>
            <text:p>UNITED STATESTHYER GROUP LLC</text:p>
            <text:p>UP &amp; RUNNING TECHNOLOGY SOLUTIONS</text:p>
            <text:p>704 W SHARON AVE</text:p>
            <text:p>HOUGHTON MI 499311923</text:p>
            <text:p>UNITED STATESTHYER GROUP LLC</text:p>
            <text:p>UP &amp; RUNNING TECHNOLOGY SOLUTIONS</text:p>
            <text:p>704 W SHARON AVE</text:p>
            <text:p>HOUGHTON MI 499311923</text:p>
            <text:p>UNITED STATESTHYER GROUP LLC</text:p>
            <text:p>UP &amp; RUNNING TECHNOLOGY SOLUTIONS</text:p>
            <text:p>704 W SHARON AVE</text:p>
            <text:p>HOUGHTON MI 499311923</text:p>
            <text:p>UNITED STATESTHYER GROUP LLC</text:p>
            <text:p>UP &amp; RUNNING TECHNOLOGY SOLUTIONS</text:p>
            <text:p>704 W SHARON AVE</text:p>
            <text:p>HOUGHTON MI 499311923</text:p>
            <text:p>UNITED STATESTHYER GROUP LLC</text:p>
            <text:p>UP &amp; RUNNING TECHNOLOGY SOLUTIONS</text:p>
            <text:p>704 W SHARON AVE</text:p>
            <text:p>HOUGHTON MI 499311923</text:p>
            <text:p>UNITED STATESTHYER GROUP LLC</text:p>
            <text:p>UP &amp; RUNNING TECHNOLOGY SOLUTIONS</text:p>
            <text:p>704 W SHARON AVE</text:p>
            <text:p>HOUGHTON MI 499311923</text:p>
            <text:p>UNITED STATES</text:p>
          </table:table-cell>
          <table:table-cell office:value-type="string">
            <text:p>41-87049-D</text:p>
          </table:table-cell>
          <table:table-cell/>
          <table:table-cell table:style-name="ce11" office:value-type="float" office:value="343.7">
            <text:p>343.70</text:p>
          </table:table-cell>
          <table:table-cell office:value-type="string">
            <text:p>Aug 18, 2021</text:p>
          </table:table-cell>
          <table:table-cell office:value-type="string">
            <text:p>USD</text:p>
          </table:table-cell>
          <table:table-cell office:value-type="float" office:value="2558414">
            <text:p>2558414</text:p>
          </table:table-cell>
          <table:table-cell table:number-columns-repeated="1012"/>
        </table:table-row>
        <table:table-row table:style-name="ro15">
          <table:table-cell office:value-type="string">
            <text:p>IM-000000011378729-AP</text:p>
          </table:table-cell>
          <table:table-cell office:value-type="string">
            <text:p>Invoice</text:p>
          </table:table-cell>
          <table:table-cell office:value-type="string">
            <text:p>ACRONIS CLOUD BACKUP | 520Y-1</text:p>
          </table:table-cell>
          <table:table-cell office:value-type="string">
            <text:p>Acronis North America, Inc.</text:p>
          </table:table-cell>
          <table:table-cell office:value-type="string">
            <text:p>INVUS055141</text:p>
          </table:table-cell>
          <table:table-cell table:style-name="ce9" office:value-type="string">
            <text:p>BLUEALLY TECHNOLOGY SOLUTIONS LLC</text:p>
            <text:p>VIRTUAL GRAFFITI INC.</text:p>
            <text:p>9979 MUIRLANDS BLVD</text:p>
            <text:p>IRVINE CA 926182508</text:p>
            <text:p>UNITED STATESBLUEALLY TECHNOLOGY SOLUTIONS LLC</text:p>
            <text:p>VIRTUAL GRAFFITI INC.</text:p>
            <text:p>9979 MUIRLANDS BLVD</text:p>
            <text:p>IRVINE CA 926182508</text:p>
            <text:p>UNITED STATESBLUEALLY TECHNOLOGY SOLUTIONS LLC</text:p>
            <text:p>VIRTUAL GRAFFITI INC.</text:p>
            <text:p>9979 MUIRLANDS BLVD</text:p>
            <text:p>IRVINE CA 926182508</text:p>
            <text:p>UNITED STATESBLUEALLY TECHNOLOGY SOLUTIONS LLC</text:p>
            <text:p>VIRTUAL GRAFFITI INC.</text:p>
            <text:p>9979 MUIRLANDS BLVD</text:p>
            <text:p>IRVINE CA 926182508</text:p>
            <text:p>UNITED STATESBLUEALLY TECHNOLOGY SOLUTIONS LLC</text:p>
            <text:p>VIRTUAL GRAFFITI INC.</text:p>
            <text:p>9979 MUIRLANDS BLVD</text:p>
            <text:p>IRVINE CA 926182508</text:p>
            <text:p>UNITED STATESBLUEALLY TECHNOLOGY SOLUTIONS LLC</text:p>
            <text:p>VIRTUAL GRAFFITI INC.</text:p>
            <text:p>9979 MUIRLANDS BLVD</text:p>
            <text:p>IRVINE CA 926182508</text:p>
            <text:p>UNITED STATESBLUEALLY TECHNOLOGY SOLUTIONS LLC</text:p>
            <text:p>VIRTUAL GRAFFITI INC.</text:p>
            <text:p>9979 MUIRLANDS BLVD</text:p>
            <text:p>IRVINE CA 926182508</text:p>
            <text:p>UNITED STATESBLUEALLY TECHNOLOGY SOLUTIONS LLC</text:p>
            <text:p>VIRTUAL GRAFFITI INC.</text:p>
            <text:p>9979 MUIRLANDS BLVD</text:p>
            <text:p>IRVINE CA 926182508</text:p>
            <text:p>UNITED STATESBLUEALLY TECHNOLOGY SOLUTIONS LLC</text:p>
            <text:p>VIRTUAL GRAFFITI INC.</text:p>
            <text:p>9979 MUIRLANDS BLVD</text:p>
            <text:p>IRVINE CA 926182508</text:p>
            <text:p>UNITED STATESBLUEALLY TECHNOLOGY SOLUTIONS LLC</text:p>
            <text:p>VIRTUAL GRAFFITI INC.</text:p>
            <text:p>9979 MUIRLANDS BLVD</text:p>
            <text:p>IRVINE CA 926182508</text:p>
            <text:p>UNITED STATES</text:p>
          </table:table-cell>
          <table:table-cell office:value-type="string">
            <text:p>14-FYY25-D</text:p>
          </table:table-cell>
          <table:table-cell/>
          <table:table-cell table:style-name="ce11" office:value-type="float" office:value="187.5">
            <text:p>187.50</text:p>
          </table:table-cell>
          <table:table-cell office:value-type="string">
            <text:p>Aug 18, 2021</text:p>
          </table:table-cell>
          <table:table-cell office:value-type="string">
            <text:p>USD</text:p>
          </table:table-cell>
          <table:table-cell office:value-type="float" office:value="2558414">
            <text:p>2558414</text:p>
          </table:table-cell>
          <table:table-cell table:number-columns-repeated="1012"/>
        </table:table-row>
        <table:table-row table:style-name="ro13">
          <table:table-cell office:value-type="string">
            <text:p>IM-000000011378731-AP</text:p>
          </table:table-cell>
          <table:table-cell office:value-type="string">
            <text:p>Invoice</text:p>
          </table:table-cell>
          <table:table-cell office:value-type="string">
            <text:p>ACRONIS CLOUD BACKUP | 520Y-1</text:p>
          </table:table-cell>
          <table:table-cell office:value-type="string">
            <text:p>Acronis North America, Inc.</text:p>
          </table:table-cell>
          <table:table-cell office:value-type="string">
            <text:p>INVUS055142</text:p>
          </table:table-cell>
          <table:table-cell table:style-name="ce9" office:value-type="string">
            <text:p>VLAN24, INC.</text:p>
            <text:p>VLAN24</text:p>
            <text:p>650 S GRAND AVE STE 1401</text:p>
            <text:p>LOS ANGELES CA 900173829</text:p>
            <text:p>UNITED STATESVLAN24, INC.</text:p>
            <text:p>VLAN24</text:p>
            <text:p>650 S GRAND AVE STE 1401</text:p>
            <text:p>LOS ANGELES CA 900173829</text:p>
            <text:p>UNITED STATESVLAN24, INC.</text:p>
            <text:p>VLAN24</text:p>
            <text:p>650 S GRAND AVE STE 1401</text:p>
            <text:p>LOS ANGELES CA 900173829</text:p>
            <text:p>UNITED STATESVLAN24, INC.</text:p>
            <text:p>VLAN24</text:p>
            <text:p>650 S GRAND AVE STE 1401</text:p>
            <text:p>LOS ANGELES CA 900173829</text:p>
            <text:p>UNITED STATESVLAN24, INC.</text:p>
            <text:p>VLAN24</text:p>
            <text:p>650 S GRAND AVE STE 1401</text:p>
            <text:p>LOS ANGELES CA 900173829</text:p>
            <text:p>UNITED STATESVLAN24, INC.</text:p>
            <text:p>VLAN24</text:p>
            <text:p>650 S GRAND AVE STE 1401</text:p>
            <text:p>LOS ANGELES CA 900173829</text:p>
            <text:p>UNITED STATESVLAN24, INC.</text:p>
            <text:p>VLAN24</text:p>
            <text:p>650 S GRAND AVE STE 1401</text:p>
            <text:p>LOS ANGELES CA 900173829</text:p>
            <text:p>UNITED STATESVLAN24, INC.</text:p>
            <text:p>VLAN24</text:p>
            <text:p>650 S GRAND AVE STE 1401</text:p>
            <text:p>LOS ANGELES CA 900173829</text:p>
            <text:p>UNITED STATESVLAN24, INC.</text:p>
            <text:p>VLAN24</text:p>
            <text:p>650 S GRAND AVE STE 1401</text:p>
            <text:p>LOS ANGELES CA 900173829</text:p>
            <text:p>UNITED STATESVLAN24, INC.</text:p>
            <text:p>VLAN24</text:p>
            <text:p>650 S GRAND AVE STE 1401</text:p>
            <text:p>LOS ANGELES CA 900173829</text:p>
            <text:p>UNITED STATES</text:p>
          </table:table-cell>
          <table:table-cell office:value-type="string">
            <text:p>14-FYY26-D</text:p>
          </table:table-cell>
          <table:table-cell/>
          <table:table-cell table:style-name="ce11" office:value-type="float" office:value="187.5">
            <text:p>187.50</text:p>
          </table:table-cell>
          <table:table-cell office:value-type="string">
            <text:p>Aug 18, 2021</text:p>
          </table:table-cell>
          <table:table-cell office:value-type="string">
            <text:p>USD</text:p>
          </table:table-cell>
          <table:table-cell office:value-type="float" office:value="2558414">
            <text:p>2558414</text:p>
          </table:table-cell>
          <table:table-cell table:number-columns-repeated="1012"/>
        </table:table-row>
        <table:table-row table:style-name="ro12">
          <table:table-cell office:value-type="string">
            <text:p>IM-000000011378742-AP</text:p>
          </table:table-cell>
          <table:table-cell office:value-type="string">
            <text:p>Invoice</text:p>
          </table:table-cell>
          <table:table-cell office:value-type="string">
            <text:p>SENTINELONE | Y332-1</text:p>
          </table:table-cell>
          <table:table-cell office:value-type="string">
            <text:p>SentinelOne, Inc.</text:p>
          </table:table-cell>
          <table:table-cell office:value-type="string">
            <text:p>INV13778</text:p>
          </table:table-cell>
          <table:table-cell table:style-name="ce9" office:value-type="string">
            <text:p>American Angus Association</text:p>
            <text:p>3201 Frederick Ave.</text:p>
            <text:p>St. Joseph MO 64506</text:p>
            <text:p>United StatesAmerican Angus Association</text:p>
            <text:p>3201 Frederick Ave.</text:p>
            <text:p>St. Joseph MO 64506</text:p>
            <text:p>United StatesAmerican Angus Association</text:p>
            <text:p>3201 Frederick Ave.</text:p>
            <text:p>St. Joseph MO 64506</text:p>
            <text:p>United StatesAmerican Angus Association</text:p>
            <text:p>3201 Frederick Ave.</text:p>
            <text:p>St. Joseph MO 64506</text:p>
            <text:p>United StatesAmerican Angus Association</text:p>
            <text:p>3201 Frederick Ave.</text:p>
            <text:p>St. Joseph MO 64506</text:p>
            <text:p>United StatesAmerican Angus Association</text:p>
            <text:p>3201 Frederick Ave.</text:p>
            <text:p>St. Joseph MO 64506</text:p>
            <text:p>United StatesAmerican Angus Association</text:p>
            <text:p>3201 Frederick Ave.</text:p>
            <text:p>St. Joseph MO 64506</text:p>
            <text:p>United StatesAmerican Angus Association</text:p>
            <text:p>3201 Frederick Ave.</text:p>
            <text:p>St. Joseph MO 64506</text:p>
            <text:p>United StatesAmerican Angus Association</text:p>
            <text:p>3201 Frederick Ave.</text:p>
            <text:p>St. Joseph MO 64506</text:p>
            <text:p>United StatesAmerican Angus Association</text:p>
            <text:p>3201 Frederick Ave.</text:p>
            <text:p>St. Joseph MO 64506</text:p>
            <text:p>United States</text:p>
          </table:table-cell>
          <table:table-cell office:value-type="string">
            <text:p>70-YZC99-D</text:p>
          </table:table-cell>
          <table:table-cell/>
          <table:table-cell table:style-name="ce11" office:value-type="float" office:value="6045.5">
            <text:p>6,045.50</text:p>
          </table:table-cell>
          <table:table-cell office:value-type="string">
            <text:p>8/17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6">
          <table:table-cell office:value-type="string">
            <text:p>IM-000000011378743-AP</text:p>
          </table:table-cell>
          <table:table-cell office:value-type="string">
            <text:p>Invoice</text:p>
          </table:table-cell>
          <table:table-cell office:value-type="string">
            <text:p>BEC TECHNOLOGIES | Y485-1</text:p>
          </table:table-cell>
          <table:table-cell office:value-type="string">
            <text:p>BEC Technologies</text:p>
          </table:table-cell>
          <table:table-cell office:value-type="string">
            <text:p>C21562-8991</text:p>
          </table:table-cell>
          <table:table-cell table:style-name="ce9" office:value-type="string">
            <text:p>BIC Security</text:p>
            <text:p>1656 Herndon Rd.</text:p>
            <text:p>Ceres, CA 95307-4420BIC Security</text:p>
            <text:p>1656 Herndon Rd.</text:p>
            <text:p>Ceres, CA 95307-4420BIC Security</text:p>
            <text:p>1656 Herndon Rd.</text:p>
            <text:p>Ceres, CA 95307-4420BIC Security</text:p>
            <text:p>1656 Herndon Rd.</text:p>
            <text:p>Ceres, CA 95307-4420BIC Security</text:p>
            <text:p>1656 Herndon Rd.</text:p>
            <text:p>Ceres, CA 95307-4420BIC Security</text:p>
            <text:p>1656 Herndon Rd.</text:p>
            <text:p>Ceres, CA 95307-4420BIC Security</text:p>
            <text:p>1656 Herndon Rd.</text:p>
            <text:p>Ceres, CA 95307-4420BIC Security</text:p>
            <text:p>1656 Herndon Rd.</text:p>
            <text:p>Ceres, CA 95307-4420BIC Security</text:p>
            <text:p>1656 Herndon Rd.</text:p>
            <text:p>Ceres, CA 95307-4420BIC Security</text:p>
            <text:p>1656 Herndon Rd.</text:p>
            <text:p>Ceres, CA 95307-4420</text:p>
          </table:table-cell>
          <table:table-cell office:value-type="string">
            <text:p>50-99890-D</text:p>
          </table:table-cell>
          <table:table-cell/>
          <table:table-cell table:style-name="ce11" office:value-type="float" office:value="1154.95">
            <text:p>1,154.95</text:p>
          </table:table-cell>
          <table:table-cell office:value-type="string">
            <text:p><text:s/>6/11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6">
          <table:table-cell office:value-type="string">
            <text:p>IM-000000011378745-AP</text:p>
          </table:table-cell>
          <table:table-cell office:value-type="string">
            <text:p>Invoice</text:p>
          </table:table-cell>
          <table:table-cell office:value-type="string">
            <text:p>TPG - SERVICES | Y354-1</text:p>
          </table:table-cell>
          <table:table-cell office:value-type="string">
            <text:p>The Phoenix Group</text:p>
          </table:table-cell>
          <table:table-cell office:value-type="string">
            <text:p>INV02214331</text:p>
          </table:table-cell>
          <table:table-cell table:style-name="ce9" office:value-type="string">
            <text:p>INGRAM MICRO </text:p>
            <text:p>1505 Cleveland Drive </text:p>
            <text:p>BUFFALO NY 14225INGRAM MICRO </text:p>
            <text:p>1505 Cleveland Drive </text:p>
            <text:p>BUFFALO NY 14225INGRAM MICRO </text:p>
            <text:p>1505 Cleveland Drive </text:p>
            <text:p>BUFFALO NY 14225INGRAM MICRO </text:p>
            <text:p>1505 Cleveland Drive </text:p>
            <text:p>BUFFALO NY 14225INGRAM MICRO </text:p>
            <text:p>1505 Cleveland Drive </text:p>
            <text:p>BUFFALO NY 14225INGRAM MICRO </text:p>
            <text:p>1505 Cleveland Drive </text:p>
            <text:p>BUFFALO NY 14225INGRAM MICRO </text:p>
            <text:p>1505 Cleveland Drive </text:p>
            <text:p>BUFFALO NY 14225INGRAM MICRO </text:p>
            <text:p>1505 Cleveland Drive </text:p>
            <text:p>BUFFALO NY 14225INGRAM MICRO </text:p>
            <text:p>1505 Cleveland Drive </text:p>
            <text:p>BUFFALO NY 14225INGRAM MICRO </text:p>
            <text:p>1505 Cleveland Drive </text:p>
            <text:p>BUFFALO NY 14225</text:p>
          </table:table-cell>
          <table:table-cell office:value-type="string">
            <text:p>60-FYX09-D</text:p>
          </table:table-cell>
          <table:table-cell/>
          <table:table-cell table:style-name="ce11" office:value-type="float" office:value="12.5">
            <text:p>12.50</text:p>
          </table:table-cell>
          <table:table-cell office:value-type="string">
            <text:p>8/13/2021</text:p>
          </table:table-cell>
          <table:table-cell office:value-type="string">
            <text:p>USD</text:p>
          </table:table-cell>
          <table:table-cell office:value-type="string">
            <text:p>INGRAMMICCA0605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3">
          <table:table-cell office:value-type="string">
            <text:p>IM-000000011378746-AP</text:p>
          </table:table-cell>
          <table:table-cell office:value-type="string">
            <text:p>Invoice</text:p>
          </table:table-cell>
          <table:table-cell office:value-type="string">
            <text:p>ERWIN - RENEWALS | 939Y-1</text:p>
          </table:table-cell>
          <table:table-cell office:value-type="string">
            <text:p>Quest Software Inc.</text:p>
          </table:table-cell>
          <table:table-cell office:value-type="float" office:value="1000972569">
            <text:p>1000972569</text:p>
          </table:table-cell>
          <table:table-cell table:style-name="ce9" office:value-type="string">
            <text:p>ACADEMY SPORTS</text:p>
            <text:p>Scott Mason</text:p>
            <text:p>1549 Primewest Pkwy</text:p>
            <text:p>KATY, TX 77449</text:p>
            <text:p>United StatesACADEMY SPORTS</text:p>
            <text:p>Scott Mason</text:p>
            <text:p>1549 Primewest Pkwy</text:p>
            <text:p>KATY, TX 77449</text:p>
            <text:p>United StatesACADEMY SPORTS</text:p>
            <text:p>Scott Mason</text:p>
            <text:p>1549 Primewest Pkwy</text:p>
            <text:p>KATY, TX 77449</text:p>
            <text:p>United StatesACADEMY SPORTS</text:p>
            <text:p>Scott Mason</text:p>
            <text:p>1549 Primewest Pkwy</text:p>
            <text:p>KATY, TX 77449</text:p>
            <text:p>United StatesACADEMY SPORTS</text:p>
            <text:p>Scott Mason</text:p>
            <text:p>1549 Primewest Pkwy</text:p>
            <text:p>KATY, TX 77449</text:p>
            <text:p>United StatesACADEMY SPORTS</text:p>
            <text:p>Scott Mason</text:p>
            <text:p>1549 Primewest Pkwy</text:p>
            <text:p>KATY, TX 77449</text:p>
            <text:p>United StatesACADEMY SPORTS</text:p>
            <text:p>Scott Mason</text:p>
            <text:p>1549 Primewest Pkwy</text:p>
            <text:p>KATY, TX 77449</text:p>
            <text:p>United StatesACADEMY SPORTS</text:p>
            <text:p>Scott Mason</text:p>
            <text:p>1549 Primewest Pkwy</text:p>
            <text:p>KATY, TX 77449</text:p>
            <text:p>United StatesACADEMY SPORTS</text:p>
            <text:p>Scott Mason</text:p>
            <text:p>1549 Primewest Pkwy</text:p>
            <text:p>KATY, TX 77449</text:p>
            <text:p>United StatesACADEMY SPORTS</text:p>
            <text:p>Scott Mason</text:p>
            <text:p>1549 Primewest Pkwy</text:p>
            <text:p>KATY, TX 77449</text:p>
            <text:p>United States</text:p>
          </table:table-cell>
          <table:table-cell office:value-type="string">
            <text:p>70-YZ073-D / 4500217213 / 10</text:p>
          </table:table-cell>
          <table:table-cell/>
          <table:table-cell table:style-name="ce11" office:value-type="float" office:value="4047.23">
            <text:p>4,047.23</text:p>
          </table:table-cell>
          <table:table-cell office:value-type="string">
            <text:p><text:s/>17-AUG-2021</text:p>
          </table:table-cell>
          <table:table-cell office:value-type="string">
            <text:p>USD</text:p>
          </table:table-cell>
          <table:table-cell office:value-type="float" office:value="12583">
            <text:p>12583</text:p>
          </table:table-cell>
          <table:table-cell table:number-columns-repeated="1012"/>
        </table:table-row>
        <table:table-row table:style-name="ro3">
          <table:table-cell office:value-type="string">
            <text:p>IM-000000011378748-AP</text:p>
          </table:table-cell>
          <table:table-cell office:value-type="string">
            <text:p>Invoice</text:p>
          </table:table-cell>
          <table:table-cell office:value-type="string">
            <text:p>ERWIN - RENEWALS | 939Y-1</text:p>
          </table:table-cell>
          <table:table-cell office:value-type="string">
            <text:p>Quest Software Inc.</text:p>
          </table:table-cell>
          <table:table-cell office:value-type="float" office:value="1000972591">
            <text:p>1000972591</text:p>
          </table:table-cell>
          <table:table-cell table:style-name="ce9" office:value-type="string">
            <text:p>CITY NATIONAL BANK</text:p>
            <text:p>SAM Team</text:p>
            <text:p>350 S Grand Ave</text:p>
            <text:p>LOS ANGELES, CA 90071</text:p>
            <text:p>United StatesCITY NATIONAL BANK</text:p>
            <text:p>SAM Team</text:p>
            <text:p>350 S Grand Ave</text:p>
            <text:p>LOS ANGELES, CA 90071</text:p>
            <text:p>United StatesCITY NATIONAL BANK</text:p>
            <text:p>SAM Team</text:p>
            <text:p>350 S Grand Ave</text:p>
            <text:p>LOS ANGELES, CA 90071</text:p>
            <text:p>United StatesCITY NATIONAL BANK</text:p>
            <text:p>SAM Team</text:p>
            <text:p>350 S Grand Ave</text:p>
            <text:p>LOS ANGELES, CA 90071</text:p>
            <text:p>United StatesCITY NATIONAL BANK</text:p>
            <text:p>SAM Team</text:p>
            <text:p>350 S Grand Ave</text:p>
            <text:p>LOS ANGELES, CA 90071</text:p>
            <text:p>United StatesCITY NATIONAL BANK</text:p>
            <text:p>SAM Team</text:p>
            <text:p>350 S Grand Ave</text:p>
            <text:p>LOS ANGELES, CA 90071</text:p>
            <text:p>United StatesCITY NATIONAL BANK</text:p>
            <text:p>SAM Team</text:p>
            <text:p>350 S Grand Ave</text:p>
            <text:p>LOS ANGELES, CA 90071</text:p>
            <text:p>United StatesCITY NATIONAL BANK</text:p>
            <text:p>SAM Team</text:p>
            <text:p>350 S Grand Ave</text:p>
            <text:p>LOS ANGELES, CA 90071</text:p>
            <text:p>United StatesCITY NATIONAL BANK</text:p>
            <text:p>SAM Team</text:p>
            <text:p>350 S Grand Ave</text:p>
            <text:p>LOS ANGELES, CA 90071</text:p>
            <text:p>United States</text:p>
          </table:table-cell>
          <table:table-cell office:value-type="string">
            <text:p>30-UTQ97-D/ P21328729/ 43548</text:p>
          </table:table-cell>
          <table:table-cell/>
          <table:table-cell table:style-name="ce11" office:value-type="float" office:value="14386.98">
            <text:p>14,386.98</text:p>
          </table:table-cell>
          <table:table-cell office:value-type="string">
            <text:p><text:s/>17-AUG-2021</text:p>
          </table:table-cell>
          <table:table-cell office:value-type="string">
            <text:p>USD</text:p>
          </table:table-cell>
          <table:table-cell office:value-type="float" office:value="12583">
            <text:p>12583</text:p>
          </table:table-cell>
          <table:table-cell table:number-columns-repeated="1012"/>
        </table:table-row>
        <table:table-row table:style-name="ro3">
          <table:table-cell office:value-type="string">
            <text:p>IM-000000011378751-AP</text:p>
          </table:table-cell>
          <table:table-cell office:value-type="string">
            <text:p>Invoice</text:p>
          </table:table-cell>
          <table:table-cell office:value-type="string">
            <text:p>ERWIN | 763Y-1</text:p>
          </table:table-cell>
          <table:table-cell office:value-type="string">
            <text:p>Quest Software Inc.</text:p>
          </table:table-cell>
          <table:table-cell office:value-type="float" office:value="1000972596">
            <text:p>1000972596</text:p>
          </table:table-cell>
          <table:table-cell table:style-name="ce9" office:value-type="string">
            <text:p>ASSET MANAGEMENT OFFICE</text:p>
            <text:p>David James</text:p>
            <text:p>900 SAC BLVD STE D1.108</text:p>
            <text:p>Offutt A F B, NE 68113</text:p>
            <text:p>United StatesASSET MANAGEMENT OFFICE</text:p>
            <text:p>David James</text:p>
            <text:p>900 SAC BLVD STE D1.108</text:p>
            <text:p>Offutt A F B, NE 68113</text:p>
            <text:p>United StatesASSET MANAGEMENT OFFICE</text:p>
            <text:p>David James</text:p>
            <text:p>900 SAC BLVD STE D1.108</text:p>
            <text:p>Offutt A F B, NE 68113</text:p>
            <text:p>United StatesASSET MANAGEMENT OFFICE</text:p>
            <text:p>David James</text:p>
            <text:p>900 SAC BLVD STE D1.108</text:p>
            <text:p>Offutt A F B, NE 68113</text:p>
            <text:p>United StatesASSET MANAGEMENT OFFICE</text:p>
            <text:p>David James</text:p>
            <text:p>900 SAC BLVD STE D1.108</text:p>
            <text:p>Offutt A F B, NE 68113</text:p>
            <text:p>United StatesASSET MANAGEMENT OFFICE</text:p>
            <text:p>David James</text:p>
            <text:p>900 SAC BLVD STE D1.108</text:p>
            <text:p>Offutt A F B, NE 68113</text:p>
            <text:p>United StatesASSET MANAGEMENT OFFICE</text:p>
            <text:p>David James</text:p>
            <text:p>900 SAC BLVD STE D1.108</text:p>
            <text:p>Offutt A F B, NE 68113</text:p>
            <text:p>United StatesASSET MANAGEMENT OFFICE</text:p>
            <text:p>David James</text:p>
            <text:p>900 SAC BLVD STE D1.108</text:p>
            <text:p>Offutt A F B, NE 68113</text:p>
            <text:p>United StatesASSET MANAGEMENT OFFICE</text:p>
            <text:p>David James</text:p>
            <text:p>900 SAC BLVD STE D1.108</text:p>
            <text:p>Offutt A F B, NE 68113</text:p>
            <text:p>United States</text:p>
          </table:table-cell>
          <table:table-cell office:value-type="string">
            <text:p>21-LM429-D/ 694541021-1/ PO-</text:p>
          </table:table-cell>
          <table:table-cell/>
          <table:table-cell table:style-name="ce11" office:value-type="float" office:value="11195.34">
            <text:p>11,195.34</text:p>
          </table:table-cell>
          <table:table-cell office:value-type="string">
            <text:p><text:s/>17-AUG-2021</text:p>
          </table:table-cell>
          <table:table-cell office:value-type="string">
            <text:p>USD</text:p>
          </table:table-cell>
          <table:table-cell office:value-type="float" office:value="12583">
            <text:p>12583</text:p>
          </table:table-cell>
          <table:table-cell table:number-columns-repeated="1012"/>
        </table:table-row>
        <table:table-row table:style-name="ro17">
          <table:table-cell office:value-type="string">
            <text:p>IM-000000011378754-AP</text:p>
          </table:table-cell>
          <table:table-cell office:value-type="string">
            <text:p>Invoice</text:p>
          </table:table-cell>
          <table:table-cell office:value-type="string">
            <text:p>ERWIN - RENEWALS | 939Y-1</text:p>
          </table:table-cell>
          <table:table-cell office:value-type="string">
            <text:p>Quest Software Inc.</text:p>
          </table:table-cell>
          <table:table-cell office:value-type="float" office:value="1000972602">
            <text:p>1000972602</text:p>
          </table:table-cell>
          <table:table-cell table:style-name="ce9" office:value-type="string">
            <text:p>CCC INFORMATION SERVICES INC</text:p>
            <text:p>Bantval Holla</text:p>
            <text:p>222 Merchandise Mart Ste 900</text:p>
            <text:p>Ste 900</text:p>
            <text:p>CHICAGO, IL 60654</text:p>
            <text:p>United StatesCCC INFORMATION SERVICES INC</text:p>
            <text:p>Bantval Holla</text:p>
            <text:p>222 Merchandise Mart Ste 900</text:p>
            <text:p>Ste 900</text:p>
            <text:p>CHICAGO, IL 60654</text:p>
            <text:p>United StatesCCC INFORMATION SERVICES INC</text:p>
            <text:p>Bantval Holla</text:p>
            <text:p>222 Merchandise Mart Ste 900</text:p>
            <text:p>Ste 900</text:p>
            <text:p>CHICAGO, IL 60654</text:p>
            <text:p>United StatesCCC INFORMATION SERVICES INC</text:p>
            <text:p>Bantval Holla</text:p>
            <text:p>222 Merchandise Mart Ste 900</text:p>
            <text:p>Ste 900</text:p>
            <text:p>CHICAGO, IL 60654</text:p>
            <text:p>United StatesCCC INFORMATION SERVICES INC</text:p>
            <text:p>Bantval Holla</text:p>
            <text:p>222 Merchandise Mart Ste 900</text:p>
            <text:p>Ste 900</text:p>
            <text:p>CHICAGO, IL 60654</text:p>
            <text:p>United StatesCCC INFORMATION SERVICES INC</text:p>
            <text:p>Bantval Holla</text:p>
            <text:p>222 Merchandise Mart Ste 900</text:p>
            <text:p>Ste 900</text:p>
            <text:p>CHICAGO, IL 60654</text:p>
            <text:p>United StatesCCC INFORMATION SERVICES INC</text:p>
            <text:p>Bantval Holla</text:p>
            <text:p>222 Merchandise Mart Ste 900</text:p>
            <text:p>Ste 900</text:p>
            <text:p>CHICAGO, IL 60654</text:p>
            <text:p>United StatesCCC INFORMATION SERVICES INC</text:p>
            <text:p>Bantval Holla</text:p>
            <text:p>222 Merchandise Mart Ste 900</text:p>
            <text:p>Ste 900</text:p>
            <text:p>CHICAGO, IL 60654</text:p>
            <text:p>United StatesCCC INFORMATION SERVICES INC</text:p>
            <text:p>Bantval Holla</text:p>
            <text:p>222 Merchandise Mart Ste 900</text:p>
            <text:p>Ste 900</text:p>
            <text:p>CHICAGO, IL 60654</text:p>
            <text:p>United States</text:p>
          </table:table-cell>
          <table:table-cell office:value-type="string">
            <text:p>30-UTQ95-D / P21337110 / PO-</text:p>
          </table:table-cell>
          <table:table-cell/>
          <table:table-cell table:style-name="ce11" office:value-type="float" office:value="7122.76">
            <text:p>7,122.76</text:p>
          </table:table-cell>
          <table:table-cell office:value-type="string">
            <text:p><text:s/>17-AUG-2021</text:p>
          </table:table-cell>
          <table:table-cell office:value-type="string">
            <text:p>USD</text:p>
          </table:table-cell>
          <table:table-cell office:value-type="float" office:value="12583">
            <text:p>12583</text:p>
          </table:table-cell>
          <table:table-cell table:number-columns-repeated="1012"/>
        </table:table-row>
        <table:table-row table:style-name="ro18">
          <table:table-cell office:value-type="string">
            <text:p>IM-000000011378755-AP</text:p>
          </table:table-cell>
          <table:table-cell office:value-type="string">
            <text:p>Invoice</text:p>
          </table:table-cell>
          <table:table-cell office:value-type="string">
            <text:p>ERWIN - RENEWALS | 939Y-1</text:p>
          </table:table-cell>
          <table:table-cell office:value-type="string">
            <text:p>Quest Software Inc.</text:p>
          </table:table-cell>
          <table:table-cell office:value-type="float" office:value="1000972598">
            <text:p>1000972598</text:p>
          </table:table-cell>
          <table:table-cell table:style-name="ce9" office:value-type="string">
            <text:p>LNR PROPERTY LLC</text:p>
            <text:p>Marvin Saint-Fleur</text:p>
            <text:p>1601 Washington Ave Fl 8</text:p>
            <text:p>Fl 8</text:p>
            <text:p>MIAMI BEACH, FL 33139</text:p>
            <text:p>United StatesLNR PROPERTY LLC</text:p>
            <text:p>Marvin Saint-Fleur</text:p>
            <text:p>1601 Washington Ave Fl 8</text:p>
            <text:p>Fl 8</text:p>
            <text:p>MIAMI BEACH, FL 33139</text:p>
            <text:p>United StatesLNR PROPERTY LLC</text:p>
            <text:p>Marvin Saint-Fleur</text:p>
            <text:p>1601 Washington Ave Fl 8</text:p>
            <text:p>Fl 8</text:p>
            <text:p>MIAMI BEACH, FL 33139</text:p>
            <text:p>United StatesLNR PROPERTY LLC</text:p>
            <text:p>Marvin Saint-Fleur</text:p>
            <text:p>1601 Washington Ave Fl 8</text:p>
            <text:p>Fl 8</text:p>
            <text:p>MIAMI BEACH, FL 33139</text:p>
            <text:p>United StatesLNR PROPERTY LLC</text:p>
            <text:p>Marvin Saint-Fleur</text:p>
            <text:p>1601 Washington Ave Fl 8</text:p>
            <text:p>Fl 8</text:p>
            <text:p>MIAMI BEACH, FL 33139</text:p>
            <text:p>United StatesLNR PROPERTY LLC</text:p>
            <text:p>Marvin Saint-Fleur</text:p>
            <text:p>1601 Washington Ave Fl 8</text:p>
            <text:p>Fl 8</text:p>
            <text:p>MIAMI BEACH, FL 33139</text:p>
            <text:p>United StatesLNR PROPERTY LLC</text:p>
            <text:p>Marvin Saint-Fleur</text:p>
            <text:p>1601 Washington Ave Fl 8</text:p>
            <text:p>Fl 8</text:p>
            <text:p>MIAMI BEACH, FL 33139</text:p>
            <text:p>United StatesLNR PROPERTY LLC</text:p>
            <text:p>Marvin Saint-Fleur</text:p>
            <text:p>1601 Washington Ave Fl 8</text:p>
            <text:p>Fl 8</text:p>
            <text:p>MIAMI BEACH, FL 33139</text:p>
            <text:p>United StatesLNR PROPERTY LLC</text:p>
            <text:p>Marvin Saint-Fleur</text:p>
            <text:p>1601 Washington Ave Fl 8</text:p>
            <text:p>Fl 8</text:p>
            <text:p>MIAMI BEACH, FL 33139</text:p>
            <text:p>United States</text:p>
          </table:table-cell>
          <table:table-cell office:value-type="string">
            <text:p>70-YZ885-D / US-PO-1128748 /</text:p>
          </table:table-cell>
          <table:table-cell/>
          <table:table-cell table:style-name="ce11" office:value-type="float" office:value="1791.55">
            <text:p>1,791.55</text:p>
          </table:table-cell>
          <table:table-cell office:value-type="string">
            <text:p><text:s/>17-AUG-2021</text:p>
          </table:table-cell>
          <table:table-cell office:value-type="string">
            <text:p>USD</text:p>
          </table:table-cell>
          <table:table-cell office:value-type="float" office:value="12583">
            <text:p>12583</text:p>
          </table:table-cell>
          <table:table-cell table:number-columns-repeated="1012"/>
        </table:table-row>
        <table:table-row table:style-name="ro19">
          <table:table-cell office:value-type="string">
            <text:p>IM-000000011378756-AP</text:p>
          </table:table-cell>
          <table:table-cell office:value-type="string">
            <text:p>Invoice</text:p>
          </table:table-cell>
          <table:table-cell office:value-type="string">
            <text:p>ERWIN - RENEWALS | 939Y-1</text:p>
          </table:table-cell>
          <table:table-cell office:value-type="string">
            <text:p>Quest Software Inc.</text:p>
          </table:table-cell>
          <table:table-cell office:value-type="float" office:value="1000972614">
            <text:p>1000972614</text:p>
          </table:table-cell>
          <table:table-cell table:style-name="ce9" office:value-type="string">
            <text:p>AUTOTRADER.COM / DEALERTRACK</text:p>
            <text:p>SOFTWARE COMPLIANCE Erwin Contact</text:p>
            <text:p>3003 SUMMIT BLVD</text:p>
            <text:p>ATLANTA, GA 30319</text:p>
            <text:p>United StatesAUTOTRADER.COM / DEALERTRACK</text:p>
            <text:p>SOFTWARE COMPLIANCE Erwin Contact</text:p>
            <text:p>3003 SUMMIT BLVD</text:p>
            <text:p>ATLANTA, GA 30319</text:p>
            <text:p>United StatesAUTOTRADER.COM / DEALERTRACK</text:p>
            <text:p>SOFTWARE COMPLIANCE Erwin Contact</text:p>
            <text:p>3003 SUMMIT BLVD</text:p>
            <text:p>ATLANTA, GA 30319</text:p>
            <text:p>United StatesAUTOTRADER.COM / DEALERTRACK</text:p>
            <text:p>SOFTWARE COMPLIANCE Erwin Contact</text:p>
            <text:p>3003 SUMMIT BLVD</text:p>
            <text:p>ATLANTA, GA 30319</text:p>
            <text:p>United StatesAUTOTRADER.COM / DEALERTRACK</text:p>
            <text:p>SOFTWARE COMPLIANCE Erwin Contact</text:p>
            <text:p>3003 SUMMIT BLVD</text:p>
            <text:p>ATLANTA, GA 30319</text:p>
            <text:p>United StatesAUTOTRADER.COM / DEALERTRACK</text:p>
            <text:p>SOFTWARE COMPLIANCE Erwin Contact</text:p>
            <text:p>3003 SUMMIT BLVD</text:p>
            <text:p>ATLANTA, GA 30319</text:p>
            <text:p>United StatesAUTOTRADER.COM / DEALERTRACK</text:p>
            <text:p>SOFTWARE COMPLIANCE Erwin Contact</text:p>
            <text:p>3003 SUMMIT BLVD</text:p>
            <text:p>ATLANTA, GA 30319</text:p>
            <text:p>United StatesAUTOTRADER.COM / DEALERTRACK</text:p>
            <text:p>SOFTWARE COMPLIANCE Erwin Contact</text:p>
            <text:p>3003 SUMMIT BLVD</text:p>
            <text:p>ATLANTA, GA 30319</text:p>
            <text:p>United StatesAUTOTRADER.COM / DEALERTRACK</text:p>
            <text:p>SOFTWARE COMPLIANCE Erwin Contact</text:p>
            <text:p>3003 SUMMIT BLVD</text:p>
            <text:p>ATLANTA, GA 30319</text:p>
            <text:p>United States</text:p>
          </table:table-cell>
          <table:table-cell office:value-type="string">
            <text:p>30-UTU78-D/ P21342640/ 11550</text:p>
          </table:table-cell>
          <table:table-cell/>
          <table:table-cell table:style-name="ce11" office:value-type="float" office:value="895.78">
            <text:p>895.78</text:p>
          </table:table-cell>
          <table:table-cell office:value-type="string">
            <text:p><text:s/>17-AUG-2021</text:p>
          </table:table-cell>
          <table:table-cell office:value-type="string">
            <text:p>USD</text:p>
          </table:table-cell>
          <table:table-cell office:value-type="float" office:value="12583">
            <text:p>12583</text:p>
          </table:table-cell>
          <table:table-cell table:number-columns-repeated="1012"/>
        </table:table-row>
        <table:table-row table:style-name="ro3">
          <table:table-cell office:value-type="string">
            <text:p>IM-000000011378758-AP</text:p>
          </table:table-cell>
          <table:table-cell office:value-type="string">
            <text:p>Invoice</text:p>
          </table:table-cell>
          <table:table-cell office:value-type="string">
            <text:p>ERWIN - RENEWALS | 939Y-1</text:p>
          </table:table-cell>
          <table:table-cell office:value-type="string">
            <text:p>Quest Software Inc.</text:p>
          </table:table-cell>
          <table:table-cell office:value-type="float" office:value="1000972569">
            <text:p>1000972569</text:p>
          </table:table-cell>
          <table:table-cell table:style-name="ce9" office:value-type="string">
            <text:p>ACADEMY SPORTS</text:p>
            <text:p>Scott Mason</text:p>
            <text:p>1549 Primewest Pkwy</text:p>
            <text:p>KATY, TX 77449</text:p>
            <text:p>United StatesACADEMY SPORTS</text:p>
            <text:p>Scott Mason</text:p>
            <text:p>1549 Primewest Pkwy</text:p>
            <text:p>KATY, TX 77449</text:p>
            <text:p>United StatesACADEMY SPORTS</text:p>
            <text:p>Scott Mason</text:p>
            <text:p>1549 Primewest Pkwy</text:p>
            <text:p>KATY, TX 77449</text:p>
            <text:p>United StatesACADEMY SPORTS</text:p>
            <text:p>Scott Mason</text:p>
            <text:p>1549 Primewest Pkwy</text:p>
            <text:p>KATY, TX 77449</text:p>
            <text:p>United StatesACADEMY SPORTS</text:p>
            <text:p>Scott Mason</text:p>
            <text:p>1549 Primewest Pkwy</text:p>
            <text:p>KATY, TX 77449</text:p>
            <text:p>United StatesACADEMY SPORTS</text:p>
            <text:p>Scott Mason</text:p>
            <text:p>1549 Primewest Pkwy</text:p>
            <text:p>KATY, TX 77449</text:p>
            <text:p>United StatesACADEMY SPORTS</text:p>
            <text:p>Scott Mason</text:p>
            <text:p>1549 Primewest Pkwy</text:p>
            <text:p>KATY, TX 77449</text:p>
            <text:p>United StatesACADEMY SPORTS</text:p>
            <text:p>Scott Mason</text:p>
            <text:p>1549 Primewest Pkwy</text:p>
            <text:p>KATY, TX 77449</text:p>
            <text:p>United StatesACADEMY SPORTS</text:p>
            <text:p>Scott Mason</text:p>
            <text:p>1549 Primewest Pkwy</text:p>
            <text:p>KATY, TX 77449</text:p>
            <text:p>United States</text:p>
          </table:table-cell>
          <table:table-cell office:value-type="string">
            <text:p>70-YZ073-D / 4500217213 / 10</text:p>
          </table:table-cell>
          <table:table-cell/>
          <table:table-cell table:style-name="ce11" office:value-type="float" office:value="4047.23">
            <text:p>4,047.23</text:p>
          </table:table-cell>
          <table:table-cell office:value-type="string">
            <text:p><text:s/>17-AUG-2021</text:p>
          </table:table-cell>
          <table:table-cell office:value-type="string">
            <text:p>USD</text:p>
          </table:table-cell>
          <table:table-cell office:value-type="float" office:value="12583">
            <text:p>12583</text:p>
          </table:table-cell>
          <table:table-cell table:number-columns-repeated="1012"/>
        </table:table-row>
        <table:table-row table:style-name="ro3">
          <table:table-cell office:value-type="string">
            <text:p>IM-000000011378763-AP</text:p>
          </table:table-cell>
          <table:table-cell office:value-type="string">
            <text:p>Invoice</text:p>
          </table:table-cell>
          <table:table-cell office:value-type="string">
            <text:p>ERWIN - RENEWALS | 939Y-1</text:p>
          </table:table-cell>
          <table:table-cell office:value-type="string">
            <text:p>Quest Software Inc.</text:p>
          </table:table-cell>
          <table:table-cell office:value-type="float" office:value="1000972591">
            <text:p>1000972591</text:p>
          </table:table-cell>
          <table:table-cell table:style-name="ce9" office:value-type="string">
            <text:p>CITY NATIONAL BANK</text:p>
            <text:p>SAM Team</text:p>
            <text:p>350 S Grand Ave</text:p>
            <text:p>LOS ANGELES, CA 90071</text:p>
            <text:p>United StatesCITY NATIONAL BANK</text:p>
            <text:p>SAM Team</text:p>
            <text:p>350 S Grand Ave</text:p>
            <text:p>LOS ANGELES, CA 90071</text:p>
            <text:p>United StatesCITY NATIONAL BANK</text:p>
            <text:p>SAM Team</text:p>
            <text:p>350 S Grand Ave</text:p>
            <text:p>LOS ANGELES, CA 90071</text:p>
            <text:p>United StatesCITY NATIONAL BANK</text:p>
            <text:p>SAM Team</text:p>
            <text:p>350 S Grand Ave</text:p>
            <text:p>LOS ANGELES, CA 90071</text:p>
            <text:p>United StatesCITY NATIONAL BANK</text:p>
            <text:p>SAM Team</text:p>
            <text:p>350 S Grand Ave</text:p>
            <text:p>LOS ANGELES, CA 90071</text:p>
            <text:p>United StatesCITY NATIONAL BANK</text:p>
            <text:p>SAM Team</text:p>
            <text:p>350 S Grand Ave</text:p>
            <text:p>LOS ANGELES, CA 90071</text:p>
            <text:p>United StatesCITY NATIONAL BANK</text:p>
            <text:p>SAM Team</text:p>
            <text:p>350 S Grand Ave</text:p>
            <text:p>LOS ANGELES, CA 90071</text:p>
            <text:p>United StatesCITY NATIONAL BANK</text:p>
            <text:p>SAM Team</text:p>
            <text:p>350 S Grand Ave</text:p>
            <text:p>LOS ANGELES, CA 90071</text:p>
            <text:p>United StatesCITY NATIONAL BANK</text:p>
            <text:p>SAM Team</text:p>
            <text:p>350 S Grand Ave</text:p>
            <text:p>LOS ANGELES, CA 90071</text:p>
            <text:p>United States</text:p>
          </table:table-cell>
          <table:table-cell office:value-type="string">
            <text:p>30-UTQ97-D/ P21328729/ 43548</text:p>
          </table:table-cell>
          <table:table-cell/>
          <table:table-cell table:style-name="ce11" office:value-type="float" office:value="14386.98">
            <text:p>14,386.98</text:p>
          </table:table-cell>
          <table:table-cell office:value-type="string">
            <text:p><text:s/>17-AUG-2021</text:p>
          </table:table-cell>
          <table:table-cell office:value-type="string">
            <text:p>USD</text:p>
          </table:table-cell>
          <table:table-cell office:value-type="float" office:value="12583">
            <text:p>12583</text:p>
          </table:table-cell>
          <table:table-cell table:number-columns-repeated="1012"/>
        </table:table-row>
        <table:table-row table:style-name="ro3">
          <table:table-cell office:value-type="string">
            <text:p>IM-000000011378764-AP</text:p>
          </table:table-cell>
          <table:table-cell office:value-type="string">
            <text:p>Invoice</text:p>
          </table:table-cell>
          <table:table-cell office:value-type="string">
            <text:p>ERWIN | 763Y-1</text:p>
          </table:table-cell>
          <table:table-cell office:value-type="string">
            <text:p>Quest Software Inc.</text:p>
          </table:table-cell>
          <table:table-cell office:value-type="float" office:value="1000972596">
            <text:p>1000972596</text:p>
          </table:table-cell>
          <table:table-cell table:style-name="ce9" office:value-type="string">
            <text:p>ASSET MANAGEMENT OFFICE</text:p>
            <text:p>David James</text:p>
            <text:p>900 SAC BLVD STE D1.108</text:p>
            <text:p>Offutt A F B, NE 68113</text:p>
            <text:p>United StatesASSET MANAGEMENT OFFICE</text:p>
            <text:p>David James</text:p>
            <text:p>900 SAC BLVD STE D1.108</text:p>
            <text:p>Offutt A F B, NE 68113</text:p>
            <text:p>United StatesASSET MANAGEMENT OFFICE</text:p>
            <text:p>David James</text:p>
            <text:p>900 SAC BLVD STE D1.108</text:p>
            <text:p>Offutt A F B, NE 68113</text:p>
            <text:p>United StatesASSET MANAGEMENT OFFICE</text:p>
            <text:p>David James</text:p>
            <text:p>900 SAC BLVD STE D1.108</text:p>
            <text:p>Offutt A F B, NE 68113</text:p>
            <text:p>United StatesASSET MANAGEMENT OFFICE</text:p>
            <text:p>David James</text:p>
            <text:p>900 SAC BLVD STE D1.108</text:p>
            <text:p>Offutt A F B, NE 68113</text:p>
            <text:p>United StatesASSET MANAGEMENT OFFICE</text:p>
            <text:p>David James</text:p>
            <text:p>900 SAC BLVD STE D1.108</text:p>
            <text:p>Offutt A F B, NE 68113</text:p>
            <text:p>United StatesASSET MANAGEMENT OFFICE</text:p>
            <text:p>David James</text:p>
            <text:p>900 SAC BLVD STE D1.108</text:p>
            <text:p>Offutt A F B, NE 68113</text:p>
            <text:p>United StatesASSET MANAGEMENT OFFICE</text:p>
            <text:p>David James</text:p>
            <text:p>900 SAC BLVD STE D1.108</text:p>
            <text:p>Offutt A F B, NE 68113</text:p>
            <text:p>United StatesASSET MANAGEMENT OFFICE</text:p>
            <text:p>David James</text:p>
            <text:p>900 SAC BLVD STE D1.108</text:p>
            <text:p>Offutt A F B, NE 68113</text:p>
            <text:p>United States</text:p>
          </table:table-cell>
          <table:table-cell office:value-type="string">
            <text:p>21-LM429</text:p>
          </table:table-cell>
          <table:table-cell/>
          <table:table-cell table:style-name="ce11" office:value-type="float" office:value="11195.34">
            <text:p>11,195.34</text:p>
          </table:table-cell>
          <table:table-cell office:value-type="string">
            <text:p><text:s/>17-AUG-2021</text:p>
          </table:table-cell>
          <table:table-cell office:value-type="string">
            <text:p>USD</text:p>
          </table:table-cell>
          <table:table-cell office:value-type="float" office:value="12583">
            <text:p>12583</text:p>
          </table:table-cell>
          <table:table-cell table:number-columns-repeated="1012"/>
        </table:table-row>
        <table:table-row table:style-name="ro20">
          <table:table-cell office:value-type="string">
            <text:p>IM-000000011378765-AP</text:p>
          </table:table-cell>
          <table:table-cell office:value-type="string">
            <text:p>Invoice</text:p>
          </table:table-cell>
          <table:table-cell office:value-type="string">
            <text:p>TPG - SERVICES | Y354-1</text:p>
          </table:table-cell>
          <table:table-cell office:value-type="string">
            <text:p>The Phoenix Group</text:p>
          </table:table-cell>
          <table:table-cell office:value-type="string">
            <text:p>INV02210691</text:p>
          </table:table-cell>
          <table:table-cell table:style-name="ce9" office:value-type="string">
            <text:p>INGRAM MICRO </text:p>
            <text:p>1505 Cleveland Drive </text:p>
            <text:p>BUFFALO NY 14225INGRAM MICRO </text:p>
            <text:p>1505 Cleveland Drive </text:p>
            <text:p>BUFFALO NY 14225INGRAM MICRO </text:p>
            <text:p>1505 Cleveland Drive </text:p>
            <text:p>BUFFALO NY 14225INGRAM MICRO </text:p>
            <text:p>1505 Cleveland Drive </text:p>
            <text:p>BUFFALO NY 14225INGRAM MICRO </text:p>
            <text:p>1505 Cleveland Drive </text:p>
            <text:p>BUFFALO NY 14225INGRAM MICRO </text:p>
            <text:p>1505 Cleveland Drive </text:p>
            <text:p>BUFFALO NY 14225INGRAM MICRO </text:p>
            <text:p>1505 Cleveland Drive </text:p>
            <text:p>BUFFALO NY 14225INGRAM MICRO </text:p>
            <text:p>1505 Cleveland Drive </text:p>
            <text:p>BUFFALO NY 14225INGRAM MICRO </text:p>
            <text:p>1505 Cleveland Drive </text:p>
            <text:p>BUFFALO NY 14225</text:p>
          </table:table-cell>
          <table:table-cell office:value-type="string">
            <text:p>60-75680-D</text:p>
          </table:table-cell>
          <table:table-cell/>
          <table:table-cell table:style-name="ce11" office:value-type="float" office:value="15">
            <text:p>15.00</text:p>
          </table:table-cell>
          <table:table-cell office:value-type="string">
            <text:p><text:s/>8/9/2021</text:p>
          </table:table-cell>
          <table:table-cell office:value-type="string">
            <text:p>USD</text:p>
          </table:table-cell>
          <table:table-cell office:value-type="string">
            <text:p>INGRAMMICCA060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8">
          <table:table-cell office:value-type="string">
            <text:p>IM-000000011378769-AP</text:p>
          </table:table-cell>
          <table:table-cell office:value-type="string">
            <text:p>Invoice</text:p>
          </table:table-cell>
          <table:table-cell office:value-type="string">
            <text:p>ERWIN - RENEWALS | 939Y-1</text:p>
          </table:table-cell>
          <table:table-cell office:value-type="string">
            <text:p>Quest Software Inc.</text:p>
          </table:table-cell>
          <table:table-cell office:value-type="float" office:value="1000972598">
            <text:p>1000972598</text:p>
          </table:table-cell>
          <table:table-cell table:style-name="ce9" office:value-type="string">
            <text:p>LNR PROPERTY LLC</text:p>
            <text:p>Marvin Saint-Fleur</text:p>
            <text:p>1601 Washington Ave Fl 8</text:p>
            <text:p>Fl 8</text:p>
            <text:p>MIAMI BEACH, FL 33139</text:p>
            <text:p>United StatesLNR PROPERTY LLC</text:p>
            <text:p>Marvin Saint-Fleur</text:p>
            <text:p>1601 Washington Ave Fl 8</text:p>
            <text:p>Fl 8</text:p>
            <text:p>MIAMI BEACH, FL 33139</text:p>
            <text:p>United StatesLNR PROPERTY LLC</text:p>
            <text:p>Marvin Saint-Fleur</text:p>
            <text:p>1601 Washington Ave Fl 8</text:p>
            <text:p>Fl 8</text:p>
            <text:p>MIAMI BEACH, FL 33139</text:p>
            <text:p>United StatesLNR PROPERTY LLC</text:p>
            <text:p>Marvin Saint-Fleur</text:p>
            <text:p>1601 Washington Ave Fl 8</text:p>
            <text:p>Fl 8</text:p>
            <text:p>MIAMI BEACH, FL 33139</text:p>
            <text:p>United StatesLNR PROPERTY LLC</text:p>
            <text:p>Marvin Saint-Fleur</text:p>
            <text:p>1601 Washington Ave Fl 8</text:p>
            <text:p>Fl 8</text:p>
            <text:p>MIAMI BEACH, FL 33139</text:p>
            <text:p>United StatesLNR PROPERTY LLC</text:p>
            <text:p>Marvin Saint-Fleur</text:p>
            <text:p>1601 Washington Ave Fl 8</text:p>
            <text:p>Fl 8</text:p>
            <text:p>MIAMI BEACH, FL 33139</text:p>
            <text:p>United StatesLNR PROPERTY LLC</text:p>
            <text:p>Marvin Saint-Fleur</text:p>
            <text:p>1601 Washington Ave Fl 8</text:p>
            <text:p>Fl 8</text:p>
            <text:p>MIAMI BEACH, FL 33139</text:p>
            <text:p>United StatesLNR PROPERTY LLC</text:p>
            <text:p>Marvin Saint-Fleur</text:p>
            <text:p>1601 Washington Ave Fl 8</text:p>
            <text:p>Fl 8</text:p>
            <text:p>MIAMI BEACH, FL 33139</text:p>
            <text:p>United StatesLNR PROPERTY LLC</text:p>
            <text:p>Marvin Saint-Fleur</text:p>
            <text:p>1601 Washington Ave Fl 8</text:p>
            <text:p>Fl 8</text:p>
            <text:p>MIAMI BEACH, FL 33139</text:p>
            <text:p>United States</text:p>
          </table:table-cell>
          <table:table-cell office:value-type="string">
            <text:p>70-YZ885-D / US-PO-1128748 /</text:p>
          </table:table-cell>
          <table:table-cell/>
          <table:table-cell table:style-name="ce11" office:value-type="float" office:value="1791.55">
            <text:p>1,791.55</text:p>
          </table:table-cell>
          <table:table-cell office:value-type="string">
            <text:p><text:s/>17-AUG-2021</text:p>
          </table:table-cell>
          <table:table-cell office:value-type="string">
            <text:p>USD</text:p>
          </table:table-cell>
          <table:table-cell office:value-type="float" office:value="12583">
            <text:p>12583</text:p>
          </table:table-cell>
          <table:table-cell table:number-columns-repeated="1012"/>
        </table:table-row>
        <table:table-row table:style-name="ro17">
          <table:table-cell office:value-type="string">
            <text:p>IM-000000011378770-AP</text:p>
          </table:table-cell>
          <table:table-cell office:value-type="string">
            <text:p>Invoice</text:p>
          </table:table-cell>
          <table:table-cell office:value-type="string">
            <text:p>ERWIN - RENEWALS | 939Y-1</text:p>
          </table:table-cell>
          <table:table-cell office:value-type="string">
            <text:p>Quest Software Inc.</text:p>
          </table:table-cell>
          <table:table-cell office:value-type="float" office:value="1000972602">
            <text:p>1000972602</text:p>
          </table:table-cell>
          <table:table-cell table:style-name="ce9" office:value-type="string">
            <text:p>CCC INFORMATION SERVICES INC</text:p>
            <text:p>Bantval Holla</text:p>
            <text:p>222 Merchandise Mart Ste 900</text:p>
            <text:p>Ste 900</text:p>
            <text:p>CHICAGO, IL 60654</text:p>
            <text:p>United StatesCCC INFORMATION SERVICES INC</text:p>
            <text:p>Bantval Holla</text:p>
            <text:p>222 Merchandise Mart Ste 900</text:p>
            <text:p>Ste 900</text:p>
            <text:p>CHICAGO, IL 60654</text:p>
            <text:p>United StatesCCC INFORMATION SERVICES INC</text:p>
            <text:p>Bantval Holla</text:p>
            <text:p>222 Merchandise Mart Ste 900</text:p>
            <text:p>Ste 900</text:p>
            <text:p>CHICAGO, IL 60654</text:p>
            <text:p>United StatesCCC INFORMATION SERVICES INC</text:p>
            <text:p>Bantval Holla</text:p>
            <text:p>222 Merchandise Mart Ste 900</text:p>
            <text:p>Ste 900</text:p>
            <text:p>CHICAGO, IL 60654</text:p>
            <text:p>United StatesCCC INFORMATION SERVICES INC</text:p>
            <text:p>Bantval Holla</text:p>
            <text:p>222 Merchandise Mart Ste 900</text:p>
            <text:p>Ste 900</text:p>
            <text:p>CHICAGO, IL 60654</text:p>
            <text:p>United StatesCCC INFORMATION SERVICES INC</text:p>
            <text:p>Bantval Holla</text:p>
            <text:p>222 Merchandise Mart Ste 900</text:p>
            <text:p>Ste 900</text:p>
            <text:p>CHICAGO, IL 60654</text:p>
            <text:p>United StatesCCC INFORMATION SERVICES INC</text:p>
            <text:p>Bantval Holla</text:p>
            <text:p>222 Merchandise Mart Ste 900</text:p>
            <text:p>Ste 900</text:p>
            <text:p>CHICAGO, IL 60654</text:p>
            <text:p>United StatesCCC INFORMATION SERVICES INC</text:p>
            <text:p>Bantval Holla</text:p>
            <text:p>222 Merchandise Mart Ste 900</text:p>
            <text:p>Ste 900</text:p>
            <text:p>CHICAGO, IL 60654</text:p>
            <text:p>United StatesCCC INFORMATION SERVICES INC</text:p>
            <text:p>Bantval Holla</text:p>
            <text:p>222 Merchandise Mart Ste 900</text:p>
            <text:p>Ste 900</text:p>
            <text:p>CHICAGO, IL 60654</text:p>
            <text:p>United States</text:p>
          </table:table-cell>
          <table:table-cell office:value-type="string">
            <text:p>30-UTQ95-D / P21337110 / PO-</text:p>
          </table:table-cell>
          <table:table-cell/>
          <table:table-cell table:style-name="ce11" office:value-type="float" office:value="7122.76">
            <text:p>7,122.76</text:p>
          </table:table-cell>
          <table:table-cell office:value-type="string">
            <text:p><text:s/>17-AUG-2021</text:p>
          </table:table-cell>
          <table:table-cell office:value-type="string">
            <text:p>USD</text:p>
          </table:table-cell>
          <table:table-cell office:value-type="float" office:value="12583">
            <text:p>12583</text:p>
          </table:table-cell>
          <table:table-cell table:number-columns-repeated="1012"/>
        </table:table-row>
        <table:table-row table:style-name="ro19">
          <table:table-cell office:value-type="string">
            <text:p>IM-000000011378771-AP</text:p>
          </table:table-cell>
          <table:table-cell office:value-type="string">
            <text:p>Invoice</text:p>
          </table:table-cell>
          <table:table-cell office:value-type="string">
            <text:p>ERWIN - RENEWALS | 939Y-1</text:p>
          </table:table-cell>
          <table:table-cell office:value-type="string">
            <text:p>Quest Software Inc.</text:p>
          </table:table-cell>
          <table:table-cell office:value-type="float" office:value="1000972614">
            <text:p>1000972614</text:p>
          </table:table-cell>
          <table:table-cell table:style-name="ce9" office:value-type="string">
            <text:p>AUTOTRADER.COM / DEALERTRACK</text:p>
            <text:p>SOFTWARE COMPLIANCE Erwin Contact</text:p>
            <text:p>3003 SUMMIT BLVD</text:p>
            <text:p>ATLANTA, GA 30319</text:p>
            <text:p>United StatesAUTOTRADER.COM / DEALERTRACK</text:p>
            <text:p>SOFTWARE COMPLIANCE Erwin Contact</text:p>
            <text:p>3003 SUMMIT BLVD</text:p>
            <text:p>ATLANTA, GA 30319</text:p>
            <text:p>United StatesAUTOTRADER.COM / DEALERTRACK</text:p>
            <text:p>SOFTWARE COMPLIANCE Erwin Contact</text:p>
            <text:p>3003 SUMMIT BLVD</text:p>
            <text:p>ATLANTA, GA 30319</text:p>
            <text:p>United StatesAUTOTRADER.COM / DEALERTRACK</text:p>
            <text:p>SOFTWARE COMPLIANCE Erwin Contact</text:p>
            <text:p>3003 SUMMIT BLVD</text:p>
            <text:p>ATLANTA, GA 30319</text:p>
            <text:p>United StatesAUTOTRADER.COM / DEALERTRACK</text:p>
            <text:p>SOFTWARE COMPLIANCE Erwin Contact</text:p>
            <text:p>3003 SUMMIT BLVD</text:p>
            <text:p>ATLANTA, GA 30319</text:p>
            <text:p>United StatesAUTOTRADER.COM / DEALERTRACK</text:p>
            <text:p>SOFTWARE COMPLIANCE Erwin Contact</text:p>
            <text:p>3003 SUMMIT BLVD</text:p>
            <text:p>ATLANTA, GA 30319</text:p>
            <text:p>United StatesAUTOTRADER.COM / DEALERTRACK</text:p>
            <text:p>SOFTWARE COMPLIANCE Erwin Contact</text:p>
            <text:p>3003 SUMMIT BLVD</text:p>
            <text:p>ATLANTA, GA 30319</text:p>
            <text:p>United StatesAUTOTRADER.COM / DEALERTRACK</text:p>
            <text:p>SOFTWARE COMPLIANCE Erwin Contact</text:p>
            <text:p>3003 SUMMIT BLVD</text:p>
            <text:p>ATLANTA, GA 30319</text:p>
            <text:p>United StatesAUTOTRADER.COM / DEALERTRACK</text:p>
            <text:p>SOFTWARE COMPLIANCE Erwin Contact</text:p>
            <text:p>3003 SUMMIT BLVD</text:p>
            <text:p>ATLANTA, GA 30319</text:p>
            <text:p>United States</text:p>
          </table:table-cell>
          <table:table-cell office:value-type="string">
            <text:p>30-UTU78-D/ P21342640/ 11550</text:p>
          </table:table-cell>
          <table:table-cell/>
          <table:table-cell table:style-name="ce11" office:value-type="float" office:value="895.78">
            <text:p>895.78</text:p>
          </table:table-cell>
          <table:table-cell office:value-type="string">
            <text:p><text:s/>17-AUG-2021</text:p>
          </table:table-cell>
          <table:table-cell office:value-type="string">
            <text:p>USD</text:p>
          </table:table-cell>
          <table:table-cell office:value-type="float" office:value="12583">
            <text:p>12583</text:p>
          </table:table-cell>
          <table:table-cell table:number-columns-repeated="1012"/>
        </table:table-row>
        <table:table-row table:style-name="ro19">
          <table:table-cell office:value-type="string">
            <text:p>IM-000000011378776-AP</text:p>
          </table:table-cell>
          <table:table-cell office:value-type="string">
            <text:p>Invoice</text:p>
          </table:table-cell>
          <table:table-cell office:value-type="string">
            <text:p>ACRONIS CLOUD BACKUP | 520Y-1</text:p>
          </table:table-cell>
          <table:table-cell office:value-type="string">
            <text:p>Acronis North America, Inc.</text:p>
          </table:table-cell>
          <table:table-cell office:value-type="string">
            <text:p>INVUS055143</text:p>
          </table:table-cell>
          <table:table-cell table:style-name="ce9" office:value-type="string">
            <text:p>WILLIAMS AUTOMATED MANAGEMENT T0613</text:p>
            <text:p>WAMS, INC</text:p>
            <text:p>135 S STATE COLLEGE BLVD STE 675</text:p>
            <text:p>BREA CA 928215823</text:p>
            <text:p>UNITED STATESWILLIAMS AUTOMATED MANAGEMENT T0613</text:p>
            <text:p>WAMS, INC</text:p>
            <text:p>135 S STATE COLLEGE BLVD STE 675</text:p>
            <text:p>BREA CA 928215823</text:p>
            <text:p>UNITED STATESWILLIAMS AUTOMATED MANAGEMENT T0613</text:p>
            <text:p>WAMS, INC</text:p>
            <text:p>135 S STATE COLLEGE BLVD STE 675</text:p>
            <text:p>BREA CA 928215823</text:p>
            <text:p>UNITED STATESWILLIAMS AUTOMATED MANAGEMENT T0613</text:p>
            <text:p>WAMS, INC</text:p>
            <text:p>135 S STATE COLLEGE BLVD STE 675</text:p>
            <text:p>BREA CA 928215823</text:p>
            <text:p>UNITED STATESWILLIAMS AUTOMATED MANAGEMENT T0613</text:p>
            <text:p>WAMS, INC</text:p>
            <text:p>135 S STATE COLLEGE BLVD STE 675</text:p>
            <text:p>BREA CA 928215823</text:p>
            <text:p>UNITED STATESWILLIAMS AUTOMATED MANAGEMENT T0613</text:p>
            <text:p>WAMS, INC</text:p>
            <text:p>135 S STATE COLLEGE BLVD STE 675</text:p>
            <text:p>BREA CA 928215823</text:p>
            <text:p>UNITED STATESWILLIAMS AUTOMATED MANAGEMENT T0613</text:p>
            <text:p>WAMS, INC</text:p>
            <text:p>135 S STATE COLLEGE BLVD STE 675</text:p>
            <text:p>BREA CA 928215823</text:p>
            <text:p>UNITED STATESWILLIAMS AUTOMATED MANAGEMENT T0613</text:p>
            <text:p>WAMS, INC</text:p>
            <text:p>135 S STATE COLLEGE BLVD STE 675</text:p>
            <text:p>BREA CA 928215823</text:p>
            <text:p>UNITED STATESWILLIAMS AUTOMATED MANAGEMENT T0613</text:p>
            <text:p>WAMS, INC</text:p>
            <text:p>135 S STATE COLLEGE BLVD STE 675</text:p>
            <text:p>BREA CA 928215823</text:p>
            <text:p>UNITED STATES</text:p>
          </table:table-cell>
          <table:table-cell office:value-type="string">
            <text:p>10-YXW70-D</text:p>
          </table:table-cell>
          <table:table-cell/>
          <table:table-cell table:style-name="ce11" office:value-type="float" office:value="2511.4">
            <text:p>2,511.40</text:p>
          </table:table-cell>
          <table:table-cell office:value-type="string">
            <text:p>Aug 18, 2021</text:p>
          </table:table-cell>
          <table:table-cell office:value-type="string">
            <text:p>USD</text:p>
          </table:table-cell>
          <table:table-cell office:value-type="float" office:value="2558414">
            <text:p>2558414</text:p>
          </table:table-cell>
          <table:table-cell table:number-columns-repeated="1012"/>
        </table:table-row>
        <table:table-row table:style-name="ro21">
          <table:table-cell office:value-type="string">
            <text:p>IM-000000011378777-AP</text:p>
          </table:table-cell>
          <table:table-cell office:value-type="string">
            <text:p>Invoice</text:p>
          </table:table-cell>
          <table:table-cell office:value-type="string">
            <text:p>ACRONIS CLOUD BACKUP | 520Y-1</text:p>
          </table:table-cell>
          <table:table-cell office:value-type="string">
            <text:p>Acronis North America, Inc.</text:p>
          </table:table-cell>
          <table:table-cell office:value-type="string">
            <text:p>INVUS055144</text:p>
          </table:table-cell>
          <table:table-cell table:style-name="ce9" office:value-type="string">
            <text:p>WEISMANN TECHNOLOGIES INC</text:p>
            <text:p>2831 ELDORADO PKWY STE 103-318</text:p>
            <text:p>FRISCO TX 750337438</text:p>
            <text:p>UNITED STATESWEISMANN TECHNOLOGIES INC</text:p>
            <text:p>2831 ELDORADO PKWY STE 103-318</text:p>
            <text:p>FRISCO TX 750337438</text:p>
            <text:p>UNITED STATESWEISMANN TECHNOLOGIES INC</text:p>
            <text:p>2831 ELDORADO PKWY STE 103-318</text:p>
            <text:p>FRISCO TX 750337438</text:p>
            <text:p>UNITED STATESWEISMANN TECHNOLOGIES INC</text:p>
            <text:p>2831 ELDORADO PKWY STE 103-318</text:p>
            <text:p>FRISCO TX 750337438</text:p>
            <text:p>UNITED STATESWEISMANN TECHNOLOGIES INC</text:p>
            <text:p>2831 ELDORADO PKWY STE 103-318</text:p>
            <text:p>FRISCO TX 750337438</text:p>
            <text:p>UNITED STATESWEISMANN TECHNOLOGIES INC</text:p>
            <text:p>2831 ELDORADO PKWY STE 103-318</text:p>
            <text:p>FRISCO TX 750337438</text:p>
            <text:p>UNITED STATESWEISMANN TECHNOLOGIES INC</text:p>
            <text:p>2831 ELDORADO PKWY STE 103-318</text:p>
            <text:p>FRISCO TX 750337438</text:p>
            <text:p>UNITED STATESWEISMANN TECHNOLOGIES INC</text:p>
            <text:p>2831 ELDORADO PKWY STE 103-318</text:p>
            <text:p>FRISCO TX 750337438</text:p>
            <text:p>UNITED STATESWEISMANN TECHNOLOGIES INC</text:p>
            <text:p>2831 ELDORADO PKWY STE 103-318</text:p>
            <text:p>FRISCO TX 750337438</text:p>
            <text:p>UNITED STATES</text:p>
          </table:table-cell>
          <table:table-cell office:value-type="string">
            <text:p>21-75748-D</text:p>
          </table:table-cell>
          <table:table-cell/>
          <table:table-cell table:style-name="ce11" office:value-type="float" office:value="1092.98">
            <text:p>1,092.98</text:p>
          </table:table-cell>
          <table:table-cell office:value-type="string">
            <text:p>Aug 18, 2021</text:p>
          </table:table-cell>
          <table:table-cell office:value-type="string">
            <text:p>USD</text:p>
          </table:table-cell>
          <table:table-cell office:value-type="float" office:value="2558414">
            <text:p>2558414</text:p>
          </table:table-cell>
          <table:table-cell table:number-columns-repeated="1012"/>
        </table:table-row>
        <table:table-row table:style-name="ro20">
          <table:table-cell office:value-type="string">
            <text:p>IM-000000011378779-AP</text:p>
          </table:table-cell>
          <table:table-cell office:value-type="string">
            <text:p>Invoice</text:p>
          </table:table-cell>
          <table:table-cell office:value-type="string">
            <text:p>INGRAM CPO-NOS | 640Y-1</text:p>
          </table:table-cell>
          <table:table-cell office:value-type="string">
            <text:p>Ingram Micro Services, LLC</text:p>
          </table:table-cell>
          <table:table-cell office:value-type="float" office:value="7101100077754">
            <text:p>7101100077754</text:p>
          </table:table-cell>
          <table:table-cell table:style-name="ce9" office:value-type="string">
            <text:p>Zones - CommScope</text:p>
            <text:p>887 N Douglas St</text:p>
            <text:p>El Segundo, CA 90245Zones - CommScope</text:p>
            <text:p>887 N Douglas St</text:p>
            <text:p>El Segundo, CA 90245Zones - CommScope</text:p>
            <text:p>887 N Douglas St</text:p>
            <text:p>El Segundo, CA 90245Zones - CommScope</text:p>
            <text:p>887 N Douglas St</text:p>
            <text:p>El Segundo, CA 90245Zones - CommScope</text:p>
            <text:p>887 N Douglas St</text:p>
            <text:p>El Segundo, CA 90245Zones - CommScope</text:p>
            <text:p>887 N Douglas St</text:p>
            <text:p>El Segundo, CA 90245Zones - CommScope</text:p>
            <text:p>887 N Douglas St</text:p>
            <text:p>El Segundo, CA 90245Zones - CommScope</text:p>
            <text:p>887 N Douglas St</text:p>
            <text:p>El Segundo, CA 90245Zones - CommScope</text:p>
            <text:p>887 N Douglas St</text:p>
            <text:p>El Segundo, CA 90245</text:p>
          </table:table-cell>
          <table:table-cell office:value-type="float" office:value="8003833327">
            <text:p>8003833327</text:p>
          </table:table-cell>
          <table:table-cell/>
          <table:table-cell table:style-name="ce11" office:value-type="float" office:value="675">
            <text:p>675.00</text:p>
          </table:table-cell>
          <table:table-cell office:value-type="string">
            <text:p>08/18/21</text:p>
          </table:table-cell>
          <table:table-cell office:value-type="string">
            <text:p>USD</text:p>
          </table:table-cell>
          <table:table-cell office:value-type="float" office:value="566395">
            <text:p>566395</text:p>
          </table:table-cell>
          <table:table-cell table:number-columns-repeated="1012"/>
        </table:table-row>
        <table:table-row table:style-name="ro21">
          <table:table-cell office:value-type="string">
            <text:p>IM-000000011378780-AP</text:p>
          </table:table-cell>
          <table:table-cell office:value-type="string">
            <text:p>Invoice</text:p>
          </table:table-cell>
          <table:table-cell office:value-type="string">
            <text:p>INGRAM CPO-NOS | 640Y-1</text:p>
          </table:table-cell>
          <table:table-cell office:value-type="string">
            <text:p>Ingram Micro Services, LLC</text:p>
          </table:table-cell>
          <table:table-cell office:value-type="float" office:value="7101100077683">
            <text:p>7101100077683</text:p>
          </table:table-cell>
          <table:table-cell table:style-name="ce9" office:value-type="string">
            <text:p>Ingram Micro TS US - Capgemini (LOreal)</text:p>
            <text:p>3820 Micro Dr</text:p>
            <text:p>Building One Config</text:p>
            <text:p>Millington, TN 38053Ingram Micro TS US - Capgemini (LOreal)</text:p>
            <text:p>3820 Micro Dr</text:p>
            <text:p>Building One Config</text:p>
            <text:p>Millington, TN 38053Ingram Micro TS US - Capgemini (LOreal)</text:p>
            <text:p>3820 Micro Dr</text:p>
            <text:p>Building One Config</text:p>
            <text:p>Millington, TN 38053Ingram Micro TS US - Capgemini (LOreal)</text:p>
            <text:p>3820 Micro Dr</text:p>
            <text:p>Building One Config</text:p>
            <text:p>Millington, TN 38053Ingram Micro TS US - Capgemini (LOreal)</text:p>
            <text:p>3820 Micro Dr</text:p>
            <text:p>Building One Config</text:p>
            <text:p>Millington, TN 38053Ingram Micro TS US - Capgemini (LOreal)</text:p>
            <text:p>3820 Micro Dr</text:p>
            <text:p>Building One Config</text:p>
            <text:p>Millington, TN 38053Ingram Micro TS US - Capgemini (LOreal)</text:p>
            <text:p>3820 Micro Dr</text:p>
            <text:p>Building One Config</text:p>
            <text:p>Millington, TN 38053Ingram Micro TS US - Capgemini (LOreal)</text:p>
            <text:p>3820 Micro Dr</text:p>
            <text:p>Building One Config</text:p>
            <text:p>Millington, TN 38053Ingram Micro TS US - Capgemini (LOreal)</text:p>
            <text:p>3820 Micro Dr</text:p>
            <text:p>Building One Config</text:p>
            <text:p>Millington, TN 38053</text:p>
          </table:table-cell>
          <table:table-cell table:number-columns-repeated="2"/>
          <table:table-cell table:style-name="ce11" office:value-type="float" office:value="5350.89">
            <text:p>5,350.89</text:p>
          </table:table-cell>
          <table:table-cell office:value-type="string">
            <text:p>08/18/21</text:p>
          </table:table-cell>
          <table:table-cell office:value-type="string">
            <text:p>USD</text:p>
          </table:table-cell>
          <table:table-cell office:value-type="float" office:value="571073">
            <text:p>571073</text:p>
          </table:table-cell>
          <table:table-cell table:number-columns-repeated="1012"/>
        </table:table-row>
        <table:table-row table:style-name="ro22">
          <table:table-cell office:value-type="string">
            <text:p>IM-000000011378782-AP</text:p>
          </table:table-cell>
          <table:table-cell office:value-type="string">
            <text:p>Invoice</text:p>
          </table:table-cell>
          <table:table-cell office:value-type="string">
            <text:p>TREND MICRO TIPPINGPOINT MAINTEN | 591Y-1</text:p>
          </table:table-cell>
          <table:table-cell office:value-type="string">
            <text:p>Trend Micro Incorporated</text:p>
          </table:table-cell>
          <table:table-cell office:value-type="string">
            <text:p>SIA671151</text:p>
          </table:table-cell>
          <table:table-cell table:style-name="ce9" office:value-type="string">
            <text:p>JACKSON SUPPLY CO</text:p>
            <text:p>BRIAN WARD</text:p>
            <text:p>6655 ROXBURGH DR STE 100</text:p>
            <text:p>HOUSTON, TX 770415210</text:p>
            <text:p>United StatesJACKSON SUPPLY CO</text:p>
            <text:p>BRIAN WARD</text:p>
            <text:p>6655 ROXBURGH DR STE 100</text:p>
            <text:p>HOUSTON, TX 770415210</text:p>
            <text:p>United StatesJACKSON SUPPLY CO</text:p>
            <text:p>BRIAN WARD</text:p>
            <text:p>6655 ROXBURGH DR STE 100</text:p>
            <text:p>HOUSTON, TX 770415210</text:p>
            <text:p>United StatesJACKSON SUPPLY CO</text:p>
            <text:p>BRIAN WARD</text:p>
            <text:p>6655 ROXBURGH DR STE 100</text:p>
            <text:p>HOUSTON, TX 770415210</text:p>
            <text:p>United StatesJACKSON SUPPLY CO</text:p>
            <text:p>BRIAN WARD</text:p>
            <text:p>6655 ROXBURGH DR STE 100</text:p>
            <text:p>HOUSTON, TX 770415210</text:p>
            <text:p>United StatesJACKSON SUPPLY CO</text:p>
            <text:p>BRIAN WARD</text:p>
            <text:p>6655 ROXBURGH DR STE 100</text:p>
            <text:p>HOUSTON, TX 770415210</text:p>
            <text:p>United StatesJACKSON SUPPLY CO</text:p>
            <text:p>BRIAN WARD</text:p>
            <text:p>6655 ROXBURGH DR STE 100</text:p>
            <text:p>HOUSTON, TX 770415210</text:p>
            <text:p>United StatesJACKSON SUPPLY CO</text:p>
            <text:p>BRIAN WARD</text:p>
            <text:p>6655 ROXBURGH DR STE 100</text:p>
            <text:p>HOUSTON, TX 770415210</text:p>
            <text:p>United States</text:p>
          </table:table-cell>
          <table:table-cell table:number-columns-repeated="2"/>
          <table:table-cell table:style-name="ce11" office:value-type="float" office:value="20723.24">
            <text:p>20,723.24</text:p>
          </table:table-cell>
          <table:table-cell office:value-type="string">
            <text:p>08/17/21</text:p>
          </table:table-cell>
          <table:table-cell office:value-type="string">
            <text:p>USD</text:p>
          </table:table-cell>
          <table:table-cell office:value-type="string">
            <text:p>ING04</text:p>
          </table:table-cell>
          <table:table-cell office:value-type="float" office:value="20723.24">
            <text:p>20723.2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3">
          <table:table-cell office:value-type="string">
            <text:p>IM-000000011378784-AP</text:p>
          </table:table-cell>
          <table:table-cell office:value-type="string">
            <text:p>Invoice</text:p>
          </table:table-cell>
          <table:table-cell office:value-type="string">
            <text:p>ACRONIS CLOUD BACKUP | 520Y-1</text:p>
          </table:table-cell>
          <table:table-cell office:value-type="string">
            <text:p>Acronis North America, Inc.</text:p>
          </table:table-cell>
          <table:table-cell office:value-type="string">
            <text:p>INVUS055145</text:p>
          </table:table-cell>
          <table:table-cell table:style-name="ce9" office:value-type="string">
            <text:p>APPLIED IMAGING</text:p>
            <text:p>4500 BROADMOOR AVE SE</text:p>
            <text:p>GRAND RAPIDS MI 495125398</text:p>
            <text:p>UNITED STATESAPPLIED IMAGING</text:p>
            <text:p>4500 BROADMOOR AVE SE</text:p>
            <text:p>GRAND RAPIDS MI 495125398</text:p>
            <text:p>UNITED STATESAPPLIED IMAGING</text:p>
            <text:p>4500 BROADMOOR AVE SE</text:p>
            <text:p>GRAND RAPIDS MI 495125398</text:p>
            <text:p>UNITED STATESAPPLIED IMAGING</text:p>
            <text:p>4500 BROADMOOR AVE SE</text:p>
            <text:p>GRAND RAPIDS MI 495125398</text:p>
            <text:p>UNITED STATESAPPLIED IMAGING</text:p>
            <text:p>4500 BROADMOOR AVE SE</text:p>
            <text:p>GRAND RAPIDS MI 495125398</text:p>
            <text:p>UNITED STATESAPPLIED IMAGING</text:p>
            <text:p>4500 BROADMOOR AVE SE</text:p>
            <text:p>GRAND RAPIDS MI 495125398</text:p>
            <text:p>UNITED STATESAPPLIED IMAGING</text:p>
            <text:p>4500 BROADMOOR AVE SE</text:p>
            <text:p>GRAND RAPIDS MI 495125398</text:p>
            <text:p>UNITED STATESAPPLIED IMAGING</text:p>
            <text:p>4500 BROADMOOR AVE SE</text:p>
            <text:p>GRAND RAPIDS MI 495125398</text:p>
            <text:p>UNITED STATES</text:p>
          </table:table-cell>
          <table:table-cell office:value-type="string">
            <text:p>41-85722-D</text:p>
          </table:table-cell>
          <table:table-cell/>
          <table:table-cell table:style-name="ce11" office:value-type="float" office:value="1420.83">
            <text:p>1,420.83</text:p>
          </table:table-cell>
          <table:table-cell office:value-type="string">
            <text:p>Aug 18, 2021</text:p>
          </table:table-cell>
          <table:table-cell office:value-type="string">
            <text:p>USD</text:p>
          </table:table-cell>
          <table:table-cell office:value-type="float" office:value="2558414">
            <text:p>2558414</text:p>
          </table:table-cell>
          <table:table-cell table:number-columns-repeated="1012"/>
        </table:table-row>
        <table:table-row table:style-name="ro24">
          <table:table-cell office:value-type="string">
            <text:p>IM-000000011378787-AP</text:p>
          </table:table-cell>
          <table:table-cell office:value-type="string">
            <text:p>Invoice</text:p>
          </table:table-cell>
          <table:table-cell office:value-type="string">
            <text:p>RAM MOUNTS | Y527-1</text:p>
          </table:table-cell>
          <table:table-cell office:value-type="string">
            <text:p>NATIONAL PRODUCTS, INC.</text:p>
          </table:table-cell>
          <table:table-cell office:value-type="string">
            <text:p>21-629054</text:p>
          </table:table-cell>
          <table:table-cell table:style-name="ce9" office:value-type="string">
            <text:p>INGRAM MICRO (CHICAGO)</text:p>
            <text:p>415 E LIES</text:p>
            <text:p>CAROL STREAM, IL 60188INGRAM MICRO (CHICAGO)</text:p>
            <text:p>415 E LIES</text:p>
            <text:p>CAROL STREAM, IL 60188INGRAM MICRO (CHICAGO)</text:p>
            <text:p>415 E LIES</text:p>
            <text:p>CAROL STREAM, IL 60188INGRAM MICRO (CHICAGO)</text:p>
            <text:p>415 E LIES</text:p>
            <text:p>CAROL STREAM, IL 60188INGRAM MICRO (CHICAGO)</text:p>
            <text:p>415 E LIES</text:p>
            <text:p>CAROL STREAM, IL 60188INGRAM MICRO (CHICAGO)</text:p>
            <text:p>415 E LIES</text:p>
            <text:p>CAROL STREAM, IL 60188INGRAM MICRO (CHICAGO)</text:p>
            <text:p>415 E LIES</text:p>
            <text:p>CAROL STREAM, IL 60188INGRAM MICRO (CHICAGO)</text:p>
            <text:p>415 E LIES</text:p>
            <text:p>CAROL STREAM, IL 60188</text:p>
          </table:table-cell>
          <table:table-cell office:value-type="string">
            <text:p>40-HE950-S</text:p>
          </table:table-cell>
          <table:table-cell/>
          <table:table-cell table:style-name="ce11" office:value-type="float" office:value="1188">
            <text:p>1,188.00</text:p>
          </table:table-cell>
          <table:table-cell office:value-type="string">
            <text:p><text:s/>17-Aug-2021</text:p>
          </table:table-cell>
          <table:table-cell office:value-type="string">
            <text:p>USD</text:p>
          </table:table-cell>
          <table:table-cell office:value-type="string">
            <text:p>INGRAM</text:p>
          </table:table-cell>
          <table:table-cell office:value-type="float" office:value="1188">
            <text:p>118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4">
          <table:table-cell office:value-type="string">
            <text:p>IM-000000011378788-AP</text:p>
          </table:table-cell>
          <table:table-cell office:value-type="string">
            <text:p>Invoice</text:p>
          </table:table-cell>
          <table:table-cell office:value-type="string">
            <text:p>RAM MOUNTS | Y527-1</text:p>
          </table:table-cell>
          <table:table-cell office:value-type="string">
            <text:p>NATIONAL PRODUCTS, INC.</text:p>
          </table:table-cell>
          <table:table-cell office:value-type="string">
            <text:p>21-629055</text:p>
          </table:table-cell>
          <table:table-cell table:style-name="ce9" office:value-type="string">
            <text:p>INGRAM MICRO (CHICAGO)</text:p>
            <text:p>415 E LIES</text:p>
            <text:p>CAROL STREAM, IL 60188INGRAM MICRO (CHICAGO)</text:p>
            <text:p>415 E LIES</text:p>
            <text:p>CAROL STREAM, IL 60188INGRAM MICRO (CHICAGO)</text:p>
            <text:p>415 E LIES</text:p>
            <text:p>CAROL STREAM, IL 60188INGRAM MICRO (CHICAGO)</text:p>
            <text:p>415 E LIES</text:p>
            <text:p>CAROL STREAM, IL 60188INGRAM MICRO (CHICAGO)</text:p>
            <text:p>415 E LIES</text:p>
            <text:p>CAROL STREAM, IL 60188INGRAM MICRO (CHICAGO)</text:p>
            <text:p>415 E LIES</text:p>
            <text:p>CAROL STREAM, IL 60188INGRAM MICRO (CHICAGO)</text:p>
            <text:p>415 E LIES</text:p>
            <text:p>CAROL STREAM, IL 60188INGRAM MICRO (CHICAGO)</text:p>
            <text:p>415 E LIES</text:p>
            <text:p>CAROL STREAM, IL 60188</text:p>
          </table:table-cell>
          <table:table-cell office:value-type="string">
            <text:p>40-HGA40-S</text:p>
          </table:table-cell>
          <table:table-cell/>
          <table:table-cell table:style-name="ce11" office:value-type="float" office:value="1433.84">
            <text:p>1,433.84</text:p>
          </table:table-cell>
          <table:table-cell office:value-type="string">
            <text:p><text:s/>17-Aug-2021</text:p>
          </table:table-cell>
          <table:table-cell office:value-type="string">
            <text:p>USD</text:p>
          </table:table-cell>
          <table:table-cell office:value-type="string">
            <text:p>INGRAM</text:p>
          </table:table-cell>
          <table:table-cell office:value-type="float" office:value="1433.84">
            <text:p>1433.8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3">
          <table:table-cell office:value-type="string">
            <text:p>IM-000000011378791-AP</text:p>
          </table:table-cell>
          <table:table-cell office:value-type="string">
            <text:p>Invoice</text:p>
          </table:table-cell>
          <table:table-cell office:value-type="string">
            <text:p>RSA - IAM SECURID MNT | 8327-1</text:p>
          </table:table-cell>
          <table:table-cell office:value-type="string">
            <text:p>RSA Security LLC</text:p>
          </table:table-cell>
          <table:table-cell office:value-type="float" office:value="2930019612">
            <text:p>2930019612</text:p>
          </table:table-cell>
          <table:table-cell table:style-name="ce9" office:value-type="string">
            <text:p>Company</text:p>
            <text:p>SAMMONS FINANCIAL GROUP, INC.</text:p>
            <text:p>Lerrin Stahnke</text:p>
            <text:p>Lerrin Stahnke</text:p>
            <text:p>5400 S SOLBERG AVE</text:p>
            <text:p>SIOUX FALLS SD 57108Company</text:p>
            <text:p>SAMMONS FINANCIAL GROUP, INC.</text:p>
            <text:p>Lerrin Stahnke</text:p>
            <text:p>Lerrin Stahnke</text:p>
            <text:p>5400 S SOLBERG AVE</text:p>
            <text:p>SIOUX FALLS SD 57108Company</text:p>
            <text:p>SAMMONS FINANCIAL GROUP, INC.</text:p>
            <text:p>Lerrin Stahnke</text:p>
            <text:p>Lerrin Stahnke</text:p>
            <text:p>5400 S SOLBERG AVE</text:p>
            <text:p>SIOUX FALLS SD 57108Company</text:p>
            <text:p>SAMMONS FINANCIAL GROUP, INC.</text:p>
            <text:p>Lerrin Stahnke</text:p>
            <text:p>Lerrin Stahnke</text:p>
            <text:p>5400 S SOLBERG AVE</text:p>
            <text:p>SIOUX FALLS SD 57108Company</text:p>
            <text:p>SAMMONS FINANCIAL GROUP, INC.</text:p>
            <text:p>Lerrin Stahnke</text:p>
            <text:p>Lerrin Stahnke</text:p>
            <text:p>5400 S SOLBERG AVE</text:p>
            <text:p>SIOUX FALLS SD 57108Company</text:p>
            <text:p>SAMMONS FINANCIAL GROUP, INC.</text:p>
            <text:p>Lerrin Stahnke</text:p>
            <text:p>Lerrin Stahnke</text:p>
            <text:p>5400 S SOLBERG AVE</text:p>
            <text:p>SIOUX FALLS SD 57108Company</text:p>
            <text:p>SAMMONS FINANCIAL GROUP, INC.</text:p>
            <text:p>Lerrin Stahnke</text:p>
            <text:p>Lerrin Stahnke</text:p>
            <text:p>5400 S SOLBERG AVE</text:p>
            <text:p>SIOUX FALLS SD 57108Company</text:p>
            <text:p>SAMMONS FINANCIAL GROUP, INC.</text:p>
            <text:p>Lerrin Stahnke</text:p>
            <text:p>Lerrin Stahnke</text:p>
            <text:p>5400 S SOLBERG AVE</text:p>
            <text:p>SIOUX FALLS SD 57108</text:p>
          </table:table-cell>
          <table:table-cell office:value-type="string">
            <text:p>41-86888</text:p>
          </table:table-cell>
          <table:table-cell/>
          <table:table-cell table:style-name="ce11" office:value-type="float" office:value="12936">
            <text:p>12,936.00</text:p>
          </table:table-cell>
          <table:table-cell office:value-type="string">
            <text:p><text:s/>2021-08-18</text:p>
          </table:table-cell>
          <table:table-cell office:value-type="string">
            <text:p>USD</text:p>
          </table:table-cell>
          <table:table-cell/>
          <table:table-cell office:value-type="float" office:value="12936">
            <text:p>1293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3">
          <table:table-cell office:value-type="string">
            <text:p>IM-000000011378792-AP</text:p>
          </table:table-cell>
          <table:table-cell office:value-type="string">
            <text:p>Invoice</text:p>
          </table:table-cell>
          <table:table-cell office:value-type="string">
            <text:p>RSA - IAM SECURID HW/SW | 8337-1</text:p>
          </table:table-cell>
          <table:table-cell office:value-type="string">
            <text:p>RSA Security LLC</text:p>
          </table:table-cell>
          <table:table-cell office:value-type="float" office:value="2930019603">
            <text:p>2930019603</text:p>
          </table:table-cell>
          <table:table-cell table:style-name="ce9" office:value-type="string">
            <text:p>Company</text:p>
            <text:p>LAMPS PLUS</text:p>
            <text:p>MICHAEL SANDOVAL</text:p>
            <text:p>MICHAEL SANDOVAL</text:p>
            <text:p>20238 PLUMMER ST</text:p>
            <text:p>CHATSWORTH CA 91311Company</text:p>
            <text:p>LAMPS PLUS</text:p>
            <text:p>MICHAEL SANDOVAL</text:p>
            <text:p>MICHAEL SANDOVAL</text:p>
            <text:p>20238 PLUMMER ST</text:p>
            <text:p>CHATSWORTH CA 91311Company</text:p>
            <text:p>LAMPS PLUS</text:p>
            <text:p>MICHAEL SANDOVAL</text:p>
            <text:p>MICHAEL SANDOVAL</text:p>
            <text:p>20238 PLUMMER ST</text:p>
            <text:p>CHATSWORTH CA 91311Company</text:p>
            <text:p>LAMPS PLUS</text:p>
            <text:p>MICHAEL SANDOVAL</text:p>
            <text:p>MICHAEL SANDOVAL</text:p>
            <text:p>20238 PLUMMER ST</text:p>
            <text:p>CHATSWORTH CA 91311Company</text:p>
            <text:p>LAMPS PLUS</text:p>
            <text:p>MICHAEL SANDOVAL</text:p>
            <text:p>MICHAEL SANDOVAL</text:p>
            <text:p>20238 PLUMMER ST</text:p>
            <text:p>CHATSWORTH CA 91311Company</text:p>
            <text:p>LAMPS PLUS</text:p>
            <text:p>MICHAEL SANDOVAL</text:p>
            <text:p>MICHAEL SANDOVAL</text:p>
            <text:p>20238 PLUMMER ST</text:p>
            <text:p>CHATSWORTH CA 91311Company</text:p>
            <text:p>LAMPS PLUS</text:p>
            <text:p>MICHAEL SANDOVAL</text:p>
            <text:p>MICHAEL SANDOVAL</text:p>
            <text:p>20238 PLUMMER ST</text:p>
            <text:p>CHATSWORTH CA 91311Company</text:p>
            <text:p>LAMPS PLUS</text:p>
            <text:p>MICHAEL SANDOVAL</text:p>
            <text:p>MICHAEL SANDOVAL</text:p>
            <text:p>20238 PLUMMER ST</text:p>
            <text:p>CHATSWORTH CA 91311</text:p>
          </table:table-cell>
          <table:table-cell office:value-type="string">
            <text:p>70-YZN42</text:p>
          </table:table-cell>
          <table:table-cell/>
          <table:table-cell table:style-name="ce11" office:value-type="float" office:value="905.2">
            <text:p>905.20</text:p>
          </table:table-cell>
          <table:table-cell office:value-type="string">
            <text:p><text:s/>2021-08-18</text:p>
          </table:table-cell>
          <table:table-cell office:value-type="string">
            <text:p>USD</text:p>
          </table:table-cell>
          <table:table-cell/>
          <table:table-cell office:value-type="float" office:value="905.2">
            <text:p>905.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3">
          <table:table-cell office:value-type="string">
            <text:p>IM-000000011378793-AP</text:p>
          </table:table-cell>
          <table:table-cell office:value-type="string">
            <text:p>Invoice</text:p>
          </table:table-cell>
          <table:table-cell office:value-type="string">
            <text:p>RSA - IAM SECURID MNT | 8327-1</text:p>
          </table:table-cell>
          <table:table-cell office:value-type="string">
            <text:p>RSA Security LLC</text:p>
          </table:table-cell>
          <table:table-cell office:value-type="float" office:value="2930019602">
            <text:p>2930019602</text:p>
          </table:table-cell>
          <table:table-cell table:style-name="ce9" office:value-type="string">
            <text:p>Company</text:p>
            <text:p>KABLE PRODUCTS AND SERVICES</text:p>
            <text:p>KENT WELLING</text:p>
            <text:p>KENT WELLING</text:p>
            <text:p>16 S WESLEY AVE</text:p>
            <text:p>MOUNT MORRIS IL 61054Company</text:p>
            <text:p>KABLE PRODUCTS AND SERVICES</text:p>
            <text:p>KENT WELLING</text:p>
            <text:p>KENT WELLING</text:p>
            <text:p>16 S WESLEY AVE</text:p>
            <text:p>MOUNT MORRIS IL 61054Company</text:p>
            <text:p>KABLE PRODUCTS AND SERVICES</text:p>
            <text:p>KENT WELLING</text:p>
            <text:p>KENT WELLING</text:p>
            <text:p>16 S WESLEY AVE</text:p>
            <text:p>MOUNT MORRIS IL 61054Company</text:p>
            <text:p>KABLE PRODUCTS AND SERVICES</text:p>
            <text:p>KENT WELLING</text:p>
            <text:p>KENT WELLING</text:p>
            <text:p>16 S WESLEY AVE</text:p>
            <text:p>MOUNT MORRIS IL 61054Company</text:p>
            <text:p>KABLE PRODUCTS AND SERVICES</text:p>
            <text:p>KENT WELLING</text:p>
            <text:p>KENT WELLING</text:p>
            <text:p>16 S WESLEY AVE</text:p>
            <text:p>MOUNT MORRIS IL 61054Company</text:p>
            <text:p>KABLE PRODUCTS AND SERVICES</text:p>
            <text:p>KENT WELLING</text:p>
            <text:p>KENT WELLING</text:p>
            <text:p>16 S WESLEY AVE</text:p>
            <text:p>MOUNT MORRIS IL 61054Company</text:p>
            <text:p>KABLE PRODUCTS AND SERVICES</text:p>
            <text:p>KENT WELLING</text:p>
            <text:p>KENT WELLING</text:p>
            <text:p>16 S WESLEY AVE</text:p>
            <text:p>MOUNT MORRIS IL 61054Company</text:p>
            <text:p>KABLE PRODUCTS AND SERVICES</text:p>
            <text:p>KENT WELLING</text:p>
            <text:p>KENT WELLING</text:p>
            <text:p>16 S WESLEY AVE</text:p>
            <text:p>MOUNT MORRIS IL 61054</text:p>
          </table:table-cell>
          <table:table-cell office:value-type="string">
            <text:p>70-YZL31</text:p>
          </table:table-cell>
          <table:table-cell/>
          <table:table-cell table:style-name="ce11" office:value-type="float" office:value="532.8">
            <text:p>532.80</text:p>
          </table:table-cell>
          <table:table-cell office:value-type="string">
            <text:p><text:s/>2021-08-18</text:p>
          </table:table-cell>
          <table:table-cell office:value-type="string">
            <text:p>USD</text:p>
          </table:table-cell>
          <table:table-cell/>
          <table:table-cell office:value-type="float" office:value="532.8">
            <text:p>532.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5">
          <table:table-cell office:value-type="string">
            <text:p>IM-000000011378794-AP</text:p>
          </table:table-cell>
          <table:table-cell office:value-type="string">
            <text:p>Invoice</text:p>
          </table:table-cell>
          <table:table-cell office:value-type="string">
            <text:p>RSA - IAM SECURID HW/SW | 8337-1</text:p>
          </table:table-cell>
          <table:table-cell office:value-type="string">
            <text:p>RSA Security LLC</text:p>
          </table:table-cell>
          <table:table-cell office:value-type="float" office:value="2930019611">
            <text:p>2930019611</text:p>
          </table:table-cell>
          <table:table-cell table:style-name="ce9" office:value-type="string">
            <text:p>ASPEN SKIING COMPANY</text:p>
            <text:p>311 ASPEN AIRPORT BUSINESS CTR</text:p>
            <text:p>ASPEN CO 81611ASPEN SKIING COMPANY</text:p>
            <text:p>311 ASPEN AIRPORT BUSINESS CTR</text:p>
            <text:p>ASPEN CO 81611ASPEN SKIING COMPANY</text:p>
            <text:p>311 ASPEN AIRPORT BUSINESS CTR</text:p>
            <text:p>ASPEN CO 81611ASPEN SKIING COMPANY</text:p>
            <text:p>311 ASPEN AIRPORT BUSINESS CTR</text:p>
            <text:p>ASPEN CO 81611ASPEN SKIING COMPANY</text:p>
            <text:p>311 ASPEN AIRPORT BUSINESS CTR</text:p>
            <text:p>ASPEN CO 81611ASPEN SKIING COMPANY</text:p>
            <text:p>311 ASPEN AIRPORT BUSINESS CTR</text:p>
            <text:p>ASPEN CO 81611ASPEN SKIING COMPANY</text:p>
            <text:p>311 ASPEN AIRPORT BUSINESS CTR</text:p>
            <text:p>ASPEN CO 81611ASPEN SKIING COMPANY</text:p>
            <text:p>311 ASPEN AIRPORT BUSINESS CTR</text:p>
            <text:p>ASPEN CO 81611</text:p>
          </table:table-cell>
          <table:table-cell office:value-type="string">
            <text:p>21-74884</text:p>
          </table:table-cell>
          <table:table-cell/>
          <table:table-cell table:style-name="ce11" office:value-type="float" office:value="372.4">
            <text:p>372.40</text:p>
          </table:table-cell>
          <table:table-cell office:value-type="string">
            <text:p><text:s/>2021-08-18</text:p>
          </table:table-cell>
          <table:table-cell office:value-type="string">
            <text:p>USD</text:p>
          </table:table-cell>
          <table:table-cell/>
          <table:table-cell office:value-type="float" office:value="372.4">
            <text:p>372.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3">
          <table:table-cell office:value-type="string">
            <text:p>IM-000000011378802-AP</text:p>
          </table:table-cell>
          <table:table-cell office:value-type="string">
            <text:p>Invoice</text:p>
          </table:table-cell>
          <table:table-cell office:value-type="string">
            <text:p>SCALE COMPUTING | 3014-1</text:p>
          </table:table-cell>
          <table:table-cell office:value-type="string">
            <text:p>Scale Computing Inc.</text:p>
          </table:table-cell>
          <table:table-cell office:value-type="float" office:value="13012">
            <text:p>13012</text:p>
          </table:table-cell>
          <table:table-cell table:style-name="ce9" office:value-type="string">
            <text:p>Blackcreek Technologies </text:p>
            <text:p>B01-206 Ontario Street </text:p>
            <text:p>Stratford, ON N5A 3H4 </text:p>
            <text:p>CanadaBlackcreek Technologies </text:p>
            <text:p>B01-206 Ontario Street </text:p>
            <text:p>Stratford, ON N5A 3H4 </text:p>
            <text:p>CanadaBlackcreek Technologies </text:p>
            <text:p>B01-206 Ontario Street </text:p>
            <text:p>Stratford, ON N5A 3H4 </text:p>
            <text:p>CanadaBlackcreek Technologies </text:p>
            <text:p>B01-206 Ontario Street </text:p>
            <text:p>Stratford, ON N5A 3H4 </text:p>
            <text:p>CanadaBlackcreek Technologies </text:p>
            <text:p>B01-206 Ontario Street </text:p>
            <text:p>Stratford, ON N5A 3H4 </text:p>
            <text:p>CanadaBlackcreek Technologies </text:p>
            <text:p>B01-206 Ontario Street </text:p>
            <text:p>Stratford, ON N5A 3H4 </text:p>
            <text:p>CanadaBlackcreek Technologies </text:p>
            <text:p>B01-206 Ontario Street </text:p>
            <text:p>Stratford, ON N5A 3H4 </text:p>
            <text:p>CanadaBlackcreek Technologies </text:p>
            <text:p>B01-206 Ontario Street </text:p>
            <text:p>Stratford, ON N5A 3H4 </text:p>
            <text:p>Canada</text:p>
          </table:table-cell>
          <table:table-cell office:value-type="string">
            <text:p>40-H6772-D</text:p>
          </table:table-cell>
          <table:table-cell/>
          <table:table-cell table:style-name="ce11" office:value-type="float" office:value="1456.2">
            <text:p>1,456.20</text:p>
          </table:table-cell>
          <table:table-cell office:value-type="string">
            <text:p>8/15/2021</text:p>
          </table:table-cell>
          <table:table-cell office:value-type="string">
            <text:p>CAD</text:p>
          </table:table-cell>
          <table:table-cell/>
          <table:table-cell office:value-type="float" office:value="1456.2">
            <text:p>1456.2</text:p>
          </table:table-cell>
          <table:table-cell table:number-columns-repeated="1011"/>
        </table:table-row>
        <table:table-row table:style-name="ro23">
          <table:table-cell office:value-type="string">
            <text:p>IM-000000011378803-AP</text:p>
          </table:table-cell>
          <table:table-cell office:value-type="string">
            <text:p>Invoice</text:p>
          </table:table-cell>
          <table:table-cell office:value-type="string">
            <text:p>SCALE COMPUTING | 3014-1</text:p>
          </table:table-cell>
          <table:table-cell office:value-type="string">
            <text:p>Scale Computing Inc.</text:p>
          </table:table-cell>
          <table:table-cell office:value-type="float" office:value="13011">
            <text:p>13011</text:p>
          </table:table-cell>
          <table:table-cell table:style-name="ce9" office:value-type="string">
            <text:p>Estruxture- The Iteam </text:p>
            <text:p>Suite 204, 7007-54 Street SE </text:p>
            <text:p>Calgary, AB T2C 3C2</text:p>
            <text:p>CanadaEstruxture- The Iteam </text:p>
            <text:p>Suite 204, 7007-54 Street SE </text:p>
            <text:p>Calgary, AB T2C 3C2</text:p>
            <text:p>CanadaEstruxture- The Iteam </text:p>
            <text:p>Suite 204, 7007-54 Street SE </text:p>
            <text:p>Calgary, AB T2C 3C2</text:p>
            <text:p>CanadaEstruxture- The Iteam </text:p>
            <text:p>Suite 204, 7007-54 Street SE </text:p>
            <text:p>Calgary, AB T2C 3C2</text:p>
            <text:p>CanadaEstruxture- The Iteam </text:p>
            <text:p>Suite 204, 7007-54 Street SE </text:p>
            <text:p>Calgary, AB T2C 3C2</text:p>
            <text:p>CanadaEstruxture- The Iteam </text:p>
            <text:p>Suite 204, 7007-54 Street SE </text:p>
            <text:p>Calgary, AB T2C 3C2</text:p>
            <text:p>CanadaEstruxture- The Iteam </text:p>
            <text:p>Suite 204, 7007-54 Street SE </text:p>
            <text:p>Calgary, AB T2C 3C2</text:p>
            <text:p>CanadaEstruxture- The Iteam </text:p>
            <text:p>Suite 204, 7007-54 Street SE </text:p>
            <text:p>Calgary, AB T2C 3C2</text:p>
            <text:p>Canada</text:p>
          </table:table-cell>
          <table:table-cell office:value-type="string">
            <text:p>40-H6181-D</text:p>
          </table:table-cell>
          <table:table-cell/>
          <table:table-cell table:style-name="ce11" office:value-type="float" office:value="970.82">
            <text:p>970.82</text:p>
          </table:table-cell>
          <table:table-cell office:value-type="string">
            <text:p>8/15/2021</text:p>
          </table:table-cell>
          <table:table-cell office:value-type="string">
            <text:p>CAD</text:p>
          </table:table-cell>
          <table:table-cell/>
          <table:table-cell office:value-type="float" office:value="970.82">
            <text:p>970.82</text:p>
          </table:table-cell>
          <table:table-cell table:number-columns-repeated="1011"/>
        </table:table-row>
        <table:table-row table:style-name="ro23">
          <table:table-cell office:value-type="string">
            <text:p>IM-000000011378804-AP</text:p>
          </table:table-cell>
          <table:table-cell office:value-type="string">
            <text:p>Invoice</text:p>
          </table:table-cell>
          <table:table-cell office:value-type="string">
            <text:p>CISCO - SV DIRECT SHIP | 6956-1</text:p>
          </table:table-cell>
          <table:table-cell office:value-type="string">
            <text:p>CISCO SYSTEMS, INC.</text:p>
          </table:table-cell>
          <table:table-cell office:value-type="float" office:value="95973281">
            <text:p>95973281</text:p>
          </table:table-cell>
          <table:table-cell table:style-name="ce9" office:value-type="string">
            <text:p>INGRAM MICRO</text:p>
            <text:p>1 INGRAM BLVD</text:p>
            <text:p>LA VERGNE TN 37086</text:p>
            <text:p>United StatesINGRAM MICRO</text:p>
            <text:p>1 INGRAM BLVD</text:p>
            <text:p>LA VERGNE TN 37086</text:p>
            <text:p>United StatesINGRAM MICRO</text:p>
            <text:p>1 INGRAM BLVD</text:p>
            <text:p>LA VERGNE TN 37086</text:p>
            <text:p>United StatesINGRAM MICRO</text:p>
            <text:p>1 INGRAM BLVD</text:p>
            <text:p>LA VERGNE TN 37086</text:p>
            <text:p>United StatesINGRAM MICRO</text:p>
            <text:p>1 INGRAM BLVD</text:p>
            <text:p>LA VERGNE TN 37086</text:p>
            <text:p>United StatesINGRAM MICRO</text:p>
            <text:p>1 INGRAM BLVD</text:p>
            <text:p>LA VERGNE TN 37086</text:p>
            <text:p>United StatesINGRAM MICRO</text:p>
            <text:p>1 INGRAM BLVD</text:p>
            <text:p>LA VERGNE TN 37086</text:p>
            <text:p>United StatesINGRAM MICRO</text:p>
            <text:p>1 INGRAM BLVD</text:p>
            <text:p>LA VERGNE TN 37086</text:p>
            <text:p>United States</text:p>
          </table:table-cell>
          <table:table-cell office:value-type="string">
            <text:p>30UPE05D</text:p>
          </table:table-cell>
          <table:table-cell/>
          <table:table-cell table:style-name="ce11" office:value-type="float" office:value="727167.71">
            <text:p>7,27,167.71</text:p>
          </table:table-cell>
          <table:table-cell office:value-type="string">
            <text:p><text:s/>23-JUL-2021</text:p>
          </table:table-cell>
          <table:table-cell office:value-type="string">
            <text:p>USD</text:p>
          </table:table-cell>
          <table:table-cell office:value-type="float" office:value="10140">
            <text:p>10140</text:p>
          </table:table-cell>
          <table:table-cell table:number-columns-repeated="1012"/>
        </table:table-row>
        <table:table-row table:style-name="ro13">
          <table:table-cell office:value-type="string">
            <text:p>IM-000000011378807-AP</text:p>
          </table:table-cell>
          <table:table-cell office:value-type="string">
            <text:p>Invoice</text:p>
          </table:table-cell>
          <table:table-cell office:value-type="string">
            <text:p>FORTINET CO-TERM SERVICES | U512-1</text:p>
          </table:table-cell>
          <table:table-cell office:value-type="string">
            <text:p>Fortinet, Inc</text:p>
          </table:table-cell>
          <table:table-cell office:value-type="float" office:value="1611426845">
            <text:p>1611426845</text:p>
          </table:table-cell>
          <table:table-cell table:style-name="ce9" office:value-type="string">
            <text:p>CN BROWN CO</text:p>
            <text:p>REF# 925534</text:p>
            <text:p>1 C N BROWN WAY</text:p>
            <text:p>ME SOUTH PARIS</text:p>
            <text:p>US 04281-1600</text:p>
            <text:p>Contact: SETH MATTSONCN BROWN CO</text:p>
            <text:p>REF# 925534</text:p>
            <text:p>1 C N BROWN WAY</text:p>
            <text:p>ME SOUTH PARIS</text:p>
            <text:p>US 04281-1600</text:p>
            <text:p>Contact: SETH MATTSONCN BROWN CO</text:p>
            <text:p>REF# 925534</text:p>
            <text:p>1 C N BROWN WAY</text:p>
            <text:p>ME SOUTH PARIS</text:p>
            <text:p>US 04281-1600</text:p>
            <text:p>Contact: SETH MATTSONCN BROWN CO</text:p>
            <text:p>REF# 925534</text:p>
            <text:p>1 C N BROWN WAY</text:p>
            <text:p>ME SOUTH PARIS</text:p>
            <text:p>US 04281-1600</text:p>
            <text:p>Contact: SETH MATTSONCN BROWN CO</text:p>
            <text:p>REF# 925534</text:p>
            <text:p>1 C N BROWN WAY</text:p>
            <text:p>ME SOUTH PARIS</text:p>
            <text:p>US 04281-1600</text:p>
            <text:p>Contact: SETH MATTSONCN BROWN CO</text:p>
            <text:p>REF# 925534</text:p>
            <text:p>1 C N BROWN WAY</text:p>
            <text:p>ME SOUTH PARIS</text:p>
            <text:p>US 04281-1600</text:p>
            <text:p>Contact: SETH MATTSONCN BROWN CO</text:p>
            <text:p>REF# 925534</text:p>
            <text:p>1 C N BROWN WAY</text:p>
            <text:p>ME SOUTH PARIS</text:p>
            <text:p>US 04281-1600</text:p>
            <text:p>Contact: SETH MATTSONCN BROWN CO</text:p>
            <text:p>REF# 925534</text:p>
            <text:p>1 C N BROWN WAY</text:p>
            <text:p>ME SOUTH PARIS</text:p>
            <text:p>US 04281-1600</text:p>
            <text:p>Contact: SETH MATTSON</text:p>
          </table:table-cell>
          <table:table-cell office:value-type="string">
            <text:p>80-ZVC40-D</text:p>
          </table:table-cell>
          <table:table-cell/>
          <table:table-cell table:style-name="ce11" office:value-type="float" office:value="2466.65">
            <text:p>2,466.65</text:p>
          </table:table-cell>
          <table:table-cell office:value-type="string">
            <text:p><text:s/>18-AUG-21</text:p>
          </table:table-cell>
          <table:table-cell office:value-type="string">
            <text:p>USD</text:p>
          </table:table-cell>
          <table:table-cell office:value-type="float" office:value="53948">
            <text:p>53948</text:p>
          </table:table-cell>
          <table:table-cell table:number-columns-repeated="1012"/>
        </table:table-row>
        <table:table-row table:style-name="ro13">
          <table:table-cell office:value-type="string">
            <text:p>IM-000000011378808-AP</text:p>
          </table:table-cell>
          <table:table-cell office:value-type="string">
            <text:p>Invoice</text:p>
          </table:table-cell>
          <table:table-cell office:value-type="string">
            <text:p>FORTINET CO-TERM SERVICES | U512-1</text:p>
          </table:table-cell>
          <table:table-cell office:value-type="string">
            <text:p>Fortinet, Inc</text:p>
          </table:table-cell>
          <table:table-cell office:value-type="float" office:value="1611426850">
            <text:p>1611426850</text:p>
          </table:table-cell>
          <table:table-cell table:style-name="ce9" office:value-type="string">
            <text:p>ON24 INC</text:p>
            <text:p>REF# PO-217564</text:p>
            <text:p>50 BEALE ST FL 8</text:p>
            <text:p>CA SAN FRANCISCO</text:p>
            <text:p>US 941051863</text:p>
            <text:p>Contact:ON24 INC</text:p>
            <text:p>REF# PO-217564</text:p>
            <text:p>50 BEALE ST FL 8</text:p>
            <text:p>CA SAN FRANCISCO</text:p>
            <text:p>US 941051863</text:p>
            <text:p>Contact:ON24 INC</text:p>
            <text:p>REF# PO-217564</text:p>
            <text:p>50 BEALE ST FL 8</text:p>
            <text:p>CA SAN FRANCISCO</text:p>
            <text:p>US 941051863</text:p>
            <text:p>Contact:ON24 INC</text:p>
            <text:p>REF# PO-217564</text:p>
            <text:p>50 BEALE ST FL 8</text:p>
            <text:p>CA SAN FRANCISCO</text:p>
            <text:p>US 941051863</text:p>
            <text:p>Contact:ON24 INC</text:p>
            <text:p>REF# PO-217564</text:p>
            <text:p>50 BEALE ST FL 8</text:p>
            <text:p>CA SAN FRANCISCO</text:p>
            <text:p>US 941051863</text:p>
            <text:p>Contact:ON24 INC</text:p>
            <text:p>REF# PO-217564</text:p>
            <text:p>50 BEALE ST FL 8</text:p>
            <text:p>CA SAN FRANCISCO</text:p>
            <text:p>US 941051863</text:p>
            <text:p>Contact:ON24 INC</text:p>
            <text:p>REF# PO-217564</text:p>
            <text:p>50 BEALE ST FL 8</text:p>
            <text:p>CA SAN FRANCISCO</text:p>
            <text:p>US 941051863</text:p>
            <text:p>Contact:ON24 INC</text:p>
            <text:p>REF# PO-217564</text:p>
            <text:p>50 BEALE ST FL 8</text:p>
            <text:p>CA SAN FRANCISCO</text:p>
            <text:p>US 941051863</text:p>
            <text:p>Contact:</text:p>
          </table:table-cell>
          <table:table-cell office:value-type="string">
            <text:p>50-XP758-D</text:p>
          </table:table-cell>
          <table:table-cell/>
          <table:table-cell table:style-name="ce11" office:value-type="float" office:value="13810.68">
            <text:p>13,810.68</text:p>
          </table:table-cell>
          <table:table-cell office:value-type="string">
            <text:p><text:s/>18-AUG-21</text:p>
          </table:table-cell>
          <table:table-cell office:value-type="string">
            <text:p>USD</text:p>
          </table:table-cell>
          <table:table-cell office:value-type="float" office:value="53948">
            <text:p>53948</text:p>
          </table:table-cell>
          <table:table-cell table:number-columns-repeated="1012"/>
        </table:table-row>
        <table:table-row table:style-name="ro13">
          <table:table-cell office:value-type="string">
            <text:p>IM-000000011378809-AP</text:p>
          </table:table-cell>
          <table:table-cell office:value-type="string">
            <text:p>Invoice</text:p>
          </table:table-cell>
          <table:table-cell office:value-type="string">
            <text:p>FORTINET CO-TERM SERVICES | U512-1</text:p>
          </table:table-cell>
          <table:table-cell office:value-type="string">
            <text:p>Fortinet, Inc</text:p>
          </table:table-cell>
          <table:table-cell office:value-type="float" office:value="1611426861">
            <text:p>1611426861</text:p>
          </table:table-cell>
          <table:table-cell table:style-name="ce9" office:value-type="string">
            <text:p>LEVI, RAY &amp; SHOUP, INC</text:p>
            <text:p>REF# B210816J</text:p>
            <text:p>2401 W MONROE ST</text:p>
            <text:p>IL SPRINGFIELD</text:p>
            <text:p>US 627041439</text:p>
            <text:p>Contact:LEVI, RAY &amp; SHOUP, INC</text:p>
            <text:p>REF# B210816J</text:p>
            <text:p>2401 W MONROE ST</text:p>
            <text:p>IL SPRINGFIELD</text:p>
            <text:p>US 627041439</text:p>
            <text:p>Contact:LEVI, RAY &amp; SHOUP, INC</text:p>
            <text:p>REF# B210816J</text:p>
            <text:p>2401 W MONROE ST</text:p>
            <text:p>IL SPRINGFIELD</text:p>
            <text:p>US 627041439</text:p>
            <text:p>Contact:LEVI, RAY &amp; SHOUP, INC</text:p>
            <text:p>REF# B210816J</text:p>
            <text:p>2401 W MONROE ST</text:p>
            <text:p>IL SPRINGFIELD</text:p>
            <text:p>US 627041439</text:p>
            <text:p>Contact:LEVI, RAY &amp; SHOUP, INC</text:p>
            <text:p>REF# B210816J</text:p>
            <text:p>2401 W MONROE ST</text:p>
            <text:p>IL SPRINGFIELD</text:p>
            <text:p>US 627041439</text:p>
            <text:p>Contact:LEVI, RAY &amp; SHOUP, INC</text:p>
            <text:p>REF# B210816J</text:p>
            <text:p>2401 W MONROE ST</text:p>
            <text:p>IL SPRINGFIELD</text:p>
            <text:p>US 627041439</text:p>
            <text:p>Contact:LEVI, RAY &amp; SHOUP, INC</text:p>
            <text:p>REF# B210816J</text:p>
            <text:p>2401 W MONROE ST</text:p>
            <text:p>IL SPRINGFIELD</text:p>
            <text:p>US 627041439</text:p>
            <text:p>Contact:LEVI, RAY &amp; SHOUP, INC</text:p>
            <text:p>REF# B210816J</text:p>
            <text:p>2401 W MONROE ST</text:p>
            <text:p>IL SPRINGFIELD</text:p>
            <text:p>US 627041439</text:p>
            <text:p>Contact:</text:p>
          </table:table-cell>
          <table:table-cell office:value-type="string">
            <text:p>70-YZJ50-D</text:p>
          </table:table-cell>
          <table:table-cell/>
          <table:table-cell table:style-name="ce11" office:value-type="float" office:value="885.74">
            <text:p>885.74</text:p>
          </table:table-cell>
          <table:table-cell office:value-type="string">
            <text:p><text:s/>18-AUG-21</text:p>
          </table:table-cell>
          <table:table-cell office:value-type="string">
            <text:p>USD</text:p>
          </table:table-cell>
          <table:table-cell office:value-type="float" office:value="53948">
            <text:p>53948</text:p>
          </table:table-cell>
          <table:table-cell table:number-columns-repeated="1012"/>
        </table:table-row>
        <table:table-row table:style-name="ro13">
          <table:table-cell office:value-type="string">
            <text:p>IM-000000011378810-AP</text:p>
          </table:table-cell>
          <table:table-cell office:value-type="string">
            <text:p>Invoice</text:p>
          </table:table-cell>
          <table:table-cell office:value-type="string">
            <text:p>FORTINET CO-TERM SERVICES | U512-1</text:p>
          </table:table-cell>
          <table:table-cell office:value-type="string">
            <text:p>Fortinet, Inc</text:p>
          </table:table-cell>
          <table:table-cell office:value-type="float" office:value="1611426876">
            <text:p>1611426876</text:p>
          </table:table-cell>
          <table:table-cell table:style-name="ce9" office:value-type="string">
            <text:p>DTY WEALTH PLANNING SOLUTIONS</text:p>
            <text:p>ATTN: DAVID YU REF# 1434681</text:p>
            <text:p>3343 W COMMERCIAL BLVD STE 107</text:p>
            <text:p>FL FT LAUDERDALE</text:p>
            <text:p>US 333093425</text:p>
            <text:p>Contact:DTY WEALTH PLANNING SOLUTIONS</text:p>
            <text:p>ATTN: DAVID YU REF# 1434681</text:p>
            <text:p>3343 W COMMERCIAL BLVD STE 107</text:p>
            <text:p>FL FT LAUDERDALE</text:p>
            <text:p>US 333093425</text:p>
            <text:p>Contact:DTY WEALTH PLANNING SOLUTIONS</text:p>
            <text:p>ATTN: DAVID YU REF# 1434681</text:p>
            <text:p>3343 W COMMERCIAL BLVD STE 107</text:p>
            <text:p>FL FT LAUDERDALE</text:p>
            <text:p>US 333093425</text:p>
            <text:p>Contact:DTY WEALTH PLANNING SOLUTIONS</text:p>
            <text:p>ATTN: DAVID YU REF# 1434681</text:p>
            <text:p>3343 W COMMERCIAL BLVD STE 107</text:p>
            <text:p>FL FT LAUDERDALE</text:p>
            <text:p>US 333093425</text:p>
            <text:p>Contact:DTY WEALTH PLANNING SOLUTIONS</text:p>
            <text:p>ATTN: DAVID YU REF# 1434681</text:p>
            <text:p>3343 W COMMERCIAL BLVD STE 107</text:p>
            <text:p>FL FT LAUDERDALE</text:p>
            <text:p>US 333093425</text:p>
            <text:p>Contact:DTY WEALTH PLANNING SOLUTIONS</text:p>
            <text:p>ATTN: DAVID YU REF# 1434681</text:p>
            <text:p>3343 W COMMERCIAL BLVD STE 107</text:p>
            <text:p>FL FT LAUDERDALE</text:p>
            <text:p>US 333093425</text:p>
            <text:p>Contact:DTY WEALTH PLANNING SOLUTIONS</text:p>
            <text:p>ATTN: DAVID YU REF# 1434681</text:p>
            <text:p>3343 W COMMERCIAL BLVD STE 107</text:p>
            <text:p>FL FT LAUDERDALE</text:p>
            <text:p>US 333093425</text:p>
            <text:p>Contact:DTY WEALTH PLANNING SOLUTIONS</text:p>
            <text:p>ATTN: DAVID YU REF# 1434681</text:p>
            <text:p>3343 W COMMERCIAL BLVD STE 107</text:p>
            <text:p>FL FT LAUDERDALE</text:p>
            <text:p>US 333093425</text:p>
            <text:p>Contact:</text:p>
          </table:table-cell>
          <table:table-cell office:value-type="string">
            <text:p>70-65322-D</text:p>
          </table:table-cell>
          <table:table-cell/>
          <table:table-cell table:style-name="ce11" office:value-type="float" office:value="888.11">
            <text:p>888.11</text:p>
          </table:table-cell>
          <table:table-cell office:value-type="string">
            <text:p><text:s/>18-AUG-21</text:p>
          </table:table-cell>
          <table:table-cell office:value-type="string">
            <text:p>USD</text:p>
          </table:table-cell>
          <table:table-cell office:value-type="float" office:value="53948">
            <text:p>53948</text:p>
          </table:table-cell>
          <table:table-cell table:number-columns-repeated="1012"/>
        </table:table-row>
        <table:table-row table:style-name="ro14">
          <table:table-cell office:value-type="string">
            <text:p>IM-000000011378811-AP</text:p>
          </table:table-cell>
          <table:table-cell office:value-type="string">
            <text:p>Invoice</text:p>
          </table:table-cell>
          <table:table-cell office:value-type="string">
            <text:p>ACRONIS CLOUD BACKUP | 520Y-1</text:p>
          </table:table-cell>
          <table:table-cell office:value-type="string">
            <text:p>Acronis North America, Inc.</text:p>
          </table:table-cell>
          <table:table-cell office:value-type="string">
            <text:p>INVUS055146</text:p>
          </table:table-cell>
          <table:table-cell table:style-name="ce9" office:value-type="string">
            <text:p>UNISTAR-SPARCO COMPUTERS INC</text:p>
            <text:p>SPARCO.COM</text:p>
            <text:p>7089 RYBURN DR</text:p>
            <text:p>MILLINGTON TN 380536200</text:p>
            <text:p>UNITED STATESUNISTAR-SPARCO COMPUTERS INC</text:p>
            <text:p>SPARCO.COM</text:p>
            <text:p>7089 RYBURN DR</text:p>
            <text:p>MILLINGTON TN 380536200</text:p>
            <text:p>UNITED STATESUNISTAR-SPARCO COMPUTERS INC</text:p>
            <text:p>SPARCO.COM</text:p>
            <text:p>7089 RYBURN DR</text:p>
            <text:p>MILLINGTON TN 380536200</text:p>
            <text:p>UNITED STATESUNISTAR-SPARCO COMPUTERS INC</text:p>
            <text:p>SPARCO.COM</text:p>
            <text:p>7089 RYBURN DR</text:p>
            <text:p>MILLINGTON TN 380536200</text:p>
            <text:p>UNITED STATESUNISTAR-SPARCO COMPUTERS INC</text:p>
            <text:p>SPARCO.COM</text:p>
            <text:p>7089 RYBURN DR</text:p>
            <text:p>MILLINGTON TN 380536200</text:p>
            <text:p>UNITED STATESUNISTAR-SPARCO COMPUTERS INC</text:p>
            <text:p>SPARCO.COM</text:p>
            <text:p>7089 RYBURN DR</text:p>
            <text:p>MILLINGTON TN 380536200</text:p>
            <text:p>UNITED STATESUNISTAR-SPARCO COMPUTERS INC</text:p>
            <text:p>SPARCO.COM</text:p>
            <text:p>7089 RYBURN DR</text:p>
            <text:p>MILLINGTON TN 380536200</text:p>
            <text:p>UNITED STATESUNISTAR-SPARCO COMPUTERS INC</text:p>
            <text:p>SPARCO.COM</text:p>
            <text:p>7089 RYBURN DR</text:p>
            <text:p>MILLINGTON TN 380536200</text:p>
            <text:p>UNITED STATES</text:p>
          </table:table-cell>
          <table:table-cell office:value-type="string">
            <text:p>70-66394-D</text:p>
          </table:table-cell>
          <table:table-cell/>
          <table:table-cell table:style-name="ce11" office:value-type="float" office:value="1111.54">
            <text:p>1,111.54</text:p>
          </table:table-cell>
          <table:table-cell office:value-type="string">
            <text:p>Aug 18, 2021</text:p>
          </table:table-cell>
          <table:table-cell office:value-type="string">
            <text:p>USD</text:p>
          </table:table-cell>
          <table:table-cell office:value-type="float" office:value="2558414">
            <text:p>2558414</text:p>
          </table:table-cell>
          <table:table-cell table:number-columns-repeated="1012"/>
        </table:table-row>
        <table:table-row table:style-name="ro26">
          <table:table-cell office:value-type="string">
            <text:p>IM-000000011378814-AP</text:p>
          </table:table-cell>
          <table:table-cell office:value-type="string">
            <text:p>Invoice</text:p>
          </table:table-cell>
          <table:table-cell office:value-type="string">
            <text:p>ENGENIUS | 337U-1</text:p>
          </table:table-cell>
          <table:table-cell office:value-type="string">
            <text:p>Engenius Technologies, Inc</text:p>
          </table:table-cell>
          <table:table-cell office:value-type="float" office:value="557427">
            <text:p>557427</text:p>
          </table:table-cell>
          <table:table-cell table:style-name="ce9" office:value-type="string">
            <text:p>INGRAM MICRO INC.</text:p>
            <text:p>12510 Micro Drive</text:p>
            <text:p>Mira Loma CA 91752 United States</text:p>
            <text:p>Tel: (951) 727-3341</text:p>
            <text:p>Attention:INGRAM MICRO INC.</text:p>
            <text:p>12510 Micro Drive</text:p>
            <text:p>Mira Loma CA 91752 United States</text:p>
            <text:p>Tel: (951) 727-3341</text:p>
            <text:p>Attention:INGRAM MICRO INC.</text:p>
            <text:p>12510 Micro Drive</text:p>
            <text:p>Mira Loma CA 91752 United States</text:p>
            <text:p>Tel: (951) 727-3341</text:p>
            <text:p>Attention:INGRAM MICRO INC.</text:p>
            <text:p>12510 Micro Drive</text:p>
            <text:p>Mira Loma CA 91752 United States</text:p>
            <text:p>Tel: (951) 727-3341</text:p>
            <text:p>Attention:INGRAM MICRO INC.</text:p>
            <text:p>12510 Micro Drive</text:p>
            <text:p>Mira Loma CA 91752 United States</text:p>
            <text:p>Tel: (951) 727-3341</text:p>
            <text:p>Attention:INGRAM MICRO INC.</text:p>
            <text:p>12510 Micro Drive</text:p>
            <text:p>Mira Loma CA 91752 United States</text:p>
            <text:p>Tel: (951) 727-3341</text:p>
            <text:p>Attention:INGRAM MICRO INC.</text:p>
            <text:p>12510 Micro Drive</text:p>
            <text:p>Mira Loma CA 91752 United States</text:p>
            <text:p>Tel: (951) 727-3341</text:p>
            <text:p>Attention:</text:p>
          </table:table-cell>
          <table:table-cell office:value-type="string">
            <text:p>10-YXE81-S</text:p>
          </table:table-cell>
          <table:table-cell/>
          <table:table-cell table:style-name="ce11" office:value-type="float" office:value="20725.54">
            <text:p>20,725.54</text:p>
          </table:table-cell>
          <table:table-cell office:value-type="string">
            <text:p><text:s/>2021/08/21</text:p>
          </table:table-cell>
          <table:table-cell office:value-type="string">
            <text:p>USD</text:p>
          </table:table-cell>
          <table:table-cell office:value-type="float" office:value="11000">
            <text:p>11000</text:p>
          </table:table-cell>
          <table:table-cell table:number-columns-repeated="1012"/>
        </table:table-row>
        <table:table-row table:style-name="ro26">
          <table:table-cell office:value-type="string">
            <text:p>IM-000000011378815-AP</text:p>
          </table:table-cell>
          <table:table-cell office:value-type="string">
            <text:p>Invoice</text:p>
          </table:table-cell>
          <table:table-cell office:value-type="string">
            <text:p>ENGENIUS | 337U-1</text:p>
          </table:table-cell>
          <table:table-cell office:value-type="string">
            <text:p>Engenius Technologies, Inc</text:p>
          </table:table-cell>
          <table:table-cell office:value-type="float" office:value="557390">
            <text:p>557390</text:p>
          </table:table-cell>
          <table:table-cell table:style-name="ce9" office:value-type="string">
            <text:p>INGRAM MICRO INC. (Jonestown)</text:p>
            <text:p>80 Micro Drive</text:p>
            <text:p>Jonestown PA 17038 United States</text:p>
            <text:p>Tel: (717) 865-0800</text:p>
            <text:p>Attention:INGRAM MICRO INC. (Jonestown)</text:p>
            <text:p>80 Micro Drive</text:p>
            <text:p>Jonestown PA 17038 United States</text:p>
            <text:p>Tel: (717) 865-0800</text:p>
            <text:p>Attention:INGRAM MICRO INC. (Jonestown)</text:p>
            <text:p>80 Micro Drive</text:p>
            <text:p>Jonestown PA 17038 United States</text:p>
            <text:p>Tel: (717) 865-0800</text:p>
            <text:p>Attention:INGRAM MICRO INC. (Jonestown)</text:p>
            <text:p>80 Micro Drive</text:p>
            <text:p>Jonestown PA 17038 United States</text:p>
            <text:p>Tel: (717) 865-0800</text:p>
            <text:p>Attention:INGRAM MICRO INC. (Jonestown)</text:p>
            <text:p>80 Micro Drive</text:p>
            <text:p>Jonestown PA 17038 United States</text:p>
            <text:p>Tel: (717) 865-0800</text:p>
            <text:p>Attention:INGRAM MICRO INC. (Jonestown)</text:p>
            <text:p>80 Micro Drive</text:p>
            <text:p>Jonestown PA 17038 United States</text:p>
            <text:p>Tel: (717) 865-0800</text:p>
            <text:p>Attention:INGRAM MICRO INC. (Jonestown)</text:p>
            <text:p>80 Micro Drive</text:p>
            <text:p>Jonestown PA 17038 United States</text:p>
            <text:p>Tel: (717) 865-0800</text:p>
            <text:p>Attention:</text:p>
          </table:table-cell>
          <table:table-cell office:value-type="string">
            <text:p>80-ZUY21-S</text:p>
          </table:table-cell>
          <table:table-cell/>
          <table:table-cell table:style-name="ce11" office:value-type="float" office:value="14770">
            <text:p>14,770.00</text:p>
          </table:table-cell>
          <table:table-cell office:value-type="string">
            <text:p><text:s/>2021/08/11</text:p>
          </table:table-cell>
          <table:table-cell office:value-type="string">
            <text:p>USD</text:p>
          </table:table-cell>
          <table:table-cell office:value-type="float" office:value="11000">
            <text:p>11000</text:p>
          </table:table-cell>
          <table:table-cell table:number-columns-repeated="1012"/>
        </table:table-row>
        <table:table-row table:style-name="ro21">
          <table:table-cell office:value-type="string">
            <text:p>IM-000000011378817-AP</text:p>
          </table:table-cell>
          <table:table-cell office:value-type="string">
            <text:p>Invoice</text:p>
          </table:table-cell>
          <table:table-cell office:value-type="string">
            <text:p>FORTINET | 4518-1</text:p>
          </table:table-cell>
          <table:table-cell office:value-type="string">
            <text:p>Fortinet, Inc</text:p>
          </table:table-cell>
          <table:table-cell office:value-type="float" office:value="1611426891">
            <text:p>1611426891</text:p>
          </table:table-cell>
          <table:table-cell table:style-name="ce9" office:value-type="string">
            <text:p>PGFL NOTAIRES</text:p>
            <text:p>REF# 10876</text:p>
            <text:p>7077, RUE BEAUBIEN EST</text:p>
            <text:p>BUREAU 201QC MONTRAL</text:p>
            <text:p>CA H1M2Y2</text:p>
            <text:p>Contact:PGFL NOTAIRES</text:p>
            <text:p>REF# 10876</text:p>
            <text:p>7077, RUE BEAUBIEN EST</text:p>
            <text:p>BUREAU 201QC MONTRAL</text:p>
            <text:p>CA H1M2Y2</text:p>
            <text:p>Contact:PGFL NOTAIRES</text:p>
            <text:p>REF# 10876</text:p>
            <text:p>7077, RUE BEAUBIEN EST</text:p>
            <text:p>BUREAU 201QC MONTRAL</text:p>
            <text:p>CA H1M2Y2</text:p>
            <text:p>Contact:PGFL NOTAIRES</text:p>
            <text:p>REF# 10876</text:p>
            <text:p>7077, RUE BEAUBIEN EST</text:p>
            <text:p>BUREAU 201QC MONTRAL</text:p>
            <text:p>CA H1M2Y2</text:p>
            <text:p>Contact:PGFL NOTAIRES</text:p>
            <text:p>REF# 10876</text:p>
            <text:p>7077, RUE BEAUBIEN EST</text:p>
            <text:p>BUREAU 201QC MONTRAL</text:p>
            <text:p>CA H1M2Y2</text:p>
            <text:p>Contact:PGFL NOTAIRES</text:p>
            <text:p>REF# 10876</text:p>
            <text:p>7077, RUE BEAUBIEN EST</text:p>
            <text:p>BUREAU 201QC MONTRAL</text:p>
            <text:p>CA H1M2Y2</text:p>
            <text:p>Contact:PGFL NOTAIRES</text:p>
            <text:p>REF# 10876</text:p>
            <text:p>7077, RUE BEAUBIEN EST</text:p>
            <text:p>BUREAU 201QC MONTRAL</text:p>
            <text:p>CA H1M2Y2</text:p>
            <text:p>Contact:</text:p>
          </table:table-cell>
          <table:table-cell office:value-type="string">
            <text:p>40-W8704-D</text:p>
          </table:table-cell>
          <table:table-cell/>
          <table:table-cell table:style-name="ce11" office:value-type="float" office:value="227.5">
            <text:p>227.50</text:p>
          </table:table-cell>
          <table:table-cell office:value-type="string">
            <text:p><text:s/>18-AUG-21</text:p>
          </table:table-cell>
          <table:table-cell office:value-type="string">
            <text:p>USD</text:p>
          </table:table-cell>
          <table:table-cell office:value-type="float" office:value="1315493">
            <text:p>1315493</text:p>
          </table:table-cell>
          <table:table-cell table:number-columns-repeated="1012"/>
        </table:table-row>
        <table:table-row table:style-name="ro27">
          <table:table-cell office:value-type="string">
            <text:p>IM-000000011378820-AP</text:p>
          </table:table-cell>
          <table:table-cell office:value-type="string">
            <text:p>Invoice</text:p>
          </table:table-cell>
          <table:table-cell office:value-type="string">
            <text:p>FIREEYE | 2674-1</text:p>
          </table:table-cell>
          <table:table-cell office:value-type="string">
            <text:p>FireEye, Inc.</text:p>
          </table:table-cell>
          <table:table-cell office:value-type="float" office:value="10205037">
            <text:p>10205037</text:p>
          </table:table-cell>
          <table:table-cell table:style-name="ce9" office:value-type="string">
            <text:p>Look Master Builder Inc</text:p>
            <text:p>101, 1703 91 Street</text:p>
            <text:p>Edmonton Ab T1V0E2</text:p>
            <text:p>CanadaLook Master Builder Inc</text:p>
            <text:p>101, 1703 91 Street</text:p>
            <text:p>Edmonton Ab T1V0E2</text:p>
            <text:p>CanadaLook Master Builder Inc</text:p>
            <text:p>101, 1703 91 Street</text:p>
            <text:p>Edmonton Ab T1V0E2</text:p>
            <text:p>CanadaLook Master Builder Inc</text:p>
            <text:p>101, 1703 91 Street</text:p>
            <text:p>Edmonton Ab T1V0E2</text:p>
            <text:p>CanadaLook Master Builder Inc</text:p>
            <text:p>101, 1703 91 Street</text:p>
            <text:p>Edmonton Ab T1V0E2</text:p>
            <text:p>CanadaLook Master Builder Inc</text:p>
            <text:p>101, 1703 91 Street</text:p>
            <text:p>Edmonton Ab T1V0E2</text:p>
            <text:p>CanadaLook Master Builder Inc</text:p>
            <text:p>101, 1703 91 Street</text:p>
            <text:p>Edmonton Ab T1V0E2</text:p>
            <text:p>Canada</text:p>
          </table:table-cell>
          <table:table-cell office:value-type="string">
            <text:p>10-Z9051-D</text:p>
          </table:table-cell>
          <table:table-cell/>
          <table:table-cell table:style-name="ce11" office:value-type="float" office:value="603.75">
            <text:p>603.75</text:p>
          </table:table-cell>
          <table:table-cell office:value-type="string">
            <text:p><text:s/>18-AUG-21</text:p>
          </table:table-cell>
          <table:table-cell office:value-type="string">
            <text:p>USD</text:p>
          </table:table-cell>
          <table:table-cell office:value-type="float" office:value="420806">
            <text:p>420806</text:p>
          </table:table-cell>
          <table:table-cell office:value-type="float" office:value="575">
            <text:p>575</text:p>
          </table:table-cell>
          <table:table-cell office:value-type="float" office:value="28.75">
            <text:p>28.75</text:p>
          </table:table-cell>
          <table:table-cell table:number-columns-repeated="1010"/>
        </table:table-row>
        <table:table-row table:style-name="ro28">
          <table:table-cell office:value-type="string">
            <text:p>IM-000000011378823-AP</text:p>
          </table:table-cell>
          <table:table-cell office:value-type="string">
            <text:p>Invoice</text:p>
          </table:table-cell>
          <table:table-cell office:value-type="string">
            <text:p>FIREEYE LA | 041Z-1</text:p>
          </table:table-cell>
          <table:table-cell office:value-type="string">
            <text:p>FireEye, Inc.</text:p>
          </table:table-cell>
          <table:table-cell office:value-type="float" office:value="10205036">
            <text:p>10205036</text:p>
          </table:table-cell>
          <table:table-cell table:style-name="ce9" office:value-type="string">
            <text:p>Ingram Micro Inc., LATAM Export Division</text:p>
            <text:p>Parque Industrial La Florida Bodega 27,</text:p>
            <text:p>Km 1.5 Medellín Highway via Bogota</text:p>
            <text:p>INGRAM MICRO SAS</text:p>
            <text:p>Cota Cundinamarca 250017</text:p>
            <text:p>ColombiaIngram Micro Inc., LATAM Export Division</text:p>
            <text:p>Parque Industrial La Florida Bodega 27,</text:p>
            <text:p>Km 1.5 Medellín Highway via Bogota</text:p>
            <text:p>INGRAM MICRO SAS</text:p>
            <text:p>Cota Cundinamarca 250017</text:p>
            <text:p>ColombiaIngram Micro Inc., LATAM Export Division</text:p>
            <text:p>Parque Industrial La Florida Bodega 27,</text:p>
            <text:p>Km 1.5 Medellín Highway via Bogota</text:p>
            <text:p>INGRAM MICRO SAS</text:p>
            <text:p>Cota Cundinamarca 250017</text:p>
            <text:p>ColombiaIngram Micro Inc., LATAM Export Division</text:p>
            <text:p>Parque Industrial La Florida Bodega 27,</text:p>
            <text:p>Km 1.5 Medellín Highway via Bogota</text:p>
            <text:p>INGRAM MICRO SAS</text:p>
            <text:p>Cota Cundinamarca 250017</text:p>
            <text:p>ColombiaIngram Micro Inc., LATAM Export Division</text:p>
            <text:p>Parque Industrial La Florida Bodega 27,</text:p>
            <text:p>Km 1.5 Medellín Highway via Bogota</text:p>
            <text:p>INGRAM MICRO SAS</text:p>
            <text:p>Cota Cundinamarca 250017</text:p>
            <text:p>ColombiaIngram Micro Inc., LATAM Export Division</text:p>
            <text:p>Parque Industrial La Florida Bodega 27,</text:p>
            <text:p>Km 1.5 Medellín Highway via Bogota</text:p>
            <text:p>INGRAM MICRO SAS</text:p>
            <text:p>Cota Cundinamarca 250017</text:p>
            <text:p>ColombiaIngram Micro Inc., LATAM Export Division</text:p>
            <text:p>Parque Industrial La Florida Bodega 27,</text:p>
            <text:p>Km 1.5 Medellín Highway via Bogota</text:p>
            <text:p>INGRAM MICRO SAS</text:p>
            <text:p>Cota Cundinamarca 250017</text:p>
            <text:p>Colombia</text:p>
          </table:table-cell>
          <table:table-cell office:value-type="string">
            <text:p>17-44247-D</text:p>
          </table:table-cell>
          <table:table-cell/>
          <table:table-cell table:style-name="ce11" office:value-type="float" office:value="72500">
            <text:p>72,500.00</text:p>
          </table:table-cell>
          <table:table-cell office:value-type="string">
            <text:p><text:s/>18-AUG-21</text:p>
          </table:table-cell>
          <table:table-cell office:value-type="string">
            <text:p>USD</text:p>
          </table:table-cell>
          <table:table-cell office:value-type="float" office:value="499877">
            <text:p>499877</text:p>
          </table:table-cell>
          <table:table-cell table:number-columns-repeated="1012"/>
        </table:table-row>
        <table:table-row table:style-name="ro27">
          <table:table-cell office:value-type="string">
            <text:p>IM-000000011378825-AP</text:p>
          </table:table-cell>
          <table:table-cell office:value-type="string">
            <text:p>Invoice</text:p>
          </table:table-cell>
          <table:table-cell office:value-type="string">
            <text:p>NULL</text:p>
          </table:table-cell>
          <table:table-cell office:value-type="string">
            <text:p>Tenable, Inc. Type 4</text:p>
          </table:table-cell>
          <table:table-cell office:value-type="string">
            <text:p>NULL</text:p>
          </table:table-cell>
          <table:table-cell table:style-name="ce9" office:value-type="string">
            <text:p>PRIMECorp - Canada</text:p>
            <text:p>3301 E Pender Street</text:p>
            <text:p>Vancouver BC V5K5J3</text:p>
            <text:p>CanadaPRIMECorp - Canada</text:p>
            <text:p>3301 E Pender Street</text:p>
            <text:p>Vancouver BC V5K5J3</text:p>
            <text:p>CanadaPRIMECorp - Canada</text:p>
            <text:p>3301 E Pender Street</text:p>
            <text:p>Vancouver BC V5K5J3</text:p>
            <text:p>CanadaPRIMECorp - Canada</text:p>
            <text:p>3301 E Pender Street</text:p>
            <text:p>Vancouver BC V5K5J3</text:p>
            <text:p>CanadaPRIMECorp - Canada</text:p>
            <text:p>3301 E Pender Street</text:p>
            <text:p>Vancouver BC V5K5J3</text:p>
            <text:p>CanadaPRIMECorp - Canada</text:p>
            <text:p>3301 E Pender Street</text:p>
            <text:p>Vancouver BC V5K5J3</text:p>
            <text:p>CanadaPRIMECorp - Canada</text:p>
            <text:p>3301 E Pender Street</text:p>
            <text:p>Vancouver BC V5K5J3</text:p>
            <text:p>Canada</text:p>
          </table:table-cell>
          <table:table-cell office:value-type="string">
            <text:p>40-W8570-D</text:p>
          </table:table-cell>
          <table:table-cell/>
          <table:table-cell table:style-name="ce11"/>
          <table:table-cell office:value-type="string">
            <text:p>8/18/2021</text:p>
          </table:table-cell>
          <table:table-cell/>
          <table:table-cell office:value-type="float" office:value="45581">
            <text:p>45581</text:p>
          </table:table-cell>
          <table:table-cell table:number-columns-repeated="1012"/>
        </table:table-row>
        <table:table-row table:style-name="ro27">
          <table:table-cell office:value-type="string">
            <text:p>IM-000000011378827-AP</text:p>
          </table:table-cell>
          <table:table-cell office:value-type="string">
            <text:p>Invoice</text:p>
          </table:table-cell>
          <table:table-cell office:value-type="string">
            <text:p>TENABLE NEW | 184Y-1</text:p>
          </table:table-cell>
          <table:table-cell office:value-type="string">
            <text:p>Tenable, Inc. Type 4</text:p>
          </table:table-cell>
          <table:table-cell office:value-type="float" office:value="262460">
            <text:p>262460</text:p>
          </table:table-cell>
          <table:table-cell table:style-name="ce9" office:value-type="string">
            <text:p>PRIMECorp - Canada</text:p>
            <text:p>3301 E Pender Street</text:p>
            <text:p>Vancouver BC V5K5J3</text:p>
            <text:p>CanadaPRIMECorp - Canada</text:p>
            <text:p>3301 E Pender Street</text:p>
            <text:p>Vancouver BC V5K5J3</text:p>
            <text:p>CanadaPRIMECorp - Canada</text:p>
            <text:p>3301 E Pender Street</text:p>
            <text:p>Vancouver BC V5K5J3</text:p>
            <text:p>CanadaPRIMECorp - Canada</text:p>
            <text:p>3301 E Pender Street</text:p>
            <text:p>Vancouver BC V5K5J3</text:p>
            <text:p>CanadaPRIMECorp - Canada</text:p>
            <text:p>3301 E Pender Street</text:p>
            <text:p>Vancouver BC V5K5J3</text:p>
            <text:p>CanadaPRIMECorp - Canada</text:p>
            <text:p>3301 E Pender Street</text:p>
            <text:p>Vancouver BC V5K5J3</text:p>
            <text:p>CanadaPRIMECorp - Canada</text:p>
            <text:p>3301 E Pender Street</text:p>
            <text:p>Vancouver BC V5K5J3</text:p>
            <text:p>Canada</text:p>
          </table:table-cell>
          <table:table-cell office:value-type="string">
            <text:p>40-W8570-D</text:p>
          </table:table-cell>
          <table:table-cell/>
          <table:table-cell table:style-name="ce11" office:value-type="float" office:value="20352">
            <text:p>20,352.00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6">
          <table:table-cell office:value-type="string">
            <text:p>IM-000000011378829-AP</text:p>
          </table:table-cell>
          <table:table-cell office:value-type="string">
            <text:p>Invoice</text:p>
          </table:table-cell>
          <table:table-cell office:value-type="string">
            <text:p>THE JOY FACTORY | Y108-1</text:p>
          </table:table-cell>
          <table:table-cell office:value-type="string">
            <text:p>The Joy Factory, Inc.</text:p>
          </table:table-cell>
          <table:table-cell office:value-type="string">
            <text:p>IV0064709</text:p>
          </table:table-cell>
          <table:table-cell table:style-name="ce9" office:value-type="string">
            <text:p>LOCUSVIEW SOLUTIONS INC</text:p>
            <text:p>626 W RANDOLPH ST STE C-100</text:p>
            <text:p>Chicago IL 60661-2207LOCUSVIEW SOLUTIONS INC</text:p>
            <text:p>626 W RANDOLPH ST STE C-100</text:p>
            <text:p>Chicago IL 60661-2207LOCUSVIEW SOLUTIONS INC</text:p>
            <text:p>626 W RANDOLPH ST STE C-100</text:p>
            <text:p>Chicago IL 60661-2207LOCUSVIEW SOLUTIONS INC</text:p>
            <text:p>626 W RANDOLPH ST STE C-100</text:p>
            <text:p>Chicago IL 60661-2207LOCUSVIEW SOLUTIONS INC</text:p>
            <text:p>626 W RANDOLPH ST STE C-100</text:p>
            <text:p>Chicago IL 60661-2207LOCUSVIEW SOLUTIONS INC</text:p>
            <text:p>626 W RANDOLPH ST STE C-100</text:p>
            <text:p>Chicago IL 60661-2207LOCUSVIEW SOLUTIONS INC</text:p>
            <text:p>626 W RANDOLPH ST STE C-100</text:p>
            <text:p>Chicago IL 60661-2207</text:p>
          </table:table-cell>
          <table:table-cell office:value-type="string">
            <text:p>41-QWL80-D</text:p>
          </table:table-cell>
          <table:table-cell/>
          <table:table-cell table:style-name="ce11" office:value-type="float" office:value="530.07">
            <text:p>530.07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/>
          <table:table-cell office:value-type="float" office:value="530.07">
            <text:p>530.0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7">
          <table:table-cell office:value-type="string">
            <text:p>IM-000000011378834-AP</text:p>
          </table:table-cell>
          <table:table-cell office:value-type="string">
            <text:p>Invoice</text:p>
          </table:table-cell>
          <table:table-cell office:value-type="string">
            <text:p>LEXMARK PARTS | 1924-1</text:p>
          </table:table-cell>
          <table:table-cell office:value-type="string">
            <text:p>Lexmark International Incorporated</text:p>
          </table:table-cell>
          <table:table-cell office:value-type="float" office:value="9469819920">
            <text:p>9469819920</text:p>
          </table:table-cell>
          <table:table-cell table:style-name="ce9" office:value-type="string">
            <text:p>INGRAM MICRO (CHICAGO)</text:p>
            <text:p>415 E. LIES</text:p>
            <text:p>CAROL STREAM IL 60188</text:p>
            <text:p>USAINGRAM MICRO (CHICAGO)</text:p>
            <text:p>415 E. LIES</text:p>
            <text:p>CAROL STREAM IL 60188</text:p>
            <text:p>USAINGRAM MICRO (CHICAGO)</text:p>
            <text:p>415 E. LIES</text:p>
            <text:p>CAROL STREAM IL 60188</text:p>
            <text:p>USAINGRAM MICRO (CHICAGO)</text:p>
            <text:p>415 E. LIES</text:p>
            <text:p>CAROL STREAM IL 60188</text:p>
            <text:p>USAINGRAM MICRO (CHICAGO)</text:p>
            <text:p>415 E. LIES</text:p>
            <text:p>CAROL STREAM IL 60188</text:p>
            <text:p>USAINGRAM MICRO (CHICAGO)</text:p>
            <text:p>415 E. LIES</text:p>
            <text:p>CAROL STREAM IL 60188</text:p>
            <text:p>USAINGRAM MICRO (CHICAGO)</text:p>
            <text:p>415 E. LIES</text:p>
            <text:p>CAROL STREAM IL 60188</text:p>
            <text:p>USA</text:p>
          </table:table-cell>
          <table:table-cell office:value-type="string">
            <text:p>40-HJZ56-S</text:p>
          </table:table-cell>
          <table:table-cell/>
          <table:table-cell table:style-name="ce11" office:value-type="float" office:value="2126.2">
            <text:p>2,126.20</text:p>
          </table:table-cell>
          <table:table-cell office:value-type="string">
            <text:p><text:s/>08/1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27">
          <table:table-cell office:value-type="string">
            <text:p>IM-000000011378835-AP</text:p>
          </table:table-cell>
          <table:table-cell office:value-type="string">
            <text:p>Invoice</text:p>
          </table:table-cell>
          <table:table-cell office:value-type="string">
            <text:p>LEXMARK PARTS | 1924-1</text:p>
          </table:table-cell>
          <table:table-cell office:value-type="string">
            <text:p>Lexmark International Incorporated</text:p>
          </table:table-cell>
          <table:table-cell office:value-type="float" office:value="9469819918">
            <text:p>9469819918</text:p>
          </table:table-cell>
          <table:table-cell table:style-name="ce9" office:value-type="string">
            <text:p>INGRAM MICRO TLP (MEMPHIS)</text:p>
            <text:p>3820 MICRO DRIVE</text:p>
            <text:p>MILLINGTON TN 38053</text:p>
            <text:p>USAINGRAM MICRO TLP (MEMPHIS)</text:p>
            <text:p>3820 MICRO DRIVE</text:p>
            <text:p>MILLINGTON TN 38053</text:p>
            <text:p>USAINGRAM MICRO TLP (MEMPHIS)</text:p>
            <text:p>3820 MICRO DRIVE</text:p>
            <text:p>MILLINGTON TN 38053</text:p>
            <text:p>USAINGRAM MICRO TLP (MEMPHIS)</text:p>
            <text:p>3820 MICRO DRIVE</text:p>
            <text:p>MILLINGTON TN 38053</text:p>
            <text:p>USAINGRAM MICRO TLP (MEMPHIS)</text:p>
            <text:p>3820 MICRO DRIVE</text:p>
            <text:p>MILLINGTON TN 38053</text:p>
            <text:p>USAINGRAM MICRO TLP (MEMPHIS)</text:p>
            <text:p>3820 MICRO DRIVE</text:p>
            <text:p>MILLINGTON TN 38053</text:p>
            <text:p>USAINGRAM MICRO TLP (MEMPHIS)</text:p>
            <text:p>3820 MICRO DRIVE</text:p>
            <text:p>MILLINGTON TN 38053</text:p>
            <text:p>USA</text:p>
          </table:table-cell>
          <table:table-cell office:value-type="string">
            <text:p>30-UT573-S</text:p>
          </table:table-cell>
          <table:table-cell/>
          <table:table-cell table:style-name="ce11" office:value-type="float" office:value="2126.2">
            <text:p>2,126.20</text:p>
          </table:table-cell>
          <table:table-cell office:value-type="string">
            <text:p><text:s/>08/1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27">
          <table:table-cell office:value-type="string">
            <text:p>IM-000000011378836-AP</text:p>
          </table:table-cell>
          <table:table-cell office:value-type="string">
            <text:p>Invoice</text:p>
          </table:table-cell>
          <table:table-cell office:value-type="string">
            <text:p>LEXMARK PARTS | 1924-1</text:p>
          </table:table-cell>
          <table:table-cell office:value-type="string">
            <text:p>Lexmark International Incorporated</text:p>
          </table:table-cell>
          <table:table-cell office:value-type="float" office:value="9469819921">
            <text:p>9469819921</text:p>
          </table:table-cell>
          <table:table-cell table:style-name="ce9" office:value-type="string">
            <text:p>Ingram Micro</text:p>
            <text:p>12510 MICRO DRIVE</text:p>
            <text:p>MIRA LOMA CA 91752</text:p>
            <text:p>USAIngram Micro</text:p>
            <text:p>12510 MICRO DRIVE</text:p>
            <text:p>MIRA LOMA CA 91752</text:p>
            <text:p>USAIngram Micro</text:p>
            <text:p>12510 MICRO DRIVE</text:p>
            <text:p>MIRA LOMA CA 91752</text:p>
            <text:p>USAIngram Micro</text:p>
            <text:p>12510 MICRO DRIVE</text:p>
            <text:p>MIRA LOMA CA 91752</text:p>
            <text:p>USAIngram Micro</text:p>
            <text:p>12510 MICRO DRIVE</text:p>
            <text:p>MIRA LOMA CA 91752</text:p>
            <text:p>USAIngram Micro</text:p>
            <text:p>12510 MICRO DRIVE</text:p>
            <text:p>MIRA LOMA CA 91752</text:p>
            <text:p>USAIngram Micro</text:p>
            <text:p>12510 MICRO DRIVE</text:p>
            <text:p>MIRA LOMA CA 91752</text:p>
            <text:p>USA</text:p>
          </table:table-cell>
          <table:table-cell office:value-type="string">
            <text:p>10-YXE24-S</text:p>
          </table:table-cell>
          <table:table-cell/>
          <table:table-cell table:style-name="ce11" office:value-type="float" office:value="2126.2">
            <text:p>2,126.20</text:p>
          </table:table-cell>
          <table:table-cell office:value-type="string">
            <text:p><text:s/>08/1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29">
          <table:table-cell office:value-type="string">
            <text:p>IM-000000011378837-AP</text:p>
          </table:table-cell>
          <table:table-cell office:value-type="string">
            <text:p>Invoice</text:p>
          </table:table-cell>
          <table:table-cell/>
          <table:table-cell office:value-type="string">
            <text:p>Distinow 2</text:p>
          </table:table-cell>
          <table:table-cell office:value-type="float" office:value="35422">
            <text:p>35422</text:p>
          </table:table-cell>
          <table:table-cell table:style-name="ce9" office:value-type="string">
            <text:p>INGRAM MICRO</text:p>
            <text:p>12510 MICRO DRIVE</text:p>
            <text:p>MIRA LOMA CA 91752INGRAM MICRO</text:p>
            <text:p>12510 MICRO DRIVE</text:p>
            <text:p>MIRA LOMA CA 91752INGRAM MICRO</text:p>
            <text:p>12510 MICRO DRIVE</text:p>
            <text:p>MIRA LOMA CA 91752INGRAM MICRO</text:p>
            <text:p>12510 MICRO DRIVE</text:p>
            <text:p>MIRA LOMA CA 91752INGRAM MICRO</text:p>
            <text:p>12510 MICRO DRIVE</text:p>
            <text:p>MIRA LOMA CA 91752INGRAM MICRO</text:p>
            <text:p>12510 MICRO DRIVE</text:p>
            <text:p>MIRA LOMA CA 91752INGRAM MICRO</text:p>
            <text:p>12510 MICRO DRIVE</text:p>
            <text:p>MIRA LOMA CA 91752</text:p>
          </table:table-cell>
          <table:table-cell table:number-columns-repeated="2"/>
          <table:table-cell table:style-name="ce11" office:value-type="float" office:value="38272">
            <text:p>38,272.00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27">
          <table:table-cell office:value-type="string">
            <text:p>IM-000000011378851-AP</text:p>
          </table:table-cell>
          <table:table-cell office:value-type="string">
            <text:p>Invoice</text:p>
          </table:table-cell>
          <table:table-cell office:value-type="string">
            <text:p>CALIFONE | Y039-1</text:p>
          </table:table-cell>
          <table:table-cell office:value-type="string">
            <text:p>ERGOGUYS</text:p>
          </table:table-cell>
          <table:table-cell office:value-type="string">
            <text:p>IM-13257</text:p>
          </table:table-cell>
          <table:table-cell table:style-name="ce9" office:value-type="string">
            <text:p>INGRAM MICRO</text:p>
            <text:p>REF PO# 10-YNM73-S</text:p>
            <text:p>12510 MICRO DRIVE</text:p>
            <text:p>MIRA LOMA, CA 91752INGRAM MICRO</text:p>
            <text:p>REF PO# 10-YNM73-S</text:p>
            <text:p>12510 MICRO DRIVE</text:p>
            <text:p>MIRA LOMA, CA 91752INGRAM MICRO</text:p>
            <text:p>REF PO# 10-YNM73-S</text:p>
            <text:p>12510 MICRO DRIVE</text:p>
            <text:p>MIRA LOMA, CA 91752INGRAM MICRO</text:p>
            <text:p>REF PO# 10-YNM73-S</text:p>
            <text:p>12510 MICRO DRIVE</text:p>
            <text:p>MIRA LOMA, CA 91752INGRAM MICRO</text:p>
            <text:p>REF PO# 10-YNM73-S</text:p>
            <text:p>12510 MICRO DRIVE</text:p>
            <text:p>MIRA LOMA, CA 91752INGRAM MICRO</text:p>
            <text:p>REF PO# 10-YNM73-S</text:p>
            <text:p>12510 MICRO DRIVE</text:p>
            <text:p>MIRA LOMA, CA 91752INGRAM MICRO</text:p>
            <text:p>REF PO# 10-YNM73-S</text:p>
            <text:p>12510 MICRO DRIVE</text:p>
            <text:p>MIRA LOMA, CA 91752</text:p>
          </table:table-cell>
          <table:table-cell office:value-type="string">
            <text:p>10-YNM73-S</text:p>
          </table:table-cell>
          <table:table-cell/>
          <table:table-cell table:style-name="ce11" office:value-type="float" office:value="17.28">
            <text:p>17.28</text:p>
          </table:table-cell>
          <table:table-cell office:value-type="string">
            <text:p><text:s/>8/2/2021</text:p>
          </table:table-cell>
          <table:table-cell office:value-type="string">
            <text:p>USD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7">
          <table:table-cell office:value-type="string">
            <text:p>IM-000000011378856-AP</text:p>
          </table:table-cell>
          <table:table-cell office:value-type="string">
            <text:p>Invoice</text:p>
          </table:table-cell>
          <table:table-cell office:value-type="string">
            <text:p>KOFAX | 4311-1</text:p>
          </table:table-cell>
          <table:table-cell office:value-type="string">
            <text:p>KOFAX, INC.</text:p>
          </table:table-cell>
          <table:table-cell office:value-type="string">
            <text:p>INV00130695</text:p>
          </table:table-cell>
          <table:table-cell table:style-name="ce9" office:value-type="string">
            <text:p>ARNAUD NGABIRANO</text:p>
            <text:p>2075, AVE HAIG</text:p>
            <text:p>MONTR AL QC H1N3E2</text:p>
            <text:p>CAARNAUD NGABIRANO</text:p>
            <text:p>2075, AVE HAIG</text:p>
            <text:p>MONTR AL QC H1N3E2</text:p>
            <text:p>CAARNAUD NGABIRANO</text:p>
            <text:p>2075, AVE HAIG</text:p>
            <text:p>MONTR AL QC H1N3E2</text:p>
            <text:p>CAARNAUD NGABIRANO</text:p>
            <text:p>2075, AVE HAIG</text:p>
            <text:p>MONTR AL QC H1N3E2</text:p>
            <text:p>CAARNAUD NGABIRANO</text:p>
            <text:p>2075, AVE HAIG</text:p>
            <text:p>MONTR AL QC H1N3E2</text:p>
            <text:p>CAARNAUD NGABIRANO</text:p>
            <text:p>2075, AVE HAIG</text:p>
            <text:p>MONTR AL QC H1N3E2</text:p>
            <text:p>CAARNAUD NGABIRANO</text:p>
            <text:p>2075, AVE HAIG</text:p>
            <text:p>MONTR AL QC H1N3E2</text:p>
            <text:p>CA</text:p>
          </table:table-cell>
          <table:table-cell office:value-type="string">
            <text:p>40-W8518-D</text:p>
          </table:table-cell>
          <table:table-cell/>
          <table:table-cell table:style-name="ce11" office:value-type="float" office:value="154.35">
            <text:p>154.35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/>
          <table:table-cell office:value-type="float" office:value="134.25">
            <text:p>134.25</text:p>
          </table:table-cell>
          <table:table-cell office:value-type="float" office:value="20.1">
            <text:p>20.1</text:p>
          </table:table-cell>
          <table:table-cell table:number-columns-repeated="1010"/>
        </table:table-row>
        <table:table-row table:style-name="ro27">
          <table:table-cell office:value-type="string">
            <text:p>IM-000000011378857-AP</text:p>
          </table:table-cell>
          <table:table-cell office:value-type="string">
            <text:p>Invoice</text:p>
          </table:table-cell>
          <table:table-cell office:value-type="string">
            <text:p>KOFAX DOCUMENT IMAGING - LICS | 943U-1</text:p>
          </table:table-cell>
          <table:table-cell office:value-type="string">
            <text:p>KOFAX, INC.</text:p>
          </table:table-cell>
          <table:table-cell office:value-type="string">
            <text:p>INV00130687</text:p>
          </table:table-cell>
          <table:table-cell table:style-name="ce9" office:value-type="string">
            <text:p>CARRIER CORPORATION</text:p>
            <text:p>13995 PASTEUR BLVD</text:p>
            <text:p>PALM BEACH GARDENS FL 33418</text:p>
            <text:p>USCARRIER CORPORATION</text:p>
            <text:p>13995 PASTEUR BLVD</text:p>
            <text:p>PALM BEACH GARDENS FL 33418</text:p>
            <text:p>USCARRIER CORPORATION</text:p>
            <text:p>13995 PASTEUR BLVD</text:p>
            <text:p>PALM BEACH GARDENS FL 33418</text:p>
            <text:p>USCARRIER CORPORATION</text:p>
            <text:p>13995 PASTEUR BLVD</text:p>
            <text:p>PALM BEACH GARDENS FL 33418</text:p>
            <text:p>USCARRIER CORPORATION</text:p>
            <text:p>13995 PASTEUR BLVD</text:p>
            <text:p>PALM BEACH GARDENS FL 33418</text:p>
            <text:p>USCARRIER CORPORATION</text:p>
            <text:p>13995 PASTEUR BLVD</text:p>
            <text:p>PALM BEACH GARDENS FL 33418</text:p>
            <text:p>USCARRIER CORPORATION</text:p>
            <text:p>13995 PASTEUR BLVD</text:p>
            <text:p>PALM BEACH GARDENS FL 33418</text:p>
            <text:p>US</text:p>
          </table:table-cell>
          <table:table-cell office:value-type="string">
            <text:p>70YZQ92D -PO146836</text:p>
          </table:table-cell>
          <table:table-cell/>
          <table:table-cell table:style-name="ce11" office:value-type="float" office:value="30.32">
            <text:p>30.32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27">
          <table:table-cell office:value-type="string">
            <text:p>IM-000000011378858-AP</text:p>
          </table:table-cell>
          <table:table-cell office:value-type="string">
            <text:p>Invoice</text:p>
          </table:table-cell>
          <table:table-cell office:value-type="string">
            <text:p>KOFAX | 4311-1</text:p>
          </table:table-cell>
          <table:table-cell office:value-type="string">
            <text:p>KOFAX, INC.</text:p>
          </table:table-cell>
          <table:table-cell office:value-type="string">
            <text:p>INV00130683</text:p>
          </table:table-cell>
          <table:table-cell table:style-name="ce9" office:value-type="string">
            <text:p>SKYSERVICE BUSINESS AVIATION INC</text:p>
            <text:p>6120 MIDFIELD RD</text:p>
            <text:p>MISSISSAUGA ON L5P 1B1</text:p>
            <text:p>CASKYSERVICE BUSINESS AVIATION INC</text:p>
            <text:p>6120 MIDFIELD RD</text:p>
            <text:p>MISSISSAUGA ON L5P 1B1</text:p>
            <text:p>CASKYSERVICE BUSINESS AVIATION INC</text:p>
            <text:p>6120 MIDFIELD RD</text:p>
            <text:p>MISSISSAUGA ON L5P 1B1</text:p>
            <text:p>CASKYSERVICE BUSINESS AVIATION INC</text:p>
            <text:p>6120 MIDFIELD RD</text:p>
            <text:p>MISSISSAUGA ON L5P 1B1</text:p>
            <text:p>CASKYSERVICE BUSINESS AVIATION INC</text:p>
            <text:p>6120 MIDFIELD RD</text:p>
            <text:p>MISSISSAUGA ON L5P 1B1</text:p>
            <text:p>CASKYSERVICE BUSINESS AVIATION INC</text:p>
            <text:p>6120 MIDFIELD RD</text:p>
            <text:p>MISSISSAUGA ON L5P 1B1</text:p>
            <text:p>CASKYSERVICE BUSINESS AVIATION INC</text:p>
            <text:p>6120 MIDFIELD RD</text:p>
            <text:p>MISSISSAUGA ON L5P 1B1</text:p>
            <text:p>CA</text:p>
          </table:table-cell>
          <table:table-cell office:value-type="string">
            <text:p>40-W8505-D/3786</text:p>
          </table:table-cell>
          <table:table-cell/>
          <table:table-cell table:style-name="ce11" office:value-type="float" office:value="151.7">
            <text:p>151.70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/>
          <table:table-cell office:value-type="float" office:value="134.25">
            <text:p>134.25</text:p>
          </table:table-cell>
          <table:table-cell office:value-type="float" office:value="17.45">
            <text:p>17.45</text:p>
          </table:table-cell>
          <table:table-cell table:number-columns-repeated="1010"/>
        </table:table-row>
        <table:table-row table:style-name="ro20">
          <table:table-cell office:value-type="string">
            <text:p>IM-000000011378859-AP</text:p>
          </table:table-cell>
          <table:table-cell office:value-type="string">
            <text:p>Invoice</text:p>
          </table:table-cell>
          <table:table-cell office:value-type="string">
            <text:p>CALIFONE | Y039-1</text:p>
          </table:table-cell>
          <table:table-cell office:value-type="string">
            <text:p>ERGOGUYS</text:p>
          </table:table-cell>
          <table:table-cell office:value-type="string">
            <text:p>IM-13375</text:p>
          </table:table-cell>
          <table:table-cell table:style-name="ce9" office:value-type="string">
            <text:p>INGRAM MICRO</text:p>
            <text:p>REF PO# 10-YPN52-S</text:p>
            <text:p>12510 MICRO DRIVE</text:p>
            <text:p>MIRA LOMA, CA 91752INGRAM MICRO</text:p>
            <text:p>REF PO# 10-YPN52-S</text:p>
            <text:p>12510 MICRO DRIVE</text:p>
            <text:p>MIRA LOMA, CA 91752INGRAM MICRO</text:p>
            <text:p>REF PO# 10-YPN52-S</text:p>
            <text:p>12510 MICRO DRIVE</text:p>
            <text:p>MIRA LOMA, CA 91752INGRAM MICRO</text:p>
            <text:p>REF PO# 10-YPN52-S</text:p>
            <text:p>12510 MICRO DRIVE</text:p>
            <text:p>MIRA LOMA, CA 91752INGRAM MICRO</text:p>
            <text:p>REF PO# 10-YPN52-S</text:p>
            <text:p>12510 MICRO DRIVE</text:p>
            <text:p>MIRA LOMA, CA 91752INGRAM MICRO</text:p>
            <text:p>REF PO# 10-YPN52-S</text:p>
            <text:p>12510 MICRO DRIVE</text:p>
            <text:p>MIRA LOMA, CA 91752</text:p>
          </table:table-cell>
          <table:table-cell office:value-type="string">
            <text:p>10-YPN52-S</text:p>
          </table:table-cell>
          <table:table-cell/>
          <table:table-cell table:style-name="ce11" office:value-type="float" office:value="25.92">
            <text:p>25.92</text:p>
          </table:table-cell>
          <table:table-cell office:value-type="string">
            <text:p><text:s/>8/2/2021</text:p>
          </table:table-cell>
          <table:table-cell office:value-type="string">
            <text:p>USD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0">
          <table:table-cell office:value-type="string">
            <text:p>IM-000000011378864-AP</text:p>
          </table:table-cell>
          <table:table-cell office:value-type="string">
            <text:p>Invoice</text:p>
          </table:table-cell>
          <table:table-cell office:value-type="string">
            <text:p>KOFAX | 783U-1</text:p>
          </table:table-cell>
          <table:table-cell office:value-type="string">
            <text:p>KOFAX, INC.</text:p>
          </table:table-cell>
          <table:table-cell office:value-type="string">
            <text:p>INV00130688</text:p>
          </table:table-cell>
          <table:table-cell table:style-name="ce9" office:value-type="string">
            <text:p>AL ATTORNEY GENERAL - ADMIN DIV</text:p>
            <text:p>501 WASHINGTON AVE #354</text:p>
            <text:p>MONTGOMERY AL 36130</text:p>
            <text:p>USAL ATTORNEY GENERAL - ADMIN DIV</text:p>
            <text:p>501 WASHINGTON AVE #354</text:p>
            <text:p>MONTGOMERY AL 36130</text:p>
            <text:p>USAL ATTORNEY GENERAL - ADMIN DIV</text:p>
            <text:p>501 WASHINGTON AVE #354</text:p>
            <text:p>MONTGOMERY AL 36130</text:p>
            <text:p>USAL ATTORNEY GENERAL - ADMIN DIV</text:p>
            <text:p>501 WASHINGTON AVE #354</text:p>
            <text:p>MONTGOMERY AL 36130</text:p>
            <text:p>USAL ATTORNEY GENERAL - ADMIN DIV</text:p>
            <text:p>501 WASHINGTON AVE #354</text:p>
            <text:p>MONTGOMERY AL 36130</text:p>
            <text:p>USAL ATTORNEY GENERAL - ADMIN DIV</text:p>
            <text:p>501 WASHINGTON AVE #354</text:p>
            <text:p>MONTGOMERY AL 36130</text:p>
            <text:p>US</text:p>
          </table:table-cell>
          <table:table-cell office:value-type="string">
            <text:p>30UTW43D -DO 027 21027263</text:p>
          </table:table-cell>
          <table:table-cell/>
          <table:table-cell table:style-name="ce11" office:value-type="float" office:value="13622.4">
            <text:p>13,622.40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20">
          <table:table-cell office:value-type="string">
            <text:p>IM-000000011378865-AP</text:p>
          </table:table-cell>
          <table:table-cell office:value-type="string">
            <text:p>Invoice</text:p>
          </table:table-cell>
          <table:table-cell office:value-type="string">
            <text:p>KOFAX | 783U-1</text:p>
          </table:table-cell>
          <table:table-cell office:value-type="string">
            <text:p>KOFAX, INC.</text:p>
          </table:table-cell>
          <table:table-cell office:value-type="string">
            <text:p>INV00130694</text:p>
          </table:table-cell>
          <table:table-cell table:style-name="ce9" office:value-type="string">
            <text:p>SUSAN WATERS</text:p>
            <text:p>95 BUCK WAY</text:p>
            <text:p>COUPEVILLE WA 98239</text:p>
            <text:p>USSUSAN WATERS</text:p>
            <text:p>95 BUCK WAY</text:p>
            <text:p>COUPEVILLE WA 98239</text:p>
            <text:p>USSUSAN WATERS</text:p>
            <text:p>95 BUCK WAY</text:p>
            <text:p>COUPEVILLE WA 98239</text:p>
            <text:p>USSUSAN WATERS</text:p>
            <text:p>95 BUCK WAY</text:p>
            <text:p>COUPEVILLE WA 98239</text:p>
            <text:p>USSUSAN WATERS</text:p>
            <text:p>95 BUCK WAY</text:p>
            <text:p>COUPEVILLE WA 98239</text:p>
            <text:p>USSUSAN WATERS</text:p>
            <text:p>95 BUCK WAY</text:p>
            <text:p>COUPEVILLE WA 98239</text:p>
            <text:p>US</text:p>
          </table:table-cell>
          <table:table-cell office:value-type="string">
            <text:p>1457634D -</text:p>
          </table:table-cell>
          <table:table-cell/>
          <table:table-cell table:style-name="ce11" office:value-type="float" office:value="96.75">
            <text:p>96.75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20">
          <table:table-cell office:value-type="string">
            <text:p>IM-000000011378866-AP</text:p>
          </table:table-cell>
          <table:table-cell office:value-type="string">
            <text:p>Invoice</text:p>
          </table:table-cell>
          <table:table-cell office:value-type="string">
            <text:p>KOFAX DOCUMENT IMAGING - LICS | 943U-1</text:p>
          </table:table-cell>
          <table:table-cell office:value-type="string">
            <text:p>KOFAX, INC.</text:p>
          </table:table-cell>
          <table:table-cell office:value-type="string">
            <text:p>INV00130685</text:p>
          </table:table-cell>
          <table:table-cell table:style-name="ce9" office:value-type="string">
            <text:p>LOGAN ALUMINUM</text:p>
            <text:p>6920 LEWISBURG RD</text:p>
            <text:p>RUSSELLVILLE KY 42276</text:p>
            <text:p>USLOGAN ALUMINUM</text:p>
            <text:p>6920 LEWISBURG RD</text:p>
            <text:p>RUSSELLVILLE KY 42276</text:p>
            <text:p>USLOGAN ALUMINUM</text:p>
            <text:p>6920 LEWISBURG RD</text:p>
            <text:p>RUSSELLVILLE KY 42276</text:p>
            <text:p>USLOGAN ALUMINUM</text:p>
            <text:p>6920 LEWISBURG RD</text:p>
            <text:p>RUSSELLVILLE KY 42276</text:p>
            <text:p>USLOGAN ALUMINUM</text:p>
            <text:p>6920 LEWISBURG RD</text:p>
            <text:p>RUSSELLVILLE KY 42276</text:p>
            <text:p>USLOGAN ALUMINUM</text:p>
            <text:p>6920 LEWISBURG RD</text:p>
            <text:p>RUSSELLVILLE KY 42276</text:p>
            <text:p>US</text:p>
          </table:table-cell>
          <table:table-cell office:value-type="string">
            <text:p>70YZQ54D -513382</text:p>
          </table:table-cell>
          <table:table-cell/>
          <table:table-cell table:style-name="ce11" office:value-type="float" office:value="899.94">
            <text:p>899.94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20">
          <table:table-cell office:value-type="string">
            <text:p>IM-000000011378870-AP</text:p>
          </table:table-cell>
          <table:table-cell office:value-type="string">
            <text:p>Invoice</text:p>
          </table:table-cell>
          <table:table-cell office:value-type="string">
            <text:p>KOFAX | 783U-1</text:p>
          </table:table-cell>
          <table:table-cell office:value-type="string">
            <text:p>KOFAX, INC.</text:p>
          </table:table-cell>
          <table:table-cell office:value-type="string">
            <text:p>INV00130680</text:p>
          </table:table-cell>
          <table:table-cell table:style-name="ce9" office:value-type="string">
            <text:p>FAITHFUL FRIENDS HOME HEALTHCARE</text:p>
            <text:p>203 S WASHINGTON ST</text:p>
            <text:p>MARION IN 46952</text:p>
            <text:p>USFAITHFUL FRIENDS HOME HEALTHCARE</text:p>
            <text:p>203 S WASHINGTON ST</text:p>
            <text:p>MARION IN 46952</text:p>
            <text:p>USFAITHFUL FRIENDS HOME HEALTHCARE</text:p>
            <text:p>203 S WASHINGTON ST</text:p>
            <text:p>MARION IN 46952</text:p>
            <text:p>USFAITHFUL FRIENDS HOME HEALTHCARE</text:p>
            <text:p>203 S WASHINGTON ST</text:p>
            <text:p>MARION IN 46952</text:p>
            <text:p>USFAITHFUL FRIENDS HOME HEALTHCARE</text:p>
            <text:p>203 S WASHINGTON ST</text:p>
            <text:p>MARION IN 46952</text:p>
            <text:p>USFAITHFUL FRIENDS HOME HEALTHCARE</text:p>
            <text:p>203 S WASHINGTON ST</text:p>
            <text:p>MARION IN 46952</text:p>
            <text:p>US</text:p>
          </table:table-cell>
          <table:table-cell office:value-type="string">
            <text:p>1457645D -</text:p>
          </table:table-cell>
          <table:table-cell/>
          <table:table-cell table:style-name="ce11" office:value-type="float" office:value="96.75">
            <text:p>96.75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20">
          <table:table-cell office:value-type="string">
            <text:p>IM-000000011378871-AP</text:p>
          </table:table-cell>
          <table:table-cell office:value-type="string">
            <text:p>Invoice</text:p>
          </table:table-cell>
          <table:table-cell office:value-type="string">
            <text:p>KOFAX | 783U-1</text:p>
          </table:table-cell>
          <table:table-cell office:value-type="string">
            <text:p>KOFAX, INC.</text:p>
          </table:table-cell>
          <table:table-cell office:value-type="string">
            <text:p>INV00130678</text:p>
          </table:table-cell>
          <table:table-cell table:style-name="ce9" office:value-type="string">
            <text:p>MCCOY GROUP</text:p>
            <text:p>2959 HIGHWAY 151 61</text:p>
            <text:p>DUBUQUE OH 52003</text:p>
            <text:p>USMCCOY GROUP</text:p>
            <text:p>2959 HIGHWAY 151 61</text:p>
            <text:p>DUBUQUE OH 52003</text:p>
            <text:p>USMCCOY GROUP</text:p>
            <text:p>2959 HIGHWAY 151 61</text:p>
            <text:p>DUBUQUE OH 52003</text:p>
            <text:p>USMCCOY GROUP</text:p>
            <text:p>2959 HIGHWAY 151 61</text:p>
            <text:p>DUBUQUE OH 52003</text:p>
            <text:p>USMCCOY GROUP</text:p>
            <text:p>2959 HIGHWAY 151 61</text:p>
            <text:p>DUBUQUE OH 52003</text:p>
            <text:p>USMCCOY GROUP</text:p>
            <text:p>2959 HIGHWAY 151 61</text:p>
            <text:p>DUBUQUE OH 52003</text:p>
            <text:p>US</text:p>
          </table:table-cell>
          <table:table-cell office:value-type="string">
            <text:p>70YZ731D -325991</text:p>
          </table:table-cell>
          <table:table-cell/>
          <table:table-cell table:style-name="ce11" office:value-type="float" office:value="104.25">
            <text:p>104.25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20">
          <table:table-cell office:value-type="string">
            <text:p>IM-000000011378873-AP</text:p>
          </table:table-cell>
          <table:table-cell office:value-type="string">
            <text:p>Invoice</text:p>
          </table:table-cell>
          <table:table-cell office:value-type="string">
            <text:p>KOFAX DOCUMENT IMAGING - LICS | 943U-1</text:p>
          </table:table-cell>
          <table:table-cell office:value-type="string">
            <text:p>KOFAX, INC.</text:p>
          </table:table-cell>
          <table:table-cell office:value-type="string">
            <text:p>INV00130697</text:p>
          </table:table-cell>
          <table:table-cell table:style-name="ce9" office:value-type="string">
            <text:p>UTC SHARED BUSINESS SERV.</text:p>
            <text:p>5720 ENTERPRISE DR</text:p>
            <text:p>LANSING MI 48911</text:p>
            <text:p>USUTC SHARED BUSINESS SERV.</text:p>
            <text:p>5720 ENTERPRISE DR</text:p>
            <text:p>LANSING MI 48911</text:p>
            <text:p>USUTC SHARED BUSINESS SERV.</text:p>
            <text:p>5720 ENTERPRISE DR</text:p>
            <text:p>LANSING MI 48911</text:p>
            <text:p>USUTC SHARED BUSINESS SERV.</text:p>
            <text:p>5720 ENTERPRISE DR</text:p>
            <text:p>LANSING MI 48911</text:p>
            <text:p>USUTC SHARED BUSINESS SERV.</text:p>
            <text:p>5720 ENTERPRISE DR</text:p>
            <text:p>LANSING MI 48911</text:p>
            <text:p>USUTC SHARED BUSINESS SERV.</text:p>
            <text:p>5720 ENTERPRISE DR</text:p>
            <text:p>LANSING MI 48911</text:p>
            <text:p>US</text:p>
          </table:table-cell>
          <table:table-cell office:value-type="string">
            <text:p>70YZQ46D -C100028258</text:p>
          </table:table-cell>
          <table:table-cell/>
          <table:table-cell table:style-name="ce11" office:value-type="float" office:value="30.32">
            <text:p>30.32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20">
          <table:table-cell office:value-type="string">
            <text:p>IM-000000011378874-AP</text:p>
          </table:table-cell>
          <table:table-cell office:value-type="string">
            <text:p>Invoice</text:p>
          </table:table-cell>
          <table:table-cell office:value-type="string">
            <text:p>ACRONIS CLOUD BACKUP | 520Y-1</text:p>
          </table:table-cell>
          <table:table-cell office:value-type="string">
            <text:p>Acronis North America, Inc.</text:p>
          </table:table-cell>
          <table:table-cell office:value-type="string">
            <text:p>INVUS055150</text:p>
          </table:table-cell>
          <table:table-cell table:style-name="ce9" office:value-type="string">
            <text:p>WATTS TECHNOLOGIES INC</text:p>
            <text:p>512 N 2ND AVE E</text:p>
            <text:p>NEWTON IA 502083373</text:p>
            <text:p>UNITED STATESWATTS TECHNOLOGIES INC</text:p>
            <text:p>512 N 2ND AVE E</text:p>
            <text:p>NEWTON IA 502083373</text:p>
            <text:p>UNITED STATESWATTS TECHNOLOGIES INC</text:p>
            <text:p>512 N 2ND AVE E</text:p>
            <text:p>NEWTON IA 502083373</text:p>
            <text:p>UNITED STATESWATTS TECHNOLOGIES INC</text:p>
            <text:p>512 N 2ND AVE E</text:p>
            <text:p>NEWTON IA 502083373</text:p>
            <text:p>UNITED STATESWATTS TECHNOLOGIES INC</text:p>
            <text:p>512 N 2ND AVE E</text:p>
            <text:p>NEWTON IA 502083373</text:p>
            <text:p>UNITED STATESWATTS TECHNOLOGIES INC</text:p>
            <text:p>512 N 2ND AVE E</text:p>
            <text:p>NEWTON IA 502083373</text:p>
            <text:p>UNITED STATES</text:p>
          </table:table-cell>
          <table:table-cell office:value-type="string">
            <text:p>41-QWM71-D</text:p>
          </table:table-cell>
          <table:table-cell/>
          <table:table-cell table:style-name="ce11" office:value-type="float" office:value="187.5">
            <text:p>187.50</text:p>
          </table:table-cell>
          <table:table-cell office:value-type="string">
            <text:p>Aug 18, 2021</text:p>
          </table:table-cell>
          <table:table-cell office:value-type="string">
            <text:p>USD</text:p>
          </table:table-cell>
          <table:table-cell office:value-type="float" office:value="2558414">
            <text:p>2558414</text:p>
          </table:table-cell>
          <table:table-cell table:number-columns-repeated="1012"/>
        </table:table-row>
        <table:table-row table:style-name="ro24">
          <table:table-cell office:value-type="string">
            <text:p>IM-000000011378877-AP</text:p>
          </table:table-cell>
          <table:table-cell office:value-type="string">
            <text:p>Invoice</text:p>
          </table:table-cell>
          <table:table-cell office:value-type="string">
            <text:p>ERGOGUYS | Y027-1</text:p>
          </table:table-cell>
          <table:table-cell office:value-type="string">
            <text:p>ERGOGUYS</text:p>
          </table:table-cell>
          <table:table-cell office:value-type="string">
            <text:p>IM-13401</text:p>
          </table:table-cell>
          <table:table-cell table:style-name="ce9" office:value-type="string">
            <text:p>INGRAM MICRO BR. 20 TS SUITE 300</text:p>
            <text:p>Ref PO# 20-NGY02-S</text:p>
            <text:p>14500 FAA BLVD</text:p>
            <text:p>FORT WORTH, TX 76155INGRAM MICRO BR. 20 TS SUITE 300</text:p>
            <text:p>Ref PO# 20-NGY02-S</text:p>
            <text:p>14500 FAA BLVD</text:p>
            <text:p>FORT WORTH, TX 76155INGRAM MICRO BR. 20 TS SUITE 300</text:p>
            <text:p>Ref PO# 20-NGY02-S</text:p>
            <text:p>14500 FAA BLVD</text:p>
            <text:p>FORT WORTH, TX 76155INGRAM MICRO BR. 20 TS SUITE 300</text:p>
            <text:p>Ref PO# 20-NGY02-S</text:p>
            <text:p>14500 FAA BLVD</text:p>
            <text:p>FORT WORTH, TX 76155INGRAM MICRO BR. 20 TS SUITE 300</text:p>
            <text:p>Ref PO# 20-NGY02-S</text:p>
            <text:p>14500 FAA BLVD</text:p>
            <text:p>FORT WORTH, TX 76155INGRAM MICRO BR. 20 TS SUITE 300</text:p>
            <text:p>Ref PO# 20-NGY02-S</text:p>
            <text:p>14500 FAA BLVD</text:p>
            <text:p>FORT WORTH, TX 76155</text:p>
          </table:table-cell>
          <table:table-cell office:value-type="string">
            <text:p>20-NGY02-S</text:p>
          </table:table-cell>
          <table:table-cell/>
          <table:table-cell table:style-name="ce11" office:value-type="float" office:value="688.32">
            <text:p>688.32</text:p>
          </table:table-cell>
          <table:table-cell office:value-type="string">
            <text:p><text:s/>8/2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20">
          <table:table-cell office:value-type="string">
            <text:p>IM-000000011378883-AP</text:p>
          </table:table-cell>
          <table:table-cell office:value-type="string">
            <text:p>Invoice</text:p>
          </table:table-cell>
          <table:table-cell office:value-type="string">
            <text:p>KOFAX | 783U-1</text:p>
          </table:table-cell>
          <table:table-cell office:value-type="string">
            <text:p>KOFAX, INC.</text:p>
          </table:table-cell>
          <table:table-cell office:value-type="string">
            <text:p>INV00130692</text:p>
          </table:table-cell>
          <table:table-cell table:style-name="ce9" office:value-type="string">
            <text:p>ANTHEM INC.</text:p>
            <text:p>901 E BYRD ST.</text:p>
            <text:p>RICHMOND VA 23219</text:p>
            <text:p>USANTHEM INC.</text:p>
            <text:p>901 E BYRD ST.</text:p>
            <text:p>RICHMOND VA 23219</text:p>
            <text:p>USANTHEM INC.</text:p>
            <text:p>901 E BYRD ST.</text:p>
            <text:p>RICHMOND VA 23219</text:p>
            <text:p>USANTHEM INC.</text:p>
            <text:p>901 E BYRD ST.</text:p>
            <text:p>RICHMOND VA 23219</text:p>
            <text:p>USANTHEM INC.</text:p>
            <text:p>901 E BYRD ST.</text:p>
            <text:p>RICHMOND VA 23219</text:p>
            <text:p>USANTHEM INC.</text:p>
            <text:p>901 E BYRD ST.</text:p>
            <text:p>RICHMOND VA 23219</text:p>
            <text:p>US</text:p>
          </table:table-cell>
          <table:table-cell office:value-type="string">
            <text:p>30UTV13D -A1033585</text:p>
          </table:table-cell>
          <table:table-cell/>
          <table:table-cell table:style-name="ce11" office:value-type="float" office:value="92.81">
            <text:p>92.81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">
          <table:table-cell office:value-type="string">
            <text:p>IM-000000011378884-AP</text:p>
          </table:table-cell>
          <table:table-cell office:value-type="string">
            <text:p>Invoice</text:p>
          </table:table-cell>
          <table:table-cell office:value-type="string">
            <text:p>ESET - INITIAL | 719U-1</text:p>
          </table:table-cell>
          <table:table-cell office:value-type="string">
            <text:p>ESET North America</text:p>
          </table:table-cell>
          <table:table-cell office:value-type="string">
            <text:p>INV02148945</text:p>
          </table:table-cell>
          <table:table-cell/>
          <table:table-cell office:value-type="string">
            <text:p>8076173D</text:p>
          </table:table-cell>
          <table:table-cell/>
          <table:table-cell table:style-name="ce11" office:value-type="float" office:value="316.13">
            <text:p>316.13</text:p>
          </table:table-cell>
          <table:table-cell office:value-type="string">
            <text:p><text:s/>08/1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">
          <table:table-cell office:value-type="string">
            <text:p>IM-000000011378885-AP</text:p>
          </table:table-cell>
          <table:table-cell office:value-type="string">
            <text:p>Invoice</text:p>
          </table:table-cell>
          <table:table-cell office:value-type="string">
            <text:p>ESET CANADA INC | 2953-1</text:p>
          </table:table-cell>
          <table:table-cell office:value-type="string">
            <text:p>ESET Canada Inc</text:p>
          </table:table-cell>
          <table:table-cell office:value-type="string">
            <text:p>INV1460294</text:p>
          </table:table-cell>
          <table:table-cell/>
          <table:table-cell office:value-type="string">
            <text:p>4029945D</text:p>
          </table:table-cell>
          <table:table-cell/>
          <table:table-cell table:style-name="ce11" office:value-type="float" office:value="1169.51">
            <text:p>1,169.51</text:p>
          </table:table-cell>
          <table:table-cell office:value-type="string">
            <text:p><text:s/>08/18/2021</text:p>
          </table:table-cell>
          <table:table-cell office:value-type="string">
            <text:p>CAD</text:p>
          </table:table-cell>
          <table:table-cell/>
          <table:table-cell office:value-type="float" office:value="1034.96">
            <text:p>1034.96</text:p>
          </table:table-cell>
          <table:table-cell office:value-type="float" office:value="134.55">
            <text:p>134.55</text:p>
          </table:table-cell>
          <table:table-cell table:number-columns-repeated="1010"/>
        </table:table-row>
        <table:table-row table:style-name="ro20">
          <table:table-cell office:value-type="string">
            <text:p>IM-000000011378886-AP</text:p>
          </table:table-cell>
          <table:table-cell office:value-type="string">
            <text:p>Invoice</text:p>
          </table:table-cell>
          <table:table-cell office:value-type="string">
            <text:p>KOFAX DOCUMENT IMAGING - LICS | 943U-1</text:p>
          </table:table-cell>
          <table:table-cell office:value-type="string">
            <text:p>KOFAX, INC.</text:p>
          </table:table-cell>
          <table:table-cell office:value-type="string">
            <text:p>INV00130690</text:p>
          </table:table-cell>
          <table:table-cell table:style-name="ce9" office:value-type="string">
            <text:p>IP CORPORATION</text:p>
            <text:p>1055 COUNTY ROAD E E</text:p>
            <text:p>VADNAIS HTS MN 55110</text:p>
            <text:p>USIP CORPORATION</text:p>
            <text:p>1055 COUNTY ROAD E E</text:p>
            <text:p>VADNAIS HTS MN 55110</text:p>
            <text:p>USIP CORPORATION</text:p>
            <text:p>1055 COUNTY ROAD E E</text:p>
            <text:p>VADNAIS HTS MN 55110</text:p>
            <text:p>USIP CORPORATION</text:p>
            <text:p>1055 COUNTY ROAD E E</text:p>
            <text:p>VADNAIS HTS MN 55110</text:p>
            <text:p>USIP CORPORATION</text:p>
            <text:p>1055 COUNTY ROAD E E</text:p>
            <text:p>VADNAIS HTS MN 55110</text:p>
            <text:p>USIP CORPORATION</text:p>
            <text:p>1055 COUNTY ROAD E E</text:p>
            <text:p>VADNAIS HTS MN 55110</text:p>
            <text:p>US</text:p>
          </table:table-cell>
          <table:table-cell office:value-type="string">
            <text:p>70YZE23D -</text:p>
          </table:table-cell>
          <table:table-cell/>
          <table:table-cell table:style-name="ce11" office:value-type="float" office:value="74.99">
            <text:p>74.99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23">
          <table:table-cell office:value-type="string">
            <text:p>IM-000000011378923-AP</text:p>
          </table:table-cell>
          <table:table-cell office:value-type="string">
            <text:p>Invoice</text:p>
          </table:table-cell>
          <table:table-cell office:value-type="string">
            <text:p>INTEL - SSD | U418-1</text:p>
          </table:table-cell>
          <table:table-cell office:value-type="string">
            <text:p>Intel Americas,Inc</text:p>
          </table:table-cell>
          <table:table-cell office:value-type="float" office:value="3012494891">
            <text:p>3012494891</text:p>
          </table:table-cell>
          <table:table-cell table:style-name="ce9" office:value-type="string">
            <text:p>INGRAM MICRO-10</text:p>
            <text:p>BRANCH 10</text:p>
            <text:p>12510 Micro Dr</text:p>
            <text:p>MIRA LOMA CA 91752-1024</text:p>
            <text:p>UNITED STATESINGRAM MICRO-10</text:p>
            <text:p>BRANCH 10</text:p>
            <text:p>12510 Micro Dr</text:p>
            <text:p>MIRA LOMA CA 91752-1024</text:p>
            <text:p>UNITED STATESINGRAM MICRO-10</text:p>
            <text:p>BRANCH 10</text:p>
            <text:p>12510 Micro Dr</text:p>
            <text:p>MIRA LOMA CA 91752-1024</text:p>
            <text:p>UNITED STATESINGRAM MICRO-10</text:p>
            <text:p>BRANCH 10</text:p>
            <text:p>12510 Micro Dr</text:p>
            <text:p>MIRA LOMA CA 91752-1024</text:p>
            <text:p>UNITED STATESINGRAM MICRO-10</text:p>
            <text:p>BRANCH 10</text:p>
            <text:p>12510 Micro Dr</text:p>
            <text:p>MIRA LOMA CA 91752-1024</text:p>
            <text:p>UNITED STATESINGRAM MICRO-10</text:p>
            <text:p>BRANCH 10</text:p>
            <text:p>12510 Micro Dr</text:p>
            <text:p>MIRA LOMA CA 91752-1024</text:p>
            <text:p>UNITED STATES</text:p>
          </table:table-cell>
          <table:table-cell office:value-type="string">
            <text:p>10YWX46S</text:p>
          </table:table-cell>
          <table:table-cell/>
          <table:table-cell table:style-name="ce11" office:value-type="float" office:value="9928.2">
            <text:p>9,928.20</text:p>
          </table:table-cell>
          <table:table-cell office:value-type="string">
            <text:p>Aug 18, 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20">
          <table:table-cell office:value-type="string">
            <text:p>IM-000000011378924-AP</text:p>
          </table:table-cell>
          <table:table-cell office:value-type="string">
            <text:p>Invoice</text:p>
          </table:table-cell>
          <table:table-cell office:value-type="string">
            <text:p>INTEL - SSD | U418-1</text:p>
          </table:table-cell>
          <table:table-cell office:value-type="string">
            <text:p>Intel Americas,Inc</text:p>
          </table:table-cell>
          <table:table-cell office:value-type="float" office:value="3012494892">
            <text:p>3012494892</text:p>
          </table:table-cell>
          <table:table-cell table:style-name="ce9" office:value-type="string">
            <text:p>INGRAM MICRO-80</text:p>
            <text:p>80 Micro Dr</text:p>
            <text:p>JONESTOWN PA 17038-8739</text:p>
            <text:p>UNITED STATESINGRAM MICRO-80</text:p>
            <text:p>80 Micro Dr</text:p>
            <text:p>JONESTOWN PA 17038-8739</text:p>
            <text:p>UNITED STATESINGRAM MICRO-80</text:p>
            <text:p>80 Micro Dr</text:p>
            <text:p>JONESTOWN PA 17038-8739</text:p>
            <text:p>UNITED STATESINGRAM MICRO-80</text:p>
            <text:p>80 Micro Dr</text:p>
            <text:p>JONESTOWN PA 17038-8739</text:p>
            <text:p>UNITED STATESINGRAM MICRO-80</text:p>
            <text:p>80 Micro Dr</text:p>
            <text:p>JONESTOWN PA 17038-8739</text:p>
            <text:p>UNITED STATESINGRAM MICRO-80</text:p>
            <text:p>80 Micro Dr</text:p>
            <text:p>JONESTOWN PA 17038-8739</text:p>
            <text:p>UNITED STATES</text:p>
          </table:table-cell>
          <table:table-cell office:value-type="string">
            <text:p>80ZLQ76S</text:p>
          </table:table-cell>
          <table:table-cell/>
          <table:table-cell table:style-name="ce11" office:value-type="float" office:value="270543.45">
            <text:p>2,70,543.45</text:p>
          </table:table-cell>
          <table:table-cell office:value-type="string">
            <text:p>Aug 18, 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20">
          <table:table-cell office:value-type="string">
            <text:p>IM-000000011378925-AP</text:p>
          </table:table-cell>
          <table:table-cell office:value-type="string">
            <text:p>Invoice</text:p>
          </table:table-cell>
          <table:table-cell office:value-type="string">
            <text:p>INTEL ENTERPRISE SSD | 750Y-1</text:p>
          </table:table-cell>
          <table:table-cell office:value-type="string">
            <text:p>Intel Americas,Inc</text:p>
          </table:table-cell>
          <table:table-cell office:value-type="float" office:value="3012494894">
            <text:p>3012494894</text:p>
          </table:table-cell>
          <table:table-cell table:style-name="ce9" office:value-type="string">
            <text:p>INGRAM MICRO-80</text:p>
            <text:p>80 Micro Dr</text:p>
            <text:p>JONESTOWN PA 17038-8739</text:p>
            <text:p>UNITED STATESINGRAM MICRO-80</text:p>
            <text:p>80 Micro Dr</text:p>
            <text:p>JONESTOWN PA 17038-8739</text:p>
            <text:p>UNITED STATESINGRAM MICRO-80</text:p>
            <text:p>80 Micro Dr</text:p>
            <text:p>JONESTOWN PA 17038-8739</text:p>
            <text:p>UNITED STATESINGRAM MICRO-80</text:p>
            <text:p>80 Micro Dr</text:p>
            <text:p>JONESTOWN PA 17038-8739</text:p>
            <text:p>UNITED STATESINGRAM MICRO-80</text:p>
            <text:p>80 Micro Dr</text:p>
            <text:p>JONESTOWN PA 17038-8739</text:p>
            <text:p>UNITED STATESINGRAM MICRO-80</text:p>
            <text:p>80 Micro Dr</text:p>
            <text:p>JONESTOWN PA 17038-8739</text:p>
            <text:p>UNITED STATES</text:p>
          </table:table-cell>
          <table:table-cell office:value-type="string">
            <text:p>80ZRV85S</text:p>
          </table:table-cell>
          <table:table-cell/>
          <table:table-cell table:style-name="ce11" office:value-type="float" office:value="322582.83">
            <text:p>3,22,582.83</text:p>
          </table:table-cell>
          <table:table-cell office:value-type="string">
            <text:p>Aug 18, 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23">
          <table:table-cell office:value-type="string">
            <text:p>IM-000000011378958-AP</text:p>
          </table:table-cell>
          <table:table-cell office:value-type="string">
            <text:p>Invoice</text:p>
          </table:table-cell>
          <table:table-cell office:value-type="string">
            <text:p>ACRONIS CLOUD BACKUP | 520Y-1</text:p>
          </table:table-cell>
          <table:table-cell office:value-type="string">
            <text:p>Acronis North America, Inc.</text:p>
          </table:table-cell>
          <table:table-cell office:value-type="string">
            <text:p>INVUS055151</text:p>
          </table:table-cell>
          <table:table-cell table:style-name="ce9" office:value-type="string">
            <text:p>VIGILANCE TECHNOLOGIES LLC</text:p>
            <text:p>ATTN JACK LOPEZ</text:p>
            <text:p>26 GRAND AVE</text:p>
            <text:p>TOMS RIVER NJ 087537562</text:p>
            <text:p>UNITED STATESVIGILANCE TECHNOLOGIES LLC</text:p>
            <text:p>ATTN JACK LOPEZ</text:p>
            <text:p>26 GRAND AVE</text:p>
            <text:p>TOMS RIVER NJ 087537562</text:p>
            <text:p>UNITED STATESVIGILANCE TECHNOLOGIES LLC</text:p>
            <text:p>ATTN JACK LOPEZ</text:p>
            <text:p>26 GRAND AVE</text:p>
            <text:p>TOMS RIVER NJ 087537562</text:p>
            <text:p>UNITED STATESVIGILANCE TECHNOLOGIES LLC</text:p>
            <text:p>ATTN JACK LOPEZ</text:p>
            <text:p>26 GRAND AVE</text:p>
            <text:p>TOMS RIVER NJ 087537562</text:p>
            <text:p>UNITED STATESVIGILANCE TECHNOLOGIES LLC</text:p>
            <text:p>ATTN JACK LOPEZ</text:p>
            <text:p>26 GRAND AVE</text:p>
            <text:p>TOMS RIVER NJ 087537562</text:p>
            <text:p>UNITED STATES</text:p>
          </table:table-cell>
          <table:table-cell office:value-type="string">
            <text:p>30-71650-D</text:p>
          </table:table-cell>
          <table:table-cell/>
          <table:table-cell table:style-name="ce11" office:value-type="float" office:value="187.5">
            <text:p>187.50</text:p>
          </table:table-cell>
          <table:table-cell office:value-type="string">
            <text:p>Aug 18, 2021</text:p>
          </table:table-cell>
          <table:table-cell office:value-type="string">
            <text:p>USD</text:p>
          </table:table-cell>
          <table:table-cell office:value-type="float" office:value="2558414">
            <text:p>2558414</text:p>
          </table:table-cell>
          <table:table-cell table:number-columns-repeated="1012"/>
        </table:table-row>
        <table:table-row table:style-name="ro30">
          <table:table-cell office:value-type="string">
            <text:p>IM-000000011378980-AP</text:p>
          </table:table-cell>
          <table:table-cell office:value-type="string">
            <text:p>Invoice</text:p>
          </table:table-cell>
          <table:table-cell office:value-type="string">
            <text:p>ACRONIS - RENEWALS | 3167-1</text:p>
          </table:table-cell>
          <table:table-cell office:value-type="string">
            <text:p>Acronis International GmbH</text:p>
          </table:table-cell>
          <table:table-cell office:value-type="string">
            <text:p>INVCH661362</text:p>
          </table:table-cell>
          <table:table-cell table:style-name="ce9" office:value-type="string">
            <text:p>Regina Business Systems</text:p>
            <text:p>0B Hesse Bay</text:p>
            <text:p>Regina, SK S4R7Z9</text:p>
            <text:p>CANADARegina Business Systems</text:p>
            <text:p>0B Hesse Bay</text:p>
            <text:p>Regina, SK S4R7Z9</text:p>
            <text:p>CANADARegina Business Systems</text:p>
            <text:p>0B Hesse Bay</text:p>
            <text:p>Regina, SK S4R7Z9</text:p>
            <text:p>CANADARegina Business Systems</text:p>
            <text:p>0B Hesse Bay</text:p>
            <text:p>Regina, SK S4R7Z9</text:p>
            <text:p>CANADARegina Business Systems</text:p>
            <text:p>0B Hesse Bay</text:p>
            <text:p>Regina, SK S4R7Z9</text:p>
            <text:p>CANADA</text:p>
          </table:table-cell>
          <table:table-cell office:value-type="string">
            <text:p>10-37309-D</text:p>
          </table:table-cell>
          <table:table-cell/>
          <table:table-cell table:style-name="ce11" office:value-type="float" office:value="1230.82">
            <text:p>1,230.82</text:p>
          </table:table-cell>
          <table:table-cell office:value-type="string">
            <text:p>Aug 18, 2021</text:p>
          </table:table-cell>
          <table:table-cell office:value-type="string">
            <text:p>USD</text:p>
          </table:table-cell>
          <table:table-cell office:value-type="float" office:value="2088532">
            <text:p>2088532</text:p>
          </table:table-cell>
          <table:table-cell table:number-columns-repeated="1012"/>
        </table:table-row>
        <table:table-row table:style-name="ro31">
          <table:table-cell office:value-type="string">
            <text:p>IM-000000011378983-AP</text:p>
          </table:table-cell>
          <table:table-cell office:value-type="string">
            <text:p>Invoice</text:p>
          </table:table-cell>
          <table:table-cell office:value-type="string">
            <text:p>ERGOGUYS | Y027-1</text:p>
          </table:table-cell>
          <table:table-cell office:value-type="string">
            <text:p>ERGOGUYS</text:p>
          </table:table-cell>
          <table:table-cell office:value-type="string">
            <text:p>IM-13909</text:p>
          </table:table-cell>
          <table:table-cell table:style-name="ce9" office:value-type="string">
            <text:p>INGRAM MICRO TLP (MEMPHIS)</text:p>
            <text:p>REF PO# 30-UQ527-S</text:p>
            <text:p>3820 MICRO DRIVE</text:p>
            <text:p>MILLINGTON, TN 38053INGRAM MICRO TLP (MEMPHIS)</text:p>
            <text:p>REF PO# 30-UQ527-S</text:p>
            <text:p>3820 MICRO DRIVE</text:p>
            <text:p>MILLINGTON, TN 38053INGRAM MICRO TLP (MEMPHIS)</text:p>
            <text:p>REF PO# 30-UQ527-S</text:p>
            <text:p>3820 MICRO DRIVE</text:p>
            <text:p>MILLINGTON, TN 38053INGRAM MICRO TLP (MEMPHIS)</text:p>
            <text:p>REF PO# 30-UQ527-S</text:p>
            <text:p>3820 MICRO DRIVE</text:p>
            <text:p>MILLINGTON, TN 38053INGRAM MICRO TLP (MEMPHIS)</text:p>
            <text:p>REF PO# 30-UQ527-S</text:p>
            <text:p>3820 MICRO DRIVE</text:p>
            <text:p>MILLINGTON, TN 38053</text:p>
          </table:table-cell>
          <table:table-cell office:value-type="string">
            <text:p>30-UQ527-S</text:p>
          </table:table-cell>
          <table:table-cell/>
          <table:table-cell table:style-name="ce11" office:value-type="float" office:value="1940">
            <text:p>1,940.00</text:p>
          </table:table-cell>
          <table:table-cell office:value-type="string">
            <text:p><text:s/>8/5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0">
          <table:table-cell office:value-type="string">
            <text:p>IM-000000011378984-AP</text:p>
          </table:table-cell>
          <table:table-cell office:value-type="string">
            <text:p>Invoice</text:p>
          </table:table-cell>
          <table:table-cell office:value-type="string">
            <text:p>ACRONIS CLOUD BACKUP | 520Y-1</text:p>
          </table:table-cell>
          <table:table-cell office:value-type="string">
            <text:p>Acronis North America, Inc.</text:p>
          </table:table-cell>
          <table:table-cell office:value-type="string">
            <text:p>INVUS055152</text:p>
          </table:table-cell>
          <table:table-cell table:style-name="ce9" office:value-type="string">
            <text:p>VERDANT TCS, LLC</text:p>
            <text:p>1800 PLATINUM FALLS DR SE</text:p>
            <text:p>ADA MI 493018308</text:p>
            <text:p>UNITED STATESVERDANT TCS, LLC</text:p>
            <text:p>1800 PLATINUM FALLS DR SE</text:p>
            <text:p>ADA MI 493018308</text:p>
            <text:p>UNITED STATESVERDANT TCS, LLC</text:p>
            <text:p>1800 PLATINUM FALLS DR SE</text:p>
            <text:p>ADA MI 493018308</text:p>
            <text:p>UNITED STATESVERDANT TCS, LLC</text:p>
            <text:p>1800 PLATINUM FALLS DR SE</text:p>
            <text:p>ADA MI 493018308</text:p>
            <text:p>UNITED STATESVERDANT TCS, LLC</text:p>
            <text:p>1800 PLATINUM FALLS DR SE</text:p>
            <text:p>ADA MI 493018308</text:p>
            <text:p>UNITED STATES</text:p>
          </table:table-cell>
          <table:table-cell office:value-type="string">
            <text:p>41-87090-D</text:p>
          </table:table-cell>
          <table:table-cell/>
          <table:table-cell table:style-name="ce11" office:value-type="float" office:value="1500">
            <text:p>1,500.00</text:p>
          </table:table-cell>
          <table:table-cell office:value-type="string">
            <text:p>Aug 18, 2021</text:p>
          </table:table-cell>
          <table:table-cell office:value-type="string">
            <text:p>USD</text:p>
          </table:table-cell>
          <table:table-cell office:value-type="float" office:value="2558414">
            <text:p>2558414</text:p>
          </table:table-cell>
          <table:table-cell table:number-columns-repeated="1012"/>
        </table:table-row>
        <table:table-row table:style-name="ro30">
          <table:table-cell office:value-type="string">
            <text:p>IM-000000011378987-AP</text:p>
          </table:table-cell>
          <table:table-cell office:value-type="string">
            <text:p>Invoice</text:p>
          </table:table-cell>
          <table:table-cell office:value-type="string">
            <text:p>ERGOGUYS | Y027-1</text:p>
          </table:table-cell>
          <table:table-cell office:value-type="string">
            <text:p>ERGOGUYS</text:p>
          </table:table-cell>
          <table:table-cell office:value-type="string">
            <text:p>IM-13911</text:p>
          </table:table-cell>
          <table:table-cell table:style-name="ce9" office:value-type="string">
            <text:p>Ingram Micro</text:p>
            <text:p>Ref PO# 40-HJG96-S</text:p>
            <text:p>415 E. Lies</text:p>
            <text:p>Carol Stream, IL 60188Ingram Micro</text:p>
            <text:p>Ref PO# 40-HJG96-S</text:p>
            <text:p>415 E. Lies</text:p>
            <text:p>Carol Stream, IL 60188Ingram Micro</text:p>
            <text:p>Ref PO# 40-HJG96-S</text:p>
            <text:p>415 E. Lies</text:p>
            <text:p>Carol Stream, IL 60188Ingram Micro</text:p>
            <text:p>Ref PO# 40-HJG96-S</text:p>
            <text:p>415 E. Lies</text:p>
            <text:p>Carol Stream, IL 60188Ingram Micro</text:p>
            <text:p>Ref PO# 40-HJG96-S</text:p>
            <text:p>415 E. Lies</text:p>
            <text:p>Carol Stream, IL 60188</text:p>
          </table:table-cell>
          <table:table-cell office:value-type="string">
            <text:p>40-HJG96-S</text:p>
          </table:table-cell>
          <table:table-cell/>
          <table:table-cell table:style-name="ce11" office:value-type="float" office:value="25098">
            <text:p>25,098.00</text:p>
          </table:table-cell>
          <table:table-cell office:value-type="string">
            <text:p><text:s/>8/11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0">
          <table:table-cell office:value-type="string">
            <text:p>IM-000000011378988-AP</text:p>
          </table:table-cell>
          <table:table-cell office:value-type="string">
            <text:p>Invoice</text:p>
          </table:table-cell>
          <table:table-cell office:value-type="string">
            <text:p>RACKMOUNT.IT | Y741-1</text:p>
          </table:table-cell>
          <table:table-cell office:value-type="string">
            <text:p>Rackmount.IT LLC</text:p>
          </table:table-cell>
          <table:table-cell office:value-type="string">
            <text:p>RU211832</text:p>
          </table:table-cell>
          <table:table-cell table:style-name="ce9" office:value-type="string">
            <text:p>Ingram Micro - CHICAGO </text:p>
            <text:p>415 E. LIES </text:p>
            <text:p>CAROL STREAM, IL 60188 </text:p>
            <text:p>United StatesIngram Micro - CHICAGO </text:p>
            <text:p>415 E. LIES </text:p>
            <text:p>CAROL STREAM, IL 60188 </text:p>
            <text:p>United StatesIngram Micro - CHICAGO </text:p>
            <text:p>415 E. LIES </text:p>
            <text:p>CAROL STREAM, IL 60188 </text:p>
            <text:p>United StatesIngram Micro - CHICAGO </text:p>
            <text:p>415 E. LIES </text:p>
            <text:p>CAROL STREAM, IL 60188 </text:p>
            <text:p>United StatesIngram Micro - CHICAGO </text:p>
            <text:p>415 E. LIES </text:p>
            <text:p>CAROL STREAM, IL 60188 </text:p>
            <text:p>United States</text:p>
          </table:table-cell>
          <table:table-cell office:value-type="string">
            <text:p>40-HK711-S</text:p>
          </table:table-cell>
          <table:table-cell/>
          <table:table-cell table:style-name="ce11" office:value-type="float" office:value="1750">
            <text:p>1,750.00</text:p>
          </table:table-cell>
          <table:table-cell office:value-type="string">
            <text:p>August 18, 2021</text:p>
          </table:table-cell>
          <table:table-cell office:value-type="string">
            <text:p>USD</text:p>
          </table:table-cell>
          <table:table-cell/>
          <table:table-cell office:value-type="float" office:value="1750">
            <text:p>1750</text:p>
          </table:table-cell>
          <table:table-cell table:number-columns-repeated="1011"/>
        </table:table-row>
        <table:table-row table:style-name="ro29">
          <table:table-cell office:value-type="string">
            <text:p>IM-000000011378989-AP</text:p>
          </table:table-cell>
          <table:table-cell office:value-type="string">
            <text:p>Invoice</text:p>
          </table:table-cell>
          <table:table-cell office:value-type="string">
            <text:p>NULL</text:p>
          </table:table-cell>
          <table:table-cell office:value-type="string">
            <text:p>Rackmount.IT LLC</text:p>
          </table:table-cell>
          <table:table-cell/>
          <table:table-cell table:style-name="ce9" office:value-type="string">
            <text:p>INGRAM MICRO (CHICAGO) </text:p>
            <text:p>415 E. LIES </text:p>
            <text:p>CAROL STREAM IL 60188INGRAM MICRO (CHICAGO) </text:p>
            <text:p>415 E. LIES </text:p>
            <text:p>CAROL STREAM IL 60188INGRAM MICRO (CHICAGO) </text:p>
            <text:p>415 E. LIES </text:p>
            <text:p>CAROL STREAM IL 60188INGRAM MICRO (CHICAGO) </text:p>
            <text:p>415 E. LIES </text:p>
            <text:p>CAROL STREAM IL 60188INGRAM MICRO (CHICAGO) </text:p>
            <text:p>415 E. LIES </text:p>
            <text:p>CAROL STREAM IL 60188</text:p>
          </table:table-cell>
          <table:table-cell office:value-type="string">
            <text:p>40-HK711-S</text:p>
          </table:table-cell>
          <table:table-cell/>
          <table:table-cell table:style-name="ce11"/>
          <table:table-cell office:value-type="string">
            <text:p>August 18, 2021</text:p>
          </table:table-cell>
          <table:table-cell office:value-type="string">
            <text:p>USD</text:p>
          </table:table-cell>
          <table:table-cell office:value-type="string">
            <text:p>CA</text:p>
          </table:table-cell>
          <table:table-cell table:number-columns-repeated="1012"/>
        </table:table-row>
        <table:table-row table:style-name="ro31">
          <table:table-cell office:value-type="string">
            <text:p>IM-000000011378991-AP</text:p>
          </table:table-cell>
          <table:table-cell office:value-type="string">
            <text:p>Invoice</text:p>
          </table:table-cell>
          <table:table-cell office:value-type="string">
            <text:p>ACRONIS CLOUD BACKUP | 520Y-1</text:p>
          </table:table-cell>
          <table:table-cell office:value-type="string">
            <text:p>Acronis North America, Inc.</text:p>
          </table:table-cell>
          <table:table-cell office:value-type="string">
            <text:p>INVUS055153</text:p>
          </table:table-cell>
          <table:table-cell table:style-name="ce9" office:value-type="string">
            <text:p>UPPERCASE COMPUTER SOLUTIONS</text:p>
            <text:p>409 N RIVERSIDE AVE</text:p>
            <text:p>MEDFORD OR 975014602</text:p>
            <text:p>UNITED STATESUPPERCASE COMPUTER SOLUTIONS</text:p>
            <text:p>409 N RIVERSIDE AVE</text:p>
            <text:p>MEDFORD OR 975014602</text:p>
            <text:p>UNITED STATESUPPERCASE COMPUTER SOLUTIONS</text:p>
            <text:p>409 N RIVERSIDE AVE</text:p>
            <text:p>MEDFORD OR 975014602</text:p>
            <text:p>UNITED STATESUPPERCASE COMPUTER SOLUTIONS</text:p>
            <text:p>409 N RIVERSIDE AVE</text:p>
            <text:p>MEDFORD OR 975014602</text:p>
            <text:p>UNITED STATESUPPERCASE COMPUTER SOLUTIONS</text:p>
            <text:p>409 N RIVERSIDE AVE</text:p>
            <text:p>MEDFORD OR 975014602</text:p>
            <text:p>UNITED STATES</text:p>
          </table:table-cell>
          <table:table-cell office:value-type="string">
            <text:p>50-XP861-D</text:p>
          </table:table-cell>
          <table:table-cell/>
          <table:table-cell table:style-name="ce11" office:value-type="float" office:value="358.5">
            <text:p>358.50</text:p>
          </table:table-cell>
          <table:table-cell office:value-type="string">
            <text:p>Aug 18, 2021</text:p>
          </table:table-cell>
          <table:table-cell office:value-type="string">
            <text:p>USD</text:p>
          </table:table-cell>
          <table:table-cell office:value-type="float" office:value="2558414">
            <text:p>2558414</text:p>
          </table:table-cell>
          <table:table-cell table:number-columns-repeated="1012"/>
        </table:table-row>
        <table:table-row table:style-name="ro30">
          <table:table-cell office:value-type="string">
            <text:p>IM-000000011378993-AP</text:p>
          </table:table-cell>
          <table:table-cell office:value-type="string">
            <text:p>Invoice</text:p>
          </table:table-cell>
          <table:table-cell office:value-type="string">
            <text:p>ERGOGUYS | Y027-1</text:p>
          </table:table-cell>
          <table:table-cell office:value-type="string">
            <text:p>ERGOGUYS</text:p>
          </table:table-cell>
          <table:table-cell office:value-type="string">
            <text:p>IM-13913</text:p>
          </table:table-cell>
          <table:table-cell table:style-name="ce9" office:value-type="string">
            <text:p>Ingram Micro</text:p>
            <text:p>Ref PO# 40-HJG96-S</text:p>
            <text:p>415 E. Lies</text:p>
            <text:p>Carol Stream, IL 60188Ingram Micro</text:p>
            <text:p>Ref PO# 40-HJG96-S</text:p>
            <text:p>415 E. Lies</text:p>
            <text:p>Carol Stream, IL 60188Ingram Micro</text:p>
            <text:p>Ref PO# 40-HJG96-S</text:p>
            <text:p>415 E. Lies</text:p>
            <text:p>Carol Stream, IL 60188Ingram Micro</text:p>
            <text:p>Ref PO# 40-HJG96-S</text:p>
            <text:p>415 E. Lies</text:p>
            <text:p>Carol Stream, IL 60188Ingram Micro</text:p>
            <text:p>Ref PO# 40-HJG96-S</text:p>
            <text:p>415 E. Lies</text:p>
            <text:p>Carol Stream, IL 60188</text:p>
          </table:table-cell>
          <table:table-cell office:value-type="string">
            <text:p>40-HJG96-S</text:p>
          </table:table-cell>
          <table:table-cell/>
          <table:table-cell table:style-name="ce11" office:value-type="float" office:value="1940">
            <text:p>1,940.00</text:p>
          </table:table-cell>
          <table:table-cell office:value-type="string">
            <text:p><text:s/>8/4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0">
          <table:table-cell office:value-type="string">
            <text:p>IM-000000011378995-AP</text:p>
          </table:table-cell>
          <table:table-cell office:value-type="string">
            <text:p>Invoice</text:p>
          </table:table-cell>
          <table:table-cell office:value-type="string">
            <text:p>ERGOGUYS | Y027-1</text:p>
          </table:table-cell>
          <table:table-cell office:value-type="string">
            <text:p>ERGOGUYS</text:p>
          </table:table-cell>
          <table:table-cell office:value-type="string">
            <text:p>IM-13913</text:p>
          </table:table-cell>
          <table:table-cell table:style-name="ce9" office:value-type="string">
            <text:p>Ingram Micro</text:p>
            <text:p>Ref PO# 40-HJG96-S</text:p>
            <text:p>415 E. Lies</text:p>
            <text:p>Carol Stream, IL 60188Ingram Micro</text:p>
            <text:p>Ref PO# 40-HJG96-S</text:p>
            <text:p>415 E. Lies</text:p>
            <text:p>Carol Stream, IL 60188Ingram Micro</text:p>
            <text:p>Ref PO# 40-HJG96-S</text:p>
            <text:p>415 E. Lies</text:p>
            <text:p>Carol Stream, IL 60188Ingram Micro</text:p>
            <text:p>Ref PO# 40-HJG96-S</text:p>
            <text:p>415 E. Lies</text:p>
            <text:p>Carol Stream, IL 60188Ingram Micro</text:p>
            <text:p>Ref PO# 40-HJG96-S</text:p>
            <text:p>415 E. Lies</text:p>
            <text:p>Carol Stream, IL 60188</text:p>
          </table:table-cell>
          <table:table-cell office:value-type="string">
            <text:p>40-HJG96-S</text:p>
          </table:table-cell>
          <table:table-cell/>
          <table:table-cell table:style-name="ce11" office:value-type="float" office:value="1940">
            <text:p>1,940.00</text:p>
          </table:table-cell>
          <table:table-cell office:value-type="string">
            <text:p><text:s/>8/4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0">
          <table:table-cell office:value-type="string">
            <text:p>IM-000000011378997-AP</text:p>
          </table:table-cell>
          <table:table-cell office:value-type="string">
            <text:p>Invoice</text:p>
          </table:table-cell>
          <table:table-cell office:value-type="string">
            <text:p>REALWEAR | 017Z-1</text:p>
          </table:table-cell>
          <table:table-cell office:value-type="string">
            <text:p>Realwear</text:p>
          </table:table-cell>
          <table:table-cell office:value-type="float" office:value="13252">
            <text:p>13252</text:p>
          </table:table-cell>
          <table:table-cell table:style-name="ce9" office:value-type="string">
            <text:p>INGRAM MICRO TLP (MEMPHIS)</text:p>
            <text:p>3820 MICRO DRIVE</text:p>
            <text:p>Millington TN 38053</text:p>
            <text:p>United StatesINGRAM MICRO TLP (MEMPHIS)</text:p>
            <text:p>3820 MICRO DRIVE</text:p>
            <text:p>Millington TN 38053</text:p>
            <text:p>United StatesINGRAM MICRO TLP (MEMPHIS)</text:p>
            <text:p>3820 MICRO DRIVE</text:p>
            <text:p>Millington TN 38053</text:p>
            <text:p>United StatesINGRAM MICRO TLP (MEMPHIS)</text:p>
            <text:p>3820 MICRO DRIVE</text:p>
            <text:p>Millington TN 38053</text:p>
            <text:p>United StatesINGRAM MICRO TLP (MEMPHIS)</text:p>
            <text:p>3820 MICRO DRIVE</text:p>
            <text:p>Millington TN 38053</text:p>
            <text:p>United States</text:p>
          </table:table-cell>
          <table:table-cell office:value-type="string">
            <text:p>30-UTR37-S</text:p>
          </table:table-cell>
          <table:table-cell/>
          <table:table-cell table:style-name="ce11" office:value-type="float" office:value="620.55">
            <text:p>620.55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/>
          <table:table-cell office:value-type="float" office:value="620.55">
            <text:p>620.55</text:p>
          </table:table-cell>
          <table:table-cell table:number-columns-repeated="1011"/>
        </table:table-row>
        <table:table-row table:style-name="ro31">
          <table:table-cell office:value-type="string">
            <text:p>IM-000000011378999-AP</text:p>
          </table:table-cell>
          <table:table-cell office:value-type="string">
            <text:p>Invoice</text:p>
          </table:table-cell>
          <table:table-cell office:value-type="string">
            <text:p>ERGOGUYS | Y027-1</text:p>
          </table:table-cell>
          <table:table-cell office:value-type="string">
            <text:p>ERGOGUYS</text:p>
          </table:table-cell>
          <table:table-cell office:value-type="string">
            <text:p>IM-13915</text:p>
          </table:table-cell>
          <table:table-cell table:style-name="ce9" office:value-type="string">
            <text:p>INGRAM MICRO BR. 20 TS SUITE 300</text:p>
            <text:p>Ref PO# 20-NL818-S</text:p>
            <text:p>14500 FAA BLVD</text:p>
            <text:p>FORT WORTH, TX 76155INGRAM MICRO BR. 20 TS SUITE 300</text:p>
            <text:p>Ref PO# 20-NL818-S</text:p>
            <text:p>14500 FAA BLVD</text:p>
            <text:p>FORT WORTH, TX 76155INGRAM MICRO BR. 20 TS SUITE 300</text:p>
            <text:p>Ref PO# 20-NL818-S</text:p>
            <text:p>14500 FAA BLVD</text:p>
            <text:p>FORT WORTH, TX 76155INGRAM MICRO BR. 20 TS SUITE 300</text:p>
            <text:p>Ref PO# 20-NL818-S</text:p>
            <text:p>14500 FAA BLVD</text:p>
            <text:p>FORT WORTH, TX 76155INGRAM MICRO BR. 20 TS SUITE 300</text:p>
            <text:p>Ref PO# 20-NL818-S</text:p>
            <text:p>14500 FAA BLVD</text:p>
            <text:p>FORT WORTH, TX 76155</text:p>
          </table:table-cell>
          <table:table-cell office:value-type="string">
            <text:p>20-NL818-S</text:p>
          </table:table-cell>
          <table:table-cell/>
          <table:table-cell table:style-name="ce11" office:value-type="float" office:value="1940">
            <text:p>1,940.00</text:p>
          </table:table-cell>
          <table:table-cell office:value-type="string">
            <text:p><text:s/>8/5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29">
          <table:table-cell office:value-type="string">
            <text:p>IM-000000011379001-AP</text:p>
          </table:table-cell>
          <table:table-cell office:value-type="string">
            <text:p>Invoice</text:p>
          </table:table-cell>
          <table:table-cell office:value-type="string">
            <text:p>EXAGRID - RENEWALS | J005-1</text:p>
          </table:table-cell>
          <table:table-cell office:value-type="string">
            <text:p>ExaGrid Systems, Inc</text:p>
          </table:table-cell>
          <table:table-cell office:value-type="string">
            <text:p>IN030819</text:p>
          </table:table-cell>
          <table:table-cell table:style-name="ce9" office:value-type="string">
            <text:p>Ocean Financial Federal Credit Uni...</text:p>
            <text:p>45 Atlantic Ave</text:p>
            <text:p>Oceanside NY 11572-2035Ocean Financial Federal Credit Uni...</text:p>
            <text:p>45 Atlantic Ave</text:p>
            <text:p>Oceanside NY 11572-2035Ocean Financial Federal Credit Uni...</text:p>
            <text:p>45 Atlantic Ave</text:p>
            <text:p>Oceanside NY 11572-2035Ocean Financial Federal Credit Uni...</text:p>
            <text:p>45 Atlantic Ave</text:p>
            <text:p>Oceanside NY 11572-2035Ocean Financial Federal Credit Uni...</text:p>
            <text:p>45 Atlantic Ave</text:p>
            <text:p>Oceanside NY 11572-2035</text:p>
          </table:table-cell>
          <table:table-cell office:value-type="string">
            <text:p>60-FYX11-D</text:p>
          </table:table-cell>
          <table:table-cell/>
          <table:table-cell table:style-name="ce11" office:value-type="float" office:value="4863.14">
            <text:p>4,863.14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0">
          <table:table-cell office:value-type="string">
            <text:p>IM-000000011379016-AP</text:p>
          </table:table-cell>
          <table:table-cell office:value-type="string">
            <text:p>Invoice</text:p>
          </table:table-cell>
          <table:table-cell office:value-type="string">
            <text:p>ERGOGUYS | Y027-1</text:p>
          </table:table-cell>
          <table:table-cell office:value-type="string">
            <text:p>ERGOGUYS</text:p>
          </table:table-cell>
          <table:table-cell office:value-type="string">
            <text:p>IM-13920</text:p>
          </table:table-cell>
          <table:table-cell table:style-name="ce9" office:value-type="string">
            <text:p>Ingram Micro</text:p>
            <text:p>Ref PO# 80-ZTP69-S</text:p>
            <text:p>80 Micro Drive</text:p>
            <text:p>Jonestown, PA 17038Ingram Micro</text:p>
            <text:p>Ref PO# 80-ZTP69-S</text:p>
            <text:p>80 Micro Drive</text:p>
            <text:p>Jonestown, PA 17038Ingram Micro</text:p>
            <text:p>Ref PO# 80-ZTP69-S</text:p>
            <text:p>80 Micro Drive</text:p>
            <text:p>Jonestown, PA 17038Ingram Micro</text:p>
            <text:p>Ref PO# 80-ZTP69-S</text:p>
            <text:p>80 Micro Drive</text:p>
            <text:p>Jonestown, PA 17038Ingram Micro</text:p>
            <text:p>Ref PO# 80-ZTP69-S</text:p>
            <text:p>80 Micro Drive</text:p>
            <text:p>Jonestown, PA 17038</text:p>
          </table:table-cell>
          <table:table-cell office:value-type="string">
            <text:p>80-ZTP69-S</text:p>
          </table:table-cell>
          <table:table-cell/>
          <table:table-cell table:style-name="ce11" office:value-type="float" office:value="1070">
            <text:p>1,070.00</text:p>
          </table:table-cell>
          <table:table-cell office:value-type="string">
            <text:p><text:s/>8/4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0">
          <table:table-cell office:value-type="string">
            <text:p>IM-000000011379018-AP</text:p>
          </table:table-cell>
          <table:table-cell office:value-type="string">
            <text:p>Invoice</text:p>
          </table:table-cell>
          <table:table-cell office:value-type="string">
            <text:p>WATCHGUARD TECHNOLOGIES INC | 9246-1</text:p>
          </table:table-cell>
          <table:table-cell office:value-type="string">
            <text:p>WATCHGUARD 2</text:p>
          </table:table-cell>
          <table:table-cell office:value-type="float" office:value="1093211">
            <text:p>1093211</text:p>
          </table:table-cell>
          <table:table-cell table:style-name="ce9" office:value-type="string">
            <text:p>SILVER BAY SEAFOODS</text:p>
            <text:p>4400 SAWMILL CREEK RD STE B</text:p>
            <text:p>SITKA AK 998359775</text:p>
            <text:p>UNITED STATESSILVER BAY SEAFOODS</text:p>
            <text:p>4400 SAWMILL CREEK RD STE B</text:p>
            <text:p>SITKA AK 998359775</text:p>
            <text:p>UNITED STATESSILVER BAY SEAFOODS</text:p>
            <text:p>4400 SAWMILL CREEK RD STE B</text:p>
            <text:p>SITKA AK 998359775</text:p>
            <text:p>UNITED STATESSILVER BAY SEAFOODS</text:p>
            <text:p>4400 SAWMILL CREEK RD STE B</text:p>
            <text:p>SITKA AK 998359775</text:p>
            <text:p>UNITED STATESSILVER BAY SEAFOODS</text:p>
            <text:p>4400 SAWMILL CREEK RD STE B</text:p>
            <text:p>SITKA AK 998359775</text:p>
            <text:p>UNITED STATES</text:p>
          </table:table-cell>
          <table:table-cell office:value-type="string">
            <text:p>70-YZ947</text:p>
          </table:table-cell>
          <table:table-cell/>
          <table:table-cell table:style-name="ce11" office:value-type="float" office:value="5624.5">
            <text:p>5,624.50</text:p>
          </table:table-cell>
          <table:table-cell office:value-type="string">
            <text:p>8/17/2021</text:p>
          </table:table-cell>
          <table:table-cell office:value-type="string">
            <text:p>USD</text:p>
          </table:table-cell>
          <table:table-cell/>
          <table:table-cell office:value-type="float" office:value="5624.5">
            <text:p>5624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0">
          <table:table-cell office:value-type="string">
            <text:p>IM-000000011379019-AP</text:p>
          </table:table-cell>
          <table:table-cell office:value-type="string">
            <text:p>Invoice</text:p>
          </table:table-cell>
          <table:table-cell office:value-type="string">
            <text:p>WATCHGUARD SERVICES | 0272-1</text:p>
          </table:table-cell>
          <table:table-cell office:value-type="string">
            <text:p>WATCHGUARD 2</text:p>
          </table:table-cell>
          <table:table-cell office:value-type="float" office:value="1093368">
            <text:p>1093368</text:p>
          </table:table-cell>
          <table:table-cell table:style-name="ce9" office:value-type="string">
            <text:p>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</text:p>
          </table:table-cell>
          <table:table-cell office:value-type="string">
            <text:p>50-XP623</text:p>
          </table:table-cell>
          <table:table-cell/>
          <table:table-cell table:style-name="ce11" office:value-type="float" office:value="752">
            <text:p>752.00</text:p>
          </table:table-cell>
          <table:table-cell office:value-type="string">
            <text:p>8/17/2021</text:p>
          </table:table-cell>
          <table:table-cell office:value-type="string">
            <text:p>USD</text:p>
          </table:table-cell>
          <table:table-cell office:value-type="string">
            <text:p>INGRAM</text:p>
          </table:table-cell>
          <table:table-cell office:value-type="float" office:value="752">
            <text:p>75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2">
          <table:table-cell office:value-type="string">
            <text:p>IM-000000011379020-AP</text:p>
          </table:table-cell>
          <table:table-cell office:value-type="string">
            <text:p>Invoice</text:p>
          </table:table-cell>
          <table:table-cell office:value-type="string">
            <text:p>WATCHGUARD SERVICES | 0272-1</text:p>
          </table:table-cell>
          <table:table-cell office:value-type="string">
            <text:p>WATCHGUARD 2</text:p>
          </table:table-cell>
          <table:table-cell office:value-type="float" office:value="1093369">
            <text:p>1093369</text:p>
          </table:table-cell>
          <table:table-cell table:style-name="ce9" office:value-type="string">
            <text:p>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</text:p>
          </table:table-cell>
          <table:table-cell office:value-type="string">
            <text:p>10-56973</text:p>
          </table:table-cell>
          <table:table-cell/>
          <table:table-cell table:style-name="ce11" office:value-type="float" office:value="2160">
            <text:p>2,160.00</text:p>
          </table:table-cell>
          <table:table-cell office:value-type="string">
            <text:p>8/17/2021</text:p>
          </table:table-cell>
          <table:table-cell office:value-type="string">
            <text:p>USD</text:p>
          </table:table-cell>
          <table:table-cell office:value-type="string">
            <text:p>INGRAM</text:p>
          </table:table-cell>
          <table:table-cell office:value-type="float" office:value="2160">
            <text:p>216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2">
          <table:table-cell office:value-type="string">
            <text:p>IM-000000011379021-AP</text:p>
          </table:table-cell>
          <table:table-cell office:value-type="string">
            <text:p>Invoice</text:p>
          </table:table-cell>
          <table:table-cell office:value-type="string">
            <text:p>WATCHGUARD <text:s/>PANDA SECURITY | Y999-1</text:p>
          </table:table-cell>
          <table:table-cell office:value-type="string">
            <text:p>WATCHGUARD 2</text:p>
          </table:table-cell>
          <table:table-cell office:value-type="float" office:value="1093370">
            <text:p>1093370</text:p>
          </table:table-cell>
          <table:table-cell table:style-name="ce9" office:value-type="string">
            <text:p>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</text:p>
          </table:table-cell>
          <table:table-cell office:value-type="string">
            <text:p>14-57111</text:p>
          </table:table-cell>
          <table:table-cell/>
          <table:table-cell table:style-name="ce11" office:value-type="float" office:value="308">
            <text:p>308.00</text:p>
          </table:table-cell>
          <table:table-cell office:value-type="string">
            <text:p>8/17/2021</text:p>
          </table:table-cell>
          <table:table-cell office:value-type="string">
            <text:p>USD</text:p>
          </table:table-cell>
          <table:table-cell office:value-type="string">
            <text:p>INGRAM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2">
          <table:table-cell office:value-type="string">
            <text:p>IM-000000011379022-AP</text:p>
          </table:table-cell>
          <table:table-cell office:value-type="string">
            <text:p>Invoice</text:p>
          </table:table-cell>
          <table:table-cell office:value-type="string">
            <text:p>WATCHGUARD SERVICES | 0272-1</text:p>
          </table:table-cell>
          <table:table-cell office:value-type="string">
            <text:p>WATCHGUARD 2</text:p>
          </table:table-cell>
          <table:table-cell office:value-type="float" office:value="1093371">
            <text:p>1093371</text:p>
          </table:table-cell>
          <table:table-cell table:style-name="ce9" office:value-type="string">
            <text:p>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</text:p>
          </table:table-cell>
          <table:table-cell office:value-type="string">
            <text:p>30-UTT80</text:p>
          </table:table-cell>
          <table:table-cell/>
          <table:table-cell table:style-name="ce11" office:value-type="float" office:value="972">
            <text:p>972.00</text:p>
          </table:table-cell>
          <table:table-cell office:value-type="string">
            <text:p>8/17/2021</text:p>
          </table:table-cell>
          <table:table-cell office:value-type="string">
            <text:p>USD</text:p>
          </table:table-cell>
          <table:table-cell office:value-type="string">
            <text:p>INGRAM</text:p>
          </table:table-cell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2">
          <table:table-cell office:value-type="string">
            <text:p>IM-000000011379023-AP</text:p>
          </table:table-cell>
          <table:table-cell office:value-type="string">
            <text:p>Invoice</text:p>
          </table:table-cell>
          <table:table-cell office:value-type="string">
            <text:p>WATCHGUARD SERVICES | 0272-1</text:p>
          </table:table-cell>
          <table:table-cell office:value-type="string">
            <text:p>WATCHGUARD 2</text:p>
          </table:table-cell>
          <table:table-cell office:value-type="float" office:value="1093373">
            <text:p>1093373</text:p>
          </table:table-cell>
          <table:table-cell table:style-name="ce9" office:value-type="string">
            <text:p>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</text:p>
          </table:table-cell>
          <table:table-cell office:value-type="string">
            <text:p>70-YZD35</text:p>
          </table:table-cell>
          <table:table-cell/>
          <table:table-cell table:style-name="ce11" office:value-type="float" office:value="60">
            <text:p>60.00</text:p>
          </table:table-cell>
          <table:table-cell office:value-type="string">
            <text:p>8/17/2021</text:p>
          </table:table-cell>
          <table:table-cell office:value-type="string">
            <text:p>USD</text:p>
          </table:table-cell>
          <table:table-cell office:value-type="string">
            <text:p>INGRAM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2">
          <table:table-cell office:value-type="string">
            <text:p>IM-000000011379024-AP</text:p>
          </table:table-cell>
          <table:table-cell office:value-type="string">
            <text:p>Invoice</text:p>
          </table:table-cell>
          <table:table-cell office:value-type="string">
            <text:p>WATCHGUARD SERVICES | 0272-1</text:p>
          </table:table-cell>
          <table:table-cell office:value-type="string">
            <text:p>WATCHGUARD 2</text:p>
          </table:table-cell>
          <table:table-cell office:value-type="float" office:value="1093374">
            <text:p>1093374</text:p>
          </table:table-cell>
          <table:table-cell table:style-name="ce9" office:value-type="string">
            <text:p>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</text:p>
          </table:table-cell>
          <table:table-cell office:value-type="string">
            <text:p>70-82586</text:p>
          </table:table-cell>
          <table:table-cell/>
          <table:table-cell table:style-name="ce11" office:value-type="float" office:value="356">
            <text:p>356.00</text:p>
          </table:table-cell>
          <table:table-cell office:value-type="string">
            <text:p>8/17/2021</text:p>
          </table:table-cell>
          <table:table-cell office:value-type="string">
            <text:p>USD</text:p>
          </table:table-cell>
          <table:table-cell office:value-type="string">
            <text:p>INGRAM</text:p>
          </table:table-cell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2">
          <table:table-cell office:value-type="string">
            <text:p>IM-000000011379025-AP</text:p>
          </table:table-cell>
          <table:table-cell office:value-type="string">
            <text:p>Invoice</text:p>
          </table:table-cell>
          <table:table-cell office:value-type="string">
            <text:p>WATCHGUARD SERVICES | 0272-1</text:p>
          </table:table-cell>
          <table:table-cell office:value-type="string">
            <text:p>WATCHGUARD 2</text:p>
          </table:table-cell>
          <table:table-cell office:value-type="float" office:value="1093375">
            <text:p>1093375</text:p>
          </table:table-cell>
          <table:table-cell table:style-name="ce9" office:value-type="string">
            <text:p>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INGRAM MICRO, INC</text:p>
            <text:p>PO Box 25189</text:p>
            <text:p>Santa Ana CA 92799</text:p>
            <text:p>UNITED STATES</text:p>
          </table:table-cell>
          <table:table-cell office:value-type="string">
            <text:p>70-82598</text:p>
          </table:table-cell>
          <table:table-cell/>
          <table:table-cell table:style-name="ce11" office:value-type="float" office:value="180">
            <text:p>180.00</text:p>
          </table:table-cell>
          <table:table-cell office:value-type="string">
            <text:p>8/17/2021</text:p>
          </table:table-cell>
          <table:table-cell office:value-type="string">
            <text:p>USD</text:p>
          </table:table-cell>
          <table:table-cell office:value-type="string">
            <text:p>INGRAM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2">
          <table:table-cell office:value-type="string">
            <text:p>IM-000000011379050-AP</text:p>
          </table:table-cell>
          <table:table-cell office:value-type="string">
            <text:p>Invoice</text:p>
          </table:table-cell>
          <table:table-cell office:value-type="string">
            <text:p>ERGOGUYS | Y027-1</text:p>
          </table:table-cell>
          <table:table-cell office:value-type="string">
            <text:p>ERGOGUYS</text:p>
          </table:table-cell>
          <table:table-cell office:value-type="string">
            <text:p>IM-13925</text:p>
          </table:table-cell>
          <table:table-cell table:style-name="ce9" office:value-type="string">
            <text:p>Ingram Micro</text:p>
            <text:p>Ref PO# 80-ZTP69-S</text:p>
            <text:p>80 Micro Drive</text:p>
            <text:p>Jonestown, PA 17038Ingram Micro</text:p>
            <text:p>Ref PO# 80-ZTP69-S</text:p>
            <text:p>80 Micro Drive</text:p>
            <text:p>Jonestown, PA 17038Ingram Micro</text:p>
            <text:p>Ref PO# 80-ZTP69-S</text:p>
            <text:p>80 Micro Drive</text:p>
            <text:p>Jonestown, PA 17038Ingram Micro</text:p>
            <text:p>Ref PO# 80-ZTP69-S</text:p>
            <text:p>80 Micro Drive</text:p>
            <text:p>Jonestown, PA 17038</text:p>
          </table:table-cell>
          <table:table-cell office:value-type="string">
            <text:p>80-ZTP69-S</text:p>
          </table:table-cell>
          <table:table-cell/>
          <table:table-cell table:style-name="ce11" office:value-type="float" office:value="16732">
            <text:p>16,732.00</text:p>
          </table:table-cell>
          <table:table-cell office:value-type="string">
            <text:p><text:s/>8/16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21">
          <table:table-cell office:value-type="string">
            <text:p>IM-000000011379053-AP</text:p>
          </table:table-cell>
          <table:table-cell office:value-type="string">
            <text:p>Credit_Note</text:p>
          </table:table-cell>
          <table:table-cell office:value-type="string">
            <text:p>MICROSOFT TAA | Y920-1</text:p>
          </table:table-cell>
          <table:table-cell office:value-type="string">
            <text:p>MICROSOFT CORPORATION</text:p>
          </table:table-cell>
          <table:table-cell office:value-type="float" office:value="9031772826">
            <text:p>9031772826</text:p>
          </table:table-cell>
          <table:table-cell table:style-name="ce9" office:value-type="string">
            <text:p>Ingram Micro ATTN: Andrea Coello</text:p>
            <text:p>Customer No: 0005698544</text:p>
            <text:p>Contact: Coello</text:p>
            <text:p>1600 EAST ST ANDREWS PLACE</text:p>
            <text:p>SANTA ANA CA 92705</text:p>
            <text:p>United States</text:p>
            <text:p>Customer VAT#:</text:p>
            <text:p>Phone: 714-557-3382</text:p>
            <text:p>Fax: 714-566-7920Ingram Micro ATTN: Andrea Coello</text:p>
            <text:p>Customer No: 0005698544</text:p>
            <text:p>Contact: Coello</text:p>
            <text:p>1600 EAST ST ANDREWS PLACE</text:p>
            <text:p>SANTA ANA CA 92705</text:p>
            <text:p>United States</text:p>
            <text:p>Customer VAT#:</text:p>
            <text:p>Phone: 714-557-3382</text:p>
            <text:p>Fax: 714-566-7920Ingram Micro ATTN: Andrea Coello</text:p>
            <text:p>Customer No: 0005698544</text:p>
            <text:p>Contact: Coello</text:p>
            <text:p>1600 EAST ST ANDREWS PLACE</text:p>
            <text:p>SANTA ANA CA 92705</text:p>
            <text:p>United States</text:p>
            <text:p>Customer VAT#:</text:p>
            <text:p>Phone: 714-557-3382</text:p>
            <text:p>Fax: 714-566-7920Ingram Micro ATTN: Andrea Coello</text:p>
            <text:p>Customer No: 0005698544</text:p>
            <text:p>Contact: Coello</text:p>
            <text:p>1600 EAST ST ANDREWS PLACE</text:p>
            <text:p>SANTA ANA CA 92705</text:p>
            <text:p>United States</text:p>
            <text:p>Customer VAT#:</text:p>
            <text:p>Phone: 714-557-3382</text:p>
            <text:p>Fax: 714-566-7920</text:p>
          </table:table-cell>
          <table:table-cell/>
          <table:table-cell office:value-type="float" office:value="9031772826">
            <text:p>9031772826</text:p>
          </table:table-cell>
          <table:table-cell table:style-name="ce11" office:value-type="float" office:value="263">
            <text:p>263.00</text:p>
          </table:table-cell>
          <table:table-cell office:value-type="string">
            <text:p><text:s/>13-AUG-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6">
          <table:table-cell office:value-type="string">
            <text:p>IM-000000011379054-AP</text:p>
          </table:table-cell>
          <table:table-cell office:value-type="string">
            <text:p>Invoice</text:p>
          </table:table-cell>
          <table:table-cell office:value-type="string">
            <text:p>FORTINET CO-TERM SERVICES | U512-1</text:p>
          </table:table-cell>
          <table:table-cell office:value-type="string">
            <text:p>Fortinet, Inc</text:p>
          </table:table-cell>
          <table:table-cell office:value-type="float" office:value="1611426938">
            <text:p>1611426938</text:p>
          </table:table-cell>
          <table:table-cell table:style-name="ce9" office:value-type="string">
            <text:p>LIFEBRIDGE COMMUNITY SERVICES</text:p>
            <text:p>REF# PO0042508</text:p>
            <text:p>475 CLINTON AVE</text:p>
            <text:p>CT BRIDGEPORT</text:p>
            <text:p>US 06605</text:p>
            <text:p>Contact:LIFEBRIDGE COMMUNITY SERVICES</text:p>
            <text:p>REF# PO0042508</text:p>
            <text:p>475 CLINTON AVE</text:p>
            <text:p>CT BRIDGEPORT</text:p>
            <text:p>US 06605</text:p>
            <text:p>Contact:LIFEBRIDGE COMMUNITY SERVICES</text:p>
            <text:p>REF# PO0042508</text:p>
            <text:p>475 CLINTON AVE</text:p>
            <text:p>CT BRIDGEPORT</text:p>
            <text:p>US 06605</text:p>
            <text:p>Contact:LIFEBRIDGE COMMUNITY SERVICES</text:p>
            <text:p>REF# PO0042508</text:p>
            <text:p>475 CLINTON AVE</text:p>
            <text:p>CT BRIDGEPORT</text:p>
            <text:p>US 06605</text:p>
            <text:p>Contact:</text:p>
          </table:table-cell>
          <table:table-cell office:value-type="string">
            <text:p>60-74232-D</text:p>
          </table:table-cell>
          <table:table-cell/>
          <table:table-cell table:style-name="ce11" office:value-type="float" office:value="1909.32">
            <text:p>1,909.32</text:p>
          </table:table-cell>
          <table:table-cell office:value-type="string">
            <text:p><text:s/>18-AUG-21</text:p>
          </table:table-cell>
          <table:table-cell office:value-type="string">
            <text:p>USD</text:p>
          </table:table-cell>
          <table:table-cell office:value-type="float" office:value="53948">
            <text:p>53948</text:p>
          </table:table-cell>
          <table:table-cell table:number-columns-repeated="1012"/>
        </table:table-row>
        <table:table-row table:style-name="ro33">
          <table:table-cell office:value-type="string">
            <text:p>IM-000000011379055-AP</text:p>
          </table:table-cell>
          <table:table-cell office:value-type="string">
            <text:p>Invoice</text:p>
          </table:table-cell>
          <table:table-cell office:value-type="string">
            <text:p>FORTINET CO-TERM SERVICES | U512-1</text:p>
          </table:table-cell>
          <table:table-cell office:value-type="string">
            <text:p>Fortinet, Inc</text:p>
          </table:table-cell>
          <table:table-cell office:value-type="float" office:value="1611426949">
            <text:p>1611426949</text:p>
          </table:table-cell>
          <table:table-cell table:style-name="ce9" office:value-type="string">
            <text:p>AHP SERVICING</text:p>
            <text:p>ATTN: ECHEVERRIA K REF# XGK1254</text:p>
            <text:p>440 S LA SALLE ST STE 1110</text:p>
            <text:p>IL CHICAGO</text:p>
            <text:p>US 606051028</text:p>
            <text:p>Contact:AHP SERVICING</text:p>
            <text:p>ATTN: ECHEVERRIA K REF# XGK1254</text:p>
            <text:p>440 S LA SALLE ST STE 1110</text:p>
            <text:p>IL CHICAGO</text:p>
            <text:p>US 606051028</text:p>
            <text:p>Contact:AHP SERVICING</text:p>
            <text:p>ATTN: ECHEVERRIA K REF# XGK1254</text:p>
            <text:p>440 S LA SALLE ST STE 1110</text:p>
            <text:p>IL CHICAGO</text:p>
            <text:p>US 606051028</text:p>
            <text:p>Contact:AHP SERVICING</text:p>
            <text:p>ATTN: ECHEVERRIA K REF# XGK1254</text:p>
            <text:p>440 S LA SALLE ST STE 1110</text:p>
            <text:p>IL CHICAGO</text:p>
            <text:p>US 606051028</text:p>
            <text:p>Contact:</text:p>
          </table:table-cell>
          <table:table-cell office:value-type="string">
            <text:p>70-YZG16-D</text:p>
          </table:table-cell>
          <table:table-cell/>
          <table:table-cell table:style-name="ce11" office:value-type="float" office:value="1836.66">
            <text:p>1,836.66</text:p>
          </table:table-cell>
          <table:table-cell office:value-type="string">
            <text:p><text:s/>18-AUG-21</text:p>
          </table:table-cell>
          <table:table-cell office:value-type="string">
            <text:p>USD</text:p>
          </table:table-cell>
          <table:table-cell office:value-type="float" office:value="53948">
            <text:p>53948</text:p>
          </table:table-cell>
          <table:table-cell table:number-columns-repeated="1012"/>
        </table:table-row>
        <table:table-row table:style-name="ro34">
          <table:table-cell office:value-type="string">
            <text:p>IM-000000011379056-AP</text:p>
          </table:table-cell>
          <table:table-cell office:value-type="string">
            <text:p>Invoice</text:p>
          </table:table-cell>
          <table:table-cell office:value-type="string">
            <text:p>FORTINET CO-TERM SERVICES | U512-1</text:p>
          </table:table-cell>
          <table:table-cell office:value-type="string">
            <text:p>Fortinet, Inc</text:p>
          </table:table-cell>
          <table:table-cell office:value-type="float" office:value="1611426950">
            <text:p>1611426950</text:p>
          </table:table-cell>
          <table:table-cell table:style-name="ce9" office:value-type="string">
            <text:p>VIKING LUMBER</text:p>
            <text:p>REF# XGE1112</text:p>
            <text:p>166 SEARSPORT AVE</text:p>
            <text:p>ROBERT WHITNEYME BELFAST</text:p>
            <text:p>US 049157109</text:p>
            <text:p>Contact:VIKING LUMBER</text:p>
            <text:p>REF# XGE1112</text:p>
            <text:p>166 SEARSPORT AVE</text:p>
            <text:p>ROBERT WHITNEYME BELFAST</text:p>
            <text:p>US 049157109</text:p>
            <text:p>Contact:VIKING LUMBER</text:p>
            <text:p>REF# XGE1112</text:p>
            <text:p>166 SEARSPORT AVE</text:p>
            <text:p>ROBERT WHITNEYME BELFAST</text:p>
            <text:p>US 049157109</text:p>
            <text:p>Contact:VIKING LUMBER</text:p>
            <text:p>REF# XGE1112</text:p>
            <text:p>166 SEARSPORT AVE</text:p>
            <text:p>ROBERT WHITNEYME BELFAST</text:p>
            <text:p>US 049157109</text:p>
            <text:p>Contact:</text:p>
          </table:table-cell>
          <table:table-cell office:value-type="string">
            <text:p>70-YZL06-D</text:p>
          </table:table-cell>
          <table:table-cell/>
          <table:table-cell table:style-name="ce11" office:value-type="float" office:value="3555.34">
            <text:p>3,555.34</text:p>
          </table:table-cell>
          <table:table-cell office:value-type="string">
            <text:p><text:s/>18-AUG-21</text:p>
          </table:table-cell>
          <table:table-cell office:value-type="string">
            <text:p>USD</text:p>
          </table:table-cell>
          <table:table-cell office:value-type="float" office:value="53948">
            <text:p>53948</text:p>
          </table:table-cell>
          <table:table-cell table:number-columns-repeated="1012"/>
        </table:table-row>
        <table:table-row table:style-name="ro35">
          <table:table-cell office:value-type="string">
            <text:p>IM-000000011379081-AP</text:p>
          </table:table-cell>
          <table:table-cell office:value-type="string">
            <text:p>Invoice</text:p>
          </table:table-cell>
          <table:table-cell office:value-type="string">
            <text:p>BOSCH INC | 1944-1</text:p>
          </table:table-cell>
          <table:table-cell office:value-type="string">
            <text:p>Robert Bosch Inc.</text:p>
          </table:table-cell>
          <table:table-cell office:value-type="float" office:value="4005054505">
            <text:p>4005054505</text:p>
          </table:table-cell>
          <table:table-cell table:style-name="ce9" office:value-type="string">
            <text:p>INGRAM MICRO INC, 10-Z3981-S 7451 NELSON ROAD, V6W 1L7 RICHMOND, Canada</text:p>
          </table:table-cell>
          <table:table-cell office:value-type="string">
            <text:p>10-Z3981-S</text:p>
          </table:table-cell>
          <table:table-cell/>
          <table:table-cell table:style-name="ce11" office:value-type="float" office:value="6870.67">
            <text:p>6,870.67</text:p>
          </table:table-cell>
          <table:table-cell office:value-type="string">
            <text:p><text:s/>08/18/2021</text:p>
          </table:table-cell>
          <table:table-cell office:value-type="string">
            <text:p>CAD</text:p>
          </table:table-cell>
          <table:table-cell/>
          <table:table-cell office:value-type="float" office:value="6543.5">
            <text:p>6543.5</text:p>
          </table:table-cell>
          <table:table-cell office:value-type="float" office:value="327.17">
            <text:p>327.17</text:p>
          </table:table-cell>
          <table:table-cell table:number-columns-repeated="1010"/>
        </table:table-row>
        <table:table-row table:style-name="ro1">
          <table:table-cell office:value-type="string">
            <text:p>IM-000000011379082-AP</text:p>
          </table:table-cell>
          <table:table-cell office:value-type="string">
            <text:p>Invoice</text:p>
          </table:table-cell>
          <table:table-cell office:value-type="string">
            <text:p>NULL</text:p>
          </table:table-cell>
          <table:table-cell office:value-type="string">
            <text:p>Bosch</text:p>
          </table:table-cell>
          <table:table-cell office:value-type="float" office:value="4005054505">
            <text:p>4005054505</text:p>
          </table:table-cell>
          <table:table-cell table:number-columns-repeated="3"/>
          <table:table-cell table:style-name="ce11"/>
          <table:table-cell office:value-type="string">
            <text:p>08/18/2021</text:p>
          </table:table-cell>
          <table:table-cell office:value-type="string">
            <text:p>CAD</text:p>
          </table:table-cell>
          <table:table-cell table:number-columns-repeated="1013"/>
        </table:table-row>
        <table:table-row table:style-name="ro30">
          <table:table-cell office:value-type="string">
            <text:p>IM-000000011379083-AP</text:p>
          </table:table-cell>
          <table:table-cell office:value-type="string">
            <text:p>Invoice</text:p>
          </table:table-cell>
          <table:table-cell office:value-type="string">
            <text:p>BOSCH INC | 1944-1</text:p>
          </table:table-cell>
          <table:table-cell office:value-type="string">
            <text:p>Robert Bosch Inc.</text:p>
          </table:table-cell>
          <table:table-cell office:value-type="float" office:value="4005054504">
            <text:p>4005054504</text:p>
          </table:table-cell>
          <table:table-cell table:style-name="ce9" office:value-type="string">
            <text:p>INGRAM MICRO INC. (CANADA), 40-R0303-S 88 FOSTER CRESCENT, L5R 4A2 MISSISSAUGA,</text:p>
            <text:p>Canada</text:p>
            <text:p>CanadaINGRAM MICRO INC. (CANADA), 40-R0303-S 88 FOSTER CRESCENT, L5R 4A2 MISSISSAUGA,</text:p>
            <text:p>Canada</text:p>
            <text:p>CanadaINGRAM MICRO INC. (CANADA), 40-R0303-S 88 FOSTER CRESCENT, L5R 4A2 MISSISSAUGA,</text:p>
            <text:p>Canada</text:p>
            <text:p>CanadaINGRAM MICRO INC. (CANADA), 40-R0303-S 88 FOSTER CRESCENT, L5R 4A2 MISSISSAUGA,</text:p>
            <text:p>Canada</text:p>
            <text:p>Canada</text:p>
          </table:table-cell>
          <table:table-cell office:value-type="string">
            <text:p>40-R0303-S</text:p>
          </table:table-cell>
          <table:table-cell/>
          <table:table-cell table:style-name="ce11" office:value-type="float" office:value="393.09">
            <text:p>393.09</text:p>
          </table:table-cell>
          <table:table-cell office:value-type="string">
            <text:p><text:s/>08/18/2021</text:p>
          </table:table-cell>
          <table:table-cell office:value-type="string">
            <text:p>CAD</text:p>
          </table:table-cell>
          <table:table-cell/>
          <table:table-cell office:value-type="float" office:value="347.87">
            <text:p>347.87</text:p>
          </table:table-cell>
          <table:table-cell office:value-type="float" office:value="45.22">
            <text:p>45.22</text:p>
          </table:table-cell>
          <table:table-cell table:number-columns-repeated="1010"/>
        </table:table-row>
        <table:table-row table:style-name="ro1">
          <table:table-cell office:value-type="string">
            <text:p>IM-000000011379084-AP</text:p>
          </table:table-cell>
          <table:table-cell office:value-type="string">
            <text:p>Invoice</text:p>
          </table:table-cell>
          <table:table-cell office:value-type="string">
            <text:p>NULL</text:p>
          </table:table-cell>
          <table:table-cell office:value-type="string">
            <text:p>Bosch</text:p>
          </table:table-cell>
          <table:table-cell office:value-type="float" office:value="4005054504">
            <text:p>4005054504</text:p>
          </table:table-cell>
          <table:table-cell table:number-columns-repeated="3"/>
          <table:table-cell table:style-name="ce11"/>
          <table:table-cell office:value-type="string">
            <text:p>08/18/2021</text:p>
          </table:table-cell>
          <table:table-cell office:value-type="string">
            <text:p>CAD</text:p>
          </table:table-cell>
          <table:table-cell table:number-columns-repeated="1013"/>
        </table:table-row>
        <table:table-row table:style-name="ro30">
          <table:table-cell office:value-type="string">
            <text:p>IM-000000011379086-AP</text:p>
          </table:table-cell>
          <table:table-cell office:value-type="string">
            <text:p>Invoice</text:p>
          </table:table-cell>
          <table:table-cell office:value-type="string">
            <text:p>ERGOGUYS | Y027-1</text:p>
          </table:table-cell>
          <table:table-cell office:value-type="string">
            <text:p>ERGOGUYS</text:p>
          </table:table-cell>
          <table:table-cell office:value-type="string">
            <text:p>IM-14017</text:p>
          </table:table-cell>
          <table:table-cell table:style-name="ce9" office:value-type="string">
            <text:p>INGRAM MICRO TLP (MEMPHIS)</text:p>
            <text:p>REF PO# 30-URZ71-S</text:p>
            <text:p>3820 MICRO DRIVE</text:p>
            <text:p>MILLINGTON, TN 38053INGRAM MICRO TLP (MEMPHIS)</text:p>
            <text:p>REF PO# 30-URZ71-S</text:p>
            <text:p>3820 MICRO DRIVE</text:p>
            <text:p>MILLINGTON, TN 38053INGRAM MICRO TLP (MEMPHIS)</text:p>
            <text:p>REF PO# 30-URZ71-S</text:p>
            <text:p>3820 MICRO DRIVE</text:p>
            <text:p>MILLINGTON, TN 38053INGRAM MICRO TLP (MEMPHIS)</text:p>
            <text:p>REF PO# 30-URZ71-S</text:p>
            <text:p>3820 MICRO DRIVE</text:p>
            <text:p>MILLINGTON, TN 38053</text:p>
          </table:table-cell>
          <table:table-cell office:value-type="string">
            <text:p>30-URZ71-S</text:p>
          </table:table-cell>
          <table:table-cell/>
          <table:table-cell table:style-name="ce11" office:value-type="float" office:value="3880">
            <text:p>3,880.00</text:p>
          </table:table-cell>
          <table:table-cell office:value-type="string">
            <text:p><text:s/>8/13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6">
          <table:table-cell office:value-type="string">
            <text:p>IM-000000011379089-AP</text:p>
          </table:table-cell>
          <table:table-cell office:value-type="string">
            <text:p>Invoice</text:p>
          </table:table-cell>
          <table:table-cell office:value-type="string">
            <text:p>AVAYA - SERVICES AND MAINTENANCE | 1960-1</text:p>
          </table:table-cell>
          <table:table-cell office:value-type="string">
            <text:p>Avaya Canada Corp.</text:p>
          </table:table-cell>
          <table:table-cell office:value-type="float" office:value="8891338610">
            <text:p>8891338610</text:p>
          </table:table-cell>
          <table:table-cell table:style-name="ce9" office:value-type="string">
            <text:p>ONEIDA NATION LANGUAGE</text:p>
            <text:p>2207 ELM AVE</text:p>
            <text:p>SOUTHWOLD ON N0L 2G0</text:p>
            <text:p>CANADAONEIDA NATION LANGUAGE</text:p>
            <text:p>2207 ELM AVE</text:p>
            <text:p>SOUTHWOLD ON N0L 2G0</text:p>
            <text:p>CANADAONEIDA NATION LANGUAGE</text:p>
            <text:p>2207 ELM AVE</text:p>
            <text:p>SOUTHWOLD ON N0L 2G0</text:p>
            <text:p>CANADA</text:p>
          </table:table-cell>
          <table:table-cell office:value-type="string">
            <text:p>4031478D</text:p>
          </table:table-cell>
          <table:table-cell/>
          <table:table-cell table:style-name="ce11" office:value-type="float" office:value="322.91">
            <text:p>322.91</text:p>
          </table:table-cell>
          <table:table-cell office:value-type="string">
            <text:p><text:s/>2021-08-18</text:p>
          </table:table-cell>
          <table:table-cell office:value-type="string">
            <text:p>CAD</text:p>
          </table:table-cell>
          <table:table-cell/>
          <table:table-cell office:value-type="float" office:value="285.76">
            <text:p>285.76</text:p>
          </table:table-cell>
          <table:table-cell office:value-type="float" office:value="37.15">
            <text:p>37.15</text:p>
          </table:table-cell>
          <table:table-cell table:number-columns-repeated="1010"/>
        </table:table-row>
        <table:table-row table:style-name="ro36">
          <table:table-cell office:value-type="string">
            <text:p>IM-000000011379090-AP</text:p>
          </table:table-cell>
          <table:table-cell office:value-type="string">
            <text:p>Invoice</text:p>
          </table:table-cell>
          <table:table-cell office:value-type="string">
            <text:p>AVAYA - SERVICES | 0744-1</text:p>
          </table:table-cell>
          <table:table-cell office:value-type="string">
            <text:p>Avaya Canada Corp.</text:p>
          </table:table-cell>
          <table:table-cell office:value-type="float" office:value="8891338611">
            <text:p>8891338611</text:p>
          </table:table-cell>
          <table:table-cell table:style-name="ce9" office:value-type="string">
            <text:p>GROUPE ANDERSON INC</text:p>
            <text:p>5125 DE LA PLAISANCE</text:p>
            <text:p>CHESTERVILLE QC G0P 1J0</text:p>
            <text:p>CANADAGROUPE ANDERSON INC</text:p>
            <text:p>5125 DE LA PLAISANCE</text:p>
            <text:p>CHESTERVILLE QC G0P 1J0</text:p>
            <text:p>CANADAGROUPE ANDERSON INC</text:p>
            <text:p>5125 DE LA PLAISANCE</text:p>
            <text:p>CHESTERVILLE QC G0P 1J0</text:p>
            <text:p>CANADA</text:p>
          </table:table-cell>
          <table:table-cell office:value-type="string">
            <text:p>4028563D</text:p>
          </table:table-cell>
          <table:table-cell/>
          <table:table-cell table:style-name="ce11" office:value-type="float" office:value="1333.57">
            <text:p>1,333.57</text:p>
          </table:table-cell>
          <table:table-cell office:value-type="string">
            <text:p><text:s/>2021-08-18</text:p>
          </table:table-cell>
          <table:table-cell office:value-type="string">
            <text:p>CAD</text:p>
          </table:table-cell>
          <table:table-cell/>
          <table:table-cell office:value-type="float" office:value="1159.88">
            <text:p>1159.88</text:p>
          </table:table-cell>
          <table:table-cell office:value-type="float" office:value="57.99">
            <text:p>57.99</text:p>
          </table:table-cell>
          <table:table-cell table:number-columns-repeated="1010"/>
        </table:table-row>
        <table:table-row table:style-name="ro37">
          <table:table-cell office:value-type="string">
            <text:p>IM-000000011379094-AP</text:p>
          </table:table-cell>
          <table:table-cell office:value-type="string">
            <text:p>Invoice</text:p>
          </table:table-cell>
          <table:table-cell office:value-type="string">
            <text:p>ERGOGUYS | Y027-1</text:p>
          </table:table-cell>
          <table:table-cell office:value-type="string">
            <text:p>ERGOGUYS</text:p>
          </table:table-cell>
          <table:table-cell office:value-type="string">
            <text:p>IM-14020</text:p>
          </table:table-cell>
          <table:table-cell table:style-name="ce9" office:value-type="string">
            <text:p>INGRAM MICRO BR. 20 TS SUITE 300</text:p>
            <text:p>Ref PO# 20-NLU25-S</text:p>
            <text:p>14500 FAA BLVD</text:p>
            <text:p>FORT WORTH, TX 76155INGRAM MICRO BR. 20 TS SUITE 300</text:p>
            <text:p>Ref PO# 20-NLU25-S</text:p>
            <text:p>14500 FAA BLVD</text:p>
            <text:p>FORT WORTH, TX 76155INGRAM MICRO BR. 20 TS SUITE 300</text:p>
            <text:p>Ref PO# 20-NLU25-S</text:p>
            <text:p>14500 FAA BLVD</text:p>
            <text:p>FORT WORTH, TX 76155</text:p>
          </table:table-cell>
          <table:table-cell office:value-type="string">
            <text:p>20-NLU25</text:p>
          </table:table-cell>
          <table:table-cell/>
          <table:table-cell table:style-name="ce11" office:value-type="float" office:value="2910">
            <text:p>2,910.00</text:p>
          </table:table-cell>
          <table:table-cell office:value-type="string">
            <text:p><text:s/>8/17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20">
          <table:table-cell office:value-type="string">
            <text:p>IM-000000011379095-AP</text:p>
          </table:table-cell>
          <table:table-cell office:value-type="string">
            <text:p>Invoice</text:p>
          </table:table-cell>
          <table:table-cell office:value-type="string">
            <text:p>EMC - SECURID DIRECT SHIP | 4791-1</text:p>
          </table:table-cell>
          <table:table-cell office:value-type="string">
            <text:p>RSA Security LLC</text:p>
          </table:table-cell>
          <table:table-cell office:value-type="float" office:value="2830001784">
            <text:p>2830001784</text:p>
          </table:table-cell>
          <table:table-cell table:style-name="ce9" office:value-type="string">
            <text:p>Company</text:p>
            <text:p>PSP INVESTMENTS</text:p>
            <text:p>Salman Najafi</text:p>
            <text:p>Salman Najafi</text:p>
            <text:p>1080 RUE STANLEY</text:p>
            <text:p>MONTREAL QC H3B 4K4</text:p>
            <text:p>CANADACompany</text:p>
            <text:p>PSP INVESTMENTS</text:p>
            <text:p>Salman Najafi</text:p>
            <text:p>Salman Najafi</text:p>
            <text:p>1080 RUE STANLEY</text:p>
            <text:p>MONTREAL QC H3B 4K4</text:p>
            <text:p>CANADACompany</text:p>
            <text:p>PSP INVESTMENTS</text:p>
            <text:p>Salman Najafi</text:p>
            <text:p>Salman Najafi</text:p>
            <text:p>1080 RUE STANLEY</text:p>
            <text:p>MONTREAL QC H3B 4K4</text:p>
            <text:p>CANADA</text:p>
          </table:table-cell>
          <table:table-cell office:value-type="string">
            <text:p>30-06523</text:p>
          </table:table-cell>
          <table:table-cell/>
          <table:table-cell table:style-name="ce11" office:value-type="float" office:value="1246.56">
            <text:p>1,246.56</text:p>
          </table:table-cell>
          <table:table-cell office:value-type="string">
            <text:p><text:s/>2021-08-18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7">
          <table:table-cell office:value-type="string">
            <text:p>IM-000000011379097-AP</text:p>
          </table:table-cell>
          <table:table-cell office:value-type="string">
            <text:p>Invoice</text:p>
          </table:table-cell>
          <table:table-cell office:value-type="string">
            <text:p>ERGOGUYS | Y027-1</text:p>
          </table:table-cell>
          <table:table-cell office:value-type="string">
            <text:p>ERGOGUYS</text:p>
          </table:table-cell>
          <table:table-cell office:value-type="string">
            <text:p>IM-14044</text:p>
          </table:table-cell>
          <table:table-cell table:style-name="ce9" office:value-type="string">
            <text:p>INGRAM MICRO BR. 20 TS SUITE 300</text:p>
            <text:p>Ref PO# 20-NLX08-S</text:p>
            <text:p>14500 FAA BLVD</text:p>
            <text:p>FORT WORTH, TX 76155INGRAM MICRO BR. 20 TS SUITE 300</text:p>
            <text:p>Ref PO# 20-NLX08-S</text:p>
            <text:p>14500 FAA BLVD</text:p>
            <text:p>FORT WORTH, TX 76155INGRAM MICRO BR. 20 TS SUITE 300</text:p>
            <text:p>Ref PO# 20-NLX08-S</text:p>
            <text:p>14500 FAA BLVD</text:p>
            <text:p>FORT WORTH, TX 76155</text:p>
          </table:table-cell>
          <table:table-cell office:value-type="string">
            <text:p>20-NLX08-S</text:p>
          </table:table-cell>
          <table:table-cell/>
          <table:table-cell table:style-name="ce11" office:value-type="float" office:value="1371.16">
            <text:p>1,371.16</text:p>
          </table:table-cell>
          <table:table-cell office:value-type="string">
            <text:p><text:s/>8/16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8">
          <table:table-cell office:value-type="string">
            <text:p>IM-000000011379152-AP</text:p>
          </table:table-cell>
          <table:table-cell office:value-type="string">
            <text:p>Invoice</text:p>
          </table:table-cell>
          <table:table-cell office:value-type="string">
            <text:p>F5 RENEWALS | 7571-1</text:p>
          </table:table-cell>
          <table:table-cell office:value-type="string">
            <text:p>F5 Networks, Inc.</text:p>
          </table:table-cell>
          <table:table-cell office:value-type="float" office:value="704232">
            <text:p>704232</text:p>
          </table:table-cell>
          <table:table-cell table:style-name="ce9" office:value-type="string">
            <text:p>Jack Henry &amp; Associates</text:p>
            <text:p>2135 E Primrose St</text:p>
            <text:p>Springfield MO 65804-4589Jack Henry &amp; Associates</text:p>
            <text:p>2135 E Primrose St</text:p>
            <text:p>Springfield MO 65804-4589Jack Henry &amp; Associates</text:p>
            <text:p>2135 E Primrose St</text:p>
            <text:p>Springfield MO 65804-4589</text:p>
          </table:table-cell>
          <table:table-cell office:value-type="string">
            <text:p>70-YZW97-D</text:p>
          </table:table-cell>
          <table:table-cell/>
          <table:table-cell table:style-name="ce11" office:value-type="float" office:value="659.91">
            <text:p>659.91</text:p>
          </table:table-cell>
          <table:table-cell office:value-type="string">
            <text:p><text:s/>18-AUG-21</text:p>
          </table:table-cell>
          <table:table-cell office:value-type="string">
            <text:p>USD</text:p>
          </table:table-cell>
          <table:table-cell office:value-type="float" office:value="104801">
            <text:p>104801</text:p>
          </table:table-cell>
          <table:table-cell table:number-columns-repeated="1012"/>
        </table:table-row>
        <table:table-row table:style-name="ro1">
          <table:table-cell office:value-type="string">
            <text:p>IM-000000011379174-AP</text:p>
          </table:table-cell>
          <table:table-cell office:value-type="string">
            <text:p>Invoice</text:p>
          </table:table-cell>
          <table:table-cell office:value-type="string">
            <text:p>NETELLIGENT CORPORATION | 105Y-1</text:p>
          </table:table-cell>
          <table:table-cell office:value-type="string">
            <text:p>InterVision Systems, LLC</text:p>
          </table:table-cell>
          <table:table-cell office:value-type="string">
            <text:p>CW43289</text:p>
          </table:table-cell>
          <table:table-cell/>
          <table:table-cell office:value-type="string">
            <text:p>14-58089-D</text:p>
          </table:table-cell>
          <table:table-cell/>
          <table:table-cell table:style-name="ce11" office:value-type="float" office:value="12368.69">
            <text:p>12,368.69</text:p>
          </table:table-cell>
          <table:table-cell office:value-type="string">
            <text:p><text:s/>08/01/2021</text:p>
          </table:table-cell>
          <table:table-cell office:value-type="string">
            <text:p>USD</text:p>
          </table:table-cell>
          <table:table-cell office:value-type="float" office:value="10003156">
            <text:p>10003156</text:p>
          </table:table-cell>
          <table:table-cell table:number-columns-repeated="1012"/>
        </table:table-row>
        <table:table-row table:style-name="ro1">
          <table:table-cell office:value-type="string">
            <text:p>IM-000000011379977-AP</text:p>
          </table:table-cell>
          <table:table-cell office:value-type="string">
            <text:p>Invoice</text:p>
          </table:table-cell>
          <table:table-cell office:value-type="string">
            <text:p>SIIG | 048Z-1</text:p>
          </table:table-cell>
          <table:table-cell office:value-type="string">
            <text:p>SIIG, Inc.</text:p>
          </table:table-cell>
          <table:table-cell office:value-type="string">
            <text:p>INV430471</text:p>
          </table:table-cell>
          <table:table-cell office:value-type="string">
            <text:p>INGRAM MICRO CONSIGNEMNT</text:p>
          </table:table-cell>
          <table:table-cell office:value-type="string">
            <text:p>80-ZV649</text:p>
          </table:table-cell>
          <table:table-cell/>
          <table:table-cell table:style-name="ce11" office:value-type="float" office:value="406.47">
            <text:p>406.47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 office:value-type="float" office:value="2659">
            <text:p>2659</text:p>
          </table:table-cell>
          <table:table-cell office:value-type="float" office:value="406.47">
            <text:p>406.4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2">
          <table:table-cell office:value-type="string">
            <text:p>IM-000000011386987-AP</text:p>
          </table:table-cell>
          <table:table-cell office:value-type="string">
            <text:p>Invoice</text:p>
          </table:table-cell>
          <table:table-cell office:value-type="string">
            <text:p>CRU | 3076-1</text:p>
          </table:table-cell>
          <table:table-cell office:value-type="string">
            <text:p>CRU-DATAPORT INC</text:p>
          </table:table-cell>
          <table:table-cell office:value-type="float" office:value="114316">
            <text:p>114316</text:p>
          </table:table-cell>
          <table:table-cell table:style-name="ce9" office:value-type="string">
            <text:p>INGRAM MICRO (CHICAGO)</text:p>
            <text:p>415 E. LIES</text:p>
            <text:p>PH: 630-668-0106 x34245</text:p>
            <text:p>CAROL STREAM, IL 60188</text:p>
            <text:p>USINGRAM MICRO (CHICAGO)</text:p>
            <text:p>415 E. LIES</text:p>
            <text:p>PH: 630-668-0106 x34245</text:p>
            <text:p>CAROL STREAM, IL 60188</text:p>
            <text:p>USINGRAM MICRO (CHICAGO)</text:p>
            <text:p>415 E. LIES</text:p>
            <text:p>PH: 630-668-0106 x34245</text:p>
            <text:p>CAROL STREAM, IL 60188</text:p>
            <text:p>US</text:p>
          </table:table-cell>
          <table:table-cell office:value-type="string">
            <text:p>40-HGR78</text:p>
          </table:table-cell>
          <table:table-cell/>
          <table:table-cell table:style-name="ce11" office:value-type="float" office:value="209.85">
            <text:p>209.85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 office:value-type="float" office:value="689">
            <text:p>689</text:p>
          </table:table-cell>
          <table:table-cell table:number-columns-repeated="1012"/>
        </table:table-row>
        <table:table-row table:style-name="ro36">
          <table:table-cell office:value-type="string">
            <text:p>IM-000000011387123-AP</text:p>
          </table:table-cell>
          <table:table-cell office:value-type="string">
            <text:p>Credit_Note</text:p>
          </table:table-cell>
          <table:table-cell office:value-type="string">
            <text:p>NULL</text:p>
          </table:table-cell>
          <table:table-cell office:value-type="string">
            <text:p>Juniper Networks (US) Inc.</text:p>
          </table:table-cell>
          <table:table-cell office:value-type="float" office:value="1010532250">
            <text:p>1010532250</text:p>
          </table:table-cell>
          <table:table-cell table:style-name="ce9" office:value-type="string">
            <text:p>INGRAM MICRO, INC.</text:p>
            <text:p>55 STANDISH CRT SUITE 1</text:p>
            <text:p>MISSISSAUGA ONTARIO L5R 4A1</text:p>
            <text:p>CANADAINGRAM MICRO, INC.</text:p>
            <text:p>55 STANDISH CRT SUITE 1</text:p>
            <text:p>MISSISSAUGA ONTARIO L5R 4A1</text:p>
            <text:p>CANADAINGRAM MICRO, INC.</text:p>
            <text:p>55 STANDISH CRT SUITE 1</text:p>
            <text:p>MISSISSAUGA ONTARIO L5R 4A1</text:p>
            <text:p>CANADA</text:p>
          </table:table-cell>
          <table:table-cell table:number-columns-repeated="2"/>
          <table:table-cell table:style-name="ce11"/>
          <table:table-cell office:value-type="string">
            <text:p><text:s/>18-AUG-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">
          <table:table-cell office:value-type="string">
            <text:p>IM-000000011387125-AP</text:p>
          </table:table-cell>
          <table:table-cell office:value-type="string">
            <text:p>Invoice</text:p>
          </table:table-cell>
          <table:table-cell office:value-type="string">
            <text:p>CANON-PHOTO VIDEO | Q858-1</text:p>
          </table:table-cell>
          <table:table-cell office:value-type="string">
            <text:p>CANON USA, INC.</text:p>
          </table:table-cell>
          <table:table-cell office:value-type="float" office:value="75911258">
            <text:p>75911258</text:p>
          </table:table-cell>
          <table:table-cell/>
          <table:table-cell office:value-type="string">
            <text:p>10YX319S</text:p>
          </table:table-cell>
          <table:table-cell/>
          <table:table-cell table:style-name="ce11" office:value-type="float" office:value="2585.34">
            <text:p>2,585.34</text:p>
          </table:table-cell>
          <table:table-cell office:value-type="string">
            <text:p>08/18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7">
          <table:table-cell office:value-type="string">
            <text:p>IM-000000011387194-AP</text:p>
          </table:table-cell>
          <table:table-cell office:value-type="string">
            <text:p>Invoice</text:p>
          </table:table-cell>
          <table:table-cell office:value-type="string">
            <text:p>SEIKO INSTRUMENTS LABELS | 3295-1</text:p>
          </table:table-cell>
          <table:table-cell office:value-type="string">
            <text:p>Seiko Instruments USA, Inc.</text:p>
          </table:table-cell>
          <table:table-cell office:value-type="float" office:value="90424831">
            <text:p>90424831</text:p>
          </table:table-cell>
          <table:table-cell table:style-name="ce9" office:value-type="string">
            <text:p>INGRAM MICRO BR. 20 TS SUITE 300</text:p>
            <text:p>14500 FAA BLVD</text:p>
            <text:p>FORT WORTH TX 76155-0000</text:p>
            <text:p>UNITED STATES OF AMERICAINGRAM MICRO BR. 20 TS SUITE 300</text:p>
            <text:p>14500 FAA BLVD</text:p>
            <text:p>FORT WORTH TX 76155-0000</text:p>
            <text:p>UNITED STATES OF AMERICAINGRAM MICRO BR. 20 TS SUITE 300</text:p>
            <text:p>14500 FAA BLVD</text:p>
            <text:p>FORT WORTH TX 76155-0000</text:p>
            <text:p>UNITED STATES OF AMERICA</text:p>
          </table:table-cell>
          <table:table-cell office:value-type="string">
            <text:p>20NM305S</text:p>
          </table:table-cell>
          <table:table-cell/>
          <table:table-cell table:style-name="ce11" office:value-type="float" office:value="582.6">
            <text:p>582.60</text:p>
          </table:table-cell>
          <table:table-cell office:value-type="string">
            <text:p>08/18/2021</text:p>
          </table:table-cell>
          <table:table-cell office:value-type="string">
            <text:p>USD</text:p>
          </table:table-cell>
          <table:table-cell office:value-type="float" office:value="1000039">
            <text:p>1000039</text:p>
          </table:table-cell>
          <table:table-cell office:value-type="float" office:value="582.6">
            <text:p>582.6</text:p>
          </table:table-cell>
          <table:table-cell table:number-columns-repeated="1011"/>
        </table:table-row>
        <table:table-row table:style-name="ro36">
          <table:table-cell office:value-type="string">
            <text:p>IM-000000011387203-AP</text:p>
          </table:table-cell>
          <table:table-cell office:value-type="string">
            <text:p>Invoice</text:p>
          </table:table-cell>
          <table:table-cell office:value-type="string">
            <text:p>ELO - OPEN FRAME | M269-1</text:p>
          </table:table-cell>
          <table:table-cell office:value-type="string">
            <text:p>Elo Touch Solutions</text:p>
          </table:table-cell>
          <table:table-cell office:value-type="float" office:value="910388677">
            <text:p>910388677</text:p>
          </table:table-cell>
          <table:table-cell table:style-name="ce9" office:value-type="string">
            <text:p>INGRAM MICRO (CHICAGO)</text:p>
            <text:p>415 E. LIES</text:p>
            <text:p>CAROL STREAM IL 60188</text:p>
            <text:p>USAINGRAM MICRO (CHICAGO)</text:p>
            <text:p>415 E. LIES</text:p>
            <text:p>CAROL STREAM IL 60188</text:p>
            <text:p>USAINGRAM MICRO (CHICAGO)</text:p>
            <text:p>415 E. LIES</text:p>
            <text:p>CAROL STREAM IL 60188</text:p>
            <text:p>USA</text:p>
          </table:table-cell>
          <table:table-cell office:value-type="string">
            <text:p>40-HH809-S</text:p>
          </table:table-cell>
          <table:table-cell/>
          <table:table-cell table:style-name="ce11" office:value-type="float" office:value="10153">
            <text:p>10,153.00</text:p>
          </table:table-cell>
          <table:table-cell office:value-type="string">
            <text:p><text:s/>18-AUG-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2">
          <table:table-cell office:value-type="string">
            <text:p>IM-000000011387229-AP</text:p>
          </table:table-cell>
          <table:table-cell office:value-type="string">
            <text:p>Invoice</text:p>
          </table:table-cell>
          <table:table-cell office:value-type="string">
            <text:p>NUTANIX | 2266-1</text:p>
          </table:table-cell>
          <table:table-cell office:value-type="string">
            <text:p>Nutanix, Inc.</text:p>
          </table:table-cell>
          <table:table-cell office:value-type="string">
            <text:p>INV-046814</text:p>
          </table:table-cell>
          <table:table-cell table:style-name="ce9" office:value-type="string">
            <text:p>SOVEREIGN MANAGEMENT</text:p>
            <text:p>101 - 17637 1ST AVENUE</text:p>
            <text:p>PO 10-Z9277-D</text:p>
            <text:p>SURREY BC V3S 9S1</text:p>
            <text:p>CanadaSOVEREIGN MANAGEMENT</text:p>
            <text:p>101 - 17637 1ST AVENUE</text:p>
            <text:p>PO 10-Z9277-D</text:p>
            <text:p>SURREY BC V3S 9S1</text:p>
            <text:p>CanadaSOVEREIGN MANAGEMENT</text:p>
            <text:p>101 - 17637 1ST AVENUE</text:p>
            <text:p>PO 10-Z9277-D</text:p>
            <text:p>SURREY BC V3S 9S1</text:p>
            <text:p>Canada</text:p>
          </table:table-cell>
          <table:table-cell office:value-type="string">
            <text:p>10-Z9277-D</text:p>
          </table:table-cell>
          <table:table-cell/>
          <table:table-cell table:style-name="ce11" office:value-type="float" office:value="21519.8">
            <text:p>21,519.80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/>
          <table:table-cell office:value-type="float" office:value="19044.08">
            <text:p>19044.08</text:p>
          </table:table-cell>
          <table:table-cell office:value-type="float" office:value="2475.72">
            <text:p>2475.72</text:p>
          </table:table-cell>
          <table:table-cell table:number-columns-repeated="1010"/>
        </table:table-row>
        <table:table-row table:style-name="ro36">
          <table:table-cell office:value-type="string">
            <text:p>IM-000000011387363-AP</text:p>
          </table:table-cell>
          <table:table-cell office:value-type="string">
            <text:p>Invoice</text:p>
          </table:table-cell>
          <table:table-cell office:value-type="string">
            <text:p>APPLE CTO (LA) | 262U-1</text:p>
          </table:table-cell>
          <table:table-cell office:value-type="string">
            <text:p>Apple Inc.</text:p>
          </table:table-cell>
          <table:table-cell office:value-type="string">
            <text:p>AF32314693</text:p>
          </table:table-cell>
          <table:table-cell table:style-name="ce9" office:value-type="string">
            <text:p>INGRAM MICRO INC LATAM EXPORT DIVI</text:p>
            <text:p>2000 NW 84TH AVENUE</text:p>
            <text:p>MIAMI FL 33122-1520</text:p>
            <text:p>USAINGRAM MICRO INC LATAM EXPORT DIVI</text:p>
            <text:p>2000 NW 84TH AVENUE</text:p>
            <text:p>MIAMI FL 33122-1520</text:p>
            <text:p>USAINGRAM MICRO INC LATAM EXPORT DIVI</text:p>
            <text:p>2000 NW 84TH AVENUE</text:p>
            <text:p>MIAMI FL 33122-1520</text:p>
            <text:p>USA</text:p>
          </table:table-cell>
          <table:table-cell office:value-type="string">
            <text:p>17KV339S</text:p>
          </table:table-cell>
          <table:table-cell/>
          <table:table-cell table:style-name="ce11" office:value-type="float" office:value="2416">
            <text:p>2,416.00</text:p>
          </table:table-cell>
          <table:table-cell office:value-type="string">
            <text:p>08/19/2021</text:p>
          </table:table-cell>
          <table:table-cell office:value-type="string">
            <text:p>USD</text:p>
          </table:table-cell>
          <table:table-cell office:value-type="float" office:value="733520">
            <text:p>733520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IM-000000011387374-AP</text:p>
          </table:table-cell>
          <table:table-cell office:value-type="string">
            <text:p>Invoice</text:p>
          </table:table-cell>
          <table:table-cell office:value-type="string">
            <text:p>CONDUSIV TECHNOLOGIES | 9668-1</text:p>
          </table:table-cell>
          <table:table-cell office:value-type="string">
            <text:p>Condusiv Technologies</text:p>
          </table:table-cell>
          <table:table-cell office:value-type="float" office:value="250807">
            <text:p>250807</text:p>
          </table:table-cell>
          <table:table-cell office:value-type="string">
            <text:p>St. Josephs Healthcare Hamilton</text:p>
          </table:table-cell>
          <table:table-cell office:value-type="string">
            <text:p>40-69628-D</text:p>
          </table:table-cell>
          <table:table-cell/>
          <table:table-cell table:style-name="ce11" office:value-type="float" office:value="831.12">
            <text:p>831.12</text:p>
          </table:table-cell>
          <table:table-cell office:value-type="string">
            <text:p>8/19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8">
          <table:table-cell office:value-type="string">
            <text:p>IM-000000011387384-AP</text:p>
          </table:table-cell>
          <table:table-cell office:value-type="string">
            <text:p>Invoice</text:p>
          </table:table-cell>
          <table:table-cell office:value-type="string">
            <text:p>CHECK POINT LTD | U286-1</text:p>
          </table:table-cell>
          <table:table-cell office:value-type="string">
            <text:p>Check Point Software Technologies</text:p>
          </table:table-cell>
          <table:table-cell office:value-type="float" office:value="191538555">
            <text:p>191538555</text:p>
          </table:table-cell>
          <table:table-cell table:style-name="ce9" office:value-type="string">
            <text:p>SHERIDAN COLLEGE</text:p>
            <text:p>NATE ANDERSON/PO#SHE-081621</text:p>
            <text:p>1 WHITNEY WAY</text:p>
            <text:p>SHERIDAN, WY, 82801</text:p>
            <text:p>USASHERIDAN COLLEGE</text:p>
            <text:p>NATE ANDERSON/PO#SHE-081621</text:p>
            <text:p>1 WHITNEY WAY</text:p>
            <text:p>SHERIDAN, WY, 82801</text:p>
            <text:p>USA</text:p>
          </table:table-cell>
          <table:table-cell office:value-type="string">
            <text:p>21-LM474-D</text:p>
          </table:table-cell>
          <table:table-cell/>
          <table:table-cell table:style-name="ce11" office:value-type="float" office:value="28169.8">
            <text:p>28,169.80</text:p>
          </table:table-cell>
          <table:table-cell office:value-type="string">
            <text:p>Aug 19, 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8">
          <table:table-cell office:value-type="string">
            <text:p>IM-000000011387385-AP</text:p>
          </table:table-cell>
          <table:table-cell office:value-type="string">
            <text:p>Invoice</text:p>
          </table:table-cell>
          <table:table-cell office:value-type="string">
            <text:p>CHECK POINT LTD | U286-1</text:p>
          </table:table-cell>
          <table:table-cell office:value-type="string">
            <text:p>Check Point Software Technologies</text:p>
          </table:table-cell>
          <table:table-cell office:value-type="float" office:value="191538553">
            <text:p>191538553</text:p>
          </table:table-cell>
          <table:table-cell table:style-name="ce9" office:value-type="string">
            <text:p>EDISON ELECTRIC INSTITUTE</text:p>
            <text:p>KIM TRAN/PO#3143</text:p>
            <text:p>701 PENNSYLVANIA AVE NW FL 3</text:p>
            <text:p>WASHINGTON, DC, 20004</text:p>
            <text:p>USAEDISON ELECTRIC INSTITUTE</text:p>
            <text:p>KIM TRAN/PO#3143</text:p>
            <text:p>701 PENNSYLVANIA AVE NW FL 3</text:p>
            <text:p>WASHINGTON, DC, 20004</text:p>
            <text:p>USA</text:p>
          </table:table-cell>
          <table:table-cell office:value-type="string">
            <text:p>30-UTU40-D</text:p>
          </table:table-cell>
          <table:table-cell/>
          <table:table-cell table:style-name="ce11" office:value-type="float" office:value="5096.2">
            <text:p>5,096.20</text:p>
          </table:table-cell>
          <table:table-cell office:value-type="string">
            <text:p>Aug 19, 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8">
          <table:table-cell office:value-type="string">
            <text:p>IM-000000011387388-AP</text:p>
          </table:table-cell>
          <table:table-cell office:value-type="string">
            <text:p>Invoice</text:p>
          </table:table-cell>
          <table:table-cell office:value-type="string">
            <text:p>CHECK POINT LTD | U286-1</text:p>
          </table:table-cell>
          <table:table-cell office:value-type="string">
            <text:p>Check Point Software Technologies</text:p>
          </table:table-cell>
          <table:table-cell office:value-type="float" office:value="191538554">
            <text:p>191538554</text:p>
          </table:table-cell>
          <table:table-cell table:style-name="ce9" office:value-type="string">
            <text:p>S.P. RICHARDS COMPANY</text:p>
            <text:p>CRAIG MILLER/PO#PO-014067</text:p>
            <text:p>6300 HIGHLANDS PKWY SE</text:p>
            <text:p>SMYRNA, GA, 30082</text:p>
            <text:p>USAS.P. RICHARDS COMPANY</text:p>
            <text:p>CRAIG MILLER/PO#PO-014067</text:p>
            <text:p>6300 HIGHLANDS PKWY SE</text:p>
            <text:p>SMYRNA, GA, 30082</text:p>
            <text:p>USA</text:p>
          </table:table-cell>
          <table:table-cell office:value-type="string">
            <text:p>41-84865-D</text:p>
          </table:table-cell>
          <table:table-cell/>
          <table:table-cell table:style-name="ce11" office:value-type="float" office:value="15273.36">
            <text:p>15,273.36</text:p>
          </table:table-cell>
          <table:table-cell office:value-type="string">
            <text:p>Aug 19, 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9">
          <table:table-cell office:value-type="string">
            <text:p>IM-000000011387397-AP</text:p>
          </table:table-cell>
          <table:table-cell office:value-type="string">
            <text:p>Invoice</text:p>
          </table:table-cell>
          <table:table-cell office:value-type="string">
            <text:p>WDT - OEM DESKTOP SSD | 503U-1</text:p>
          </table:table-cell>
          <table:table-cell office:value-type="string">
            <text:p>Western Digital Technologies</text:p>
          </table:table-cell>
          <table:table-cell office:value-type="float" office:value="3001777388">
            <text:p>3001777388</text:p>
          </table:table-cell>
          <table:table-cell table:style-name="ce9" office:value-type="string">
            <text:p>INGRAM MICRO JONESTOWN</text:p>
            <text:p>80 MICRO DRIVE</text:p>
            <text:p>JONESTOWN Pennsylvania 17038</text:p>
            <text:p>USAINGRAM MICRO JONESTOWN</text:p>
            <text:p>80 MICRO DRIVE</text:p>
            <text:p>JONESTOWN Pennsylvania 17038</text:p>
            <text:p>USA</text:p>
          </table:table-cell>
          <table:table-cell office:value-type="string">
            <text:p>80-ZN303-S</text:p>
          </table:table-cell>
          <table:table-cell/>
          <table:table-cell table:style-name="ce11" office:value-type="float" office:value="2500">
            <text:p>2,500.00</text:p>
          </table:table-cell>
          <table:table-cell office:value-type="string">
            <text:p>08/19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6">
          <table:table-cell office:value-type="string">
            <text:p>IM-000000011387413-AP</text:p>
          </table:table-cell>
          <table:table-cell office:value-type="string">
            <text:p>Invoice</text:p>
          </table:table-cell>
          <table:table-cell office:value-type="string">
            <text:p>ACRONIS CLOUD BACKUP | 520Y-1</text:p>
          </table:table-cell>
          <table:table-cell office:value-type="string">
            <text:p>Acronis North America, Inc.</text:p>
          </table:table-cell>
          <table:table-cell office:value-type="string">
            <text:p>INVUS055241</text:p>
          </table:table-cell>
          <table:table-cell table:style-name="ce9" office:value-type="string">
            <text:p>ELECTRICAL AUTOMATION SERVICES LLC</text:p>
            <text:p>EAS TECHNOLOGY CONSULTANTS</text:p>
            <text:p>2491 W COUNTY ROAD 500 N</text:p>
            <text:p>GREENCASTLE IN 461358429</text:p>
            <text:p>UNITED STATESELECTRICAL AUTOMATION SERVICES LLC</text:p>
            <text:p>EAS TECHNOLOGY CONSULTANTS</text:p>
            <text:p>2491 W COUNTY ROAD 500 N</text:p>
            <text:p>GREENCASTLE IN 461358429</text:p>
            <text:p>UNITED STATES</text:p>
          </table:table-cell>
          <table:table-cell office:value-type="string">
            <text:p>41-QWN65-D</text:p>
          </table:table-cell>
          <table:table-cell/>
          <table:table-cell table:style-name="ce11" office:value-type="float" office:value="749.99">
            <text:p>749.99</text:p>
          </table:table-cell>
          <table:table-cell office:value-type="string">
            <text:p>Aug 19, 2021</text:p>
          </table:table-cell>
          <table:table-cell office:value-type="string">
            <text:p>USD</text:p>
          </table:table-cell>
          <table:table-cell office:value-type="float" office:value="2558414">
            <text:p>2558414</text:p>
          </table:table-cell>
          <table:table-cell table:number-columns-repeated="1012"/>
        </table:table-row>
        <table:table-row table:style-name="ro40">
          <table:table-cell office:value-type="string">
            <text:p>IM-000000011387419-AP</text:p>
          </table:table-cell>
          <table:table-cell office:value-type="string">
            <text:p>Invoice</text:p>
          </table:table-cell>
          <table:table-cell office:value-type="string">
            <text:p>PANDUIT | 075Y-1</text:p>
          </table:table-cell>
          <table:table-cell office:value-type="string">
            <text:p>Panduit Corp.</text:p>
          </table:table-cell>
          <table:table-cell office:value-type="float" office:value="4165675">
            <text:p>4165675</text:p>
          </table:table-cell>
          <table:table-cell table:style-name="ce9" office:value-type="string">
            <text:p>FEDEX SUPPLY CHAIN - DELL</text:p>
            <text:p>1000 HIXSON BLVD BLDG 100</text:p>
            <text:p>PARK 840 E</text:p>
            <text:p>LEBANON TN 37090FEDEX SUPPLY CHAIN - DELL</text:p>
            <text:p>1000 HIXSON BLVD BLDG 100</text:p>
            <text:p>PARK 840 E</text:p>
            <text:p>LEBANON TN 37090</text:p>
          </table:table-cell>
          <table:table-cell office:value-type="string">
            <text:p>20-NLV14-D</text:p>
          </table:table-cell>
          <table:table-cell/>
          <table:table-cell table:style-name="ce11" office:value-type="float" office:value="4022.72">
            <text:p>4,022.72</text:p>
          </table:table-cell>
          <table:table-cell office:value-type="string">
            <text:p><text:s/>18-Aug-21</text:p>
          </table:table-cell>
          <table:table-cell office:value-type="string">
            <text:p>USD</text:p>
          </table:table-cell>
          <table:table-cell office:value-type="float" office:value="7846450">
            <text:p>7846450</text:p>
          </table:table-cell>
          <table:table-cell office:value-type="float" office:value="4022.72">
            <text:p>4022.72</text:p>
          </table:table-cell>
          <table:table-cell table:number-columns-repeated="1011"/>
        </table:table-row>
        <table:table-row table:style-name="ro39">
          <table:table-cell office:value-type="string">
            <text:p>IM-000000011387482-AP</text:p>
          </table:table-cell>
          <table:table-cell office:value-type="string">
            <text:p>Invoice</text:p>
          </table:table-cell>
          <table:table-cell office:value-type="string">
            <text:p>APPLE CTO (LA) | 262U-1</text:p>
          </table:table-cell>
          <table:table-cell office:value-type="string">
            <text:p>Apple Inc.</text:p>
          </table:table-cell>
          <table:table-cell office:value-type="string">
            <text:p>AF32376189</text:p>
          </table:table-cell>
          <table:table-cell table:style-name="ce9" office:value-type="string">
            <text:p>INGRAM MICRO INC LATAM EXPORT DIVI</text:p>
            <text:p>2000 NW 84TH AVENUE</text:p>
            <text:p>MIAMI FL 33122-1520</text:p>
            <text:p>USAINGRAM MICRO INC LATAM EXPORT DIVI</text:p>
            <text:p>2000 NW 84TH AVENUE</text:p>
            <text:p>MIAMI FL 33122-1520</text:p>
            <text:p>USA</text:p>
          </table:table-cell>
          <table:table-cell office:value-type="string">
            <text:p>17KV080S</text:p>
          </table:table-cell>
          <table:table-cell/>
          <table:table-cell table:style-name="ce11" office:value-type="float" office:value="1766">
            <text:p>1,766.00</text:p>
          </table:table-cell>
          <table:table-cell office:value-type="string">
            <text:p>08/19/2021</text:p>
          </table:table-cell>
          <table:table-cell office:value-type="string">
            <text:p>USD</text:p>
          </table:table-cell>
          <table:table-cell office:value-type="float" office:value="733520">
            <text:p>733520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39">
          <table:table-cell office:value-type="string">
            <text:p>IM-000000011387483-AP</text:p>
          </table:table-cell>
          <table:table-cell office:value-type="string">
            <text:p>Invoice</text:p>
          </table:table-cell>
          <table:table-cell office:value-type="string">
            <text:p>APPLE CTO (LA) | 262U-1</text:p>
          </table:table-cell>
          <table:table-cell office:value-type="string">
            <text:p>Apple Inc.</text:p>
          </table:table-cell>
          <table:table-cell office:value-type="string">
            <text:p>AF32376190</text:p>
          </table:table-cell>
          <table:table-cell table:style-name="ce9" office:value-type="string">
            <text:p>INGRAM MICRO INC LATAM EXPORT DIVI</text:p>
            <text:p>2000 NW 84TH AVENUE</text:p>
            <text:p>MIAMI FL 33122-1520</text:p>
            <text:p>USAINGRAM MICRO INC LATAM EXPORT DIVI</text:p>
            <text:p>2000 NW 84TH AVENUE</text:p>
            <text:p>MIAMI FL 33122-1520</text:p>
            <text:p>USA</text:p>
          </table:table-cell>
          <table:table-cell office:value-type="string">
            <text:p>17KV230S</text:p>
          </table:table-cell>
          <table:table-cell/>
          <table:table-cell table:style-name="ce11" office:value-type="float" office:value="1766">
            <text:p>1,766.00</text:p>
          </table:table-cell>
          <table:table-cell office:value-type="string">
            <text:p>08/19/2021</text:p>
          </table:table-cell>
          <table:table-cell office:value-type="string">
            <text:p>USD</text:p>
          </table:table-cell>
          <table:table-cell office:value-type="float" office:value="733520">
            <text:p>733520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38">
          <table:table-cell office:value-type="string">
            <text:p>IM-000000011387493-AP</text:p>
          </table:table-cell>
          <table:table-cell office:value-type="string">
            <text:p>Invoice</text:p>
          </table:table-cell>
          <table:table-cell office:value-type="string">
            <text:p>GOOGLE CHROME FOR WORK | 179Y-1</text:p>
          </table:table-cell>
          <table:table-cell office:value-type="string">
            <text:p>Google Inc.</text:p>
          </table:table-cell>
          <table:table-cell office:value-type="float" office:value="3959246538">
            <text:p>3959246538</text:p>
          </table:table-cell>
          <table:table-cell table:style-name="ce9" office:value-type="string">
            <text:p>MICHAEL LIANG</text:p>
            <text:p>Panda Restaurant Group, Inc</text:p>
            <text:p>17210 I-20 FRONTAGE ROAD</text:p>
            <text:p>CANTON, TX 75103</text:p>
            <text:p>United StatesMICHAEL LIANG</text:p>
            <text:p>Panda Restaurant Group, Inc</text:p>
            <text:p>17210 I-20 FRONTAGE ROAD</text:p>
            <text:p>CANTON, TX 75103</text:p>
            <text:p>United States</text:p>
          </table:table-cell>
          <table:table-cell office:value-type="string">
            <text:p>30UU359D</text:p>
          </table:table-cell>
          <table:table-cell/>
          <table:table-cell table:style-name="ce11" office:value-type="float" office:value="105">
            <text:p>105.00</text:p>
          </table:table-cell>
          <table:table-cell office:value-type="string">
            <text:p><text:s/>18 Aug 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8">
          <table:table-cell office:value-type="string">
            <text:p>IM-000000011387499-AP</text:p>
          </table:table-cell>
          <table:table-cell office:value-type="string">
            <text:p>Invoice</text:p>
          </table:table-cell>
          <table:table-cell office:value-type="string">
            <text:p>GOOGLE CHROME FOR WORK | 179Y-1</text:p>
          </table:table-cell>
          <table:table-cell office:value-type="string">
            <text:p>Google Inc.</text:p>
          </table:table-cell>
          <table:table-cell office:value-type="float" office:value="3959246514">
            <text:p>3959246514</text:p>
          </table:table-cell>
          <table:table-cell table:style-name="ce9" office:value-type="string">
            <text:p>STEVE PERRY</text:p>
            <text:p>CLEAR CREEK TAHOE</text:p>
            <text:p>3745 GOLF CLUB DR</text:p>
            <text:p>CARSON CITY, NV 89705</text:p>
            <text:p>United StatesSTEVE PERRY</text:p>
            <text:p>CLEAR CREEK TAHOE</text:p>
            <text:p>3745 GOLF CLUB DR</text:p>
            <text:p>CARSON CITY, NV 89705</text:p>
            <text:p>United States</text:p>
          </table:table-cell>
          <table:table-cell office:value-type="string">
            <text:p>5008532D</text:p>
          </table:table-cell>
          <table:table-cell/>
          <table:table-cell table:style-name="ce11" office:value-type="float" office:value="105">
            <text:p>105.00</text:p>
          </table:table-cell>
          <table:table-cell office:value-type="string">
            <text:p><text:s/>18 Aug 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8">
          <table:table-cell office:value-type="string">
            <text:p>IM-000000011387506-AP</text:p>
          </table:table-cell>
          <table:table-cell office:value-type="string">
            <text:p>Invoice</text:p>
          </table:table-cell>
          <table:table-cell office:value-type="string">
            <text:p>GOOGLE CHROME FOR WORK | 179Y-1</text:p>
          </table:table-cell>
          <table:table-cell office:value-type="string">
            <text:p>Google Inc.</text:p>
          </table:table-cell>
          <table:table-cell office:value-type="float" office:value="3959161859">
            <text:p>3959161859</text:p>
          </table:table-cell>
          <table:table-cell table:style-name="ce9" office:value-type="string">
            <text:p>MICHAEL LIANG</text:p>
            <text:p>Panda Restaurant Group, Inc</text:p>
            <text:p>17210 I-20 FRONTAGE ROAD</text:p>
            <text:p>CANTON, TX 75103</text:p>
            <text:p>United StatesMICHAEL LIANG</text:p>
            <text:p>Panda Restaurant Group, Inc</text:p>
            <text:p>17210 I-20 FRONTAGE ROAD</text:p>
            <text:p>CANTON, TX 75103</text:p>
            <text:p>United States</text:p>
          </table:table-cell>
          <table:table-cell office:value-type="string">
            <text:p>30UU477D</text:p>
          </table:table-cell>
          <table:table-cell/>
          <table:table-cell table:style-name="ce11" office:value-type="float" office:value="105">
            <text:p>105.00</text:p>
          </table:table-cell>
          <table:table-cell office:value-type="string">
            <text:p><text:s/>18 Aug 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8">
          <table:table-cell office:value-type="string">
            <text:p>IM-000000011387529-AP</text:p>
          </table:table-cell>
          <table:table-cell office:value-type="string">
            <text:p>Invoice</text:p>
          </table:table-cell>
          <table:table-cell office:value-type="string">
            <text:p>GOOGLE CHROME FOR WORK | 179Y-1</text:p>
          </table:table-cell>
          <table:table-cell office:value-type="string">
            <text:p>Google Inc.</text:p>
          </table:table-cell>
          <table:table-cell office:value-type="float" office:value="3959162024">
            <text:p>3959162024</text:p>
          </table:table-cell>
          <table:table-cell table:style-name="ce9" office:value-type="string">
            <text:p>MICHAEL LIANG</text:p>
            <text:p>Panda Restaurant Group, Inc</text:p>
            <text:p>17210 I-20 FRONTAGE ROAD</text:p>
            <text:p>CANTON, TX 75103</text:p>
            <text:p>United StatesMICHAEL LIANG</text:p>
            <text:p>Panda Restaurant Group, Inc</text:p>
            <text:p>17210 I-20 FRONTAGE ROAD</text:p>
            <text:p>CANTON, TX 75103</text:p>
            <text:p>United States</text:p>
          </table:table-cell>
          <table:table-cell office:value-type="string">
            <text:p>30UU468D</text:p>
          </table:table-cell>
          <table:table-cell/>
          <table:table-cell table:style-name="ce11" office:value-type="float" office:value="105">
            <text:p>105.00</text:p>
          </table:table-cell>
          <table:table-cell office:value-type="string">
            <text:p><text:s/>18 Aug 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8">
          <table:table-cell office:value-type="string">
            <text:p>IM-000000011387538-AP</text:p>
          </table:table-cell>
          <table:table-cell office:value-type="string">
            <text:p>Invoice</text:p>
          </table:table-cell>
          <table:table-cell office:value-type="string">
            <text:p>GOOGLE CHROME FOR EDU | 979U-1</text:p>
          </table:table-cell>
          <table:table-cell office:value-type="string">
            <text:p>Google Inc.</text:p>
          </table:table-cell>
          <table:table-cell office:value-type="float" office:value="3959246595">
            <text:p>3959246595</text:p>
          </table:table-cell>
          <table:table-cell table:style-name="ce9" office:value-type="string">
            <text:p>JESSICA ANDERSON</text:p>
            <text:p>SCHOOL DISTRICT OF MANATEE COUNTY</text:p>
            <text:p>1812 27TH ST E</text:p>
            <text:p>BRADENTON, FL 34208</text:p>
            <text:p>United StatesJESSICA ANDERSON</text:p>
            <text:p>SCHOOL DISTRICT OF MANATEE COUNTY</text:p>
            <text:p>1812 27TH ST E</text:p>
            <text:p>BRADENTON, FL 34208</text:p>
            <text:p>United States</text:p>
          </table:table-cell>
          <table:table-cell office:value-type="string">
            <text:p>70ZA309D</text:p>
          </table:table-cell>
          <table:table-cell/>
          <table:table-cell table:style-name="ce11" office:value-type="float" office:value="57">
            <text:p>57.00</text:p>
          </table:table-cell>
          <table:table-cell office:value-type="string">
            <text:p><text:s/>18 Aug 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8">
          <table:table-cell office:value-type="string">
            <text:p>IM-000000011387551-AP</text:p>
          </table:table-cell>
          <table:table-cell office:value-type="string">
            <text:p>Invoice</text:p>
          </table:table-cell>
          <table:table-cell office:value-type="string">
            <text:p>GOOGLE CHROME FOR WORK | 179Y-1</text:p>
          </table:table-cell>
          <table:table-cell office:value-type="string">
            <text:p>Google Inc.</text:p>
          </table:table-cell>
          <table:table-cell office:value-type="float" office:value="3959314360">
            <text:p>3959314360</text:p>
          </table:table-cell>
          <table:table-cell table:style-name="ce9" office:value-type="string">
            <text:p>MICHAEL LIANG</text:p>
            <text:p>Panda Restaurant Group, Inc</text:p>
            <text:p>17210 I-20 FRONTAGE ROAD</text:p>
            <text:p>CANTON, TX 75103</text:p>
            <text:p>United StatesMICHAEL LIANG</text:p>
            <text:p>Panda Restaurant Group, Inc</text:p>
            <text:p>17210 I-20 FRONTAGE ROAD</text:p>
            <text:p>CANTON, TX 75103</text:p>
            <text:p>United States</text:p>
          </table:table-cell>
          <table:table-cell office:value-type="string">
            <text:p>30UU465D</text:p>
          </table:table-cell>
          <table:table-cell/>
          <table:table-cell table:style-name="ce11" office:value-type="float" office:value="105">
            <text:p>105.00</text:p>
          </table:table-cell>
          <table:table-cell office:value-type="string">
            <text:p><text:s/>18 Aug 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39">
          <table:table-cell office:value-type="string">
            <text:p>IM-000000011387565-AP</text:p>
          </table:table-cell>
          <table:table-cell office:value-type="string">
            <text:p>Invoice</text:p>
          </table:table-cell>
          <table:table-cell office:value-type="string">
            <text:p>AMERICAN POWER (LA) | 6254-1</text:p>
          </table:table-cell>
          <table:table-cell office:value-type="string">
            <text:p>Schneider Electric</text:p>
          </table:table-cell>
          <table:table-cell office:value-type="float" office:value="3980321">
            <text:p>3980321</text:p>
          </table:table-cell>
          <table:table-cell table:style-name="ce9" office:value-type="string">
            <text:p>INGRAM MICRO INC</text:p>
            <text:p>2000 NW 84TH AVE</text:p>
            <text:p>DORAL FL 33122</text:p>
            <text:p>United StatesINGRAM MICRO INC</text:p>
            <text:p>2000 NW 84TH AVE</text:p>
            <text:p>DORAL FL 33122</text:p>
            <text:p>United States</text:p>
          </table:table-cell>
          <table:table-cell office:value-type="string">
            <text:p>17-KV472</text:p>
          </table:table-cell>
          <table:table-cell/>
          <table:table-cell table:style-name="ce11" office:value-type="float" office:value="8831">
            <text:p>8,831.00</text:p>
          </table:table-cell>
          <table:table-cell office:value-type="string">
            <text:p><text:s/>18-AUG-21</text:p>
          </table:table-cell>
          <table:table-cell office:value-type="string">
            <text:p>USD</text:p>
          </table:table-cell>
          <table:table-cell office:value-type="float" office:value="6630">
            <text:p>663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1">
          <table:table-cell office:value-type="string">
            <text:p>IM-000000011387572-AP</text:p>
          </table:table-cell>
          <table:table-cell office:value-type="string">
            <text:p>Invoice</text:p>
          </table:table-cell>
          <table:table-cell office:value-type="string">
            <text:p>OPTOMA | U938-1</text:p>
          </table:table-cell>
          <table:table-cell office:value-type="string">
            <text:p>OPTOMA TECHNOLOGY INC 2</text:p>
          </table:table-cell>
          <table:table-cell office:value-type="float" office:value="315542">
            <text:p>315542</text:p>
          </table:table-cell>
          <table:table-cell table:style-name="ce9" office:value-type="string">
            <text:p>INGRAM MICRO-917520000#12510 </text:p>
            <text:p>12510 MICRO DRIVE </text:p>
            <text:p>MIRA LOMA CA 917520000INGRAM MICRO-917520000#12510 </text:p>
            <text:p>12510 MICRO DRIVE </text:p>
            <text:p>MIRA LOMA CA 917520000</text:p>
          </table:table-cell>
          <table:table-cell office:value-type="string">
            <text:p>10YXX00S</text:p>
          </table:table-cell>
          <table:table-cell/>
          <table:table-cell table:style-name="ce11" office:value-type="float" office:value="4298">
            <text:p>4,298.00</text:p>
          </table:table-cell>
          <table:table-cell office:value-type="string">
            <text:p>08/18/2021</text:p>
          </table:table-cell>
          <table:table-cell office:value-type="string">
            <text:p>USD</text:p>
          </table:table-cell>
          <table:table-cell office:value-type="string">
            <text:p>32-INGR001</text:p>
          </table:table-cell>
          <table:table-cell office:value-type="float" office:value="4298">
            <text:p>429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42">
          <table:table-cell office:value-type="string">
            <text:p>IM-000000011387573-AP</text:p>
          </table:table-cell>
          <table:table-cell office:value-type="string">
            <text:p>Invoice</text:p>
          </table:table-cell>
          <table:table-cell office:value-type="string">
            <text:p>OPTOMA TECHNOLOGY | 6492-1</text:p>
          </table:table-cell>
          <table:table-cell office:value-type="string">
            <text:p>OPTOMA TECHNOLOGY INC 2</text:p>
          </table:table-cell>
          <table:table-cell/>
          <table:table-cell table:style-name="ce9" office:value-type="string">
            <text:p>INGRAM MICRO CANADA - #2</text:p>
            <text:p>88 FOSTER CRESCENT</text:p>
            <text:p>ATTN A/P VENDOR #6942</text:p>
            <text:p>MISSISSAUGA, ON L5R 4A2 CA</text:p>
          </table:table-cell>
          <table:table-cell office:value-type="string">
            <text:p>40-W8090-S</text:p>
          </table:table-cell>
          <table:table-cell/>
          <table:table-cell table:style-name="ce11"/>
          <table:table-cell office:value-type="string">
            <text:p>08/17/2021</text:p>
          </table:table-cell>
          <table:table-cell office:value-type="string">
            <text:p>CAD</text:p>
          </table:table-cell>
          <table:table-cell office:value-type="string">
            <text:p>00-INGR003</text:p>
          </table:table-cell>
          <table:table-cell table:number-columns-repeated="1012"/>
        </table:table-row>
        <table:table-row table:style-name="ro42">
          <table:table-cell office:value-type="string">
            <text:p>IM-000000011387574-AP</text:p>
          </table:table-cell>
          <table:table-cell office:value-type="string">
            <text:p>Invoice</text:p>
          </table:table-cell>
          <table:table-cell office:value-type="string">
            <text:p>OPTOMA TECHNOLOGY | 6492-1</text:p>
          </table:table-cell>
          <table:table-cell office:value-type="string">
            <text:p>OPTOMA TECHNOLOGY INC 2</text:p>
          </table:table-cell>
          <table:table-cell office:value-type="float" office:value="315529">
            <text:p>315529</text:p>
          </table:table-cell>
          <table:table-cell table:style-name="ce9" office:value-type="string">
            <text:p>INGRAM MICRO CANADA - #2 </text:p>
            <text:p>88 FOSTER CRESCENT </text:p>
            <text:p>ATTN A/P VENDOR #6942 </text:p>
            <text:p>MISSISSAUGA ON L5R 4A2</text:p>
          </table:table-cell>
          <table:table-cell office:value-type="string">
            <text:p>40-W8090-S</text:p>
          </table:table-cell>
          <table:table-cell/>
          <table:table-cell table:style-name="ce11" office:value-type="float" office:value="1817.04">
            <text:p>1,817.04</text:p>
          </table:table-cell>
          <table:table-cell office:value-type="string">
            <text:p>08/18/2021</text:p>
          </table:table-cell>
          <table:table-cell office:value-type="string">
            <text:p>CAD</text:p>
          </table:table-cell>
          <table:table-cell office:value-type="string">
            <text:p>00-INGR003</text:p>
          </table:table-cell>
          <table:table-cell office:value-type="float" office:value="1608">
            <text:p>1608</text:p>
          </table:table-cell>
          <table:table-cell office:value-type="float" office:value="209.04">
            <text:p>209.04</text:p>
          </table:table-cell>
          <table:table-cell table:number-columns-repeated="1010"/>
        </table:table-row>
        <table:table-row table:style-name="ro42">
          <table:table-cell office:value-type="string">
            <text:p>IM-000000011387575-AP</text:p>
          </table:table-cell>
          <table:table-cell office:value-type="string">
            <text:p>Invoice</text:p>
          </table:table-cell>
          <table:table-cell office:value-type="string">
            <text:p>NULL</text:p>
          </table:table-cell>
          <table:table-cell office:value-type="string">
            <text:p>OPTOMA TECHNOLOGY INC 2</text:p>
          </table:table-cell>
          <table:table-cell/>
          <table:table-cell table:style-name="ce9" office:value-type="string">
            <text:p>INGRAM MICRO-CHICAGO </text:p>
            <text:p>415 E. LIES </text:p>
            <text:p>INGRAM MICRO-CHICAGO </text:p>
            <text:p>CAROL STREAM, IL 60188 US</text:p>
          </table:table-cell>
          <table:table-cell office:value-type="string">
            <text:p>40HK684S</text:p>
          </table:table-cell>
          <table:table-cell/>
          <table:table-cell table:style-name="ce11"/>
          <table:table-cell office:value-type="string">
            <text:p>08/18/2021</text:p>
          </table:table-cell>
          <table:table-cell office:value-type="string">
            <text:p>USD</text:p>
          </table:table-cell>
          <table:table-cell office:value-type="string">
            <text:p>32-INGR001</text:p>
          </table:table-cell>
          <table:table-cell table:number-columns-repeated="1012"/>
        </table:table-row>
        <table:table-row table:style-name="ro42">
          <table:table-cell office:value-type="string">
            <text:p>IM-000000011387576-AP</text:p>
          </table:table-cell>
          <table:table-cell office:value-type="string">
            <text:p>Invoice</text:p>
          </table:table-cell>
          <table:table-cell office:value-type="string">
            <text:p>OPTOMA | U938-1</text:p>
          </table:table-cell>
          <table:table-cell office:value-type="string">
            <text:p>OPTOMA TECHNOLOGY INC 2</text:p>
          </table:table-cell>
          <table:table-cell office:value-type="float" office:value="315544">
            <text:p>315544</text:p>
          </table:table-cell>
          <table:table-cell table:style-name="ce9" office:value-type="string">
            <text:p>INGRAM MICRO-CHICAGO </text:p>
            <text:p>415 E. LIES </text:p>
            <text:p>INGRAM MICRO-CHICAGO </text:p>
            <text:p>CAROL STREAM, IL 60188 US</text:p>
          </table:table-cell>
          <table:table-cell office:value-type="string">
            <text:p>40HK684S</text:p>
          </table:table-cell>
          <table:table-cell/>
          <table:table-cell table:style-name="ce11" office:value-type="float" office:value="7253">
            <text:p>7,253.00</text:p>
          </table:table-cell>
          <table:table-cell office:value-type="string">
            <text:p>08/18/2021</text:p>
          </table:table-cell>
          <table:table-cell office:value-type="string">
            <text:p>USD</text:p>
          </table:table-cell>
          <table:table-cell office:value-type="string">
            <text:p>32-INGR001</text:p>
          </table:table-cell>
          <table:table-cell office:value-type="float" office:value="7253">
            <text:p>725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42">
          <table:table-cell office:value-type="string">
            <text:p>IM-000000011387600-AP</text:p>
          </table:table-cell>
          <table:table-cell office:value-type="string">
            <text:p>Invoice</text:p>
          </table:table-cell>
          <table:table-cell office:value-type="string">
            <text:p>ACRONIS CLOUD BACKUP | 520Y-1</text:p>
          </table:table-cell>
          <table:table-cell office:value-type="string">
            <text:p>Acronis North America, Inc.</text:p>
          </table:table-cell>
          <table:table-cell office:value-type="string">
            <text:p>INVUS055250</text:p>
          </table:table-cell>
          <table:table-cell table:style-name="ce9" office:value-type="string">
            <text:p>COMPUTER BOULEVARD INC</text:p>
            <text:p>576 AVENUE Z STE 4D</text:p>
            <text:p>BROOKLYN NY 112236160</text:p>
            <text:p>UNITED STATES</text:p>
          </table:table-cell>
          <table:table-cell office:value-type="string">
            <text:p>60-80482-D</text:p>
          </table:table-cell>
          <table:table-cell/>
          <table:table-cell table:style-name="ce11" office:value-type="float" office:value="187.5">
            <text:p>187.50</text:p>
          </table:table-cell>
          <table:table-cell office:value-type="string">
            <text:p>Aug 19, 2021</text:p>
          </table:table-cell>
          <table:table-cell office:value-type="string">
            <text:p>USD</text:p>
          </table:table-cell>
          <table:table-cell office:value-type="float" office:value="2558414">
            <text:p>2558414</text:p>
          </table:table-cell>
          <table:table-cell table:number-columns-repeated="1012"/>
        </table:table-row>
        <table:table-row table:style-name="ro41">
          <table:table-cell office:value-type="string">
            <text:p>IM-000000011387606-AP</text:p>
          </table:table-cell>
          <table:table-cell office:value-type="string">
            <text:p>Invoice</text:p>
          </table:table-cell>
          <table:table-cell office:value-type="string">
            <text:p>NUANCE - CORP LICENSING | 8536-1</text:p>
          </table:table-cell>
          <table:table-cell office:value-type="string">
            <text:p>NUANCE</text:p>
          </table:table-cell>
          <table:table-cell office:value-type="float" office:value="50795772">
            <text:p>50795772</text:p>
          </table:table-cell>
          <table:table-cell table:style-name="ce9" office:value-type="string">
            <text:p>BURRELL CENTER INC</text:p>
            <text:p>PAUL JOHN</text:p>
            <text:p>/PO0015958/67007062</text:p>
            <text:p>1300 E BRADFORD PKWY</text:p>
            <text:p>SPRINGFIELD, MO 65804</text:p>
            <text:p>US</text:p>
          </table:table-cell>
          <table:table-cell office:value-type="string">
            <text:p>70YZT84D</text:p>
          </table:table-cell>
          <table:table-cell/>
          <table:table-cell table:style-name="ce11" office:value-type="float" office:value="425">
            <text:p>425.00</text:p>
          </table:table-cell>
          <table:table-cell office:value-type="string">
            <text:p><text:s/>18-Aug-21</text:p>
          </table:table-cell>
          <table:table-cell office:value-type="string">
            <text:p>USD</text:p>
          </table:table-cell>
          <table:table-cell office:value-type="float" office:value="4030">
            <text:p>4030</text:p>
          </table:table-cell>
          <table:table-cell table:number-columns-repeated="1012"/>
        </table:table-row>
        <table:table-row table:style-name="ro41">
          <table:table-cell office:value-type="string">
            <text:p>IM-000000011387607-AP</text:p>
          </table:table-cell>
          <table:table-cell office:value-type="string">
            <text:p>Invoice</text:p>
          </table:table-cell>
          <table:table-cell office:value-type="string">
            <text:p>NUANCE - CORP LICENSING | 8536-1</text:p>
          </table:table-cell>
          <table:table-cell office:value-type="string">
            <text:p>NUANCE</text:p>
          </table:table-cell>
          <table:table-cell office:value-type="float" office:value="50795766">
            <text:p>50795766</text:p>
          </table:table-cell>
          <table:table-cell table:style-name="ce9" office:value-type="string">
            <text:p>DEPT FOR CHILDREN AND</text:p>
            <text:p>FAMILIES</text:p>
            <text:p>MELISSA COLE/P21347392</text:p>
            <text:p>500 SW VAN BUREN ST</text:p>
            <text:p>TOPEKA, KS 66603</text:p>
            <text:p>US</text:p>
          </table:table-cell>
          <table:table-cell office:value-type="string">
            <text:p>30UTZ79D</text:p>
          </table:table-cell>
          <table:table-cell/>
          <table:table-cell table:style-name="ce11" office:value-type="float" office:value="425">
            <text:p>425.00</text:p>
          </table:table-cell>
          <table:table-cell office:value-type="string">
            <text:p><text:s/>18-Aug-21</text:p>
          </table:table-cell>
          <table:table-cell office:value-type="string">
            <text:p>USD</text:p>
          </table:table-cell>
          <table:table-cell office:value-type="float" office:value="4030">
            <text:p>4030</text:p>
          </table:table-cell>
          <table:table-cell table:number-columns-repeated="1012"/>
        </table:table-row>
        <table:table-row table:style-name="ro41">
          <table:table-cell office:value-type="string">
            <text:p>IM-000000011387608-AP</text:p>
          </table:table-cell>
          <table:table-cell office:value-type="string">
            <text:p>Invoice</text:p>
          </table:table-cell>
          <table:table-cell office:value-type="string">
            <text:p>NUANCE - CORP LICENSING | 8536-1</text:p>
          </table:table-cell>
          <table:table-cell office:value-type="string">
            <text:p>NUANCE</text:p>
          </table:table-cell>
          <table:table-cell office:value-type="float" office:value="50795765">
            <text:p>50795765</text:p>
          </table:table-cell>
          <table:table-cell table:style-name="ce9" office:value-type="string">
            <text:p>LISA DOWLING</text:p>
            <text:p>CINDY GILLIS/P21347534</text:p>
            <text:p>520 N MARKET PLACE DR STE</text:p>
            <text:p>130</text:p>
            <text:p>CENTERVILLE, UT 84014</text:p>
            <text:p>US</text:p>
          </table:table-cell>
          <table:table-cell office:value-type="string">
            <text:p>30UTZ91D</text:p>
          </table:table-cell>
          <table:table-cell/>
          <table:table-cell table:style-name="ce11" office:value-type="float" office:value="25.65">
            <text:p>25.65</text:p>
          </table:table-cell>
          <table:table-cell office:value-type="string">
            <text:p><text:s/>18-Aug-21</text:p>
          </table:table-cell>
          <table:table-cell office:value-type="string">
            <text:p>USD</text:p>
          </table:table-cell>
          <table:table-cell office:value-type="float" office:value="4030">
            <text:p>4030</text:p>
          </table:table-cell>
          <table:table-cell table:number-columns-repeated="1012"/>
        </table:table-row>
        <table:table-row table:style-name="ro42">
          <table:table-cell office:value-type="string">
            <text:p>IM-000000011387624-AP</text:p>
          </table:table-cell>
          <table:table-cell office:value-type="string">
            <text:p>Invoice</text:p>
          </table:table-cell>
          <table:table-cell office:value-type="string">
            <text:p>AKRACING | 5044-1</text:p>
          </table:table-cell>
          <table:table-cell office:value-type="string">
            <text:p>AKRacing America, Inc</text:p>
          </table:table-cell>
          <table:table-cell office:value-type="float" office:value="25442">
            <text:p>25442</text:p>
          </table:table-cell>
          <table:table-cell table:style-name="ce9" office:value-type="string">
            <text:p>Ingram Micro Inc.-Canada</text:p>
            <text:p>55 Standish Crt Suite 1</text:p>
            <text:p>Mississauga ON L5R</text:p>
            <text:p>4A1Canada</text:p>
          </table:table-cell>
          <table:table-cell office:value-type="string">
            <text:p>10-Z4902</text:p>
          </table:table-cell>
          <table:table-cell/>
          <table:table-cell table:style-name="ce11" office:value-type="float" office:value="679.59">
            <text:p>679.59</text:p>
          </table:table-cell>
          <table:table-cell office:value-type="date" office:date-value="2021-03-07">
            <text:p>07/03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42">
          <table:table-cell office:value-type="string">
            <text:p>IM-000000011387625-AP</text:p>
          </table:table-cell>
          <table:table-cell office:value-type="string">
            <text:p>Invoice</text:p>
          </table:table-cell>
          <table:table-cell office:value-type="string">
            <text:p>AKRACING | 5044-1</text:p>
          </table:table-cell>
          <table:table-cell office:value-type="string">
            <text:p>AKRacing America, Inc</text:p>
          </table:table-cell>
          <table:table-cell office:value-type="float" office:value="25223">
            <text:p>25223</text:p>
          </table:table-cell>
          <table:table-cell table:style-name="ce9" office:value-type="string">
            <text:p>Ingram Micro Inc.-Canada</text:p>
            <text:p>55 Standish Crt Suite 1</text:p>
            <text:p>Mississauga ON L5R</text:p>
            <text:p>4A1Canada</text:p>
          </table:table-cell>
          <table:table-cell office:value-type="string">
            <text:p>40-V1287</text:p>
          </table:table-cell>
          <table:table-cell/>
          <table:table-cell table:style-name="ce11" office:value-type="float" office:value="527.31">
            <text:p>527.31</text:p>
          </table:table-cell>
          <table:table-cell office:value-type="string">
            <text:p>06/26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42">
          <table:table-cell office:value-type="string">
            <text:p>IM-000000011387626-AP</text:p>
          </table:table-cell>
          <table:table-cell office:value-type="string">
            <text:p>Invoice</text:p>
          </table:table-cell>
          <table:table-cell office:value-type="string">
            <text:p>AKRACING | 5044-1</text:p>
          </table:table-cell>
          <table:table-cell office:value-type="string">
            <text:p>AKRacing America, Inc</text:p>
          </table:table-cell>
          <table:table-cell office:value-type="float" office:value="25222">
            <text:p>25222</text:p>
          </table:table-cell>
          <table:table-cell table:style-name="ce9" office:value-type="string">
            <text:p>Ingram Micro Inc.-Canada</text:p>
            <text:p>55 Standish Crt Suite 1</text:p>
            <text:p>Mississauga ON L5R</text:p>
            <text:p>4A1Canada</text:p>
          </table:table-cell>
          <table:table-cell office:value-type="string">
            <text:p>10-Z4261</text:p>
          </table:table-cell>
          <table:table-cell/>
          <table:table-cell table:style-name="ce11" office:value-type="float" office:value="1040.85">
            <text:p>1,040.85</text:p>
          </table:table-cell>
          <table:table-cell office:value-type="string">
            <text:p>06/26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42">
          <table:table-cell office:value-type="string">
            <text:p>IM-000000011387627-AP</text:p>
          </table:table-cell>
          <table:table-cell office:value-type="string">
            <text:p>Invoice</text:p>
          </table:table-cell>
          <table:table-cell office:value-type="string">
            <text:p>AKRACING | 5044-1</text:p>
          </table:table-cell>
          <table:table-cell office:value-type="string">
            <text:p>AKRacing America, Inc</text:p>
          </table:table-cell>
          <table:table-cell office:value-type="float" office:value="24979">
            <text:p>24979</text:p>
          </table:table-cell>
          <table:table-cell table:style-name="ce9" office:value-type="string">
            <text:p>Ingram Micro Inc.-Canada</text:p>
            <text:p>55 Standish Crt Suite 1</text:p>
            <text:p>Mississauga ON L5R</text:p>
            <text:p>4A1Canada</text:p>
          </table:table-cell>
          <table:table-cell office:value-type="string">
            <text:p>40-U8974</text:p>
          </table:table-cell>
          <table:table-cell/>
          <table:table-cell table:style-name="ce11" office:value-type="float" office:value="1225.53">
            <text:p>1,225.53</text:p>
          </table:table-cell>
          <table:table-cell office:value-type="string">
            <text:p>06/19/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42">
          <table:table-cell office:value-type="string">
            <text:p>IM-000000011387628-AP</text:p>
          </table:table-cell>
          <table:table-cell office:value-type="string">
            <text:p>Invoice</text:p>
          </table:table-cell>
          <table:table-cell office:value-type="string">
            <text:p>NULL</text:p>
          </table:table-cell>
          <table:table-cell office:value-type="string">
            <text:p>AKRacing America, Inc</text:p>
          </table:table-cell>
          <table:table-cell office:value-type="float" office:value="24413">
            <text:p>24413</text:p>
          </table:table-cell>
          <table:table-cell table:style-name="ce9" office:value-type="string">
            <text:p>Ingram Micro Inc.-Canada</text:p>
            <text:p>55 Standish Crt Suite 1</text:p>
            <text:p>Mississauga ON L5R</text:p>
            <text:p>4A1Canada</text:p>
          </table:table-cell>
          <table:table-cell office:value-type="string">
            <text:p>Z0749</text:p>
          </table:table-cell>
          <table:table-cell/>
          <table:table-cell table:style-name="ce11"/>
          <table:table-cell office:value-type="string">
            <text:p>05/21/2021</text:p>
          </table:table-cell>
          <table:table-cell table:number-columns-repeated="1014"/>
        </table:table-row>
        <table:table-row table:style-name="ro42">
          <table:table-cell office:value-type="string">
            <text:p>IM-000000011387634-AP</text:p>
          </table:table-cell>
          <table:table-cell office:value-type="string">
            <text:p>Invoice</text:p>
          </table:table-cell>
          <table:table-cell office:value-type="string">
            <text:p>PULSE SECURE-MSP | Y931-1</text:p>
          </table:table-cell>
          <table:table-cell office:value-type="string">
            <text:p>Pulse Secure</text:p>
          </table:table-cell>
          <table:table-cell office:value-type="float" office:value="131542">
            <text:p>131542</text:p>
          </table:table-cell>
          <table:table-cell table:style-name="ce9" office:value-type="string">
            <text:p>428 S Jefferson St</text:p>
            <text:p>Suite 450</text:p>
            <text:p>Chicago Illinois 60661</text:p>
            <text:p>US</text:p>
          </table:table-cell>
          <table:table-cell office:value-type="string">
            <text:p>41QWL93D</text:p>
          </table:table-cell>
          <table:table-cell/>
          <table:table-cell table:style-name="ce11" office:value-type="float" office:value="2476.65">
            <text:p>2,476.65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/>
          <table:table-cell office:value-type="float" office:value="2476.65">
            <text:p>2476.65</text:p>
          </table:table-cell>
          <table:table-cell table:number-columns-repeated="1011"/>
        </table:table-row>
        <table:table-row table:style-name="ro43">
          <table:table-cell office:value-type="string">
            <text:p>IM-000000011387635-AP</text:p>
          </table:table-cell>
          <table:table-cell office:value-type="string">
            <text:p>Invoice</text:p>
          </table:table-cell>
          <table:table-cell office:value-type="string">
            <text:p>PULSE SECURE-MSP | Y931-1</text:p>
          </table:table-cell>
          <table:table-cell office:value-type="string">
            <text:p>Pulse Secure</text:p>
          </table:table-cell>
          <table:table-cell office:value-type="float" office:value="131546">
            <text:p>131546</text:p>
          </table:table-cell>
          <table:table-cell table:style-name="ce9" office:value-type="string">
            <text:p>165 Barr Street</text:p>
            <text:p>LEXINGTON KY 405071321</text:p>
            <text:p>US</text:p>
          </table:table-cell>
          <table:table-cell office:value-type="string">
            <text:p>41QWL74D</text:p>
          </table:table-cell>
          <table:table-cell/>
          <table:table-cell table:style-name="ce11" office:value-type="float" office:value="118.56">
            <text:p>118.56</text:p>
          </table:table-cell>
          <table:table-cell office:value-type="string">
            <text:p>8/18/2021</text:p>
          </table:table-cell>
          <table:table-cell office:value-type="string">
            <text:p>USD</text:p>
          </table:table-cell>
          <table:table-cell/>
          <table:table-cell office:value-type="float" office:value="118.56">
            <text:p>118.56</text:p>
          </table:table-cell>
          <table:table-cell table:number-columns-repeated="1011"/>
        </table:table-row>
        <table:table-row table:style-name="ro41">
          <table:table-cell office:value-type="string">
            <text:p>IM-000000011387638-AP</text:p>
          </table:table-cell>
          <table:table-cell office:value-type="string">
            <text:p>Invoice</text:p>
          </table:table-cell>
          <table:table-cell office:value-type="string">
            <text:p>CORSAIR VALUE SELECT | 8105-1</text:p>
          </table:table-cell>
          <table:table-cell office:value-type="string">
            <text:p>Corsair Memory Inc.</text:p>
          </table:table-cell>
          <table:table-cell office:value-type="float" office:value="12450108">
            <text:p>12450108</text:p>
          </table:table-cell>
          <table:table-cell table:style-name="ce9" office:value-type="string">
            <text:p>ATTN: RECEIVING</text:p>
            <text:p>INGRAM MICRO</text:p>
            <text:p>INGRAM MICRO/FORT WORTH</text:p>
            <text:p>14500 FAA BLVD SUITE 300</text:p>
            <text:p>FORT WORTH, TX 76155</text:p>
            <text:p>United States</text:p>
          </table:table-cell>
          <table:table-cell office:value-type="string">
            <text:p>20-NLV85-S</text:p>
          </table:table-cell>
          <table:table-cell/>
          <table:table-cell table:style-name="ce11" office:value-type="float" office:value="330">
            <text:p>330.00</text:p>
          </table:table-cell>
          <table:table-cell office:value-type="string">
            <text:p><text:s/>17-AUG-21</text:p>
          </table:table-cell>
          <table:table-cell office:value-type="string">
            <text:p>USD</text:p>
          </table:table-cell>
          <table:table-cell office:value-type="float" office:value="1271">
            <text:p>1271</text:p>
          </table:table-cell>
          <table:table-cell table:number-columns-repeated="1012"/>
        </table:table-row>
        <table:table-row table:style-name="ro39">
          <table:table-cell office:value-type="string">
            <text:p>IM-000000011387639-AP</text:p>
          </table:table-cell>
          <table:table-cell office:value-type="string">
            <text:p>Invoice</text:p>
          </table:table-cell>
          <table:table-cell office:value-type="string">
            <text:p>CORSAIR VALUE SELECT | 8105-1</text:p>
          </table:table-cell>
          <table:table-cell office:value-type="string">
            <text:p>Corsair Memory Inc.</text:p>
          </table:table-cell>
          <table:table-cell office:value-type="float" office:value="12450140">
            <text:p>12450140</text:p>
          </table:table-cell>
          <table:table-cell table:style-name="ce9" office:value-type="string">
            <text:p>ATTN: RECEIVING</text:p>
            <text:p>INGRAM MICRO</text:p>
            <text:p>DROP SHIP CUSTOMER</text:p>
            <text:p>ALABAMA LAW ENFORCEMENT AGENCY</text:p>
            <text:p>301 S RIPLEY ST</text:p>
            <text:p>MONTGOMERY, AL 36104</text:p>
            <text:p>United States</text:p>
          </table:table-cell>
          <table:table-cell office:value-type="string">
            <text:p>70-YPX24-D</text:p>
          </table:table-cell>
          <table:table-cell/>
          <table:table-cell table:style-name="ce11" office:value-type="float" office:value="14720">
            <text:p>14,720.00</text:p>
          </table:table-cell>
          <table:table-cell office:value-type="string">
            <text:p><text:s/>17-AUG-21</text:p>
          </table:table-cell>
          <table:table-cell office:value-type="string">
            <text:p>USD</text:p>
          </table:table-cell>
          <table:table-cell office:value-type="float" office:value="1271">
            <text:p>1271</text:p>
          </table:table-cell>
          <table:table-cell table:number-columns-repeated="1012"/>
        </table:table-row>
        <table:table-row table:style-name="ro41">
          <table:table-cell office:value-type="string">
            <text:p>IM-000000011387643-AP</text:p>
          </table:table-cell>
          <table:table-cell office:value-type="string">
            <text:p>Invoice</text:p>
          </table:table-cell>
          <table:table-cell office:value-type="string">
            <text:p>CORSAIR VALUE SELECT | 8105-1</text:p>
          </table:table-cell>
          <table:table-cell office:value-type="string">
            <text:p>Corsair Memory Inc.</text:p>
          </table:table-cell>
          <table:table-cell office:value-type="float" office:value="12450305">
            <text:p>12450305</text:p>
          </table:table-cell>
          <table:table-cell table:style-name="ce9" office:value-type="string">
            <text:p>ATTN: RECEIVING</text:p>
            <text:p>INGRAM MICRO</text:p>
            <text:p>INGRAM MICRO</text:p>
            <text:p>3820 Micro Drive</text:p>
            <text:p>Millington, TN 38053</text:p>
            <text:p>United States</text:p>
          </table:table-cell>
          <table:table-cell office:value-type="string">
            <text:p>30-UTX84-S</text:p>
          </table:table-cell>
          <table:table-cell/>
          <table:table-cell table:style-name="ce11" office:value-type="float" office:value="2812.5">
            <text:p>2,812.50</text:p>
          </table:table-cell>
          <table:table-cell office:value-type="string">
            <text:p><text:s/>17-AUG-21</text:p>
          </table:table-cell>
          <table:table-cell office:value-type="string">
            <text:p>USD</text:p>
          </table:table-cell>
          <table:table-cell office:value-type="float" office:value="1271">
            <text:p>1271</text:p>
          </table:table-cell>
          <table:table-cell table:number-columns-repeated="1012"/>
        </table:table-row>
        <table:table-row table:style-name="ro42">
          <table:table-cell office:value-type="string">
            <text:p>IM-000000011387657-AP</text:p>
          </table:table-cell>
          <table:table-cell office:value-type="string">
            <text:p>Invoice</text:p>
          </table:table-cell>
          <table:table-cell office:value-type="string">
            <text:p>INTEL - DESKTOP TRAY CPU | U187-1</text:p>
          </table:table-cell>
          <table:table-cell office:value-type="string">
            <text:p>Intel Americas,Inc</text:p>
          </table:table-cell>
          <table:table-cell office:value-type="float" office:value="3012496718">
            <text:p>3012496718</text:p>
          </table:table-cell>
          <table:table-cell table:style-name="ce9" office:value-type="string">
            <text:p>INGRAM MICRO-30</text:p>
            <text:p>3820 Micro Dr</text:p>
            <text:p>MILLINGTON TN 38053-6215</text:p>
            <text:p>UNITED STATES</text:p>
          </table:table-cell>
          <table:table-cell office:value-type="string">
            <text:p>30UGJ90S</text:p>
          </table:table-cell>
          <table:table-cell/>
          <table:table-cell table:style-name="ce11" office:value-type="float" office:value="380">
            <text:p>380.00</text:p>
          </table:table-cell>
          <table:table-cell office:value-type="string">
            <text:p>Aug 19, 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44">
          <table:table-cell office:value-type="string">
            <text:p>IM-000000011387658-AP</text:p>
          </table:table-cell>
          <table:table-cell office:value-type="string">
            <text:p>Invoice</text:p>
          </table:table-cell>
          <table:table-cell office:value-type="string">
            <text:p>INTEL - SSD | U418-1</text:p>
          </table:table-cell>
          <table:table-cell office:value-type="string">
            <text:p>Intel Americas,Inc</text:p>
          </table:table-cell>
          <table:table-cell office:value-type="float" office:value="3012496719">
            <text:p>3012496719</text:p>
          </table:table-cell>
          <table:table-cell table:style-name="ce9" office:value-type="string">
            <text:p>INGRAM MICRO-10</text:p>
            <text:p>BRANCH 10</text:p>
            <text:p>12510 Micro Dr</text:p>
            <text:p>MIRA LOMA CA 91752-1024</text:p>
            <text:p>UNITED STATES</text:p>
          </table:table-cell>
          <table:table-cell office:value-type="string">
            <text:p>10YUA19S</text:p>
          </table:table-cell>
          <table:table-cell/>
          <table:table-cell table:style-name="ce11" office:value-type="float" office:value="3905">
            <text:p>3,905.00</text:p>
          </table:table-cell>
          <table:table-cell office:value-type="string">
            <text:p>Aug 19, 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42">
          <table:table-cell office:value-type="string">
            <text:p>IM-000000011387659-AP</text:p>
          </table:table-cell>
          <table:table-cell office:value-type="string">
            <text:p>Invoice</text:p>
          </table:table-cell>
          <table:table-cell office:value-type="string">
            <text:p>INTEL - DESKTOP TRAY CPU | U187-1</text:p>
          </table:table-cell>
          <table:table-cell office:value-type="string">
            <text:p>Intel Americas,Inc</text:p>
          </table:table-cell>
          <table:table-cell office:value-type="float" office:value="3012496720">
            <text:p>3012496720</text:p>
          </table:table-cell>
          <table:table-cell table:style-name="ce9" office:value-type="string">
            <text:p>INGRAM MICRO-30</text:p>
            <text:p>3820 Micro Dr</text:p>
            <text:p>MILLINGTON TN 38053-6215</text:p>
            <text:p>UNITED STATES</text:p>
          </table:table-cell>
          <table:table-cell office:value-type="string">
            <text:p>30UGT14S</text:p>
          </table:table-cell>
          <table:table-cell/>
          <table:table-cell table:style-name="ce11" office:value-type="float" office:value="1300">
            <text:p>1,300.00</text:p>
          </table:table-cell>
          <table:table-cell office:value-type="string">
            <text:p>Aug 19, 2021</text:p>
          </table:table-cell>
          <table:table-cell office:value-type="string">
            <text:p>USD</text:p>
          </table:table-cell>
          <table:table-cell table:number-columns-repeated="1013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Images.$A$1" table:cell-range-address="$'Non-Tabular'.$A$1:.$N$197"/>
        </table:named-expressions>
      </table:table>
      <table:table table:name="Tabular" table:style-name="ta3" table:print="false">
        <office:forms form:automatic-focus="false" form:apply-design-mode="false"/>
        <table:table-column table:style-name="co4" table:default-cell-style-name="Excel_20_Built-in_20_Normal"/>
        <table:table-column table:style-name="co17" table:default-cell-style-name="Excel_20_Built-in_20_Normal"/>
        <table:table-column table:style-name="co13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 table:style-name="ce15" office:value-type="string">
            <text:p>Workitem_Number</text:p>
          </table:table-cell>
          <table:table-cell table:style-name="ce15" office:value-type="string">
            <text:p>Page Number</text:p>
          </table:table-cell>
          <table:table-cell table:style-name="ce15" office:value-type="string">
            <text:p>Row Number</text:p>
          </table:table-cell>
          <table:table-cell table:style-name="ce15" office:value-type="string">
            <text:p>Po_Number</text:p>
          </table:table-cell>
          <table:table-cell table:style-name="ce15" office:value-type="string">
            <text:p>SKU</text:p>
          </table:table-cell>
          <table:table-cell table:style-name="ce15" office:value-type="string">
            <text:p>VPN/Item</text:p>
          </table:table-cell>
          <table:table-cell table:style-name="ce15" office:value-type="string">
            <text:p>Item_Desc</text:p>
          </table:table-cell>
          <table:table-cell table:style-name="ce15" office:value-type="string">
            <text:p>Quantity</text:p>
          </table:table-cell>
          <table:table-cell table:style-name="ce15" office:value-type="string">
            <text:p>Unit_Price</text:p>
          </table:table-cell>
          <table:table-cell table:style-name="ce15" office:value-type="string">
            <text:p>Line_Amount</text:p>
          </table:table-cell>
          <table:table-cell table:style-name="ce15"/>
          <table:table-cell table:number-columns-repeated="1013"/>
        </table:table-row>
        <table:table-row table:style-name="ro35">
          <table:table-cell office:value-type="string">
            <text:p>IM-000000011378571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82004</text:p>
          </table:table-cell>
          <table:table-cell table:number-columns-repeated="2"/>
          <table:table-cell table:style-name="ce9" office:value-type="string">
            <text:p>A-FLEX-C-DEVICE-Webex Device Cloud Subscription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1.54">
            <text:p>21.54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36">
          <table:table-cell office:value-type="string">
            <text:p>IM-000000011378571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0-82004</text:p>
          </table:table-cell>
          <table:table-cell table:number-columns-repeated="2"/>
          <table:table-cell table:style-name="ce9" office:value-type="string">
            <text:p>A-FLEX-DEVREG-ENT-Cloud Device</text:p>
            <text:p>Registration EntitlementA-FLEX-DEVREG-ENT-Cloud Device</text:p>
            <text:p>Registration EntitlementA-FLEX-DEVREG-ENT-Cloud Device</text:p>
            <text:p>Registration EntitlementA-FLEX-DEVREG-ENT-Cloud Device</text:p>
            <text:p>Registration EntitlementA-FLEX-DEVREG-ENT-Cloud Device</text:p>
            <text:p>Registration Entitlement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36">
          <table:table-cell office:value-type="string">
            <text:p>IM-000000011378571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30-82004</text:p>
          </table:table-cell>
          <table:table-cell table:number-columns-repeated="2"/>
          <table:table-cell table:style-name="ce9" office:value-type="string">
            <text:p>SVS-FLXD-SUPT-BAS-Basic Support for</text:p>
            <text:p>Flex-DeviceSVS-FLXD-SUPT-BAS-Basic Support for</text:p>
            <text:p>Flex-DeviceSVS-FLXD-SUPT-BAS-Basic Support for</text:p>
            <text:p>Flex-DeviceSVS-FLXD-SUPT-BAS-Basic Support for</text:p>
            <text:p>Flex-DeviceSVS-FLXD-SUPT-BAS-Basic Support for</text:p>
            <text:p>Flex-Devic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36">
          <table:table-cell table:style-name="ce16" office:value-type="string">
            <text:p>IM-000000011378572-AP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string">
            <text:p>21-LMD34</text:p>
          </table:table-cell>
          <table:table-cell table:style-name="ce16" table:number-columns-repeated="2"/>
          <table:table-cell table:style-name="ce9" office:value-type="string">
            <text:p>A-FLEX-CME-Communications Manager</text:p>
            <text:p>Express (1)A-FLEX-CME-Communications Manager</text:p>
            <text:p>Express (1)A-FLEX-CME-Communications Manager</text:p>
            <text:p>Express (1)A-FLEX-CME-Communications Manager</text:p>
            <text:p>Express (1)A-FLEX-CME-Communications Manager</text:p>
            <text:p>Express (1)</text:p>
          </table:table-cell>
          <table:table-cell table:style-name="ce16" office:value-type="float" office:value="97">
            <text:p>97</text:p>
          </table:table-cell>
          <table:table-cell table:number-columns-repeated="2" table:style-name="ce19" office:value-type="float" office:value="0">
            <text:p>0.00</text:p>
          </table:table-cell>
          <table:table-cell table:style-name="ce16"/>
          <table:table-cell table:style-name="ce23" table:number-columns-repeated="11"/>
          <table:table-cell table:style-name="ce16" table:number-columns-repeated="1002"/>
        </table:table-row>
        <table:table-row table:style-name="ro45">
          <table:table-cell office:value-type="string">
            <text:p>IM-000000011378572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CUCILYNC-CUCILYNC (1)</text:p>
          </table:table-cell>
          <table:table-cell office:value-type="float" office:value="117">
            <text:p>117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36">
          <table:table-cell office:value-type="string">
            <text:p>IM-000000011378572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CUCME-Communications</text:p>
            <text:p>Manager Express (1)A-FLEX-CUCME-Communications</text:p>
            <text:p>Manager Express (1)A-FLEX-CUCME-Communications</text:p>
            <text:p>Manager Express (1)A-FLEX-CUCME-Communications</text:p>
            <text:p>Manager Express (1)A-FLEX-CUCME-Communications</text:p>
            <text:p>Manager Express (1)</text:p>
          </table:table-cell>
          <table:table-cell office:value-type="float" office:value="1168">
            <text:p>1168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36">
          <table:table-cell office:value-type="string">
            <text:p>IM-000000011378572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CUE-IVR-Unity Express with</text:p>
            <text:p>Interactive Voice Response (1)A-FLEX-CUE-IVR-Unity Express with</text:p>
            <text:p>Interactive Voice Response (1)A-FLEX-CUE-IVR-Unity Express with</text:p>
            <text:p>Interactive Voice Response (1)A-FLEX-CUE-IVR-Unity Express with</text:p>
            <text:p>Interactive Voice Response (1)A-FLEX-CUE-IVR-Unity Express with</text:p>
            <text:p>Interactive Voice Response (1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1">
          <table:table-cell office:value-type="string">
            <text:p>IM-000000011378572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CUE-VM-Unity Express with</text:p>
            <text:p>VoiceMail (1)A-FLEX-CUE-VM-Unity Express with</text:p>
            <text:p>VoiceMail (1)A-FLEX-CUE-VM-Unity Express with</text:p>
            <text:p>VoiceMail (1)A-FLEX-CUE-VM-Unity Express with</text:p>
            <text:p>VoiceMail (1)A-FLEX-CUE-VM-Unity Express with</text:p>
            <text:p>VoiceMail (1)</text:p>
          </table:table-cell>
          <table:table-cell office:value-type="float" office:value="97">
            <text:p>97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36">
          <table:table-cell office:value-type="string">
            <text:p>IM-000000011378572-AP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CUEIVR-Unity Express with</text:p>
            <text:p>Interactive Voice Response (1)A-FLEX-CUEIVR-Unity Express with</text:p>
            <text:p>Interactive Voice Response (1)A-FLEX-CUEIVR-Unity Express with</text:p>
            <text:p>Interactive Voice Response (1)A-FLEX-CUEIVR-Unity Express with</text:p>
            <text:p>Interactive Voice Response (1)A-FLEX-CUEIVR-Unity Express with</text:p>
            <text:p>Interactive Voice Response (1)</text:p>
          </table:table-cell>
          <table:table-cell office:value-type="float" office:value="2">
            <text:p>2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1">
          <table:table-cell office:value-type="string">
            <text:p>IM-000000011378572-AP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CUEVM-Unity Express with</text:p>
            <text:p>VoiceMail (1)A-FLEX-CUEVM-Unity Express with</text:p>
            <text:p>VoiceMail (1)A-FLEX-CUEVM-Unity Express with</text:p>
            <text:p>VoiceMail (1)A-FLEX-CUEVM-Unity Express with</text:p>
            <text:p>VoiceMail (1)A-FLEX-CUEVM-Unity Express with</text:p>
            <text:p>VoiceMail (1)</text:p>
          </table:table-cell>
          <table:table-cell office:value-type="float" office:value="97">
            <text:p>97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36">
          <table:table-cell office:value-type="string">
            <text:p>IM-000000011378572-AP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DEVREG-ENT-Cloud Device</text:p>
            <text:p>Registration EntitlementA-FLEX-DEVREG-ENT-Cloud Device</text:p>
            <text:p>Registration EntitlementA-FLEX-DEVREG-ENT-Cloud Device</text:p>
            <text:p>Registration EntitlementA-FLEX-DEVREG-ENT-Cloud Device</text:p>
            <text:p>Registration EntitlementA-FLEX-DEVREG-ENT-Cloud Device</text:p>
            <text:p>Registration Entitlement</text:p>
          </table:table-cell>
          <table:table-cell office:value-type="float" office:value="1169">
            <text:p>1169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36">
          <table:table-cell office:value-type="string">
            <text:p>IM-000000011378572-AP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EA-PRO-PK-EA Pro Pack for</text:p>
            <text:p>Cisco Webex Control Hub (1)A-FLEX-EA-PRO-PK-EA Pro Pack for</text:p>
            <text:p>Cisco Webex Control Hub (1)A-FLEX-EA-PRO-PK-EA Pro Pack for</text:p>
            <text:p>Cisco Webex Control Hub (1)A-FLEX-EA-PRO-PK-EA Pro Pack for</text:p>
            <text:p>Cisco Webex Control Hub (1)A-FLEX-EA-PRO-PK-EA Pro Pack for</text:p>
            <text:p>Cisco Webex Control Hub (1)</text:p>
          </table:table-cell>
          <table:table-cell office:value-type="float" office:value="974">
            <text:p>974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36">
          <table:table-cell table:style-name="ce16" office:value-type="string">
            <text:p>IM-000000011378572-AP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0">
            <text:p>10</text:p>
          </table:table-cell>
          <table:table-cell table:style-name="ce16" office:value-type="string">
            <text:p>21-LMD34</text:p>
          </table:table-cell>
          <table:table-cell table:style-name="ce16" table:number-columns-repeated="2"/>
          <table:table-cell table:style-name="ce9" office:value-type="string">
            <text:p>A-FLEX-EAPL1-EntW On-Premises </text:p>
            <text:p>Calling Tier 1 (1)A-FLEX-EAPL1-EntW On-Premises </text:p>
            <text:p>Calling Tier 1 (1)A-FLEX-EAPL1-EntW On-Premises </text:p>
            <text:p>Calling Tier 1 (1)A-FLEX-EAPL1-EntW On-Premises </text:p>
            <text:p>Calling Tier 1 (1)A-FLEX-EAPL1-EntW On-Premises </text:p>
            <text:p>Calling Tier 1 (1)</text:p>
          </table:table-cell>
          <table:table-cell table:style-name="ce16" office:value-type="float" office:value="974">
            <text:p>974</text:p>
          </table:table-cell>
          <table:table-cell table:style-name="ce19" office:value-type="float" office:value="6.71">
            <text:p>6.71</text:p>
          </table:table-cell>
          <table:table-cell table:style-name="ce19" office:value-type="float" office:value="2962.37">
            <text:p>2962.37</text:p>
          </table:table-cell>
          <table:table-cell table:style-name="ce16"/>
          <table:table-cell table:style-name="ce23" table:number-columns-repeated="11"/>
          <table:table-cell table:style-name="ce16" table:number-columns-repeated="1002"/>
        </table:table-row>
        <table:table-row table:style-name="ro36">
          <table:table-cell office:value-type="string">
            <text:p>IM-000000011378572-A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<text:s/>A-FLEX-EDGAUD-USER-A-FLEX Webex </text:p>
            <text:p>Edge Audio A-FLEX-EDGAUD-USER-A-FLEX Webex </text:p>
            <text:p>Edge Audio A-FLEX-EDGAUD-USER-A-FLEX Webex </text:p>
            <text:p>Edge Audio A-FLEX-EDGAUD-USER-A-FLEX Webex </text:p>
            <text:p>Edge Audio A-FLEX-EDGAUD-USER-A-FLEX Webex </text:p>
            <text:p>Edge Audio</text:p>
          </table:table-cell>
          <table:table-cell office:value-type="float" office:value="60">
            <text:p>60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1">
          <table:table-cell office:value-type="string">
            <text:p>IM-000000011378572-AP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EE-ENT-Meetings Suite</text:p>
            <text:p>Entitlement (1)A-FLEX-EE-ENT-Meetings Suite</text:p>
            <text:p>Entitlement (1)A-FLEX-EE-ENT-Meetings Suite</text:p>
            <text:p>Entitlement (1)A-FLEX-EE-ENT-Meetings Suite</text:p>
            <text:p>Entitlement (1)A-FLEX-EE-ENT-Meetings Suite</text:p>
            <text:p>Entitlement (1)</text:p>
          </table:table-cell>
          <table:table-cell office:value-type="float" office:value="60">
            <text:p>60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0">
          <table:table-cell office:value-type="string">
            <text:p>IM-000000011378572-A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ER-11X-K9-Emergency</text:p>
            <text:p>Responder SW Bundle v11 (1)A-FLEX-ER-11X-K9-Emergency</text:p>
            <text:p>Responder SW Bundle v11 (1)A-FLEX-ER-11X-K9-Emergency</text:p>
            <text:p>Responder SW Bundle v11 (1)A-FLEX-ER-11X-K9-Emergency</text:p>
            <text:p>Responder SW Bundle v11 (1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0">
          <table:table-cell office:value-type="string">
            <text:p>IM-000000011378572-AP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EXP-AN-Enable Advanced</text:p>
            <text:p>Networking Option (1)A-FLEX-EXP-AN-Enable Advanced</text:p>
            <text:p>Networking Option (1)A-FLEX-EXP-AN-Enable Advanced</text:p>
            <text:p>Networking Option (1)A-FLEX-EXP-AN-Enable Advanced</text:p>
            <text:p>Networking Option (1)</text:p>
          </table:table-cell>
          <table:table-cell office:value-type="float" office:value="4">
            <text:p>4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0">
          <table:table-cell office:value-type="string">
            <text:p>IM-000000011378572-AP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EXP-DESK-Expressway</text:p>
            <text:p>Deskphone Registration (1)A-FLEX-EXP-DESK-Expressway</text:p>
            <text:p>Deskphone Registration (1)A-FLEX-EXP-DESK-Expressway</text:p>
            <text:p>Deskphone Registration (1)A-FLEX-EXP-DESK-Expressway</text:p>
            <text:p>Deskphone Registration (1)</text:p>
          </table:table-cell>
          <table:table-cell office:value-type="float" office:value="1363">
            <text:p>1363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0">
          <table:table-cell office:value-type="string">
            <text:p>IM-000000011378572-AP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EXP-E-Enable Expressway-E</text:p>
            <text:p>Feature Set (1)A-FLEX-EXP-E-Enable Expressway-E</text:p>
            <text:p>Feature Set (1)A-FLEX-EXP-E-Enable Expressway-E</text:p>
            <text:p>Feature Set (1)A-FLEX-EXP-E-Enable Expressway-E</text:p>
            <text:p>Feature Set (1)</text:p>
          </table:table-cell>
          <table:table-cell office:value-type="float" office:value="4">
            <text:p>4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0">
          <table:table-cell office:value-type="string">
            <text:p>IM-000000011378572-AP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EXP-GW-Enable GW Feature</text:p>
            <text:p>(H323-SIP) (1)A-FLEX-EXP-GW-Enable GW Feature</text:p>
            <text:p>(H323-SIP) (1)A-FLEX-EXP-GW-Enable GW Feature</text:p>
            <text:p>(H323-SIP) (1)A-FLEX-EXP-GW-Enable GW Feature</text:p>
            <text:p>(H323-SIP) (1)</text:p>
          </table:table-cell>
          <table:table-cell office:value-type="float" office:value="8">
            <text:p>8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4">
          <table:table-cell office:value-type="string">
            <text:p>IM-000000011378572-AP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EXP-KEY-Expressway Release</text:p>
            <text:p>Key (1)A-FLEX-EXP-KEY-Expressway Release</text:p>
            <text:p>Key (1)A-FLEX-EXP-KEY-Expressway Release</text:p>
            <text:p>Key (1)A-FLEX-EXP-KEY-Expressway Release</text:p>
            <text:p>Key (1)</text:p>
          </table:table-cell>
          <table:table-cell office:value-type="float" office:value="8">
            <text:p>8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0">
          <table:table-cell office:value-type="string">
            <text:p>IM-000000011378572-AP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EXP-PAK-Expressway Product</text:p>
            <text:p>Authorization Key (1)A-FLEX-EXP-PAK-Expressway Product</text:p>
            <text:p>Authorization Key (1)A-FLEX-EXP-PAK-Expressway Product</text:p>
            <text:p>Authorization Key (1)A-FLEX-EXP-PAK-Expressway Product</text:p>
            <text:p>Authorization Key (1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0">
          <table:table-cell office:value-type="string">
            <text:p>IM-000000011378572-AP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EXP-RMS-Expressway Rich</text:p>
            <text:p>Media Session (1)A-FLEX-EXP-RMS-Expressway Rich</text:p>
            <text:p>Media Session (1)A-FLEX-EXP-RMS-Expressway Rich</text:p>
            <text:p>Media Session (1)A-FLEX-EXP-RMS-Expressway Rich</text:p>
            <text:p>Media Session (1)</text:p>
          </table:table-cell>
          <table:table-cell office:value-type="float" office:value="49">
            <text:p>49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0">
          <table:table-cell office:value-type="string">
            <text:p>IM-000000011378572-AP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EXP-ROOM-Expressway Room</text:p>
            <text:p>Registration (1)A-FLEX-EXP-ROOM-Expressway Room</text:p>
            <text:p>Registration (1)A-FLEX-EXP-ROOM-Expressway Room</text:p>
            <text:p>Registration (1)A-FLEX-EXP-ROOM-Expressway Room</text:p>
            <text:p>Registration (1)</text:p>
          </table:table-cell>
          <table:table-cell office:value-type="float" office:value="9">
            <text:p>9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0">
          <table:table-cell office:value-type="string">
            <text:p>IM-000000011378572-AP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EXP-SERIES-Enable Expressway</text:p>
            <text:p>Series Feature Set (1)A-FLEX-EXP-SERIES-Enable Expressway</text:p>
            <text:p>Series Feature Set (1)A-FLEX-EXP-SERIES-Enable Expressway</text:p>
            <text:p>Series Feature Set (1)A-FLEX-EXP-SERIES-Enable Expressway</text:p>
            <text:p>Series Feature Set (1)</text:p>
          </table:table-cell>
          <table:table-cell office:value-type="float" office:value="8">
            <text:p>8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4">
          <table:table-cell office:value-type="string">
            <text:p>IM-000000011378572-AP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EXP-TURN-1800 TURN Relay</text:p>
            <text:p>Option (1)A-FLEX-EXP-TURN-1800 TURN Relay</text:p>
            <text:p>Option (1)A-FLEX-EXP-TURN-1800 TURN Relay</text:p>
            <text:p>Option (1)A-FLEX-EXP-TURN-1800 TURN Relay</text:p>
            <text:p>Option (1)</text:p>
          </table:table-cell>
          <table:table-cell office:value-type="float" office:value="4">
            <text:p>4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4">
          <table:table-cell office:value-type="string">
            <text:p>IM-000000011378572-AP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FILESTG-ENT-File Storage</text:p>
            <text:p>EntitlementA-FLEX-FILESTG-ENT-File Storage</text:p>
            <text:p>EntitlementA-FLEX-FILESTG-ENT-File Storage</text:p>
            <text:p>EntitlementA-FLEX-FILESTG-ENT-File Storage</text:p>
            <text:p>Entitlement</text:p>
          </table:table-cell>
          <table:table-cell office:value-type="float" office:value="1200">
            <text:p>1200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5">
          <table:table-cell office:value-type="string">
            <text:p>IM-000000011378572-AP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JABBER-Jabber (1)</text:p>
          </table:table-cell>
          <table:table-cell office:value-type="float" office:value="487">
            <text:p>487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4">
          <table:table-cell office:value-type="string">
            <text:p>IM-000000011378572-AP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MSG-ENT-Messaging</text:p>
            <text:p>EntitlementA-FLEX-MSG-ENT-Messaging</text:p>
            <text:p>EntitlementA-FLEX-MSG-ENT-Messaging</text:p>
            <text:p>EntitlementA-FLEX-MSG-ENT-Messaging</text:p>
            <text:p>Entitlement</text:p>
          </table:table-cell>
          <table:table-cell office:value-type="float" office:value="1229">
            <text:p>1229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1">
          <table:table-cell office:value-type="string">
            <text:p>IM-000000011378572-AP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21-LMD34</text:p>
          </table:table-cell>
          <table:table-cell table:number-columns-repeated="2"/>
          <table:table-cell office:value-type="string">
            <text:p>A-FLEX-NU-BCCB-NU Meetings Bridge Country Call Back Audio (1)</text:p>
          </table:table-cell>
          <table:table-cell office:value-type="float" office:value="60">
            <text:p>60</text:p>
          </table:table-cell>
          <table:table-cell table:style-name="ce19" office:value-type="float" office:value="2.44">
            <text:p>2.44</text:p>
          </table:table-cell>
          <table:table-cell table:style-name="ce19" office:value-type="float" office:value="146.4">
            <text:p>146.4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37">
          <table:table-cell table:style-name="ce16" office:value-type="string">
            <text:p>IM-000000011378572-AP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8">
            <text:p>18</text:p>
          </table:table-cell>
          <table:table-cell table:style-name="ce16" office:value-type="string">
            <text:p>21-LMD34</text:p>
          </table:table-cell>
          <table:table-cell table:style-name="ce16" table:number-columns-repeated="2"/>
          <table:table-cell table:style-name="ce9" office:value-type="string">
            <text:p><text:s/>A-FLEX-NUCM-EE-EAL-NU Cloud </text:p>
            <text:p>Meetings - Mtgs Suite purchased with EA </text:p>
            <text:p>Calling (1)_x000D_ A-FLEX-NUCM-EE-EAL-NU Cloud </text:p>
            <text:p>Meetings - Mtgs Suite purchased with EA </text:p>
            <text:p>Calling (1)_x000D_ A-FLEX-NUCM-EE-EAL-NU Cloud </text:p>
            <text:p>Meetings - Mtgs Suite purchased with EA </text:p>
            <text:p>Calling (1)_x000D_ A-FLEX-NUCM-EE-EAL-NU Cloud </text:p>
            <text:p>Meetings - Mtgs Suite purchased with EA </text:p>
            <text:p>Calling (1)_x000D_</text:p>
          </table:table-cell>
          <table:table-cell table:style-name="ce16" office:value-type="float" office:value="60">
            <text:p>60</text:p>
          </table:table-cell>
          <table:table-cell table:style-name="ce19" office:value-type="float" office:value="29.43">
            <text:p>29.43</text:p>
          </table:table-cell>
          <table:table-cell table:style-name="ce19" office:value-type="float" office:value="1765.8">
            <text:p>1765.80</text:p>
          </table:table-cell>
          <table:table-cell table:style-name="ce16"/>
          <table:table-cell table:style-name="ce23" table:number-columns-repeated="11"/>
          <table:table-cell table:style-name="ce16" table:number-columns-repeated="1002"/>
        </table:table-row>
        <table:table-row table:style-name="ro41">
          <table:table-cell office:value-type="string">
            <text:p>IM-000000011378572-A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P-COMMON11X-Common Area</text:p>
            <text:p>v11 License (1)A-FLEX-P-COMMON11X-Common Area</text:p>
            <text:p>v11 License (1)A-FLEX-P-COMMON11X-Common Area</text:p>
            <text:p>v11 License (1)</text:p>
          </table:table-cell>
          <table:table-cell office:value-type="float" office:value="194">
            <text:p>194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1">
          <table:table-cell office:value-type="string">
            <text:p>IM-000000011378572-AP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P-ER-11X-Emergency</text:p>
            <text:p>Responder v11 License (1)A-FLEX-P-ER-11X-Emergency</text:p>
            <text:p>Responder v11 License (1)A-FLEX-P-ER-11X-Emergency</text:p>
            <text:p>Responder v11 License (1)</text:p>
          </table:table-cell>
          <table:table-cell office:value-type="float" office:value="2922">
            <text:p>2922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2">
          <table:table-cell office:value-type="string">
            <text:p>IM-000000011378572-AP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P-ESS-11X-Essential v11</text:p>
            <text:p>License (1)A-FLEX-P-ESS-11X-Essential v11</text:p>
            <text:p>License (1)A-FLEX-P-ESS-11X-Essential v11</text:p>
            <text:p>License (1)</text:p>
          </table:table-cell>
          <table:table-cell office:value-type="float" office:value="98">
            <text:p>98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39">
          <table:table-cell office:value-type="string">
            <text:p>IM-000000011378572-AP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P-PLMENC-K9-Unified</text:p>
            <text:p>Communications Manager Encryption</text:p>
            <text:p>License (1)A-FLEX-P-PLMENC-K9-Unified</text:p>
            <text:p>Communications Manager Encryption</text:p>
            <text:p>License (1)A-FLEX-P-PLMENC-K9-Unified</text:p>
            <text:p>Communications Manager Encryption</text:p>
            <text:p>License (1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1">
          <table:table-cell office:value-type="string">
            <text:p>IM-000000011378572-AP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P-TPRM-11X-Telepresence</text:p>
            <text:p>Room v11 License (1)A-FLEX-P-TPRM-11X-Telepresence</text:p>
            <text:p>Room v11 License (1)A-FLEX-P-TPRM-11X-Telepresence</text:p>
            <text:p>Room v11 License (1)</text:p>
          </table:table-cell>
          <table:table-cell office:value-type="float" office:value="10">
            <text:p>10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1">
          <table:table-cell office:value-type="string">
            <text:p>IM-000000011378572-AP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P-UCM-11X-Unified</text:p>
            <text:p>Communications Manager v11 License (1)A-FLEX-P-UCM-11X-Unified</text:p>
            <text:p>Communications Manager v11 License (1)A-FLEX-P-UCM-11X-Unified</text:p>
            <text:p>Communications Manager v11 License (1)</text:p>
          </table:table-cell>
          <table:table-cell office:value-type="float" office:value="1169">
            <text:p>1169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1">
          <table:table-cell office:value-type="string">
            <text:p>IM-000000011378572-AP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P-UCXN-11X-Unity Connection</text:p>
            <text:p>v11 License (1)A-FLEX-P-UCXN-11X-Unity Connection</text:p>
            <text:p>v11 License (1)A-FLEX-P-UCXN-11X-Unity Connection</text:p>
            <text:p>v11 License (1)</text:p>
          </table:table-cell>
          <table:table-cell office:value-type="float" office:value="1169">
            <text:p>1169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1">
          <table:table-cell office:value-type="string">
            <text:p>IM-000000011378572-AP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S-AC-11X-Attendant Console</text:p>
            <text:p>Standard Version 11A-FLEX-S-AC-11X-Attendant Console</text:p>
            <text:p>Standard Version 11A-FLEX-S-AC-11X-Attendant Console</text:p>
            <text:p>Standard Version 11</text:p>
          </table:table-cell>
          <table:table-cell office:value-type="float" office:value="5">
            <text:p>5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2">
          <table:table-cell office:value-type="string">
            <text:p>IM-000000011378572-AP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SME-11X-Session Manager v11</text:p>
            <text:p>(1)A-FLEX-SME-11X-Session Manager v11</text:p>
            <text:p>(1)A-FLEX-SME-11X-Session Manager v11</text:p>
            <text:p>(1)</text:p>
          </table:table-cell>
          <table:table-cell office:value-type="float" office:value="390">
            <text:p>390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5">
          <table:table-cell office:value-type="string">
            <text:p>IM-000000011378572-AP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SRST-EP-SRST Endpoints (1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5">
          <table:table-cell office:value-type="string">
            <text:p>IM-000000011378572-AP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SRSTEP-SRST Endpoints (1)</text:p>
          </table:table-cell>
          <table:table-cell office:value-type="float" office:value="1168">
            <text:p>1168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1">
          <table:table-cell office:value-type="string">
            <text:p>IM-000000011378572-AP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SW-11X-K9-On-Premises &amp;</text:p>
            <text:p>Partner Hosted Calling SW Bundle v11 (1)A-FLEX-SW-11X-K9-On-Premises &amp;</text:p>
            <text:p>Partner Hosted Calling SW Bundle v11 (1)A-FLEX-SW-11X-K9-On-Premises &amp;</text:p>
            <text:p>Partner Hosted Calling SW Bundle v11 (1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1">
          <table:table-cell office:value-type="string">
            <text:p>IM-000000011378572-AP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UCM-PAK-UCM Product</text:p>
            <text:p>Authorization Key (1)A-FLEX-UCM-PAK-UCM Product</text:p>
            <text:p>Authorization Key (1)A-FLEX-UCM-PAK-UCM Product</text:p>
            <text:p>Authorization Key (1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2">
          <table:table-cell office:value-type="string">
            <text:p>IM-000000011378572-AP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FLEX-WX-STG-Included Webex</text:p>
            <text:p>Storage for FlexA-FLEX-WX-STG-Included Webex</text:p>
            <text:p>Storage for FlexA-FLEX-WX-STG-Included Webex</text:p>
            <text:p>Storage for Flex</text:p>
          </table:table-cell>
          <table:table-cell office:value-type="float" office:value="10">
            <text:p>10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5">
          <table:table-cell office:value-type="string">
            <text:p>IM-000000011378572-AP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21-LMD34</text:p>
          </table:table-cell>
          <table:table-cell table:number-columns-repeated="2"/>
          <table:table-cell table:style-name="ce9" office:value-type="string">
            <text:p>A-SPK-VOIP-Included VoIP (1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1">
          <table:table-cell table:style-name="ce16" office:value-type="string">
            <text:p>IM-000000011378572-AP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6">
            <text:p>16</text:p>
          </table:table-cell>
          <table:table-cell table:style-name="ce16" office:value-type="string">
            <text:p>21-LMD34</text:p>
          </table:table-cell>
          <table:table-cell table:style-name="ce16" table:number-columns-repeated="2"/>
          <table:table-cell table:style-name="ce9" office:value-type="string">
            <text:p>SVS-SPK-SUPT-BAS-Collaboration</text:p>
            <text:p>Support Services - Basic SupportSVS-SPK-SUPT-BAS-Collaboration</text:p>
            <text:p>Support Services - Basic SupportSVS-SPK-SUPT-BAS-Collaboration</text:p>
            <text:p>Support Services - Basic Support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 table:style-name="ce16"/>
          <table:table-cell table:style-name="ce23" table:number-columns-repeated="11"/>
          <table:table-cell table:style-name="ce16" table:number-columns-repeated="1002"/>
        </table:table-row>
        <table:table-row table:style-name="ro1">
          <table:table-cell office:value-type="string">
            <text:p>IM-00000001137857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-NUA83</text:p>
          </table:table-cell>
          <table:table-cell table:number-columns-repeated="2"/>
          <table:table-cell office:value-type="string">
            <text:p>E2-N-AIR-S-Access Wireless for Infrastructure EA - Support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1">
          <table:table-cell office:value-type="string">
            <text:p>IM-000000011378573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0-NUA83</text:p>
          </table:table-cell>
          <table:table-cell table:number-columns-repeated="2"/>
          <table:table-cell office:value-type="string">
            <text:p>E2N-AIRWLAN-B-A-Wireless DNA Advantage For Previous Purchase</text:p>
          </table:table-cell>
          <table:table-cell office:value-type="float" office:value="489">
            <text:p>489</text:p>
          </table:table-cell>
          <table:table-cell table:style-name="ce19" office:value-type="float" office:value="3.5">
            <text:p>3.50</text:p>
          </table:table-cell>
          <table:table-cell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1">
          <table:table-cell office:value-type="string">
            <text:p>IM-000000011378573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0-NUA83</text:p>
          </table:table-cell>
          <table:table-cell table:number-columns-repeated="2"/>
          <table:table-cell office:value-type="string">
            <text:p>E2N-AIRWLAN-C-A-Wireless DNA Advantage for Previous C1 Purchase-Prepayment</text:p>
          </table:table-cell>
          <table:table-cell office:value-type="float" office:value="28">
            <text:p>28</text:p>
          </table:table-cell>
          <table:table-cell table:style-name="ce19" office:value-type="float" office:value="3.5">
            <text:p>3.50</text:p>
          </table:table-cell>
          <table:table-cell table:style-name="ce19" office:value-type="float" office:value="2999.16">
            <text:p>2999.16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1">
          <table:table-cell office:value-type="string">
            <text:p>IM-000000011378573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0-NUA83</text:p>
          </table:table-cell>
          <table:table-cell table:number-columns-repeated="2"/>
          <table:table-cell office:value-type="string">
            <text:p>E2-N-AS-S-Access Switching for Infrastructure EA- Support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4">
          <table:table-cell table:style-name="ce16" office:value-type="string">
            <text:p>IM-000000011378573-AP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20-NUA83</text:p>
          </table:table-cell>
          <table:table-cell table:style-name="ce16" table:number-columns-repeated="2"/>
          <table:table-cell table:style-name="ce9" office:value-type="string">
            <text:p>E2N-C9200L1-B-A-C9200L 24-port</text:p>
            <text:p>CISCO DNA EA Adv With Existing IPB or</text:p>
            <text:p>IPS-PrepaymentE2N-C9200L1-B-A-C9200L 24-port</text:p>
            <text:p>CISCO DNA EA Adv With Existing IPB or</text:p>
            <text:p>IPS-Prepayment</text:p>
          </table:table-cell>
          <table:table-cell table:style-name="ce16" office:value-type="float" office:value="12">
            <text:p>12</text:p>
          </table:table-cell>
          <table:table-cell table:style-name="ce19" office:value-type="float" office:value="20.1">
            <text:p>20.10</text:p>
          </table:table-cell>
          <table:table-cell table:style-name="ce19" office:value-type="float" office:value="4363.56">
            <text:p>4363.56</text:p>
          </table:table-cell>
          <table:table-cell table:style-name="ce16"/>
          <table:table-cell table:style-name="ce23" table:number-columns-repeated="11"/>
          <table:table-cell table:style-name="ce16" table:number-columns-repeated="1002"/>
        </table:table-row>
        <table:table-row table:style-name="ro41">
          <table:table-cell office:value-type="string">
            <text:p>IM-000000011378573-A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-NUA83</text:p>
          </table:table-cell>
          <table:table-cell table:number-columns-repeated="2"/>
          <table:table-cell table:style-name="ce9" office:value-type="string">
            <text:p>E2N-C9200L2-B-A-C9200L 48-port</text:p>
            <text:p>CISCO DNA Advantage With Existing IPB</text:p>
            <text:p>or IPS-PrepaymentE2N-C9200L2-B-A-C9200L 48-port</text:p>
            <text:p>CISCO DNA Advantage With Existing IPB</text:p>
            <text:p>or IPS-Prepayment</text:p>
          </table:table-cell>
          <table:table-cell office:value-type="float" office:value="17">
            <text:p>17</text:p>
          </table:table-cell>
          <table:table-cell table:style-name="ce19" office:value-type="float" office:value="37.7">
            <text:p>37.70</text:p>
          </table:table-cell>
          <table:table-cell table:style-name="ce19" office:value-type="float" office:value="11516.04">
            <text:p>11516.04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4">
          <table:table-cell office:value-type="string">
            <text:p>IM-000000011378573-AP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0-NUA83</text:p>
          </table:table-cell>
          <table:table-cell table:number-columns-repeated="2"/>
          <table:table-cell table:style-name="ce9" office:value-type="string">
            <text:p><text:s/>E2N-C95005-B-A-C9500 CISCO DNA </text:p>
            <text:p>EA Advantage 48Y4C With Existing </text:p>
            <text:p>Essentials E2N-C95005-B-A-C9500 CISCO DNA </text:p>
            <text:p>EA Advantage 48Y4C With Existing </text:p>
            <text:p>Essentials</text:p>
          </table:table-cell>
          <table:table-cell office:value-type="float" office:value="2">
            <text:p>2</text:p>
          </table:table-cell>
          <table:table-cell table:style-name="ce19" office:value-type="float" office:value="121">
            <text:p>121.00</text:p>
          </table:table-cell>
          <table:table-cell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4">
          <table:table-cell office:value-type="string">
            <text:p>IM-000000011378573-A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0-NUA83</text:p>
          </table:table-cell>
          <table:table-cell table:number-columns-repeated="2"/>
          <table:table-cell table:style-name="ce9" office:value-type="string">
            <text:p>E2N-C95006-B-A-C9500 CISCO DNA </text:p>
            <text:p>EA Advantage 24Y4C With Existing </text:p>
            <text:p>EssentialsE2N-C95006-B-A-C9500 CISCO DNA </text:p>
            <text:p>EA Advantage 24Y4C With Existing </text:p>
            <text:p>Essentials</text:p>
          </table:table-cell>
          <table:table-cell office:value-type="float" office:value="2">
            <text:p>2</text:p>
          </table:table-cell>
          <table:table-cell table:style-name="ce19" office:value-type="float" office:value="71">
            <text:p>71.00</text:p>
          </table:table-cell>
          <table:table-cell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1">
          <table:table-cell office:value-type="string">
            <text:p>IM-000000011378573-AP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0-NUA83</text:p>
          </table:table-cell>
          <table:table-cell table:number-columns-repeated="2"/>
          <table:table-cell office:value-type="string">
            <text:p>E2-N-OP-SDWAN-S-Cisco DNA for EA On-Prem WAN Support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1">
          <table:table-cell office:value-type="string">
            <text:p>IM-000000011378573-AP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0-NUA83</text:p>
          </table:table-cell>
          <table:table-cell table:number-columns-repeated="2"/>
          <table:table-cell table:style-name="ce9" office:value-type="string">
            <text:p>E2N-SDWAN-P-T1-G-A-SDWAN Tier 3</text:p>
            <text:p>Cloud (10G) DNA Premier Existing</text:p>
            <text:p>Cust.-PrepaymentE2N-SDWAN-P-T1-G-A-SDWAN Tier 3</text:p>
            <text:p>Cloud (10G) DNA Premier Existing</text:p>
            <text:p>Cust.-Prepayment</text:p>
          </table:table-cell>
          <table:table-cell office:value-type="float" office:value="9">
            <text:p>9</text:p>
          </table:table-cell>
          <table:table-cell table:style-name="ce19" office:value-type="float" office:value="57.6">
            <text:p>57.60</text:p>
          </table:table-cell>
          <table:table-cell table:style-name="ce19" office:value-type="float" office:value="15863.4">
            <text:p>15863.4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1">
          <table:table-cell table:style-name="ce16" office:value-type="string">
            <text:p>IM-000000011378573-AP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6">
            <text:p>6</text:p>
          </table:table-cell>
          <table:table-cell table:style-name="ce16" office:value-type="string">
            <text:p>20-NUA83</text:p>
          </table:table-cell>
          <table:table-cell table:style-name="ce16" table:number-columns-repeated="2"/>
          <table:table-cell table:style-name="ce9" office:value-type="string">
            <text:p>E2N-SDWAN-P-T2-G-A-SDWAN Tier 2</text:p>
            <text:p>On-Prem (1G) DNA Advantage Existing</text:p>
            <text:p>Cust.-PrepaymentE2N-SDWAN-P-T2-G-A-SDWAN Tier 2</text:p>
            <text:p>On-Prem (1G) DNA Advantage Existing</text:p>
            <text:p>Cust.-Prepayment</text:p>
          </table:table-cell>
          <table:table-cell table:style-name="ce16" office:value-type="float" office:value="2">
            <text:p>2</text:p>
          </table:table-cell>
          <table:table-cell table:style-name="ce19" office:value-type="float" office:value="140.04">
            <text:p>140.04</text:p>
          </table:table-cell>
          <table:table-cell table:style-name="ce19" office:value-type="float" office:value="8570.52">
            <text:p>8570.52</text:p>
          </table:table-cell>
          <table:table-cell table:style-name="ce16"/>
          <table:table-cell table:style-name="ce23" table:number-columns-repeated="11"/>
          <table:table-cell table:style-name="ce16" table:number-columns-repeated="1002"/>
        </table:table-row>
        <table:table-row table:style-name="ro40">
          <table:table-cell office:value-type="string">
            <text:p>IM-00000001137857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-LMA48</text:p>
          </table:table-cell>
          <table:table-cell table:number-columns-repeated="2"/>
          <table:table-cell table:style-name="ce9" office:value-type="string">
            <text:p>A-SPK-NAMED-USER Webex Named User </text:p>
            <text:p>Meetings</text:p>
            <text:p>Subscription ID: Sub181162</text:p>
            <text:p>Billing Period: 18-Aug-21 to 17-Sep-21A-SPK-NAMED-USER Webex Named User </text:p>
            <text:p>Meetings</text:p>
            <text:p>Subscription ID: Sub181162</text:p>
            <text:p>Billing Period: 18-Aug-21 to 17-Sep-21</text:p>
          </table:table-cell>
          <table:table-cell/>
          <table:table-cell table:style-name="ce19" table:number-columns-repeated="2"/>
          <table:table-cell/>
          <table:table-cell table:style-name="ce23" table:number-columns-repeated="11"/>
          <table:table-cell table:number-columns-repeated="1002"/>
        </table:table-row>
        <table:table-row table:style-name="ro42">
          <table:table-cell office:value-type="string">
            <text:p>IM-000000011378574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1-LMA48</text:p>
          </table:table-cell>
          <table:table-cell table:number-columns-repeated="2"/>
          <table:table-cell table:style-name="ce9" office:value-type="string">
            <text:p>A-SPK-NU-C1-Cloud Calling and Business </text:p>
            <text:p>Messaging (1)_x000D_A-SPK-NU-C1-Cloud Calling and Business </text:p>
            <text:p>Messaging (1)_x000D_</text:p>
          </table:table-cell>
          <table:table-cell office:value-type="float" office:value="7">
            <text:p>7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5">
          <table:table-cell office:value-type="string">
            <text:p>IM-000000011378574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1-LMA48</text:p>
          </table:table-cell>
          <table:table-cell table:number-columns-repeated="2"/>
          <table:table-cell table:style-name="ce9" office:value-type="string">
            <text:p><text:s/>A-SPK-NU-C2-X-Included Cloud Calling (1) </text:p>
          </table:table-cell>
          <table:table-cell office:value-type="float" office:value="7">
            <text:p>7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42">
          <table:table-cell office:value-type="string">
            <text:p>IM-000000011378574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1-LMA48</text:p>
          </table:table-cell>
          <table:table-cell table:number-columns-repeated="2"/>
          <table:table-cell table:style-name="ce9" office:value-type="string">
            <text:p><text:s/>A-SPK-NU-M1-C1WS-X-Hosted Calling with </text:p>
            <text:p>Included Business Messaging A-SPK-NU-M1-C1WS-X-Hosted Calling with </text:p>
            <text:p>Included Business Messaging</text:p>
          </table:table-cell>
          <table:table-cell office:value-type="float" office:value="7">
            <text:p>7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1">
          <table:table-cell office:value-type="string">
            <text:p>IM-000000011378574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1-LMA48</text:p>
          </table:table-cell>
          <table:table-cell table:number-columns-repeated="2"/>
          <table:table-cell office:value-type="string">
            <text:p>A-SPK-NU-MSG-Basic Messaging (1)</text:p>
          </table:table-cell>
          <table:table-cell office:value-type="float" office:value="7">
            <text:p>7</text:p>
          </table:table-cell>
          <table:table-cell table:style-name="ce19" office:value-type="float" office:value="3.24">
            <text:p>3.24</text:p>
          </table:table-cell>
          <table:table-cell table:style-name="ce19" office:value-type="float" office:value="22.68">
            <text:p>22.68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1">
          <table:table-cell office:value-type="string">
            <text:p>IM-000000011378574-AP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21-LMA48</text:p>
          </table:table-cell>
          <table:table-cell table:number-columns-repeated="2"/>
          <table:table-cell office:value-type="string">
            <text:p><text:s/>A-SPK-NU-RMSTG-X-Included file storage (1) </text:p>
          </table:table-cell>
          <table:table-cell office:value-type="float" office:value="35">
            <text:p>35</text:p>
          </table:table-cell>
          <table:table-cell table:number-columns-repeated="2" table:style-name="ce19" office:value-type="float" office:value="0">
            <text:p>0.00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35">
          <table:table-cell table:style-name="ce17" office:value-type="string">
            <text:p>IM-000000011378574-AP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21-LMA48</text:p>
          </table:table-cell>
          <table:table-cell table:style-name="ce17" table:number-columns-repeated="2"/>
          <table:table-cell table:style-name="ce9" office:value-type="string">
            <text:p><text:s/>SVS-SPK-SUPT-BAS-Collaboration Support </text:p>
            <text:p>Services - Basic Support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 table:style-name="ce17"/>
          <table:table-cell table:style-name="ce23" table:number-columns-repeated="11"/>
          <table:table-cell table:style-name="ce17" table:number-columns-repeated="1002"/>
        </table:table-row>
        <table:table-row table:style-name="ro1">
          <table:table-cell office:value-type="string">
            <text:p>IM-000000011378575-AP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string">
            <text:p>AMP4E-CL-SUB Cisco Secure Endpoint Cloud subscription Subscription ID: Sub663678 Billing Period: 18-Aug-21 to 17-Sep-21 Reseller - ASI NETWORKS INC Reseller Number - 400110580 Reseller Site Id - 400173263</text:p>
          </table:table-cell>
          <table:table-cell/>
          <table:table-cell table:style-name="ce19" table:number-columns-repeated="2"/>
          <table:table-cell/>
          <table:table-cell table:style-name="ce23" table:number-columns-repeated="11"/>
          <table:table-cell table:number-columns-repeated="1002"/>
        </table:table-row>
        <table:table-row table:style-name="ro35">
          <table:table-cell office:value-type="string">
            <text:p>IM-000000011378575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4-70342</text:p>
          </table:table-cell>
          <table:table-cell table:number-columns-repeated="2"/>
          <table:table-cell table:style-name="ce9" office:value-type="string">
            <text:p>AMP4E-CL-LIC-AMP for Endpoints Cloud</text:p>
            <text:p>subscription</text:p>
          </table:table-cell>
          <table:table-cell office:value-type="float" office:value="440">
            <text:p>440</text:p>
          </table:table-cell>
          <table:table-cell table:style-name="ce19" office:value-type="float" office:value="14.78">
            <text:p>14.78</text:p>
          </table:table-cell>
          <table:table-cell table:style-name="ce19" office:value-type="float" office:value="541.93">
            <text:p>541.93</text:p>
          </table:table-cell>
          <table:table-cell/>
          <table:table-cell table:style-name="ce23" table:number-columns-repeated="11"/>
          <table:table-cell table:number-columns-repeated="1002"/>
        </table:table-row>
        <table:table-row table:style-name="ro35">
          <table:table-cell table:style-name="ce17" office:value-type="string">
            <text:p>IM-000000011378575-AP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14-70342</text:p>
          </table:table-cell>
          <table:table-cell table:style-name="ce17" table:number-columns-repeated="2"/>
          <table:table-cell table:style-name="ce9" office:value-type="string">
            <text:p><text:s/>SVS-AMPE-SUP-B-Cisco AMP for Endpoints </text:p>
            <text:p>Basic SW Service_x000D_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 table:style-name="ce17"/>
          <table:table-cell table:style-name="ce23" table:number-columns-repeated="11"/>
          <table:table-cell table:style-name="ce17" table:number-columns-repeated="1002"/>
        </table:table-row>
        <table:table-row table:style-name="ro35">
          <table:table-cell office:value-type="string">
            <text:p>IM-000000011378576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4-58474</text:p>
          </table:table-cell>
          <table:table-cell table:number-columns-repeated="2"/>
          <table:table-cell table:style-name="ce9" office:value-type="string">
            <text:p>DUO-MFA-Standard Cisco Duo MFA</text:p>
            <text:p>edition-Prepayment</text:p>
          </table:table-cell>
          <table:table-cell office:value-type="float" office:value="300">
            <text:p>300</text:p>
          </table:table-cell>
          <table:table-cell table:style-name="ce19" office:value-type="float" office:value="19.8">
            <text:p>19.80</text:p>
          </table:table-cell>
          <table:table-cell table:style-name="ce19" office:value-type="float" office:value="5940">
            <text:p>5940.00</text:p>
          </table:table-cell>
          <table:table-cell table:number-columns-repeated="1014"/>
        </table:table-row>
        <table:table-row table:style-name="ro45">
          <table:table-cell office:value-type="string">
            <text:p>IM-000000011378576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4-58474</text:p>
          </table:table-cell>
          <table:table-cell table:number-columns-repeated="2"/>
          <table:table-cell table:style-name="ce9" office:value-type="string">
            <text:p>SVS-DUO-SUP-B-Cisco Duo Basic Support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1014"/>
        </table:table-row>
        <table:table-row table:style-name="ro35">
          <table:table-cell office:value-type="string">
            <text:p>IM-000000011378577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-LMA49</text:p>
          </table:table-cell>
          <table:table-cell table:number-columns-repeated="2"/>
          <table:table-cell table:style-name="ce9" office:value-type="string">
            <text:p>AMP4E-CL-LIC-AMP for Endpoints Cloud</text:p>
            <text:p>subscription</text:p>
          </table:table-cell>
          <table:table-cell office:value-type="float" office:value="775">
            <text:p>775</text:p>
          </table:table-cell>
          <table:table-cell table:style-name="ce19" office:value-type="float" office:value="1.24">
            <text:p>1.24</text:p>
          </table:table-cell>
          <table:table-cell table:style-name="ce19" office:value-type="float" office:value="961">
            <text:p>961.00</text:p>
          </table:table-cell>
          <table:table-cell table:number-columns-repeated="1014"/>
        </table:table-row>
        <table:table-row table:style-name="ro35">
          <table:table-cell office:value-type="string">
            <text:p>IM-000000011378577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1-LMA49</text:p>
          </table:table-cell>
          <table:table-cell table:number-columns-repeated="2"/>
          <table:table-cell table:style-name="ce9" office:value-type="string">
            <text:p>SVS-AMPE-SUP-B-Cisco AMP for Endpoints</text:p>
            <text:p>Basic SW Servic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1014"/>
        </table:table-row>
        <table:table-row table:style-name="ro43">
          <table:table-cell office:value-type="string">
            <text:p>IM-000000011378665-AP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FG-601E-BDL-950-36</text:p>
          </table:table-cell>
          <table:table-cell table:style-name="ce9" office:value-type="string">
            <text:p>FortiGate-601E Hardware plus 3 Year 24x7 FortiCare and FortiGuard</text:p>
            <text:p>Unified Threat Protection (UTP)</text:p>
          </table:table-cell>
          <table:table-cell office:value-type="float" office:value="2">
            <text:p>2</text:p>
          </table:table-cell>
          <table:table-cell table:style-name="ce19" office:value-type="float" office:value="12556.81">
            <text:p>12556.81</text:p>
          </table:table-cell>
          <table:table-cell table:style-name="ce19" office:value-type="float" office:value="25113.62">
            <text:p>25113.62</text:p>
          </table:table-cell>
          <table:table-cell table:number-columns-repeated="1014"/>
        </table:table-row>
        <table:table-row table:style-name="ro44">
          <table:table-cell office:value-type="string">
            <text:p>IM-000000011378666-AP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FC-10-00038-950-02-12</text:p>
          </table:table-cell>
          <table:table-cell table:style-name="ce9" office:value-type="string">
            <text:p>FortiWiFi-30E 1 Year Unified Threat Protection (UTP) (IPS, Advanced</text:p>
            <text:p>Malware Protection, Application Control, Web &amp; Video Filtering, Antispam</text:p>
            <text:p>Service, and 24x7 FortiCare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27.5">
            <text:p>227.50</text:p>
          </table:table-cell>
          <table:table-cell table:number-columns-repeated="1014"/>
        </table:table-row>
        <table:table-row table:style-name="ro43">
          <table:table-cell office:value-type="string">
            <text:p>IM-000000011378667-AP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SP-FG80E-POE-PDC</text:p>
          </table:table-cell>
          <table:table-cell table:style-name="ce9" office:value-type="string">
            <text:p>AC power adaptor for FG-60E-POE, FG-80E-POE, FG-81E-POE, power</text:p>
            <text:p>cable SP-FG60CPCOR-XX sold separately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74.2">
            <text:p>74.20</text:p>
          </table:table-cell>
          <table:table-cell table:number-columns-repeated="1014"/>
        </table:table-row>
        <table:table-row table:style-name="ro1">
          <table:table-cell office:value-type="string">
            <text:p>IM-000000011378670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60-FYL87</text:p>
          </table:table-cell>
          <table:table-cell/>
          <table:table-cell office:value-type="string">
            <text:p>QC5142</text:p>
          </table:table-cell>
          <table:table-cell office:value-type="string">
            <text:p>PHILIPS LFH-3500 PREMIUM SPEECHMIKE W/METAL MIC GRILLE</text:p>
          </table:table-cell>
          <table:table-cell office:value-type="float" office:value="4">
            <text:p>4</text:p>
          </table:table-cell>
          <table:table-cell table:style-name="ce19" office:value-type="float" office:value="236">
            <text:p>236.00</text:p>
          </table:table-cell>
          <table:table-cell table:style-name="ce19" office:value-type="float" office:value="944">
            <text:p>944.00</text:p>
          </table:table-cell>
          <table:table-cell table:number-columns-repeated="1014"/>
        </table:table-row>
        <table:table-row table:style-name="ro1">
          <table:table-cell office:value-type="string">
            <text:p>IM-000000011378671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60-FYL89</text:p>
          </table:table-cell>
          <table:table-cell/>
          <table:table-cell office:value-type="string">
            <text:p>QC5142</text:p>
          </table:table-cell>
          <table:table-cell office:value-type="string">
            <text:p>PHILIPS LFH-3500 PREMIUM SPEECHMIKE W/METAL MIC GRILLE</text:p>
          </table:table-cell>
          <table:table-cell office:value-type="float" office:value="4">
            <text:p>4</text:p>
          </table:table-cell>
          <table:table-cell table:style-name="ce19" office:value-type="float" office:value="236">
            <text:p>236.00</text:p>
          </table:table-cell>
          <table:table-cell table:style-name="ce19" office:value-type="float" office:value="944">
            <text:p>944.00</text:p>
          </table:table-cell>
          <table:table-cell table:number-columns-repeated="1014"/>
        </table:table-row>
        <table:table-row table:style-name="ro1">
          <table:table-cell office:value-type="string">
            <text:p>IM-000000011378676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60-FYL74</text:p>
          </table:table-cell>
          <table:table-cell/>
          <table:table-cell office:value-type="string">
            <text:p>QC5142</text:p>
          </table:table-cell>
          <table:table-cell office:value-type="string">
            <text:p>PHILIPS LFH-3500 PREMIUM SPEECHMIKE W/METAL MIC GRILLE</text:p>
          </table:table-cell>
          <table:table-cell office:value-type="float" office:value="3">
            <text:p>3</text:p>
          </table:table-cell>
          <table:table-cell table:style-name="ce19" office:value-type="float" office:value="236">
            <text:p>236.00</text:p>
          </table:table-cell>
          <table:table-cell table:style-name="ce19" office:value-type="float" office:value="708">
            <text:p>708.00</text:p>
          </table:table-cell>
          <table:table-cell table:number-columns-repeated="1014"/>
        </table:table-row>
        <table:table-row table:style-name="ro1">
          <table:table-cell office:value-type="string">
            <text:p>IM-000000011378677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60-FYL86</text:p>
          </table:table-cell>
          <table:table-cell/>
          <table:table-cell office:value-type="string">
            <text:p>QC5142</text:p>
          </table:table-cell>
          <table:table-cell office:value-type="string">
            <text:p>PHILIPS LFH-3500 PREMIUM SPEECHMIKE W/METAL MIC GRILLE</text:p>
          </table:table-cell>
          <table:table-cell office:value-type="float" office:value="2">
            <text:p>2</text:p>
          </table:table-cell>
          <table:table-cell table:style-name="ce19" office:value-type="float" office:value="236">
            <text:p>236.00</text:p>
          </table:table-cell>
          <table:table-cell table:style-name="ce19" office:value-type="float" office:value="472">
            <text:p>472.00</text:p>
          </table:table-cell>
          <table:table-cell table:number-columns-repeated="1014"/>
        </table:table-row>
        <table:table-row table:style-name="ro1">
          <table:table-cell office:value-type="string">
            <text:p>IM-000000011378678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YK73</text:p>
          </table:table-cell>
          <table:table-cell/>
          <table:table-cell office:value-type="string">
            <text:p>8CZ090</text:p>
          </table:table-cell>
          <table:table-cell office:value-type="string">
            <text:p>PHILIPS SPEECHMIKE3 MIC HOLDER</text:p>
          </table:table-cell>
          <table:table-cell office:value-type="float" office:value="5">
            <text:p>5</text:p>
          </table:table-cell>
          <table:table-cell table:style-name="ce19" office:value-type="float" office:value="6.5">
            <text:p>6.50</text:p>
          </table:table-cell>
          <table:table-cell table:style-name="ce19" office:value-type="float" office:value="32.5">
            <text:p>32.50</text:p>
          </table:table-cell>
          <table:table-cell table:number-columns-repeated="1014"/>
        </table:table-row>
        <table:table-row table:style-name="ro1">
          <table:table-cell office:value-type="string">
            <text:p>IM-000000011378680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60-FYL88</text:p>
          </table:table-cell>
          <table:table-cell/>
          <table:table-cell office:value-type="string">
            <text:p>QC5142</text:p>
          </table:table-cell>
          <table:table-cell office:value-type="string">
            <text:p>PHILIPS LFH-3500 PREMIUM SPEECHMIKE W/METAL MIC GRILLE</text:p>
          </table:table-cell>
          <table:table-cell office:value-type="float" office:value="3">
            <text:p>3</text:p>
          </table:table-cell>
          <table:table-cell table:style-name="ce19" office:value-type="float" office:value="236">
            <text:p>236.00</text:p>
          </table:table-cell>
          <table:table-cell table:style-name="ce19" office:value-type="float" office:value="708">
            <text:p>708.00</text:p>
          </table:table-cell>
          <table:table-cell table:number-columns-repeated="1014"/>
        </table:table-row>
        <table:table-row table:style-name="ro1">
          <table:table-cell office:value-type="string">
            <text:p>IM-000000011378681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HHM10</text:p>
          </table:table-cell>
          <table:table-cell table:number-columns-repeated="2"/>
          <table:table-cell office:value-type="string">
            <text:p>WDBVBZ0160JCH-NESN MY CLOUD EX2 ULTRA 16TB PAN-AM</text:p>
          </table:table-cell>
          <table:table-cell office:value-type="float" office:value="2">
            <text:p>2</text:p>
          </table:table-cell>
          <table:table-cell table:style-name="ce19" office:value-type="float" office:value="699.99">
            <text:p>699.99</text:p>
          </table:table-cell>
          <table:table-cell table:style-name="ce19" office:value-type="float" office:value="1399.98">
            <text:p>1399.98</text:p>
          </table:table-cell>
          <table:table-cell table:number-columns-repeated="1014"/>
        </table:table-row>
        <table:table-row table:style-name="ro1">
          <table:table-cell office:value-type="string">
            <text:p>IM-00000001137868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28770</text:p>
          </table:table-cell>
          <table:table-cell/>
          <table:table-cell office:value-type="string">
            <text:p>EAVH</text:p>
          </table:table-cell>
          <table:table-cell office:value-type="string">
            <text:p>ESET NOD32 Antivirus | EAV-0282046559 | Renew | 1 year | 2 | JIM SCHIEDEL (JIM@GRYDGE.CA) | CREATIVE ONE INC | 01881552 | 08/18/2021 | 4028770D</text:p>
          </table:table-cell>
          <table:table-cell office:value-type="float" office:value="2">
            <text:p>2</text:p>
          </table:table-cell>
          <table:table-cell table:style-name="ce19" office:value-type="float" office:value="24.995">
            <text:p>25.00</text:p>
          </table:table-cell>
          <table:table-cell table:style-name="ce19" office:value-type="float" office:value="42.5">
            <text:p>42.50</text:p>
          </table:table-cell>
          <table:table-cell table:number-columns-repeated="1014"/>
        </table:table-row>
        <table:table-row table:style-name="ro46">
          <table:table-cell office:value-type="string">
            <text:p>IM-000000011378687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JH68</text:p>
          </table:table-cell>
          <table:table-cell/>
          <table:table-cell office:value-type="float" office:value="6001219">
            <text:p>6001219</text:p>
          </table:table-cell>
          <table:table-cell table:style-name="ce9" office:value-type="string">
            <text:p>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ANTENNA,2-IN-1 PANEL,2XLTE,BOL</text:p>
            <text:p>T MOUNT,1 M,BLACK</text:p>
          </table:table-cell>
          <table:table-cell office:value-type="float" office:value="60">
            <text:p>60</text:p>
          </table:table-cell>
          <table:table-cell table:style-name="ce19" office:value-type="float" office:value="20.64">
            <text:p>20.64</text:p>
          </table:table-cell>
          <table:table-cell table:style-name="ce19" office:value-type="float" office:value="1238.4">
            <text:p>1238.40</text:p>
          </table:table-cell>
          <table:table-cell table:number-columns-repeated="1014"/>
        </table:table-row>
        <table:table-row table:style-name="ro45">
          <table:table-cell office:value-type="string">
            <text:p>IM-000000011378689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23701</text:p>
          </table:table-cell>
          <table:table-cell/>
          <table:table-cell office:value-type="string">
            <text:p>PAN-SFP-PLUS-CU-5M</text:p>
          </table:table-cell>
          <table:table-cell table:style-name="ce9" office:value-type="string">
            <text:p>SFP+10GIGE CABLE ASSY PA5000, 7000&amp; 3060</text:p>
          </table:table-cell>
          <table:table-cell office:value-type="float" office:value="1">
            <text:p>1</text:p>
          </table:table-cell>
          <table:table-cell table:style-name="ce19" office:value-type="float" office:value="500">
            <text:p>500.00</text:p>
          </table:table-cell>
          <table:table-cell table:style-name="ce19" office:value-type="float" office:value="305">
            <text:p>305.00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string">
            <text:p>Balance Forward</text:p>
          </table:table-cell>
          <table:table-cell/>
          <table:table-cell table:style-name="ce19"/>
          <table:table-cell table:style-name="ce19" office:value-type="float" office:value="488145.72">
            <text:p>488145.72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Invoice #INVUS1015692</text:p>
          </table:table-cell>
          <table:table-cell/>
          <table:table-cell table:style-name="ce19"/>
          <table:table-cell table:style-name="ce19" office:value-type="float" office:value="488601.47">
            <text:p>488601.47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Invoice #INVUS1017561</text:p>
          </table:table-cell>
          <table:table-cell/>
          <table:table-cell table:style-name="ce19"/>
          <table:table-cell table:style-name="ce19" office:value-type="float" office:value="488811.07">
            <text:p>488811.07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Invoice #INVUS1015804</text:p>
          </table:table-cell>
          <table:table-cell/>
          <table:table-cell table:style-name="ce19"/>
          <table:table-cell table:style-name="ce19" office:value-type="float" office:value="488912">
            <text:p>488912.00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Invoice #INVUS1023587</text:p>
          </table:table-cell>
          <table:table-cell/>
          <table:table-cell table:style-name="ce19"/>
          <table:table-cell table:style-name="ce19" office:value-type="float" office:value="491791.64">
            <text:p>491791.64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Invoice #INVUS1017546</text:p>
          </table:table-cell>
          <table:table-cell/>
          <table:table-cell table:style-name="ce19"/>
          <table:table-cell table:style-name="ce19" office:value-type="float" office:value="493762.6">
            <text:p>493762.60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Invoice #INVUS1016929</text:p>
          </table:table-cell>
          <table:table-cell/>
          <table:table-cell table:style-name="ce19"/>
          <table:table-cell table:style-name="ce19" office:value-type="float" office:value="494015.3">
            <text:p>494015.30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Invoice #INVUS1017550</text:p>
          </table:table-cell>
          <table:table-cell/>
          <table:table-cell table:style-name="ce19"/>
          <table:table-cell table:style-name="ce19" office:value-type="float" office:value="498257.5">
            <text:p>498257.50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Invoice #INVUS1017040</text:p>
          </table:table-cell>
          <table:table-cell/>
          <table:table-cell table:style-name="ce19"/>
          <table:table-cell table:style-name="ce19" office:value-type="float" office:value="507569.29">
            <text:p>507569.29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Credit Memo #CRUS40050</text:p>
          </table:table-cell>
          <table:table-cell/>
          <table:table-cell table:style-name="ce19"/>
          <table:table-cell table:style-name="ce19" office:value-type="float" office:value="505598.33">
            <text:p>505598.33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Invoice #INVUS1017116</text:p>
          </table:table-cell>
          <table:table-cell/>
          <table:table-cell table:style-name="ce19"/>
          <table:table-cell table:style-name="ce19" office:value-type="float" office:value="507234.58">
            <text:p>507234.58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Invoice #INVUS1017105</text:p>
          </table:table-cell>
          <table:table-cell/>
          <table:table-cell table:style-name="ce19"/>
          <table:table-cell table:style-name="ce19" office:value-type="float" office:value="509940.98">
            <text:p>509940.98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Credit Memo #CRUS40062</text:p>
          </table:table-cell>
          <table:table-cell/>
          <table:table-cell table:style-name="ce19"/>
          <table:table-cell table:style-name="ce19" office:value-type="float" office:value="508624.51">
            <text:p>508624.51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Invoice #INVUS1017821</text:p>
          </table:table-cell>
          <table:table-cell/>
          <table:table-cell table:style-name="ce19"/>
          <table:table-cell table:style-name="ce19" office:value-type="float" office:value="509275.66">
            <text:p>509275.66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Invoice #INVUS1018485</text:p>
          </table:table-cell>
          <table:table-cell/>
          <table:table-cell table:style-name="ce19"/>
          <table:table-cell table:style-name="ce19" office:value-type="float" office:value="515541.1">
            <text:p>515541.10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Credit Memo #CRUS40090</text:p>
          </table:table-cell>
          <table:table-cell/>
          <table:table-cell table:style-name="ce19"/>
          <table:table-cell table:style-name="ce19" office:value-type="float" office:value="514371.96">
            <text:p>514371.96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Credit Memo #CRUS40093</text:p>
          </table:table-cell>
          <table:table-cell/>
          <table:table-cell table:style-name="ce19"/>
          <table:table-cell table:style-name="ce19" office:value-type="float" office:value="513627.96">
            <text:p>513627.96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Invoice #INVUS1018368</text:p>
          </table:table-cell>
          <table:table-cell/>
          <table:table-cell table:style-name="ce19"/>
          <table:table-cell table:style-name="ce19" office:value-type="float" office:value="515189.83">
            <text:p>515189.83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string">
            <text:p>Invoice #INVUS1018027</text:p>
          </table:table-cell>
          <table:table-cell/>
          <table:table-cell table:style-name="ce19"/>
          <table:table-cell table:style-name="ce19" office:value-type="float" office:value="515439.36">
            <text:p>515439.36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Invoice #INVUS1018991</text:p>
          </table:table-cell>
          <table:table-cell/>
          <table:table-cell table:style-name="ce19"/>
          <table:table-cell table:style-name="ce19" office:value-type="float" office:value="519681.46">
            <text:p>519681.46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Invoice #INVUS1019023</text:p>
          </table:table-cell>
          <table:table-cell/>
          <table:table-cell table:style-name="ce19"/>
          <table:table-cell table:style-name="ce19" office:value-type="float" office:value="520610.31">
            <text:p>520610.31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Invoice #INVUS1019539</text:p>
          </table:table-cell>
          <table:table-cell/>
          <table:table-cell table:style-name="ce19"/>
          <table:table-cell table:style-name="ce19" office:value-type="float" office:value="522112.81">
            <text:p>522112.81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string">
            <text:p>Invoice #INVUS1019847</text:p>
          </table:table-cell>
          <table:table-cell/>
          <table:table-cell table:style-name="ce19"/>
          <table:table-cell table:style-name="ce19" office:value-type="float" office:value="537658.32">
            <text:p>537658.32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string">
            <text:p>Invoice #INVUS1020843</text:p>
          </table:table-cell>
          <table:table-cell/>
          <table:table-cell table:style-name="ce19"/>
          <table:table-cell table:style-name="ce19" office:value-type="float" office:value="539246.72">
            <text:p>539246.72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Invoice #INVUS1020472</text:p>
          </table:table-cell>
          <table:table-cell/>
          <table:table-cell table:style-name="ce19"/>
          <table:table-cell table:style-name="ce19" office:value-type="float" office:value="539654.72">
            <text:p>539654.72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Invoice #INVUS1020446</text:p>
          </table:table-cell>
          <table:table-cell/>
          <table:table-cell table:style-name="ce19"/>
          <table:table-cell table:style-name="ce19" office:value-type="float" office:value="543886.51">
            <text:p>543886.51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3"/>
          <table:table-cell office:value-type="string">
            <text:p>Invoice #INVUS1020966</text:p>
          </table:table-cell>
          <table:table-cell/>
          <table:table-cell table:style-name="ce19"/>
          <table:table-cell table:style-name="ce19" office:value-type="float" office:value="544759.88">
            <text:p>544759.88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string">
            <text:p>Invoice #INVUS1023112</text:p>
          </table:table-cell>
          <table:table-cell/>
          <table:table-cell table:style-name="ce19"/>
          <table:table-cell table:style-name="ce19" office:value-type="float" office:value="544868.75">
            <text:p>544868.75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string">
            <text:p>Invoice #INVUS1021555</text:p>
          </table:table-cell>
          <table:table-cell/>
          <table:table-cell table:style-name="ce19"/>
          <table:table-cell table:style-name="ce19" office:value-type="float" office:value="545887.92">
            <text:p>545887.92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Invoice #INVUS1022211</text:p>
          </table:table-cell>
          <table:table-cell/>
          <table:table-cell table:style-name="ce19"/>
          <table:table-cell table:style-name="ce19" office:value-type="float" office:value="552465.32">
            <text:p>552465.32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Invoice #INVUS1028147</text:p>
          </table:table-cell>
          <table:table-cell/>
          <table:table-cell table:style-name="ce19"/>
          <table:table-cell table:style-name="ce19" office:value-type="float" office:value="557921.92">
            <text:p>557921.92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Invoice #INVUS1021823</text:p>
          </table:table-cell>
          <table:table-cell/>
          <table:table-cell table:style-name="ce19"/>
          <table:table-cell table:style-name="ce19" office:value-type="float" office:value="566609.62">
            <text:p>566609.62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string">
            <text:p>Invoice #INVUS1022232</text:p>
          </table:table-cell>
          <table:table-cell/>
          <table:table-cell table:style-name="ce19"/>
          <table:table-cell table:style-name="ce19" office:value-type="float" office:value="574542.8">
            <text:p>574542.80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Invoice #INVUS1022664</text:p>
          </table:table-cell>
          <table:table-cell/>
          <table:table-cell table:style-name="ce19"/>
          <table:table-cell table:style-name="ce19" office:value-type="float" office:value="582803.2">
            <text:p>582803.20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Invoice #INVUS1022800</text:p>
          </table:table-cell>
          <table:table-cell/>
          <table:table-cell table:style-name="ce19"/>
          <table:table-cell table:style-name="ce19" office:value-type="float" office:value="583893.94">
            <text:p>583893.94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Invoice #INVUS1022725</text:p>
          </table:table-cell>
          <table:table-cell/>
          <table:table-cell table:style-name="ce19"/>
          <table:table-cell table:style-name="ce19" office:value-type="float" office:value="645589.64">
            <text:p>645589.64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string">
            <text:p>Invoice #INVUS1023542</text:p>
          </table:table-cell>
          <table:table-cell/>
          <table:table-cell table:style-name="ce19"/>
          <table:table-cell table:style-name="ce19" office:value-type="float" office:value="648753.56">
            <text:p>648753.56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3"/>
          <table:table-cell office:value-type="string">
            <text:p>Invoice #INVUS1028540</text:p>
          </table:table-cell>
          <table:table-cell/>
          <table:table-cell table:style-name="ce19"/>
          <table:table-cell table:style-name="ce19" office:value-type="float" office:value="661977.52">
            <text:p>661977.52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string">
            <text:p>Invoice #INVUS1023168</text:p>
          </table:table-cell>
          <table:table-cell/>
          <table:table-cell table:style-name="ce19"/>
          <table:table-cell table:style-name="ce19" office:value-type="float" office:value="666604.09">
            <text:p>666604.09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Credit Memo #CRUS40268</text:p>
          </table:table-cell>
          <table:table-cell/>
          <table:table-cell table:style-name="ce19"/>
          <table:table-cell table:style-name="ce19" office:value-type="float" office:value="639744.31">
            <text:p>639744.31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string">
            <text:p>Invoice #INVUS1026429</text:p>
          </table:table-cell>
          <table:table-cell/>
          <table:table-cell table:style-name="ce19"/>
          <table:table-cell table:style-name="ce19" office:value-type="float" office:value="641564.91">
            <text:p>641564.91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string">
            <text:p>Invoice #INVUS1028535</text:p>
          </table:table-cell>
          <table:table-cell/>
          <table:table-cell table:style-name="ce19"/>
          <table:table-cell table:style-name="ce19" office:value-type="float" office:value="643828.7">
            <text:p>643828.70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3"/>
          <table:table-cell office:value-type="string">
            <text:p>Invoice #INVUS1023638</text:p>
          </table:table-cell>
          <table:table-cell/>
          <table:table-cell table:style-name="ce19"/>
          <table:table-cell table:style-name="ce19" office:value-type="float" office:value="650328.95">
            <text:p>650328.95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string">
            <text:p>Invoice #INVUS1027047</text:p>
          </table:table-cell>
          <table:table-cell/>
          <table:table-cell table:style-name="ce19"/>
          <table:table-cell table:style-name="ce19" office:value-type="float" office:value="656828.95">
            <text:p>656828.95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Invoice #INVUS1023688</text:p>
          </table:table-cell>
          <table:table-cell/>
          <table:table-cell table:style-name="ce19"/>
          <table:table-cell table:style-name="ce19" office:value-type="float" office:value="661583.83">
            <text:p>661583.83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string">
            <text:p>Invoice #INVUS1024072</text:p>
          </table:table-cell>
          <table:table-cell/>
          <table:table-cell table:style-name="ce19"/>
          <table:table-cell table:style-name="ce19" office:value-type="float" office:value="663577.43">
            <text:p>663577.43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3"/>
          <table:table-cell office:value-type="string">
            <text:p>Invoice #INVUS1024125</text:p>
          </table:table-cell>
          <table:table-cell/>
          <table:table-cell table:style-name="ce19"/>
          <table:table-cell table:style-name="ce19" office:value-type="float" office:value="665483.2">
            <text:p>665483.20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Invoice #INVUS1023655</text:p>
          </table:table-cell>
          <table:table-cell/>
          <table:table-cell table:style-name="ce19"/>
          <table:table-cell table:style-name="ce19" office:value-type="float" office:value="666017.37">
            <text:p>666017.37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3"/>
          <table:table-cell office:value-type="string">
            <text:p>Invoice #INVUS1024135</text:p>
          </table:table-cell>
          <table:table-cell/>
          <table:table-cell table:style-name="ce19"/>
          <table:table-cell table:style-name="ce19" office:value-type="float" office:value="672518.74">
            <text:p>672518.74</text:p>
          </table:table-cell>
          <table:table-cell table:number-columns-repeated="1014"/>
        </table:table-row>
        <table:table-row table:style-name="ro1">
          <table:table-cell office:value-type="string">
            <text:p>IM-000000011378690-AP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Invoice #INVUS1026455</text:p>
          </table:table-cell>
          <table:table-cell/>
          <table:table-cell table:style-name="ce19"/>
          <table:table-cell table:style-name="ce19" office:value-type="float" office:value="680839.94">
            <text:p>680839.94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string">
            <text:p>Invoice #INVUS1024186</text:p>
          </table:table-cell>
          <table:table-cell table:number-columns-repeated="2"/>
          <table:table-cell table:style-name="ce11" office:value-type="float" office:value="683569.67">
            <text:p>6,83,569.67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Invoice #INVUS1024293</text:p>
          </table:table-cell>
          <table:table-cell table:number-columns-repeated="2"/>
          <table:table-cell table:style-name="ce11" office:value-type="float" office:value="684776.97">
            <text:p>6,84,776.97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Invoice #INVUS1024257</text:p>
          </table:table-cell>
          <table:table-cell table:number-columns-repeated="2"/>
          <table:table-cell table:style-name="ce11" office:value-type="float" office:value="688576.94">
            <text:p>6,88,576.94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Invoice #INVUS1028158</text:p>
          </table:table-cell>
          <table:table-cell table:number-columns-repeated="2"/>
          <table:table-cell table:style-name="ce11" office:value-type="float" office:value="692512.01">
            <text:p>6,92,512.01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Invoice #INVUS1028592</text:p>
          </table:table-cell>
          <table:table-cell table:number-columns-repeated="2"/>
          <table:table-cell table:style-name="ce11" office:value-type="float" office:value="701506.61">
            <text:p>7,01,506.61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Credit Memo #CRUS40330</text:p>
          </table:table-cell>
          <table:table-cell table:number-columns-repeated="2"/>
          <table:table-cell table:style-name="ce11" office:value-type="float" office:value="698533.24">
            <text:p>6,98,533.24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redit Memo #CRUS40335</text:p>
          </table:table-cell>
          <table:table-cell table:number-columns-repeated="2"/>
          <table:table-cell table:style-name="ce11" office:value-type="float" office:value="693934.14">
            <text:p>6,93,934.14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Invoice #INVUS1024839</text:p>
          </table:table-cell>
          <table:table-cell table:number-columns-repeated="2"/>
          <table:table-cell table:style-name="ce11" office:value-type="float" office:value="694168.73">
            <text:p>6,94,168.73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Invoice #INVUS1025048</text:p>
          </table:table-cell>
          <table:table-cell table:number-columns-repeated="2"/>
          <table:table-cell table:style-name="ce11" office:value-type="float" office:value="714890.17">
            <text:p>7,14,890.17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Invoice #INVUS1028123</text:p>
          </table:table-cell>
          <table:table-cell table:number-columns-repeated="2"/>
          <table:table-cell table:style-name="ce11" office:value-type="float" office:value="727793.68">
            <text:p>7,27,793.68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Invoice #INVUS1026507</text:p>
          </table:table-cell>
          <table:table-cell table:number-columns-repeated="2"/>
          <table:table-cell table:style-name="ce11" office:value-type="float" office:value="728395.6">
            <text:p>7,28,395.60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Invoice #INVUS1024853</text:p>
          </table:table-cell>
          <table:table-cell table:number-columns-repeated="2"/>
          <table:table-cell table:style-name="ce11" office:value-type="float" office:value="729353.2">
            <text:p>7,29,353.20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Invoice #INVUS1025119</text:p>
          </table:table-cell>
          <table:table-cell table:number-columns-repeated="2"/>
          <table:table-cell table:style-name="ce11" office:value-type="float" office:value="730180.08">
            <text:p>7,30,180.08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Invoice #INVUS1025365</text:p>
          </table:table-cell>
          <table:table-cell table:number-columns-repeated="2"/>
          <table:table-cell table:style-name="ce11" office:value-type="float" office:value="730686.89">
            <text:p>7,30,686.89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Invoice #INVUS1025157</text:p>
          </table:table-cell>
          <table:table-cell table:number-columns-repeated="2"/>
          <table:table-cell table:style-name="ce11" office:value-type="float" office:value="737694.98">
            <text:p>7,37,694.98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Invoice #INVUS1025878</text:p>
          </table:table-cell>
          <table:table-cell table:number-columns-repeated="2"/>
          <table:table-cell table:style-name="ce11" office:value-type="float" office:value="738426.48">
            <text:p>7,38,426.48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Invoice #INVUS1025506</text:p>
          </table:table-cell>
          <table:table-cell table:number-columns-repeated="2"/>
          <table:table-cell table:style-name="ce11" office:value-type="float" office:value="739242.48">
            <text:p>7,39,242.48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Invoice #INVUS1025507</text:p>
          </table:table-cell>
          <table:table-cell table:number-columns-repeated="2"/>
          <table:table-cell table:style-name="ce11" office:value-type="float" office:value="740926">
            <text:p>7,40,926.00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string">
            <text:p>Invoice #INVUS1025759</text:p>
          </table:table-cell>
          <table:table-cell table:number-columns-repeated="2"/>
          <table:table-cell table:style-name="ce11" office:value-type="float" office:value="742835.74">
            <text:p>7,42,835.74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Invoice #INVUS1025487</text:p>
          </table:table-cell>
          <table:table-cell table:number-columns-repeated="2"/>
          <table:table-cell table:style-name="ce11" office:value-type="float" office:value="767410.38">
            <text:p>7,67,410.38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Invoice #INVUS1025886</text:p>
          </table:table-cell>
          <table:table-cell table:number-columns-repeated="2"/>
          <table:table-cell table:style-name="ce11" office:value-type="float" office:value="808121.88">
            <text:p>8,08,121.88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Invoice #INVUS1027089</text:p>
          </table:table-cell>
          <table:table-cell table:number-columns-repeated="2"/>
          <table:table-cell table:style-name="ce11" office:value-type="float" office:value="819967.96">
            <text:p>8,19,967.96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string">
            <text:p>Invoice #INVUS1026430</text:p>
          </table:table-cell>
          <table:table-cell table:number-columns-repeated="2"/>
          <table:table-cell table:style-name="ce11" office:value-type="float" office:value="821357.99">
            <text:p>8,21,357.99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string">
            <text:p>Invoice #INVUS1026069</text:p>
          </table:table-cell>
          <table:table-cell table:number-columns-repeated="2"/>
          <table:table-cell table:style-name="ce11" office:value-type="float" office:value="821813.99">
            <text:p>8,21,813.99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Invoice #INVUS1026632</text:p>
          </table:table-cell>
          <table:table-cell table:number-columns-repeated="2"/>
          <table:table-cell table:style-name="ce11" office:value-type="float" office:value="822754.61">
            <text:p>8,22,754.61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Invoice #INVUS1026947</text:p>
          </table:table-cell>
          <table:table-cell table:number-columns-repeated="2"/>
          <table:table-cell table:style-name="ce11" office:value-type="float" office:value="823985.26">
            <text:p>8,23,985.26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3"/>
          <table:table-cell office:value-type="string">
            <text:p>Invoice #INVUS1026541</text:p>
          </table:table-cell>
          <table:table-cell table:number-columns-repeated="2"/>
          <table:table-cell table:style-name="ce11" office:value-type="float" office:value="825469">
            <text:p>8,25,469.00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string">
            <text:p>Invoice #INVUS1026817</text:p>
          </table:table-cell>
          <table:table-cell table:number-columns-repeated="2"/>
          <table:table-cell table:style-name="ce11" office:value-type="float" office:value="827033.2">
            <text:p>8,27,033.20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string">
            <text:p>Invoice #INVUS1026853</text:p>
          </table:table-cell>
          <table:table-cell table:number-columns-repeated="2"/>
          <table:table-cell table:style-name="ce11" office:value-type="float" office:value="829114.99">
            <text:p>8,29,114.99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Invoice #INVUS1027058</text:p>
          </table:table-cell>
          <table:table-cell table:number-columns-repeated="2"/>
          <table:table-cell table:style-name="ce11" office:value-type="float" office:value="833638.41">
            <text:p>8,33,638.41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Invoice #INVUS1026864</text:p>
          </table:table-cell>
          <table:table-cell table:number-columns-repeated="2"/>
          <table:table-cell table:style-name="ce11" office:value-type="float" office:value="834341.13">
            <text:p>8,34,341.13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Invoice #INVUS1026996</text:p>
          </table:table-cell>
          <table:table-cell table:number-columns-repeated="2"/>
          <table:table-cell table:style-name="ce11" office:value-type="float" office:value="834936.09">
            <text:p>8,34,936.09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string">
            <text:p>Invoice #INVUS1026577</text:p>
          </table:table-cell>
          <table:table-cell table:number-columns-repeated="2"/>
          <table:table-cell table:style-name="ce11" office:value-type="float" office:value="834986.31">
            <text:p>8,34,986.31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Invoice #INVUS1027660</text:p>
          </table:table-cell>
          <table:table-cell table:number-columns-repeated="2"/>
          <table:table-cell table:style-name="ce11" office:value-type="float" office:value="840473.14">
            <text:p>8,40,473.14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Invoice #INVUS1026539</text:p>
          </table:table-cell>
          <table:table-cell table:number-columns-repeated="2"/>
          <table:table-cell table:style-name="ce11" office:value-type="float" office:value="851095.97">
            <text:p>8,51,095.97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Invoice #INVUS1027197</text:p>
          </table:table-cell>
          <table:table-cell table:number-columns-repeated="2"/>
          <table:table-cell table:style-name="ce11" office:value-type="float" office:value="851316.19">
            <text:p>8,51,316.19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string">
            <text:p>Invoice #INVUS1027147</text:p>
          </table:table-cell>
          <table:table-cell table:number-columns-repeated="2"/>
          <table:table-cell table:style-name="ce11" office:value-type="float" office:value="851981.87">
            <text:p>8,51,981.87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3"/>
          <table:table-cell office:value-type="string">
            <text:p>Invoice #INVUS1027129</text:p>
          </table:table-cell>
          <table:table-cell table:number-columns-repeated="2"/>
          <table:table-cell table:style-name="ce11" office:value-type="float" office:value="853133.85">
            <text:p>8,53,133.85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string">
            <text:p>Invoice #INVUS1027375</text:p>
          </table:table-cell>
          <table:table-cell table:number-columns-repeated="2"/>
          <table:table-cell table:style-name="ce11" office:value-type="float" office:value="857000.81">
            <text:p>8,57,000.81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Invoice #INVUS1028111</text:p>
          </table:table-cell>
          <table:table-cell table:number-columns-repeated="2"/>
          <table:table-cell table:style-name="ce11" office:value-type="float" office:value="864988.45">
            <text:p>8,64,988.45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string">
            <text:p>Invoice #INVUS1027667</text:p>
          </table:table-cell>
          <table:table-cell table:number-columns-repeated="2"/>
          <table:table-cell table:style-name="ce11" office:value-type="float" office:value="879352.45">
            <text:p>8,79,352.45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string">
            <text:p>Invoice #INVUS1027138</text:p>
          </table:table-cell>
          <table:table-cell table:number-columns-repeated="2"/>
          <table:table-cell table:style-name="ce11" office:value-type="float" office:value="978045.1">
            <text:p>9,78,045.10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3"/>
          <table:table-cell office:value-type="string">
            <text:p>Invoice #INVUS1027796</text:p>
          </table:table-cell>
          <table:table-cell table:number-columns-repeated="2"/>
          <table:table-cell table:style-name="ce11" office:value-type="float" office:value="978060.87">
            <text:p>9,78,060.87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string">
            <text:p>Invoice #INVUS1028121</text:p>
          </table:table-cell>
          <table:table-cell table:number-columns-repeated="2"/>
          <table:table-cell table:style-name="ce11" office:value-type="float" office:value="978229.02">
            <text:p>9,78,229.02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Invoice #INVUS1027723</text:p>
          </table:table-cell>
          <table:table-cell table:number-columns-repeated="2"/>
          <table:table-cell table:style-name="ce11" office:value-type="float" office:value="978663.95">
            <text:p>9,78,663.95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string">
            <text:p>Invoice #INVUS1027800</text:p>
          </table:table-cell>
          <table:table-cell table:number-columns-repeated="2"/>
          <table:table-cell table:style-name="ce11" office:value-type="float" office:value="980676.56">
            <text:p>9,80,676.56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3"/>
          <table:table-cell office:value-type="string">
            <text:p>Invoice #INVUS1028501</text:p>
          </table:table-cell>
          <table:table-cell table:number-columns-repeated="2"/>
          <table:table-cell table:style-name="ce11" office:value-type="float" office:value="989596.44">
            <text:p>9,89,596.44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Credit Memo #CRUS40455</text:p>
          </table:table-cell>
          <table:table-cell table:number-columns-repeated="2"/>
          <table:table-cell table:style-name="ce11" office:value-type="float" office:value="981793.44">
            <text:p>9,81,793.44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3"/>
          <table:table-cell office:value-type="string">
            <text:p>Invoice #INVUS1028581</text:p>
          </table:table-cell>
          <table:table-cell table:number-columns-repeated="2"/>
          <table:table-cell table:style-name="ce11" office:value-type="float" office:value="982464.95">
            <text:p>9,82,464.95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Invoice #INVUS1028211</text:p>
          </table:table-cell>
          <table:table-cell table:number-columns-repeated="2"/>
          <table:table-cell table:style-name="ce11" office:value-type="float" office:value="1000851.28">
            <text:p>10,00,851.28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3"/>
          <table:table-cell office:value-type="string">
            <text:p>Invoice #INVUS1028590</text:p>
          </table:table-cell>
          <table:table-cell table:number-columns-repeated="2"/>
          <table:table-cell table:style-name="ce11" office:value-type="float" office:value="1018691.6">
            <text:p>10,18,691.60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3"/>
          <table:table-cell office:value-type="string">
            <text:p>Invoice #INVUS1028553</text:p>
          </table:table-cell>
          <table:table-cell table:number-columns-repeated="2"/>
          <table:table-cell table:style-name="ce11" office:value-type="float" office:value="1024391.6">
            <text:p>10,24,391.60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number-columns-repeated="3"/>
          <table:table-cell office:value-type="string">
            <text:p>Invoice #INVUS1028352</text:p>
          </table:table-cell>
          <table:table-cell table:number-columns-repeated="2"/>
          <table:table-cell table:style-name="ce11" office:value-type="float" office:value="1029405.93">
            <text:p>10,29,405.93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3"/>
          <table:table-cell office:value-type="string">
            <text:p>Invoice #INVUS1028429</text:p>
          </table:table-cell>
          <table:table-cell table:number-columns-repeated="2"/>
          <table:table-cell table:style-name="ce11" office:value-type="float" office:value="1034273.48">
            <text:p>10,34,273.48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3"/>
          <table:table-cell office:value-type="string">
            <text:p>Invoice #INVUS1028200</text:p>
          </table:table-cell>
          <table:table-cell table:number-columns-repeated="2"/>
          <table:table-cell table:style-name="ce11" office:value-type="float" office:value="1034968.65">
            <text:p>10,34,968.65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3"/>
          <table:table-cell office:value-type="string">
            <text:p>Invoice #INVUS1028909</text:p>
          </table:table-cell>
          <table:table-cell table:number-columns-repeated="2"/>
          <table:table-cell table:style-name="ce11" office:value-type="float" office:value="1035040.47">
            <text:p>10,35,040.47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3"/>
          <table:table-cell office:value-type="string">
            <text:p>Invoice #INVUS1028625</text:p>
          </table:table-cell>
          <table:table-cell table:number-columns-repeated="2"/>
          <table:table-cell table:style-name="ce11" office:value-type="float" office:value="1110504.8">
            <text:p>11,10,504.80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3"/>
          <table:table-cell office:value-type="string">
            <text:p>Invoice #INVUS1028914</text:p>
          </table:table-cell>
          <table:table-cell table:number-columns-repeated="2"/>
          <table:table-cell table:style-name="ce11" office:value-type="float" office:value="1110778.4">
            <text:p>11,10,778.40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3"/>
          <table:table-cell office:value-type="string">
            <text:p>Invoice #INVUS1029445</text:p>
          </table:table-cell>
          <table:table-cell table:number-columns-repeated="2"/>
          <table:table-cell table:style-name="ce11" office:value-type="float" office:value="1111069.43">
            <text:p>11,11,069.43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Invoice #INVUS1029579</text:p>
          </table:table-cell>
          <table:table-cell table:number-columns-repeated="2"/>
          <table:table-cell table:style-name="ce11" office:value-type="float" office:value="1111604.48">
            <text:p>11,11,604.48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number-columns-repeated="3"/>
          <table:table-cell office:value-type="string">
            <text:p>Invoice #INVUS1029411</text:p>
          </table:table-cell>
          <table:table-cell table:number-columns-repeated="2"/>
          <table:table-cell table:style-name="ce11" office:value-type="float" office:value="1112287.93">
            <text:p>11,12,287.93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number-columns-repeated="3"/>
          <table:table-cell office:value-type="string">
            <text:p>Invoice #INVUS1028933</text:p>
          </table:table-cell>
          <table:table-cell table:number-columns-repeated="2"/>
          <table:table-cell table:style-name="ce11" office:value-type="float" office:value="1112998.9">
            <text:p>11,12,998.90</text:p>
          </table:table-cell>
          <table:table-cell table:number-columns-repeated="1014"/>
        </table:table-row>
        <table:table-row table:style-name="ro1">
          <table:table-cell office:value-type="string">
            <text:p>IM-000000011378691-AP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string">
            <text:p>Invoice #INVUS1028708</text:p>
          </table:table-cell>
          <table:table-cell table:number-columns-repeated="2"/>
          <table:table-cell table:style-name="ce11" office:value-type="float" office:value="1113907.45">
            <text:p>11,13,907.45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string">
            <text:p>Invoice #INVUS1028880</text:p>
          </table:table-cell>
          <table:table-cell table:number-columns-repeated="2"/>
          <table:table-cell table:style-name="ce11" office:value-type="float" office:value="1114825.06">
            <text:p>11,14,825.06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Invoice #INVUS1028983</text:p>
          </table:table-cell>
          <table:table-cell table:number-columns-repeated="2"/>
          <table:table-cell table:style-name="ce11" office:value-type="float" office:value="1116009.42">
            <text:p>11,16,009.42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Invoice #INVUS1029002</text:p>
          </table:table-cell>
          <table:table-cell table:number-columns-repeated="2"/>
          <table:table-cell table:style-name="ce11" office:value-type="float" office:value="1117230.36">
            <text:p>11,17,230.36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Invoice #INVUS1029025</text:p>
          </table:table-cell>
          <table:table-cell table:number-columns-repeated="2"/>
          <table:table-cell table:style-name="ce11" office:value-type="float" office:value="1118984.86">
            <text:p>11,18,984.86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Invoice #INVUS1028680</text:p>
          </table:table-cell>
          <table:table-cell table:number-columns-repeated="2"/>
          <table:table-cell table:style-name="ce11" office:value-type="float" office:value="1120979.86">
            <text:p>11,20,979.86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Invoice #INVUS1028796</text:p>
          </table:table-cell>
          <table:table-cell table:number-columns-repeated="2"/>
          <table:table-cell table:style-name="ce11" office:value-type="float" office:value="1124888.29">
            <text:p>11,24,888.29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Invoice #INVUS1028769</text:p>
          </table:table-cell>
          <table:table-cell table:number-columns-repeated="2"/>
          <table:table-cell table:style-name="ce11" office:value-type="float" office:value="1129148.64">
            <text:p>11,29,148.64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Invoice #INVUS1028656</text:p>
          </table:table-cell>
          <table:table-cell table:number-columns-repeated="2"/>
          <table:table-cell table:style-name="ce11" office:value-type="float" office:value="1173374.64">
            <text:p>11,73,374.64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Invoice #INVUS1028684</text:p>
          </table:table-cell>
          <table:table-cell table:number-columns-repeated="2"/>
          <table:table-cell table:style-name="ce11" office:value-type="float" office:value="1214315.36">
            <text:p>12,14,315.36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Invoice #INVUS1028738</text:p>
          </table:table-cell>
          <table:table-cell table:number-columns-repeated="2"/>
          <table:table-cell table:style-name="ce11" office:value-type="float" office:value="1241968.76">
            <text:p>12,41,968.76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Invoice #INVUS1028870</text:p>
          </table:table-cell>
          <table:table-cell table:number-columns-repeated="2"/>
          <table:table-cell table:style-name="ce11" office:value-type="float" office:value="1260032.6">
            <text:p>12,60,032.60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Invoice #INVUS1028702</text:p>
          </table:table-cell>
          <table:table-cell table:number-columns-repeated="2"/>
          <table:table-cell table:style-name="ce11" office:value-type="float" office:value="1268039.99">
            <text:p>12,68,039.99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Invoice #INVUS1028789</text:p>
          </table:table-cell>
          <table:table-cell table:number-columns-repeated="2"/>
          <table:table-cell table:style-name="ce11" office:value-type="float" office:value="1275934.99">
            <text:p>12,75,934.99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Invoice #INVUS1029431</text:p>
          </table:table-cell>
          <table:table-cell table:number-columns-repeated="2"/>
          <table:table-cell table:style-name="ce11" office:value-type="float" office:value="1276147.09">
            <text:p>12,76,147.09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Invoice #INVUS1029795</text:p>
          </table:table-cell>
          <table:table-cell table:number-columns-repeated="2"/>
          <table:table-cell table:style-name="ce11" office:value-type="float" office:value="1278258.16">
            <text:p>12,78,258.16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Invoice #INVUS1030052</text:p>
          </table:table-cell>
          <table:table-cell table:number-columns-repeated="2"/>
          <table:table-cell table:style-name="ce11" office:value-type="float" office:value="1280237.36">
            <text:p>12,80,237.36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Invoice #INVUS1029906</text:p>
          </table:table-cell>
          <table:table-cell table:number-columns-repeated="2"/>
          <table:table-cell table:style-name="ce11" office:value-type="float" office:value="1280392.22">
            <text:p>12,80,392.22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Invoice #INVUS1033648</text:p>
          </table:table-cell>
          <table:table-cell table:number-columns-repeated="2"/>
          <table:table-cell table:style-name="ce11" office:value-type="float" office:value="1282772.7">
            <text:p>12,82,772.70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string">
            <text:p>Invoice #INVUS1034641</text:p>
          </table:table-cell>
          <table:table-cell table:number-columns-repeated="2"/>
          <table:table-cell table:style-name="ce11" office:value-type="float" office:value="1289387.03">
            <text:p>12,89,387.03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Invoice #INVUS1033659</text:p>
          </table:table-cell>
          <table:table-cell table:number-columns-repeated="2"/>
          <table:table-cell table:style-name="ce11" office:value-type="float" office:value="1300516.98">
            <text:p>13,00,516.98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Invoice #INVUS1034642</text:p>
          </table:table-cell>
          <table:table-cell table:number-columns-repeated="2"/>
          <table:table-cell table:style-name="ce11" office:value-type="float" office:value="1332035.09">
            <text:p>13,32,035.09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Invoice #INVUS1033651</text:p>
          </table:table-cell>
          <table:table-cell table:number-columns-repeated="2"/>
          <table:table-cell table:style-name="ce11" office:value-type="float" office:value="1344536.53">
            <text:p>13,44,536.53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string">
            <text:p>Invoice #INVUS1031325</text:p>
          </table:table-cell>
          <table:table-cell table:number-columns-repeated="2"/>
          <table:table-cell table:style-name="ce11" office:value-type="float" office:value="1347787.29">
            <text:p>13,47,787.29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string">
            <text:p>Invoice #INVUS1030204</text:p>
          </table:table-cell>
          <table:table-cell table:number-columns-repeated="2"/>
          <table:table-cell table:style-name="ce11" office:value-type="float" office:value="1348498.43">
            <text:p>13,48,498.43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Invoice #INVUS1031332</text:p>
          </table:table-cell>
          <table:table-cell table:number-columns-repeated="2"/>
          <table:table-cell table:style-name="ce11" office:value-type="float" office:value="1357098.43">
            <text:p>13,57,098.43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Invoice #INVUS1030618</text:p>
          </table:table-cell>
          <table:table-cell table:number-columns-repeated="2"/>
          <table:table-cell table:style-name="ce11" office:value-type="float" office:value="1358757.14">
            <text:p>13,58,757.14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3"/>
          <table:table-cell office:value-type="string">
            <text:p>Invoice #INVUS1030837</text:p>
          </table:table-cell>
          <table:table-cell table:number-columns-repeated="2"/>
          <table:table-cell table:style-name="ce11" office:value-type="float" office:value="1359212.89">
            <text:p>13,59,212.89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string">
            <text:p>Invoice #INVUS1030598</text:p>
          </table:table-cell>
          <table:table-cell table:number-columns-repeated="2"/>
          <table:table-cell table:style-name="ce11" office:value-type="float" office:value="1359422.49">
            <text:p>13,59,422.49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string">
            <text:p>Invoice #INVUS1037011</text:p>
          </table:table-cell>
          <table:table-cell table:number-columns-repeated="2"/>
          <table:table-cell table:style-name="ce11" office:value-type="float" office:value="1363446.62">
            <text:p>13,63,446.62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Invoice #INVUS1030939</text:p>
          </table:table-cell>
          <table:table-cell table:number-columns-repeated="2"/>
          <table:table-cell table:style-name="ce11" office:value-type="float" office:value="1366326.26">
            <text:p>13,66,326.26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Invoice #INVUS1030966</text:p>
          </table:table-cell>
          <table:table-cell table:number-columns-repeated="2"/>
          <table:table-cell table:style-name="ce11" office:value-type="float" office:value="1366427.19">
            <text:p>13,66,427.19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Invoice #INVUS1032251</text:p>
          </table:table-cell>
          <table:table-cell table:number-columns-repeated="2"/>
          <table:table-cell table:style-name="ce11" office:value-type="float" office:value="1367058.28">
            <text:p>13,67,058.28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string">
            <text:p>Invoice #INVUS1032225</text:p>
          </table:table-cell>
          <table:table-cell table:number-columns-repeated="2"/>
          <table:table-cell table:style-name="ce11" office:value-type="float" office:value="1379883.28">
            <text:p>13,79,883.28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Invoice #INVUS1032164</text:p>
          </table:table-cell>
          <table:table-cell table:number-columns-repeated="2"/>
          <table:table-cell table:style-name="ce11" office:value-type="float" office:value="1380135.98">
            <text:p>13,80,135.98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Credit Memo #CRUS40662</text:p>
          </table:table-cell>
          <table:table-cell table:number-columns-repeated="2"/>
          <table:table-cell table:style-name="ce11" office:value-type="float" office:value="1371141.38">
            <text:p>13,71,141.38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Invoice #INVUS1033680</text:p>
          </table:table-cell>
          <table:table-cell table:number-columns-repeated="2"/>
          <table:table-cell table:style-name="ce11" office:value-type="float" office:value="1371692.09">
            <text:p>13,71,692.09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string">
            <text:p>Invoice #INVUS1031798</text:p>
          </table:table-cell>
          <table:table-cell table:number-columns-repeated="2"/>
          <table:table-cell table:style-name="ce11" office:value-type="float" office:value="1411506.92">
            <text:p>14,11,506.92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3"/>
          <table:table-cell office:value-type="string">
            <text:p>Invoice #INVUS1032396</text:p>
          </table:table-cell>
          <table:table-cell table:number-columns-repeated="2"/>
          <table:table-cell table:style-name="ce11" office:value-type="float" office:value="1413143.17">
            <text:p>14,13,143.17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string">
            <text:p>Invoice #INVUS1032385</text:p>
          </table:table-cell>
          <table:table-cell table:number-columns-repeated="2"/>
          <table:table-cell table:style-name="ce11" office:value-type="float" office:value="1415849.57">
            <text:p>14,15,849.57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Invoice #INVUS1032329</text:p>
          </table:table-cell>
          <table:table-cell table:number-columns-repeated="2"/>
          <table:table-cell table:style-name="ce11" office:value-type="float" office:value="1419528.72">
            <text:p>14,19,528.72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string">
            <text:p>Invoice #INVUS1033048</text:p>
          </table:table-cell>
          <table:table-cell table:number-columns-repeated="2"/>
          <table:table-cell table:style-name="ce11" office:value-type="float" office:value="1420179.87">
            <text:p>14,20,179.87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string">
            <text:p>Invoice #INVUS1035656</text:p>
          </table:table-cell>
          <table:table-cell table:number-columns-repeated="2"/>
          <table:table-cell table:style-name="ce11" office:value-type="float" office:value="1427496.72">
            <text:p>14,27,496.72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3"/>
          <table:table-cell office:value-type="string">
            <text:p>Invoice #INVUS1032816</text:p>
          </table:table-cell>
          <table:table-cell table:number-columns-repeated="2"/>
          <table:table-cell table:style-name="ce11" office:value-type="float" office:value="1465250.72">
            <text:p>14,65,250.72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string">
            <text:p>Credit Memo #CRUS40677</text:p>
          </table:table-cell>
          <table:table-cell table:number-columns-repeated="2"/>
          <table:table-cell table:style-name="ce11" office:value-type="float" office:value="1453280.76">
            <text:p>14,53,280.76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Invoice #INVUS1033688</text:p>
          </table:table-cell>
          <table:table-cell table:number-columns-repeated="2"/>
          <table:table-cell table:style-name="ce11" office:value-type="float" office:value="1480412.76">
            <text:p>14,80,412.76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string">
            <text:p>Invoice #INVUS1033227</text:p>
          </table:table-cell>
          <table:table-cell table:number-columns-repeated="2"/>
          <table:table-cell table:style-name="ce11" office:value-type="float" office:value="1483799.07">
            <text:p>14,83,799.07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3"/>
          <table:table-cell office:value-type="string">
            <text:p>Invoice #INVUS1033573</text:p>
          </table:table-cell>
          <table:table-cell table:number-columns-repeated="2"/>
          <table:table-cell table:style-name="ce11" office:value-type="float" office:value="1485360.94">
            <text:p>14,85,360.94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Invoice #INVUS1033223</text:p>
          </table:table-cell>
          <table:table-cell table:number-columns-repeated="2"/>
          <table:table-cell table:style-name="ce11" office:value-type="float" office:value="1486506.29">
            <text:p>14,86,506.29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3"/>
          <table:table-cell office:value-type="string">
            <text:p>Invoice #INVUS1033222</text:p>
          </table:table-cell>
          <table:table-cell table:number-columns-repeated="2"/>
          <table:table-cell table:style-name="ce11" office:value-type="float" office:value="1487476.59">
            <text:p>14,87,476.59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Credit Memo #CRUS40675</text:p>
          </table:table-cell>
          <table:table-cell table:number-columns-repeated="2"/>
          <table:table-cell table:style-name="ce11" office:value-type="float" office:value="1486921.89">
            <text:p>14,86,921.89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3"/>
          <table:table-cell office:value-type="string">
            <text:p>Invoice #INVUS1034151</text:p>
          </table:table-cell>
          <table:table-cell table:number-columns-repeated="2"/>
          <table:table-cell table:style-name="ce11" office:value-type="float" office:value="1498736.89">
            <text:p>14,98,736.89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3"/>
          <table:table-cell office:value-type="string">
            <text:p>Invoice #INVUS1034137</text:p>
          </table:table-cell>
          <table:table-cell table:number-columns-repeated="2"/>
          <table:table-cell table:style-name="ce11" office:value-type="float" office:value="1505914.97">
            <text:p>15,05,914.97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number-columns-repeated="3"/>
          <table:table-cell office:value-type="string">
            <text:p>Invoice #INVUS1034648</text:p>
          </table:table-cell>
          <table:table-cell table:number-columns-repeated="2"/>
          <table:table-cell table:style-name="ce11" office:value-type="float" office:value="1512488.21">
            <text:p>15,12,488.21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3"/>
          <table:table-cell office:value-type="string">
            <text:p>Invoice #INVUS1033695</text:p>
          </table:table-cell>
          <table:table-cell table:number-columns-repeated="2"/>
          <table:table-cell table:style-name="ce11" office:value-type="float" office:value="1513781.09">
            <text:p>15,13,781.09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3"/>
          <table:table-cell office:value-type="string">
            <text:p>Invoice #INVUS1034139</text:p>
          </table:table-cell>
          <table:table-cell table:number-columns-repeated="2"/>
          <table:table-cell table:style-name="ce11" office:value-type="float" office:value="1514013.88">
            <text:p>15,14,013.88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3"/>
          <table:table-cell office:value-type="string">
            <text:p>Invoice #INVUS1033720</text:p>
          </table:table-cell>
          <table:table-cell table:number-columns-repeated="2"/>
          <table:table-cell table:style-name="ce11" office:value-type="float" office:value="1537144.35">
            <text:p>15,37,144.35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3"/>
          <table:table-cell office:value-type="string">
            <text:p>Invoice #INVUS1034266</text:p>
          </table:table-cell>
          <table:table-cell table:number-columns-repeated="2"/>
          <table:table-cell table:style-name="ce11" office:value-type="float" office:value="1541386.45">
            <text:p>15,41,386.45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3"/>
          <table:table-cell office:value-type="string">
            <text:p>Invoice #INVUS1034297</text:p>
          </table:table-cell>
          <table:table-cell table:number-columns-repeated="2"/>
          <table:table-cell table:style-name="ce11" office:value-type="float" office:value="1542315.3">
            <text:p>15,42,315.30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3"/>
          <table:table-cell office:value-type="string">
            <text:p>Invoice #INVUS1034683</text:p>
          </table:table-cell>
          <table:table-cell table:number-columns-repeated="2"/>
          <table:table-cell table:style-name="ce11" office:value-type="float" office:value="1543043.63">
            <text:p>15,43,043.63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Credit Memo #CRUS40908</text:p>
          </table:table-cell>
          <table:table-cell table:number-columns-repeated="2"/>
          <table:table-cell table:style-name="ce11" office:value-type="float" office:value="1538665.98">
            <text:p>15,38,665.98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number-columns-repeated="3"/>
          <table:table-cell office:value-type="string">
            <text:p>Credit Memo #CRUS40902</text:p>
          </table:table-cell>
          <table:table-cell table:number-columns-repeated="2"/>
          <table:table-cell table:style-name="ce11" office:value-type="float" office:value="1508005.59">
            <text:p>15,08,005.59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number-columns-repeated="3"/>
          <table:table-cell office:value-type="string">
            <text:p>Invoice #INVUS1034197</text:p>
          </table:table-cell>
          <table:table-cell table:number-columns-repeated="2"/>
          <table:table-cell table:style-name="ce11" office:value-type="float" office:value="1523624.65">
            <text:p>15,23,624.65</text:p>
          </table:table-cell>
          <table:table-cell table:number-columns-repeated="1014"/>
        </table:table-row>
        <table:table-row table:style-name="ro1">
          <table:table-cell office:value-type="string">
            <text:p>IM-000000011378692-AP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string">
            <text:p>Invoice #INVUS1034280</text:p>
          </table:table-cell>
          <table:table-cell table:number-columns-repeated="2"/>
          <table:table-cell table:style-name="ce11" office:value-type="float" office:value="1547038.65">
            <text:p>15,47,038.65</text:p>
          </table:table-cell>
          <table:table-cell table:number-columns-repeated="1014"/>
        </table:table-row>
        <table:table-row table:style-name="ro1">
          <table:table-cell office:value-type="string">
            <text:p>IM-000000011378693-AP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string">
            <text:p>Invoice #INVUS1034829</text:p>
          </table:table-cell>
          <table:table-cell table:number-columns-repeated="2"/>
          <table:table-cell table:style-name="ce11" office:value-type="float" office:value="1554345.83">
            <text:p>15,54,345.83</text:p>
          </table:table-cell>
          <table:table-cell table:number-columns-repeated="1014"/>
        </table:table-row>
        <table:table-row table:style-name="ro1">
          <table:table-cell office:value-type="string">
            <text:p>IM-000000011378693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Invoice #INVUS1034994</text:p>
          </table:table-cell>
          <table:table-cell table:number-columns-repeated="2"/>
          <table:table-cell table:style-name="ce11" office:value-type="float" office:value="1555848.33">
            <text:p>15,55,848.33</text:p>
          </table:table-cell>
          <table:table-cell table:number-columns-repeated="1014"/>
        </table:table-row>
        <table:table-row table:style-name="ro1">
          <table:table-cell office:value-type="string">
            <text:p>IM-000000011378693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Invoice #INVUS1035693</text:p>
          </table:table-cell>
          <table:table-cell table:number-columns-repeated="2"/>
          <table:table-cell table:style-name="ce11" office:value-type="float" office:value="1556572.33">
            <text:p>15,56,572.33</text:p>
          </table:table-cell>
          <table:table-cell table:number-columns-repeated="1014"/>
        </table:table-row>
        <table:table-row table:style-name="ro1">
          <table:table-cell office:value-type="string">
            <text:p>IM-000000011378693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Invoice #INVUS1035704</text:p>
          </table:table-cell>
          <table:table-cell table:number-columns-repeated="2"/>
          <table:table-cell table:style-name="ce11" office:value-type="float" office:value="1574472.33">
            <text:p>15,74,472.33</text:p>
          </table:table-cell>
          <table:table-cell table:number-columns-repeated="1014"/>
        </table:table-row>
        <table:table-row table:style-name="ro1">
          <table:table-cell office:value-type="string">
            <text:p>IM-000000011378693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Invoice #INVUS1035820</text:p>
          </table:table-cell>
          <table:table-cell table:number-columns-repeated="2"/>
          <table:table-cell table:style-name="ce11" office:value-type="float" office:value="1618991.95">
            <text:p>16,18,991.95</text:p>
          </table:table-cell>
          <table:table-cell table:number-columns-repeated="1014"/>
        </table:table-row>
        <table:table-row table:style-name="ro1">
          <table:table-cell office:value-type="string">
            <text:p>IM-000000011378693-AP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Invoice #INVUS1035926</text:p>
          </table:table-cell>
          <table:table-cell table:number-columns-repeated="2"/>
          <table:table-cell table:style-name="ce11" office:value-type="float" office:value="1619399.95">
            <text:p>16,19,399.95</text:p>
          </table:table-cell>
          <table:table-cell table:number-columns-repeated="1014"/>
        </table:table-row>
        <table:table-row table:style-name="ro1">
          <table:table-cell office:value-type="string">
            <text:p>IM-000000011378693-AP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Invoice #INVUS1035900</text:p>
          </table:table-cell>
          <table:table-cell table:number-columns-repeated="2"/>
          <table:table-cell table:style-name="ce11" office:value-type="float" office:value="1623631.74">
            <text:p>16,23,631.74</text:p>
          </table:table-cell>
          <table:table-cell table:number-columns-repeated="1014"/>
        </table:table-row>
        <table:table-row table:style-name="ro1">
          <table:table-cell office:value-type="string">
            <text:p>IM-000000011378693-AP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Invoice #INVUS1036369</text:p>
          </table:table-cell>
          <table:table-cell table:number-columns-repeated="2"/>
          <table:table-cell table:style-name="ce11" office:value-type="float" office:value="1624505.11">
            <text:p>16,24,505.11</text:p>
          </table:table-cell>
          <table:table-cell table:number-columns-repeated="1014"/>
        </table:table-row>
        <table:table-row table:style-name="ro1">
          <table:table-cell office:value-type="string">
            <text:p>IM-000000011378693-AP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Invoice #INVUS1036252</text:p>
          </table:table-cell>
          <table:table-cell table:number-columns-repeated="2"/>
          <table:table-cell table:style-name="ce11" office:value-type="float" office:value="1626590.85">
            <text:p>16,26,590.85</text:p>
          </table:table-cell>
          <table:table-cell table:number-columns-repeated="1014"/>
        </table:table-row>
        <table:table-row table:style-name="ro1">
          <table:table-cell office:value-type="string">
            <text:p>IM-000000011378693-AP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Invoice #INVUS1036866</text:p>
          </table:table-cell>
          <table:table-cell table:number-columns-repeated="2"/>
          <table:table-cell table:style-name="ce11" office:value-type="float" office:value="1627610.02">
            <text:p>16,27,610.02</text:p>
          </table:table-cell>
          <table:table-cell table:number-columns-repeated="1014"/>
        </table:table-row>
        <table:table-row table:style-name="ro1">
          <table:table-cell office:value-type="string">
            <text:p>IM-000000011378693-AP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Invoice #INVUS1037597</text:p>
          </table:table-cell>
          <table:table-cell table:number-columns-repeated="2"/>
          <table:table-cell table:style-name="ce11" office:value-type="float" office:value="1641915.73">
            <text:p>16,41,915.73</text:p>
          </table:table-cell>
          <table:table-cell table:number-columns-repeated="1014"/>
        </table:table-row>
        <table:table-row table:style-name="ro1">
          <table:table-cell office:value-type="string">
            <text:p>IM-000000011378693-AP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Invoice #INVUS1037969</text:p>
          </table:table-cell>
          <table:table-cell table:number-columns-repeated="2"/>
          <table:table-cell table:style-name="ce11" office:value-type="float" office:value="1648299.68">
            <text:p>16,48,299.68</text:p>
          </table:table-cell>
          <table:table-cell table:number-columns-repeated="1014"/>
        </table:table-row>
        <table:table-row table:style-name="ro1">
          <table:table-cell office:value-type="string">
            <text:p>IM-000000011378693-AP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Invoice #INVUS1037177</text:p>
          </table:table-cell>
          <table:table-cell table:number-columns-repeated="2"/>
          <table:table-cell table:style-name="ce11" office:value-type="float" office:value="1650275.36">
            <text:p>16,50,275.36</text:p>
          </table:table-cell>
          <table:table-cell table:number-columns-repeated="1014"/>
        </table:table-row>
        <table:table-row table:style-name="ro1">
          <table:table-cell office:value-type="string">
            <text:p>IM-000000011378693-AP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Invoice #INVUS1037417</text:p>
          </table:table-cell>
          <table:table-cell table:number-columns-repeated="2"/>
          <table:table-cell table:style-name="ce11" office:value-type="float" office:value="1653875.36">
            <text:p>16,53,875.36</text:p>
          </table:table-cell>
          <table:table-cell table:number-columns-repeated="1014"/>
        </table:table-row>
        <table:table-row table:style-name="ro1">
          <table:table-cell office:value-type="string">
            <text:p>IM-000000011378693-AP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Invoice #INVUS1037596</text:p>
          </table:table-cell>
          <table:table-cell table:number-columns-repeated="2"/>
          <table:table-cell table:style-name="ce11" office:value-type="float" office:value="1659060.84">
            <text:p>16,59,060.84</text:p>
          </table:table-cell>
          <table:table-cell table:number-columns-repeated="1014"/>
        </table:table-row>
        <table:table-row table:style-name="ro1">
          <table:table-cell office:value-type="string">
            <text:p>IM-000000011378693-AP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Invoice #INVUS1037965</text:p>
          </table:table-cell>
          <table:table-cell table:number-columns-repeated="2"/>
          <table:table-cell table:style-name="ce11" office:value-type="float" office:value="1665010.24">
            <text:p>16,65,010.24</text:p>
          </table:table-cell>
          <table:table-cell table:number-columns-repeated="1014"/>
        </table:table-row>
        <table:table-row table:style-name="ro1">
          <table:table-cell office:value-type="string">
            <text:p>IM-000000011378693-AP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Invoice #INVUS1037636</text:p>
          </table:table-cell>
          <table:table-cell table:number-columns-repeated="2"/>
          <table:table-cell table:style-name="ce11" office:value-type="float" office:value="1665934.73">
            <text:p>16,65,934.73</text:p>
          </table:table-cell>
          <table:table-cell table:number-columns-repeated="1014"/>
        </table:table-row>
        <table:table-row table:style-name="ro1">
          <table:table-cell office:value-type="string">
            <text:p>IM-00000001137869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RL88</text:p>
          </table:table-cell>
          <table:table-cell/>
          <table:table-cell office:value-type="string">
            <text:p>8YF413</text:p>
          </table:table-cell>
          <table:table-cell office:value-type="string">
            <text:p>AMPS TO VESA DEVICES ADAPTER PLATE</text:p>
          </table:table-cell>
          <table:table-cell office:value-type="float" office:value="17">
            <text:p>17</text:p>
          </table:table-cell>
          <table:table-cell table:style-name="ce19" office:value-type="float" office:value="12.45">
            <text:p>12.45</text:p>
          </table:table-cell>
          <table:table-cell table:style-name="ce19" office:value-type="float" office:value="211.65">
            <text:p>211.65</text:p>
          </table:table-cell>
          <table:table-cell table:number-columns-repeated="1014"/>
        </table:table-row>
        <table:table-row table:style-name="ro1">
          <table:table-cell office:value-type="string">
            <text:p>IM-000000011378698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67956</text:p>
          </table:table-cell>
          <table:table-cell/>
          <table:table-cell office:value-type="string">
            <text:p>FSS001NR</text:p>
          </table:table-cell>
          <table:table-cell office:value-type="string">
            <text:p>File Server Sync</text:p>
          </table:table-cell>
          <table:table-cell office:value-type="float" office:value="6">
            <text:p>6</text:p>
          </table:table-cell>
          <table:table-cell table:style-name="ce19" office:value-type="float" office:value="17.4">
            <text:p>17.40</text:p>
          </table:table-cell>
          <table:table-cell table:style-name="ce19" office:value-type="float" office:value="104.4">
            <text:p>104.40</text:p>
          </table:table-cell>
          <table:table-cell table:number-columns-repeated="1014"/>
        </table:table-row>
        <table:table-row table:style-name="ro1">
          <table:table-cell office:value-type="string">
            <text:p>IM-000000011378698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0-67956</text:p>
          </table:table-cell>
          <table:table-cell/>
          <table:table-cell office:value-type="string">
            <text:p>MOL001NR</text:p>
          </table:table-cell>
          <table:table-cell office:value-type="string">
            <text:p>Microsoft 365 Apps for business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6.41">
            <text:p>6.41</text:p>
          </table:table-cell>
          <table:table-cell table:number-columns-repeated="1014"/>
        </table:table-row>
        <table:table-row table:style-name="ro1">
          <table:table-cell office:value-type="string">
            <text:p>IM-000000011378698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30-67956</text:p>
          </table:table-cell>
          <table:table-cell/>
          <table:table-cell office:value-type="string">
            <text:p>MOL002NR</text:p>
          </table:table-cell>
          <table:table-cell office:value-type="string">
            <text:p>Microsoft 365 Apps for business</text:p>
          </table:table-cell>
          <table:table-cell office:value-type="float" office:value="29">
            <text:p>29</text:p>
          </table:table-cell>
          <table:table-cell table:style-name="ce19" office:value-type="float" office:value="5.61">
            <text:p>5.61</text:p>
          </table:table-cell>
          <table:table-cell table:style-name="ce19" office:value-type="float" office:value="162.69">
            <text:p>162.69</text:p>
          </table:table-cell>
          <table:table-cell table:number-columns-repeated="1014"/>
        </table:table-row>
        <table:table-row table:style-name="ro1">
          <table:table-cell office:value-type="string">
            <text:p>IM-000000011378698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30-67956</text:p>
          </table:table-cell>
          <table:table-cell/>
          <table:table-cell office:value-type="string">
            <text:p>PLN002NR</text:p>
          </table:table-cell>
          <table:table-cell office:value-type="string">
            <text:p>Exchange Plan Mailbox - Without Outlook/Entour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.57">
            <text:p>5.57</text:p>
          </table:table-cell>
          <table:table-cell table:number-columns-repeated="1014"/>
        </table:table-row>
        <table:table-row table:style-name="ro1">
          <table:table-cell office:value-type="string">
            <text:p>IM-000000011378698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30-67956</text:p>
          </table:table-cell>
          <table:table-cell/>
          <table:table-cell office:value-type="string">
            <text:p>PLN005NR</text:p>
          </table:table-cell>
          <table:table-cell office:value-type="string">
            <text:p>Addtl Collaboration Plan Users - Without Outloo</text:p>
          </table:table-cell>
          <table:table-cell office:value-type="float" office:value="41">
            <text:p>41</text:p>
          </table:table-cell>
          <table:table-cell table:style-name="ce19" office:value-type="float" office:value="10.44">
            <text:p>10.44</text:p>
          </table:table-cell>
          <table:table-cell table:style-name="ce19" office:value-type="float" office:value="428.04">
            <text:p>428.04</text:p>
          </table:table-cell>
          <table:table-cell table:number-columns-repeated="1014"/>
        </table:table-row>
        <table:table-row table:style-name="ro1">
          <table:table-cell office:value-type="string">
            <text:p>IM-000000011378698-AP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30-67956</text:p>
          </table:table-cell>
          <table:table-cell/>
          <table:table-cell office:value-type="string">
            <text:p>PLN010NR</text:p>
          </table:table-cell>
          <table:table-cell office:value-type="string">
            <text:p>Email Plan Mailbox - Without Outlook/Entourag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">
            <text:p>5.00</text:p>
          </table:table-cell>
          <table:table-cell table:number-columns-repeated="1014"/>
        </table:table-row>
        <table:table-row table:style-name="ro1">
          <table:table-cell office:value-type="string">
            <text:p>IM-000000011378698-AP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30-67956</text:p>
          </table:table-cell>
          <table:table-cell/>
          <table:table-cell office:value-type="string">
            <text:p>PLN012NR</text:p>
          </table:table-cell>
          <table:table-cell office:value-type="string">
            <text:p>Exchange Plan Mailbox - Without Outlook/Entour</text:p>
          </table:table-cell>
          <table:table-cell office:value-type="float" office:value="2">
            <text:p>2</text:p>
          </table:table-cell>
          <table:table-cell table:style-name="ce19" office:value-type="float" office:value="5">
            <text:p>5.00</text:p>
          </table:table-cell>
          <table:table-cell table:style-name="ce19" office:value-type="float" office:value="10">
            <text:p>10.00</text:p>
          </table:table-cell>
          <table:table-cell table:number-columns-repeated="1014"/>
        </table:table-row>
        <table:table-row table:style-name="ro1">
          <table:table-cell office:value-type="string">
            <text:p>IM-000000011378698-AP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30-67956</text:p>
          </table:table-cell>
          <table:table-cell/>
          <table:table-cell office:value-type="string">
            <text:p>PMX00010MX0R</text:p>
          </table:table-cell>
          <table:table-cell office:value-type="string">
            <text:p>POP/IMAP Mailboxes (Initial Package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3.05">
            <text:p>13.05</text:p>
          </table:table-cell>
          <table:table-cell table:number-columns-repeated="1014"/>
        </table:table-row>
        <table:table-row table:style-name="ro1">
          <table:table-cell office:value-type="string">
            <text:p>IM-000000011378698-AP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30-67956</text:p>
          </table:table-cell>
          <table:table-cell/>
          <table:table-cell office:value-type="string">
            <text:p>RM010C01MX0R</text:p>
          </table:table-cell>
          <table:table-cell office:value-type="string">
            <text:p>Resource Mailboxes (per mailbox)</text:p>
          </table:table-cell>
          <table:table-cell office:value-type="float" office:value="4">
            <text:p>4</text:p>
          </table:table-cell>
          <table:table-cell table:style-name="ce19" office:value-type="float" office:value="3.92">
            <text:p>3.92</text:p>
          </table:table-cell>
          <table:table-cell table:style-name="ce19" office:value-type="float" office:value="15.68">
            <text:p>15.68</text:p>
          </table:table-cell>
          <table:table-cell table:number-columns-repeated="1014"/>
        </table:table-row>
        <table:table-row table:style-name="ro1">
          <table:table-cell office:value-type="string">
            <text:p>IM-000000011378698-AP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30-67956</text:p>
          </table:table-cell>
          <table:table-cell/>
          <table:table-cell office:value-type="string">
            <text:p>SPX00002GB0R</text:p>
          </table:table-cell>
          <table:table-cell office:value-type="string">
            <text:p>SharePoint Package (2 GB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0.88">
            <text:p>20.88</text:p>
          </table:table-cell>
          <table:table-cell table:number-columns-repeated="1014"/>
        </table:table-row>
        <table:table-row table:style-name="ro1">
          <table:table-cell office:value-type="string">
            <text:p>IM-000000011378698-AP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30-67956</text:p>
          </table:table-cell>
          <table:table-cell/>
          <table:table-cell office:value-type="string">
            <text:p>SSX001NR</text:p>
          </table:table-cell>
          <table:table-cell office:value-type="string">
            <text:p>ShareSync 100 GB/user</text:p>
          </table:table-cell>
          <table:table-cell office:value-type="float" office:value="36">
            <text:p>36</text:p>
          </table:table-cell>
          <table:table-cell table:style-name="ce19" office:value-type="float" office:value="3.48">
            <text:p>3.48</text:p>
          </table:table-cell>
          <table:table-cell table:style-name="ce19" office:value-type="float" office:value="125.28">
            <text:p>125.28</text:p>
          </table:table-cell>
          <table:table-cell table:number-columns-repeated="1014"/>
        </table:table-row>
        <table:table-row table:style-name="ro1">
          <table:table-cell office:value-type="string">
            <text:p>IM-000000011378698-AP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30-67956</text:p>
          </table:table-cell>
          <table:table-cell/>
          <table:table-cell office:value-type="string">
            <text:p>SSX003NR</text:p>
          </table:table-cell>
          <table:table-cell office:value-type="string">
            <text:p>ShareSync 100 GB/user</text:p>
          </table:table-cell>
          <table:table-cell office:value-type="float" office:value="63">
            <text:p>63</text:p>
          </table:table-cell>
          <table:table-cell table:style-name="ce19" office:value-type="float" office:value="6.09">
            <text:p>6.09</text:p>
          </table:table-cell>
          <table:table-cell table:style-name="ce19" office:value-type="float" office:value="383.67">
            <text:p>383.67</text:p>
          </table:table-cell>
          <table:table-cell table:number-columns-repeated="1014"/>
        </table:table-row>
        <table:table-row table:style-name="ro1">
          <table:table-cell office:value-type="string">
            <text:p>IM-000000011378698-AP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30-67956</text:p>
          </table:table-cell>
          <table:table-cell/>
          <table:table-cell office:value-type="string">
            <text:p>SSX005NR</text:p>
          </table:table-cell>
          <table:table-cell office:value-type="string">
            <text:p>Unlimited ShareSync Package</text:p>
          </table:table-cell>
          <table:table-cell office:value-type="float" office:value="50">
            <text:p>50</text:p>
          </table:table-cell>
          <table:table-cell table:style-name="ce19" office:value-type="float" office:value="8.7">
            <text:p>8.70</text:p>
          </table:table-cell>
          <table:table-cell table:style-name="ce19" office:value-type="float" office:value="435">
            <text:p>435.00</text:p>
          </table:table-cell>
          <table:table-cell table:number-columns-repeated="1014"/>
        </table:table-row>
        <table:table-row table:style-name="ro1">
          <table:table-cell office:value-type="string">
            <text:p>IM-000000011378699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-NM059</text:p>
          </table:table-cell>
          <table:table-cell/>
          <table:table-cell office:value-type="string">
            <text:p>8PM540</text:p>
          </table:table-cell>
          <table:table-cell office:value-type="string">
            <text:p>HAVIS DC POWER SUPPLY CABLE</text:p>
          </table:table-cell>
          <table:table-cell office:value-type="float" office:value="3">
            <text:p>3</text:p>
          </table:table-cell>
          <table:table-cell table:style-name="ce19" office:value-type="float" office:value="34.5">
            <text:p>34.50</text:p>
          </table:table-cell>
          <table:table-cell table:style-name="ce19" office:value-type="float" office:value="103.5">
            <text:p>103.50</text:p>
          </table:table-cell>
          <table:table-cell table:number-columns-repeated="1014"/>
        </table:table-row>
        <table:table-row table:style-name="ro1">
          <table:table-cell office:value-type="string">
            <text:p>IM-000000011378702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30858</text:p>
          </table:table-cell>
          <table:table-cell/>
          <table:table-cell office:value-type="string">
            <text:p>PLN010NR</text:p>
          </table:table-cell>
          <table:table-cell office:value-type="string">
            <text:p>Email Plan Mailbox - Without Outlook/Entourage</text:p>
          </table:table-cell>
          <table:table-cell office:value-type="float" office:value="11">
            <text:p>11</text:p>
          </table:table-cell>
          <table:table-cell table:style-name="ce19" office:value-type="float" office:value="5">
            <text:p>5.00</text:p>
          </table:table-cell>
          <table:table-cell table:style-name="ce19" office:value-type="float" office:value="55">
            <text:p>55.00</text:p>
          </table:table-cell>
          <table:table-cell table:number-columns-repeated="1014"/>
        </table:table-row>
        <table:table-row table:style-name="ro1">
          <table:table-cell office:value-type="string">
            <text:p>IM-00000001137870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27944</text:p>
          </table:table-cell>
          <table:table-cell/>
          <table:table-cell office:value-type="string">
            <text:p>HST000NR</text:p>
          </table:table-cell>
          <table:table-cell office:value-type="string">
            <text:p>Canadian Harmonized Sales Tax</text:p>
          </table:table-cell>
          <table:table-cell office:value-type="float" office:value="170">
            <text:p>17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1.7">
            <text:p>1.70</text:p>
          </table:table-cell>
          <table:table-cell table:number-columns-repeated="1014"/>
        </table:table-row>
        <table:table-row table:style-name="ro1">
          <table:table-cell office:value-type="string">
            <text:p>IM-000000011378703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-27944</text:p>
          </table:table-cell>
          <table:table-cell/>
          <table:table-cell office:value-type="string">
            <text:p>MXS10C01SUNR</text:p>
          </table:table-cell>
          <table:table-cell office:value-type="string">
            <text:p>Standard Plan Mailbox - Without Outlook/Entour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6.31">
            <text:p>6.31</text:p>
          </table:table-cell>
          <table:table-cell table:number-columns-repeated="1014"/>
        </table:table-row>
        <table:table-row table:style-name="ro1">
          <table:table-cell office:value-type="string">
            <text:p>IM-000000011378703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-27944</text:p>
          </table:table-cell>
          <table:table-cell/>
          <table:table-cell office:value-type="string">
            <text:p>PMX00010MX0R</text:p>
          </table:table-cell>
          <table:table-cell office:value-type="string">
            <text:p>POP/IMAP Mailboxes (Initial Package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3.05">
            <text:p>13.05</text:p>
          </table:table-cell>
          <table:table-cell table:number-columns-repeated="1014"/>
        </table:table-row>
        <table:table-row table:style-name="ro1">
          <table:table-cell office:value-type="string">
            <text:p>IM-00000001137870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W8515</text:p>
          </table:table-cell>
          <table:table-cell/>
          <table:table-cell office:value-type="string">
            <text:p>HST000NR</text:p>
          </table:table-cell>
          <table:table-cell office:value-type="string">
            <text:p>Canadian Harmonized Sales Tax</text:p>
          </table:table-cell>
          <table:table-cell office:value-type="float" office:value="805">
            <text:p>805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8.05">
            <text:p>8.05</text:p>
          </table:table-cell>
          <table:table-cell table:number-columns-repeated="1014"/>
        </table:table-row>
        <table:table-row table:style-name="ro1">
          <table:table-cell office:value-type="string">
            <text:p>IM-000000011378704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-W8515</text:p>
          </table:table-cell>
          <table:table-cell/>
          <table:table-cell office:value-type="string">
            <text:p>MXS10C01SUNR</text:p>
          </table:table-cell>
          <table:table-cell office:value-type="string">
            <text:p>Standard Plan Mailbox - Without Outlook/Entour</text:p>
          </table:table-cell>
          <table:table-cell office:value-type="float" office:value="2">
            <text:p>2</text:p>
          </table:table-cell>
          <table:table-cell table:style-name="ce19" office:value-type="float" office:value="6.31">
            <text:p>6.31</text:p>
          </table:table-cell>
          <table:table-cell table:style-name="ce19" office:value-type="float" office:value="12.62">
            <text:p>12.62</text:p>
          </table:table-cell>
          <table:table-cell table:number-columns-repeated="1014"/>
        </table:table-row>
        <table:table-row table:style-name="ro1">
          <table:table-cell office:value-type="string">
            <text:p>IM-000000011378704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-W8515</text:p>
          </table:table-cell>
          <table:table-cell/>
          <table:table-cell office:value-type="string">
            <text:p>PLN002NR</text:p>
          </table:table-cell>
          <table:table-cell office:value-type="string">
            <text:p>Exchange Plan Mailbox - Without Outlook/Entour</text:p>
          </table:table-cell>
          <table:table-cell office:value-type="float" office:value="21">
            <text:p>21</text:p>
          </table:table-cell>
          <table:table-cell table:style-name="ce19" office:value-type="float" office:value="5.57">
            <text:p>5.57</text:p>
          </table:table-cell>
          <table:table-cell table:style-name="ce19" office:value-type="float" office:value="116.97">
            <text:p>116.97</text:p>
          </table:table-cell>
          <table:table-cell table:number-columns-repeated="1014"/>
        </table:table-row>
        <table:table-row table:style-name="ro1">
          <table:table-cell office:value-type="string">
            <text:p>IM-000000011378704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0-W8515</text:p>
          </table:table-cell>
          <table:table-cell/>
          <table:table-cell office:value-type="string">
            <text:p>PMA00001MX0R</text:p>
          </table:table-cell>
          <table:table-cell office:value-type="string">
            <text:p>Addtl POP/IMAP Mailboxes</text:p>
          </table:table-cell>
          <table:table-cell office:value-type="float" office:value="22">
            <text:p>22</text:p>
          </table:table-cell>
          <table:table-cell table:style-name="ce19" office:value-type="float" office:value="1.31">
            <text:p>1.31</text:p>
          </table:table-cell>
          <table:table-cell table:style-name="ce19" office:value-type="float" office:value="28.82">
            <text:p>28.82</text:p>
          </table:table-cell>
          <table:table-cell table:number-columns-repeated="1014"/>
        </table:table-row>
        <table:table-row table:style-name="ro1">
          <table:table-cell office:value-type="string">
            <text:p>IM-000000011378704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40-W8515</text:p>
          </table:table-cell>
          <table:table-cell/>
          <table:table-cell office:value-type="string">
            <text:p>PMX00010MX0R</text:p>
          </table:table-cell>
          <table:table-cell office:value-type="string">
            <text:p>POP/IMAP Mailboxes (Initial Package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3.05">
            <text:p>13.05</text:p>
          </table:table-cell>
          <table:table-cell table:number-columns-repeated="1014"/>
        </table:table-row>
        <table:table-row table:style-name="ro1">
          <table:table-cell office:value-type="string">
            <text:p>IM-000000011378704-AP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40-W8515</text:p>
          </table:table-cell>
          <table:table-cell/>
          <table:table-cell office:value-type="string">
            <text:p>RM010C01MX0R</text:p>
          </table:table-cell>
          <table:table-cell office:value-type="string">
            <text:p>Resource Mailboxes (per mailbox)</text:p>
          </table:table-cell>
          <table:table-cell office:value-type="float" office:value="4">
            <text:p>4</text:p>
          </table:table-cell>
          <table:table-cell table:style-name="ce19" office:value-type="float" office:value="3.92">
            <text:p>3.92</text:p>
          </table:table-cell>
          <table:table-cell table:style-name="ce19" office:value-type="float" office:value="15.68">
            <text:p>15.68</text:p>
          </table:table-cell>
          <table:table-cell table:number-columns-repeated="1014"/>
        </table:table-row>
        <table:table-row table:style-name="ro1">
          <table:table-cell office:value-type="string">
            <text:p>IM-000000011378704-AP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40-W8515</text:p>
          </table:table-cell>
          <table:table-cell/>
          <table:table-cell office:value-type="string">
            <text:p>SPQ00002GB0R</text:p>
          </table:table-cell>
          <table:table-cell office:value-type="string">
            <text:p>Addtl SharePoint Disk Space (Charged/MB)</text:p>
          </table:table-cell>
          <table:table-cell office:value-type="float" office:value="2">
            <text:p>2</text:p>
          </table:table-cell>
          <table:table-cell table:style-name="ce19" office:value-type="float" office:value="2.18">
            <text:p>2.18</text:p>
          </table:table-cell>
          <table:table-cell table:style-name="ce19" office:value-type="float" office:value="4.36">
            <text:p>4.36</text:p>
          </table:table-cell>
          <table:table-cell table:number-columns-repeated="1014"/>
        </table:table-row>
        <table:table-row table:style-name="ro1">
          <table:table-cell office:value-type="string">
            <text:p>IM-00000001137870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-Z9114</text:p>
          </table:table-cell>
          <table:table-cell/>
          <table:table-cell office:value-type="string">
            <text:p>GST000NR</text:p>
          </table:table-cell>
          <table:table-cell office:value-type="string">
            <text:p>Canadian Goods and Services Tax</text:p>
          </table:table-cell>
          <table:table-cell office:value-type="float" office:value="157">
            <text:p>157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1.57">
            <text:p>1.57</text:p>
          </table:table-cell>
          <table:table-cell table:number-columns-repeated="1014"/>
        </table:table-row>
        <table:table-row table:style-name="ro1">
          <table:table-cell office:value-type="string">
            <text:p>IM-000000011378705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0-Z9114</text:p>
          </table:table-cell>
          <table:table-cell/>
          <table:table-cell office:value-type="string">
            <text:p>MXP10C01SUYR</text:p>
          </table:table-cell>
          <table:table-cell office:value-type="string">
            <text:p>Standard Plan Mailbox</text:p>
          </table:table-cell>
          <table:table-cell office:value-type="float" office:value="5">
            <text:p>5</text:p>
          </table:table-cell>
          <table:table-cell table:style-name="ce19" office:value-type="float" office:value="7.44">
            <text:p>7.44</text:p>
          </table:table-cell>
          <table:table-cell table:style-name="ce19" office:value-type="float" office:value="37.2">
            <text:p>37.20</text:p>
          </table:table-cell>
          <table:table-cell table:number-columns-repeated="1014"/>
        </table:table-row>
        <table:table-row table:style-name="ro1">
          <table:table-cell office:value-type="string">
            <text:p>IM-000000011378705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0-Z9114</text:p>
          </table:table-cell>
          <table:table-cell/>
          <table:table-cell office:value-type="string">
            <text:p>MXS10C01SUNR</text:p>
          </table:table-cell>
          <table:table-cell office:value-type="string">
            <text:p>Standard Plan Mailbox - Without Outlook/Entour</text:p>
          </table:table-cell>
          <table:table-cell office:value-type="float" office:value="11">
            <text:p>11</text:p>
          </table:table-cell>
          <table:table-cell table:style-name="ce19" office:value-type="float" office:value="6.31">
            <text:p>6.31</text:p>
          </table:table-cell>
          <table:table-cell table:style-name="ce19" office:value-type="float" office:value="69.41">
            <text:p>69.41</text:p>
          </table:table-cell>
          <table:table-cell table:number-columns-repeated="1014"/>
        </table:table-row>
        <table:table-row table:style-name="ro1">
          <table:table-cell office:value-type="string">
            <text:p>IM-000000011378705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10-Z9114</text:p>
          </table:table-cell>
          <table:table-cell/>
          <table:table-cell office:value-type="string">
            <text:p>MXSPRO01SUNR</text:p>
          </table:table-cell>
          <table:table-cell office:value-type="string">
            <text:p>Standard Plan Mailbox - Without Outlook/Entour</text:p>
          </table:table-cell>
          <table:table-cell office:value-type="float" office:value="92">
            <text:p>92</text:p>
          </table:table-cell>
          <table:table-cell table:style-name="ce19" office:value-type="float" office:value="5.87">
            <text:p>5.87</text:p>
          </table:table-cell>
          <table:table-cell table:style-name="ce19" office:value-type="float" office:value="540.04">
            <text:p>540.04</text:p>
          </table:table-cell>
          <table:table-cell table:number-columns-repeated="1014"/>
        </table:table-row>
        <table:table-row table:style-name="ro1">
          <table:table-cell office:value-type="string">
            <text:p>IM-000000011378705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0-Z9114</text:p>
          </table:table-cell>
          <table:table-cell/>
          <table:table-cell office:value-type="string">
            <text:p>PLN002NR</text:p>
          </table:table-cell>
          <table:table-cell office:value-type="string">
            <text:p>Exchange Plan Mailbox - Without Outlook/Entour</text:p>
          </table:table-cell>
          <table:table-cell office:value-type="float" office:value="30">
            <text:p>30</text:p>
          </table:table-cell>
          <table:table-cell table:style-name="ce19" office:value-type="float" office:value="5.57">
            <text:p>5.57</text:p>
          </table:table-cell>
          <table:table-cell table:style-name="ce19" office:value-type="float" office:value="167.1">
            <text:p>167.10</text:p>
          </table:table-cell>
          <table:table-cell table:number-columns-repeated="1014"/>
        </table:table-row>
        <table:table-row table:style-name="ro1">
          <table:table-cell office:value-type="string">
            <text:p>IM-000000011378705-AP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10-Z9114</text:p>
          </table:table-cell>
          <table:table-cell/>
          <table:table-cell office:value-type="string">
            <text:p>RM010C01MX0R</text:p>
          </table:table-cell>
          <table:table-cell office:value-type="string">
            <text:p>Resource Mailboxes (per mailbox)</text:p>
          </table:table-cell>
          <table:table-cell office:value-type="float" office:value="8">
            <text:p>8</text:p>
          </table:table-cell>
          <table:table-cell table:style-name="ce19" office:value-type="float" office:value="3.92">
            <text:p>3.92</text:p>
          </table:table-cell>
          <table:table-cell table:style-name="ce19" office:value-type="float" office:value="31.36">
            <text:p>31.36</text:p>
          </table:table-cell>
          <table:table-cell table:number-columns-repeated="1014"/>
        </table:table-row>
        <table:table-row table:style-name="ro1">
          <table:table-cell office:value-type="string">
            <text:p>IM-000000011378706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-41846</text:p>
          </table:table-cell>
          <table:table-cell/>
          <table:table-cell office:value-type="string">
            <text:p>MXSPRO01EUNR</text:p>
          </table:table-cell>
          <table:table-cell office:value-type="string">
            <text:p>Elite User - Without Outlook/Entourage Licensin</text:p>
          </table:table-cell>
          <table:table-cell office:value-type="float" office:value="10">
            <text:p>10</text:p>
          </table:table-cell>
          <table:table-cell table:style-name="ce19" office:value-type="float" office:value="10.88">
            <text:p>10.88</text:p>
          </table:table-cell>
          <table:table-cell table:style-name="ce19" office:value-type="float" office:value="108.8">
            <text:p>108.80</text:p>
          </table:table-cell>
          <table:table-cell table:number-columns-repeated="1014"/>
        </table:table-row>
        <table:table-row table:style-name="ro1">
          <table:table-cell office:value-type="string">
            <text:p>IM-000000011378706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0-41846</text:p>
          </table:table-cell>
          <table:table-cell/>
          <table:table-cell office:value-type="string">
            <text:p>MXSPRO01SUNR</text:p>
          </table:table-cell>
          <table:table-cell office:value-type="string">
            <text:p>Standard Plan Mailbox - Without Outlook/Entour</text:p>
          </table:table-cell>
          <table:table-cell office:value-type="float" office:value="6">
            <text:p>6</text:p>
          </table:table-cell>
          <table:table-cell table:style-name="ce19" office:value-type="float" office:value="5.87">
            <text:p>5.87</text:p>
          </table:table-cell>
          <table:table-cell table:style-name="ce19" office:value-type="float" office:value="35.22">
            <text:p>35.22</text:p>
          </table:table-cell>
          <table:table-cell table:number-columns-repeated="1014"/>
        </table:table-row>
        <table:table-row table:style-name="ro1">
          <table:table-cell office:value-type="string">
            <text:p>IM-000000011378706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0-41846</text:p>
          </table:table-cell>
          <table:table-cell/>
          <table:table-cell office:value-type="string">
            <text:p>PLN002NR</text:p>
          </table:table-cell>
          <table:table-cell office:value-type="string">
            <text:p>Exchange Plan Mailbox - Without Outlook/Entour</text:p>
          </table:table-cell>
          <table:table-cell office:value-type="float" office:value="9">
            <text:p>9</text:p>
          </table:table-cell>
          <table:table-cell table:style-name="ce19" office:value-type="float" office:value="5.57">
            <text:p>5.57</text:p>
          </table:table-cell>
          <table:table-cell table:style-name="ce19" office:value-type="float" office:value="50.13">
            <text:p>50.13</text:p>
          </table:table-cell>
          <table:table-cell table:number-columns-repeated="1014"/>
        </table:table-row>
        <table:table-row table:style-name="ro1">
          <table:table-cell office:value-type="string">
            <text:p>IM-00000001137871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W8521</text:p>
          </table:table-cell>
          <table:table-cell/>
          <table:table-cell office:value-type="string">
            <text:p>FSS001NR</text:p>
          </table:table-cell>
          <table:table-cell office:value-type="string">
            <text:p>File Server Sync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7.4">
            <text:p>17.40</text:p>
          </table:table-cell>
          <table:table-cell table:number-columns-repeated="1014"/>
        </table:table-row>
        <table:table-row table:style-name="ro1">
          <table:table-cell office:value-type="string">
            <text:p>IM-000000011378714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-W8521</text:p>
          </table:table-cell>
          <table:table-cell/>
          <table:table-cell office:value-type="string">
            <text:p>HST000NR</text:p>
          </table:table-cell>
          <table:table-cell office:value-type="string">
            <text:p>Canadian Harmonized Sales Tax</text:p>
          </table:table-cell>
          <table:table-cell office:value-type="float" office:value="882">
            <text:p>882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8.82">
            <text:p>8.82</text:p>
          </table:table-cell>
          <table:table-cell table:number-columns-repeated="1014"/>
        </table:table-row>
        <table:table-row table:style-name="ro1">
          <table:table-cell office:value-type="string">
            <text:p>IM-000000011378714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-W8521</text:p>
          </table:table-cell>
          <table:table-cell/>
          <table:table-cell office:value-type="string">
            <text:p>SSX00010GB0R</text:p>
          </table:table-cell>
          <table:table-cell office:value-type="string">
            <text:p>ShareSync 10 GB/user</text:p>
          </table:table-cell>
          <table:table-cell office:value-type="float" office:value="2">
            <text:p>2</text:p>
          </table:table-cell>
          <table:table-cell table:style-name="ce19" office:value-type="float" office:value="3.48">
            <text:p>3.48</text:p>
          </table:table-cell>
          <table:table-cell table:style-name="ce19" office:value-type="float" office:value="6.96">
            <text:p>6.96</text:p>
          </table:table-cell>
          <table:table-cell table:number-columns-repeated="1014"/>
        </table:table-row>
        <table:table-row table:style-name="ro1">
          <table:table-cell office:value-type="string">
            <text:p>IM-000000011378714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0-W8521</text:p>
          </table:table-cell>
          <table:table-cell/>
          <table:table-cell office:value-type="string">
            <text:p>SSX005NR</text:p>
          </table:table-cell>
          <table:table-cell office:value-type="string">
            <text:p>Unlimited ShareSync Package</text:p>
          </table:table-cell>
          <table:table-cell office:value-type="float" office:value="5">
            <text:p>5</text:p>
          </table:table-cell>
          <table:table-cell table:style-name="ce19" office:value-type="float" office:value="8.7">
            <text:p>8.70</text:p>
          </table:table-cell>
          <table:table-cell table:style-name="ce19" office:value-type="float" office:value="43.5">
            <text:p>43.50</text:p>
          </table:table-cell>
          <table:table-cell table:number-columns-repeated="1014"/>
        </table:table-row>
        <table:table-row table:style-name="ro22">
          <table:table-cell office:value-type="string">
            <text:p>IM-00000001137871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-LM464</text:p>
          </table:table-cell>
          <table:table-cell table:number-columns-repeated="2"/>
          <table:table-cell table:style-name="ce9" office:value-type="string">
            <text:p>F5-UPG-SFP+-R</text:p>
            <text:p>FIELD UPGRADE: SFP+ FIBER CONNECTOR (10G-LC/850NM) ROHSF5-UPG-SFP+-R</text:p>
            <text:p>FIELD UPGRADE: SFP+ FIBER CONNECTOR (10G-LC/850NM) ROHSF5-UPG-SFP+-R</text:p>
            <text:p>FIELD UPGRADE: SFP+ FIBER CONNECTOR (10G-LC/850NM) ROHSF5-UPG-SFP+-R</text:p>
            <text:p>FIELD UPGRADE: SFP+ FIBER CONNECTOR (10G-LC/850NM) ROHSF5-UPG-SFP+-R</text:p>
            <text:p>FIELD UPGRADE: SFP+ FIBER CONNECTOR (10G-LC/850NM) ROHSF5-UPG-SFP+-R</text:p>
            <text:p>FIELD UPGRADE: SFP+ FIBER CONNECTOR (10G-LC/850NM) ROHSF5-UPG-SFP+-R</text:p>
            <text:p>FIELD UPGRADE: SFP+ FIBER CONNECTOR (10G-LC/850NM) ROHSF5-UPG-SFP+-R</text:p>
            <text:p>FIELD UPGRADE: SFP+ FIBER CONNECTOR (10G-LC/850NM) ROHSF5-UPG-SFP+-R</text:p>
            <text:p>FIELD UPGRADE: SFP+ FIBER CONNECTOR (10G-LC/850NM) ROHSF5-UPG-SFP+-R</text:p>
            <text:p>FIELD UPGRADE: SFP+ FIBER CONNECTOR (10G-LC/850NM) ROHSF5-UPG-SFP+-R</text:p>
            <text:p>FIELD UPGRADE: SFP+ FIBER CONNECTOR (10G-LC/850NM) ROHSF5-UPG-SFP+-R</text:p>
            <text:p>FIELD UPGRADE: SFP+ FIBER CONNECTOR (10G-LC/850NM) ROHSF5-UPG-SFP+-R</text:p>
            <text:p>FIELD UPGRADE: SFP+ FIBER CONNECTOR (10G-LC/850NM) ROHSF5-UPG-SFP+-R</text:p>
            <text:p>FIELD UPGRADE: SFP+ FIBER CONNECTOR (10G-LC/850NM) ROHSF5-UPG-SFP+-R</text:p>
            <text:p>FIELD UPGRADE: SFP+ FIBER CONNECTOR (10G-LC/850NM) ROHSF5-UPG-SFP+-R</text:p>
            <text:p>FIELD UPGRADE: SFP+ FIBER CONNECTOR (10G-LC/850NM) ROHS</text:p>
          </table:table-cell>
          <table:table-cell office:value-type="float" office:value="4">
            <text:p>4</text:p>
          </table:table-cell>
          <table:table-cell table:style-name="ce19" office:value-type="float" office:value="640">
            <text:p>640.00</text:p>
          </table:table-cell>
          <table:table-cell table:style-name="ce19" office:value-type="float" office:value="2560">
            <text:p>2560.00</text:p>
          </table:table-cell>
          <table:table-cell table:number-columns-repeated="1014"/>
        </table:table-row>
        <table:table-row table:style-name="ro47">
          <table:table-cell office:value-type="string">
            <text:p>IM-000000011378716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TW67</text:p>
          </table:table-cell>
          <table:table-cell table:number-columns-repeated="2"/>
          <table:table-cell table:style-name="ce9" office:value-type="string">
            <text:p>F5-VPR-LTM-B2250</text:p>
            <text:p>VIPRION BLADE: LOCAL TRAFFIC MANAGER B2250 BLADE (HW MODEL B2250)</text:p>
            <text:p>Serial Number: bld055342s , bld055369sF5-VPR-LTM-B2250</text:p>
            <text:p>VIPRION BLADE: LOCAL TRAFFIC MANAGER B2250 BLADE (HW MODEL B2250)</text:p>
            <text:p>Serial Number: bld055342s , bld055369sF5-VPR-LTM-B2250</text:p>
            <text:p>VIPRION BLADE: LOCAL TRAFFIC MANAGER B2250 BLADE (HW MODEL B2250)</text:p>
            <text:p>Serial Number: bld055342s , bld055369sF5-VPR-LTM-B2250</text:p>
            <text:p>VIPRION BLADE: LOCAL TRAFFIC MANAGER B2250 BLADE (HW MODEL B2250)</text:p>
            <text:p>Serial Number: bld055342s , bld055369sF5-VPR-LTM-B2250</text:p>
            <text:p>VIPRION BLADE: LOCAL TRAFFIC MANAGER B2250 BLADE (HW MODEL B2250)</text:p>
            <text:p>Serial Number: bld055342s , bld055369sF5-VPR-LTM-B2250</text:p>
            <text:p>VIPRION BLADE: LOCAL TRAFFIC MANAGER B2250 BLADE (HW MODEL B2250)</text:p>
            <text:p>Serial Number: bld055342s , bld055369sF5-VPR-LTM-B2250</text:p>
            <text:p>VIPRION BLADE: LOCAL TRAFFIC MANAGER B2250 BLADE (HW MODEL B2250)</text:p>
            <text:p>Serial Number: bld055342s , bld055369sF5-VPR-LTM-B2250</text:p>
            <text:p>VIPRION BLADE: LOCAL TRAFFIC MANAGER B2250 BLADE (HW MODEL B2250)</text:p>
            <text:p>Serial Number: bld055342s , bld055369sF5-VPR-LTM-B2250</text:p>
            <text:p>VIPRION BLADE: LOCAL TRAFFIC MANAGER B2250 BLADE (HW MODEL B2250)</text:p>
            <text:p>Serial Number: bld055342s , bld055369sF5-VPR-LTM-B2250</text:p>
            <text:p>VIPRION BLADE: LOCAL TRAFFIC MANAGER B2250 BLADE (HW MODEL B2250)</text:p>
            <text:p>Serial Number: bld055342s , bld055369sF5-VPR-LTM-B2250</text:p>
            <text:p>VIPRION BLADE: LOCAL TRAFFIC MANAGER B2250 BLADE (HW MODEL B2250)</text:p>
            <text:p>Serial Number: bld055342s , bld055369sF5-VPR-LTM-B2250</text:p>
            <text:p>VIPRION BLADE: LOCAL TRAFFIC MANAGER B2250 BLADE (HW MODEL B2250)</text:p>
            <text:p>Serial Number: bld055342s , bld055369sF5-VPR-LTM-B2250</text:p>
            <text:p>VIPRION BLADE: LOCAL TRAFFIC MANAGER B2250 BLADE (HW MODEL B2250)</text:p>
            <text:p>Serial Number: bld055342s , bld055369sF5-VPR-LTM-B2250</text:p>
            <text:p>VIPRION BLADE: LOCAL TRAFFIC MANAGER B2250 BLADE (HW MODEL B2250)</text:p>
            <text:p>Serial Number: bld055342s , bld055369sF5-VPR-LTM-B2250</text:p>
            <text:p>VIPRION BLADE: LOCAL TRAFFIC MANAGER B2250 BLADE (HW MODEL B2250)</text:p>
            <text:p>Serial Number: bld055342s , bld055369sF5-VPR-LTM-B2250</text:p>
            <text:p>VIPRION BLADE: LOCAL TRAFFIC MANAGER B2250 BLADE (HW MODEL B2250)</text:p>
            <text:p>Serial Number: bld055342s , bld055369s</text:p>
          </table:table-cell>
          <table:table-cell office:value-type="float" office:value="2">
            <text:p>2</text:p>
          </table:table-cell>
          <table:table-cell table:style-name="ce19" office:value-type="float" office:value="57687.12">
            <text:p>57687.12</text:p>
          </table:table-cell>
          <table:table-cell table:style-name="ce19" office:value-type="float" office:value="115374.24">
            <text:p>115374.24</text:p>
          </table:table-cell>
          <table:table-cell table:number-columns-repeated="1014"/>
        </table:table-row>
        <table:table-row table:style-name="ro48">
          <table:table-cell office:value-type="string">
            <text:p>IM-000000011378716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0-UTW67</text:p>
          </table:table-cell>
          <table:table-cell table:number-columns-repeated="2"/>
          <table:table-cell table:style-name="ce9" office:value-type="string">
            <text:p>F5-SVC-VPR-PRE-L1-3</text:p>
            <text:p>VIPRION SERVICE: PREMIUM, (LEVEL 1-3)F5-SVC-VPR-PRE-L1-3</text:p>
            <text:p>VIPRION SERVICE: PREMIUM, (LEVEL 1-3)F5-SVC-VPR-PRE-L1-3</text:p>
            <text:p>VIPRION SERVICE: PREMIUM, (LEVEL 1-3)F5-SVC-VPR-PRE-L1-3</text:p>
            <text:p>VIPRION SERVICE: PREMIUM, (LEVEL 1-3)F5-SVC-VPR-PRE-L1-3</text:p>
            <text:p>VIPRION SERVICE: PREMIUM, (LEVEL 1-3)F5-SVC-VPR-PRE-L1-3</text:p>
            <text:p>VIPRION SERVICE: PREMIUM, (LEVEL 1-3)F5-SVC-VPR-PRE-L1-3</text:p>
            <text:p>VIPRION SERVICE: PREMIUM, (LEVEL 1-3)F5-SVC-VPR-PRE-L1-3</text:p>
            <text:p>VIPRION SERVICE: PREMIUM, (LEVEL 1-3)F5-SVC-VPR-PRE-L1-3</text:p>
            <text:p>VIPRION SERVICE: PREMIUM, (LEVEL 1-3)F5-SVC-VPR-PRE-L1-3</text:p>
            <text:p>VIPRION SERVICE: PREMIUM, (LEVEL 1-3)F5-SVC-VPR-PRE-L1-3</text:p>
            <text:p>VIPRION SERVICE: PREMIUM, (LEVEL 1-3)F5-SVC-VPR-PRE-L1-3</text:p>
            <text:p>VIPRION SERVICE: PREMIUM, (LEVEL 1-3)F5-SVC-VPR-PRE-L1-3</text:p>
            <text:p>VIPRION SERVICE: PREMIUM, (LEVEL 1-3)F5-SVC-VPR-PRE-L1-3</text:p>
            <text:p>VIPRION SERVICE: PREMIUM, (LEVEL 1-3)F5-SVC-VPR-PRE-L1-3</text:p>
            <text:p>VIPRION SERVICE: PREMIUM, (LEVEL 1-3)</text:p>
          </table:table-cell>
          <table:table-cell office:value-type="float" office:value="2">
            <text:p>2</text:p>
          </table:table-cell>
          <table:table-cell table:style-name="ce19" office:value-type="float" office:value="13939.3">
            <text:p>13939.30</text:p>
          </table:table-cell>
          <table:table-cell table:style-name="ce19" office:value-type="float" office:value="27878.6">
            <text:p>27878.60</text:p>
          </table:table-cell>
          <table:table-cell table:number-columns-repeated="1014"/>
        </table:table-row>
        <table:table-row table:style-name="ro12">
          <table:table-cell office:value-type="string">
            <text:p>IM-000000011378716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30-UTW67</text:p>
          </table:table-cell>
          <table:table-cell table:number-columns-repeated="2"/>
          <table:table-cell table:style-name="ce9" office:value-type="string">
            <text:p>F5-SVC-VPR-RMA4</text:p>
            <text:p>VIPRION SERVICE: RMA FOUR-HOUR HARDWARE REPLACEMENT SERVICEF5-SVC-VPR-RMA4</text:p>
            <text:p>VIPRION SERVICE: RMA FOUR-HOUR HARDWARE REPLACEMENT SERVICEF5-SVC-VPR-RMA4</text:p>
            <text:p>VIPRION SERVICE: RMA FOUR-HOUR HARDWARE REPLACEMENT SERVICEF5-SVC-VPR-RMA4</text:p>
            <text:p>VIPRION SERVICE: RMA FOUR-HOUR HARDWARE REPLACEMENT SERVICEF5-SVC-VPR-RMA4</text:p>
            <text:p>VIPRION SERVICE: RMA FOUR-HOUR HARDWARE REPLACEMENT SERVICEF5-SVC-VPR-RMA4</text:p>
            <text:p>VIPRION SERVICE: RMA FOUR-HOUR HARDWARE REPLACEMENT SERVICEF5-SVC-VPR-RMA4</text:p>
            <text:p>VIPRION SERVICE: RMA FOUR-HOUR HARDWARE REPLACEMENT SERVICEF5-SVC-VPR-RMA4</text:p>
            <text:p>VIPRION SERVICE: RMA FOUR-HOUR HARDWARE REPLACEMENT SERVICEF5-SVC-VPR-RMA4</text:p>
            <text:p>VIPRION SERVICE: RMA FOUR-HOUR HARDWARE REPLACEMENT SERVICEF5-SVC-VPR-RMA4</text:p>
            <text:p>VIPRION SERVICE: RMA FOUR-HOUR HARDWARE REPLACEMENT SERVICEF5-SVC-VPR-RMA4</text:p>
            <text:p>VIPRION SERVICE: RMA FOUR-HOUR HARDWARE REPLACEMENT SERVICEF5-SVC-VPR-RMA4</text:p>
            <text:p>VIPRION SERVICE: RMA FOUR-HOUR HARDWARE REPLACEMENT SERVICEF5-SVC-VPR-RMA4</text:p>
            <text:p>VIPRION SERVICE: RMA FOUR-HOUR HARDWARE REPLACEMENT SERVICEF5-SVC-VPR-RMA4</text:p>
            <text:p>VIPRION SERVICE: RMA FOUR-HOUR HARDWARE REPLACEMENT SERVICEF5-SVC-VPR-RMA4</text:p>
            <text:p>VIPRION SERVICE: RMA FOUR-HOUR HARDWARE REPLACEMENT SERVICE</text:p>
          </table:table-cell>
          <table:table-cell office:value-type="float" office:value="2">
            <text:p>2</text:p>
          </table:table-cell>
          <table:table-cell table:style-name="ce19" office:value-type="float" office:value="4919.75">
            <text:p>4919.75</text:p>
          </table:table-cell>
          <table:table-cell table:style-name="ce19" office:value-type="float" office:value="9839.5">
            <text:p>9839.50</text:p>
          </table:table-cell>
          <table:table-cell table:number-columns-repeated="1014"/>
        </table:table-row>
        <table:table-row table:style-name="ro48">
          <table:table-cell office:value-type="string">
            <text:p>IM-000000011378719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60-FYW25</text:p>
          </table:table-cell>
          <table:table-cell table:number-columns-repeated="2"/>
          <table:table-cell table:style-name="ce9" office:value-type="string">
            <text:p>SPQAMSENS: Acronis Cyber Cloud – Minimum</text:p>
            <text:p>Commitment Delta (Per Device)SPQAMSENS: Acronis Cyber Cloud – Minimum</text:p>
            <text:p>Commitment Delta (Per Device)SPQAMSENS: Acronis Cyber Cloud – Minimum</text:p>
            <text:p>Commitment Delta (Per Device)SPQAMSENS: Acronis Cyber Cloud – Minimum</text:p>
            <text:p>Commitment Delta (Per Device)SPQAMSENS: Acronis Cyber Cloud – Minimum</text:p>
            <text:p>Commitment Delta (Per Device)SPQAMSENS: Acronis Cyber Cloud – Minimum</text:p>
            <text:p>Commitment Delta (Per Device)SPQAMSENS: Acronis Cyber Cloud – Minimum</text:p>
            <text:p>Commitment Delta (Per Device)SPQAMSENS: Acronis Cyber Cloud – Minimum</text:p>
            <text:p>Commitment Delta (Per Device)SPQAMSENS: Acronis Cyber Cloud – Minimum</text:p>
            <text:p>Commitment Delta (Per Device)SPQAMSENS: Acronis Cyber Cloud – Minimum</text:p>
            <text:p>Commitment Delta (Per Device)SPQAMSENS: Acronis Cyber Cloud – Minimum</text:p>
            <text:p>Commitment Delta (Per Device)SPQAMSENS: Acronis Cyber Cloud – Minimum</text:p>
            <text:p>Commitment Delta (Per Device)SPQAMSENS: Acronis Cyber Cloud – Minimum</text:p>
            <text:p>Commitment Delta (Per Device)SPQAMSENS: Acronis Cyber Cloud – Minimum</text:p>
            <text:p>Commitment Delta (Per Device)SPQAMSENS: Acronis Cyber Cloud – Minimum</text:p>
            <text:p>Commitment Delta (Per Device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87.5">
            <text:p>187.50</text:p>
          </table:table-cell>
          <table:table-cell table:number-columns-repeated="1014"/>
        </table:table-row>
        <table:table-row table:style-name="ro49">
          <table:table-cell office:value-type="string">
            <text:p>IM-000000011378720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K41</text:p>
          </table:table-cell>
          <table:table-cell/>
          <table:table-cell office:value-type="string">
            <text:p>CMP-501-ES-CP-12</text:p>
          </table:table-cell>
          <table:table-cell table:style-name="ce9" office:value-type="string">
            <text:p>EPP+EDR with Storyline Hunting and 14-day data</text:p>
            <text:p>retention, MITRE ATT&amp;CK Coverage, 1-click</text:p>
            <text:p>Rollback, Remote shell, and the ability to enable up</text:p>
            <text:p>to 100 concurrent STAR Rules and scan up to 13</text:p>
            <text:p>Trillion Deep Visibility events per year, Enterprise</text:p>
            <text:p>(Premium) includes 24x7 Support, e-mail/web/phone</text:p>
            <text:p>channels</text:p>
            <text:p>Aug 18, 2021 - Aug 17, 2022EPP+EDR with Storyline Hunting and 14-day data</text:p>
            <text:p>retention, MITRE ATT&amp;CK Coverage, 1-click</text:p>
            <text:p>Rollback, Remote shell, and the ability to enable up</text:p>
            <text:p>to 100 concurrent STAR Rules and scan up to 13</text:p>
            <text:p>Trillion Deep Visibility events per year, Enterprise</text:p>
            <text:p>(Premium) includes 24x7 Support, e-mail/web/phone</text:p>
            <text:p>channels</text:p>
            <text:p>Aug 18, 2021 - Aug 17, 2022EPP+EDR with Storyline Hunting and 14-day data</text:p>
            <text:p>retention, MITRE ATT&amp;CK Coverage, 1-click</text:p>
            <text:p>Rollback, Remote shell, and the ability to enable up</text:p>
            <text:p>to 100 concurrent STAR Rules and scan up to 13</text:p>
            <text:p>Trillion Deep Visibility events per year, Enterprise</text:p>
            <text:p>(Premium) includes 24x7 Support, e-mail/web/phone</text:p>
            <text:p>channels</text:p>
            <text:p>Aug 18, 2021 - Aug 17, 2022EPP+EDR with Storyline Hunting and 14-day data</text:p>
            <text:p>retention, MITRE ATT&amp;CK Coverage, 1-click</text:p>
            <text:p>Rollback, Remote shell, and the ability to enable up</text:p>
            <text:p>to 100 concurrent STAR Rules and scan up to 13</text:p>
            <text:p>Trillion Deep Visibility events per year, Enterprise</text:p>
            <text:p>(Premium) includes 24x7 Support, e-mail/web/phone</text:p>
            <text:p>channels</text:p>
            <text:p>Aug 18, 2021 - Aug 17, 2022EPP+EDR with Storyline Hunting and 14-day data</text:p>
            <text:p>retention, MITRE ATT&amp;CK Coverage, 1-click</text:p>
            <text:p>Rollback, Remote shell, and the ability to enable up</text:p>
            <text:p>to 100 concurrent STAR Rules and scan up to 13</text:p>
            <text:p>Trillion Deep Visibility events per year, Enterprise</text:p>
            <text:p>(Premium) includes 24x7 Support, e-mail/web/phone</text:p>
            <text:p>channels</text:p>
            <text:p>Aug 18, 2021 - Aug 17, 2022EPP+EDR with Storyline Hunting and 14-day data</text:p>
            <text:p>retention, MITRE ATT&amp;CK Coverage, 1-click</text:p>
            <text:p>Rollback, Remote shell, and the ability to enable up</text:p>
            <text:p>to 100 concurrent STAR Rules and scan up to 13</text:p>
            <text:p>Trillion Deep Visibility events per year, Enterprise</text:p>
            <text:p>(Premium) includes 24x7 Support, e-mail/web/phone</text:p>
            <text:p>channels</text:p>
            <text:p>Aug 18, 2021 - Aug 17, 2022EPP+EDR with Storyline Hunting and 14-day data</text:p>
            <text:p>retention, MITRE ATT&amp;CK Coverage, 1-click</text:p>
            <text:p>Rollback, Remote shell, and the ability to enable up</text:p>
            <text:p>to 100 concurrent STAR Rules and scan up to 13</text:p>
            <text:p>Trillion Deep Visibility events per year, Enterprise</text:p>
            <text:p>(Premium) includes 24x7 Support, e-mail/web/phone</text:p>
            <text:p>channels</text:p>
            <text:p>Aug 18, 2021 - Aug 17, 2022EPP+EDR with Storyline Hunting and 14-day data</text:p>
            <text:p>retention, MITRE ATT&amp;CK Coverage, 1-click</text:p>
            <text:p>Rollback, Remote shell, and the ability to enable up</text:p>
            <text:p>to 100 concurrent STAR Rules and scan up to 13</text:p>
            <text:p>Trillion Deep Visibility events per year, Enterprise</text:p>
            <text:p>(Premium) includes 24x7 Support, e-mail/web/phone</text:p>
            <text:p>channels</text:p>
            <text:p>Aug 18, 2021 - Aug 17, 2022EPP+EDR with Storyline Hunting and 14-day data</text:p>
            <text:p>retention, MITRE ATT&amp;CK Coverage, 1-click</text:p>
            <text:p>Rollback, Remote shell, and the ability to enable up</text:p>
            <text:p>to 100 concurrent STAR Rules and scan up to 13</text:p>
            <text:p>Trillion Deep Visibility events per year, Enterprise</text:p>
            <text:p>(Premium) includes 24x7 Support, e-mail/web/phone</text:p>
            <text:p>channels</text:p>
            <text:p>Aug 18, 2021 - Aug 17, 2022EPP+EDR with Storyline Hunting and 14-day data</text:p>
            <text:p>retention, MITRE ATT&amp;CK Coverage, 1-click</text:p>
            <text:p>Rollback, Remote shell, and the ability to enable up</text:p>
            <text:p>to 100 concurrent STAR Rules and scan up to 13</text:p>
            <text:p>Trillion Deep Visibility events per year, Enterprise</text:p>
            <text:p>(Premium) includes 24x7 Support, e-mail/web/phone</text:p>
            <text:p>channels</text:p>
            <text:p>Aug 18, 2021 - Aug 17, 2022EPP+EDR with Storyline Hunting and 14-day data</text:p>
            <text:p>retention, MITRE ATT&amp;CK Coverage, 1-click</text:p>
            <text:p>Rollback, Remote shell, and the ability to enable up</text:p>
            <text:p>to 100 concurrent STAR Rules and scan up to 13</text:p>
            <text:p>Trillion Deep Visibility events per year, Enterprise</text:p>
            <text:p>(Premium) includes 24x7 Support, e-mail/web/phone</text:p>
            <text:p>channels</text:p>
            <text:p>Aug 18, 2021 - Aug 17, 2022EPP+EDR with Storyline Hunting and 14-day data</text:p>
            <text:p>retention, MITRE ATT&amp;CK Coverage, 1-click</text:p>
            <text:p>Rollback, Remote shell, and the ability to enable up</text:p>
            <text:p>to 100 concurrent STAR Rules and scan up to 13</text:p>
            <text:p>Trillion Deep Visibility events per year, Enterprise</text:p>
            <text:p>(Premium) includes 24x7 Support, e-mail/web/phone</text:p>
            <text:p>channels</text:p>
            <text:p>Aug 18, 2021 - Aug 17, 2022EPP+EDR with Storyline Hunting and 14-day data</text:p>
            <text:p>retention, MITRE ATT&amp;CK Coverage, 1-click</text:p>
            <text:p>Rollback, Remote shell, and the ability to enable up</text:p>
            <text:p>to 100 concurrent STAR Rules and scan up to 13</text:p>
            <text:p>Trillion Deep Visibility events per year, Enterprise</text:p>
            <text:p>(Premium) includes 24x7 Support, e-mail/web/phone</text:p>
            <text:p>channels</text:p>
            <text:p>Aug 18, 2021 - Aug 17, 2022EPP+EDR with Storyline Hunting and 14-day data</text:p>
            <text:p>retention, MITRE ATT&amp;CK Coverage, 1-click</text:p>
            <text:p>Rollback, Remote shell, and the ability to enable up</text:p>
            <text:p>to 100 concurrent STAR Rules and scan up to 13</text:p>
            <text:p>Trillion Deep Visibility events per year, Enterprise</text:p>
            <text:p>(Premium) includes 24x7 Support, e-mail/web/phone</text:p>
            <text:p>channels</text:p>
            <text:p>Aug 18, 2021 - Aug 17, 2022EPP+EDR with Storyline Hunting and 14-day data</text:p>
            <text:p>retention, MITRE ATT&amp;CK Coverage, 1-click</text:p>
            <text:p>Rollback, Remote shell, and the ability to enable up</text:p>
            <text:p>to 100 concurrent STAR Rules and scan up to 13</text:p>
            <text:p>Trillion Deep Visibility events per year, Enterprise</text:p>
            <text:p>(Premium) includes 24x7 Support, e-mail/web/phone</text:p>
            <text:p>channels</text:p>
            <text:p>Aug 18, 2021 - Aug 17, 2022</text:p>
          </table:table-cell>
          <table:table-cell office:value-type="float" office:value="155">
            <text:p>155</text:p>
          </table:table-cell>
          <table:table-cell table:style-name="ce19" office:value-type="float" office:value="51.98">
            <text:p>51.98</text:p>
          </table:table-cell>
          <table:table-cell table:style-name="ce19" office:value-type="float" office:value="8056.9">
            <text:p>8056.90</text:p>
          </table:table-cell>
          <table:table-cell table:number-columns-repeated="1014"/>
        </table:table-row>
        <table:table-row table:style-name="ro1">
          <table:table-cell office:value-type="string">
            <text:p>IM-000000011378721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U0827</text:p>
          </table:table-cell>
          <table:table-cell office:value-type="string">
            <text:p>386XXR</text:p>
          </table:table-cell>
          <table:table-cell office:value-type="string">
            <text:p>MS536</text:p>
          </table:table-cell>
          <table:table-cell office:value-type="string">
            <text:p>Open receipt</text:p>
          </table:table-cell>
          <table:table-cell office:value-type="float" office:value="2">
            <text:p>2</text:p>
          </table:table-cell>
          <table:table-cell table:style-name="ce19" office:value-type="float" office:value="413.42">
            <text:p>413.42</text:p>
          </table:table-cell>
          <table:table-cell table:style-name="ce19" office:value-type="float" office:value="826.84">
            <text:p>826.84</text:p>
          </table:table-cell>
          <table:table-cell table:number-columns-repeated="1014"/>
        </table:table-row>
        <table:table-row table:style-name="ro1">
          <table:table-cell office:value-type="string">
            <text:p>IM-00000001137872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-66468</text:p>
          </table:table-cell>
          <table:table-cell/>
          <table:table-cell office:value-type="string">
            <text:p>AL001R</text:p>
          </table:table-cell>
          <table:table-cell office:value-type="string">
            <text:p>Port/Line</text:p>
          </table:table-cell>
          <table:table-cell office:value-type="float" office:value="2">
            <text:p>2</text:p>
          </table:table-cell>
          <table:table-cell table:style-name="ce19" office:value-type="float" office:value="18.91">
            <text:p>18.91</text:p>
          </table:table-cell>
          <table:table-cell table:style-name="ce19" office:value-type="float" office:value="37.82">
            <text:p>37.82</text:p>
          </table:table-cell>
          <table:table-cell table:number-columns-repeated="1014"/>
        </table:table-row>
        <table:table-row table:style-name="ro1">
          <table:table-cell office:value-type="string">
            <text:p>IM-000000011378723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1-66468</text:p>
          </table:table-cell>
          <table:table-cell/>
          <table:table-cell office:value-type="string">
            <text:p>AL004R</text:p>
          </table:table-cell>
          <table:table-cell office:value-type="string">
            <text:p>Port/Lin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7.85">
            <text:p>17.85</text:p>
          </table:table-cell>
          <table:table-cell table:number-columns-repeated="1014"/>
        </table:table-row>
        <table:table-row table:style-name="ro1">
          <table:table-cell office:value-type="string">
            <text:p>IM-000000011378723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1-66468</text:p>
          </table:table-cell>
          <table:table-cell/>
          <table:table-cell office:value-type="string">
            <text:p>AL019R</text:p>
          </table:table-cell>
          <table:table-cell office:value-type="string">
            <text:p>AutoAttendant</text:p>
          </table:table-cell>
          <table:table-cell office:value-type="float" office:value="4">
            <text:p>4</text:p>
          </table:table-cell>
          <table:table-cell table:style-name="ce19" office:value-type="float" office:value="3.53">
            <text:p>3.53</text:p>
          </table:table-cell>
          <table:table-cell table:style-name="ce19" office:value-type="float" office:value="14.12">
            <text:p>14.12</text:p>
          </table:table-cell>
          <table:table-cell table:number-columns-repeated="1014"/>
        </table:table-row>
        <table:table-row table:style-name="ro1">
          <table:table-cell office:value-type="string">
            <text:p>IM-000000011378723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1-66468</text:p>
          </table:table-cell>
          <table:table-cell/>
          <table:table-cell office:value-type="string">
            <text:p>AL025O</text:p>
          </table:table-cell>
          <table:table-cell office:value-type="string">
            <text:p>Regulatory Compliance Fee</text:p>
          </table:table-cell>
          <table:table-cell office:value-type="float" office:value="47">
            <text:p>47</text:p>
          </table:table-cell>
          <table:table-cell table:style-name="ce19" office:value-type="float" office:value="1.02">
            <text:p>1.02</text:p>
          </table:table-cell>
          <table:table-cell table:style-name="ce19" office:value-type="float" office:value="47.94">
            <text:p>47.94</text:p>
          </table:table-cell>
          <table:table-cell table:number-columns-repeated="1014"/>
        </table:table-row>
        <table:table-row table:style-name="ro1">
          <table:table-cell office:value-type="string">
            <text:p>IM-000000011378723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1-66468</text:p>
          </table:table-cell>
          <table:table-cell/>
          <table:table-cell office:value-type="string">
            <text:p>AL104</text:p>
          </table:table-cell>
          <table:table-cell office:value-type="string">
            <text:p>Port/Line</text:p>
          </table:table-cell>
          <table:table-cell office:value-type="float" office:value="8">
            <text:p>8</text:p>
          </table:table-cell>
          <table:table-cell table:style-name="ce19" office:value-type="float" office:value="18.91">
            <text:p>18.91</text:p>
          </table:table-cell>
          <table:table-cell table:style-name="ce19" office:value-type="float" office:value="151.28">
            <text:p>151.28</text:p>
          </table:table-cell>
          <table:table-cell table:number-columns-repeated="1014"/>
        </table:table-row>
        <table:table-row table:style-name="ro1">
          <table:table-cell office:value-type="string">
            <text:p>IM-000000011378723-AP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21-66468</text:p>
          </table:table-cell>
          <table:table-cell/>
          <table:table-cell office:value-type="string">
            <text:p>ALCOUR</text:p>
          </table:table-cell>
          <table:table-cell office:value-type="string">
            <text:p>AccessLine County Taxes</text:p>
          </table:table-cell>
          <table:table-cell office:value-type="float" office:value="868">
            <text:p>868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8.68">
            <text:p>8.68</text:p>
          </table:table-cell>
          <table:table-cell table:number-columns-repeated="1014"/>
        </table:table-row>
        <table:table-row table:style-name="ro1">
          <table:table-cell office:value-type="string">
            <text:p>IM-000000011378723-AP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21-66468</text:p>
          </table:table-cell>
          <table:table-cell/>
          <table:table-cell office:value-type="string">
            <text:p>ALEMER2</text:p>
          </table:table-cell>
          <table:table-cell office:value-type="string">
            <text:p>Emergency Service Fee</text:p>
          </table:table-cell>
          <table:table-cell office:value-type="float" office:value="47">
            <text:p>47</text:p>
          </table:table-cell>
          <table:table-cell table:style-name="ce19" office:value-type="float" office:value="1.99">
            <text:p>1.99</text:p>
          </table:table-cell>
          <table:table-cell table:style-name="ce19" office:value-type="float" office:value="93.53">
            <text:p>93.53</text:p>
          </table:table-cell>
          <table:table-cell table:number-columns-repeated="1014"/>
        </table:table-row>
        <table:table-row table:style-name="ro1">
          <table:table-cell office:value-type="string">
            <text:p>IM-000000011378723-AP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21-66468</text:p>
          </table:table-cell>
          <table:table-cell/>
          <table:table-cell office:value-type="string">
            <text:p>ALFEDR</text:p>
          </table:table-cell>
          <table:table-cell office:value-type="string">
            <text:p>AccessLine Federal Taxes</text:p>
          </table:table-cell>
          <table:table-cell office:value-type="float" office:value="3951">
            <text:p>3951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39.51">
            <text:p>39.51</text:p>
          </table:table-cell>
          <table:table-cell table:number-columns-repeated="1014"/>
        </table:table-row>
        <table:table-row table:style-name="ro1">
          <table:table-cell office:value-type="string">
            <text:p>IM-000000011378723-AP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21-66468</text:p>
          </table:table-cell>
          <table:table-cell/>
          <table:table-cell office:value-type="string">
            <text:p>ALLOCR</text:p>
          </table:table-cell>
          <table:table-cell office:value-type="string">
            <text:p>AccessLine Local Taxes</text:p>
          </table:table-cell>
          <table:table-cell office:value-type="float" office:value="4810">
            <text:p>481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48.1">
            <text:p>48.10</text:p>
          </table:table-cell>
          <table:table-cell table:number-columns-repeated="1014"/>
        </table:table-row>
        <table:table-row table:style-name="ro1">
          <table:table-cell office:value-type="string">
            <text:p>IM-000000011378723-AP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21-66468</text:p>
          </table:table-cell>
          <table:table-cell/>
          <table:table-cell office:value-type="string">
            <text:p>ALSTAR</text:p>
          </table:table-cell>
          <table:table-cell office:value-type="string">
            <text:p>AccessLine State Taxes</text:p>
          </table:table-cell>
          <table:table-cell office:value-type="float" office:value="12702">
            <text:p>12702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127.02">
            <text:p>127.02</text:p>
          </table:table-cell>
          <table:table-cell table:number-columns-repeated="1014"/>
        </table:table-row>
        <table:table-row table:style-name="ro1">
          <table:table-cell office:value-type="string">
            <text:p>IM-000000011378723-AP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21-66468</text:p>
          </table:table-cell>
          <table:table-cell/>
          <table:table-cell office:value-type="string">
            <text:p>ALT01</text:p>
          </table:table-cell>
          <table:table-cell office:value-type="string">
            <text:p>Port/Line</text:p>
          </table:table-cell>
          <table:table-cell office:value-type="float" office:value="19">
            <text:p>19</text:p>
          </table:table-cell>
          <table:table-cell table:style-name="ce19" office:value-type="float" office:value="16.22">
            <text:p>16.22</text:p>
          </table:table-cell>
          <table:table-cell table:style-name="ce19" office:value-type="float" office:value="308.18">
            <text:p>308.18</text:p>
          </table:table-cell>
          <table:table-cell table:number-columns-repeated="1014"/>
        </table:table-row>
        <table:table-row table:style-name="ro1">
          <table:table-cell office:value-type="string">
            <text:p>IM-000000011378723-AP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21-66468</text:p>
          </table:table-cell>
          <table:table-cell/>
          <table:table-cell office:value-type="string">
            <text:p>UN001R</text:p>
          </table:table-cell>
          <table:table-cell office:value-type="string">
            <text:p>Unified Communications User</text:p>
          </table:table-cell>
          <table:table-cell office:value-type="float" office:value="8">
            <text:p>8</text:p>
          </table:table-cell>
          <table:table-cell table:style-name="ce19" office:value-type="float" office:value="18.05">
            <text:p>18.05</text:p>
          </table:table-cell>
          <table:table-cell table:style-name="ce19" office:value-type="float" office:value="144.4">
            <text:p>144.40</text:p>
          </table:table-cell>
          <table:table-cell table:number-columns-repeated="1014"/>
        </table:table-row>
        <table:table-row table:style-name="ro1">
          <table:table-cell office:value-type="string">
            <text:p>IM-000000011378723-AP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21-66468</text:p>
          </table:table-cell>
          <table:table-cell/>
          <table:table-cell office:value-type="string">
            <text:p>UN003R</text:p>
          </table:table-cell>
          <table:table-cell office:value-type="string">
            <text:p>Unified Communications User</text:p>
          </table:table-cell>
          <table:table-cell office:value-type="float" office:value="9">
            <text:p>9</text:p>
          </table:table-cell>
          <table:table-cell table:style-name="ce19" office:value-type="float" office:value="13.27">
            <text:p>13.27</text:p>
          </table:table-cell>
          <table:table-cell table:style-name="ce19" office:value-type="float" office:value="119.43">
            <text:p>119.43</text:p>
          </table:table-cell>
          <table:table-cell table:number-columns-repeated="1014"/>
        </table:table-row>
        <table:table-row table:style-name="ro1">
          <table:table-cell office:value-type="string">
            <text:p>IM-000000011378723-AP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21-66468</text:p>
          </table:table-cell>
          <table:table-cell/>
          <table:table-cell office:value-type="string">
            <text:p>UN018R</text:p>
          </table:table-cell>
          <table:table-cell office:value-type="string">
            <text:p>Unassigned Number (Local or Toll Free)</text:p>
          </table:table-cell>
          <table:table-cell office:value-type="float" office:value="2">
            <text:p>2</text:p>
          </table:table-cell>
          <table:table-cell table:style-name="ce19" office:value-type="float" office:value="1">
            <text:p>1.00</text:p>
          </table:table-cell>
          <table:table-cell table:style-name="ce19" office:value-type="float" office:value="2">
            <text:p>2.00</text:p>
          </table:table-cell>
          <table:table-cell table:number-columns-repeated="1014"/>
        </table:table-row>
        <table:table-row table:style-name="ro1">
          <table:table-cell office:value-type="string">
            <text:p>IM-000000011378723-AP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21-66468</text:p>
          </table:table-cell>
          <table:table-cell/>
          <table:table-cell office:value-type="string">
            <text:p>UN021R</text:p>
          </table:table-cell>
          <table:table-cell office:value-type="string">
            <text:p>Auto Attendant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.57">
            <text:p>3.57</text:p>
          </table:table-cell>
          <table:table-cell table:number-columns-repeated="1014"/>
        </table:table-row>
        <table:table-row table:style-name="ro1">
          <table:table-cell office:value-type="string">
            <text:p>IM-000000011378723-AP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21-66468</text:p>
          </table:table-cell>
          <table:table-cell/>
          <table:table-cell office:value-type="string">
            <text:p>UN023R</text:p>
          </table:table-cell>
          <table:table-cell office:value-type="string">
            <text:p>Directory Listing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">
            <text:p>2.00</text:p>
          </table:table-cell>
          <table:table-cell table:number-columns-repeated="1014"/>
        </table:table-row>
        <table:table-row table:style-name="ro1">
          <table:table-cell office:value-type="string">
            <text:p>IM-000000011378723-AP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21-66468</text:p>
          </table:table-cell>
          <table:table-cell/>
          <table:table-cell office:value-type="string">
            <text:p>UN128R</text:p>
          </table:table-cell>
          <table:table-cell office:value-type="string">
            <text:p>Administrative Surcharge</text:p>
          </table:table-cell>
          <table:table-cell office:value-type="float" office:value="47">
            <text:p>47</text:p>
          </table:table-cell>
          <table:table-cell table:style-name="ce19" office:value-type="float" office:value="0.97">
            <text:p>0.97</text:p>
          </table:table-cell>
          <table:table-cell table:style-name="ce19" office:value-type="float" office:value="45.59">
            <text:p>45.59</text:p>
          </table:table-cell>
          <table:table-cell table:number-columns-repeated="1014"/>
        </table:table-row>
        <table:table-row table:style-name="ro26">
          <table:table-cell office:value-type="string">
            <text:p>IM-00000001137872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7-83443</text:p>
          </table:table-cell>
          <table:table-cell table:number-columns-repeated="2"/>
          <table:table-cell table:style-name="ce9" office:value-type="string">
            <text:p>RU-EN-VLM-200</text:p>
            <text:p>1 Year Enterprise Subscription Renewal for VLM-200RU-EN-VLM-200</text:p>
            <text:p>1 Year Enterprise Subscription Renewal for VLM-200RU-EN-VLM-200</text:p>
            <text:p>1 Year Enterprise Subscription Renewal for VLM-200RU-EN-VLM-200</text:p>
            <text:p>1 Year Enterprise Subscription Renewal for VLM-200RU-EN-VLM-200</text:p>
            <text:p>1 Year Enterprise Subscription Renewal for VLM-200RU-EN-VLM-200</text:p>
            <text:p>1 Year Enterprise Subscription Renewal for VLM-200RU-EN-VLM-200</text:p>
            <text:p>1 Year Enterprise Subscription Renewal for VLM-200RU-EN-VLM-200</text:p>
            <text:p>1 Year Enterprise Subscription Renewal for VLM-200RU-EN-VLM-200</text:p>
            <text:p>1 Year Enterprise Subscription Renewal for VLM-200RU-EN-VLM-200</text:p>
            <text:p>1 Year Enterprise Subscription Renewal for VLM-200RU-EN-VLM-200</text:p>
            <text:p>1 Year Enterprise Subscription Renewal for VLM-200RU-EN-VLM-200</text:p>
            <text:p>1 Year Enterprise Subscription Renewal for VLM-200RU-EN-VLM-200</text:p>
            <text:p>1 Year Enterprise Subscription Renewal for VLM-200RU-EN-VLM-200</text:p>
            <text:p>1 Year Enterprise Subscription Renewal for VLM-200</text:p>
          </table:table-cell>
          <table:table-cell office:value-type="float" office:value="1">
            <text:p>1</text:p>
          </table:table-cell>
          <table:table-cell table:style-name="ce19" office:value-type="float" office:value="875">
            <text:p>875.00</text:p>
          </table:table-cell>
          <table:table-cell table:style-name="ce19" office:value-type="float" office:value="700">
            <text:p>700.00</text:p>
          </table:table-cell>
          <table:table-cell table:number-columns-repeated="1014"/>
        </table:table-row>
        <table:table-row table:style-name="ro26">
          <table:table-cell office:value-type="string">
            <text:p>IM-000000011378728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1-87049</text:p>
          </table:table-cell>
          <table:table-cell table:number-columns-repeated="2"/>
          <table:table-cell table:style-name="ce9" office:value-type="string">
            <text:p>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06.7">
            <text:p>106.70</text:p>
          </table:table-cell>
          <table:table-cell table:number-columns-repeated="1014"/>
        </table:table-row>
        <table:table-row table:style-name="ro1">
          <table:table-cell office:value-type="string">
            <text:p>IM-000000011378728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1-87049</text:p>
          </table:table-cell>
          <table:table-cell table:number-columns-repeated="2"/>
          <table:table-cell office:value-type="string">
            <text:p>SPEAMSENS: Acronis Cyber Protect Cloud - Server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6.5">
            <text:p>16.50</text:p>
          </table:table-cell>
          <table:table-cell table:number-columns-repeated="1014"/>
        </table:table-row>
        <table:table-row table:style-name="ro1">
          <table:table-cell office:value-type="string">
            <text:p>IM-000000011378728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1-87049</text:p>
          </table:table-cell>
          <table:table-cell table:number-columns-repeated="2"/>
          <table:table-cell office:value-type="string">
            <text:p>SPFAMSENS: Acronis Cyber Protect Cloud - VM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35">
            <text:p>135.00</text:p>
          </table:table-cell>
          <table:table-cell table:number-columns-repeated="1014"/>
        </table:table-row>
        <table:table-row table:style-name="ro26">
          <table:table-cell office:value-type="string">
            <text:p>IM-000000011378728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-87049</text:p>
          </table:table-cell>
          <table:table-cell table:number-columns-repeated="2"/>
          <table:table-cell table:style-name="ce9" office:value-type="string">
            <text:p>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85.5">
            <text:p>85.50</text:p>
          </table:table-cell>
          <table:table-cell table:number-columns-repeated="1014"/>
        </table:table-row>
        <table:table-row table:style-name="ro45">
          <table:table-cell office:value-type="string">
            <text:p>IM-000000011378729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4-FYY25</text:p>
          </table:table-cell>
          <table:table-cell table:number-columns-repeated="2"/>
          <table:table-cell table:style-name="ce9" office:value-type="string">
            <text:p>SPQCMSENS: Mixed - Aggregat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87.5">
            <text:p>187.50</text:p>
          </table:table-cell>
          <table:table-cell table:number-columns-repeated="1014"/>
        </table:table-row>
        <table:table-row table:style-name="ro26">
          <table:table-cell office:value-type="string">
            <text:p>IM-000000011378731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4-FYY26</text:p>
          </table:table-cell>
          <table:table-cell table:number-columns-repeated="2"/>
          <table:table-cell table:style-name="ce9" office:value-type="string">
            <text:p>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6.72">
            <text:p>56.72</text:p>
          </table:table-cell>
          <table:table-cell table:number-columns-repeated="1014"/>
        </table:table-row>
        <table:table-row table:style-name="ro50">
          <table:table-cell office:value-type="string">
            <text:p>IM-000000011378731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4-FYY26</text:p>
          </table:table-cell>
          <table:table-cell table:number-columns-repeated="2"/>
          <table:table-cell table:style-name="ce9" office:value-type="string">
            <text:p>SPQBMSENS: Acronis Cyber Cloud – Minimum</text:p>
            <text:p>Commitment Delta (Per GB)SPQBMSENS: Acronis Cyber Cloud – Minimum</text:p>
            <text:p>Commitment Delta (Per GB)SPQBMSENS: Acronis Cyber Cloud – Minimum</text:p>
            <text:p>Commitment Delta (Per GB)SPQBMSENS: Acronis Cyber Cloud – Minimum</text:p>
            <text:p>Commitment Delta (Per GB)SPQBMSENS: Acronis Cyber Cloud – Minimum</text:p>
            <text:p>Commitment Delta (Per GB)SPQBMSENS: Acronis Cyber Cloud – Minimum</text:p>
            <text:p>Commitment Delta (Per GB)SPQBMSENS: Acronis Cyber Cloud – Minimum</text:p>
            <text:p>Commitment Delta (Per GB)SPQBMSENS: Acronis Cyber Cloud – Minimum</text:p>
            <text:p>Commitment Delta (Per GB)SPQBMSENS: Acronis Cyber Cloud – Minimum</text:p>
            <text:p>Commitment Delta (Per GB)SPQBMSENS: Acronis Cyber Cloud – Minimum</text:p>
            <text:p>Commitment Delta (Per GB)SPQBMSENS: Acronis Cyber Cloud – Minimum</text:p>
            <text:p>Commitment Delta (Per GB)SPQBMSENS: Acronis Cyber Cloud – Minimum</text:p>
            <text:p>Commitment Delta (Per GB)SPQBMSENS: Acronis Cyber Cloud – Minimum</text:p>
            <text:p>Commitment Delta (Per GB)SPQBMSENS: Acronis Cyber Cloud – Minimum</text:p>
            <text:p>Commitment Delta (Per GB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30.78">
            <text:p>130.78</text:p>
          </table:table-cell>
          <table:table-cell table:number-columns-repeated="1014"/>
        </table:table-row>
        <table:table-row table:style-name="ro28">
          <table:table-cell office:value-type="string">
            <text:p>IM-000000011378742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C99</text:p>
          </table:table-cell>
          <table:table-cell/>
          <table:table-cell office:value-type="string">
            <text:p>CTL-501-CP-12</text:p>
          </table:table-cell>
          <table:table-cell table:style-name="ce9" office:value-type="string">
            <text:p>Endpoint Protection Platform with</text:p>
            <text:p>Firewall/Bluetooth/USB Device Control, App</text:p>
            <text:p>Vulnerabilities, Professional Support PlanEndpoint Protection Platform with</text:p>
            <text:p>Firewall/Bluetooth/USB Device Control, App</text:p>
            <text:p>Vulnerabilities, Professional Support PlanEndpoint Protection Platform with</text:p>
            <text:p>Firewall/Bluetooth/USB Device Control, App</text:p>
            <text:p>Vulnerabilities, Professional Support PlanEndpoint Protection Platform with</text:p>
            <text:p>Firewall/Bluetooth/USB Device Control, App</text:p>
            <text:p>Vulnerabilities, Professional Support PlanEndpoint Protection Platform with</text:p>
            <text:p>Firewall/Bluetooth/USB Device Control, App</text:p>
            <text:p>Vulnerabilities, Professional Support PlanEndpoint Protection Platform with</text:p>
            <text:p>Firewall/Bluetooth/USB Device Control, App</text:p>
            <text:p>Vulnerabilities, Professional Support PlanEndpoint Protection Platform with</text:p>
            <text:p>Firewall/Bluetooth/USB Device Control, App</text:p>
            <text:p>Vulnerabilities, Professional Support PlanEndpoint Protection Platform with</text:p>
            <text:p>Firewall/Bluetooth/USB Device Control, App</text:p>
            <text:p>Vulnerabilities, Professional Support PlanEndpoint Protection Platform with</text:p>
            <text:p>Firewall/Bluetooth/USB Device Control, App</text:p>
            <text:p>Vulnerabilities, Professional Support PlanEndpoint Protection Platform with</text:p>
            <text:p>Firewall/Bluetooth/USB Device Control, App</text:p>
            <text:p>Vulnerabilities, Professional Support PlanEndpoint Protection Platform with</text:p>
            <text:p>Firewall/Bluetooth/USB Device Control, App</text:p>
            <text:p>Vulnerabilities, Professional Support PlanEndpoint Protection Platform with</text:p>
            <text:p>Firewall/Bluetooth/USB Device Control, App</text:p>
            <text:p>Vulnerabilities, Professional Support PlanEndpoint Protection Platform with</text:p>
            <text:p>Firewall/Bluetooth/USB Device Control, App</text:p>
            <text:p>Vulnerabilities, Professional Support PlanEndpoint Protection Platform with</text:p>
            <text:p>Firewall/Bluetooth/USB Device Control, App</text:p>
            <text:p>Vulnerabilities, Professional Support Plan</text:p>
          </table:table-cell>
          <table:table-cell office:value-type="float" office:value="150">
            <text:p>150</text:p>
          </table:table-cell>
          <table:table-cell table:style-name="ce20" office:value-type="float" office:value="23.616">
            <text:p>23.616</text:p>
          </table:table-cell>
          <table:table-cell table:style-name="ce19" office:value-type="float" office:value="3542.4">
            <text:p>3542.40</text:p>
          </table:table-cell>
          <table:table-cell table:number-columns-repeated="1014"/>
        </table:table-row>
        <table:table-row table:style-name="ro9">
          <table:table-cell office:value-type="string">
            <text:p>IM-000000011378742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70-YZC99</text:p>
          </table:table-cell>
          <table:table-cell/>
          <table:table-cell office:value-type="string">
            <text:p>COR-501-CP-12</text:p>
          </table:table-cell>
          <table:table-cell table:style-name="ce9" office:value-type="string">
            <text:p>Endpoint Protection Platform with Static &amp;</text:p>
            <text:p>Behavioral AI, Network Quarantine and Rollback,</text:p>
            <text:p>Professional Support PlanEndpoint Protection Platform with Static &amp;</text:p>
            <text:p>Behavioral AI, Network Quarantine and Rollback,</text:p>
            <text:p>Professional Support PlanEndpoint Protection Platform with Static &amp;</text:p>
            <text:p>Behavioral AI, Network Quarantine and Rollback,</text:p>
            <text:p>Professional Support PlanEndpoint Protection Platform with Static &amp;</text:p>
            <text:p>Behavioral AI, Network Quarantine and Rollback,</text:p>
            <text:p>Professional Support PlanEndpoint Protection Platform with Static &amp;</text:p>
            <text:p>Behavioral AI, Network Quarantine and Rollback,</text:p>
            <text:p>Professional Support PlanEndpoint Protection Platform with Static &amp;</text:p>
            <text:p>Behavioral AI, Network Quarantine and Rollback,</text:p>
            <text:p>Professional Support PlanEndpoint Protection Platform with Static &amp;</text:p>
            <text:p>Behavioral AI, Network Quarantine and Rollback,</text:p>
            <text:p>Professional Support PlanEndpoint Protection Platform with Static &amp;</text:p>
            <text:p>Behavioral AI, Network Quarantine and Rollback,</text:p>
            <text:p>Professional Support PlanEndpoint Protection Platform with Static &amp;</text:p>
            <text:p>Behavioral AI, Network Quarantine and Rollback,</text:p>
            <text:p>Professional Support PlanEndpoint Protection Platform with Static &amp;</text:p>
            <text:p>Behavioral AI, Network Quarantine and Rollback,</text:p>
            <text:p>Professional Support PlanEndpoint Protection Platform with Static &amp;</text:p>
            <text:p>Behavioral AI, Network Quarantine and Rollback,</text:p>
            <text:p>Professional Support PlanEndpoint Protection Platform with Static &amp;</text:p>
            <text:p>Behavioral AI, Network Quarantine and Rollback,</text:p>
            <text:p>Professional Support PlanEndpoint Protection Platform with Static &amp;</text:p>
            <text:p>Behavioral AI, Network Quarantine and Rollback,</text:p>
            <text:p>Professional Support PlanEndpoint Protection Platform with Static &amp;</text:p>
            <text:p>Behavioral AI, Network Quarantine and Rollback,</text:p>
            <text:p>Professional Support Plan</text:p>
          </table:table-cell>
          <table:table-cell office:value-type="float" office:value="125">
            <text:p>125</text:p>
          </table:table-cell>
          <table:table-cell table:style-name="ce20" office:value-type="float" office:value="20.016">
            <text:p>20.016</text:p>
          </table:table-cell>
          <table:table-cell table:style-name="ce19" office:value-type="float" office:value="2502">
            <text:p>2502.00</text:p>
          </table:table-cell>
          <table:table-cell table:number-columns-repeated="1014"/>
        </table:table-row>
        <table:table-row table:style-name="ro51">
          <table:table-cell office:value-type="string">
            <text:p>IM-000000011378742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70-YZC99</text:p>
          </table:table-cell>
          <table:table-cell/>
          <table:table-cell office:value-type="string">
            <text:p>ROUND</text:p>
          </table:table-cell>
          <table:table-cell table:style-name="ce9" office:value-type="string">
            <text:p>ROUNDING</text:p>
            <text:p>Aug 18, 2021 - Aug 17, 2022ROUNDING</text:p>
            <text:p>Aug 18, 2021 - Aug 17, 2022ROUNDING</text:p>
            <text:p>Aug 18, 2021 - Aug 17, 2022ROUNDING</text:p>
            <text:p>Aug 18, 2021 - Aug 17, 2022ROUNDING</text:p>
            <text:p>Aug 18, 2021 - Aug 17, 2022ROUNDING</text:p>
            <text:p>Aug 18, 2021 - Aug 17, 2022ROUNDING</text:p>
            <text:p>Aug 18, 2021 - Aug 17, 2022ROUNDING</text:p>
            <text:p>Aug 18, 2021 - Aug 17, 2022ROUNDING</text:p>
            <text:p>Aug 18, 2021 - Aug 17, 2022ROUNDING</text:p>
            <text:p>Aug 18, 2021 - Aug 17, 2022ROUNDING</text:p>
            <text:p>Aug 18, 2021 - Aug 17, 2022ROUNDING</text:p>
            <text:p>Aug 18, 2021 - Aug 17, 2022ROUNDING</text:p>
            <text:p>Aug 18, 2021 - Aug 17, 2022</text:p>
          </table:table-cell>
          <table:table-cell office:value-type="float" office:value="1">
            <text:p>1</text:p>
          </table:table-cell>
          <table:table-cell table:style-name="ce21" office:value-type="float" office:value="1.09992">
            <text:p>1.09992</text:p>
          </table:table-cell>
          <table:table-cell table:style-name="ce19" office:value-type="float" office:value="1.1">
            <text:p>1.10</text:p>
          </table:table-cell>
          <table:table-cell table:number-columns-repeated="1014"/>
        </table:table-row>
        <table:table-row table:style-name="ro45">
          <table:table-cell office:value-type="string">
            <text:p>IM-00000001137874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50-99890</text:p>
          </table:table-cell>
          <table:table-cell/>
          <table:table-cell office:value-type="string">
            <text:p>MX-221P</text:p>
          </table:table-cell>
          <table:table-cell table:style-name="ce9" office:value-type="string">
            <text:p>4G/LTE Trio Broadband Router with 3 SIMs</text:p>
          </table:table-cell>
          <table:table-cell office:value-type="float" office:value="5">
            <text:p>5</text:p>
          </table:table-cell>
          <table:table-cell table:style-name="ce19" office:value-type="float" office:value="230.99">
            <text:p>230.99</text:p>
          </table:table-cell>
          <table:table-cell table:style-name="ce19" office:value-type="float" office:value="1154.95">
            <text:p>1154.95</text:p>
          </table:table-cell>
          <table:table-cell table:number-columns-repeated="1014"/>
        </table:table-row>
        <table:table-row table:style-name="ro1">
          <table:table-cell office:value-type="string">
            <text:p>IM-00000001137874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60-FYX09</text:p>
          </table:table-cell>
          <table:table-cell/>
          <table:table-cell office:value-type="string">
            <text:p>REPAIR ENCRYPTION S</text:p>
          </table:table-cell>
          <table:table-cell office:value-type="string">
            <text:p>SERVIC REPAIR ENCRYPTION SERVICE</text:p>
          </table:table-cell>
          <table:table-cell office:value-type="float" office:value="2">
            <text:p>2</text:p>
          </table:table-cell>
          <table:table-cell table:style-name="ce19" office:value-type="float" office:value="1">
            <text:p>1.00</text:p>
          </table:table-cell>
          <table:table-cell table:style-name="ce19" office:value-type="float" office:value="2">
            <text:p>2.00</text:p>
          </table:table-cell>
          <table:table-cell table:number-columns-repeated="1014"/>
        </table:table-row>
        <table:table-row table:style-name="ro1">
          <table:table-cell office:value-type="string">
            <text:p>IM-000000011378745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60-FYX09</text:p>
          </table:table-cell>
          <table:table-cell/>
          <table:table-cell office:value-type="string">
            <text:p>XPILOAD</text:p>
          </table:table-cell>
          <table:table-cell office:value-type="string">
            <text:p>XPI Load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0.5">
            <text:p>0.50</text:p>
          </table:table-cell>
          <table:table-cell table:number-columns-repeated="1014"/>
        </table:table-row>
        <table:table-row table:style-name="ro52">
          <table:table-cell office:value-type="string">
            <text:p>IM-000000011378746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073</text:p>
          </table:table-cell>
          <table:table-cell/>
          <table:table-cell office:value-type="string">
            <text:p>AAY-ERW-PS-247</text:p>
          </table:table-cell>
          <table:table-cell table:style-name="ce9" office:value-type="string">
            <text:p>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</text:p>
          </table:table-cell>
          <table:table-cell office:value-type="float" office:value="2">
            <text:p>2</text:p>
          </table:table-cell>
          <table:table-cell table:style-name="ce19" office:value-type="float" office:value="2023.62">
            <text:p>2023.62</text:p>
          </table:table-cell>
          <table:table-cell table:style-name="ce19" office:value-type="float" office:value="4047.23">
            <text:p>4047.23</text:p>
          </table:table-cell>
          <table:table-cell table:number-columns-repeated="1014"/>
        </table:table-row>
        <table:table-row table:style-name="ro53">
          <table:table-cell office:value-type="string">
            <text:p>IM-000000011378748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TQ97</text:p>
          </table:table-cell>
          <table:table-cell/>
          <table:table-cell office:value-type="string">
            <text:p>AAX-ERW-PS-247</text:p>
          </table:table-cell>
          <table:table-cell table:style-name="ce9" office:value-type="string">
            <text:p>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</text:p>
          </table:table-cell>
          <table:table-cell office:value-type="float" office:value="10">
            <text:p>10</text:p>
          </table:table-cell>
          <table:table-cell table:style-name="ce19" office:value-type="float" office:value="798.94">
            <text:p>798.94</text:p>
          </table:table-cell>
          <table:table-cell table:style-name="ce19" office:value-type="float" office:value="7989.4">
            <text:p>7989.40</text:p>
          </table:table-cell>
          <table:table-cell table:number-columns-repeated="1014"/>
        </table:table-row>
        <table:table-row table:style-name="ro53">
          <table:table-cell office:value-type="string">
            <text:p>IM-000000011378748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0-UTQ97</text:p>
          </table:table-cell>
          <table:table-cell/>
          <table:table-cell office:value-type="string">
            <text:p>AAX-ERW-PS-247</text:p>
          </table:table-cell>
          <table:table-cell table:style-name="ce9" office:value-type="string">
            <text:p>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</text:p>
          </table:table-cell>
          <table:table-cell office:value-type="float" office:value="3">
            <text:p>3</text:p>
          </table:table-cell>
          <table:table-cell table:style-name="ce19" office:value-type="float" office:value="798.94">
            <text:p>798.94</text:p>
          </table:table-cell>
          <table:table-cell table:style-name="ce19" office:value-type="float" office:value="2396.82">
            <text:p>2396.82</text:p>
          </table:table-cell>
          <table:table-cell table:number-columns-repeated="1014"/>
        </table:table-row>
        <table:table-row table:style-name="ro53">
          <table:table-cell office:value-type="string">
            <text:p>IM-000000011378748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30-UTQ97</text:p>
          </table:table-cell>
          <table:table-cell/>
          <table:table-cell office:value-type="string">
            <text:p>AAY-ERW-PS-247</text:p>
          </table:table-cell>
          <table:table-cell table:style-name="ce9" office:value-type="string">
            <text:p>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</text:p>
          </table:table-cell>
          <table:table-cell office:value-type="float" office:value="2">
            <text:p>2</text:p>
          </table:table-cell>
          <table:table-cell table:style-name="ce19" office:value-type="float" office:value="2000.38">
            <text:p>2000.38</text:p>
          </table:table-cell>
          <table:table-cell table:style-name="ce19" office:value-type="float" office:value="4000.76">
            <text:p>4000.76</text:p>
          </table:table-cell>
          <table:table-cell table:number-columns-repeated="1014"/>
        </table:table-row>
        <table:table-row table:style-name="ro53">
          <table:table-cell office:value-type="string">
            <text:p>IM-000000011378751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-LM429</text:p>
          </table:table-cell>
          <table:table-cell/>
          <table:table-cell office:value-type="string">
            <text:p>AAX-ERW-PS-247</text:p>
          </table:table-cell>
          <table:table-cell table:style-name="ce9" office:value-type="string">
            <text:p>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</text:p>
          </table:table-cell>
          <table:table-cell office:value-type="float" office:value="13">
            <text:p>13</text:p>
          </table:table-cell>
          <table:table-cell table:style-name="ce19" office:value-type="float" office:value="861.18">
            <text:p>861.18</text:p>
          </table:table-cell>
          <table:table-cell table:style-name="ce19" office:value-type="float" office:value="11195.34">
            <text:p>11195.34</text:p>
          </table:table-cell>
          <table:table-cell table:number-columns-repeated="1014"/>
        </table:table-row>
        <table:table-row table:style-name="ro52">
          <table:table-cell office:value-type="string">
            <text:p>IM-00000001137875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TQ95</text:p>
          </table:table-cell>
          <table:table-cell/>
          <table:table-cell office:value-type="string">
            <text:p>AAX-ERW-PS-247</text:p>
          </table:table-cell>
          <table:table-cell table:style-name="ce9" office:value-type="string">
            <text:p>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</text:p>
          </table:table-cell>
          <table:table-cell office:value-type="float" office:value="3">
            <text:p>3</text:p>
          </table:table-cell>
          <table:table-cell table:style-name="ce19" office:value-type="float" office:value="833.07">
            <text:p>833.07</text:p>
          </table:table-cell>
          <table:table-cell table:style-name="ce19" office:value-type="float" office:value="2499.22">
            <text:p>2499.22</text:p>
          </table:table-cell>
          <table:table-cell table:number-columns-repeated="1014"/>
        </table:table-row>
        <table:table-row table:style-name="ro52">
          <table:table-cell office:value-type="string">
            <text:p>IM-000000011378754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0-UTQ95</text:p>
          </table:table-cell>
          <table:table-cell/>
          <table:table-cell office:value-type="string">
            <text:p>AAX-ERW-PS-247</text:p>
          </table:table-cell>
          <table:table-cell table:style-name="ce9" office:value-type="string">
            <text:p>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</text:p>
          </table:table-cell>
          <table:table-cell office:value-type="float" office:value="3">
            <text:p>3</text:p>
          </table:table-cell>
          <table:table-cell table:style-name="ce19" office:value-type="float" office:value="1541.18">
            <text:p>1541.18</text:p>
          </table:table-cell>
          <table:table-cell table:style-name="ce19" office:value-type="float" office:value="4623.54">
            <text:p>4623.54</text:p>
          </table:table-cell>
          <table:table-cell table:number-columns-repeated="1014"/>
        </table:table-row>
        <table:table-row table:style-name="ro52">
          <table:table-cell office:value-type="string">
            <text:p>IM-00000001137875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885</text:p>
          </table:table-cell>
          <table:table-cell/>
          <table:table-cell office:value-type="string">
            <text:p>AAX-ERW-PS-247</text:p>
          </table:table-cell>
          <table:table-cell table:style-name="ce9" office:value-type="string">
            <text:p>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</text:p>
          </table:table-cell>
          <table:table-cell office:value-type="float" office:value="2">
            <text:p>2</text:p>
          </table:table-cell>
          <table:table-cell table:style-name="ce19" office:value-type="float" office:value="895.78">
            <text:p>895.78</text:p>
          </table:table-cell>
          <table:table-cell table:style-name="ce19" office:value-type="float" office:value="1791.56">
            <text:p>1791.56</text:p>
          </table:table-cell>
          <table:table-cell table:number-columns-repeated="1014"/>
        </table:table-row>
        <table:table-row table:style-name="ro52">
          <table:table-cell office:value-type="string">
            <text:p>IM-000000011378756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TU78</text:p>
          </table:table-cell>
          <table:table-cell/>
          <table:table-cell office:value-type="string">
            <text:p>AAX-ERW-PS-247</text:p>
          </table:table-cell>
          <table:table-cell table:style-name="ce9" office:value-type="string">
            <text:p>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895.78">
            <text:p>895.78</text:p>
          </table:table-cell>
          <table:table-cell table:number-columns-repeated="1014"/>
        </table:table-row>
        <table:table-row table:style-name="ro52">
          <table:table-cell office:value-type="string">
            <text:p>IM-000000011378758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073</text:p>
          </table:table-cell>
          <table:table-cell/>
          <table:table-cell office:value-type="string">
            <text:p>AAY-ERW-PS-247</text:p>
          </table:table-cell>
          <table:table-cell table:style-name="ce9" office:value-type="string">
            <text:p>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ERWIN DATA MODELER STANDARD EDITION -</text:p>
            <text:p>PER CONCURRENT USER 24X7 MAINTENANCE</text:p>
            <text:p>RENEWAL</text:p>
            <text:p>Delivery Method: Electronic</text:p>
            <text:p>Support from 29-SEP-2021 to 28-SEP-2022</text:p>
          </table:table-cell>
          <table:table-cell office:value-type="float" office:value="2">
            <text:p>2</text:p>
          </table:table-cell>
          <table:table-cell table:style-name="ce19" office:value-type="float" office:value="2023.62">
            <text:p>2023.62</text:p>
          </table:table-cell>
          <table:table-cell table:style-name="ce19" office:value-type="float" office:value="4047.23">
            <text:p>4047.23</text:p>
          </table:table-cell>
          <table:table-cell table:number-columns-repeated="1014"/>
        </table:table-row>
        <table:table-row table:style-name="ro53">
          <table:table-cell office:value-type="string">
            <text:p>IM-00000001137876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TQ97</text:p>
          </table:table-cell>
          <table:table-cell/>
          <table:table-cell office:value-type="string">
            <text:p>AAX-ERW-PS-247</text:p>
          </table:table-cell>
          <table:table-cell table:style-name="ce9" office:value-type="string">
            <text:p>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</text:p>
          </table:table-cell>
          <table:table-cell office:value-type="float" office:value="10">
            <text:p>10</text:p>
          </table:table-cell>
          <table:table-cell table:style-name="ce19" office:value-type="float" office:value="798.94">
            <text:p>798.94</text:p>
          </table:table-cell>
          <table:table-cell table:style-name="ce19" office:value-type="float" office:value="7989.4">
            <text:p>7989.40</text:p>
          </table:table-cell>
          <table:table-cell table:number-columns-repeated="1014"/>
        </table:table-row>
        <table:table-row table:style-name="ro53">
          <table:table-cell office:value-type="string">
            <text:p>IM-000000011378763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0-UTQ97</text:p>
          </table:table-cell>
          <table:table-cell/>
          <table:table-cell office:value-type="string">
            <text:p>AAX-ERW-PS-247</text:p>
          </table:table-cell>
          <table:table-cell table:style-name="ce9" office:value-type="string">
            <text:p>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ERWIN DATA MODELER STANDARD EDITION -</text:p>
            <text:p>PER NAMED USER 24X7 MAINTENANCE</text:p>
            <text:p>RENEWAL</text:p>
            <text:p>Delivery Method: Electronic</text:p>
            <text:p>Support from 16-AUG-2021 to 15-AUG-2022</text:p>
          </table:table-cell>
          <table:table-cell office:value-type="float" office:value="3">
            <text:p>3</text:p>
          </table:table-cell>
          <table:table-cell table:style-name="ce19" office:value-type="float" office:value="798.94">
            <text:p>798.94</text:p>
          </table:table-cell>
          <table:table-cell table:style-name="ce19" office:value-type="float" office:value="2396.82">
            <text:p>2396.82</text:p>
          </table:table-cell>
          <table:table-cell table:number-columns-repeated="1014"/>
        </table:table-row>
        <table:table-row table:style-name="ro54">
          <table:table-cell office:value-type="string">
            <text:p>IM-000000011378763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30-UTQ97</text:p>
          </table:table-cell>
          <table:table-cell/>
          <table:table-cell office:value-type="string">
            <text:p>AAY-ERW-PS-247</text:p>
          </table:table-cell>
          <table:table-cell table:style-name="ce9" office:value-type="string">
            <text:p>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ERWIN DATA MODELER STANDARD EDITION -</text:p>
            <text:p>PER CONCURRENT USER 24X7 MAINTENANCE</text:p>
            <text:p>RENEWAL</text:p>
            <text:p>Delivery Method: Electronic</text:p>
            <text:p>Support from 16-AUG-2021 to 15-AUG-2022</text:p>
          </table:table-cell>
          <table:table-cell office:value-type="float" office:value="2">
            <text:p>2</text:p>
          </table:table-cell>
          <table:table-cell table:style-name="ce19" office:value-type="float" office:value="2000.38">
            <text:p>2000.38</text:p>
          </table:table-cell>
          <table:table-cell table:style-name="ce19" office:value-type="float" office:value="4000.76">
            <text:p>4000.76</text:p>
          </table:table-cell>
          <table:table-cell table:number-columns-repeated="1014"/>
        </table:table-row>
        <table:table-row table:style-name="ro54">
          <table:table-cell office:value-type="string">
            <text:p>IM-00000001137876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-LM429</text:p>
          </table:table-cell>
          <table:table-cell/>
          <table:table-cell office:value-type="string">
            <text:p>AAX-ERW-PS-247</text:p>
          </table:table-cell>
          <table:table-cell table:style-name="ce9" office:value-type="string">
            <text:p>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ERWIN DATA MODELER STANDARD EDITION -</text:p>
            <text:p>PER NAMED USER 24X7 MAINTENANCE</text:p>
            <text:p>RENEWAL</text:p>
            <text:p>Delivery Method: Electronic</text:p>
            <text:p>Support from 20-AUG-2021 to 19-AUG-2022</text:p>
          </table:table-cell>
          <table:table-cell office:value-type="float" office:value="13">
            <text:p>13</text:p>
          </table:table-cell>
          <table:table-cell table:style-name="ce19" office:value-type="float" office:value="861.18">
            <text:p>861.18</text:p>
          </table:table-cell>
          <table:table-cell table:style-name="ce19" office:value-type="float" office:value="11195.34">
            <text:p>11195.34</text:p>
          </table:table-cell>
          <table:table-cell table:number-columns-repeated="1014"/>
        </table:table-row>
        <table:table-row table:style-name="ro23">
          <table:table-cell office:value-type="string">
            <text:p>IM-00000001137876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60-75680</text:p>
          </table:table-cell>
          <table:table-cell/>
          <table:table-cell office:value-type="string">
            <text:p>REPAIR ENCRYPTION S</text:p>
          </table:table-cell>
          <table:table-cell table:style-name="ce9" office:value-type="string">
            <text:p>REPAIR ENCRYPTION SERVICE </text:p>
            <text:p>ISC250 CTLS V4 CL2 TOUCH</text:p>
            <text:p>7319271SC120614REPAIR ENCRYPTION SERVICE </text:p>
            <text:p>ISC250 CTLS V4 CL2 TOUCH</text:p>
            <text:p>7319271SC120614REPAIR ENCRYPTION SERVICE </text:p>
            <text:p>ISC250 CTLS V4 CL2 TOUCH</text:p>
            <text:p>7319271SC120614REPAIR ENCRYPTION SERVICE </text:p>
            <text:p>ISC250 CTLS V4 CL2 TOUCH</text:p>
            <text:p>7319271SC120614REPAIR ENCRYPTION SERVICE </text:p>
            <text:p>ISC250 CTLS V4 CL2 TOUCH</text:p>
            <text:p>7319271SC120614REPAIR ENCRYPTION SERVICE </text:p>
            <text:p>ISC250 CTLS V4 CL2 TOUCH</text:p>
            <text:p>7319271SC120614REPAIR ENCRYPTION SERVICE </text:p>
            <text:p>ISC250 CTLS V4 CL2 TOUCH</text:p>
            <text:p>7319271SC120614REPAIR ENCRYPTION SERVICE </text:p>
            <text:p>ISC250 CTLS V4 CL2 TOUCH</text:p>
            <text:p>7319271SC120614REPAIR ENCRYPTION SERVICE </text:p>
            <text:p>ISC250 CTLS V4 CL2 TOUCH</text:p>
            <text:p>7319271SC120614REPAIR ENCRYPTION SERVICE </text:p>
            <text:p>ISC250 CTLS V4 CL2 TOUCH</text:p>
            <text:p>7319271SC120614REPAIR ENCRYPTION SERVICE </text:p>
            <text:p>ISC250 CTLS V4 CL2 TOUCH</text:p>
            <text:p>7319271SC120614REPAIR ENCRYPTION SERVICE </text:p>
            <text:p>ISC250 CTLS V4 CL2 TOUCH</text:p>
            <text:p>7319271SC120614</text:p>
          </table:table-cell>
          <table:table-cell office:value-type="float" office:value="2">
            <text:p>2</text:p>
          </table:table-cell>
          <table:table-cell table:style-name="ce19" office:value-type="float" office:value="1">
            <text:p>1.00</text:p>
          </table:table-cell>
          <table:table-cell table:style-name="ce19" office:value-type="float" office:value="2">
            <text:p>2.00</text:p>
          </table:table-cell>
          <table:table-cell table:number-columns-repeated="1014"/>
        </table:table-row>
        <table:table-row table:style-name="ro23">
          <table:table-cell office:value-type="string">
            <text:p>IM-000000011378765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60-75680</text:p>
          </table:table-cell>
          <table:table-cell/>
          <table:table-cell office:value-type="string">
            <text:p>REPAIR ENCRYPTION S</text:p>
          </table:table-cell>
          <table:table-cell table:style-name="ce9" office:value-type="string">
            <text:p>REPAIR ENCRYPTION SERVICE </text:p>
            <text:p>ISC250 CTLS V4 CL2 TOUCH</text:p>
            <text:p>7319271SC120617REPAIR ENCRYPTION SERVICE </text:p>
            <text:p>ISC250 CTLS V4 CL2 TOUCH</text:p>
            <text:p>7319271SC120617REPAIR ENCRYPTION SERVICE </text:p>
            <text:p>ISC250 CTLS V4 CL2 TOUCH</text:p>
            <text:p>7319271SC120617REPAIR ENCRYPTION SERVICE </text:p>
            <text:p>ISC250 CTLS V4 CL2 TOUCH</text:p>
            <text:p>7319271SC120617REPAIR ENCRYPTION SERVICE </text:p>
            <text:p>ISC250 CTLS V4 CL2 TOUCH</text:p>
            <text:p>7319271SC120617REPAIR ENCRYPTION SERVICE </text:p>
            <text:p>ISC250 CTLS V4 CL2 TOUCH</text:p>
            <text:p>7319271SC120617REPAIR ENCRYPTION SERVICE </text:p>
            <text:p>ISC250 CTLS V4 CL2 TOUCH</text:p>
            <text:p>7319271SC120617REPAIR ENCRYPTION SERVICE </text:p>
            <text:p>ISC250 CTLS V4 CL2 TOUCH</text:p>
            <text:p>7319271SC120617REPAIR ENCRYPTION SERVICE </text:p>
            <text:p>ISC250 CTLS V4 CL2 TOUCH</text:p>
            <text:p>7319271SC120617REPAIR ENCRYPTION SERVICE </text:p>
            <text:p>ISC250 CTLS V4 CL2 TOUCH</text:p>
            <text:p>7319271SC120617REPAIR ENCRYPTION SERVICE </text:p>
            <text:p>ISC250 CTLS V4 CL2 TOUCH</text:p>
            <text:p>7319271SC120617REPAIR ENCRYPTION SERVICE </text:p>
            <text:p>ISC250 CTLS V4 CL2 TOUCH</text:p>
            <text:p>7319271SC120617</text:p>
          </table:table-cell>
          <table:table-cell office:value-type="float" office:value="2">
            <text:p>2</text:p>
          </table:table-cell>
          <table:table-cell table:style-name="ce19" office:value-type="float" office:value="1">
            <text:p>1.00</text:p>
          </table:table-cell>
          <table:table-cell table:style-name="ce19" office:value-type="float" office:value="2">
            <text:p>2.00</text:p>
          </table:table-cell>
          <table:table-cell table:number-columns-repeated="1014"/>
        </table:table-row>
        <table:table-row table:style-name="ro1">
          <table:table-cell office:value-type="string">
            <text:p>IM-000000011378765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60-75680</text:p>
          </table:table-cell>
          <table:table-cell/>
          <table:table-cell office:value-type="string">
            <text:p>RBA LOAD</text:p>
          </table:table-cell>
          <table:table-cell office:value-type="string">
            <text:p>2MC383</text:p>
          </table:table-cell>
          <table:table-cell office:value-type="float" office:value="2">
            <text:p>2</text:p>
          </table:table-cell>
          <table:table-cell table:style-name="ce19" office:value-type="float" office:value="0.5">
            <text:p>0.50</text:p>
          </table:table-cell>
          <table:table-cell table:style-name="ce19" office:value-type="float" office:value="1">
            <text:p>1.00</text:p>
          </table:table-cell>
          <table:table-cell table:number-columns-repeated="1014"/>
        </table:table-row>
        <table:table-row table:style-name="ro46">
          <table:table-cell office:value-type="string">
            <text:p>IM-000000011378769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885</text:p>
          </table:table-cell>
          <table:table-cell/>
          <table:table-cell office:value-type="string">
            <text:p>AAX-ERW-PS-247</text:p>
          </table:table-cell>
          <table:table-cell table:style-name="ce9" office:value-type="string">
            <text:p>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ERWIN DATA MODELER STANDARD EDITION -</text:p>
            <text:p>PER NAMED USER 24X7 MAINTENANCE</text:p>
            <text:p>RENEWAL</text:p>
            <text:p>Delivery Method: Electronic</text:p>
            <text:p>Support from 06-SEP-2021 to 05-SEP-2022</text:p>
          </table:table-cell>
          <table:table-cell office:value-type="float" office:value="2">
            <text:p>2</text:p>
          </table:table-cell>
          <table:table-cell table:style-name="ce19" office:value-type="float" office:value="895.78">
            <text:p>895.78</text:p>
          </table:table-cell>
          <table:table-cell table:style-name="ce19" office:value-type="float" office:value="1791.55">
            <text:p>1791.55</text:p>
          </table:table-cell>
          <table:table-cell table:number-columns-repeated="1014"/>
        </table:table-row>
        <table:table-row table:style-name="ro46">
          <table:table-cell office:value-type="string">
            <text:p>IM-000000011378770-AP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AAX-ERW-PS-247</text:p>
          </table:table-cell>
          <table:table-cell table:style-name="ce9" office:value-type="string">
            <text:p>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ERWIN DATA MODELER STANDARD EDITION -</text:p>
            <text:p>PER NAMED USER 24X7 MAINTENANCE</text:p>
            <text:p>RENEWAL</text:p>
            <text:p>Delivery Method: Electronic</text:p>
            <text:p>Support from 29-JUN-2021 to 28-JUN-2022</text:p>
          </table:table-cell>
          <table:table-cell office:value-type="float" office:value="3">
            <text:p>3</text:p>
          </table:table-cell>
          <table:table-cell office:value-type="float" office:value="833.07">
            <text:p>833.07</text:p>
          </table:table-cell>
          <table:table-cell table:style-name="ce11" office:value-type="float" office:value="2499.22">
            <text:p>2,499.22</text:p>
          </table:table-cell>
          <table:table-cell table:number-columns-repeated="1014"/>
        </table:table-row>
        <table:table-row table:style-name="ro46">
          <table:table-cell office:value-type="string">
            <text:p>IM-000000011378770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AAX-ERW-PS-247</text:p>
          </table:table-cell>
          <table:table-cell table:style-name="ce9" office:value-type="string">
            <text:p>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ERWIN DATA MODELER STANDARD EDITION -</text:p>
            <text:p>PER NAMED USER 24X7 MAINTENANCE</text:p>
            <text:p>RENEWAL</text:p>
            <text:p>Delivery Method: Electronic</text:p>
            <text:p>Support from 29-JUN-2022 to 28-JUN-2024</text:p>
          </table:table-cell>
          <table:table-cell office:value-type="float" office:value="3">
            <text:p>3</text:p>
          </table:table-cell>
          <table:table-cell table:style-name="ce11" office:value-type="float" office:value="1541.18">
            <text:p>1,541.18</text:p>
          </table:table-cell>
          <table:table-cell table:style-name="ce11" office:value-type="float" office:value="4623.54">
            <text:p>4,623.54</text:p>
          </table:table-cell>
          <table:table-cell table:number-columns-repeated="1014"/>
        </table:table-row>
        <table:table-row table:style-name="ro46">
          <table:table-cell office:value-type="string">
            <text:p>IM-000000011378771-AP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AAX-ERW-PS-247</text:p>
          </table:table-cell>
          <table:table-cell table:style-name="ce9" office:value-type="string">
            <text:p>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ERWIN DATA MODELER STANDARD EDITION -</text:p>
            <text:p>PER NAMED USER 24X7 MAINTENANCE</text:p>
            <text:p>RENEWAL</text:p>
            <text:p>Delivery Method: Electronic</text:p>
            <text:p>Support from 03-SEP-2021 to 02-SEP-2022</text:p>
          </table:table-cell>
          <table:table-cell office:value-type="float" office:value="1">
            <text:p>1</text:p>
          </table:table-cell>
          <table:table-cell table:number-columns-repeated="2" office:value-type="float" office:value="895.78">
            <text:p>895.78</text:p>
          </table:table-cell>
          <table:table-cell table:number-columns-repeated="1014"/>
        </table:table-row>
        <table:table-row table:style-name="ro21">
          <table:table-cell office:value-type="string">
            <text:p>IM-000000011378776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-YXW70</text:p>
          </table:table-cell>
          <table:table-cell table:number-columns-repeated="2"/>
          <table:table-cell table:style-name="ce9" office:value-type="string">
            <text:p>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902.4">
            <text:p>1902.40</text:p>
          </table:table-cell>
          <table:table-cell table:number-columns-repeated="1014"/>
        </table:table-row>
        <table:table-row table:style-name="ro35">
          <table:table-cell office:value-type="string">
            <text:p>IM-000000011378776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0-YXW70</text:p>
          </table:table-cell>
          <table:table-cell table:number-columns-repeated="2"/>
          <table:table-cell table:style-name="ce9" office:value-type="string">
            <text:p>SPEAMSENS: Acronis Cyber Protect Cloud - Server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70">
            <text:p>270.00</text:p>
          </table:table-cell>
          <table:table-cell table:number-columns-repeated="1014"/>
        </table:table-row>
        <table:table-row table:style-name="ro45">
          <table:table-cell office:value-type="string">
            <text:p>IM-000000011378776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0-YXW70</text:p>
          </table:table-cell>
          <table:table-cell table:number-columns-repeated="2"/>
          <table:table-cell table:style-name="ce9" office:value-type="string">
            <text:p>SPFAMSENS: Acronis Cyber Protect Cloud - VM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39">
            <text:p>339.00</text:p>
          </table:table-cell>
          <table:table-cell table:number-columns-repeated="1014"/>
        </table:table-row>
        <table:table-row table:style-name="ro21">
          <table:table-cell office:value-type="string">
            <text:p>IM-000000011378777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-75748</text:p>
          </table:table-cell>
          <table:table-cell table:number-columns-repeated="2"/>
          <table:table-cell table:style-name="ce9" office:value-type="string">
            <text:p>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73.23">
            <text:p>573.23</text:p>
          </table:table-cell>
          <table:table-cell table:number-columns-repeated="1014"/>
        </table:table-row>
        <table:table-row table:style-name="ro1">
          <table:table-cell office:value-type="string">
            <text:p>IM-000000011378777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1-75748</text:p>
          </table:table-cell>
          <table:table-cell table:number-columns-repeated="2"/>
          <table:table-cell office:value-type="string">
            <text:p>SPEAMSENS: Acronis Cyber Protect Cloud - Server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99">
            <text:p>99.00</text:p>
          </table:table-cell>
          <table:table-cell table:number-columns-repeated="1014"/>
        </table:table-row>
        <table:table-row table:style-name="ro1">
          <table:table-cell office:value-type="string">
            <text:p>IM-000000011378777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1-75748</text:p>
          </table:table-cell>
          <table:table-cell table:number-columns-repeated="2"/>
          <table:table-cell office:value-type="string">
            <text:p>SPFAMSENS: Acronis Cyber Protect Cloud - VM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409.5">
            <text:p>409.50</text:p>
          </table:table-cell>
          <table:table-cell table:number-columns-repeated="1014"/>
        </table:table-row>
        <table:table-row table:style-name="ro23">
          <table:table-cell office:value-type="string">
            <text:p>IM-000000011378777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1-75748</text:p>
          </table:table-cell>
          <table:table-cell table:number-columns-repeated="2"/>
          <table:table-cell table:style-name="ce9" office:value-type="string">
            <text:p>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25">
            <text:p>2.25</text:p>
          </table:table-cell>
          <table:table-cell table:number-columns-repeated="1014"/>
        </table:table-row>
        <table:table-row table:style-name="ro1">
          <table:table-cell office:value-type="string">
            <text:p>IM-000000011378777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1-75748</text:p>
          </table:table-cell>
          <table:table-cell table:number-columns-repeated="2"/>
          <table:table-cell office:value-type="string">
            <text:p>SREAMSENS: Advanced Backup - VM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9">
            <text:p>9.00</text:p>
          </table:table-cell>
          <table:table-cell table:number-columns-repeated="1014"/>
        </table:table-row>
        <table:table-row table:style-name="ro1">
          <table:table-cell office:value-type="string">
            <text:p>IM-000000011378779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LL</text:p>
          </table:table-cell>
          <table:table-cell/>
          <table:table-cell office:value-type="string">
            <text:p>ASSETDISPOSITIONSERVICE</text:p>
          </table:table-cell>
          <table:table-cell office:value-type="string">
            <text:p>Scrap&gt;Misc Scrap-J169646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">
            <text:p>3.00</text:p>
          </table:table-cell>
          <table:table-cell table:number-columns-repeated="1014"/>
        </table:table-row>
        <table:table-row table:style-name="ro1">
          <table:table-cell office:value-type="string">
            <text:p>IM-000000011378779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/>
          <table:table-cell office:value-type="string">
            <text:p>PICKUPANDTRANSPORTATION</text:p>
          </table:table-cell>
          <table:table-cell office:value-type="string">
            <text:p>Pick-up/Transportation-J169646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672">
            <text:p>672.00</text:p>
          </table:table-cell>
          <table:table-cell table:number-columns-repeated="1014"/>
        </table:table-row>
        <table:table-row table:style-name="ro37">
          <table:table-cell office:value-type="string">
            <text:p>IM-000000011378780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LL</text:p>
          </table:table-cell>
          <table:table-cell/>
          <table:table-cell office:value-type="string">
            <text:p>ASSETDISPOSITIONSERVICE</text:p>
          </table:table-cell>
          <table:table-cell table:style-name="ce9" office:value-type="string">
            <text:p>Processing Fees - Thin Client</text:p>
            <text:p>Terminal-J153592Processing Fees - Thin Client</text:p>
            <text:p>Terminal-J153592Processing Fees - Thin Client</text:p>
            <text:p>Terminal-J153592Processing Fees - Thin Client</text:p>
            <text:p>Terminal-J153592Processing Fees - Thin Client</text:p>
            <text:p>Terminal-J153592Processing Fees - Thin Client</text:p>
            <text:p>Terminal-J153592Processing Fees - Thin Client</text:p>
            <text:p>Terminal-J153592Processing Fees - Thin Client</text:p>
            <text:p>Terminal-J153592Processing Fees - Thin Client</text:p>
            <text:p>Terminal-J153592Processing Fees - Thin Client</text:p>
            <text:p>Terminal-J153592Processing Fees - Thin Client</text:p>
            <text:p>Terminal-J153592</text:p>
          </table:table-cell>
          <table:table-cell office:value-type="float" office:value="2">
            <text:p>2</text:p>
          </table:table-cell>
          <table:table-cell table:style-name="ce19" office:value-type="float" office:value="8">
            <text:p>8.00</text:p>
          </table:table-cell>
          <table:table-cell table:style-name="ce19" office:value-type="float" office:value="16">
            <text:p>16.00</text:p>
          </table:table-cell>
          <table:table-cell table:number-columns-repeated="1014"/>
        </table:table-row>
        <table:table-row table:style-name="ro27">
          <table:table-cell office:value-type="string">
            <text:p>IM-000000011378780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/>
          <table:table-cell office:value-type="string">
            <text:p>ASSETDISPOSITIONSERVICE</text:p>
          </table:table-cell>
          <table:table-cell table:style-name="ce9" office:value-type="string">
            <text:p>Processing Fees - Printers Fax MFD</text:p>
            <text:p>Copiers-J153592Processing Fees - Printers Fax MFD</text:p>
            <text:p>Copiers-J153592Processing Fees - Printers Fax MFD</text:p>
            <text:p>Copiers-J153592Processing Fees - Printers Fax MFD</text:p>
            <text:p>Copiers-J153592Processing Fees - Printers Fax MFD</text:p>
            <text:p>Copiers-J153592Processing Fees - Printers Fax MFD</text:p>
            <text:p>Copiers-J153592Processing Fees - Printers Fax MFD</text:p>
            <text:p>Copiers-J153592Processing Fees - Printers Fax MFD</text:p>
            <text:p>Copiers-J153592Processing Fees - Printers Fax MFD</text:p>
            <text:p>Copiers-J153592Processing Fees - Printers Fax MFD</text:p>
            <text:p>Copiers-J153592Processing Fees - Printers Fax MFD</text:p>
            <text:p>Copiers-J153592</text:p>
          </table:table-cell>
          <table:table-cell office:value-type="float" office:value="8">
            <text:p>8</text:p>
          </table:table-cell>
          <table:table-cell table:style-name="ce19" office:value-type="float" office:value="10">
            <text:p>10.00</text:p>
          </table:table-cell>
          <table:table-cell table:style-name="ce19" office:value-type="float" office:value="80">
            <text:p>80.00</text:p>
          </table:table-cell>
          <table:table-cell table:number-columns-repeated="1014"/>
        </table:table-row>
        <table:table-row table:style-name="ro37">
          <table:table-cell office:value-type="string">
            <text:p>IM-000000011378780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office:value-type="string">
            <text:p>ASSETDISPOSITIONSERVICE</text:p>
          </table:table-cell>
          <table:table-cell table:style-name="ce9" office:value-type="string">
            <text:p>Processing Fees - Barcode</text:p>
            <text:p>Scanner-J153592Processing Fees - Barcode</text:p>
            <text:p>Scanner-J153592Processing Fees - Barcode</text:p>
            <text:p>Scanner-J153592Processing Fees - Barcode</text:p>
            <text:p>Scanner-J153592Processing Fees - Barcode</text:p>
            <text:p>Scanner-J153592Processing Fees - Barcode</text:p>
            <text:p>Scanner-J153592Processing Fees - Barcode</text:p>
            <text:p>Scanner-J153592Processing Fees - Barcode</text:p>
            <text:p>Scanner-J153592Processing Fees - Barcode</text:p>
            <text:p>Scanner-J153592Processing Fees - Barcode</text:p>
            <text:p>Scanner-J153592Processing Fees - Barcode</text:p>
            <text:p>Scanner-J153592</text:p>
          </table:table-cell>
          <table:table-cell office:value-type="float" office:value="12">
            <text:p>12</text:p>
          </table:table-cell>
          <table:table-cell table:style-name="ce19" office:value-type="float" office:value="8">
            <text:p>8.00</text:p>
          </table:table-cell>
          <table:table-cell table:style-name="ce19" office:value-type="float" office:value="96">
            <text:p>96.00</text:p>
          </table:table-cell>
          <table:table-cell table:number-columns-repeated="1014"/>
        </table:table-row>
        <table:table-row table:style-name="ro1">
          <table:table-cell office:value-type="string">
            <text:p>IM-000000011378780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/>
          <table:table-cell office:value-type="string">
            <text:p>ASSETDISPOSITIONSERVICE</text:p>
          </table:table-cell>
          <table:table-cell/>
          <table:table-cell office:value-type="float" office:value="1407.4">
            <text:p>1407.4</text:p>
          </table:table-cell>
          <table:table-cell table:style-name="ce19" office:value-type="float" office:value="0.39">
            <text:p>0.39</text:p>
          </table:table-cell>
          <table:table-cell table:style-name="ce19" office:value-type="float" office:value="548.89">
            <text:p>548.89</text:p>
          </table:table-cell>
          <table:table-cell table:number-columns-repeated="1014"/>
        </table:table-row>
        <table:table-row table:style-name="ro1">
          <table:table-cell office:value-type="string">
            <text:p>IM-000000011378780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/>
          <table:table-cell office:value-type="string">
            <text:p>ASSETDISPOSITIONSERVICE</text:p>
          </table:table-cell>
          <table:table-cell office:value-type="string">
            <text:p>Processing Fees - Network Gear-J153592</text:p>
          </table:table-cell>
          <table:table-cell office:value-type="float" office:value="99">
            <text:p>99</text:p>
          </table:table-cell>
          <table:table-cell table:style-name="ce19" office:value-type="float" office:value="10">
            <text:p>10.00</text:p>
          </table:table-cell>
          <table:table-cell table:style-name="ce19" office:value-type="float" office:value="990">
            <text:p>990.00</text:p>
          </table:table-cell>
          <table:table-cell table:number-columns-repeated="1014"/>
        </table:table-row>
        <table:table-row table:style-name="ro37">
          <table:table-cell office:value-type="string">
            <text:p>IM-000000011378780-AP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/>
          <table:table-cell office:value-type="string">
            <text:p>ASSETDISPOSITIONSERVICE</text:p>
          </table:table-cell>
          <table:table-cell table:style-name="ce9" office:value-type="string">
            <text:p>Processing Fees - PC Laptop</text:p>
            <text:p>Tablet-J153592Processing Fees - PC Laptop</text:p>
            <text:p>Tablet-J153592Processing Fees - PC Laptop</text:p>
            <text:p>Tablet-J153592Processing Fees - PC Laptop</text:p>
            <text:p>Tablet-J153592Processing Fees - PC Laptop</text:p>
            <text:p>Tablet-J153592Processing Fees - PC Laptop</text:p>
            <text:p>Tablet-J153592Processing Fees - PC Laptop</text:p>
            <text:p>Tablet-J153592Processing Fees - PC Laptop</text:p>
            <text:p>Tablet-J153592Processing Fees - PC Laptop</text:p>
            <text:p>Tablet-J153592Processing Fees - PC Laptop</text:p>
            <text:p>Tablet-J153592Processing Fees - PC Laptop</text:p>
            <text:p>Tablet-J153592</text:p>
          </table:table-cell>
          <table:table-cell office:value-type="float" office:value="108">
            <text:p>108</text:p>
          </table:table-cell>
          <table:table-cell table:style-name="ce19" office:value-type="float" office:value="10">
            <text:p>10.00</text:p>
          </table:table-cell>
          <table:table-cell table:style-name="ce19" office:value-type="float" office:value="1080">
            <text:p>1080.00</text:p>
          </table:table-cell>
          <table:table-cell table:number-columns-repeated="1014"/>
        </table:table-row>
        <table:table-row table:style-name="ro1">
          <table:table-cell office:value-type="string">
            <text:p>IM-000000011378780-AP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/>
          <table:table-cell office:value-type="string">
            <text:p>PICKUPANDTRANSPORTATION</text:p>
          </table:table-cell>
          <table:table-cell office:value-type="string">
            <text:p>Pick-up/Transportation-J153592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540">
            <text:p>2540.00</text:p>
          </table:table-cell>
          <table:table-cell table:number-columns-repeated="1014"/>
        </table:table-row>
        <table:table-row table:style-name="ro27">
          <table:table-cell office:value-type="string">
            <text:p>IM-000000011378782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D15</text:p>
          </table:table-cell>
          <table:table-cell/>
          <table:table-cell office:value-type="string">
            <text:p>TPRM0081</text:p>
          </table:table-cell>
          <table:table-cell table:style-name="ce9" office:value-type="string">
            <text:p>TippingPoint 8200TX HW + Support 1Yr Normal 1+</text:p>
            <text:p>RENEWTippingPoint 8200TX HW + Support 1Yr Normal 1+</text:p>
            <text:p>RENEWTippingPoint 8200TX HW + Support 1Yr Normal 1+</text:p>
            <text:p>RENEWTippingPoint 8200TX HW + Support 1Yr Normal 1+</text:p>
            <text:p>RENEWTippingPoint 8200TX HW + Support 1Yr Normal 1+</text:p>
            <text:p>RENEWTippingPoint 8200TX HW + Support 1Yr Normal 1+</text:p>
            <text:p>RENEWTippingPoint 8200TX HW + Support 1Yr Normal 1+</text:p>
            <text:p>RENEWTippingPoint 8200TX HW + Support 1Yr Normal 1+</text:p>
            <text:p>RENEWTippingPoint 8200TX HW + Support 1Yr Normal 1+</text:p>
            <text:p>RENEWTippingPoint 8200TX HW + Support 1Yr Normal 1+</text:p>
            <text:p>RENEWTippingPoint 8200TX HW + Support 1Yr Normal 1+</text:p>
            <text:p>RENEW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7078.05">
            <text:p>7078.05</text:p>
          </table:table-cell>
          <table:table-cell table:number-columns-repeated="1014"/>
        </table:table-row>
        <table:table-row table:style-name="ro27">
          <table:table-cell office:value-type="string">
            <text:p>IM-000000011378782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70-YZD15</text:p>
          </table:table-cell>
          <table:table-cell/>
          <table:table-cell office:value-type="string">
            <text:p>TPRN0154</text:p>
          </table:table-cell>
          <table:table-cell table:style-name="ce9" office:value-type="string">
            <text:p>TippingPoint 3Gbps TPS Inspection License +</text:p>
            <text:p>Support + DV 1Yr Normal 1+ RenewTippingPoint 3Gbps TPS Inspection License +</text:p>
            <text:p>Support + DV 1Yr Normal 1+ RenewTippingPoint 3Gbps TPS Inspection License +</text:p>
            <text:p>Support + DV 1Yr Normal 1+ RenewTippingPoint 3Gbps TPS Inspection License +</text:p>
            <text:p>Support + DV 1Yr Normal 1+ RenewTippingPoint 3Gbps TPS Inspection License +</text:p>
            <text:p>Support + DV 1Yr Normal 1+ RenewTippingPoint 3Gbps TPS Inspection License +</text:p>
            <text:p>Support + DV 1Yr Normal 1+ RenewTippingPoint 3Gbps TPS Inspection License +</text:p>
            <text:p>Support + DV 1Yr Normal 1+ RenewTippingPoint 3Gbps TPS Inspection License +</text:p>
            <text:p>Support + DV 1Yr Normal 1+ RenewTippingPoint 3Gbps TPS Inspection License +</text:p>
            <text:p>Support + DV 1Yr Normal 1+ RenewTippingPoint 3Gbps TPS Inspection License +</text:p>
            <text:p>Support + DV 1Yr Normal 1+ RenewTippingPoint 3Gbps TPS Inspection License +</text:p>
            <text:p>Support + DV 1Yr Normal 1+ Renew</text:p>
          </table:table-cell>
          <table:table-cell office:value-type="float" office:value="1">
            <text:p>1</text:p>
          </table:table-cell>
          <table:table-cell table:style-name="ce20" office:value-type="float" office:value="9097.549">
            <text:p>9097.549</text:p>
          </table:table-cell>
          <table:table-cell table:style-name="ce19" office:value-type="float" office:value="9097.55">
            <text:p>9097.55</text:p>
          </table:table-cell>
          <table:table-cell table:number-columns-repeated="1014"/>
        </table:table-row>
        <table:table-row table:style-name="ro27">
          <table:table-cell office:value-type="string">
            <text:p>IM-000000011378782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70-YZD15</text:p>
          </table:table-cell>
          <table:table-cell/>
          <table:table-cell office:value-type="string">
            <text:p>TPRN0164</text:p>
          </table:table-cell>
          <table:table-cell table:style-name="ce9" office:value-type="string">
            <text:p>TippingPoint 3Gbps TPS ThreatDV Subscription</text:p>
            <text:p>Service 1Yr Normal 1+ RenewTippingPoint 3Gbps TPS ThreatDV Subscription</text:p>
            <text:p>Service 1Yr Normal 1+ RenewTippingPoint 3Gbps TPS ThreatDV Subscription</text:p>
            <text:p>Service 1Yr Normal 1+ RenewTippingPoint 3Gbps TPS ThreatDV Subscription</text:p>
            <text:p>Service 1Yr Normal 1+ RenewTippingPoint 3Gbps TPS ThreatDV Subscription</text:p>
            <text:p>Service 1Yr Normal 1+ RenewTippingPoint 3Gbps TPS ThreatDV Subscription</text:p>
            <text:p>Service 1Yr Normal 1+ RenewTippingPoint 3Gbps TPS ThreatDV Subscription</text:p>
            <text:p>Service 1Yr Normal 1+ RenewTippingPoint 3Gbps TPS ThreatDV Subscription</text:p>
            <text:p>Service 1Yr Normal 1+ RenewTippingPoint 3Gbps TPS ThreatDV Subscription</text:p>
            <text:p>Service 1Yr Normal 1+ RenewTippingPoint 3Gbps TPS ThreatDV Subscription</text:p>
            <text:p>Service 1Yr Normal 1+ RenewTippingPoint 3Gbps TPS ThreatDV Subscription</text:p>
            <text:p>Service 1Yr Normal 1+ Renew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4547.64">
            <text:p>4547.64</text:p>
          </table:table-cell>
          <table:table-cell table:number-columns-repeated="1014"/>
        </table:table-row>
        <table:table-row table:style-name="ro55">
          <table:table-cell office:value-type="string">
            <text:p>IM-00000001137878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1-85722</text:p>
          </table:table-cell>
          <table:table-cell/>
          <table:table-cell office:value-type="string">
            <text:p>SPBAMSENS</text:p>
          </table:table-cell>
          <table:table-cell table:style-name="ce9" office:value-type="string">
            <text:p>SPBAMSENS: Acronis Cyber Backup Cloud Standard</text:p>
            <text:p>– Acronis Hosted (per GB)SPBAMSENS: Acronis Cyber Backup Cloud Standard</text:p>
            <text:p>– Acronis Hosted (per GB)SPBAMSENS: Acronis Cyber Backup Cloud Standard</text:p>
            <text:p>– Acronis Hosted (per GB)SPBAMSENS: Acronis Cyber Backup Cloud Standard</text:p>
            <text:p>– Acronis Hosted (per GB)SPBAMSENS: Acronis Cyber Backup Cloud Standard</text:p>
            <text:p>– Acronis Hosted (per GB)SPBAMSENS: Acronis Cyber Backup Cloud Standard</text:p>
            <text:p>– Acronis Hosted (per GB)SPBAMSENS: Acronis Cyber Backup Cloud Standard</text:p>
            <text:p>– Acronis Hosted (per GB)SPBAMSENS: Acronis Cyber Backup Cloud Standard</text:p>
            <text:p>– Acronis Hosted (per GB)SPBAMSENS: Acronis Cyber Backup Cloud Standard</text:p>
            <text:p>– Acronis Hosted (per GB)SPBAMSENS: Acronis Cyber Backup Cloud Standard</text:p>
            <text:p>– Acronis Hosted (per GB)SPBAMSENS: Acronis Cyber Backup Cloud Standard</text:p>
            <text:p>– Acronis Hosted (per GB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419.76">
            <text:p>1419.76</text:p>
          </table:table-cell>
          <table:table-cell table:number-columns-repeated="1014"/>
        </table:table-row>
        <table:table-row table:style-name="ro55">
          <table:table-cell office:value-type="string">
            <text:p>IM-000000011378784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1-85722</text:p>
          </table:table-cell>
          <table:table-cell/>
          <table:table-cell office:value-type="string">
            <text:p>SPBBMSENS</text:p>
          </table:table-cell>
          <table:table-cell table:style-name="ce9" office:value-type="string">
            <text:p>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.07">
            <text:p>1.07</text:p>
          </table:table-cell>
          <table:table-cell table:number-columns-repeated="1014"/>
        </table:table-row>
        <table:table-row table:style-name="ro1">
          <table:table-cell office:value-type="string">
            <text:p>IM-000000011378787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HE950</text:p>
          </table:table-cell>
          <table:table-cell/>
          <table:table-cell office:value-type="string">
            <text:p>RAM-SHOCK-75U</text:p>
          </table:table-cell>
          <table:table-cell office:value-type="string">
            <text:p>UNPKD RAM SHOCK BUSTER 75MM VESA</text:p>
          </table:table-cell>
          <table:table-cell office:value-type="float" office:value="0">
            <text:p>0</text:p>
          </table:table-cell>
          <table:table-cell table:style-name="ce19" office:value-type="float" office:value="25.08">
            <text:p>25.08</text:p>
          </table:table-cell>
          <table:table-cell table:style-name="ce19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office:value-type="string">
            <text:p>IM-000000011378787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-HE950</text:p>
          </table:table-cell>
          <table:table-cell/>
          <table:table-cell office:value-type="string">
            <text:p>RAM-B-237U</text:p>
          </table:table-cell>
          <table:table-cell office:value-type="string">
            <text:p>UNPKD. RAM 1" BALL W/ 1/4"-20 ALUM STUD</text:p>
          </table:table-cell>
          <table:table-cell office:value-type="float" office:value="300">
            <text:p>300</text:p>
          </table:table-cell>
          <table:table-cell table:style-name="ce19" office:value-type="float" office:value="3.96">
            <text:p>3.96</text:p>
          </table:table-cell>
          <table:table-cell table:style-name="ce19" office:value-type="float" office:value="1188">
            <text:p>1188.00</text:p>
          </table:table-cell>
          <table:table-cell table:number-columns-repeated="1014"/>
        </table:table-row>
        <table:table-row table:style-name="ro1">
          <table:table-cell office:value-type="string">
            <text:p>IM-000000011378788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HGA40</text:p>
          </table:table-cell>
          <table:table-cell/>
          <table:table-cell office:value-type="string">
            <text:p>RAM-DOCK-6G-SAM59P-OT1U</text:p>
          </table:table-cell>
          <table:table-cell office:value-type="string">
            <text:p>UNPKD RAM SAMSUNG XCOVER PRO POWERED 6 G</text:p>
          </table:table-cell>
          <table:table-cell office:value-type="float" office:value="8">
            <text:p>8</text:p>
          </table:table-cell>
          <table:table-cell table:style-name="ce19" office:value-type="float" office:value="179.23">
            <text:p>179.23</text:p>
          </table:table-cell>
          <table:table-cell table:style-name="ce19" office:value-type="float" office:value="1433.84">
            <text:p>1433.84</text:p>
          </table:table-cell>
          <table:table-cell table:number-columns-repeated="1014"/>
        </table:table-row>
        <table:table-row table:style-name="ro1">
          <table:table-cell office:value-type="string">
            <text:p>IM-000000011378791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1-86888</text:p>
          </table:table-cell>
          <table:table-cell/>
          <table:table-cell office:value-type="string">
            <text:p>AUT0002500BE1-8</text:p>
          </table:table-cell>
          <table:table-cell office:value-type="string">
            <text:p>RSA Auth Mgr Maint - Base/Enh-1</text:p>
          </table:table-cell>
          <table:table-cell office:value-type="float" office:value="1">
            <text:p>1</text:p>
          </table:table-cell>
          <table:table-cell table:style-name="ce19"/>
          <table:table-cell table:style-name="ce19" office:value-type="float" office:value="12936">
            <text:p>12936.00</text:p>
          </table:table-cell>
          <table:table-cell table:number-columns-repeated="1014"/>
        </table:table-row>
        <table:table-row table:style-name="ro1">
          <table:table-cell office:value-type="string">
            <text:p>IM-000000011378792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N42</text:p>
          </table:table-cell>
          <table:table-cell/>
          <table:table-cell office:value-type="string">
            <text:p>SID700-6-60-36-10</text:p>
          </table:table-cell>
          <table:table-cell office:value-type="string">
            <text:p>SID700-6-60-36 10 Pack</text:p>
          </table:table-cell>
          <table:table-cell office:value-type="float" office:value="2">
            <text:p>2</text:p>
          </table:table-cell>
          <table:table-cell table:style-name="ce19"/>
          <table:table-cell table:style-name="ce19" office:value-type="float" office:value="905.2">
            <text:p>905.20</text:p>
          </table:table-cell>
          <table:table-cell table:number-columns-repeated="1014"/>
        </table:table-row>
        <table:table-row table:style-name="ro1">
          <table:table-cell office:value-type="string">
            <text:p>IM-000000011378792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70-YZN42</text:p>
          </table:table-cell>
          <table:table-cell/>
          <table:table-cell office:value-type="string">
            <text:p>SEED MEDIA</text:p>
          </table:table-cell>
          <table:table-cell office:value-type="string">
            <text:p>RSA SecurID Token Record CD</text:p>
          </table:table-cell>
          <table:table-cell office:value-type="float" office:value="1">
            <text:p>1</text:p>
          </table:table-cell>
          <table:table-cell table:style-name="ce19"/>
          <table:table-cell table:style-name="ce19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office:value-type="string">
            <text:p>IM-00000001137879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L31</text:p>
          </table:table-cell>
          <table:table-cell/>
          <table:table-cell office:value-type="string">
            <text:p>AUT0000100BE1-8</text:p>
          </table:table-cell>
          <table:table-cell office:value-type="string">
            <text:p>RSA Auth Mgr Maint - Base/Enh-1</text:p>
          </table:table-cell>
          <table:table-cell office:value-type="float" office:value="1">
            <text:p>1</text:p>
          </table:table-cell>
          <table:table-cell table:style-name="ce19"/>
          <table:table-cell table:style-name="ce19" office:value-type="float" office:value="532.8">
            <text:p>532.80</text:p>
          </table:table-cell>
          <table:table-cell table:number-columns-repeated="1014"/>
        </table:table-row>
        <table:table-row table:style-name="ro1">
          <table:table-cell office:value-type="string">
            <text:p>IM-00000001137879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-74884</text:p>
          </table:table-cell>
          <table:table-cell/>
          <table:table-cell office:value-type="string">
            <text:p>S820-8-60-12-A-EL</text:p>
          </table:table-cell>
          <table:table-cell office:value-type="string">
            <text:p>RSA SecurID Access</text:p>
          </table:table-cell>
          <table:table-cell office:value-type="float" office:value="1">
            <text:p>1</text:p>
          </table:table-cell>
          <table:table-cell table:style-name="ce19"/>
          <table:table-cell table:style-name="ce19" office:value-type="float" office:value="372.4">
            <text:p>372.40</text:p>
          </table:table-cell>
          <table:table-cell table:number-columns-repeated="1014"/>
        </table:table-row>
        <table:table-row table:style-name="ro1">
          <table:table-cell office:value-type="string">
            <text:p>IM-000000011378802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H6772</text:p>
          </table:table-cell>
          <table:table-cell/>
          <table:table-cell office:value-type="string">
            <text:p>HCOS-MSP-5-40C</text:p>
          </table:table-cell>
          <table:table-cell office:value-type="string">
            <text:p>Scale HC3 HyperCore - 40 core 60 Month MSP license and support software paid monthly</text:p>
          </table:table-cell>
          <table:table-cell office:value-type="float" office:value="2">
            <text:p>2</text:p>
          </table:table-cell>
          <table:table-cell table:style-name="ce19" office:value-type="float" office:value="485.4">
            <text:p>485.40</text:p>
          </table:table-cell>
          <table:table-cell table:style-name="ce19" office:value-type="float" office:value="970.8">
            <text:p>970.80</text:p>
          </table:table-cell>
          <table:table-cell table:number-columns-repeated="1014"/>
        </table:table-row>
        <table:table-row table:style-name="ro1">
          <table:table-cell office:value-type="string">
            <text:p>IM-000000011378802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-H6772</text:p>
          </table:table-cell>
          <table:table-cell/>
          <table:table-cell office:value-type="string">
            <text:p>HCOS-MSP-5-40C</text:p>
          </table:table-cell>
          <table:table-cell office:value-type="string">
            <text:p>Scale HC3 HyperCore - 40 core 60 Month MSP license and support software paid monthly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485.4">
            <text:p>485.40</text:p>
          </table:table-cell>
          <table:table-cell table:number-columns-repeated="1014"/>
        </table:table-row>
        <table:table-row table:style-name="ro1">
          <table:table-cell office:value-type="string">
            <text:p>IM-00000001137880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H6181</text:p>
          </table:table-cell>
          <table:table-cell/>
          <table:table-cell office:value-type="string">
            <text:p>HCOS-MSP-5-40C</text:p>
          </table:table-cell>
          <table:table-cell office:value-type="string">
            <text:p>Scale HC3 HyperCore - 40 core 60 Month MSP license and support software paid monthly</text:p>
          </table:table-cell>
          <table:table-cell office:value-type="float" office:value="2">
            <text:p>2</text:p>
          </table:table-cell>
          <table:table-cell table:style-name="ce19" office:value-type="float" office:value="485.4">
            <text:p>485.40</text:p>
          </table:table-cell>
          <table:table-cell table:style-name="ce19" office:value-type="float" office:value="970.8">
            <text:p>970.80</text:p>
          </table:table-cell>
          <table:table-cell table:number-columns-repeated="1014"/>
        </table:table-row>
        <table:table-row table:style-name="ro1">
          <table:table-cell office:value-type="string">
            <text:p>IM-000000011378803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-H6181</text:p>
          </table:table-cell>
          <table:table-cell/>
          <table:table-cell office:value-type="string">
            <text:p>HCOS-MSP-5-40C</text:p>
          </table:table-cell>
          <table:table-cell office:value-type="string">
            <text:p>Scale HC3 HyperCore - 40 core 60 Month MSP license and support software paid monthly</text:p>
          </table:table-cell>
          <table:table-cell office:value-type="float" office:value="2">
            <text:p>2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2">
            <text:p>0.02</text:p>
          </table:table-cell>
          <table:table-cell table:number-columns-repeated="1014"/>
        </table:table-row>
        <table:table-row table:style-name="ro56">
          <table:table-cell office:value-type="string">
            <text:p>IM-00000001137880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10R+E SNTC-8X5XNBD Catalyst 4500E 10</text:p>
            <text:p>slot chassis for 48Gbp - 6 : 31-JUL-21 - 30-JUL-22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037839961CON-SNT-C4510R+E SNTC-8X5XNBD Catalyst 4500E 10</text:p>
            <text:p>slot chassis for 48Gbp - 6 : 31-JUL-21 - 30-JUL-22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037839961CON-SNT-C4510R+E SNTC-8X5XNBD Catalyst 4500E 10</text:p>
            <text:p>slot chassis for 48Gbp - 6 : 31-JUL-21 - 30-JUL-22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037839961CON-SNT-C4510R+E SNTC-8X5XNBD Catalyst 4500E 10</text:p>
            <text:p>slot chassis for 48Gbp - 6 : 31-JUL-21 - 30-JUL-22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037839961CON-SNT-C4510R+E SNTC-8X5XNBD Catalyst 4500E 10</text:p>
            <text:p>slot chassis for 48Gbp - 6 : 31-JUL-21 - 30-JUL-22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037839961CON-SNT-C4510R+E SNTC-8X5XNBD Catalyst 4500E 10</text:p>
            <text:p>slot chassis for 48Gbp - 6 : 31-JUL-21 - 30-JUL-22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037839961CON-SNT-C4510R+E SNTC-8X5XNBD Catalyst 4500E 10</text:p>
            <text:p>slot chassis for 48Gbp - 6 : 31-JUL-21 - 30-JUL-22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037839961CON-SNT-C4510R+E SNTC-8X5XNBD Catalyst 4500E 10</text:p>
            <text:p>slot chassis for 48Gbp - 6 : 31-JUL-21 - 30-JUL-22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037839961CON-SNT-C4510R+E SNTC-8X5XNBD Catalyst 4500E 10</text:p>
            <text:p>slot chassis for 48Gbp - 6 : 31-JUL-21 - 30-JUL-22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037839961CON-SNT-C4510R+E SNTC-8X5XNBD Catalyst 4500E 10</text:p>
            <text:p>slot chassis for 48Gbp - 6 : 31-JUL-21 - 30-JUL-22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037839961</text:p>
          </table:table-cell>
          <table:table-cell office:value-type="float" office:value="6">
            <text:p>6</text:p>
          </table:table-cell>
          <table:table-cell table:style-name="ce19" office:value-type="float" office:value="2687.69">
            <text:p>2687.69</text:p>
          </table:table-cell>
          <table:table-cell table:style-name="ce19" office:value-type="float" office:value="16126.16">
            <text:p>16126.16</text:p>
          </table:table-cell>
          <table:table-cell table:number-columns-repeated="1014"/>
        </table:table-row>
        <table:table-row table:style-name="ro56">
          <table:table-cell office:value-type="string">
            <text:p>IM-000000011378804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+E SNTC-8X5XNBD Catalyst4500E 7 slot</text:p>
            <text:p>chassis for 48Gbps - 9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376880189CON-SNT-C4507R+E SNTC-8X5XNBD Catalyst4500E 7 slot</text:p>
            <text:p>chassis for 48Gbps - 9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376880189CON-SNT-C4507R+E SNTC-8X5XNBD Catalyst4500E 7 slot</text:p>
            <text:p>chassis for 48Gbps - 9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376880189CON-SNT-C4507R+E SNTC-8X5XNBD Catalyst4500E 7 slot</text:p>
            <text:p>chassis for 48Gbps - 9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376880189CON-SNT-C4507R+E SNTC-8X5XNBD Catalyst4500E 7 slot</text:p>
            <text:p>chassis for 48Gbps - 9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376880189CON-SNT-C4507R+E SNTC-8X5XNBD Catalyst4500E 7 slot</text:p>
            <text:p>chassis for 48Gbps - 9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376880189CON-SNT-C4507R+E SNTC-8X5XNBD Catalyst4500E 7 slot</text:p>
            <text:p>chassis for 48Gbps - 9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376880189CON-SNT-C4507R+E SNTC-8X5XNBD Catalyst4500E 7 slot</text:p>
            <text:p>chassis for 48Gbps - 9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376880189CON-SNT-C4507R+E SNTC-8X5XNBD Catalyst4500E 7 slot</text:p>
            <text:p>chassis for 48Gbps - 9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376880189CON-SNT-C4507R+E SNTC-8X5XNBD Catalyst4500E 7 slot</text:p>
            <text:p>chassis for 48Gbps - 9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376880189</text:p>
          </table:table-cell>
          <table:table-cell office:value-type="float" office:value="9">
            <text:p>9</text:p>
          </table:table-cell>
          <table:table-cell table:style-name="ce19" office:value-type="float" office:value="1410.71">
            <text:p>1410.71</text:p>
          </table:table-cell>
          <table:table-cell table:style-name="ce19" office:value-type="float" office:value="12696.39">
            <text:p>12696.39</text:p>
          </table:table-cell>
          <table:table-cell table:number-columns-repeated="1014"/>
        </table:table-row>
        <table:table-row table:style-name="ro56">
          <table:table-cell office:value-type="string">
            <text:p>IM-000000011378804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9410R9E SNTC-8X5XNBD Catalyst 9400 Series</text:p>
            <text:p>10 slot,Sup, 2xC940 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472658139CON-SNT-C9410R9E SNTC-8X5XNBD Catalyst 9400 Series</text:p>
            <text:p>10 slot,Sup, 2xC940 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472658139CON-SNT-C9410R9E SNTC-8X5XNBD Catalyst 9400 Series</text:p>
            <text:p>10 slot,Sup, 2xC940 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472658139CON-SNT-C9410R9E SNTC-8X5XNBD Catalyst 9400 Series</text:p>
            <text:p>10 slot,Sup, 2xC940 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472658139CON-SNT-C9410R9E SNTC-8X5XNBD Catalyst 9400 Series</text:p>
            <text:p>10 slot,Sup, 2xC940 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472658139CON-SNT-C9410R9E SNTC-8X5XNBD Catalyst 9400 Series</text:p>
            <text:p>10 slot,Sup, 2xC940 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472658139CON-SNT-C9410R9E SNTC-8X5XNBD Catalyst 9400 Series</text:p>
            <text:p>10 slot,Sup, 2xC940 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472658139CON-SNT-C9410R9E SNTC-8X5XNBD Catalyst 9400 Series</text:p>
            <text:p>10 slot,Sup, 2xC940 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472658139CON-SNT-C9410R9E SNTC-8X5XNBD Catalyst 9400 Series</text:p>
            <text:p>10 slot,Sup, 2xC940 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472658139CON-SNT-C9410R9E SNTC-8X5XNBD Catalyst 9400 Series</text:p>
            <text:p>10 slot,Sup, 2xC940 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472658139</text:p>
          </table:table-cell>
          <table:table-cell office:value-type="float" office:value="4">
            <text:p>4</text:p>
          </table:table-cell>
          <table:table-cell table:style-name="ce19" office:value-type="float" office:value="920.25">
            <text:p>920.25</text:p>
          </table:table-cell>
          <table:table-cell table:style-name="ce19" office:value-type="float" office:value="3681">
            <text:p>3681.00</text:p>
          </table:table-cell>
          <table:table-cell table:number-columns-repeated="1014"/>
        </table:table-row>
        <table:table-row table:style-name="ro56">
          <table:table-cell office:value-type="string">
            <text:p>IM-000000011378804-A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6E SNTC-8X5XNBD Cat4500 E-Series 6-Slot</text:p>
            <text:p>Chassis, fan, no - 3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492940710CON-SNT-C4506E SNTC-8X5XNBD Cat4500 E-Series 6-Slot</text:p>
            <text:p>Chassis, fan, no - 3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492940710CON-SNT-C4506E SNTC-8X5XNBD Cat4500 E-Series 6-Slot</text:p>
            <text:p>Chassis, fan, no - 3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492940710CON-SNT-C4506E SNTC-8X5XNBD Cat4500 E-Series 6-Slot</text:p>
            <text:p>Chassis, fan, no - 3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492940710CON-SNT-C4506E SNTC-8X5XNBD Cat4500 E-Series 6-Slot</text:p>
            <text:p>Chassis, fan, no - 3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492940710CON-SNT-C4506E SNTC-8X5XNBD Cat4500 E-Series 6-Slot</text:p>
            <text:p>Chassis, fan, no - 3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492940710CON-SNT-C4506E SNTC-8X5XNBD Cat4500 E-Series 6-Slot</text:p>
            <text:p>Chassis, fan, no - 3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492940710CON-SNT-C4506E SNTC-8X5XNBD Cat4500 E-Series 6-Slot</text:p>
            <text:p>Chassis, fan, no - 3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492940710CON-SNT-C4506E SNTC-8X5XNBD Cat4500 E-Series 6-Slot</text:p>
            <text:p>Chassis, fan, no - 3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492940710CON-SNT-C4506E SNTC-8X5XNBD Cat4500 E-Series 6-Slot</text:p>
            <text:p>Chassis, fan, no - 3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492940710</text:p>
          </table:table-cell>
          <table:table-cell office:value-type="float" office:value="35">
            <text:p>35</text:p>
          </table:table-cell>
          <table:table-cell table:style-name="ce19" office:value-type="float" office:value="1126.72">
            <text:p>1126.72</text:p>
          </table:table-cell>
          <table:table-cell table:style-name="ce19" office:value-type="float" office:value="39435.2">
            <text:p>39435.20</text:p>
          </table:table-cell>
          <table:table-cell table:number-columns-repeated="1014"/>
        </table:table-row>
        <table:table-row table:style-name="ro56">
          <table:table-cell office:value-type="string">
            <text:p>IM-000000011378804-AP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6509VE SNTC-8X5XNBD WS-C6509-V-E - 1 :</text:p>
            <text:p>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693637721CON-SNT-C6509VE SNTC-8X5XNBD WS-C6509-V-E - 1 :</text:p>
            <text:p>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693637721CON-SNT-C6509VE SNTC-8X5XNBD WS-C6509-V-E - 1 :</text:p>
            <text:p>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693637721CON-SNT-C6509VE SNTC-8X5XNBD WS-C6509-V-E - 1 :</text:p>
            <text:p>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693637721CON-SNT-C6509VE SNTC-8X5XNBD WS-C6509-V-E - 1 :</text:p>
            <text:p>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693637721CON-SNT-C6509VE SNTC-8X5XNBD WS-C6509-V-E - 1 :</text:p>
            <text:p>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693637721CON-SNT-C6509VE SNTC-8X5XNBD WS-C6509-V-E - 1 :</text:p>
            <text:p>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693637721CON-SNT-C6509VE SNTC-8X5XNBD WS-C6509-V-E - 1 :</text:p>
            <text:p>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693637721CON-SNT-C6509VE SNTC-8X5XNBD WS-C6509-V-E - 1 :</text:p>
            <text:p>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693637721CON-SNT-C6509VE SNTC-8X5XNBD WS-C6509-V-E - 1 :</text:p>
            <text:p>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693637721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378.6">
            <text:p>3378.60</text:p>
          </table:table-cell>
          <table:table-cell table:number-columns-repeated="1014"/>
        </table:table-row>
        <table:table-row table:style-name="ro57">
          <table:table-cell office:value-type="string">
            <text:p>IM-000000011378804-A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M36X24FS SNTC-8X5XNBD ME3600X Ethernet</text:p>
            <text:p>Access Switch 24 GE SFP - 3 : 31-JUL-21 - 30-JUL-22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738118842CON-SNT-M36X24FS SNTC-8X5XNBD ME3600X Ethernet</text:p>
            <text:p>Access Switch 24 GE SFP - 3 : 31-JUL-21 - 30-JUL-22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738118842CON-SNT-M36X24FS SNTC-8X5XNBD ME3600X Ethernet</text:p>
            <text:p>Access Switch 24 GE SFP - 3 : 31-JUL-21 - 30-JUL-22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738118842CON-SNT-M36X24FS SNTC-8X5XNBD ME3600X Ethernet</text:p>
            <text:p>Access Switch 24 GE SFP - 3 : 31-JUL-21 - 30-JUL-22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738118842CON-SNT-M36X24FS SNTC-8X5XNBD ME3600X Ethernet</text:p>
            <text:p>Access Switch 24 GE SFP - 3 : 31-JUL-21 - 30-JUL-22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738118842CON-SNT-M36X24FS SNTC-8X5XNBD ME3600X Ethernet</text:p>
            <text:p>Access Switch 24 GE SFP - 3 : 31-JUL-21 - 30-JUL-22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738118842CON-SNT-M36X24FS SNTC-8X5XNBD ME3600X Ethernet</text:p>
            <text:p>Access Switch 24 GE SFP - 3 : 31-JUL-21 - 30-JUL-22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738118842CON-SNT-M36X24FS SNTC-8X5XNBD ME3600X Ethernet</text:p>
            <text:p>Access Switch 24 GE SFP - 3 : 31-JUL-21 - 30-JUL-22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738118842CON-SNT-M36X24FS SNTC-8X5XNBD ME3600X Ethernet</text:p>
            <text:p>Access Switch 24 GE SFP - 3 : 31-JUL-21 - 30-JUL-22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738118842</text:p>
          </table:table-cell>
          <table:table-cell office:value-type="float" office:value="3">
            <text:p>3</text:p>
          </table:table-cell>
          <table:table-cell table:style-name="ce19" office:value-type="float" office:value="615.02">
            <text:p>615.02</text:p>
          </table:table-cell>
          <table:table-cell table:style-name="ce19" office:value-type="float" office:value="1845.06">
            <text:p>1845.06</text:p>
          </table:table-cell>
          <table:table-cell table:number-columns-repeated="1014"/>
        </table:table-row>
        <table:table-row table:style-name="ro57">
          <table:table-cell office:value-type="string">
            <text:p>IM-000000011378804-AP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878805414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878805414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878805414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878805414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878805414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878805414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878805414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878805414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878805414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126.72">
            <text:p>1126.72</text:p>
          </table:table-cell>
          <table:table-cell table:number-columns-repeated="1014"/>
        </table:table-row>
        <table:table-row table:style-name="ro57">
          <table:table-cell office:value-type="string">
            <text:p>IM-000000011378804-AP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6509VE SNTC-8X5XNBD WS-C6509-V-E - 1 :</text:p>
            <text:p>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05550094CON-SNT-C6509VE SNTC-8X5XNBD WS-C6509-V-E - 1 :</text:p>
            <text:p>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05550094CON-SNT-C6509VE SNTC-8X5XNBD WS-C6509-V-E - 1 :</text:p>
            <text:p>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05550094CON-SNT-C6509VE SNTC-8X5XNBD WS-C6509-V-E - 1 :</text:p>
            <text:p>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05550094CON-SNT-C6509VE SNTC-8X5XNBD WS-C6509-V-E - 1 :</text:p>
            <text:p>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05550094CON-SNT-C6509VE SNTC-8X5XNBD WS-C6509-V-E - 1 :</text:p>
            <text:p>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05550094CON-SNT-C6509VE SNTC-8X5XNBD WS-C6509-V-E - 1 :</text:p>
            <text:p>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05550094CON-SNT-C6509VE SNTC-8X5XNBD WS-C6509-V-E - 1 :</text:p>
            <text:p>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05550094CON-SNT-C6509VE SNTC-8X5XNBD WS-C6509-V-E - 1 :</text:p>
            <text:p>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05550094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378.6">
            <text:p>3378.60</text:p>
          </table:table-cell>
          <table:table-cell table:number-columns-repeated="1014"/>
        </table:table-row>
        <table:table-row table:style-name="ro57">
          <table:table-cell office:value-type="string">
            <text:p>IM-000000011378804-AP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WS-C451R SNTC-8X5XNBD 4510R+E Chassis,</text:p>
            <text:p>Tw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11394507CON-SNT-WS-C451R SNTC-8X5XNBD 4510R+E Chassis,</text:p>
            <text:p>Tw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11394507CON-SNT-WS-C451R SNTC-8X5XNBD 4510R+E Chassis,</text:p>
            <text:p>Tw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11394507CON-SNT-WS-C451R SNTC-8X5XNBD 4510R+E Chassis,</text:p>
            <text:p>Tw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11394507CON-SNT-WS-C451R SNTC-8X5XNBD 4510R+E Chassis,</text:p>
            <text:p>Tw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11394507CON-SNT-WS-C451R SNTC-8X5XNBD 4510R+E Chassis,</text:p>
            <text:p>Tw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11394507CON-SNT-WS-C451R SNTC-8X5XNBD 4510R+E Chassis,</text:p>
            <text:p>Tw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11394507CON-SNT-WS-C451R SNTC-8X5XNBD 4510R+E Chassis,</text:p>
            <text:p>Tw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11394507CON-SNT-WS-C451R SNTC-8X5XNBD 4510R+E Chassis,</text:p>
            <text:p>Tw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11394507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470.15">
            <text:p>1470.15</text:p>
          </table:table-cell>
          <table:table-cell table:number-columns-repeated="1014"/>
        </table:table-row>
        <table:table-row table:style-name="ro57">
          <table:table-cell office:value-type="string">
            <text:p>IM-000000011378804-AP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AIRCT85R SNTC-8X5XNBD Cisco 8540 Wireless</text:p>
            <text:p>Controller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93413590CON-SNT-AIRCT85R SNTC-8X5XNBD Cisco 8540 Wireless</text:p>
            <text:p>Controller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93413590CON-SNT-AIRCT85R SNTC-8X5XNBD Cisco 8540 Wireless</text:p>
            <text:p>Controller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93413590CON-SNT-AIRCT85R SNTC-8X5XNBD Cisco 8540 Wireless</text:p>
            <text:p>Controller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93413590CON-SNT-AIRCT85R SNTC-8X5XNBD Cisco 8540 Wireless</text:p>
            <text:p>Controller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93413590CON-SNT-AIRCT85R SNTC-8X5XNBD Cisco 8540 Wireless</text:p>
            <text:p>Controller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93413590CON-SNT-AIRCT85R SNTC-8X5XNBD Cisco 8540 Wireless</text:p>
            <text:p>Controller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93413590CON-SNT-AIRCT85R SNTC-8X5XNBD Cisco 8540 Wireless</text:p>
            <text:p>Controller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93413590CON-SNT-AIRCT85R SNTC-8X5XNBD Cisco 8540 Wireless</text:p>
            <text:p>Controller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93413590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392.65">
            <text:p>2392.65</text:p>
          </table:table-cell>
          <table:table-cell table:number-columns-repeated="1014"/>
        </table:table-row>
        <table:table-row table:style-name="ro58">
          <table:table-cell office:value-type="string">
            <text:p>IM-000000011378804-A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44640492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44640492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44640492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44640492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44640492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44640492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44640492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44640492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44640492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720.23">
            <text:p>720.23</text:p>
          </table:table-cell>
          <table:table-cell table:number-columns-repeated="1014"/>
        </table:table-row>
        <table:table-row table:style-name="ro58">
          <table:table-cell office:value-type="string">
            <text:p>IM-000000011378804-AP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-1092873141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-1092873141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-1092873141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-1092873141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-1092873141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-1092873141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-1092873141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-1092873141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-1092873141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720.23">
            <text:p>720.23</text:p>
          </table:table-cell>
          <table:table-cell table:number-columns-repeated="1014"/>
        </table:table-row>
        <table:table-row table:style-name="ro58">
          <table:table-cell office:value-type="string">
            <text:p>IM-000000011378804-AP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8223823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8223823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8223823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8223823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8223823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8223823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8223823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8223823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98223823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720.23">
            <text:p>720.23</text:p>
          </table:table-cell>
          <table:table-cell table:number-columns-repeated="1014"/>
        </table:table-row>
        <table:table-row table:style-name="ro57">
          <table:table-cell office:value-type="string">
            <text:p>IM-000000011378804-AP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10R+E SNTC-8X5XNBD Catalyst 4500E 10</text:p>
            <text:p>slot chassis for 48Gbp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2117919102CON-SNT-C4510R+E SNTC-8X5XNBD Catalyst 4500E 10</text:p>
            <text:p>slot chassis for 48Gbp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2117919102CON-SNT-C4510R+E SNTC-8X5XNBD Catalyst 4500E 10</text:p>
            <text:p>slot chassis for 48Gbp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2117919102CON-SNT-C4510R+E SNTC-8X5XNBD Catalyst 4500E 10</text:p>
            <text:p>slot chassis for 48Gbp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2117919102CON-SNT-C4510R+E SNTC-8X5XNBD Catalyst 4500E 10</text:p>
            <text:p>slot chassis for 48Gbp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2117919102CON-SNT-C4510R+E SNTC-8X5XNBD Catalyst 4500E 10</text:p>
            <text:p>slot chassis for 48Gbp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2117919102CON-SNT-C4510R+E SNTC-8X5XNBD Catalyst 4500E 10</text:p>
            <text:p>slot chassis for 48Gbp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2117919102CON-SNT-C4510R+E SNTC-8X5XNBD Catalyst 4500E 10</text:p>
            <text:p>slot chassis for 48Gbp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2117919102CON-SNT-C4510R+E SNTC-8X5XNBD Catalyst 4500E 10</text:p>
            <text:p>slot chassis for 48Gbp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2117919102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687.69">
            <text:p>2687.69</text:p>
          </table:table-cell>
          <table:table-cell table:number-columns-repeated="1014"/>
        </table:table-row>
        <table:table-row table:style-name="ro57">
          <table:table-cell office:value-type="string">
            <text:p>IM-000000011378804-AP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375X12S SNTC-8X5XNBD Catalyst 3750X 12</text:p>
            <text:p>Port GE SFP IP Base - 1 : 31-JUL-21 - 31-OCT-21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1-OCT-2021</text:p>
            <text:p>QUOTE NUMBER: 291813882</text:p>
            <text:p>GROUP LINE ID: -238796732CON-SNT-C375X12S SNTC-8X5XNBD Catalyst 3750X 12</text:p>
            <text:p>Port GE SFP IP Base - 1 : 31-JUL-21 - 31-OCT-21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1-OCT-2021</text:p>
            <text:p>QUOTE NUMBER: 291813882</text:p>
            <text:p>GROUP LINE ID: -238796732CON-SNT-C375X12S SNTC-8X5XNBD Catalyst 3750X 12</text:p>
            <text:p>Port GE SFP IP Base - 1 : 31-JUL-21 - 31-OCT-21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1-OCT-2021</text:p>
            <text:p>QUOTE NUMBER: 291813882</text:p>
            <text:p>GROUP LINE ID: -238796732CON-SNT-C375X12S SNTC-8X5XNBD Catalyst 3750X 12</text:p>
            <text:p>Port GE SFP IP Base - 1 : 31-JUL-21 - 31-OCT-21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1-OCT-2021</text:p>
            <text:p>QUOTE NUMBER: 291813882</text:p>
            <text:p>GROUP LINE ID: -238796732CON-SNT-C375X12S SNTC-8X5XNBD Catalyst 3750X 12</text:p>
            <text:p>Port GE SFP IP Base - 1 : 31-JUL-21 - 31-OCT-21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1-OCT-2021</text:p>
            <text:p>QUOTE NUMBER: 291813882</text:p>
            <text:p>GROUP LINE ID: -238796732CON-SNT-C375X12S SNTC-8X5XNBD Catalyst 3750X 12</text:p>
            <text:p>Port GE SFP IP Base - 1 : 31-JUL-21 - 31-OCT-21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1-OCT-2021</text:p>
            <text:p>QUOTE NUMBER: 291813882</text:p>
            <text:p>GROUP LINE ID: -238796732CON-SNT-C375X12S SNTC-8X5XNBD Catalyst 3750X 12</text:p>
            <text:p>Port GE SFP IP Base - 1 : 31-JUL-21 - 31-OCT-21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1-OCT-2021</text:p>
            <text:p>QUOTE NUMBER: 291813882</text:p>
            <text:p>GROUP LINE ID: -238796732CON-SNT-C375X12S SNTC-8X5XNBD Catalyst 3750X 12</text:p>
            <text:p>Port GE SFP IP Base - 1 : 31-JUL-21 - 31-OCT-21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1-OCT-2021</text:p>
            <text:p>QUOTE NUMBER: 291813882</text:p>
            <text:p>GROUP LINE ID: -238796732CON-SNT-C375X12S SNTC-8X5XNBD Catalyst 3750X 12</text:p>
            <text:p>Port GE SFP IP Base - 1 : 31-JUL-21 - 31-OCT-21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1-OCT-2021</text:p>
            <text:p>QUOTE NUMBER: 291813882</text:p>
            <text:p>GROUP LINE ID: -238796732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46.65">
            <text:p>146.65</text:p>
          </table:table-cell>
          <table:table-cell table:number-columns-repeated="1014"/>
        </table:table-row>
        <table:table-row table:style-name="ro57">
          <table:table-cell office:value-type="string">
            <text:p>IM-000000011378804-AP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WS-C451R SNTC-8X5XNBD 4510R+E Chassis,</text:p>
            <text:p>Two - 1 : 31-JUL-21 - 30-JUL-22</text:p>
            <text:p>SHIP/INSTALL LOCATION: 1 INGRAM BLVD, LA VERGNE,</text:p>
            <text:p>TN, 37086</text:p>
            <text:p>SERVICE CONTRACT #: 200998545</text:p>
            <text:p>SERVICE CONTRACT START DATE: 31-JUL-2021</text:p>
            <text:p>SERVICE CONTRACT END DATE: 30-JUL-2022</text:p>
            <text:p>QUOTE NUMBER: 291813882</text:p>
            <text:p>GROUP LINE ID: -258544365CON-SNT-WS-C451R SNTC-8X5XNBD 4510R+E Chassis,</text:p>
            <text:p>Two - 1 : 31-JUL-21 - 30-JUL-22</text:p>
            <text:p>SHIP/INSTALL LOCATION: 1 INGRAM BLVD, LA VERGNE,</text:p>
            <text:p>TN, 37086</text:p>
            <text:p>SERVICE CONTRACT #: 200998545</text:p>
            <text:p>SERVICE CONTRACT START DATE: 31-JUL-2021</text:p>
            <text:p>SERVICE CONTRACT END DATE: 30-JUL-2022</text:p>
            <text:p>QUOTE NUMBER: 291813882</text:p>
            <text:p>GROUP LINE ID: -258544365CON-SNT-WS-C451R SNTC-8X5XNBD 4510R+E Chassis,</text:p>
            <text:p>Two - 1 : 31-JUL-21 - 30-JUL-22</text:p>
            <text:p>SHIP/INSTALL LOCATION: 1 INGRAM BLVD, LA VERGNE,</text:p>
            <text:p>TN, 37086</text:p>
            <text:p>SERVICE CONTRACT #: 200998545</text:p>
            <text:p>SERVICE CONTRACT START DATE: 31-JUL-2021</text:p>
            <text:p>SERVICE CONTRACT END DATE: 30-JUL-2022</text:p>
            <text:p>QUOTE NUMBER: 291813882</text:p>
            <text:p>GROUP LINE ID: -258544365CON-SNT-WS-C451R SNTC-8X5XNBD 4510R+E Chassis,</text:p>
            <text:p>Two - 1 : 31-JUL-21 - 30-JUL-22</text:p>
            <text:p>SHIP/INSTALL LOCATION: 1 INGRAM BLVD, LA VERGNE,</text:p>
            <text:p>TN, 37086</text:p>
            <text:p>SERVICE CONTRACT #: 200998545</text:p>
            <text:p>SERVICE CONTRACT START DATE: 31-JUL-2021</text:p>
            <text:p>SERVICE CONTRACT END DATE: 30-JUL-2022</text:p>
            <text:p>QUOTE NUMBER: 291813882</text:p>
            <text:p>GROUP LINE ID: -258544365CON-SNT-WS-C451R SNTC-8X5XNBD 4510R+E Chassis,</text:p>
            <text:p>Two - 1 : 31-JUL-21 - 30-JUL-22</text:p>
            <text:p>SHIP/INSTALL LOCATION: 1 INGRAM BLVD, LA VERGNE,</text:p>
            <text:p>TN, 37086</text:p>
            <text:p>SERVICE CONTRACT #: 200998545</text:p>
            <text:p>SERVICE CONTRACT START DATE: 31-JUL-2021</text:p>
            <text:p>SERVICE CONTRACT END DATE: 30-JUL-2022</text:p>
            <text:p>QUOTE NUMBER: 291813882</text:p>
            <text:p>GROUP LINE ID: -258544365CON-SNT-WS-C451R SNTC-8X5XNBD 4510R+E Chassis,</text:p>
            <text:p>Two - 1 : 31-JUL-21 - 30-JUL-22</text:p>
            <text:p>SHIP/INSTALL LOCATION: 1 INGRAM BLVD, LA VERGNE,</text:p>
            <text:p>TN, 37086</text:p>
            <text:p>SERVICE CONTRACT #: 200998545</text:p>
            <text:p>SERVICE CONTRACT START DATE: 31-JUL-2021</text:p>
            <text:p>SERVICE CONTRACT END DATE: 30-JUL-2022</text:p>
            <text:p>QUOTE NUMBER: 291813882</text:p>
            <text:p>GROUP LINE ID: -258544365CON-SNT-WS-C451R SNTC-8X5XNBD 4510R+E Chassis,</text:p>
            <text:p>Two - 1 : 31-JUL-21 - 30-JUL-22</text:p>
            <text:p>SHIP/INSTALL LOCATION: 1 INGRAM BLVD, LA VERGNE,</text:p>
            <text:p>TN, 37086</text:p>
            <text:p>SERVICE CONTRACT #: 200998545</text:p>
            <text:p>SERVICE CONTRACT START DATE: 31-JUL-2021</text:p>
            <text:p>SERVICE CONTRACT END DATE: 30-JUL-2022</text:p>
            <text:p>QUOTE NUMBER: 291813882</text:p>
            <text:p>GROUP LINE ID: -258544365CON-SNT-WS-C451R SNTC-8X5XNBD 4510R+E Chassis,</text:p>
            <text:p>Two - 1 : 31-JUL-21 - 30-JUL-22</text:p>
            <text:p>SHIP/INSTALL LOCATION: 1 INGRAM BLVD, LA VERGNE,</text:p>
            <text:p>TN, 37086</text:p>
            <text:p>SERVICE CONTRACT #: 200998545</text:p>
            <text:p>SERVICE CONTRACT START DATE: 31-JUL-2021</text:p>
            <text:p>SERVICE CONTRACT END DATE: 30-JUL-2022</text:p>
            <text:p>QUOTE NUMBER: 291813882</text:p>
            <text:p>GROUP LINE ID: -258544365CON-SNT-WS-C451R SNTC-8X5XNBD 4510R+E Chassis,</text:p>
            <text:p>Two - 1 : 31-JUL-21 - 30-JUL-22</text:p>
            <text:p>SHIP/INSTALL LOCATION: 1 INGRAM BLVD, LA VERGNE,</text:p>
            <text:p>TN, 37086</text:p>
            <text:p>SERVICE CONTRACT #: 200998545</text:p>
            <text:p>SERVICE CONTRACT START DATE: 31-JUL-2021</text:p>
            <text:p>SERVICE CONTRACT END DATE: 30-JUL-2022</text:p>
            <text:p>QUOTE NUMBER: 291813882</text:p>
            <text:p>GROUP LINE ID: -258544365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470.15">
            <text:p>1470.15</text:p>
          </table:table-cell>
          <table:table-cell table:number-columns-repeated="1014"/>
        </table:table-row>
        <table:table-row table:style-name="ro59">
          <table:table-cell office:value-type="string">
            <text:p>IM-000000011378804-AP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ISR45XK9 SNTC-8X5XNBD Cisco ISR4451</text:p>
            <text:p>(4GE,3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290219638CON-SNT-ISR45XK9 SNTC-8X5XNBD Cisco ISR4451</text:p>
            <text:p>(4GE,3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290219638CON-SNT-ISR45XK9 SNTC-8X5XNBD Cisco ISR4451</text:p>
            <text:p>(4GE,3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290219638CON-SNT-ISR45XK9 SNTC-8X5XNBD Cisco ISR4451</text:p>
            <text:p>(4GE,3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290219638CON-SNT-ISR45XK9 SNTC-8X5XNBD Cisco ISR4451</text:p>
            <text:p>(4GE,3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290219638CON-SNT-ISR45XK9 SNTC-8X5XNBD Cisco ISR4451</text:p>
            <text:p>(4GE,3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290219638CON-SNT-ISR45XK9 SNTC-8X5XNBD Cisco ISR4451</text:p>
            <text:p>(4GE,3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290219638CON-SNT-ISR45XK9 SNTC-8X5XNBD Cisco ISR4451</text:p>
            <text:p>(4GE,3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290219638CON-SNT-ISR45XK9 SNTC-8X5XNBD Cisco ISR4451</text:p>
            <text:p>(4GE,3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290219638</text:p>
          </table:table-cell>
          <table:table-cell office:value-type="float" office:value="2">
            <text:p>2</text:p>
          </table:table-cell>
          <table:table-cell table:style-name="ce19" office:value-type="float" office:value="1223.18">
            <text:p>1223.18</text:p>
          </table:table-cell>
          <table:table-cell table:style-name="ce19" office:value-type="float" office:value="2446.36">
            <text:p>2446.36</text:p>
          </table:table-cell>
          <table:table-cell table:number-columns-repeated="1014"/>
        </table:table-row>
        <table:table-row table:style-name="ro57">
          <table:table-cell office:value-type="string">
            <text:p>IM-000000011378804-AP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9410R9E SNTC-8X5XNBD Catalyst 9400 Series</text:p>
            <text:p>10 slot,Sup, 2xC940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2994137CON-SNT-C9410R9E SNTC-8X5XNBD Catalyst 9400 Series</text:p>
            <text:p>10 slot,Sup, 2xC940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2994137CON-SNT-C9410R9E SNTC-8X5XNBD Catalyst 9400 Series</text:p>
            <text:p>10 slot,Sup, 2xC940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2994137CON-SNT-C9410R9E SNTC-8X5XNBD Catalyst 9400 Series</text:p>
            <text:p>10 slot,Sup, 2xC940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2994137CON-SNT-C9410R9E SNTC-8X5XNBD Catalyst 9400 Series</text:p>
            <text:p>10 slot,Sup, 2xC940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2994137CON-SNT-C9410R9E SNTC-8X5XNBD Catalyst 9400 Series</text:p>
            <text:p>10 slot,Sup, 2xC940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2994137CON-SNT-C9410R9E SNTC-8X5XNBD Catalyst 9400 Series</text:p>
            <text:p>10 slot,Sup, 2xC940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2994137CON-SNT-C9410R9E SNTC-8X5XNBD Catalyst 9400 Series</text:p>
            <text:p>10 slot,Sup, 2xC940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2994137CON-SNT-C9410R9E SNTC-8X5XNBD Catalyst 9400 Series</text:p>
            <text:p>10 slot,Sup, 2xC940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2994137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920.25">
            <text:p>920.25</text:p>
          </table:table-cell>
          <table:table-cell table:number-columns-repeated="1014"/>
        </table:table-row>
        <table:table-row table:style-name="ro57">
          <table:table-cell office:value-type="string">
            <text:p>IM-000000011378804-AP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10R+E SNTC-8X5XNBD Catalyst 4500E 10</text:p>
            <text:p>slot chassis for 48Gbp - 2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-320306726CON-SNT-C4510R+E SNTC-8X5XNBD Catalyst 4500E 10</text:p>
            <text:p>slot chassis for 48Gbp - 2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-320306726CON-SNT-C4510R+E SNTC-8X5XNBD Catalyst 4500E 10</text:p>
            <text:p>slot chassis for 48Gbp - 2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-320306726CON-SNT-C4510R+E SNTC-8X5XNBD Catalyst 4500E 10</text:p>
            <text:p>slot chassis for 48Gbp - 2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-320306726CON-SNT-C4510R+E SNTC-8X5XNBD Catalyst 4500E 10</text:p>
            <text:p>slot chassis for 48Gbp - 2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-320306726CON-SNT-C4510R+E SNTC-8X5XNBD Catalyst 4500E 10</text:p>
            <text:p>slot chassis for 48Gbp - 2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-320306726CON-SNT-C4510R+E SNTC-8X5XNBD Catalyst 4500E 10</text:p>
            <text:p>slot chassis for 48Gbp - 2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-320306726CON-SNT-C4510R+E SNTC-8X5XNBD Catalyst 4500E 10</text:p>
            <text:p>slot chassis for 48Gbp - 2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-320306726CON-SNT-C4510R+E SNTC-8X5XNBD Catalyst 4500E 10</text:p>
            <text:p>slot chassis for 48Gbp - 2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-320306726</text:p>
          </table:table-cell>
          <table:table-cell office:value-type="float" office:value="2">
            <text:p>2</text:p>
          </table:table-cell>
          <table:table-cell table:style-name="ce19" office:value-type="float" office:value="2687.69">
            <text:p>2687.69</text:p>
          </table:table-cell>
          <table:table-cell table:style-name="ce19" office:value-type="float" office:value="5375.38">
            <text:p>5375.38</text:p>
          </table:table-cell>
          <table:table-cell table:number-columns-repeated="1014"/>
        </table:table-row>
        <table:table-row table:style-name="ro57">
          <table:table-cell office:value-type="string">
            <text:p>IM-000000011378804-AP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WS-C451R SNTC-8X5XNBD 4510R+E Chassis,</text:p>
            <text:p>Two - 2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152798395CON-SNT-WS-C451R SNTC-8X5XNBD 4510R+E Chassis,</text:p>
            <text:p>Two - 2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152798395CON-SNT-WS-C451R SNTC-8X5XNBD 4510R+E Chassis,</text:p>
            <text:p>Two - 2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152798395CON-SNT-WS-C451R SNTC-8X5XNBD 4510R+E Chassis,</text:p>
            <text:p>Two - 2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152798395CON-SNT-WS-C451R SNTC-8X5XNBD 4510R+E Chassis,</text:p>
            <text:p>Two - 2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152798395CON-SNT-WS-C451R SNTC-8X5XNBD 4510R+E Chassis,</text:p>
            <text:p>Two - 2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152798395CON-SNT-WS-C451R SNTC-8X5XNBD 4510R+E Chassis,</text:p>
            <text:p>Two - 2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152798395CON-SNT-WS-C451R SNTC-8X5XNBD 4510R+E Chassis,</text:p>
            <text:p>Two - 2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152798395CON-SNT-WS-C451R SNTC-8X5XNBD 4510R+E Chassis,</text:p>
            <text:p>Two - 2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152798395</text:p>
          </table:table-cell>
          <table:table-cell office:value-type="float" office:value="21">
            <text:p>21</text:p>
          </table:table-cell>
          <table:table-cell table:style-name="ce19" office:value-type="float" office:value="1470.15">
            <text:p>1470.15</text:p>
          </table:table-cell>
          <table:table-cell table:style-name="ce19" office:value-type="float" office:value="30873.15">
            <text:p>30873.15</text:p>
          </table:table-cell>
          <table:table-cell table:number-columns-repeated="1014"/>
        </table:table-row>
        <table:table-row table:style-name="ro58">
          <table:table-cell office:value-type="string">
            <text:p>IM-000000011378804-AP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0998545</text:p>
            <text:p>SERVICE CONTRACT START DATE: 31-JUL-2021</text:p>
            <text:p>SERVICE CONTRACT END DATE: 30-JUL-2022</text:p>
            <text:p>QUOTE NUMBER: 291813882</text:p>
            <text:p>GROUP LINE ID: -321058537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0998545</text:p>
            <text:p>SERVICE CONTRACT START DATE: 31-JUL-2021</text:p>
            <text:p>SERVICE CONTRACT END DATE: 30-JUL-2022</text:p>
            <text:p>QUOTE NUMBER: 291813882</text:p>
            <text:p>GROUP LINE ID: -321058537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0998545</text:p>
            <text:p>SERVICE CONTRACT START DATE: 31-JUL-2021</text:p>
            <text:p>SERVICE CONTRACT END DATE: 30-JUL-2022</text:p>
            <text:p>QUOTE NUMBER: 291813882</text:p>
            <text:p>GROUP LINE ID: -321058537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0998545</text:p>
            <text:p>SERVICE CONTRACT START DATE: 31-JUL-2021</text:p>
            <text:p>SERVICE CONTRACT END DATE: 30-JUL-2022</text:p>
            <text:p>QUOTE NUMBER: 291813882</text:p>
            <text:p>GROUP LINE ID: -321058537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0998545</text:p>
            <text:p>SERVICE CONTRACT START DATE: 31-JUL-2021</text:p>
            <text:p>SERVICE CONTRACT END DATE: 30-JUL-2022</text:p>
            <text:p>QUOTE NUMBER: 291813882</text:p>
            <text:p>GROUP LINE ID: -321058537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0998545</text:p>
            <text:p>SERVICE CONTRACT START DATE: 31-JUL-2021</text:p>
            <text:p>SERVICE CONTRACT END DATE: 30-JUL-2022</text:p>
            <text:p>QUOTE NUMBER: 291813882</text:p>
            <text:p>GROUP LINE ID: -321058537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0998545</text:p>
            <text:p>SERVICE CONTRACT START DATE: 31-JUL-2021</text:p>
            <text:p>SERVICE CONTRACT END DATE: 30-JUL-2022</text:p>
            <text:p>QUOTE NUMBER: 291813882</text:p>
            <text:p>GROUP LINE ID: -321058537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0998545</text:p>
            <text:p>SERVICE CONTRACT START DATE: 31-JUL-2021</text:p>
            <text:p>SERVICE CONTRACT END DATE: 30-JUL-2022</text:p>
            <text:p>QUOTE NUMBER: 291813882</text:p>
            <text:p>GROUP LINE ID: -321058537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0998545</text:p>
            <text:p>SERVICE CONTRACT START DATE: 31-JUL-2021</text:p>
            <text:p>SERVICE CONTRACT END DATE: 30-JUL-2022</text:p>
            <text:p>QUOTE NUMBER: 291813882</text:p>
            <text:p>GROUP LINE ID: -321058537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720.23">
            <text:p>720.23</text:p>
          </table:table-cell>
          <table:table-cell table:number-columns-repeated="1014"/>
        </table:table-row>
        <table:table-row table:style-name="ro60">
          <table:table-cell office:value-type="string">
            <text:p>IM-000000011378804-AP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375X12S SNTC-8X5XNBD Catalyst 3750X 12</text:p>
            <text:p>Port GE SFP IP Base - 1 : 31-JUL-21 - 31-OCT-21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1-OCT-2021</text:p>
            <text:p>QUOTE NUMBER: 291813882</text:p>
            <text:p>GROUP LINE ID: -369620654CON-SNT-C375X12S SNTC-8X5XNBD Catalyst 3750X 12</text:p>
            <text:p>Port GE SFP IP Base - 1 : 31-JUL-21 - 31-OCT-21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1-OCT-2021</text:p>
            <text:p>QUOTE NUMBER: 291813882</text:p>
            <text:p>GROUP LINE ID: -369620654CON-SNT-C375X12S SNTC-8X5XNBD Catalyst 3750X 12</text:p>
            <text:p>Port GE SFP IP Base - 1 : 31-JUL-21 - 31-OCT-21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1-OCT-2021</text:p>
            <text:p>QUOTE NUMBER: 291813882</text:p>
            <text:p>GROUP LINE ID: -369620654CON-SNT-C375X12S SNTC-8X5XNBD Catalyst 3750X 12</text:p>
            <text:p>Port GE SFP IP Base - 1 : 31-JUL-21 - 31-OCT-21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1-OCT-2021</text:p>
            <text:p>QUOTE NUMBER: 291813882</text:p>
            <text:p>GROUP LINE ID: -369620654CON-SNT-C375X12S SNTC-8X5XNBD Catalyst 3750X 12</text:p>
            <text:p>Port GE SFP IP Base - 1 : 31-JUL-21 - 31-OCT-21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1-OCT-2021</text:p>
            <text:p>QUOTE NUMBER: 291813882</text:p>
            <text:p>GROUP LINE ID: -369620654CON-SNT-C375X12S SNTC-8X5XNBD Catalyst 3750X 12</text:p>
            <text:p>Port GE SFP IP Base - 1 : 31-JUL-21 - 31-OCT-21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1-OCT-2021</text:p>
            <text:p>QUOTE NUMBER: 291813882</text:p>
            <text:p>GROUP LINE ID: -369620654CON-SNT-C375X12S SNTC-8X5XNBD Catalyst 3750X 12</text:p>
            <text:p>Port GE SFP IP Base - 1 : 31-JUL-21 - 31-OCT-21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1-OCT-2021</text:p>
            <text:p>QUOTE NUMBER: 291813882</text:p>
            <text:p>GROUP LINE ID: -369620654CON-SNT-C375X12S SNTC-8X5XNBD Catalyst 3750X 12</text:p>
            <text:p>Port GE SFP IP Base - 1 : 31-JUL-21 - 31-OCT-21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1-OCT-2021</text:p>
            <text:p>QUOTE NUMBER: 291813882</text:p>
            <text:p>GROUP LINE ID: -369620654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46.65">
            <text:p>146.65</text:p>
          </table:table-cell>
          <table:table-cell table:number-columns-repeated="1014"/>
        </table:table-row>
        <table:table-row table:style-name="ro61">
          <table:table-cell office:value-type="string">
            <text:p>IM-000000011378804-AP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ISR45XK9 SNTC-8X5XNBD Cisco ISR4451</text:p>
            <text:p>(4GE,3 - 3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QUOTE NUMBER: 291813882</text:p>
            <text:p>GROUP LINE ID: -434682249CON-SNT-ISR45XK9 SNTC-8X5XNBD Cisco ISR4451</text:p>
            <text:p>(4GE,3 - 3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QUOTE NUMBER: 291813882</text:p>
            <text:p>GROUP LINE ID: -434682249CON-SNT-ISR45XK9 SNTC-8X5XNBD Cisco ISR4451</text:p>
            <text:p>(4GE,3 - 3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QUOTE NUMBER: 291813882</text:p>
            <text:p>GROUP LINE ID: -434682249CON-SNT-ISR45XK9 SNTC-8X5XNBD Cisco ISR4451</text:p>
            <text:p>(4GE,3 - 3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QUOTE NUMBER: 291813882</text:p>
            <text:p>GROUP LINE ID: -434682249CON-SNT-ISR45XK9 SNTC-8X5XNBD Cisco ISR4451</text:p>
            <text:p>(4GE,3 - 3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QUOTE NUMBER: 291813882</text:p>
            <text:p>GROUP LINE ID: -434682249CON-SNT-ISR45XK9 SNTC-8X5XNBD Cisco ISR4451</text:p>
            <text:p>(4GE,3 - 3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QUOTE NUMBER: 291813882</text:p>
            <text:p>GROUP LINE ID: -434682249CON-SNT-ISR45XK9 SNTC-8X5XNBD Cisco ISR4451</text:p>
            <text:p>(4GE,3 - 3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QUOTE NUMBER: 291813882</text:p>
            <text:p>GROUP LINE ID: -434682249CON-SNT-ISR45XK9 SNTC-8X5XNBD Cisco ISR4451</text:p>
            <text:p>(4GE,3 - 3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QUOTE NUMBER: 291813882</text:p>
            <text:p>GROUP LINE ID: -434682249</text:p>
          </table:table-cell>
          <table:table-cell office:value-type="float" office:value="3">
            <text:p>3</text:p>
          </table:table-cell>
          <table:table-cell table:style-name="ce19" office:value-type="float" office:value="1223.18">
            <text:p>1223.18</text:p>
          </table:table-cell>
          <table:table-cell table:style-name="ce19" office:value-type="float" office:value="3669.54">
            <text:p>3669.54</text:p>
          </table:table-cell>
          <table:table-cell table:number-columns-repeated="1014"/>
        </table:table-row>
        <table:table-row table:style-name="ro60">
          <table:table-cell office:value-type="string">
            <text:p>IM-000000011378804-A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10R+E SNTC-8X5XNBD Catalyst 4500E 10</text:p>
            <text:p>slot chassis for 48Gbp - 5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460566808CON-SNT-C4510R+E SNTC-8X5XNBD Catalyst 4500E 10</text:p>
            <text:p>slot chassis for 48Gbp - 5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460566808CON-SNT-C4510R+E SNTC-8X5XNBD Catalyst 4500E 10</text:p>
            <text:p>slot chassis for 48Gbp - 5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460566808CON-SNT-C4510R+E SNTC-8X5XNBD Catalyst 4500E 10</text:p>
            <text:p>slot chassis for 48Gbp - 5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460566808CON-SNT-C4510R+E SNTC-8X5XNBD Catalyst 4500E 10</text:p>
            <text:p>slot chassis for 48Gbp - 5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460566808CON-SNT-C4510R+E SNTC-8X5XNBD Catalyst 4500E 10</text:p>
            <text:p>slot chassis for 48Gbp - 5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460566808CON-SNT-C4510R+E SNTC-8X5XNBD Catalyst 4500E 10</text:p>
            <text:p>slot chassis for 48Gbp - 5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460566808CON-SNT-C4510R+E SNTC-8X5XNBD Catalyst 4500E 10</text:p>
            <text:p>slot chassis for 48Gbp - 5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460566808</text:p>
          </table:table-cell>
          <table:table-cell office:value-type="float" office:value="51">
            <text:p>51</text:p>
          </table:table-cell>
          <table:table-cell table:style-name="ce19" office:value-type="float" office:value="2687.69">
            <text:p>2687.69</text:p>
          </table:table-cell>
          <table:table-cell table:style-name="ce19" office:value-type="float" office:value="137072.19">
            <text:p>137072.19</text:p>
          </table:table-cell>
          <table:table-cell table:number-columns-repeated="1014"/>
        </table:table-row>
        <table:table-row table:style-name="ro60">
          <table:table-cell office:value-type="string">
            <text:p>IM-000000011378804-A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474986688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474986688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474986688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474986688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474986688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474986688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474986688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474986688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410.71">
            <text:p>1410.71</text:p>
          </table:table-cell>
          <table:table-cell table:number-columns-repeated="1014"/>
        </table:table-row>
        <table:table-row table:style-name="ro60">
          <table:table-cell office:value-type="string">
            <text:p>IM-000000011378804-AP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WSC3851E SNTC-8X5XNBD Cisco Catalyst 3850</text:p>
            <text:p>12 Port 10G Fiber Sw 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573262607CON-SNT-WSC3851E SNTC-8X5XNBD Cisco Catalyst 3850</text:p>
            <text:p>12 Port 10G Fiber Sw 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573262607CON-SNT-WSC3851E SNTC-8X5XNBD Cisco Catalyst 3850</text:p>
            <text:p>12 Port 10G Fiber Sw 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573262607CON-SNT-WSC3851E SNTC-8X5XNBD Cisco Catalyst 3850</text:p>
            <text:p>12 Port 10G Fiber Sw 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573262607CON-SNT-WSC3851E SNTC-8X5XNBD Cisco Catalyst 3850</text:p>
            <text:p>12 Port 10G Fiber Sw 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573262607CON-SNT-WSC3851E SNTC-8X5XNBD Cisco Catalyst 3850</text:p>
            <text:p>12 Port 10G Fiber Sw 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573262607CON-SNT-WSC3851E SNTC-8X5XNBD Cisco Catalyst 3850</text:p>
            <text:p>12 Port 10G Fiber Sw 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573262607CON-SNT-WSC3851E SNTC-8X5XNBD Cisco Catalyst 3850</text:p>
            <text:p>12 Port 10G Fiber Sw 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573262607</text:p>
          </table:table-cell>
          <table:table-cell office:value-type="float" office:value="4">
            <text:p>4</text:p>
          </table:table-cell>
          <table:table-cell table:style-name="ce19" office:value-type="float" office:value="617.31">
            <text:p>617.31</text:p>
          </table:table-cell>
          <table:table-cell table:style-name="ce19" office:value-type="float" office:value="2469.24">
            <text:p>2469.24</text:p>
          </table:table-cell>
          <table:table-cell table:number-columns-repeated="1014"/>
        </table:table-row>
        <table:table-row table:style-name="ro60">
          <table:table-cell office:value-type="string">
            <text:p>IM-000000011378804-AP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95K16XA SNTC-8X5XNBD Catalyst 9500 16-por</text:p>
            <text:p>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579300660CON-SNT-C95K16XA SNTC-8X5XNBD Catalyst 9500 16-por</text:p>
            <text:p>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579300660CON-SNT-C95K16XA SNTC-8X5XNBD Catalyst 9500 16-por</text:p>
            <text:p>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579300660CON-SNT-C95K16XA SNTC-8X5XNBD Catalyst 9500 16-por</text:p>
            <text:p>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579300660CON-SNT-C95K16XA SNTC-8X5XNBD Catalyst 9500 16-por</text:p>
            <text:p>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579300660CON-SNT-C95K16XA SNTC-8X5XNBD Catalyst 9500 16-por</text:p>
            <text:p>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579300660CON-SNT-C95K16XA SNTC-8X5XNBD Catalyst 9500 16-por</text:p>
            <text:p>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579300660CON-SNT-C95K16XA SNTC-8X5XNBD Catalyst 9500 16-por</text:p>
            <text:p>- 4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579300660</text:p>
          </table:table-cell>
          <table:table-cell office:value-type="float" office:value="4">
            <text:p>4</text:p>
          </table:table-cell>
          <table:table-cell table:style-name="ce19" office:value-type="float" office:value="535.64">
            <text:p>535.64</text:p>
          </table:table-cell>
          <table:table-cell table:style-name="ce19" office:value-type="float" office:value="2142.56">
            <text:p>2142.56</text:p>
          </table:table-cell>
          <table:table-cell table:number-columns-repeated="1014"/>
        </table:table-row>
        <table:table-row table:style-name="ro62">
          <table:table-cell office:value-type="string">
            <text:p>IM-000000011378804-AP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14363075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14363075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14363075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14363075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14363075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14363075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14363075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14363075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720.23">
            <text:p>720.23</text:p>
          </table:table-cell>
          <table:table-cell table:number-columns-repeated="1014"/>
        </table:table-row>
        <table:table-row table:style-name="ro60">
          <table:table-cell office:value-type="string">
            <text:p>IM-000000011378804-AP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9407R9E SNTC-8X5XNBD Catalyst 9400 Series</text:p>
            <text:p>7 slot, Sup, 2xC940 - 3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621498035CON-SNT-C9407R9E SNTC-8X5XNBD Catalyst 9400 Series</text:p>
            <text:p>7 slot, Sup, 2xC940 - 3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621498035CON-SNT-C9407R9E SNTC-8X5XNBD Catalyst 9400 Series</text:p>
            <text:p>7 slot, Sup, 2xC940 - 3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621498035CON-SNT-C9407R9E SNTC-8X5XNBD Catalyst 9400 Series</text:p>
            <text:p>7 slot, Sup, 2xC940 - 3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621498035CON-SNT-C9407R9E SNTC-8X5XNBD Catalyst 9400 Series</text:p>
            <text:p>7 slot, Sup, 2xC940 - 3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621498035CON-SNT-C9407R9E SNTC-8X5XNBD Catalyst 9400 Series</text:p>
            <text:p>7 slot, Sup, 2xC940 - 3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621498035CON-SNT-C9407R9E SNTC-8X5XNBD Catalyst 9400 Series</text:p>
            <text:p>7 slot, Sup, 2xC940 - 3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621498035CON-SNT-C9407R9E SNTC-8X5XNBD Catalyst 9400 Series</text:p>
            <text:p>7 slot, Sup, 2xC940 - 3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621498035</text:p>
          </table:table-cell>
          <table:table-cell office:value-type="float" office:value="3">
            <text:p>3</text:p>
          </table:table-cell>
          <table:table-cell table:style-name="ce19" office:value-type="float" office:value="531.45">
            <text:p>531.45</text:p>
          </table:table-cell>
          <table:table-cell table:style-name="ce19" office:value-type="float" office:value="1594.35">
            <text:p>1594.35</text:p>
          </table:table-cell>
          <table:table-cell table:number-columns-repeated="1014"/>
        </table:table-row>
        <table:table-row table:style-name="ro60">
          <table:table-cell office:value-type="string">
            <text:p>IM-000000011378804-AP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+E SNTC-8X5XNBD Catalyst4500E 7 slot</text:p>
            <text:p>chassis for 48Gbps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153975852CON-SNT-C4507R+E SNTC-8X5XNBD Catalyst4500E 7 slot</text:p>
            <text:p>chassis for 48Gbps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153975852CON-SNT-C4507R+E SNTC-8X5XNBD Catalyst4500E 7 slot</text:p>
            <text:p>chassis for 48Gbps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153975852CON-SNT-C4507R+E SNTC-8X5XNBD Catalyst4500E 7 slot</text:p>
            <text:p>chassis for 48Gbps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153975852CON-SNT-C4507R+E SNTC-8X5XNBD Catalyst4500E 7 slot</text:p>
            <text:p>chassis for 48Gbps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153975852CON-SNT-C4507R+E SNTC-8X5XNBD Catalyst4500E 7 slot</text:p>
            <text:p>chassis for 48Gbps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153975852CON-SNT-C4507R+E SNTC-8X5XNBD Catalyst4500E 7 slot</text:p>
            <text:p>chassis for 48Gbps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153975852CON-SNT-C4507R+E SNTC-8X5XNBD Catalyst4500E 7 slot</text:p>
            <text:p>chassis for 48Gbps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1153975852</text:p>
          </table:table-cell>
          <table:table-cell office:value-type="float" office:value="2">
            <text:p>2</text:p>
          </table:table-cell>
          <table:table-cell table:style-name="ce19" office:value-type="float" office:value="1410.71">
            <text:p>1410.71</text:p>
          </table:table-cell>
          <table:table-cell table:style-name="ce19" office:value-type="float" office:value="2821.42">
            <text:p>2821.42</text:p>
          </table:table-cell>
          <table:table-cell table:number-columns-repeated="1014"/>
        </table:table-row>
        <table:table-row table:style-name="ro60">
          <table:table-cell office:value-type="string">
            <text:p>IM-000000011378804-AP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ISR4451-X SNTC-8X5XNBD Cisco ISR 4451 UC</text:p>
            <text:p>Bu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83377102CON-SNT-ISR4451-X SNTC-8X5XNBD Cisco ISR 4451 UC</text:p>
            <text:p>Bu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83377102CON-SNT-ISR4451-X SNTC-8X5XNBD Cisco ISR 4451 UC</text:p>
            <text:p>Bu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83377102CON-SNT-ISR4451-X SNTC-8X5XNBD Cisco ISR 4451 UC</text:p>
            <text:p>Bu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83377102CON-SNT-ISR4451-X SNTC-8X5XNBD Cisco ISR 4451 UC</text:p>
            <text:p>Bu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83377102CON-SNT-ISR4451-X SNTC-8X5XNBD Cisco ISR 4451 UC</text:p>
            <text:p>Bu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83377102CON-SNT-ISR4451-X SNTC-8X5XNBD Cisco ISR 4451 UC</text:p>
            <text:p>Bu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83377102CON-SNT-ISR4451-X SNTC-8X5XNBD Cisco ISR 4451 UC</text:p>
            <text:p>Bu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83377102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281.27">
            <text:p>1281.27</text:p>
          </table:table-cell>
          <table:table-cell table:number-columns-repeated="1014"/>
        </table:table-row>
        <table:table-row table:style-name="ro60">
          <table:table-cell office:value-type="string">
            <text:p>IM-000000011378804-A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10R+E SNTC-8X5XNBD Catalyst 4500E 10</text:p>
            <text:p>slot chassis for 48Gbp - 6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95336291CON-SNT-C4510R+E SNTC-8X5XNBD Catalyst 4500E 10</text:p>
            <text:p>slot chassis for 48Gbp - 6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95336291CON-SNT-C4510R+E SNTC-8X5XNBD Catalyst 4500E 10</text:p>
            <text:p>slot chassis for 48Gbp - 6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95336291CON-SNT-C4510R+E SNTC-8X5XNBD Catalyst 4500E 10</text:p>
            <text:p>slot chassis for 48Gbp - 6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95336291CON-SNT-C4510R+E SNTC-8X5XNBD Catalyst 4500E 10</text:p>
            <text:p>slot chassis for 48Gbp - 6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95336291CON-SNT-C4510R+E SNTC-8X5XNBD Catalyst 4500E 10</text:p>
            <text:p>slot chassis for 48Gbp - 6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95336291CON-SNT-C4510R+E SNTC-8X5XNBD Catalyst 4500E 10</text:p>
            <text:p>slot chassis for 48Gbp - 6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95336291CON-SNT-C4510R+E SNTC-8X5XNBD Catalyst 4500E 10</text:p>
            <text:p>slot chassis for 48Gbp - 6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695336291</text:p>
          </table:table-cell>
          <table:table-cell office:value-type="float" office:value="6">
            <text:p>6</text:p>
          </table:table-cell>
          <table:table-cell table:style-name="ce19" office:value-type="float" office:value="2687.69">
            <text:p>2687.69</text:p>
          </table:table-cell>
          <table:table-cell table:style-name="ce19" office:value-type="float" office:value="16126.14">
            <text:p>16126.14</text:p>
          </table:table-cell>
          <table:table-cell table:number-columns-repeated="1014"/>
        </table:table-row>
        <table:table-row table:style-name="ro60">
          <table:table-cell office:value-type="string">
            <text:p>IM-000000011378804-AP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ECMU-SRSTGTEP SWSS UPGRADES Cisco SRST - 1</text:p>
            <text:p>SRST Endpoint License - 2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862505376CON-ECMU-SRSTGTEP SWSS UPGRADES Cisco SRST - 1</text:p>
            <text:p>SRST Endpoint License - 2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862505376CON-ECMU-SRSTGTEP SWSS UPGRADES Cisco SRST - 1</text:p>
            <text:p>SRST Endpoint License - 2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862505376CON-ECMU-SRSTGTEP SWSS UPGRADES Cisco SRST - 1</text:p>
            <text:p>SRST Endpoint License - 2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862505376CON-ECMU-SRSTGTEP SWSS UPGRADES Cisco SRST - 1</text:p>
            <text:p>SRST Endpoint License - 2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862505376CON-ECMU-SRSTGTEP SWSS UPGRADES Cisco SRST - 1</text:p>
            <text:p>SRST Endpoint License - 2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862505376CON-ECMU-SRSTGTEP SWSS UPGRADES Cisco SRST - 1</text:p>
            <text:p>SRST Endpoint License - 2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862505376CON-ECMU-SRSTGTEP SWSS UPGRADES Cisco SRST - 1</text:p>
            <text:p>SRST Endpoint License - 2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862505376</text:p>
          </table:table-cell>
          <table:table-cell office:value-type="float" office:value="25">
            <text:p>25</text:p>
          </table:table-cell>
          <table:table-cell table:style-name="ce19" office:value-type="float" office:value="1.8">
            <text:p>1.80</text:p>
          </table:table-cell>
          <table:table-cell table:style-name="ce19" office:value-type="float" office:value="45">
            <text:p>45.00</text:p>
          </table:table-cell>
          <table:table-cell table:number-columns-repeated="1014"/>
        </table:table-row>
        <table:table-row table:style-name="ro60">
          <table:table-cell office:value-type="string">
            <text:p>IM-000000011378804-A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3E SNTC-8X5XNBD Cat4500 E-Series 3-Slot</text:p>
            <text:p>Chassis fan no p - 8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908394081CON-SNT-C4503E SNTC-8X5XNBD Cat4500 E-Series 3-Slot</text:p>
            <text:p>Chassis fan no p - 8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908394081CON-SNT-C4503E SNTC-8X5XNBD Cat4500 E-Series 3-Slot</text:p>
            <text:p>Chassis fan no p - 8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908394081CON-SNT-C4503E SNTC-8X5XNBD Cat4500 E-Series 3-Slot</text:p>
            <text:p>Chassis fan no p - 8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908394081CON-SNT-C4503E SNTC-8X5XNBD Cat4500 E-Series 3-Slot</text:p>
            <text:p>Chassis fan no p - 8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908394081CON-SNT-C4503E SNTC-8X5XNBD Cat4500 E-Series 3-Slot</text:p>
            <text:p>Chassis fan no p - 8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908394081CON-SNT-C4503E SNTC-8X5XNBD Cat4500 E-Series 3-Slot</text:p>
            <text:p>Chassis fan no p - 8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908394081CON-SNT-C4503E SNTC-8X5XNBD Cat4500 E-Series 3-Slot</text:p>
            <text:p>Chassis fan no p - 8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908394081</text:p>
          </table:table-cell>
          <table:table-cell office:value-type="float" office:value="8">
            <text:p>8</text:p>
          </table:table-cell>
          <table:table-cell table:style-name="ce19" office:value-type="float" office:value="962.78">
            <text:p>962.78</text:p>
          </table:table-cell>
          <table:table-cell table:style-name="ce19" office:value-type="float" office:value="7702.24">
            <text:p>7702.24</text:p>
          </table:table-cell>
          <table:table-cell table:number-columns-repeated="1014"/>
        </table:table-row>
        <table:table-row table:style-name="ro62">
          <table:table-cell office:value-type="string">
            <text:p>IM-000000011378804-A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3945ECST SNTC-8X5XNBD 3945E VoiceBun</text:p>
            <text:p>w/PVDM3-64,FL-CME-SRST-25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911032063CON-SNT-3945ECST SNTC-8X5XNBD 3945E VoiceBun</text:p>
            <text:p>w/PVDM3-64,FL-CME-SRST-25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911032063CON-SNT-3945ECST SNTC-8X5XNBD 3945E VoiceBun</text:p>
            <text:p>w/PVDM3-64,FL-CME-SRST-25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911032063CON-SNT-3945ECST SNTC-8X5XNBD 3945E VoiceBun</text:p>
            <text:p>w/PVDM3-64,FL-CME-SRST-25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911032063CON-SNT-3945ECST SNTC-8X5XNBD 3945E VoiceBun</text:p>
            <text:p>w/PVDM3-64,FL-CME-SRST-25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911032063CON-SNT-3945ECST SNTC-8X5XNBD 3945E VoiceBun</text:p>
            <text:p>w/PVDM3-64,FL-CME-SRST-25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911032063CON-SNT-3945ECST SNTC-8X5XNBD 3945E VoiceBun</text:p>
            <text:p>w/PVDM3-64,FL-CME-SRST-25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911032063CON-SNT-3945ECST SNTC-8X5XNBD 3945E VoiceBun</text:p>
            <text:p>w/PVDM3-64,FL-CME-SRST-25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911032063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242">
            <text:p>1242.00</text:p>
          </table:table-cell>
          <table:table-cell table:number-columns-repeated="1014"/>
        </table:table-row>
        <table:table-row table:style-name="ro60">
          <table:table-cell office:value-type="string">
            <text:p>IM-000000011378804-AP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3750X4FS SNTC-8X5XNBD Catalyst 3750X 48</text:p>
            <text:p>Port Full PoE IP Base - 1 : 31-JUL-21 - 31-OCT-21</text:p>
            <text:p>SHIP/INSTALL LOCATION: 1 INGRAM BLVD, LA VERGNE,</text:p>
            <text:p>TN, 37086</text:p>
            <text:p>SERVICE CONTRACT #: 200861262</text:p>
            <text:p>SERVICE CONTRACT START DATE: 31-JUL-2021</text:p>
            <text:p>SERVICE CONTRACT END DATE: 31-OCT-2021</text:p>
            <text:p>QUOTE NUMBER: 291813882</text:p>
            <text:p>GROUP LINE ID: -93074659CON-SNT-3750X4FS SNTC-8X5XNBD Catalyst 3750X 48</text:p>
            <text:p>Port Full PoE IP Base - 1 : 31-JUL-21 - 31-OCT-21</text:p>
            <text:p>SHIP/INSTALL LOCATION: 1 INGRAM BLVD, LA VERGNE,</text:p>
            <text:p>TN, 37086</text:p>
            <text:p>SERVICE CONTRACT #: 200861262</text:p>
            <text:p>SERVICE CONTRACT START DATE: 31-JUL-2021</text:p>
            <text:p>SERVICE CONTRACT END DATE: 31-OCT-2021</text:p>
            <text:p>QUOTE NUMBER: 291813882</text:p>
            <text:p>GROUP LINE ID: -93074659CON-SNT-3750X4FS SNTC-8X5XNBD Catalyst 3750X 48</text:p>
            <text:p>Port Full PoE IP Base - 1 : 31-JUL-21 - 31-OCT-21</text:p>
            <text:p>SHIP/INSTALL LOCATION: 1 INGRAM BLVD, LA VERGNE,</text:p>
            <text:p>TN, 37086</text:p>
            <text:p>SERVICE CONTRACT #: 200861262</text:p>
            <text:p>SERVICE CONTRACT START DATE: 31-JUL-2021</text:p>
            <text:p>SERVICE CONTRACT END DATE: 31-OCT-2021</text:p>
            <text:p>QUOTE NUMBER: 291813882</text:p>
            <text:p>GROUP LINE ID: -93074659CON-SNT-3750X4FS SNTC-8X5XNBD Catalyst 3750X 48</text:p>
            <text:p>Port Full PoE IP Base - 1 : 31-JUL-21 - 31-OCT-21</text:p>
            <text:p>SHIP/INSTALL LOCATION: 1 INGRAM BLVD, LA VERGNE,</text:p>
            <text:p>TN, 37086</text:p>
            <text:p>SERVICE CONTRACT #: 200861262</text:p>
            <text:p>SERVICE CONTRACT START DATE: 31-JUL-2021</text:p>
            <text:p>SERVICE CONTRACT END DATE: 31-OCT-2021</text:p>
            <text:p>QUOTE NUMBER: 291813882</text:p>
            <text:p>GROUP LINE ID: -93074659CON-SNT-3750X4FS SNTC-8X5XNBD Catalyst 3750X 48</text:p>
            <text:p>Port Full PoE IP Base - 1 : 31-JUL-21 - 31-OCT-21</text:p>
            <text:p>SHIP/INSTALL LOCATION: 1 INGRAM BLVD, LA VERGNE,</text:p>
            <text:p>TN, 37086</text:p>
            <text:p>SERVICE CONTRACT #: 200861262</text:p>
            <text:p>SERVICE CONTRACT START DATE: 31-JUL-2021</text:p>
            <text:p>SERVICE CONTRACT END DATE: 31-OCT-2021</text:p>
            <text:p>QUOTE NUMBER: 291813882</text:p>
            <text:p>GROUP LINE ID: -93074659CON-SNT-3750X4FS SNTC-8X5XNBD Catalyst 3750X 48</text:p>
            <text:p>Port Full PoE IP Base - 1 : 31-JUL-21 - 31-OCT-21</text:p>
            <text:p>SHIP/INSTALL LOCATION: 1 INGRAM BLVD, LA VERGNE,</text:p>
            <text:p>TN, 37086</text:p>
            <text:p>SERVICE CONTRACT #: 200861262</text:p>
            <text:p>SERVICE CONTRACT START DATE: 31-JUL-2021</text:p>
            <text:p>SERVICE CONTRACT END DATE: 31-OCT-2021</text:p>
            <text:p>QUOTE NUMBER: 291813882</text:p>
            <text:p>GROUP LINE ID: -93074659CON-SNT-3750X4FS SNTC-8X5XNBD Catalyst 3750X 48</text:p>
            <text:p>Port Full PoE IP Base - 1 : 31-JUL-21 - 31-OCT-21</text:p>
            <text:p>SHIP/INSTALL LOCATION: 1 INGRAM BLVD, LA VERGNE,</text:p>
            <text:p>TN, 37086</text:p>
            <text:p>SERVICE CONTRACT #: 200861262</text:p>
            <text:p>SERVICE CONTRACT START DATE: 31-JUL-2021</text:p>
            <text:p>SERVICE CONTRACT END DATE: 31-OCT-2021</text:p>
            <text:p>QUOTE NUMBER: 291813882</text:p>
            <text:p>GROUP LINE ID: -93074659CON-SNT-3750X4FS SNTC-8X5XNBD Catalyst 3750X 48</text:p>
            <text:p>Port Full PoE IP Base - 1 : 31-JUL-21 - 31-OCT-21</text:p>
            <text:p>SHIP/INSTALL LOCATION: 1 INGRAM BLVD, LA VERGNE,</text:p>
            <text:p>TN, 37086</text:p>
            <text:p>SERVICE CONTRACT #: 200861262</text:p>
            <text:p>SERVICE CONTRACT START DATE: 31-JUL-2021</text:p>
            <text:p>SERVICE CONTRACT END DATE: 31-OCT-2021</text:p>
            <text:p>QUOTE NUMBER: 291813882</text:p>
            <text:p>GROUP LINE ID: -93074659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52.38">
            <text:p>152.38</text:p>
          </table:table-cell>
          <table:table-cell table:number-columns-repeated="1014"/>
        </table:table-row>
        <table:table-row table:style-name="ro60">
          <table:table-cell office:value-type="string">
            <text:p>IM-000000011378804-AP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ASASM9 SNTC-8X5XNBD ASA Service Module</text:p>
            <text:p>for Catalyst 6500-E - 1 : 31-JUL-21 - 30-JUL-22</text:p>
            <text:p>SHIP/INSTALL LOCATION: 1 INGRAM BLVD, LA VERGNE,</text:p>
            <text:p>TN, 37086</text:p>
            <text:p>SERVICE CONTRACT #: 200861262</text:p>
            <text:p>SERVICE CONTRACT START DATE: 31-JUL-2021</text:p>
            <text:p>SERVICE CONTRACT END DATE: 30-JUL-2022</text:p>
            <text:p>QUOTE NUMBER: 291813882</text:p>
            <text:p>GROUP LINE ID: -943022168CON-SNT-ASASM9 SNTC-8X5XNBD ASA Service Module</text:p>
            <text:p>for Catalyst 6500-E - 1 : 31-JUL-21 - 30-JUL-22</text:p>
            <text:p>SHIP/INSTALL LOCATION: 1 INGRAM BLVD, LA VERGNE,</text:p>
            <text:p>TN, 37086</text:p>
            <text:p>SERVICE CONTRACT #: 200861262</text:p>
            <text:p>SERVICE CONTRACT START DATE: 31-JUL-2021</text:p>
            <text:p>SERVICE CONTRACT END DATE: 30-JUL-2022</text:p>
            <text:p>QUOTE NUMBER: 291813882</text:p>
            <text:p>GROUP LINE ID: -943022168CON-SNT-ASASM9 SNTC-8X5XNBD ASA Service Module</text:p>
            <text:p>for Catalyst 6500-E - 1 : 31-JUL-21 - 30-JUL-22</text:p>
            <text:p>SHIP/INSTALL LOCATION: 1 INGRAM BLVD, LA VERGNE,</text:p>
            <text:p>TN, 37086</text:p>
            <text:p>SERVICE CONTRACT #: 200861262</text:p>
            <text:p>SERVICE CONTRACT START DATE: 31-JUL-2021</text:p>
            <text:p>SERVICE CONTRACT END DATE: 30-JUL-2022</text:p>
            <text:p>QUOTE NUMBER: 291813882</text:p>
            <text:p>GROUP LINE ID: -943022168CON-SNT-ASASM9 SNTC-8X5XNBD ASA Service Module</text:p>
            <text:p>for Catalyst 6500-E - 1 : 31-JUL-21 - 30-JUL-22</text:p>
            <text:p>SHIP/INSTALL LOCATION: 1 INGRAM BLVD, LA VERGNE,</text:p>
            <text:p>TN, 37086</text:p>
            <text:p>SERVICE CONTRACT #: 200861262</text:p>
            <text:p>SERVICE CONTRACT START DATE: 31-JUL-2021</text:p>
            <text:p>SERVICE CONTRACT END DATE: 30-JUL-2022</text:p>
            <text:p>QUOTE NUMBER: 291813882</text:p>
            <text:p>GROUP LINE ID: -943022168CON-SNT-ASASM9 SNTC-8X5XNBD ASA Service Module</text:p>
            <text:p>for Catalyst 6500-E - 1 : 31-JUL-21 - 30-JUL-22</text:p>
            <text:p>SHIP/INSTALL LOCATION: 1 INGRAM BLVD, LA VERGNE,</text:p>
            <text:p>TN, 37086</text:p>
            <text:p>SERVICE CONTRACT #: 200861262</text:p>
            <text:p>SERVICE CONTRACT START DATE: 31-JUL-2021</text:p>
            <text:p>SERVICE CONTRACT END DATE: 30-JUL-2022</text:p>
            <text:p>QUOTE NUMBER: 291813882</text:p>
            <text:p>GROUP LINE ID: -943022168CON-SNT-ASASM9 SNTC-8X5XNBD ASA Service Module</text:p>
            <text:p>for Catalyst 6500-E - 1 : 31-JUL-21 - 30-JUL-22</text:p>
            <text:p>SHIP/INSTALL LOCATION: 1 INGRAM BLVD, LA VERGNE,</text:p>
            <text:p>TN, 37086</text:p>
            <text:p>SERVICE CONTRACT #: 200861262</text:p>
            <text:p>SERVICE CONTRACT START DATE: 31-JUL-2021</text:p>
            <text:p>SERVICE CONTRACT END DATE: 30-JUL-2022</text:p>
            <text:p>QUOTE NUMBER: 291813882</text:p>
            <text:p>GROUP LINE ID: -943022168CON-SNT-ASASM9 SNTC-8X5XNBD ASA Service Module</text:p>
            <text:p>for Catalyst 6500-E - 1 : 31-JUL-21 - 30-JUL-22</text:p>
            <text:p>SHIP/INSTALL LOCATION: 1 INGRAM BLVD, LA VERGNE,</text:p>
            <text:p>TN, 37086</text:p>
            <text:p>SERVICE CONTRACT #: 200861262</text:p>
            <text:p>SERVICE CONTRACT START DATE: 31-JUL-2021</text:p>
            <text:p>SERVICE CONTRACT END DATE: 30-JUL-2022</text:p>
            <text:p>QUOTE NUMBER: 291813882</text:p>
            <text:p>GROUP LINE ID: -943022168CON-SNT-ASASM9 SNTC-8X5XNBD ASA Service Module</text:p>
            <text:p>for Catalyst 6500-E - 1 : 31-JUL-21 - 30-JUL-22</text:p>
            <text:p>SHIP/INSTALL LOCATION: 1 INGRAM BLVD, LA VERGNE,</text:p>
            <text:p>TN, 37086</text:p>
            <text:p>SERVICE CONTRACT #: 200861262</text:p>
            <text:p>SERVICE CONTRACT START DATE: 31-JUL-2021</text:p>
            <text:p>SERVICE CONTRACT END DATE: 30-JUL-2022</text:p>
            <text:p>QUOTE NUMBER: 291813882</text:p>
            <text:p>GROUP LINE ID: -943022168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6546.6">
            <text:p>6546.60</text:p>
          </table:table-cell>
          <table:table-cell table:number-columns-repeated="1014"/>
        </table:table-row>
        <table:table-row table:style-name="ro54">
          <table:table-cell office:value-type="string">
            <text:p>IM-000000011378804-AP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10R+E SNTC-8X5XNBD Catalyst 4500E 10</text:p>
            <text:p>slot chassis for 48Gbp - 4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960142531CON-SNT-C4510R+E SNTC-8X5XNBD Catalyst 4500E 10</text:p>
            <text:p>slot chassis for 48Gbp - 4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960142531CON-SNT-C4510R+E SNTC-8X5XNBD Catalyst 4500E 10</text:p>
            <text:p>slot chassis for 48Gbp - 4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960142531CON-SNT-C4510R+E SNTC-8X5XNBD Catalyst 4500E 10</text:p>
            <text:p>slot chassis for 48Gbp - 4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960142531CON-SNT-C4510R+E SNTC-8X5XNBD Catalyst 4500E 10</text:p>
            <text:p>slot chassis for 48Gbp - 4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960142531CON-SNT-C4510R+E SNTC-8X5XNBD Catalyst 4500E 10</text:p>
            <text:p>slot chassis for 48Gbp - 4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960142531CON-SNT-C4510R+E SNTC-8X5XNBD Catalyst 4500E 10</text:p>
            <text:p>slot chassis for 48Gbp - 4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960142531</text:p>
          </table:table-cell>
          <table:table-cell office:value-type="float" office:value="41">
            <text:p>41</text:p>
          </table:table-cell>
          <table:table-cell table:style-name="ce19" office:value-type="float" office:value="2687.69">
            <text:p>2687.69</text:p>
          </table:table-cell>
          <table:table-cell table:style-name="ce19" office:value-type="float" office:value="110195.29">
            <text:p>110195.29</text:p>
          </table:table-cell>
          <table:table-cell table:number-columns-repeated="1014"/>
        </table:table-row>
        <table:table-row table:style-name="ro54">
          <table:table-cell office:value-type="string">
            <text:p>IM-000000011378804-AP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10R+E SNTC-8X5XNBD Catalyst 4500E 10</text:p>
            <text:p>slot chassis for 48Gbp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964069765CON-SNT-C4510R+E SNTC-8X5XNBD Catalyst 4500E 10</text:p>
            <text:p>slot chassis for 48Gbp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964069765CON-SNT-C4510R+E SNTC-8X5XNBD Catalyst 4500E 10</text:p>
            <text:p>slot chassis for 48Gbp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964069765CON-SNT-C4510R+E SNTC-8X5XNBD Catalyst 4500E 10</text:p>
            <text:p>slot chassis for 48Gbp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964069765CON-SNT-C4510R+E SNTC-8X5XNBD Catalyst 4500E 10</text:p>
            <text:p>slot chassis for 48Gbp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964069765CON-SNT-C4510R+E SNTC-8X5XNBD Catalyst 4500E 10</text:p>
            <text:p>slot chassis for 48Gbp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964069765CON-SNT-C4510R+E SNTC-8X5XNBD Catalyst 4500E 10</text:p>
            <text:p>slot chassis for 48Gbp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-964069765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687.69">
            <text:p>2687.69</text:p>
          </table:table-cell>
          <table:table-cell table:number-columns-repeated="1014"/>
        </table:table-row>
        <table:table-row table:style-name="ro54">
          <table:table-cell office:value-type="string">
            <text:p>IM-000000011378804-AP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+E SNTC-8X5XNBD Catalyst4500E 7 slot</text:p>
            <text:p>chassis for 48Gbps - 5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000691022CON-SNT-C4507R+E SNTC-8X5XNBD Catalyst4500E 7 slot</text:p>
            <text:p>chassis for 48Gbps - 5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000691022CON-SNT-C4507R+E SNTC-8X5XNBD Catalyst4500E 7 slot</text:p>
            <text:p>chassis for 48Gbps - 5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000691022CON-SNT-C4507R+E SNTC-8X5XNBD Catalyst4500E 7 slot</text:p>
            <text:p>chassis for 48Gbps - 5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000691022CON-SNT-C4507R+E SNTC-8X5XNBD Catalyst4500E 7 slot</text:p>
            <text:p>chassis for 48Gbps - 5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000691022CON-SNT-C4507R+E SNTC-8X5XNBD Catalyst4500E 7 slot</text:p>
            <text:p>chassis for 48Gbps - 5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000691022CON-SNT-C4507R+E SNTC-8X5XNBD Catalyst4500E 7 slot</text:p>
            <text:p>chassis for 48Gbps - 5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000691022</text:p>
          </table:table-cell>
          <table:table-cell office:value-type="float" office:value="5">
            <text:p>5</text:p>
          </table:table-cell>
          <table:table-cell table:style-name="ce19" office:value-type="float" office:value="1410.71">
            <text:p>1410.71</text:p>
          </table:table-cell>
          <table:table-cell table:style-name="ce19" office:value-type="float" office:value="7053.55">
            <text:p>7053.55</text:p>
          </table:table-cell>
          <table:table-cell table:number-columns-repeated="1014"/>
        </table:table-row>
        <table:table-row table:style-name="ro54">
          <table:table-cell office:value-type="string">
            <text:p>IM-000000011378804-AP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082115688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082115688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082115688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082115688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082115688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082115688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082115688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410.71">
            <text:p>1410.71</text:p>
          </table:table-cell>
          <table:table-cell table:number-columns-repeated="1014"/>
        </table:table-row>
        <table:table-row table:style-name="ro63">
          <table:table-cell office:value-type="string">
            <text:p>IM-000000011378804-AP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ECMU-SRSTGTEP SWSS UPGRADES Cisco SRST - 1</text:p>
            <text:p>SRST Endpoint License - 150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192722460CON-ECMU-SRSTGTEP SWSS UPGRADES Cisco SRST - 1</text:p>
            <text:p>SRST Endpoint License - 150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192722460CON-ECMU-SRSTGTEP SWSS UPGRADES Cisco SRST - 1</text:p>
            <text:p>SRST Endpoint License - 150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192722460CON-ECMU-SRSTGTEP SWSS UPGRADES Cisco SRST - 1</text:p>
            <text:p>SRST Endpoint License - 150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192722460CON-ECMU-SRSTGTEP SWSS UPGRADES Cisco SRST - 1</text:p>
            <text:p>SRST Endpoint License - 150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192722460CON-ECMU-SRSTGTEP SWSS UPGRADES Cisco SRST - 1</text:p>
            <text:p>SRST Endpoint License - 150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192722460CON-ECMU-SRSTGTEP SWSS UPGRADES Cisco SRST - 1</text:p>
            <text:p>SRST Endpoint License - 150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192722460</text:p>
          </table:table-cell>
          <table:table-cell office:value-type="float" office:value="150">
            <text:p>150</text:p>
          </table:table-cell>
          <table:table-cell table:style-name="ce19" office:value-type="float" office:value="1.8">
            <text:p>1.80</text:p>
          </table:table-cell>
          <table:table-cell table:style-name="ce19" office:value-type="float" office:value="270">
            <text:p>270.00</text:p>
          </table:table-cell>
          <table:table-cell table:number-columns-repeated="1014"/>
        </table:table-row>
        <table:table-row table:style-name="ro54">
          <table:table-cell office:value-type="string">
            <text:p>IM-000000011378804-AP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PIUCPLK9 SNTC-8X5XNBD Cisco Prime Infrastr -</text:p>
            <text:p>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252102791CON-SNT-PIUCPLK9 SNTC-8X5XNBD Cisco Prime Infrastr -</text:p>
            <text:p>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252102791CON-SNT-PIUCPLK9 SNTC-8X5XNBD Cisco Prime Infrastr -</text:p>
            <text:p>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252102791CON-SNT-PIUCPLK9 SNTC-8X5XNBD Cisco Prime Infrastr -</text:p>
            <text:p>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252102791CON-SNT-PIUCPLK9 SNTC-8X5XNBD Cisco Prime Infrastr -</text:p>
            <text:p>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252102791CON-SNT-PIUCPLK9 SNTC-8X5XNBD Cisco Prime Infrastr -</text:p>
            <text:p>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252102791CON-SNT-PIUCPLK9 SNTC-8X5XNBD Cisco Prime Infrastr -</text:p>
            <text:p>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252102791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023.03">
            <text:p>1023.03</text:p>
          </table:table-cell>
          <table:table-cell table:number-columns-repeated="1014"/>
        </table:table-row>
        <table:table-row table:style-name="ro63">
          <table:table-cell office:value-type="string">
            <text:p>IM-000000011378804-AP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352936394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352936394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352936394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352936394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352936394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352936394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352936394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720.23">
            <text:p>720.23</text:p>
          </table:table-cell>
          <table:table-cell table:number-columns-repeated="1014"/>
        </table:table-row>
        <table:table-row table:style-name="ro63">
          <table:table-cell office:value-type="string">
            <text:p>IM-000000011378804-AP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EV SNTC-8X5XNBD WS-C4507R+E</text:p>
            <text:p>Chassis,2 WS-X4648-RJ45V+E - 4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QUOTE NUMBER: 291813882</text:p>
            <text:p>GROUP LINE ID: 1387580048CON-SNT-C4507REV SNTC-8X5XNBD WS-C4507R+E</text:p>
            <text:p>Chassis,2 WS-X4648-RJ45V+E - 4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QUOTE NUMBER: 291813882</text:p>
            <text:p>GROUP LINE ID: 1387580048CON-SNT-C4507REV SNTC-8X5XNBD WS-C4507R+E</text:p>
            <text:p>Chassis,2 WS-X4648-RJ45V+E - 4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QUOTE NUMBER: 291813882</text:p>
            <text:p>GROUP LINE ID: 1387580048CON-SNT-C4507REV SNTC-8X5XNBD WS-C4507R+E</text:p>
            <text:p>Chassis,2 WS-X4648-RJ45V+E - 4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QUOTE NUMBER: 291813882</text:p>
            <text:p>GROUP LINE ID: 1387580048CON-SNT-C4507REV SNTC-8X5XNBD WS-C4507R+E</text:p>
            <text:p>Chassis,2 WS-X4648-RJ45V+E - 4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QUOTE NUMBER: 291813882</text:p>
            <text:p>GROUP LINE ID: 1387580048CON-SNT-C4507REV SNTC-8X5XNBD WS-C4507R+E</text:p>
            <text:p>Chassis,2 WS-X4648-RJ45V+E - 4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QUOTE NUMBER: 291813882</text:p>
            <text:p>GROUP LINE ID: 1387580048CON-SNT-C4507REV SNTC-8X5XNBD WS-C4507R+E</text:p>
            <text:p>Chassis,2 WS-X4648-RJ45V+E - 4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QUOTE NUMBER: 291813882</text:p>
            <text:p>GROUP LINE ID: 1387580048</text:p>
          </table:table-cell>
          <table:table-cell office:value-type="float" office:value="4">
            <text:p>4</text:p>
          </table:table-cell>
          <table:table-cell table:style-name="ce19" office:value-type="float" office:value="720.23">
            <text:p>720.23</text:p>
          </table:table-cell>
          <table:table-cell table:style-name="ce19" office:value-type="float" office:value="2880.92">
            <text:p>2880.92</text:p>
          </table:table-cell>
          <table:table-cell table:number-columns-repeated="1014"/>
        </table:table-row>
        <table:table-row table:style-name="ro63">
          <table:table-cell office:value-type="string">
            <text:p>IM-000000011378804-AP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1405641459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1405641459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1405641459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1405641459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1405641459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1405641459CON-SNT-C4507REV SNTC-8X5XNBD WS-C4507R+E</text:p>
            <text:p>Chassis,2 WS-X4648-RJ45V+E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1405641459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720.23">
            <text:p>720.23</text:p>
          </table:table-cell>
          <table:table-cell table:number-columns-repeated="1014"/>
        </table:table-row>
        <table:table-row table:style-name="ro64">
          <table:table-cell office:value-type="string">
            <text:p>IM-000000011378804-AP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WS-C451R SNTC-8X5XNBD 4510R+E Chassis,</text:p>
            <text:p>Two - 13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PRODUCT COVERED DETAILS: SG200-08P 8-port Gigabit</text:p>
            <text:p>PoE Smart Switch</text:p>
            <text:p>QUOTE NUMBER: 291813882</text:p>
            <text:p>GROUP LINE ID: 1460448924CON-SNT-WS-C451R SNTC-8X5XNBD 4510R+E Chassis,</text:p>
            <text:p>Two - 13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PRODUCT COVERED DETAILS: SG200-08P 8-port Gigabit</text:p>
            <text:p>PoE Smart Switch</text:p>
            <text:p>QUOTE NUMBER: 291813882</text:p>
            <text:p>GROUP LINE ID: 1460448924CON-SNT-WS-C451R SNTC-8X5XNBD 4510R+E Chassis,</text:p>
            <text:p>Two - 13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PRODUCT COVERED DETAILS: SG200-08P 8-port Gigabit</text:p>
            <text:p>PoE Smart Switch</text:p>
            <text:p>QUOTE NUMBER: 291813882</text:p>
            <text:p>GROUP LINE ID: 1460448924CON-SNT-WS-C451R SNTC-8X5XNBD 4510R+E Chassis,</text:p>
            <text:p>Two - 13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PRODUCT COVERED DETAILS: SG200-08P 8-port Gigabit</text:p>
            <text:p>PoE Smart Switch</text:p>
            <text:p>QUOTE NUMBER: 291813882</text:p>
            <text:p>GROUP LINE ID: 1460448924CON-SNT-WS-C451R SNTC-8X5XNBD 4510R+E Chassis,</text:p>
            <text:p>Two - 13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PRODUCT COVERED DETAILS: SG200-08P 8-port Gigabit</text:p>
            <text:p>PoE Smart Switch</text:p>
            <text:p>QUOTE NUMBER: 291813882</text:p>
            <text:p>GROUP LINE ID: 1460448924CON-SNT-WS-C451R SNTC-8X5XNBD 4510R+E Chassis,</text:p>
            <text:p>Two - 13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PRODUCT COVERED DETAILS: SG200-08P 8-port Gigabit</text:p>
            <text:p>PoE Smart Switch</text:p>
            <text:p>QUOTE NUMBER: 291813882</text:p>
            <text:p>GROUP LINE ID: 1460448924CON-SNT-WS-C451R SNTC-8X5XNBD 4510R+E Chassis,</text:p>
            <text:p>Two - 13 : 31-JUL-21 - 30-JUL-22</text:p>
            <text:p>SHIP/INSTALL LOCATION: 1 INGRAM BLVD, LA VERGNE,</text:p>
            <text:p>TN, 37086</text:p>
            <text:p>SERVICE CONTRACT #: 200998541</text:p>
            <text:p>SERVICE CONTRACT START DATE: 31-JUL-2021</text:p>
            <text:p>SERVICE CONTRACT END DATE: 30-JUL-2022</text:p>
            <text:p>PRODUCT COVERED DETAILS: SG200-08P 8-port Gigabit</text:p>
            <text:p>PoE Smart Switch</text:p>
            <text:p>QUOTE NUMBER: 291813882</text:p>
            <text:p>GROUP LINE ID: 1460448924</text:p>
          </table:table-cell>
          <table:table-cell office:value-type="float" office:value="13">
            <text:p>13</text:p>
          </table:table-cell>
          <table:table-cell table:style-name="ce19" office:value-type="float" office:value="1470.15">
            <text:p>1470.15</text:p>
          </table:table-cell>
          <table:table-cell table:style-name="ce19" office:value-type="float" office:value="19111.95">
            <text:p>19111.95</text:p>
          </table:table-cell>
          <table:table-cell table:number-columns-repeated="1014"/>
        </table:table-row>
        <table:table-row table:style-name="ro63">
          <table:table-cell office:value-type="string">
            <text:p>IM-000000011378804-AP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EV SNTC-8X5XNBD WS-C4507R+E</text:p>
            <text:p>Chassis,2 WS-X4648-RJ45V+E - 1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225663143CON-SNT-C4507REV SNTC-8X5XNBD WS-C4507R+E</text:p>
            <text:p>Chassis,2 WS-X4648-RJ45V+E - 1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225663143CON-SNT-C4507REV SNTC-8X5XNBD WS-C4507R+E</text:p>
            <text:p>Chassis,2 WS-X4648-RJ45V+E - 1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225663143CON-SNT-C4507REV SNTC-8X5XNBD WS-C4507R+E</text:p>
            <text:p>Chassis,2 WS-X4648-RJ45V+E - 1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225663143CON-SNT-C4507REV SNTC-8X5XNBD WS-C4507R+E</text:p>
            <text:p>Chassis,2 WS-X4648-RJ45V+E - 1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225663143CON-SNT-C4507REV SNTC-8X5XNBD WS-C4507R+E</text:p>
            <text:p>Chassis,2 WS-X4648-RJ45V+E - 1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225663143CON-SNT-C4507REV SNTC-8X5XNBD WS-C4507R+E</text:p>
            <text:p>Chassis,2 WS-X4648-RJ45V+E - 1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225663143</text:p>
          </table:table-cell>
          <table:table-cell office:value-type="float" office:value="11">
            <text:p>11</text:p>
          </table:table-cell>
          <table:table-cell table:style-name="ce19" office:value-type="float" office:value="720.23">
            <text:p>720.23</text:p>
          </table:table-cell>
          <table:table-cell table:style-name="ce19" office:value-type="float" office:value="7922.53">
            <text:p>7922.53</text:p>
          </table:table-cell>
          <table:table-cell table:number-columns-repeated="1014"/>
        </table:table-row>
        <table:table-row table:style-name="ro54">
          <table:table-cell office:value-type="string">
            <text:p>IM-000000011378804-AP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93004UE SNTC-8X5XNBD Catalyst 9300 48-port</text:p>
            <text:p>UPOE, Network Esse - 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462959645CON-SNT-C93004UE SNTC-8X5XNBD Catalyst 9300 48-port</text:p>
            <text:p>UPOE, Network Esse - 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462959645CON-SNT-C93004UE SNTC-8X5XNBD Catalyst 9300 48-port</text:p>
            <text:p>UPOE, Network Esse - 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462959645CON-SNT-C93004UE SNTC-8X5XNBD Catalyst 9300 48-port</text:p>
            <text:p>UPOE, Network Esse - 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462959645CON-SNT-C93004UE SNTC-8X5XNBD Catalyst 9300 48-port</text:p>
            <text:p>UPOE, Network Esse - 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462959645CON-SNT-C93004UE SNTC-8X5XNBD Catalyst 9300 48-port</text:p>
            <text:p>UPOE, Network Esse - 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462959645CON-SNT-C93004UE SNTC-8X5XNBD Catalyst 9300 48-port</text:p>
            <text:p>UPOE, Network Esse - 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462959645</text:p>
          </table:table-cell>
          <table:table-cell office:value-type="float" office:value="5">
            <text:p>5</text:p>
          </table:table-cell>
          <table:table-cell table:style-name="ce19" office:value-type="float" office:value="357.68">
            <text:p>357.68</text:p>
          </table:table-cell>
          <table:table-cell table:style-name="ce19" office:value-type="float" office:value="1788.4">
            <text:p>1788.40</text:p>
          </table:table-cell>
          <table:table-cell table:number-columns-repeated="1014"/>
        </table:table-row>
        <table:table-row table:style-name="ro54">
          <table:table-cell office:value-type="string">
            <text:p>IM-000000011378804-AP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WS-C451R SNTC-8X5XNBD 4510R+E Chassis,</text:p>
            <text:p>Two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1468024575CON-SNT-WS-C451R SNTC-8X5XNBD 4510R+E Chassis,</text:p>
            <text:p>Two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1468024575CON-SNT-WS-C451R SNTC-8X5XNBD 4510R+E Chassis,</text:p>
            <text:p>Two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1468024575CON-SNT-WS-C451R SNTC-8X5XNBD 4510R+E Chassis,</text:p>
            <text:p>Two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1468024575CON-SNT-WS-C451R SNTC-8X5XNBD 4510R+E Chassis,</text:p>
            <text:p>Two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1468024575CON-SNT-WS-C451R SNTC-8X5XNBD 4510R+E Chassis,</text:p>
            <text:p>Two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1468024575CON-SNT-WS-C451R SNTC-8X5XNBD 4510R+E Chassis,</text:p>
            <text:p>Two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1468024575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470.15">
            <text:p>1470.15</text:p>
          </table:table-cell>
          <table:table-cell table:number-columns-repeated="1014"/>
        </table:table-row>
        <table:table-row table:style-name="ro54">
          <table:table-cell office:value-type="string">
            <text:p>IM-000000011378804-AP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WSC654 SNTC-8X5XNBD Cisco Catalyst 3650 48</text:p>
            <text:p>Port Full PoE 4x1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520302735CON-SNT-WSC654 SNTC-8X5XNBD Cisco Catalyst 3650 48</text:p>
            <text:p>Port Full PoE 4x1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520302735CON-SNT-WSC654 SNTC-8X5XNBD Cisco Catalyst 3650 48</text:p>
            <text:p>Port Full PoE 4x1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520302735CON-SNT-WSC654 SNTC-8X5XNBD Cisco Catalyst 3650 48</text:p>
            <text:p>Port Full PoE 4x1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520302735CON-SNT-WSC654 SNTC-8X5XNBD Cisco Catalyst 3650 48</text:p>
            <text:p>Port Full PoE 4x1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520302735CON-SNT-WSC654 SNTC-8X5XNBD Cisco Catalyst 3650 48</text:p>
            <text:p>Port Full PoE 4x1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520302735CON-SNT-WSC654 SNTC-8X5XNBD Cisco Catalyst 3650 48</text:p>
            <text:p>Port Full PoE 4x1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520302735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61.22">
            <text:p>361.22</text:p>
          </table:table-cell>
          <table:table-cell table:number-columns-repeated="1014"/>
        </table:table-row>
        <table:table-row table:style-name="ro54">
          <table:table-cell office:value-type="string">
            <text:p>IM-000000011378804-AP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529703625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529703625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529703625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529703625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529703625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529703625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529703625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126.72">
            <text:p>1126.72</text:p>
          </table:table-cell>
          <table:table-cell table:number-columns-repeated="1014"/>
        </table:table-row>
        <table:table-row table:style-name="ro63">
          <table:table-cell office:value-type="string">
            <text:p>IM-000000011378804-AP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EV SNTC-8X5XNBD WS-C4507R+E</text:p>
            <text:p>Chassis,2 WS-X4648-RJ45V+E - 1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541344663CON-SNT-C4507REV SNTC-8X5XNBD WS-C4507R+E</text:p>
            <text:p>Chassis,2 WS-X4648-RJ45V+E - 1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541344663CON-SNT-C4507REV SNTC-8X5XNBD WS-C4507R+E</text:p>
            <text:p>Chassis,2 WS-X4648-RJ45V+E - 1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541344663CON-SNT-C4507REV SNTC-8X5XNBD WS-C4507R+E</text:p>
            <text:p>Chassis,2 WS-X4648-RJ45V+E - 1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541344663CON-SNT-C4507REV SNTC-8X5XNBD WS-C4507R+E</text:p>
            <text:p>Chassis,2 WS-X4648-RJ45V+E - 1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541344663CON-SNT-C4507REV SNTC-8X5XNBD WS-C4507R+E</text:p>
            <text:p>Chassis,2 WS-X4648-RJ45V+E - 1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541344663CON-SNT-C4507REV SNTC-8X5XNBD WS-C4507R+E</text:p>
            <text:p>Chassis,2 WS-X4648-RJ45V+E - 1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541344663</text:p>
          </table:table-cell>
          <table:table-cell office:value-type="float" office:value="12">
            <text:p>12</text:p>
          </table:table-cell>
          <table:table-cell table:style-name="ce19" office:value-type="float" office:value="720.23">
            <text:p>720.23</text:p>
          </table:table-cell>
          <table:table-cell table:style-name="ce19" office:value-type="float" office:value="8642.76">
            <text:p>8642.76</text:p>
          </table:table-cell>
          <table:table-cell table:number-columns-repeated="1014"/>
        </table:table-row>
        <table:table-row table:style-name="ro65">
          <table:table-cell office:value-type="string">
            <text:p>IM-000000011378804-AP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LK7600 SNTC-8X5XNBD Spare Clock card for</text:p>
            <text:p>CISCO7603 or 7606 - 1 : 19-JUL-21 - 30-JUL-22</text:p>
            <text:p>SHIP/INSTALL LOCATION: 1 INGRAM BLVD, LA VERGNE,</text:p>
            <text:p>TN, 37086</text:p>
            <text:p>SERVICE CONTRACT #: 204251366</text:p>
            <text:p>SERVICE CONTRACT START DATE: 19-JUL-2021</text:p>
            <text:p>SERVICE CONTRACT END DATE: 30-JUL-2022</text:p>
            <text:p>QUOTE NUMBER: 291813882</text:p>
            <text:p>GROUP LINE ID: 1585394008CON-SNT-CLK7600 SNTC-8X5XNBD Spare Clock card for</text:p>
            <text:p>CISCO7603 or 7606 - 1 : 19-JUL-21 - 30-JUL-22</text:p>
            <text:p>SHIP/INSTALL LOCATION: 1 INGRAM BLVD, LA VERGNE,</text:p>
            <text:p>TN, 37086</text:p>
            <text:p>SERVICE CONTRACT #: 204251366</text:p>
            <text:p>SERVICE CONTRACT START DATE: 19-JUL-2021</text:p>
            <text:p>SERVICE CONTRACT END DATE: 30-JUL-2022</text:p>
            <text:p>QUOTE NUMBER: 291813882</text:p>
            <text:p>GROUP LINE ID: 1585394008CON-SNT-CLK7600 SNTC-8X5XNBD Spare Clock card for</text:p>
            <text:p>CISCO7603 or 7606 - 1 : 19-JUL-21 - 30-JUL-22</text:p>
            <text:p>SHIP/INSTALL LOCATION: 1 INGRAM BLVD, LA VERGNE,</text:p>
            <text:p>TN, 37086</text:p>
            <text:p>SERVICE CONTRACT #: 204251366</text:p>
            <text:p>SERVICE CONTRACT START DATE: 19-JUL-2021</text:p>
            <text:p>SERVICE CONTRACT END DATE: 30-JUL-2022</text:p>
            <text:p>QUOTE NUMBER: 291813882</text:p>
            <text:p>GROUP LINE ID: 1585394008CON-SNT-CLK7600 SNTC-8X5XNBD Spare Clock card for</text:p>
            <text:p>CISCO7603 or 7606 - 1 : 19-JUL-21 - 30-JUL-22</text:p>
            <text:p>SHIP/INSTALL LOCATION: 1 INGRAM BLVD, LA VERGNE,</text:p>
            <text:p>TN, 37086</text:p>
            <text:p>SERVICE CONTRACT #: 204251366</text:p>
            <text:p>SERVICE CONTRACT START DATE: 19-JUL-2021</text:p>
            <text:p>SERVICE CONTRACT END DATE: 30-JUL-2022</text:p>
            <text:p>QUOTE NUMBER: 291813882</text:p>
            <text:p>GROUP LINE ID: 1585394008CON-SNT-CLK7600 SNTC-8X5XNBD Spare Clock card for</text:p>
            <text:p>CISCO7603 or 7606 - 1 : 19-JUL-21 - 30-JUL-22</text:p>
            <text:p>SHIP/INSTALL LOCATION: 1 INGRAM BLVD, LA VERGNE,</text:p>
            <text:p>TN, 37086</text:p>
            <text:p>SERVICE CONTRACT #: 204251366</text:p>
            <text:p>SERVICE CONTRACT START DATE: 19-JUL-2021</text:p>
            <text:p>SERVICE CONTRACT END DATE: 30-JUL-2022</text:p>
            <text:p>QUOTE NUMBER: 291813882</text:p>
            <text:p>GROUP LINE ID: 1585394008CON-SNT-CLK7600 SNTC-8X5XNBD Spare Clock card for</text:p>
            <text:p>CISCO7603 or 7606 - 1 : 19-JUL-21 - 30-JUL-22</text:p>
            <text:p>SHIP/INSTALL LOCATION: 1 INGRAM BLVD, LA VERGNE,</text:p>
            <text:p>TN, 37086</text:p>
            <text:p>SERVICE CONTRACT #: 204251366</text:p>
            <text:p>SERVICE CONTRACT START DATE: 19-JUL-2021</text:p>
            <text:p>SERVICE CONTRACT END DATE: 30-JUL-2022</text:p>
            <text:p>QUOTE NUMBER: 291813882</text:p>
            <text:p>GROUP LINE ID: 1585394008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3.97">
            <text:p>23.97</text:p>
          </table:table-cell>
          <table:table-cell table:number-columns-repeated="1014"/>
        </table:table-row>
        <table:table-row table:style-name="ro65">
          <table:table-cell office:value-type="string">
            <text:p>IM-000000011378804-AP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10R+E SNTC-8X5XNBD Catalyst 4500E 10</text:p>
            <text:p>slot chassis for 48Gbp - 3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59124940CON-SNT-C4510R+E SNTC-8X5XNBD Catalyst 4500E 10</text:p>
            <text:p>slot chassis for 48Gbp - 3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59124940CON-SNT-C4510R+E SNTC-8X5XNBD Catalyst 4500E 10</text:p>
            <text:p>slot chassis for 48Gbp - 3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59124940CON-SNT-C4510R+E SNTC-8X5XNBD Catalyst 4500E 10</text:p>
            <text:p>slot chassis for 48Gbp - 3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59124940CON-SNT-C4510R+E SNTC-8X5XNBD Catalyst 4500E 10</text:p>
            <text:p>slot chassis for 48Gbp - 3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59124940CON-SNT-C4510R+E SNTC-8X5XNBD Catalyst 4500E 10</text:p>
            <text:p>slot chassis for 48Gbp - 3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59124940</text:p>
          </table:table-cell>
          <table:table-cell office:value-type="float" office:value="3">
            <text:p>3</text:p>
          </table:table-cell>
          <table:table-cell table:style-name="ce19" office:value-type="float" office:value="2687.69">
            <text:p>2687.69</text:p>
          </table:table-cell>
          <table:table-cell table:style-name="ce19" office:value-type="float" office:value="8063.07">
            <text:p>8063.07</text:p>
          </table:table-cell>
          <table:table-cell table:number-columns-repeated="1014"/>
        </table:table-row>
        <table:table-row table:style-name="ro65">
          <table:table-cell office:value-type="string">
            <text:p>IM-000000011378804-AP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WS-C451R SNTC-8X5XNBD 4510R+E Chassis,</text:p>
            <text:p>Tw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604903315CON-SNT-WS-C451R SNTC-8X5XNBD 4510R+E Chassis,</text:p>
            <text:p>Tw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604903315CON-SNT-WS-C451R SNTC-8X5XNBD 4510R+E Chassis,</text:p>
            <text:p>Tw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604903315CON-SNT-WS-C451R SNTC-8X5XNBD 4510R+E Chassis,</text:p>
            <text:p>Tw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604903315CON-SNT-WS-C451R SNTC-8X5XNBD 4510R+E Chassis,</text:p>
            <text:p>Tw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604903315CON-SNT-WS-C451R SNTC-8X5XNBD 4510R+E Chassis,</text:p>
            <text:p>Two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604903315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470.15">
            <text:p>1470.15</text:p>
          </table:table-cell>
          <table:table-cell table:number-columns-repeated="1014"/>
        </table:table-row>
        <table:table-row table:style-name="ro65">
          <table:table-cell office:value-type="string">
            <text:p>IM-000000011378804-AP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WSC388FS SNTC-8X5XNBD Cisco Catalyst 3850</text:p>
            <text:p>48 Port Full PoE IP - 7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1645472906CON-SNT-WSC388FS SNTC-8X5XNBD Cisco Catalyst 3850</text:p>
            <text:p>48 Port Full PoE IP - 7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1645472906CON-SNT-WSC388FS SNTC-8X5XNBD Cisco Catalyst 3850</text:p>
            <text:p>48 Port Full PoE IP - 7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1645472906CON-SNT-WSC388FS SNTC-8X5XNBD Cisco Catalyst 3850</text:p>
            <text:p>48 Port Full PoE IP - 7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1645472906CON-SNT-WSC388FS SNTC-8X5XNBD Cisco Catalyst 3850</text:p>
            <text:p>48 Port Full PoE IP - 7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1645472906CON-SNT-WSC388FS SNTC-8X5XNBD Cisco Catalyst 3850</text:p>
            <text:p>48 Port Full PoE IP - 7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1645472906</text:p>
          </table:table-cell>
          <table:table-cell office:value-type="float" office:value="7">
            <text:p>7</text:p>
          </table:table-cell>
          <table:table-cell table:style-name="ce19" office:value-type="float" office:value="482.22">
            <text:p>482.22</text:p>
          </table:table-cell>
          <table:table-cell table:style-name="ce19" office:value-type="float" office:value="3375.54">
            <text:p>3375.54</text:p>
          </table:table-cell>
          <table:table-cell table:number-columns-repeated="1014"/>
        </table:table-row>
        <table:table-row table:style-name="ro65">
          <table:table-cell office:value-type="string">
            <text:p>IM-000000011378804-AP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93004UE SNTC-8X5XNBD Catalyst 9300 48-port</text:p>
            <text:p>UPOE, Network Esse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680155CON-SNT-C93004UE SNTC-8X5XNBD Catalyst 9300 48-port</text:p>
            <text:p>UPOE, Network Esse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680155CON-SNT-C93004UE SNTC-8X5XNBD Catalyst 9300 48-port</text:p>
            <text:p>UPOE, Network Esse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680155CON-SNT-C93004UE SNTC-8X5XNBD Catalyst 9300 48-port</text:p>
            <text:p>UPOE, Network Esse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680155CON-SNT-C93004UE SNTC-8X5XNBD Catalyst 9300 48-port</text:p>
            <text:p>UPOE, Network Esse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680155CON-SNT-C93004UE SNTC-8X5XNBD Catalyst 9300 48-port</text:p>
            <text:p>UPOE, Network Esse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680155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57.68">
            <text:p>357.68</text:p>
          </table:table-cell>
          <table:table-cell table:number-columns-repeated="1014"/>
        </table:table-row>
        <table:table-row table:style-name="ro66">
          <table:table-cell office:value-type="string">
            <text:p>IM-000000011378804-AP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M36X24FS SNTC-8X5XNBD ME3600X Ethernet</text:p>
            <text:p>Access Switch 24 GE SFP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1262666000CON-SNT-M36X24FS SNTC-8X5XNBD ME3600X Ethernet</text:p>
            <text:p>Access Switch 24 GE SFP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1262666000CON-SNT-M36X24FS SNTC-8X5XNBD ME3600X Ethernet</text:p>
            <text:p>Access Switch 24 GE SFP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1262666000CON-SNT-M36X24FS SNTC-8X5XNBD ME3600X Ethernet</text:p>
            <text:p>Access Switch 24 GE SFP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1262666000CON-SNT-M36X24FS SNTC-8X5XNBD ME3600X Ethernet</text:p>
            <text:p>Access Switch 24 GE SFP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1262666000CON-SNT-M36X24FS SNTC-8X5XNBD ME3600X Ethernet</text:p>
            <text:p>Access Switch 24 GE SFP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-1262666000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615.02">
            <text:p>615.02</text:p>
          </table:table-cell>
          <table:table-cell table:number-columns-repeated="1014"/>
        </table:table-row>
        <table:table-row table:style-name="ro65">
          <table:table-cell office:value-type="string">
            <text:p>IM-000000011378804-AP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WSC3851E SNTC-8X5XNBD Cisco Catalyst 3850</text:p>
            <text:p>12 Port 10G Fiber Sw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68942474CON-SNT-WSC3851E SNTC-8X5XNBD Cisco Catalyst 3850</text:p>
            <text:p>12 Port 10G Fiber Sw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68942474CON-SNT-WSC3851E SNTC-8X5XNBD Cisco Catalyst 3850</text:p>
            <text:p>12 Port 10G Fiber Sw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68942474CON-SNT-WSC3851E SNTC-8X5XNBD Cisco Catalyst 3850</text:p>
            <text:p>12 Port 10G Fiber Sw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68942474CON-SNT-WSC3851E SNTC-8X5XNBD Cisco Catalyst 3850</text:p>
            <text:p>12 Port 10G Fiber Sw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68942474CON-SNT-WSC3851E SNTC-8X5XNBD Cisco Catalyst 3850</text:p>
            <text:p>12 Port 10G Fiber Sw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68942474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617.31">
            <text:p>617.31</text:p>
          </table:table-cell>
          <table:table-cell table:number-columns-repeated="1014"/>
        </table:table-row>
        <table:table-row table:style-name="ro65">
          <table:table-cell office:value-type="string">
            <text:p>IM-000000011378804-A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ASASM9 SNTC-8X5XNBD ASA Service Module</text:p>
            <text:p>for Catalyst 6500-E - 1 : 31-JUL-21 - 30-JUL-22</text:p>
            <text:p>SHIP/INSTALL LOCATION: 1 INGRAM BLVD, LA VERGNE,</text:p>
            <text:p>TN, 37086</text:p>
            <text:p>SERVICE CONTRACT #: 201016363</text:p>
            <text:p>SERVICE CONTRACT START DATE: 31-JUL-2021</text:p>
            <text:p>SERVICE CONTRACT END DATE: 30-JUL-2022</text:p>
            <text:p>QUOTE NUMBER: 291813882</text:p>
            <text:p>GROUP LINE ID: 1730778441CON-SNT-ASASM9 SNTC-8X5XNBD ASA Service Module</text:p>
            <text:p>for Catalyst 6500-E - 1 : 31-JUL-21 - 30-JUL-22</text:p>
            <text:p>SHIP/INSTALL LOCATION: 1 INGRAM BLVD, LA VERGNE,</text:p>
            <text:p>TN, 37086</text:p>
            <text:p>SERVICE CONTRACT #: 201016363</text:p>
            <text:p>SERVICE CONTRACT START DATE: 31-JUL-2021</text:p>
            <text:p>SERVICE CONTRACT END DATE: 30-JUL-2022</text:p>
            <text:p>QUOTE NUMBER: 291813882</text:p>
            <text:p>GROUP LINE ID: 1730778441CON-SNT-ASASM9 SNTC-8X5XNBD ASA Service Module</text:p>
            <text:p>for Catalyst 6500-E - 1 : 31-JUL-21 - 30-JUL-22</text:p>
            <text:p>SHIP/INSTALL LOCATION: 1 INGRAM BLVD, LA VERGNE,</text:p>
            <text:p>TN, 37086</text:p>
            <text:p>SERVICE CONTRACT #: 201016363</text:p>
            <text:p>SERVICE CONTRACT START DATE: 31-JUL-2021</text:p>
            <text:p>SERVICE CONTRACT END DATE: 30-JUL-2022</text:p>
            <text:p>QUOTE NUMBER: 291813882</text:p>
            <text:p>GROUP LINE ID: 1730778441CON-SNT-ASASM9 SNTC-8X5XNBD ASA Service Module</text:p>
            <text:p>for Catalyst 6500-E - 1 : 31-JUL-21 - 30-JUL-22</text:p>
            <text:p>SHIP/INSTALL LOCATION: 1 INGRAM BLVD, LA VERGNE,</text:p>
            <text:p>TN, 37086</text:p>
            <text:p>SERVICE CONTRACT #: 201016363</text:p>
            <text:p>SERVICE CONTRACT START DATE: 31-JUL-2021</text:p>
            <text:p>SERVICE CONTRACT END DATE: 30-JUL-2022</text:p>
            <text:p>QUOTE NUMBER: 291813882</text:p>
            <text:p>GROUP LINE ID: 1730778441CON-SNT-ASASM9 SNTC-8X5XNBD ASA Service Module</text:p>
            <text:p>for Catalyst 6500-E - 1 : 31-JUL-21 - 30-JUL-22</text:p>
            <text:p>SHIP/INSTALL LOCATION: 1 INGRAM BLVD, LA VERGNE,</text:p>
            <text:p>TN, 37086</text:p>
            <text:p>SERVICE CONTRACT #: 201016363</text:p>
            <text:p>SERVICE CONTRACT START DATE: 31-JUL-2021</text:p>
            <text:p>SERVICE CONTRACT END DATE: 30-JUL-2022</text:p>
            <text:p>QUOTE NUMBER: 291813882</text:p>
            <text:p>GROUP LINE ID: 1730778441CON-SNT-ASASM9 SNTC-8X5XNBD ASA Service Module</text:p>
            <text:p>for Catalyst 6500-E - 1 : 31-JUL-21 - 30-JUL-22</text:p>
            <text:p>SHIP/INSTALL LOCATION: 1 INGRAM BLVD, LA VERGNE,</text:p>
            <text:p>TN, 37086</text:p>
            <text:p>SERVICE CONTRACT #: 201016363</text:p>
            <text:p>SERVICE CONTRACT START DATE: 31-JUL-2021</text:p>
            <text:p>SERVICE CONTRACT END DATE: 30-JUL-2022</text:p>
            <text:p>QUOTE NUMBER: 291813882</text:p>
            <text:p>GROUP LINE ID: 1730778441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6546.6">
            <text:p>6546.60</text:p>
          </table:table-cell>
          <table:table-cell table:number-columns-repeated="1014"/>
        </table:table-row>
        <table:table-row table:style-name="ro65">
          <table:table-cell office:value-type="string">
            <text:p>IM-000000011378804-AP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+E SNTC-8X5XNBD Catalyst4500E 7 slot</text:p>
            <text:p>chassis for 48Gbps - 4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828539855CON-SNT-C4507R+E SNTC-8X5XNBD Catalyst4500E 7 slot</text:p>
            <text:p>chassis for 48Gbps - 4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828539855CON-SNT-C4507R+E SNTC-8X5XNBD Catalyst4500E 7 slot</text:p>
            <text:p>chassis for 48Gbps - 4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828539855CON-SNT-C4507R+E SNTC-8X5XNBD Catalyst4500E 7 slot</text:p>
            <text:p>chassis for 48Gbps - 4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828539855CON-SNT-C4507R+E SNTC-8X5XNBD Catalyst4500E 7 slot</text:p>
            <text:p>chassis for 48Gbps - 4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828539855CON-SNT-C4507R+E SNTC-8X5XNBD Catalyst4500E 7 slot</text:p>
            <text:p>chassis for 48Gbps - 4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828539855</text:p>
          </table:table-cell>
          <table:table-cell office:value-type="float" office:value="4">
            <text:p>4</text:p>
          </table:table-cell>
          <table:table-cell table:style-name="ce19" office:value-type="float" office:value="1410.71">
            <text:p>1410.71</text:p>
          </table:table-cell>
          <table:table-cell table:style-name="ce19" office:value-type="float" office:value="5642.84">
            <text:p>5642.84</text:p>
          </table:table-cell>
          <table:table-cell table:number-columns-repeated="1014"/>
        </table:table-row>
        <table:table-row table:style-name="ro65">
          <table:table-cell office:value-type="string">
            <text:p>IM-000000011378804-AP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WSC365FD SNTC-8X5XNBD Cisco Catalyst 3650</text:p>
            <text:p>48 Port Full PoE 2x1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859282422CON-SNT-WSC365FD SNTC-8X5XNBD Cisco Catalyst 3650</text:p>
            <text:p>48 Port Full PoE 2x1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859282422CON-SNT-WSC365FD SNTC-8X5XNBD Cisco Catalyst 3650</text:p>
            <text:p>48 Port Full PoE 2x1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859282422CON-SNT-WSC365FD SNTC-8X5XNBD Cisco Catalyst 3650</text:p>
            <text:p>48 Port Full PoE 2x1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859282422CON-SNT-WSC365FD SNTC-8X5XNBD Cisco Catalyst 3650</text:p>
            <text:p>48 Port Full PoE 2x1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859282422CON-SNT-WSC365FD SNTC-8X5XNBD Cisco Catalyst 3650</text:p>
            <text:p>48 Port Full PoE 2x1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859282422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96">
            <text:p>396.00</text:p>
          </table:table-cell>
          <table:table-cell table:number-columns-repeated="1014"/>
        </table:table-row>
        <table:table-row table:style-name="ro65">
          <table:table-cell office:value-type="string">
            <text:p>IM-000000011378804-AP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+E SNTC-8X5XNBD Catalyst4500E 7 slot</text:p>
            <text:p>chassis for 48Gbps - 4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889476421CON-SNT-C4507R+E SNTC-8X5XNBD Catalyst4500E 7 slot</text:p>
            <text:p>chassis for 48Gbps - 4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889476421CON-SNT-C4507R+E SNTC-8X5XNBD Catalyst4500E 7 slot</text:p>
            <text:p>chassis for 48Gbps - 4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889476421CON-SNT-C4507R+E SNTC-8X5XNBD Catalyst4500E 7 slot</text:p>
            <text:p>chassis for 48Gbps - 4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889476421CON-SNT-C4507R+E SNTC-8X5XNBD Catalyst4500E 7 slot</text:p>
            <text:p>chassis for 48Gbps - 4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889476421CON-SNT-C4507R+E SNTC-8X5XNBD Catalyst4500E 7 slot</text:p>
            <text:p>chassis for 48Gbps - 4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889476421</text:p>
          </table:table-cell>
          <table:table-cell office:value-type="float" office:value="41">
            <text:p>41</text:p>
          </table:table-cell>
          <table:table-cell table:style-name="ce19" office:value-type="float" office:value="1410.71">
            <text:p>1410.71</text:p>
          </table:table-cell>
          <table:table-cell table:style-name="ce19" office:value-type="float" office:value="57839.11">
            <text:p>57839.11</text:p>
          </table:table-cell>
          <table:table-cell table:number-columns-repeated="1014"/>
        </table:table-row>
        <table:table-row table:style-name="ro65">
          <table:table-cell office:value-type="string">
            <text:p>IM-000000011378804-A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900339843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900339843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900339843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900339843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900339843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1900339843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410.71">
            <text:p>1410.71</text:p>
          </table:table-cell>
          <table:table-cell table:number-columns-repeated="1014"/>
        </table:table-row>
        <table:table-row table:style-name="ro65">
          <table:table-cell office:value-type="string">
            <text:p>IM-000000011378804-AP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1904097908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1904097908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1904097908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1904097908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1904097908CON-SNT-C4506E SNTC-8X5XNBD Cat4500 E-Series 6-Slot</text:p>
            <text:p>Chassis, fan, no - 1 : 31-JUL-21 - 30-JUL-22</text:p>
            <text:p>SHIP/INSTALL LOCATION: 1 INGRAM BLVD, LA VERGNE,</text:p>
            <text:p>TN, 37086</text:p>
            <text:p>SERVICE CONTRACT #: 204251367</text:p>
            <text:p>SERVICE CONTRACT START DATE: 31-JUL-2021</text:p>
            <text:p>SERVICE CONTRACT END DATE: 30-JUL-2022</text:p>
            <text:p>QUOTE NUMBER: 291813882</text:p>
            <text:p>GROUP LINE ID: 1904097908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126.72">
            <text:p>1126.72</text:p>
          </table:table-cell>
          <table:table-cell table:number-columns-repeated="1014"/>
        </table:table-row>
        <table:table-row table:style-name="ro46">
          <table:table-cell office:value-type="string">
            <text:p>IM-000000011378804-AP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ISR45XK9 SNTC-8X5XNBD Cisco ISR4451</text:p>
            <text:p>(4GE,3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947980893CON-SNT-ISR45XK9 SNTC-8X5XNBD Cisco ISR4451</text:p>
            <text:p>(4GE,3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947980893CON-SNT-ISR45XK9 SNTC-8X5XNBD Cisco ISR4451</text:p>
            <text:p>(4GE,3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947980893CON-SNT-ISR45XK9 SNTC-8X5XNBD Cisco ISR4451</text:p>
            <text:p>(4GE,3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947980893CON-SNT-ISR45XK9 SNTC-8X5XNBD Cisco ISR4451</text:p>
            <text:p>(4GE,3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947980893CON-SNT-ISR45XK9 SNTC-8X5XNBD Cisco ISR4451</text:p>
            <text:p>(4GE,3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1947980893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223.18">
            <text:p>1223.18</text:p>
          </table:table-cell>
          <table:table-cell table:number-columns-repeated="1014"/>
        </table:table-row>
        <table:table-row table:style-name="ro65">
          <table:table-cell office:value-type="string">
            <text:p>IM-000000011378804-AP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10R+E SNTC-8X5XNBD Catalyst 4500E 10</text:p>
            <text:p>slot chassis for 48Gbp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2018627827CON-SNT-C4510R+E SNTC-8X5XNBD Catalyst 4500E 10</text:p>
            <text:p>slot chassis for 48Gbp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2018627827CON-SNT-C4510R+E SNTC-8X5XNBD Catalyst 4500E 10</text:p>
            <text:p>slot chassis for 48Gbp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2018627827CON-SNT-C4510R+E SNTC-8X5XNBD Catalyst 4500E 10</text:p>
            <text:p>slot chassis for 48Gbp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2018627827CON-SNT-C4510R+E SNTC-8X5XNBD Catalyst 4500E 10</text:p>
            <text:p>slot chassis for 48Gbp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2018627827CON-SNT-C4510R+E SNTC-8X5XNBD Catalyst 4500E 10</text:p>
            <text:p>slot chassis for 48Gbp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2018627827</text:p>
          </table:table-cell>
          <table:table-cell office:value-type="float" office:value="2">
            <text:p>2</text:p>
          </table:table-cell>
          <table:table-cell table:style-name="ce19" office:value-type="float" office:value="2687.69">
            <text:p>2687.69</text:p>
          </table:table-cell>
          <table:table-cell table:style-name="ce19" office:value-type="float" office:value="5375.38">
            <text:p>5375.38</text:p>
          </table:table-cell>
          <table:table-cell table:number-columns-repeated="1014"/>
        </table:table-row>
        <table:table-row table:style-name="ro65">
          <table:table-cell office:value-type="string">
            <text:p>IM-000000011378804-AP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5672UP SNTC-8X5XNBD Nexus 5672UP 1RU, 32</text:p>
            <text:p>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2031856851CON-SNT-5672UP SNTC-8X5XNBD Nexus 5672UP 1RU, 32</text:p>
            <text:p>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2031856851CON-SNT-5672UP SNTC-8X5XNBD Nexus 5672UP 1RU, 32</text:p>
            <text:p>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2031856851CON-SNT-5672UP SNTC-8X5XNBD Nexus 5672UP 1RU, 32</text:p>
            <text:p>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2031856851CON-SNT-5672UP SNTC-8X5XNBD Nexus 5672UP 1RU, 32</text:p>
            <text:p>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2031856851CON-SNT-5672UP SNTC-8X5XNBD Nexus 5672UP 1RU, 32</text:p>
            <text:p>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2031856851</text:p>
          </table:table-cell>
          <table:table-cell office:value-type="float" office:value="2">
            <text:p>2</text:p>
          </table:table-cell>
          <table:table-cell table:style-name="ce19" office:value-type="float" office:value="1348.13">
            <text:p>1348.13</text:p>
          </table:table-cell>
          <table:table-cell table:style-name="ce19" office:value-type="float" office:value="2696.26">
            <text:p>2696.26</text:p>
          </table:table-cell>
          <table:table-cell table:number-columns-repeated="1014"/>
        </table:table-row>
        <table:table-row table:style-name="ro9">
          <table:table-cell office:value-type="string">
            <text:p>IM-000000011378804-AP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3945ECST SNTC-8X5XNBD 3945E VoiceBun</text:p>
            <text:p>w/PVDM3-64,FL-CME-SRST-25 - 2 : 31-JUL-21 - 30-JUL-22</text:p>
            <text:p>SHIP/INSTALL LOCATION: 1 INGRAM BLVD, LA VERGNE,</text:p>
            <text:p>TN, 37086</text:p>
            <text:p>SERVICE CONTRACT #: 93365786</text:p>
            <text:p>SERVICE CONTRACT START DATE: 31-JUL-2021</text:p>
            <text:p>SERVICE CONTRACT END DATE: 30-JUL-2022</text:p>
            <text:p>QUOTE NUMBER: 291813882</text:p>
            <text:p>GROUP LINE ID: -1284062480CON-SNT-3945ECST SNTC-8X5XNBD 3945E VoiceBun</text:p>
            <text:p>w/PVDM3-64,FL-CME-SRST-25 - 2 : 31-JUL-21 - 30-JUL-22</text:p>
            <text:p>SHIP/INSTALL LOCATION: 1 INGRAM BLVD, LA VERGNE,</text:p>
            <text:p>TN, 37086</text:p>
            <text:p>SERVICE CONTRACT #: 93365786</text:p>
            <text:p>SERVICE CONTRACT START DATE: 31-JUL-2021</text:p>
            <text:p>SERVICE CONTRACT END DATE: 30-JUL-2022</text:p>
            <text:p>QUOTE NUMBER: 291813882</text:p>
            <text:p>GROUP LINE ID: -1284062480CON-SNT-3945ECST SNTC-8X5XNBD 3945E VoiceBun</text:p>
            <text:p>w/PVDM3-64,FL-CME-SRST-25 - 2 : 31-JUL-21 - 30-JUL-22</text:p>
            <text:p>SHIP/INSTALL LOCATION: 1 INGRAM BLVD, LA VERGNE,</text:p>
            <text:p>TN, 37086</text:p>
            <text:p>SERVICE CONTRACT #: 93365786</text:p>
            <text:p>SERVICE CONTRACT START DATE: 31-JUL-2021</text:p>
            <text:p>SERVICE CONTRACT END DATE: 30-JUL-2022</text:p>
            <text:p>QUOTE NUMBER: 291813882</text:p>
            <text:p>GROUP LINE ID: -1284062480CON-SNT-3945ECST SNTC-8X5XNBD 3945E VoiceBun</text:p>
            <text:p>w/PVDM3-64,FL-CME-SRST-25 - 2 : 31-JUL-21 - 30-JUL-22</text:p>
            <text:p>SHIP/INSTALL LOCATION: 1 INGRAM BLVD, LA VERGNE,</text:p>
            <text:p>TN, 37086</text:p>
            <text:p>SERVICE CONTRACT #: 93365786</text:p>
            <text:p>SERVICE CONTRACT START DATE: 31-JUL-2021</text:p>
            <text:p>SERVICE CONTRACT END DATE: 30-JUL-2022</text:p>
            <text:p>QUOTE NUMBER: 291813882</text:p>
            <text:p>GROUP LINE ID: -1284062480CON-SNT-3945ECST SNTC-8X5XNBD 3945E VoiceBun</text:p>
            <text:p>w/PVDM3-64,FL-CME-SRST-25 - 2 : 31-JUL-21 - 30-JUL-22</text:p>
            <text:p>SHIP/INSTALL LOCATION: 1 INGRAM BLVD, LA VERGNE,</text:p>
            <text:p>TN, 37086</text:p>
            <text:p>SERVICE CONTRACT #: 93365786</text:p>
            <text:p>SERVICE CONTRACT START DATE: 31-JUL-2021</text:p>
            <text:p>SERVICE CONTRACT END DATE: 30-JUL-2022</text:p>
            <text:p>QUOTE NUMBER: 291813882</text:p>
            <text:p>GROUP LINE ID: -1284062480</text:p>
          </table:table-cell>
          <table:table-cell office:value-type="float" office:value="2">
            <text:p>2</text:p>
          </table:table-cell>
          <table:table-cell table:style-name="ce19" office:value-type="float" office:value="1242">
            <text:p>1242.00</text:p>
          </table:table-cell>
          <table:table-cell table:style-name="ce19" office:value-type="float" office:value="2484">
            <text:p>2484.00</text:p>
          </table:table-cell>
          <table:table-cell table:number-columns-repeated="1014"/>
        </table:table-row>
        <table:table-row table:style-name="ro67">
          <table:table-cell office:value-type="string">
            <text:p>IM-000000011378804-AP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3945V SNTC-8X5XNBD Cisco 3945 Voice Bundle,</text:p>
            <text:p>UC License PAK - 2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2060184746CON-SNT-3945V SNTC-8X5XNBD Cisco 3945 Voice Bundle,</text:p>
            <text:p>UC License PAK - 2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2060184746CON-SNT-3945V SNTC-8X5XNBD Cisco 3945 Voice Bundle,</text:p>
            <text:p>UC License PAK - 2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2060184746CON-SNT-3945V SNTC-8X5XNBD Cisco 3945 Voice Bundle,</text:p>
            <text:p>UC License PAK - 2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2060184746CON-SNT-3945V SNTC-8X5XNBD Cisco 3945 Voice Bundle,</text:p>
            <text:p>UC License PAK - 2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2060184746</text:p>
          </table:table-cell>
          <table:table-cell office:value-type="float" office:value="2">
            <text:p>2</text:p>
          </table:table-cell>
          <table:table-cell table:style-name="ce19" office:value-type="float" office:value="1266.3">
            <text:p>1266.30</text:p>
          </table:table-cell>
          <table:table-cell table:style-name="ce19" office:value-type="float" office:value="2532.6">
            <text:p>2532.60</text:p>
          </table:table-cell>
          <table:table-cell table:number-columns-repeated="1014"/>
        </table:table-row>
        <table:table-row table:style-name="ro67">
          <table:table-cell office:value-type="string">
            <text:p>IM-000000011378804-AP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AIRCT85R SNTC-8X5XNBD Cisco 8540 Wireless</text:p>
            <text:p>Controller - 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2061831298CON-SNT-AIRCT85R SNTC-8X5XNBD Cisco 8540 Wireless</text:p>
            <text:p>Controller - 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2061831298CON-SNT-AIRCT85R SNTC-8X5XNBD Cisco 8540 Wireless</text:p>
            <text:p>Controller - 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2061831298CON-SNT-AIRCT85R SNTC-8X5XNBD Cisco 8540 Wireless</text:p>
            <text:p>Controller - 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2061831298CON-SNT-AIRCT85R SNTC-8X5XNBD Cisco 8540 Wireless</text:p>
            <text:p>Controller - 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2061831298</text:p>
          </table:table-cell>
          <table:table-cell office:value-type="float" office:value="5">
            <text:p>5</text:p>
          </table:table-cell>
          <table:table-cell table:style-name="ce19" office:value-type="float" office:value="2392.65">
            <text:p>2392.65</text:p>
          </table:table-cell>
          <table:table-cell table:style-name="ce19" office:value-type="float" office:value="11963.25">
            <text:p>11963.25</text:p>
          </table:table-cell>
          <table:table-cell table:number-columns-repeated="1014"/>
        </table:table-row>
        <table:table-row table:style-name="ro67">
          <table:table-cell office:value-type="string">
            <text:p>IM-000000011378804-AP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AIRCT85R SNTC-8X5XNBD Cisco 8540 Wireless</text:p>
            <text:p>Controller - 2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2062375055CON-SNT-AIRCT85R SNTC-8X5XNBD Cisco 8540 Wireless</text:p>
            <text:p>Controller - 2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2062375055CON-SNT-AIRCT85R SNTC-8X5XNBD Cisco 8540 Wireless</text:p>
            <text:p>Controller - 2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2062375055CON-SNT-AIRCT85R SNTC-8X5XNBD Cisco 8540 Wireless</text:p>
            <text:p>Controller - 2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2062375055CON-SNT-AIRCT85R SNTC-8X5XNBD Cisco 8540 Wireless</text:p>
            <text:p>Controller - 2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2062375055</text:p>
          </table:table-cell>
          <table:table-cell office:value-type="float" office:value="2">
            <text:p>2</text:p>
          </table:table-cell>
          <table:table-cell table:style-name="ce19" office:value-type="float" office:value="2392.65">
            <text:p>2392.65</text:p>
          </table:table-cell>
          <table:table-cell table:style-name="ce19" office:value-type="float" office:value="4785.3">
            <text:p>4785.30</text:p>
          </table:table-cell>
          <table:table-cell table:number-columns-repeated="1014"/>
        </table:table-row>
        <table:table-row table:style-name="ro67">
          <table:table-cell office:value-type="string">
            <text:p>IM-000000011378804-AP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+E SNTC-8X5XNBD Catalyst4500E 7 slot</text:p>
            <text:p>chassis for 48Gbps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22658725CON-SNT-C4507R+E SNTC-8X5XNBD Catalyst4500E 7 slot</text:p>
            <text:p>chassis for 48Gbps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22658725CON-SNT-C4507R+E SNTC-8X5XNBD Catalyst4500E 7 slot</text:p>
            <text:p>chassis for 48Gbps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22658725CON-SNT-C4507R+E SNTC-8X5XNBD Catalyst4500E 7 slot</text:p>
            <text:p>chassis for 48Gbps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22658725CON-SNT-C4507R+E SNTC-8X5XNBD Catalyst4500E 7 slot</text:p>
            <text:p>chassis for 48Gbps - 2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22658725</text:p>
          </table:table-cell>
          <table:table-cell office:value-type="float" office:value="2">
            <text:p>2</text:p>
          </table:table-cell>
          <table:table-cell table:style-name="ce19" office:value-type="float" office:value="1410.71">
            <text:p>1410.71</text:p>
          </table:table-cell>
          <table:table-cell table:style-name="ce19" office:value-type="float" office:value="2821.42">
            <text:p>2821.42</text:p>
          </table:table-cell>
          <table:table-cell table:number-columns-repeated="1014"/>
        </table:table-row>
        <table:table-row table:style-name="ro67">
          <table:table-cell office:value-type="string">
            <text:p>IM-000000011378804-AP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WSC3851X SNTC-8X5XNBD Cisco Catalyst 3850</text:p>
            <text:p>12 Port 10G Fiber Sw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312667455CON-SNT-WSC3851X SNTC-8X5XNBD Cisco Catalyst 3850</text:p>
            <text:p>12 Port 10G Fiber Sw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312667455CON-SNT-WSC3851X SNTC-8X5XNBD Cisco Catalyst 3850</text:p>
            <text:p>12 Port 10G Fiber Sw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312667455CON-SNT-WSC3851X SNTC-8X5XNBD Cisco Catalyst 3850</text:p>
            <text:p>12 Port 10G Fiber Sw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312667455CON-SNT-WSC3851X SNTC-8X5XNBD Cisco Catalyst 3850</text:p>
            <text:p>12 Port 10G Fiber Sw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312667455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52.33">
            <text:p>552.33</text:p>
          </table:table-cell>
          <table:table-cell table:number-columns-repeated="1014"/>
        </table:table-row>
        <table:table-row table:style-name="ro67">
          <table:table-cell office:value-type="string">
            <text:p>IM-000000011378804-AP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+E SNTC-8X5XNBD Catalyst4500E 7 slot</text:p>
            <text:p>chassis for 48Gbps - 42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390593264CON-SNT-C4507R+E SNTC-8X5XNBD Catalyst4500E 7 slot</text:p>
            <text:p>chassis for 48Gbps - 42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390593264CON-SNT-C4507R+E SNTC-8X5XNBD Catalyst4500E 7 slot</text:p>
            <text:p>chassis for 48Gbps - 42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390593264CON-SNT-C4507R+E SNTC-8X5XNBD Catalyst4500E 7 slot</text:p>
            <text:p>chassis for 48Gbps - 42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390593264CON-SNT-C4507R+E SNTC-8X5XNBD Catalyst4500E 7 slot</text:p>
            <text:p>chassis for 48Gbps - 42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390593264</text:p>
          </table:table-cell>
          <table:table-cell office:value-type="float" office:value="42">
            <text:p>42</text:p>
          </table:table-cell>
          <table:table-cell table:style-name="ce19" office:value-type="float" office:value="1410.71">
            <text:p>1410.71</text:p>
          </table:table-cell>
          <table:table-cell table:style-name="ce19" office:value-type="float" office:value="59249.82">
            <text:p>59249.82</text:p>
          </table:table-cell>
          <table:table-cell table:number-columns-repeated="1014"/>
        </table:table-row>
        <table:table-row table:style-name="ro67">
          <table:table-cell office:value-type="string">
            <text:p>IM-000000011378804-AP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3750X4PS SNTC-8X5XNBD Catalyst 3750X 48</text:p>
            <text:p>Port PoE IP Base - 4 : 31-JUL-21 - 31-OCT-21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1-OCT-2021</text:p>
            <text:p>QUOTE NUMBER: 291813882</text:p>
            <text:p>GROUP LINE ID: 426754520CON-SNT-3750X4PS SNTC-8X5XNBD Catalyst 3750X 48</text:p>
            <text:p>Port PoE IP Base - 4 : 31-JUL-21 - 31-OCT-21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1-OCT-2021</text:p>
            <text:p>QUOTE NUMBER: 291813882</text:p>
            <text:p>GROUP LINE ID: 426754520CON-SNT-3750X4PS SNTC-8X5XNBD Catalyst 3750X 48</text:p>
            <text:p>Port PoE IP Base - 4 : 31-JUL-21 - 31-OCT-21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1-OCT-2021</text:p>
            <text:p>QUOTE NUMBER: 291813882</text:p>
            <text:p>GROUP LINE ID: 426754520CON-SNT-3750X4PS SNTC-8X5XNBD Catalyst 3750X 48</text:p>
            <text:p>Port PoE IP Base - 4 : 31-JUL-21 - 31-OCT-21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1-OCT-2021</text:p>
            <text:p>QUOTE NUMBER: 291813882</text:p>
            <text:p>GROUP LINE ID: 426754520CON-SNT-3750X4PS SNTC-8X5XNBD Catalyst 3750X 48</text:p>
            <text:p>Port PoE IP Base - 4 : 31-JUL-21 - 31-OCT-21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1-OCT-2021</text:p>
            <text:p>QUOTE NUMBER: 291813882</text:p>
            <text:p>GROUP LINE ID: 426754520</text:p>
          </table:table-cell>
          <table:table-cell office:value-type="float" office:value="4">
            <text:p>4</text:p>
          </table:table-cell>
          <table:table-cell table:style-name="ce19" office:value-type="float" office:value="141.49">
            <text:p>141.49</text:p>
          </table:table-cell>
          <table:table-cell table:style-name="ce19" office:value-type="float" office:value="565.96">
            <text:p>565.96</text:p>
          </table:table-cell>
          <table:table-cell table:number-columns-repeated="1014"/>
        </table:table-row>
        <table:table-row table:style-name="ro9">
          <table:table-cell office:value-type="string">
            <text:p>IM-000000011378804-AP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ECDN-MX700D2C ESS WITH 8X5XNBD Cisco MX700</text:p>
            <text:p>NPP Dual 55in Dual Camera - 1 : 31-JUL-21 - 30-JUL-22</text:p>
            <text:p>SHIP/INSTALL LOCATION: 1 INGRAM BLVD, LA VERGNE,</text:p>
            <text:p>TN, 37086</text:p>
            <text:p>SERVICE CONTRACT #: 94364903</text:p>
            <text:p>SERVICE CONTRACT START DATE: 31-JUL-2021</text:p>
            <text:p>SERVICE CONTRACT END DATE: 30-JUL-2022</text:p>
            <text:p>QUOTE NUMBER: 291813882</text:p>
            <text:p>GROUP LINE ID: 455452067CON-ECDN-MX700D2C ESS WITH 8X5XNBD Cisco MX700</text:p>
            <text:p>NPP Dual 55in Dual Camera - 1 : 31-JUL-21 - 30-JUL-22</text:p>
            <text:p>SHIP/INSTALL LOCATION: 1 INGRAM BLVD, LA VERGNE,</text:p>
            <text:p>TN, 37086</text:p>
            <text:p>SERVICE CONTRACT #: 94364903</text:p>
            <text:p>SERVICE CONTRACT START DATE: 31-JUL-2021</text:p>
            <text:p>SERVICE CONTRACT END DATE: 30-JUL-2022</text:p>
            <text:p>QUOTE NUMBER: 291813882</text:p>
            <text:p>GROUP LINE ID: 455452067CON-ECDN-MX700D2C ESS WITH 8X5XNBD Cisco MX700</text:p>
            <text:p>NPP Dual 55in Dual Camera - 1 : 31-JUL-21 - 30-JUL-22</text:p>
            <text:p>SHIP/INSTALL LOCATION: 1 INGRAM BLVD, LA VERGNE,</text:p>
            <text:p>TN, 37086</text:p>
            <text:p>SERVICE CONTRACT #: 94364903</text:p>
            <text:p>SERVICE CONTRACT START DATE: 31-JUL-2021</text:p>
            <text:p>SERVICE CONTRACT END DATE: 30-JUL-2022</text:p>
            <text:p>QUOTE NUMBER: 291813882</text:p>
            <text:p>GROUP LINE ID: 455452067CON-ECDN-MX700D2C ESS WITH 8X5XNBD Cisco MX700</text:p>
            <text:p>NPP Dual 55in Dual Camera - 1 : 31-JUL-21 - 30-JUL-22</text:p>
            <text:p>SHIP/INSTALL LOCATION: 1 INGRAM BLVD, LA VERGNE,</text:p>
            <text:p>TN, 37086</text:p>
            <text:p>SERVICE CONTRACT #: 94364903</text:p>
            <text:p>SERVICE CONTRACT START DATE: 31-JUL-2021</text:p>
            <text:p>SERVICE CONTRACT END DATE: 30-JUL-2022</text:p>
            <text:p>QUOTE NUMBER: 291813882</text:p>
            <text:p>GROUP LINE ID: 455452067CON-ECDN-MX700D2C ESS WITH 8X5XNBD Cisco MX700</text:p>
            <text:p>NPP Dual 55in Dual Camera - 1 : 31-JUL-21 - 30-JUL-22</text:p>
            <text:p>SHIP/INSTALL LOCATION: 1 INGRAM BLVD, LA VERGNE,</text:p>
            <text:p>TN, 37086</text:p>
            <text:p>SERVICE CONTRACT #: 94364903</text:p>
            <text:p>SERVICE CONTRACT START DATE: 31-JUL-2021</text:p>
            <text:p>SERVICE CONTRACT END DATE: 30-JUL-2022</text:p>
            <text:p>QUOTE NUMBER: 291813882</text:p>
            <text:p>GROUP LINE ID: 455452067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173.85">
            <text:p>3173.85</text:p>
          </table:table-cell>
          <table:table-cell table:number-columns-repeated="1014"/>
        </table:table-row>
        <table:table-row table:style-name="ro67">
          <table:table-cell office:value-type="string">
            <text:p>IM-000000011378804-AP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460872610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460872610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460872610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460872610CON-SNT-C4507R+E SNTC-8X5XNBD Catalyst4500E 7 slot</text:p>
            <text:p>chassis for 48Gbps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460872610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410.71">
            <text:p>1410.71</text:p>
          </table:table-cell>
          <table:table-cell table:number-columns-repeated="1014"/>
        </table:table-row>
        <table:table-row table:style-name="ro67">
          <table:table-cell office:value-type="string">
            <text:p>IM-000000011378804-AP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WSC3851X SNTC-8X5XNBD Cisco Catalyst 3850</text:p>
            <text:p>12 Port 10G Fiber Sw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352210039CON-SNT-WSC3851X SNTC-8X5XNBD Cisco Catalyst 3850</text:p>
            <text:p>12 Port 10G Fiber Sw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352210039CON-SNT-WSC3851X SNTC-8X5XNBD Cisco Catalyst 3850</text:p>
            <text:p>12 Port 10G Fiber Sw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352210039CON-SNT-WSC3851X SNTC-8X5XNBD Cisco Catalyst 3850</text:p>
            <text:p>12 Port 10G Fiber Sw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352210039CON-SNT-WSC3851X SNTC-8X5XNBD Cisco Catalyst 3850</text:p>
            <text:p>12 Port 10G Fiber Sw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-1352210039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52.33">
            <text:p>552.33</text:p>
          </table:table-cell>
          <table:table-cell table:number-columns-repeated="1014"/>
        </table:table-row>
        <table:table-row table:style-name="ro67">
          <table:table-cell office:value-type="string">
            <text:p>IM-000000011378804-AP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07R+E SNTC-8X5XNBD Catalyst4500E 7 slot</text:p>
            <text:p>chassis for 48Gbps - 9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513949154CON-SNT-C4507R+E SNTC-8X5XNBD Catalyst4500E 7 slot</text:p>
            <text:p>chassis for 48Gbps - 9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513949154CON-SNT-C4507R+E SNTC-8X5XNBD Catalyst4500E 7 slot</text:p>
            <text:p>chassis for 48Gbps - 9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513949154CON-SNT-C4507R+E SNTC-8X5XNBD Catalyst4500E 7 slot</text:p>
            <text:p>chassis for 48Gbps - 9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513949154CON-SNT-C4507R+E SNTC-8X5XNBD Catalyst4500E 7 slot</text:p>
            <text:p>chassis for 48Gbps - 9 : 31-JUL-21 - 30-JUL-22</text:p>
            <text:p>SHIP/INSTALL LOCATION: 1 INGRAM BLVD, LA VERGNE,</text:p>
            <text:p>TN, 37086</text:p>
            <text:p>SERVICE CONTRACT #: 95068958</text:p>
            <text:p>SERVICE CONTRACT START DATE: 31-JUL-2021</text:p>
            <text:p>SERVICE CONTRACT END DATE: 30-JUL-2022</text:p>
            <text:p>QUOTE NUMBER: 291813882</text:p>
            <text:p>GROUP LINE ID: 513949154</text:p>
          </table:table-cell>
          <table:table-cell office:value-type="float" office:value="9">
            <text:p>9</text:p>
          </table:table-cell>
          <table:table-cell table:style-name="ce19" office:value-type="float" office:value="1410.71">
            <text:p>1410.71</text:p>
          </table:table-cell>
          <table:table-cell table:style-name="ce19" office:value-type="float" office:value="12696.39">
            <text:p>12696.39</text:p>
          </table:table-cell>
          <table:table-cell table:number-columns-repeated="1014"/>
        </table:table-row>
        <table:table-row table:style-name="ro67">
          <table:table-cell office:value-type="string">
            <text:p>IM-000000011378804-AP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4510R+E SNTC-8X5XNBD Catalyst 4500E 10</text:p>
            <text:p>slot chassis for 48Gbp - 7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51695035CON-SNT-C4510R+E SNTC-8X5XNBD Catalyst 4500E 10</text:p>
            <text:p>slot chassis for 48Gbp - 7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51695035CON-SNT-C4510R+E SNTC-8X5XNBD Catalyst 4500E 10</text:p>
            <text:p>slot chassis for 48Gbp - 7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51695035CON-SNT-C4510R+E SNTC-8X5XNBD Catalyst 4500E 10</text:p>
            <text:p>slot chassis for 48Gbp - 7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51695035CON-SNT-C4510R+E SNTC-8X5XNBD Catalyst 4500E 10</text:p>
            <text:p>slot chassis for 48Gbp - 7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51695035</text:p>
          </table:table-cell>
          <table:table-cell office:value-type="float" office:value="7">
            <text:p>7</text:p>
          </table:table-cell>
          <table:table-cell table:style-name="ce19" office:value-type="float" office:value="2687.69">
            <text:p>2687.69</text:p>
          </table:table-cell>
          <table:table-cell table:style-name="ce19" office:value-type="float" office:value="18813.83">
            <text:p>18813.83</text:p>
          </table:table-cell>
          <table:table-cell table:number-columns-repeated="1014"/>
        </table:table-row>
        <table:table-row table:style-name="ro67">
          <table:table-cell office:value-type="string">
            <text:p>IM-000000011378804-AP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ISR45XK9 SNTC-8X5XNBD Cisco ISR4451</text:p>
            <text:p>(4GE,3 - 6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662077217</text:p>
            <text:p>CON-SNT-ISR45XK9 SNTC-8X5XNBD Cisco ISR4451</text:p>
            <text:p>(4GE,3 - 6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662077217</text:p>
            <text:p>CON-SNT-ISR45XK9 SNTC-8X5XNBD Cisco ISR4451</text:p>
            <text:p>(4GE,3 - 6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662077217</text:p>
            <text:p>CON-SNT-ISR45XK9 SNTC-8X5XNBD Cisco ISR4451</text:p>
            <text:p>(4GE,3 - 6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662077217</text:p>
            <text:p>CON-SNT-ISR45XK9 SNTC-8X5XNBD Cisco ISR4451</text:p>
            <text:p>(4GE,3 - 6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662077217</text:p>
            <text:p/>
          </table:table-cell>
          <table:table-cell office:value-type="float" office:value="6">
            <text:p>6</text:p>
          </table:table-cell>
          <table:table-cell table:style-name="ce19" office:value-type="float" office:value="1223.16">
            <text:p>1223.16</text:p>
          </table:table-cell>
          <table:table-cell table:style-name="ce19" office:value-type="float" office:value="7339.08">
            <text:p>7339.08</text:p>
          </table:table-cell>
          <table:table-cell table:number-columns-repeated="1014"/>
        </table:table-row>
        <table:table-row table:style-name="ro15">
          <table:table-cell office:value-type="string">
            <text:p>IM-000000011378804-AP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ISR45XK9 SNTC-8X5XNBD Cisco ISR4451</text:p>
            <text:p>(4GE,3 - 4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663465995CON-SNT-ISR45XK9 SNTC-8X5XNBD Cisco ISR4451</text:p>
            <text:p>(4GE,3 - 4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663465995CON-SNT-ISR45XK9 SNTC-8X5XNBD Cisco ISR4451</text:p>
            <text:p>(4GE,3 - 4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663465995CON-SNT-ISR45XK9 SNTC-8X5XNBD Cisco ISR4451</text:p>
            <text:p>(4GE,3 - 4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663465995CON-SNT-ISR45XK9 SNTC-8X5XNBD Cisco ISR4451</text:p>
            <text:p>(4GE,3 - 4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663465995</text:p>
          </table:table-cell>
          <table:table-cell office:value-type="float" office:value="4">
            <text:p>4</text:p>
          </table:table-cell>
          <table:table-cell table:style-name="ce19" office:value-type="float" office:value="1223.18">
            <text:p>1223.18</text:p>
          </table:table-cell>
          <table:table-cell table:style-name="ce19" office:value-type="float" office:value="4892.72">
            <text:p>4892.72</text:p>
          </table:table-cell>
          <table:table-cell table:number-columns-repeated="1014"/>
        </table:table-row>
        <table:table-row table:style-name="ro67">
          <table:table-cell office:value-type="string">
            <text:p>IM-000000011378804-AP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9407R9E SNTC-8X5XNBD Catalyst 9400 Series</text:p>
            <text:p>7 slot, Sup, 2xC940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699255887CON-SNT-C9407R9E SNTC-8X5XNBD Catalyst 9400 Series</text:p>
            <text:p>7 slot, Sup, 2xC940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699255887CON-SNT-C9407R9E SNTC-8X5XNBD Catalyst 9400 Series</text:p>
            <text:p>7 slot, Sup, 2xC940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699255887CON-SNT-C9407R9E SNTC-8X5XNBD Catalyst 9400 Series</text:p>
            <text:p>7 slot, Sup, 2xC940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699255887CON-SNT-C9407R9E SNTC-8X5XNBD Catalyst 9400 Series</text:p>
            <text:p>7 slot, Sup, 2xC940 - 1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699255887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31.45">
            <text:p>531.45</text:p>
          </table:table-cell>
          <table:table-cell table:number-columns-repeated="1014"/>
        </table:table-row>
        <table:table-row table:style-name="ro13">
          <table:table-cell office:value-type="string">
            <text:p>IM-000000011378804-AP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C95K16XA SNTC-8X5XNBD Catalyst 9500 16-por</text:p>
            <text:p>- 6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739355086CON-SNT-C95K16XA SNTC-8X5XNBD Catalyst 9500 16-por</text:p>
            <text:p>- 6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739355086CON-SNT-C95K16XA SNTC-8X5XNBD Catalyst 9500 16-por</text:p>
            <text:p>- 6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739355086CON-SNT-C95K16XA SNTC-8X5XNBD Catalyst 9500 16-por</text:p>
            <text:p>- 6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739355086</text:p>
          </table:table-cell>
          <table:table-cell office:value-type="float" office:value="6">
            <text:p>6</text:p>
          </table:table-cell>
          <table:table-cell table:style-name="ce19" office:value-type="float" office:value="535.64">
            <text:p>535.64</text:p>
          </table:table-cell>
          <table:table-cell table:style-name="ce19" office:value-type="float" office:value="3213.84">
            <text:p>3213.84</text:p>
          </table:table-cell>
          <table:table-cell table:number-columns-repeated="1014"/>
        </table:table-row>
        <table:table-row table:style-name="ro19">
          <table:table-cell office:value-type="string">
            <text:p>IM-000000011378804-AP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3945ECST SNTC-8X5XNBD 3945E VoiceBun</text:p>
            <text:p>w/PVDM3-64,FL-CME-SRST-25 - 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762982743CON-SNT-3945ECST SNTC-8X5XNBD 3945E VoiceBun</text:p>
            <text:p>w/PVDM3-64,FL-CME-SRST-25 - 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762982743CON-SNT-3945ECST SNTC-8X5XNBD 3945E VoiceBun</text:p>
            <text:p>w/PVDM3-64,FL-CME-SRST-25 - 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762982743CON-SNT-3945ECST SNTC-8X5XNBD 3945E VoiceBun</text:p>
            <text:p>w/PVDM3-64,FL-CME-SRST-25 - 5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762982743</text:p>
          </table:table-cell>
          <table:table-cell office:value-type="float" office:value="5">
            <text:p>5</text:p>
          </table:table-cell>
          <table:table-cell table:style-name="ce19" office:value-type="float" office:value="1242">
            <text:p>1242.00</text:p>
          </table:table-cell>
          <table:table-cell table:style-name="ce19" office:value-type="float" office:value="6210">
            <text:p>6210.00</text:p>
          </table:table-cell>
          <table:table-cell table:number-columns-repeated="1014"/>
        </table:table-row>
        <table:table-row table:style-name="ro13">
          <table:table-cell office:value-type="string">
            <text:p>IM-000000011378804-AP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WSC365FD SNTC-8X5XNBD Cisco Catalyst 3650</text:p>
            <text:p>48 Port Full PoE 2x1 - 3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830675848CON-SNT-WSC365FD SNTC-8X5XNBD Cisco Catalyst 3650</text:p>
            <text:p>48 Port Full PoE 2x1 - 3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830675848CON-SNT-WSC365FD SNTC-8X5XNBD Cisco Catalyst 3650</text:p>
            <text:p>48 Port Full PoE 2x1 - 3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830675848CON-SNT-WSC365FD SNTC-8X5XNBD Cisco Catalyst 3650</text:p>
            <text:p>48 Port Full PoE 2x1 - 3 : 31-JUL-21 - 30-JUL-22</text:p>
            <text:p>SHIP/INSTALL LOCATION: 1 INGRAM BLVD, LA VERGNE,</text:p>
            <text:p>TN, 37086</text:p>
            <text:p>SERVICE CONTRACT #: 204251366</text:p>
            <text:p>SERVICE CONTRACT START DATE: 31-JUL-2021</text:p>
            <text:p>SERVICE CONTRACT END DATE: 30-JUL-2022</text:p>
            <text:p>QUOTE NUMBER: 291813882</text:p>
            <text:p>GROUP LINE ID: 830675848</text:p>
          </table:table-cell>
          <table:table-cell office:value-type="float" office:value="3">
            <text:p>3</text:p>
          </table:table-cell>
          <table:table-cell table:style-name="ce19" office:value-type="float" office:value="396">
            <text:p>396.00</text:p>
          </table:table-cell>
          <table:table-cell table:style-name="ce19" office:value-type="float" office:value="1188">
            <text:p>1188.00</text:p>
          </table:table-cell>
          <table:table-cell table:number-columns-repeated="1014"/>
        </table:table-row>
        <table:table-row table:style-name="ro5">
          <table:table-cell office:value-type="string">
            <text:p>IM-000000011378804-AP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30-UPE05</text:p>
          </table:table-cell>
          <table:table-cell table:number-columns-repeated="2"/>
          <table:table-cell table:style-name="ce9" office:value-type="string">
            <text:p>CON-SNT-WSC3851X SNTC-8X5XNBD Cisco Catalyst 3850</text:p>
            <text:p>12 Port 10G Fiber Sw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985407281</text:p>
            <text:p>Invoice Format (BID/Order): All Lines &gt; $0</text:p>
            <text:p>Ship From Country Code: USCON-SNT-WSC3851X SNTC-8X5XNBD Cisco Catalyst 3850</text:p>
            <text:p>12 Port 10G Fiber Sw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985407281</text:p>
            <text:p>Invoice Format (BID/Order): All Lines &gt; $0</text:p>
            <text:p>Ship From Country Code: USCON-SNT-WSC3851X SNTC-8X5XNBD Cisco Catalyst 3850</text:p>
            <text:p>12 Port 10G Fiber Sw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985407281</text:p>
            <text:p>Invoice Format (BID/Order): All Lines &gt; $0</text:p>
            <text:p>Ship From Country Code: USCON-SNT-WSC3851X SNTC-8X5XNBD Cisco Catalyst 3850</text:p>
            <text:p>12 Port 10G Fiber Sw - 1 : 31-JUL-21 - 30-JUL-22</text:p>
            <text:p>SHIP/INSTALL LOCATION: 1 INGRAM BLVD, LA VERGNE,</text:p>
            <text:p>TN, 37086</text:p>
            <text:p>SERVICE CONTRACT #: 202630068</text:p>
            <text:p>SERVICE CONTRACT START DATE: 31-JUL-2021</text:p>
            <text:p>SERVICE CONTRACT END DATE: 30-JUL-2022</text:p>
            <text:p>QUOTE NUMBER: 291813882</text:p>
            <text:p>GROUP LINE ID: 985407281</text:p>
            <text:p>Invoice Format (BID/Order): All Lines &gt; $0</text:p>
            <text:p>Ship From Country Code: US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52.33">
            <text:p>552.33</text:p>
          </table:table-cell>
          <table:table-cell table:number-columns-repeated="1014"/>
        </table:table-row>
        <table:table-row table:style-name="ro1">
          <table:table-cell office:value-type="string">
            <text:p>IM-000000011378807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80-ZVC40</text:p>
          </table:table-cell>
          <table:table-cell/>
          <table:table-cell office:value-type="string">
            <text:p>COTERM</text:p>
          </table:table-cell>
          <table:table-cell office:value-type="string">
            <text:p>CoTerm (2685945-1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466.65">
            <text:p>2466.65</text:p>
          </table:table-cell>
          <table:table-cell table:number-columns-repeated="1014"/>
        </table:table-row>
        <table:table-row table:style-name="ro1">
          <table:table-cell office:value-type="string">
            <text:p>IM-000000011378808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50-XP758</text:p>
          </table:table-cell>
          <table:table-cell/>
          <table:table-cell office:value-type="string">
            <text:p>COTERM</text:p>
          </table:table-cell>
          <table:table-cell office:value-type="string">
            <text:p>CoTerm (2684560-1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3810.68">
            <text:p>13810.68</text:p>
          </table:table-cell>
          <table:table-cell table:number-columns-repeated="1014"/>
        </table:table-row>
        <table:table-row table:style-name="ro1">
          <table:table-cell office:value-type="string">
            <text:p>IM-000000011378809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J50</text:p>
          </table:table-cell>
          <table:table-cell/>
          <table:table-cell office:value-type="string">
            <text:p>COTERM</text:p>
          </table:table-cell>
          <table:table-cell office:value-type="string">
            <text:p>CoTerm (2684519-1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885.74">
            <text:p>885.74</text:p>
          </table:table-cell>
          <table:table-cell table:number-columns-repeated="1014"/>
        </table:table-row>
        <table:table-row table:style-name="ro1">
          <table:table-cell office:value-type="string">
            <text:p>IM-000000011378810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65322</text:p>
          </table:table-cell>
          <table:table-cell/>
          <table:table-cell office:value-type="string">
            <text:p>COTERM</text:p>
          </table:table-cell>
          <table:table-cell office:value-type="string">
            <text:p>CoTerm (2688280-1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888.11">
            <text:p>888.11</text:p>
          </table:table-cell>
          <table:table-cell table:number-columns-repeated="1014"/>
        </table:table-row>
        <table:table-row table:style-name="ro38">
          <table:table-cell office:value-type="string">
            <text:p>IM-000000011378811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66394</text:p>
          </table:table-cell>
          <table:table-cell table:number-columns-repeated="2"/>
          <table:table-cell table:style-name="ce9" office:value-type="string">
            <text:p>SPBAMSENS: Acronis Cyber Backup Cloud Standard</text:p>
            <text:p>– Acronis Hosted (per GB)SPBAMSENS: Acronis Cyber Backup Cloud Standard</text:p>
            <text:p>– Acronis Hosted (per GB)SPBAMSENS: Acronis Cyber Backup Cloud Standard</text:p>
            <text:p>– Acronis Hosted (per GB)SPBAMSENS: Acronis Cyber Backup Cloud Standard</text:p>
            <text:p>– Acronis Hosted (per GB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30.03">
            <text:p>530.03</text:p>
          </table:table-cell>
          <table:table-cell table:number-columns-repeated="1014"/>
        </table:table-row>
        <table:table-row table:style-name="ro38">
          <table:table-cell office:value-type="string">
            <text:p>IM-000000011378811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70-66394</text:p>
          </table:table-cell>
          <table:table-cell table:number-columns-repeated="2"/>
          <table:table-cell table:style-name="ce9" office:value-type="string">
            <text:p>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81.51">
            <text:p>581.51</text:p>
          </table:table-cell>
          <table:table-cell table:number-columns-repeated="1014"/>
        </table:table-row>
        <table:table-row table:style-name="ro32">
          <table:table-cell office:value-type="string">
            <text:p>IM-00000001137881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-YXE81</text:p>
          </table:table-cell>
          <table:table-cell table:number-columns-repeated="2"/>
          <table:table-cell table:style-name="ce9" office:value-type="string">
            <text:p>DuraFon-BA</text:p>
            <text:p>DuraFon Battery for use with 1X, PRO, SIP, DuraWalkie1X &amp;</text:p>
            <text:p>DuraWalkie HandsetsDuraFon-BA</text:p>
            <text:p>DuraFon Battery for use with 1X, PRO, SIP, DuraWalkie1X &amp;</text:p>
            <text:p>DuraWalkie HandsetsDuraFon-BA</text:p>
            <text:p>DuraFon Battery for use with 1X, PRO, SIP, DuraWalkie1X &amp;</text:p>
            <text:p>DuraWalkie HandsetsDuraFon-BA</text:p>
            <text:p>DuraFon Battery for use with 1X, PRO, SIP, DuraWalkie1X &amp;</text:p>
            <text:p>DuraWalkie Handsets</text:p>
          </table:table-cell>
          <table:table-cell office:value-type="float" office:value="10">
            <text:p>10</text:p>
          </table:table-cell>
          <table:table-cell table:style-name="ce19" office:value-type="float" office:value="24">
            <text:p>24.00</text:p>
          </table:table-cell>
          <table:table-cell table:style-name="ce19" office:value-type="float" office:value="240">
            <text:p>240.00</text:p>
          </table:table-cell>
          <table:table-cell table:number-columns-repeated="1014"/>
        </table:table-row>
        <table:table-row table:style-name="ro38">
          <table:table-cell office:value-type="string">
            <text:p>IM-000000011378814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0-YXE81</text:p>
          </table:table-cell>
          <table:table-cell table:number-columns-repeated="2"/>
          <table:table-cell table:style-name="ce9" office:value-type="string">
            <text:p>FREESTYL 2HC</text:p>
            <text:p>Handset w/ battery pack, charging cradle and AC adapterFREESTYL 2HC</text:p>
            <text:p>Handset w/ battery pack, charging cradle and AC adapterFREESTYL 2HC</text:p>
            <text:p>Handset w/ battery pack, charging cradle and AC adapterFREESTYL 2HC</text:p>
            <text:p>Handset w/ battery pack, charging cradle and AC adapter</text:p>
          </table:table-cell>
          <table:table-cell office:value-type="float" office:value="6">
            <text:p>6</text:p>
          </table:table-cell>
          <table:table-cell table:style-name="ce19" office:value-type="float" office:value="120">
            <text:p>120.00</text:p>
          </table:table-cell>
          <table:table-cell table:style-name="ce19" office:value-type="float" office:value="720">
            <text:p>720.00</text:p>
          </table:table-cell>
          <table:table-cell table:number-columns-repeated="1014"/>
        </table:table-row>
        <table:table-row table:style-name="ro40">
          <table:table-cell office:value-type="string">
            <text:p>IM-000000011378814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0-YXE81</text:p>
          </table:table-cell>
          <table:table-cell table:number-columns-repeated="2"/>
          <table:table-cell table:style-name="ce9" office:value-type="string">
            <text:p>EAP1250</text:p>
            <text:p>802.11ac Wave 2 Indoor Wireless Access PointEAP1250</text:p>
            <text:p>802.11ac Wave 2 Indoor Wireless Access PointEAP1250</text:p>
            <text:p>802.11ac Wave 2 Indoor Wireless Access PointEAP1250</text:p>
            <text:p>802.11ac Wave 2 Indoor Wireless Access Point</text:p>
          </table:table-cell>
          <table:table-cell office:value-type="float" office:value="8">
            <text:p>8</text:p>
          </table:table-cell>
          <table:table-cell table:style-name="ce19" office:value-type="float" office:value="52.43">
            <text:p>52.43</text:p>
          </table:table-cell>
          <table:table-cell table:style-name="ce19" office:value-type="float" office:value="419.44">
            <text:p>419.44</text:p>
          </table:table-cell>
          <table:table-cell table:number-columns-repeated="1014"/>
        </table:table-row>
        <table:table-row table:style-name="ro32">
          <table:table-cell office:value-type="string">
            <text:p>IM-000000011378814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10-YXE81</text:p>
          </table:table-cell>
          <table:table-cell table:number-columns-repeated="2"/>
          <table:table-cell table:style-name="ce9" office:value-type="string">
            <text:p>EWS2910P</text:p>
            <text:p>EWS2910Pv2, 8 Port PoE 802.3af L2 Switch with PoE Budget</text:p>
            <text:p>55WEWS2910P</text:p>
            <text:p>EWS2910Pv2, 8 Port PoE 802.3af L2 Switch with PoE Budget</text:p>
            <text:p>55WEWS2910P</text:p>
            <text:p>EWS2910Pv2, 8 Port PoE 802.3af L2 Switch with PoE Budget</text:p>
            <text:p>55WEWS2910P</text:p>
            <text:p>EWS2910Pv2, 8 Port PoE 802.3af L2 Switch with PoE Budget</text:p>
            <text:p>55W</text:p>
          </table:table-cell>
          <table:table-cell office:value-type="float" office:value="2">
            <text:p>2</text:p>
          </table:table-cell>
          <table:table-cell table:style-name="ce19" office:value-type="float" office:value="110.3">
            <text:p>110.30</text:p>
          </table:table-cell>
          <table:table-cell table:style-name="ce19" office:value-type="float" office:value="220.6">
            <text:p>220.60</text:p>
          </table:table-cell>
          <table:table-cell table:number-columns-repeated="1014"/>
        </table:table-row>
        <table:table-row table:style-name="ro44">
          <table:table-cell office:value-type="string">
            <text:p>IM-000000011378814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0-YXE81</text:p>
          </table:table-cell>
          <table:table-cell table:number-columns-repeated="2"/>
          <table:table-cell table:style-name="ce9" office:value-type="string">
            <text:p>EPA5006GAT</text:p>
            <text:p>802.3at Gigabit PoE Injector AdapterEPA5006GAT</text:p>
            <text:p>802.3at Gigabit PoE Injector AdapterEPA5006GAT</text:p>
            <text:p>802.3at Gigabit PoE Injector AdapterEPA5006GAT</text:p>
            <text:p>802.3at Gigabit PoE Injector Adapter</text:p>
          </table:table-cell>
          <table:table-cell office:value-type="float" office:value="40">
            <text:p>40</text:p>
          </table:table-cell>
          <table:table-cell table:style-name="ce19" office:value-type="float" office:value="24.79">
            <text:p>24.79</text:p>
          </table:table-cell>
          <table:table-cell table:style-name="ce19" office:value-type="float" office:value="991.6">
            <text:p>991.60</text:p>
          </table:table-cell>
          <table:table-cell table:number-columns-repeated="1014"/>
        </table:table-row>
        <table:table-row table:style-name="ro32">
          <table:table-cell office:value-type="string">
            <text:p>IM-000000011378814-AP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10-YXE81</text:p>
          </table:table-cell>
          <table:table-cell table:number-columns-repeated="2"/>
          <table:table-cell table:style-name="ce9" office:value-type="string">
            <text:p>EWS360AP</text:p>
            <text:p>802.11ac Centrally Manageable HP Wireless Conc. Dual-band</text:p>
            <text:p>APEWS360AP</text:p>
            <text:p>802.11ac Centrally Manageable HP Wireless Conc. Dual-band</text:p>
            <text:p>APEWS360AP</text:p>
            <text:p>802.11ac Centrally Manageable HP Wireless Conc. Dual-band</text:p>
            <text:p>APEWS360AP</text:p>
            <text:p>802.11ac Centrally Manageable HP Wireless Conc. Dual-band</text:p>
            <text:p>AP</text:p>
          </table:table-cell>
          <table:table-cell office:value-type="float" office:value="20">
            <text:p>20</text:p>
          </table:table-cell>
          <table:table-cell table:style-name="ce19" office:value-type="float" office:value="112.75">
            <text:p>112.75</text:p>
          </table:table-cell>
          <table:table-cell table:style-name="ce19" office:value-type="float" office:value="2255">
            <text:p>2255.00</text:p>
          </table:table-cell>
          <table:table-cell table:number-columns-repeated="1014"/>
        </table:table-row>
        <table:table-row table:style-name="ro36">
          <table:table-cell office:value-type="string">
            <text:p>IM-000000011378814-AP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10-YXE81</text:p>
          </table:table-cell>
          <table:table-cell table:number-columns-repeated="2"/>
          <table:table-cell table:style-name="ce9" office:value-type="string">
            <text:p>DuraFon-UHF-HC</text:p>
            <text:p>DuraFon-UHF-HC Handset and Charger for use with DuraFon</text:p>
            <text:p>PRO base unitDuraFon-UHF-HC</text:p>
            <text:p>DuraFon-UHF-HC Handset and Charger for use with DuraFon</text:p>
            <text:p>PRO base unitDuraFon-UHF-HC</text:p>
            <text:p>DuraFon-UHF-HC Handset and Charger for use with DuraFon</text:p>
            <text:p>PRO base unit</text:p>
          </table:table-cell>
          <table:table-cell office:value-type="float" office:value="12">
            <text:p>12</text:p>
          </table:table-cell>
          <table:table-cell table:style-name="ce19" office:value-type="float" office:value="369">
            <text:p>369.00</text:p>
          </table:table-cell>
          <table:table-cell table:style-name="ce19" office:value-type="float" office:value="4428">
            <text:p>4428.00</text:p>
          </table:table-cell>
          <table:table-cell table:number-columns-repeated="1014"/>
        </table:table-row>
        <table:table-row table:style-name="ro36">
          <table:table-cell office:value-type="string">
            <text:p>IM-000000011378814-AP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0-YXE81</text:p>
          </table:table-cell>
          <table:table-cell table:number-columns-repeated="2"/>
          <table:table-cell table:style-name="ce9" office:value-type="string">
            <text:p>EAP1250-3Pack</text:p>
            <text:p>3 Units of EAP1250, 802.11ac Wave 2, Compact Wireless</text:p>
            <text:p>Access PointsEAP1250-3Pack</text:p>
            <text:p>3 Units of EAP1250, 802.11ac Wave 2, Compact Wireless</text:p>
            <text:p>Access PointsEAP1250-3Pack</text:p>
            <text:p>3 Units of EAP1250, 802.11ac Wave 2, Compact Wireless</text:p>
            <text:p>Access Points</text:p>
          </table:table-cell>
          <table:table-cell office:value-type="float" office:value="10">
            <text:p>10</text:p>
          </table:table-cell>
          <table:table-cell table:style-name="ce19" office:value-type="float" office:value="152.95">
            <text:p>152.95</text:p>
          </table:table-cell>
          <table:table-cell table:style-name="ce19" office:value-type="float" office:value="1529.5">
            <text:p>1529.50</text:p>
          </table:table-cell>
          <table:table-cell table:number-columns-repeated="1014"/>
        </table:table-row>
        <table:table-row table:style-name="ro39">
          <table:table-cell office:value-type="string">
            <text:p>IM-000000011378814-A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0-YXE81</text:p>
          </table:table-cell>
          <table:table-cell table:number-columns-repeated="2"/>
          <table:table-cell table:style-name="ce9" office:value-type="string">
            <text:p>EAP1300</text:p>
            <text:p>EAP1300 11ac Wave 2 Dual-Band Wireless Access PointEAP1300</text:p>
            <text:p>EAP1300 11ac Wave 2 Dual-Band Wireless Access PointEAP1300</text:p>
            <text:p>EAP1300 11ac Wave 2 Dual-Band Wireless Access Point</text:p>
          </table:table-cell>
          <table:table-cell office:value-type="float" office:value="60">
            <text:p>60</text:p>
          </table:table-cell>
          <table:table-cell table:style-name="ce19" office:value-type="float" office:value="69.91">
            <text:p>69.91</text:p>
          </table:table-cell>
          <table:table-cell table:style-name="ce19" office:value-type="float" office:value="4194.6">
            <text:p>4194.60</text:p>
          </table:table-cell>
          <table:table-cell table:number-columns-repeated="1014"/>
        </table:table-row>
        <table:table-row table:style-name="ro36">
          <table:table-cell office:value-type="string">
            <text:p>IM-000000011378814-AP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-YXE81</text:p>
          </table:table-cell>
          <table:table-cell table:number-columns-repeated="2"/>
          <table:table-cell table:style-name="ce9" office:value-type="string">
            <text:p>EWS1200-28TFP</text:p>
            <text:p>EWS 24-Port Gigabit PoE Managed Switch ( 4 SFP ports and</text:p>
            <text:p>410W PoE Budget )EWS1200-28TFP</text:p>
            <text:p>EWS 24-Port Gigabit PoE Managed Switch ( 4 SFP ports and</text:p>
            <text:p>410W PoE Budget )EWS1200-28TFP</text:p>
            <text:p>EWS 24-Port Gigabit PoE Managed Switch ( 4 SFP ports and</text:p>
            <text:p>410W PoE Budget )</text:p>
          </table:table-cell>
          <table:table-cell office:value-type="float" office:value="9">
            <text:p>9</text:p>
          </table:table-cell>
          <table:table-cell table:style-name="ce19" office:value-type="float" office:value="349">
            <text:p>349.00</text:p>
          </table:table-cell>
          <table:table-cell table:style-name="ce19" office:value-type="float" office:value="3141">
            <text:p>3141.00</text:p>
          </table:table-cell>
          <table:table-cell table:number-columns-repeated="1014"/>
        </table:table-row>
        <table:table-row table:style-name="ro39">
          <table:table-cell office:value-type="string">
            <text:p>IM-000000011378814-A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10-YXE81</text:p>
          </table:table-cell>
          <table:table-cell table:number-columns-repeated="2"/>
          <table:table-cell table:style-name="ce9" office:value-type="string">
            <text:p>DURAFON-HSA3</text:p>
            <text:p>Replacement Antenna Assembly for Handset (optimal) LongDURAFON-HSA3</text:p>
            <text:p>Replacement Antenna Assembly for Handset (optimal) LongDURAFON-HSA3</text:p>
            <text:p>Replacement Antenna Assembly for Handset (optimal) Long</text:p>
          </table:table-cell>
          <table:table-cell office:value-type="float" office:value="5">
            <text:p>5</text:p>
          </table:table-cell>
          <table:table-cell table:style-name="ce19" office:value-type="float" office:value="7">
            <text:p>7.00</text:p>
          </table:table-cell>
          <table:table-cell table:style-name="ce19" office:value-type="float" office:value="35">
            <text:p>35.00</text:p>
          </table:table-cell>
          <table:table-cell table:number-columns-repeated="1014"/>
        </table:table-row>
        <table:table-row table:style-name="ro39">
          <table:table-cell office:value-type="string">
            <text:p>IM-000000011378814-AP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10-YXE81</text:p>
          </table:table-cell>
          <table:table-cell table:number-columns-repeated="2"/>
          <table:table-cell table:style-name="ce9" office:value-type="string">
            <text:p>EWS5912FP</text:p>
            <text:p>8 Ports L2 PoE Switch with build-in network controller (V2)EWS5912FP</text:p>
            <text:p>8 Ports L2 PoE Switch with build-in network controller (V2)EWS5912FP</text:p>
            <text:p>8 Ports L2 PoE Switch with build-in network controller (V2)</text:p>
          </table:table-cell>
          <table:table-cell office:value-type="float" office:value="3">
            <text:p>3</text:p>
          </table:table-cell>
          <table:table-cell table:style-name="ce19" office:value-type="float" office:value="161.6">
            <text:p>161.60</text:p>
          </table:table-cell>
          <table:table-cell table:style-name="ce19" office:value-type="float" office:value="484.8">
            <text:p>484.80</text:p>
          </table:table-cell>
          <table:table-cell table:number-columns-repeated="1014"/>
        </table:table-row>
        <table:table-row table:style-name="ro39">
          <table:table-cell office:value-type="string">
            <text:p>IM-000000011378814-AP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10-YXE81</text:p>
          </table:table-cell>
          <table:table-cell table:number-columns-repeated="2"/>
          <table:table-cell table:style-name="ce9" office:value-type="string">
            <text:p>ENH1750EXT</text:p>
            <text:p>Dual Band 2.4/5 GHz 450+1300 Mbps AP w/ GigabitENH1750EXT</text:p>
            <text:p>Dual Band 2.4/5 GHz 450+1300 Mbps AP w/ GigabitENH1750EXT</text:p>
            <text:p>Dual Band 2.4/5 GHz 450+1300 Mbps AP w/ Gigabit</text:p>
          </table:table-cell>
          <table:table-cell office:value-type="float" office:value="4">
            <text:p>4</text:p>
          </table:table-cell>
          <table:table-cell table:style-name="ce19" office:value-type="float" office:value="516.5">
            <text:p>516.50</text:p>
          </table:table-cell>
          <table:table-cell table:style-name="ce19" office:value-type="float" office:value="2066">
            <text:p>2066.00</text:p>
          </table:table-cell>
          <table:table-cell table:number-columns-repeated="1014"/>
        </table:table-row>
        <table:table-row table:style-name="ro39">
          <table:table-cell office:value-type="string">
            <text:p>IM-00000001137881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80-ZUY21</text:p>
          </table:table-cell>
          <table:table-cell table:number-columns-repeated="2"/>
          <table:table-cell table:style-name="ce9" office:value-type="string">
            <text:p>DURAFON-HSA3</text:p>
            <text:p>Replacement Antenna Assembly for Handset (optimal) LongDURAFON-HSA3</text:p>
            <text:p>Replacement Antenna Assembly for Handset (optimal) LongDURAFON-HSA3</text:p>
            <text:p>Replacement Antenna Assembly for Handset (optimal) Long</text:p>
          </table:table-cell>
          <table:table-cell office:value-type="float" office:value="15">
            <text:p>15</text:p>
          </table:table-cell>
          <table:table-cell table:style-name="ce19" office:value-type="float" office:value="7">
            <text:p>7.00</text:p>
          </table:table-cell>
          <table:table-cell table:style-name="ce19" office:value-type="float" office:value="105">
            <text:p>105.00</text:p>
          </table:table-cell>
          <table:table-cell table:number-columns-repeated="1014"/>
        </table:table-row>
        <table:table-row table:style-name="ro36">
          <table:table-cell office:value-type="string">
            <text:p>IM-000000011378815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80-ZUY22</text:p>
          </table:table-cell>
          <table:table-cell table:number-columns-repeated="2"/>
          <table:table-cell table:style-name="ce9" office:value-type="string">
            <text:p>EWS355AP</text:p>
            <text:p>EWS355AP 11ac Wave 2 Managed Indoor Wireless Access</text:p>
            <text:p>PointEWS355AP</text:p>
            <text:p>EWS355AP 11ac Wave 2 Managed Indoor Wireless Access</text:p>
            <text:p>PointEWS355AP</text:p>
            <text:p>EWS355AP 11ac Wave 2 Managed Indoor Wireless Access</text:p>
            <text:p>Point</text:p>
          </table:table-cell>
          <table:table-cell office:value-type="float" office:value="20">
            <text:p>20</text:p>
          </table:table-cell>
          <table:table-cell table:style-name="ce19" office:value-type="float" office:value="102.59">
            <text:p>102.59</text:p>
          </table:table-cell>
          <table:table-cell table:style-name="ce19" office:value-type="float" office:value="2051.8">
            <text:p>2051.80</text:p>
          </table:table-cell>
          <table:table-cell table:number-columns-repeated="1014"/>
        </table:table-row>
        <table:table-row table:style-name="ro39">
          <table:table-cell office:value-type="string">
            <text:p>IM-000000011378815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80-ZUY23</text:p>
          </table:table-cell>
          <table:table-cell table:number-columns-repeated="2"/>
          <table:table-cell table:style-name="ce9" office:value-type="string">
            <text:p>ENH1350EXT</text:p>
            <text:p>EnGenius ENH1350EXT 11ac Wave 2 AC1300 Access PointENH1350EXT</text:p>
            <text:p>EnGenius ENH1350EXT 11ac Wave 2 AC1300 Access PointENH1350EXT</text:p>
            <text:p>EnGenius ENH1350EXT 11ac Wave 2 AC1300 Access Point</text:p>
          </table:table-cell>
          <table:table-cell office:value-type="float" office:value="8">
            <text:p>8</text:p>
          </table:table-cell>
          <table:table-cell table:style-name="ce19" office:value-type="float" office:value="141.08">
            <text:p>141.08</text:p>
          </table:table-cell>
          <table:table-cell table:style-name="ce19" office:value-type="float" office:value="1128.64">
            <text:p>1128.64</text:p>
          </table:table-cell>
          <table:table-cell table:number-columns-repeated="1014"/>
        </table:table-row>
        <table:table-row table:style-name="ro36">
          <table:table-cell office:value-type="string">
            <text:p>IM-000000011378815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80-ZUY24</text:p>
          </table:table-cell>
          <table:table-cell table:number-columns-repeated="2"/>
          <table:table-cell table:style-name="ce9" office:value-type="string">
            <text:p>EnStationAC</text:p>
            <text:p>EnStationACv2, 11ac Wave 2 Outdoor Bridge with PoE pass</text:p>
            <text:p>through on secondary portEnStationAC</text:p>
            <text:p>EnStationACv2, 11ac Wave 2 Outdoor Bridge with PoE pass</text:p>
            <text:p>through on secondary portEnStationAC</text:p>
            <text:p>EnStationACv2, 11ac Wave 2 Outdoor Bridge with PoE pass</text:p>
            <text:p>through on secondary port</text:p>
          </table:table-cell>
          <table:table-cell office:value-type="float" office:value="10">
            <text:p>10</text:p>
          </table:table-cell>
          <table:table-cell table:style-name="ce19" office:value-type="float" office:value="119.69">
            <text:p>119.69</text:p>
          </table:table-cell>
          <table:table-cell table:style-name="ce19" office:value-type="float" office:value="1196.9">
            <text:p>1196.90</text:p>
          </table:table-cell>
          <table:table-cell table:number-columns-repeated="1014"/>
        </table:table-row>
        <table:table-row table:style-name="ro42">
          <table:table-cell office:value-type="string">
            <text:p>IM-000000011378815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80-ZUY25</text:p>
          </table:table-cell>
          <table:table-cell table:number-columns-repeated="2"/>
          <table:table-cell table:style-name="ce9" office:value-type="string">
            <text:p>EPA5006GP</text:p>
            <text:p>Gigabit PoE Injector AdapterEPA5006GP</text:p>
            <text:p>Gigabit PoE Injector AdapterEPA5006GP</text:p>
            <text:p>Gigabit PoE Injector Adapter</text:p>
          </table:table-cell>
          <table:table-cell office:value-type="float" office:value="4">
            <text:p>4</text:p>
          </table:table-cell>
          <table:table-cell table:style-name="ce19" office:value-type="float" office:value="23.99">
            <text:p>23.99</text:p>
          </table:table-cell>
          <table:table-cell table:style-name="ce19" office:value-type="float" office:value="95.96">
            <text:p>95.96</text:p>
          </table:table-cell>
          <table:table-cell table:number-columns-repeated="1014"/>
        </table:table-row>
        <table:table-row table:style-name="ro39">
          <table:table-cell office:value-type="string">
            <text:p>IM-000000011378815-AP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80-ZUY26</text:p>
          </table:table-cell>
          <table:table-cell table:number-columns-repeated="2"/>
          <table:table-cell table:style-name="ce9" office:value-type="string">
            <text:p>EAP1300EXT</text:p>
            <text:p>EAP1300EXT 11ac Wave 2 Dual-Band Wireless Access PointEAP1300EXT</text:p>
            <text:p>EAP1300EXT 11ac Wave 2 Dual-Band Wireless Access PointEAP1300EXT</text:p>
            <text:p>EAP1300EXT 11ac Wave 2 Dual-Band Wireless Access Point</text:p>
          </table:table-cell>
          <table:table-cell office:value-type="float" office:value="20">
            <text:p>20</text:p>
          </table:table-cell>
          <table:table-cell table:style-name="ce19" office:value-type="float" office:value="98.33">
            <text:p>98.33</text:p>
          </table:table-cell>
          <table:table-cell table:style-name="ce19" office:value-type="float" office:value="1966.6">
            <text:p>1966.60</text:p>
          </table:table-cell>
          <table:table-cell table:number-columns-repeated="1014"/>
        </table:table-row>
        <table:table-row table:style-name="ro39">
          <table:table-cell office:value-type="string">
            <text:p>IM-000000011378815-AP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80-ZUY27</text:p>
          </table:table-cell>
          <table:table-cell table:number-columns-repeated="2"/>
          <table:table-cell table:style-name="ce9" office:value-type="string">
            <text:p>EAP1300</text:p>
            <text:p>EAP1300 11ac Wave 2 Dual-Band Wireless Access PointEAP1300</text:p>
            <text:p>EAP1300 11ac Wave 2 Dual-Band Wireless Access PointEAP1300</text:p>
            <text:p>EAP1300 11ac Wave 2 Dual-Band Wireless Access Point</text:p>
          </table:table-cell>
          <table:table-cell office:value-type="float" office:value="30">
            <text:p>30</text:p>
          </table:table-cell>
          <table:table-cell table:style-name="ce19" office:value-type="float" office:value="69.91">
            <text:p>69.91</text:p>
          </table:table-cell>
          <table:table-cell table:style-name="ce19" office:value-type="float" office:value="2097.3">
            <text:p>2097.30</text:p>
          </table:table-cell>
          <table:table-cell table:number-columns-repeated="1014"/>
        </table:table-row>
        <table:table-row table:style-name="ro36">
          <table:table-cell office:value-type="string">
            <text:p>IM-000000011378815-AP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80-ZUY21</text:p>
          </table:table-cell>
          <table:table-cell table:number-columns-repeated="2"/>
          <table:table-cell table:style-name="ce9" office:value-type="string">
            <text:p>EWS1200-28TFP</text:p>
            <text:p>EWS 24-Port Gigabit PoE Managed Switch ( 4 SFP ports and</text:p>
            <text:p>410W PoE Budget )EWS1200-28TFP</text:p>
            <text:p>EWS 24-Port Gigabit PoE Managed Switch ( 4 SFP ports and</text:p>
            <text:p>410W PoE Budget )EWS1200-28TFP</text:p>
            <text:p>EWS 24-Port Gigabit PoE Managed Switch ( 4 SFP ports and</text:p>
            <text:p>410W PoE Budget )</text:p>
          </table:table-cell>
          <table:table-cell office:value-type="float" office:value="3">
            <text:p>3</text:p>
          </table:table-cell>
          <table:table-cell table:style-name="ce19" office:value-type="float" office:value="349">
            <text:p>349.00</text:p>
          </table:table-cell>
          <table:table-cell table:style-name="ce19" office:value-type="float" office:value="1047">
            <text:p>1047.00</text:p>
          </table:table-cell>
          <table:table-cell table:number-columns-repeated="1014"/>
        </table:table-row>
        <table:table-row table:style-name="ro42">
          <table:table-cell office:value-type="string">
            <text:p>IM-000000011378815-A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80-ZUY21</text:p>
          </table:table-cell>
          <table:table-cell table:number-columns-repeated="2"/>
          <table:table-cell table:style-name="ce9" office:value-type="string">
            <text:p>EPA5006GAT</text:p>
            <text:p>802.3at Gigabit PoE Injector AdapterEPA5006GAT</text:p>
            <text:p>802.3at Gigabit PoE Injector AdapterEPA5006GAT</text:p>
            <text:p>802.3at Gigabit PoE Injector Adapter</text:p>
          </table:table-cell>
          <table:table-cell office:value-type="float" office:value="40">
            <text:p>40</text:p>
          </table:table-cell>
          <table:table-cell table:style-name="ce19" office:value-type="float" office:value="24.79">
            <text:p>24.79</text:p>
          </table:table-cell>
          <table:table-cell table:style-name="ce19" office:value-type="float" office:value="991.6">
            <text:p>991.60</text:p>
          </table:table-cell>
          <table:table-cell table:number-columns-repeated="1014"/>
        </table:table-row>
        <table:table-row table:style-name="ro44">
          <table:table-cell office:value-type="string">
            <text:p>IM-000000011378815-AP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80-ZUY21</text:p>
          </table:table-cell>
          <table:table-cell table:number-columns-repeated="2"/>
          <table:table-cell table:style-name="ce9" office:value-type="string">
            <text:p>EWS5912FP</text:p>
            <text:p>8 Ports L2 PoE Switch with build-in network controller (V2)EWS5912FP</text:p>
            <text:p>8 Ports L2 PoE Switch with build-in network controller (V2)</text:p>
          </table:table-cell>
          <table:table-cell office:value-type="float" office:value="12">
            <text:p>12</text:p>
          </table:table-cell>
          <table:table-cell table:style-name="ce19" office:value-type="float" office:value="161.6">
            <text:p>161.60</text:p>
          </table:table-cell>
          <table:table-cell table:style-name="ce19" office:value-type="float" office:value="1939.2">
            <text:p>1939.20</text:p>
          </table:table-cell>
          <table:table-cell table:number-columns-repeated="1014"/>
        </table:table-row>
        <table:table-row table:style-name="ro42">
          <table:table-cell office:value-type="string">
            <text:p>IM-000000011378815-A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80-ZUY21</text:p>
          </table:table-cell>
          <table:table-cell table:number-columns-repeated="2"/>
          <table:table-cell table:style-name="ce9" office:value-type="string">
            <text:p>FREESTYL 2</text:p>
            <text:p>Single Line Base Station (1) and Handset (1)FREESTYL 2</text:p>
            <text:p>Single Line Base Station (1) and Handset (1)</text:p>
          </table:table-cell>
          <table:table-cell office:value-type="float" office:value="6">
            <text:p>6</text:p>
          </table:table-cell>
          <table:table-cell table:style-name="ce19" office:value-type="float" office:value="285">
            <text:p>285.00</text:p>
          </table:table-cell>
          <table:table-cell table:style-name="ce19" office:value-type="float" office:value="1710">
            <text:p>1710.00</text:p>
          </table:table-cell>
          <table:table-cell table:number-columns-repeated="1014"/>
        </table:table-row>
        <table:table-row table:style-name="ro43">
          <table:table-cell office:value-type="string">
            <text:p>IM-000000011378815-AP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80-ZUY21</text:p>
          </table:table-cell>
          <table:table-cell table:number-columns-repeated="2"/>
          <table:table-cell table:style-name="ce9" office:value-type="string">
            <text:p>DURAFON-BC</text:p>
            <text:p>Durafon Belt ClipDURAFON-BC</text:p>
            <text:p>Durafon Belt Clip</text:p>
          </table:table-cell>
          <table:table-cell office:value-type="float" office:value="80">
            <text:p>80</text:p>
          </table:table-cell>
          <table:table-cell table:style-name="ce19" office:value-type="float" office:value="5.5">
            <text:p>5.50</text:p>
          </table:table-cell>
          <table:table-cell table:style-name="ce19" office:value-type="float" office:value="440">
            <text:p>440.00</text:p>
          </table:table-cell>
          <table:table-cell table:number-columns-repeated="1014"/>
        </table:table-row>
        <table:table-row table:style-name="ro68">
          <table:table-cell office:value-type="string">
            <text:p>IM-000000011378817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W8704</text:p>
          </table:table-cell>
          <table:table-cell/>
          <table:table-cell office:value-type="string">
            <text:p>FC-10-00038-950-02-12</text:p>
          </table:table-cell>
          <table:table-cell table:style-name="ce9" office:value-type="string">
            <text:p>FortiWiFi-30E 1 Year Unified Threat Protection (UTP)</text:p>
            <text:p>(IPS, Advanced Malware Protection, Application</text:p>
            <text:p>Control, Web &amp; Video Filtering, Antispam Service, and</text:p>
            <text:p>24x7 FortiCare)FortiWiFi-30E 1 Year Unified Threat Protection (UTP)</text:p>
            <text:p>(IPS, Advanced Malware Protection, Application</text:p>
            <text:p>Control, Web &amp; Video Filtering, Antispam Service, and</text:p>
            <text:p>24x7 FortiCare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27.5">
            <text:p>227.50</text:p>
          </table:table-cell>
          <table:table-cell table:number-columns-repeated="1014"/>
        </table:table-row>
        <table:table-row table:style-name="ro44">
          <table:table-cell office:value-type="string">
            <text:p>IM-000000011378820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-Z9051</text:p>
          </table:table-cell>
          <table:table-cell/>
          <table:table-cell office:value-type="string">
            <text:p>RN-ETP-AVAS-P</text:p>
          </table:table-cell>
          <table:table-cell table:style-name="ce9" office:value-type="string">
            <text:p>Email Threat</text:p>
            <text:p>Prevention Cloud w/</text:p>
            <text:p>AV/AS PTMEmail Threat</text:p>
            <text:p>Prevention Cloud w/</text:p>
            <text:p>AV/AS PTM</text:p>
          </table:table-cell>
          <table:table-cell office:value-type="float" office:value="20">
            <text:p>20</text:p>
          </table:table-cell>
          <table:table-cell table:style-name="ce19" office:value-type="float" office:value="28.75">
            <text:p>28.75</text:p>
          </table:table-cell>
          <table:table-cell table:style-name="ce19" office:value-type="float" office:value="575">
            <text:p>575.00</text:p>
          </table:table-cell>
          <table:table-cell table:number-columns-repeated="1014"/>
        </table:table-row>
        <table:table-row table:style-name="ro1">
          <table:table-cell office:value-type="string">
            <text:p>IM-00000001137882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7-44247</text:p>
          </table:table-cell>
          <table:table-cell/>
          <table:table-cell office:value-type="string">
            <text:p>CS-FIXED C</text:p>
          </table:table-cell>
          <table:table-cell office:value-type="string">
            <text:p>CS Fixed Price</text:p>
          </table:table-cell>
          <table:table-cell office:value-type="float" office:value="72500">
            <text:p>72500</text:p>
          </table:table-cell>
          <table:table-cell table:style-name="ce19" office:value-type="float" office:value="1">
            <text:p>1.00</text:p>
          </table:table-cell>
          <table:table-cell table:style-name="ce19" office:value-type="float" office:value="72500">
            <text:p>72500.00</text:p>
          </table:table-cell>
          <table:table-cell table:number-columns-repeated="1014"/>
        </table:table-row>
        <table:table-row table:style-name="ro1">
          <table:table-cell office:value-type="string">
            <text:p>IM-000000011378825-AP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TIOVM</text:p>
          </table:table-cell>
          <table:table-cell office:value-type="string">
            <text:p>Tenable.io Vulnerability Management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42">
          <table:table-cell office:value-type="string">
            <text:p>IM-000000011378825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IOVM-STNDC</text:p>
          </table:table-cell>
          <table:table-cell table:style-name="ce9" office:value-type="string">
            <text:p>Standard Tenable.io Vulnerability Management</text:p>
            <text:p>ContainerStandard Tenable.io Vulnerability Management</text:p>
            <text:p>Container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IM-000000011378827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W8570</text:p>
          </table:table-cell>
          <table:table-cell/>
          <table:table-cell office:value-type="string">
            <text:p>TIOVM</text:p>
          </table:table-cell>
          <table:table-cell office:value-type="string">
            <text:p>Tenable.io Vulnerability Management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0352">
            <text:p>20352.00</text:p>
          </table:table-cell>
          <table:table-cell table:number-columns-repeated="1014"/>
        </table:table-row>
        <table:table-row table:style-name="ro1">
          <table:table-cell office:value-type="string">
            <text:p>IM-000000011378827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-W8570</text:p>
          </table:table-cell>
          <table:table-cell/>
          <table:table-cell office:value-type="string">
            <text:p>TIOVM-STNDC</text:p>
          </table:table-cell>
          <table:table-cell office:value-type="string">
            <text:p>Standard Tenable.io Vulnerability Management Container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1014"/>
        </table:table-row>
        <table:table-row table:style-name="ro43">
          <table:table-cell office:value-type="string">
            <text:p>IM-000000011378829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1-QWL80</text:p>
          </table:table-cell>
          <table:table-cell table:number-columns-repeated="2"/>
          <table:table-cell table:style-name="ce9" office:value-type="string">
            <text:p>CWX134</text:p>
            <text:p>aXtion VHB MH Module (White)CWX134</text:p>
            <text:p>aXtion VHB MH Module (White)</text:p>
          </table:table-cell>
          <table:table-cell office:value-type="float" office:value="15">
            <text:p>15</text:p>
          </table:table-cell>
          <table:table-cell table:style-name="ce19" office:value-type="float" office:value="22.74">
            <text:p>22.74</text:p>
          </table:table-cell>
          <table:table-cell table:style-name="ce19" office:value-type="float" office:value="341.1">
            <text:p>341.10</text:p>
          </table:table-cell>
          <table:table-cell table:number-columns-repeated="1014"/>
        </table:table-row>
        <table:table-row table:style-name="ro42">
          <table:table-cell office:value-type="string">
            <text:p>IM-000000011378829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1-QWL80</text:p>
          </table:table-cell>
          <table:table-cell table:number-columns-repeated="2"/>
          <table:table-cell table:style-name="ce9" office:value-type="string">
            <text:p>CWA635MHW</text:p>
            <text:p>aXtion Slim MH for iPad 10.2" 7th Gen (White)CWA635MHW</text:p>
            <text:p>aXtion Slim MH for iPad 10.2" 7th Gen (White)</text:p>
          </table:table-cell>
          <table:table-cell office:value-type="float" office:value="3">
            <text:p>3</text:p>
          </table:table-cell>
          <table:table-cell table:style-name="ce19" office:value-type="float" office:value="62.99">
            <text:p>62.99</text:p>
          </table:table-cell>
          <table:table-cell table:style-name="ce19" office:value-type="float" office:value="188.97">
            <text:p>188.97</text:p>
          </table:table-cell>
          <table:table-cell table:number-columns-repeated="1014"/>
        </table:table-row>
        <table:table-row table:style-name="ro41">
          <table:table-cell office:value-type="string">
            <text:p>IM-00000001137883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HJZ56</text:p>
          </table:table-cell>
          <table:table-cell table:number-columns-repeated="2"/>
          <table:table-cell table:style-name="ce9" office:value-type="string">
            <text:p>MS81x SVC Maint Kit, Fuser type 00 40X8420</text:p>
            <text:p>retur</text:p>
            <text:p>QY7693MS81x SVC Maint Kit, Fuser type 00 40X8420</text:p>
            <text:p>retur</text:p>
            <text:p>QY7693</text:p>
          </table:table-cell>
          <table:table-cell office:value-type="float" office:value="10">
            <text:p>10</text:p>
          </table:table-cell>
          <table:table-cell table:style-name="ce19" office:value-type="float" office:value="212.62">
            <text:p>212.62</text:p>
          </table:table-cell>
          <table:table-cell table:style-name="ce19" office:value-type="float" office:value="2126.2">
            <text:p>2126.20</text:p>
          </table:table-cell>
          <table:table-cell table:number-columns-repeated="1014"/>
        </table:table-row>
        <table:table-row table:style-name="ro41">
          <table:table-cell office:value-type="string">
            <text:p>IM-00000001137883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T573</text:p>
          </table:table-cell>
          <table:table-cell table:number-columns-repeated="2"/>
          <table:table-cell table:style-name="ce9" office:value-type="string">
            <text:p>MS81x SVC Maint Kit, Fuser type 00 40X8420</text:p>
            <text:p>retur</text:p>
            <text:p>QY7693MS81x SVC Maint Kit, Fuser type 00 40X8420</text:p>
            <text:p>retur</text:p>
            <text:p>QY7693</text:p>
          </table:table-cell>
          <table:table-cell office:value-type="float" office:value="10">
            <text:p>10</text:p>
          </table:table-cell>
          <table:table-cell table:style-name="ce19" office:value-type="float" office:value="212.62">
            <text:p>212.62</text:p>
          </table:table-cell>
          <table:table-cell table:style-name="ce19" office:value-type="float" office:value="2126.2">
            <text:p>2126.20</text:p>
          </table:table-cell>
          <table:table-cell table:number-columns-repeated="1014"/>
        </table:table-row>
        <table:table-row table:style-name="ro41">
          <table:table-cell office:value-type="string">
            <text:p>IM-000000011378836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-YXE24</text:p>
          </table:table-cell>
          <table:table-cell table:number-columns-repeated="2"/>
          <table:table-cell table:style-name="ce9" office:value-type="string">
            <text:p>MS81x SVC Maint Kit, Fuser type 00 40X8420</text:p>
            <text:p>retur</text:p>
            <text:p>QY7693MS81x SVC Maint Kit, Fuser type 00 40X8420</text:p>
            <text:p>retur</text:p>
            <text:p>QY7693</text:p>
          </table:table-cell>
          <table:table-cell office:value-type="float" office:value="10">
            <text:p>10</text:p>
          </table:table-cell>
          <table:table-cell table:style-name="ce19" office:value-type="float" office:value="212.62">
            <text:p>212.62</text:p>
          </table:table-cell>
          <table:table-cell table:style-name="ce19" office:value-type="float" office:value="2126.2">
            <text:p>2126.20</text:p>
          </table:table-cell>
          <table:table-cell table:number-columns-repeated="1014"/>
        </table:table-row>
        <table:table-row table:style-name="ro1">
          <table:table-cell office:value-type="string">
            <text:p>IM-000000011378837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LL</text:p>
          </table:table-cell>
          <table:table-cell/>
          <table:table-cell office:value-type="string">
            <text:p>LL1324</text:p>
          </table:table-cell>
          <table:table-cell office:value-type="string">
            <text:p>ePadLink ePad USB 34437DMNR We have provided proof of delivery. Also see attached email from vendor</text:p>
          </table:table-cell>
          <table:table-cell office:value-type="float" office:value="416">
            <text:p>416</text:p>
          </table:table-cell>
          <table:table-cell table:style-name="ce19" office:value-type="float" office:value="92">
            <text:p>92.00</text:p>
          </table:table-cell>
          <table:table-cell table:style-name="ce19" office:value-type="float" office:value="38272">
            <text:p>38272.00</text:p>
          </table:table-cell>
          <table:table-cell table:number-columns-repeated="1014"/>
        </table:table-row>
        <table:table-row table:style-name="ro1">
          <table:table-cell office:value-type="string">
            <text:p>IM-000000011378851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-YNM73</text:p>
          </table:table-cell>
          <table:table-cell/>
          <table:table-cell office:value-type="string">
            <text:p>5DG026</text:p>
          </table:table-cell>
          <table:table-cell office:value-type="string">
            <text:p>UPC# 610356833353 (***E3USB***) CALIFONE MOBILE COMPATIBLE EAR BUD WITH MIC</text:p>
          </table:table-cell>
          <table:table-cell office:value-type="float" office:value="2">
            <text:p>2</text:p>
          </table:table-cell>
          <table:table-cell table:style-name="ce19" office:value-type="float" office:value="8.64">
            <text:p>8.64</text:p>
          </table:table-cell>
          <table:table-cell table:style-name="ce19" office:value-type="float" office:value="17.28">
            <text:p>17.28</text:p>
          </table:table-cell>
          <table:table-cell table:number-columns-repeated="1014"/>
        </table:table-row>
        <table:table-row table:style-name="ro1">
          <table:table-cell office:value-type="string">
            <text:p>IM-000000011378856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W8518</text:p>
          </table:table-cell>
          <table:table-cell table:number-columns-repeated="2"/>
          <table:table-cell office:value-type="string">
            <text:p>PPD-PER-0252-001U Download, Power PDF 4 Advanced Non- Volum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34.25">
            <text:p>134.25</text:p>
          </table:table-cell>
          <table:table-cell table:number-columns-repeated="1014"/>
        </table:table-row>
        <table:table-row table:style-name="ro35">
          <table:table-cell office:value-type="string">
            <text:p>IM-000000011378857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Q92</text:p>
          </table:table-cell>
          <table:table-cell table:number-columns-repeated="2"/>
          <table:table-cell table:style-name="ce9" office:value-type="string">
            <text:p>AV09Z-W003.0-N-INS</text:p>
            <text:p>Power PDF 3 Advanced Volume – INSIGHT SP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5.27">
            <text:p>25.27</text:p>
          </table:table-cell>
          <table:table-cell table:number-columns-repeated="1014"/>
        </table:table-row>
        <table:table-row table:style-name="ro1">
          <table:table-cell office:value-type="string">
            <text:p>IM-000000011378857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70-YZQ92</text:p>
          </table:table-cell>
          <table:table-cell table:number-columns-repeated="2"/>
          <table:table-cell office:value-type="string">
            <text:p>AV09Z-G003.0-N-INS Power PDF Support &amp; Maintenanc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.05">
            <text:p>5.05</text:p>
          </table:table-cell>
          <table:table-cell table:number-columns-repeated="1014"/>
        </table:table-row>
        <table:table-row table:style-name="ro1">
          <table:table-cell office:value-type="string">
            <text:p>IM-000000011378858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W8505</text:p>
          </table:table-cell>
          <table:table-cell table:number-columns-repeated="2"/>
          <table:table-cell office:value-type="string">
            <text:p>PPD-PER-0252-001U Download, Power PDF 4 Advanced Non- Volum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34.25">
            <text:p>134.25</text:p>
          </table:table-cell>
          <table:table-cell table:number-columns-repeated="1014"/>
        </table:table-row>
        <table:table-row table:style-name="ro35">
          <table:table-cell office:value-type="string">
            <text:p>IM-000000011378859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-YPN52</text:p>
          </table:table-cell>
          <table:table-cell/>
          <table:table-cell office:value-type="string">
            <text:p>5DG026</text:p>
          </table:table-cell>
          <table:table-cell table:style-name="ce9" office:value-type="string">
            <text:p>UPC# 610356833353 (***E3USB***) CALIFONE</text:p>
            <text:p>MOBILE COMPATIBLE EAR BUD WITH MIC</text:p>
          </table:table-cell>
          <table:table-cell office:value-type="float" office:value="3">
            <text:p>3</text:p>
          </table:table-cell>
          <table:table-cell table:style-name="ce19" office:value-type="float" office:value="8.64">
            <text:p>8.64</text:p>
          </table:table-cell>
          <table:table-cell table:style-name="ce19" office:value-type="float" office:value="25.92">
            <text:p>25.92</text:p>
          </table:table-cell>
          <table:table-cell table:number-columns-repeated="1014"/>
        </table:table-row>
        <table:table-row table:style-name="ro1">
          <table:table-cell office:value-type="string">
            <text:p>IM-00000001137886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TW43</text:p>
          </table:table-cell>
          <table:table-cell table:number-columns-repeated="2"/>
          <table:table-cell office:value-type="string">
            <text:p>PPDPER0277-D License, Power PDF 4 Advanced Volume, Upgrade</text:p>
          </table:table-cell>
          <table:table-cell office:value-type="float" office:value="180">
            <text:p>180</text:p>
          </table:table-cell>
          <table:table-cell table:style-name="ce19" office:value-type="float" office:value="54.06">
            <text:p>54.06</text:p>
          </table:table-cell>
          <table:table-cell table:style-name="ce19" office:value-type="float" office:value="9730.8">
            <text:p>9730.80</text:p>
          </table:table-cell>
          <table:table-cell table:number-columns-repeated="1014"/>
        </table:table-row>
        <table:table-row table:style-name="ro1">
          <table:table-cell office:value-type="string">
            <text:p>IM-000000011378864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0-UTW43</text:p>
          </table:table-cell>
          <table:table-cell table:number-columns-repeated="2"/>
          <table:table-cell office:value-type="string">
            <text:p>MNT-PPDPER0277-D1 Power PDF Support &amp; Maintenanc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891.6">
            <text:p>3891.60</text:p>
          </table:table-cell>
          <table:table-cell table:number-columns-repeated="1014"/>
        </table:table-row>
        <table:table-row table:style-name="ro1">
          <table:table-cell office:value-type="string">
            <text:p>IM-00000001137886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4-57634</text:p>
          </table:table-cell>
          <table:table-cell table:number-columns-repeated="2"/>
          <table:table-cell office:value-type="string">
            <text:p>PPD-PER-0255-001U Download, Power PDF 4 Standard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96.75">
            <text:p>96.75</text:p>
          </table:table-cell>
          <table:table-cell table:number-columns-repeated="1014"/>
        </table:table-row>
        <table:table-row table:style-name="ro1">
          <table:table-cell office:value-type="string">
            <text:p>IM-000000011378866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Q54</text:p>
          </table:table-cell>
          <table:table-cell table:number-columns-repeated="2"/>
          <table:table-cell office:value-type="string">
            <text:p>ESN-F309Z-W00-14.0 Download, PaperPort Professional 14.0</text:p>
          </table:table-cell>
          <table:table-cell office:value-type="float" office:value="6">
            <text:p>6</text:p>
          </table:table-cell>
          <table:table-cell table:style-name="ce19" office:value-type="float" office:value="149.99">
            <text:p>149.99</text:p>
          </table:table-cell>
          <table:table-cell table:style-name="ce19" office:value-type="float" office:value="899.94">
            <text:p>899.94</text:p>
          </table:table-cell>
          <table:table-cell table:number-columns-repeated="1014"/>
        </table:table-row>
        <table:table-row table:style-name="ro1">
          <table:table-cell office:value-type="string">
            <text:p>IM-000000011378870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4-57645</text:p>
          </table:table-cell>
          <table:table-cell table:number-columns-repeated="2"/>
          <table:table-cell office:value-type="string">
            <text:p>PPD-PER-0255-001U Download, Power PDF 4 Standard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96.75">
            <text:p>96.75</text:p>
          </table:table-cell>
          <table:table-cell table:number-columns-repeated="1014"/>
        </table:table-row>
        <table:table-row table:style-name="ro1">
          <table:table-cell office:value-type="string">
            <text:p>IM-000000011378871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731</text:p>
          </table:table-cell>
          <table:table-cell table:number-columns-repeated="2"/>
          <table:table-cell office:value-type="string">
            <text:p>PPD-PER-0304-001U Power PDF 4 Standard, Retail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04.25">
            <text:p>104.25</text:p>
          </table:table-cell>
          <table:table-cell table:number-columns-repeated="1014"/>
        </table:table-row>
        <table:table-row table:style-name="ro1">
          <table:table-cell office:value-type="string">
            <text:p>IM-00000001137887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Q46</text:p>
          </table:table-cell>
          <table:table-cell table:number-columns-repeated="2"/>
          <table:table-cell office:value-type="string">
            <text:p>AV09Z-W003.0-N-INS Power PDF 3 Advanced Volume ???????? INSIGHT SP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5.27">
            <text:p>25.27</text:p>
          </table:table-cell>
          <table:table-cell table:number-columns-repeated="1014"/>
        </table:table-row>
        <table:table-row table:style-name="ro1">
          <table:table-cell office:value-type="string">
            <text:p>IM-000000011378873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70-YZQ46</text:p>
          </table:table-cell>
          <table:table-cell table:number-columns-repeated="2"/>
          <table:table-cell office:value-type="string">
            <text:p>AV09Z-G003.0-N-INS Power PDF Support &amp; Maintenanc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.05">
            <text:p>5.05</text:p>
          </table:table-cell>
          <table:table-cell table:number-columns-repeated="1014"/>
        </table:table-row>
        <table:table-row table:style-name="ro1">
          <table:table-cell office:value-type="string">
            <text:p>IM-00000001137887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1-QWM71</text:p>
          </table:table-cell>
          <table:table-cell table:number-columns-repeated="2"/>
          <table:table-cell office:value-type="string">
            <text:p>SPEAMSENS: Acronis Cyber Protect Cloud - Server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6.5">
            <text:p>16.50</text:p>
          </table:table-cell>
          <table:table-cell table:number-columns-repeated="1014"/>
        </table:table-row>
        <table:table-row table:style-name="ro1">
          <table:table-cell office:value-type="string">
            <text:p>IM-000000011378874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1-QWM71</text:p>
          </table:table-cell>
          <table:table-cell table:number-columns-repeated="2"/>
          <table:table-cell office:value-type="string">
            <text:p>SPIAMSENS: Acronis Cyber Files Cloud (per user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25">
            <text:p>2.25</text:p>
          </table:table-cell>
          <table:table-cell table:number-columns-repeated="1014"/>
        </table:table-row>
        <table:table-row table:style-name="ro1">
          <table:table-cell office:value-type="string">
            <text:p>IM-000000011378874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1-QWM71</text:p>
          </table:table-cell>
          <table:table-cell table:number-columns-repeated="2"/>
          <table:table-cell office:value-type="string">
            <text:p>SPQCMSENS: Mixed - Aggregat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68.75">
            <text:p>168.75</text:p>
          </table:table-cell>
          <table:table-cell table:number-columns-repeated="1014"/>
        </table:table-row>
        <table:table-row table:style-name="ro1">
          <table:table-cell office:value-type="string">
            <text:p>IM-000000011378877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-NGY02</text:p>
          </table:table-cell>
          <table:table-cell/>
          <table:table-cell office:value-type="string">
            <text:p>9X9540</text:p>
          </table:table-cell>
          <table:table-cell office:value-type="string">
            <text:p>UPC# 855205002003 (**MECS-BLK-001**) Mobo Chair Mount Ergo Keyboard and Mouse Tray System</text:p>
          </table:table-cell>
          <table:table-cell office:value-type="float" office:value="9">
            <text:p>9</text:p>
          </table:table-cell>
          <table:table-cell table:style-name="ce19" office:value-type="float" office:value="76.48">
            <text:p>76.48</text:p>
          </table:table-cell>
          <table:table-cell table:style-name="ce19" office:value-type="float" office:value="688.32">
            <text:p>688.32</text:p>
          </table:table-cell>
          <table:table-cell table:number-columns-repeated="1014"/>
        </table:table-row>
        <table:table-row table:style-name="ro1">
          <table:table-cell office:value-type="string">
            <text:p>IM-00000001137888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TV13</text:p>
          </table:table-cell>
          <table:table-cell table:number-columns-repeated="2"/>
          <table:table-cell office:value-type="string">
            <text:p>PPDPER0272-G License, Power PDF 4 Advanced Volum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92.81">
            <text:p>92.81</text:p>
          </table:table-cell>
          <table:table-cell table:number-columns-repeated="1014"/>
        </table:table-row>
        <table:table-row table:style-name="ro1">
          <table:table-cell office:value-type="string">
            <text:p>IM-00000001137888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80-76173</text:p>
          </table:table-cell>
          <table:table-cell/>
          <table:table-cell office:value-type="string">
            <text:p>EEPS</text:p>
          </table:table-cell>
          <table:table-cell office:value-type="string">
            <text:p>Count|Customer|Partner|Order No.|Delivery Date|Reference ESET PROTECT Essential On-Prem (ESET Endpoint Protection Standard) | EAV-0294188232 | New | 1 year | 15 | PARS MEDICAL | PC Connection | 01886221 | 08/18/2021 | 8076173D</text:p>
          </table:table-cell>
          <table:table-cell office:value-type="float" office:value="15">
            <text:p>15</text:p>
          </table:table-cell>
          <table:table-cell table:style-name="ce19" office:value-type="float" office:value="28.1">
            <text:p>28.10</text:p>
          </table:table-cell>
          <table:table-cell table:style-name="ce19" office:value-type="float" office:value="316.13">
            <text:p>316.13</text:p>
          </table:table-cell>
          <table:table-cell table:number-columns-repeated="1014"/>
        </table:table-row>
        <table:table-row table:style-name="ro1">
          <table:table-cell office:value-type="string">
            <text:p>IM-00000001137888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29945</text:p>
          </table:table-cell>
          <table:table-cell/>
          <table:table-cell office:value-type="string">
            <text:p>EEPA</text:p>
          </table:table-cell>
          <table:table-cell office:value-type="string">
            <text:p>ESET PROTECT Entry On-Prem (ESET Endpoint Protection Advanced) | EAV-0124946063 | Upgrade | 3 years | 17 | Niagara Orchard &amp; Vineyard Corp | IT Force | 01882245 | 08/18/2021 | 4029945D</text:p>
          </table:table-cell>
          <table:table-cell office:value-type="float" office:value="17">
            <text:p>17</text:p>
          </table:table-cell>
          <table:table-cell table:style-name="ce22" office:value-type="float" office:value="71.6176">
            <text:p>71.6176</text:p>
          </table:table-cell>
          <table:table-cell table:style-name="ce19" office:value-type="float" office:value="1034.96">
            <text:p>1034.96</text:p>
          </table:table-cell>
          <table:table-cell table:number-columns-repeated="1014"/>
        </table:table-row>
        <table:table-row table:style-name="ro1">
          <table:table-cell office:value-type="string">
            <text:p>IM-000000011378886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E23</text:p>
          </table:table-cell>
          <table:table-cell table:number-columns-repeated="2"/>
          <table:table-cell office:value-type="string">
            <text:p>ESN-6809Z-W00-14.0 Download, PaperPort Standard 14.0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74.99">
            <text:p>74.99</text:p>
          </table:table-cell>
          <table:table-cell table:number-columns-repeated="1014"/>
        </table:table-row>
        <table:table-row table:style-name="ro1">
          <table:table-cell office:value-type="string">
            <text:p>IM-00000001137892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-YWX46</text:p>
          </table:table-cell>
          <table:table-cell/>
          <table:table-cell office:value-type="string">
            <text:p>SSDPE2KE016T801978083</text:p>
          </table:table-cell>
          <table:table-cell office:value-type="string">
            <text:p>Solid State Drive</text:p>
          </table:table-cell>
          <table:table-cell office:value-type="float" office:value="20">
            <text:p>20</text:p>
          </table:table-cell>
          <table:table-cell table:style-name="ce19" office:value-type="float" office:value="496">
            <text:p>496.00</text:p>
          </table:table-cell>
          <table:table-cell table:style-name="ce19" office:value-type="float" office:value="9920">
            <text:p>9920.00</text:p>
          </table:table-cell>
          <table:table-cell table:number-columns-repeated="1014"/>
        </table:table-row>
        <table:table-row table:style-name="ro1">
          <table:table-cell office:value-type="string">
            <text:p>IM-00000001137892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80-ZLQ76</text:p>
          </table:table-cell>
          <table:table-cell/>
          <table:table-cell office:value-type="string">
            <text:p>SSDPE2KE016T801978083</text:p>
          </table:table-cell>
          <table:table-cell office:value-type="string">
            <text:p>Solid State Drive</text:p>
          </table:table-cell>
          <table:table-cell office:value-type="float" office:value="545">
            <text:p>545</text:p>
          </table:table-cell>
          <table:table-cell table:style-name="ce19" office:value-type="float" office:value="496">
            <text:p>496.00</text:p>
          </table:table-cell>
          <table:table-cell table:style-name="ce19" office:value-type="float" office:value="270320">
            <text:p>270320.00</text:p>
          </table:table-cell>
          <table:table-cell table:number-columns-repeated="1014"/>
        </table:table-row>
        <table:table-row table:style-name="ro1">
          <table:table-cell office:value-type="string">
            <text:p>IM-00000001137892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80-ZRV85</text:p>
          </table:table-cell>
          <table:table-cell/>
          <table:table-cell office:value-type="string">
            <text:p>SSDPE2KX010T8OS984815</text:p>
          </table:table-cell>
          <table:table-cell office:value-type="string">
            <text:p>Solid State Drive</text:p>
          </table:table-cell>
          <table:table-cell office:value-type="float" office:value="1263">
            <text:p>1263</text:p>
          </table:table-cell>
          <table:table-cell table:style-name="ce19" office:value-type="float" office:value="255">
            <text:p>255.00</text:p>
          </table:table-cell>
          <table:table-cell table:style-name="ce19" office:value-type="float" office:value="322065">
            <text:p>322065.00</text:p>
          </table:table-cell>
          <table:table-cell table:number-columns-repeated="1014"/>
        </table:table-row>
        <table:table-row table:style-name="ro37">
          <table:table-cell office:value-type="string">
            <text:p>IM-000000011378958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71650</text:p>
          </table:table-cell>
          <table:table-cell table:number-columns-repeated="2"/>
          <table:table-cell table:style-name="ce9" office:value-type="string">
            <text:p>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6.77">
            <text:p>36.77</text:p>
          </table:table-cell>
          <table:table-cell table:number-columns-repeated="1014"/>
        </table:table-row>
        <table:table-row table:style-name="ro1">
          <table:table-cell office:value-type="string">
            <text:p>IM-000000011378958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0-71650</text:p>
          </table:table-cell>
          <table:table-cell table:number-columns-repeated="2"/>
          <table:table-cell office:value-type="string">
            <text:p>SPEAMSENS: Acronis Cyber Protect Cloud - Server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6.5">
            <text:p>16.50</text:p>
          </table:table-cell>
          <table:table-cell table:number-columns-repeated="1014"/>
        </table:table-row>
        <table:table-row table:style-name="ro1">
          <table:table-cell office:value-type="string">
            <text:p>IM-000000011378958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30-71650</text:p>
          </table:table-cell>
          <table:table-cell table:number-columns-repeated="2"/>
          <table:table-cell office:value-type="string">
            <text:p>SPQCMSENS: Mixed - Aggregat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34.23">
            <text:p>134.23</text:p>
          </table:table-cell>
          <table:table-cell table:number-columns-repeated="1014"/>
        </table:table-row>
        <table:table-row table:style-name="ro30">
          <table:table-cell office:value-type="string">
            <text:p>IM-000000011378980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-37309</text:p>
          </table:table-cell>
          <table:table-cell table:number-columns-repeated="2"/>
          <table:table-cell table:style-name="ce9" office:value-type="string">
            <text:p>A1WXR3ZZS11: Acronis Cyber Backup Advanced</text:p>
            <text:p>Server License– 3 Year Renewal Acronis Premium</text:p>
            <text:p>Customer Support ESDA1WXR3ZZS11: Acronis Cyber Backup Advanced</text:p>
            <text:p>Server License– 3 Year Renewal Acronis Premium</text:p>
            <text:p>Customer Support ESDA1WXR3ZZS11: Acronis Cyber Backup Advanced</text:p>
            <text:p>Server License– 3 Year Renewal Acronis Premium</text:p>
            <text:p>Customer Support ESDA1WXR3ZZS11: Acronis Cyber Backup Advanced</text:p>
            <text:p>Server License– 3 Year Renewal Acronis Premium</text:p>
            <text:p>Customer Support ESD</text:p>
          </table:table-cell>
          <table:table-cell office:value-type="float" office:value="2">
            <text:p>2</text:p>
          </table:table-cell>
          <table:table-cell table:style-name="ce19" office:value-type="float" office:value="615.41">
            <text:p>615.41</text:p>
          </table:table-cell>
          <table:table-cell table:style-name="ce19" office:value-type="float" office:value="1230.82">
            <text:p>1230.82</text:p>
          </table:table-cell>
          <table:table-cell table:number-columns-repeated="1014"/>
        </table:table-row>
        <table:table-row table:style-name="ro1">
          <table:table-cell office:value-type="string">
            <text:p>IM-00000001137898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Q527</text:p>
          </table:table-cell>
          <table:table-cell/>
          <table:table-cell office:value-type="string">
            <text:p>2NP729</text:p>
          </table:table-cell>
          <table:table-cell office:value-type="string">
            <text:p>UPC# 0753677508361 LIGHTWEIGHT SINGLE USE EARBUD WITH SILICONE EAR TIPS (***1AE215HPBLKSTK***)</text:p>
          </table:table-cell>
          <table:table-cell office:value-type="float" office:value="2000">
            <text:p>2000</text:p>
          </table:table-cell>
          <table:table-cell table:style-name="ce19" office:value-type="float" office:value="0.97">
            <text:p>0.97</text:p>
          </table:table-cell>
          <table:table-cell table:style-name="ce19" office:value-type="float" office:value="1940">
            <text:p>1940.00</text:p>
          </table:table-cell>
          <table:table-cell table:number-columns-repeated="1014"/>
        </table:table-row>
        <table:table-row table:style-name="ro37">
          <table:table-cell office:value-type="string">
            <text:p>IM-00000001137898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1-87090</text:p>
          </table:table-cell>
          <table:table-cell table:number-columns-repeated="2"/>
          <table:table-cell table:style-name="ce9" office:value-type="string">
            <text:p>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407.89">
            <text:p>407.89</text:p>
          </table:table-cell>
          <table:table-cell table:number-columns-repeated="1014"/>
        </table:table-row>
        <table:table-row table:style-name="ro1">
          <table:table-cell office:value-type="string">
            <text:p>IM-000000011378984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1-87090</text:p>
          </table:table-cell>
          <table:table-cell table:number-columns-repeated="2"/>
          <table:table-cell office:value-type="string">
            <text:p>SPEAMSENS: Acronis Cyber Protect Cloud - Server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1.25">
            <text:p>11.25</text:p>
          </table:table-cell>
          <table:table-cell/>
          <table:table-cell table:style-name="ce23" table:number-columns-repeated="3"/>
          <table:table-cell table:number-columns-repeated="1010"/>
        </table:table-row>
        <table:table-row table:style-name="ro1">
          <table:table-cell office:value-type="string">
            <text:p>IM-000000011378984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1-87090</text:p>
          </table:table-cell>
          <table:table-cell table:number-columns-repeated="2"/>
          <table:table-cell office:value-type="string">
            <text:p>SPFAMSENS: Acronis Cyber Protect Cloud - VM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05">
            <text:p>105.00</text:p>
          </table:table-cell>
          <table:table-cell/>
          <table:table-cell table:style-name="ce23" table:number-columns-repeated="3"/>
          <table:table-cell table:number-columns-repeated="1010"/>
        </table:table-row>
        <table:table-row table:style-name="ro1">
          <table:table-cell office:value-type="string">
            <text:p>IM-000000011378984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-87090</text:p>
          </table:table-cell>
          <table:table-cell table:number-columns-repeated="2"/>
          <table:table-cell office:value-type="string">
            <text:p>SPIAMSENS: Acronis Cyber Files Cloud (per user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3.5">
            <text:p>13.50</text:p>
          </table:table-cell>
          <table:table-cell/>
          <table:table-cell table:style-name="ce23" table:number-columns-repeated="3"/>
          <table:table-cell table:number-columns-repeated="1010"/>
        </table:table-row>
        <table:table-row table:style-name="ro41">
          <table:table-cell office:value-type="string">
            <text:p>IM-000000011378984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41-87090</text:p>
          </table:table-cell>
          <table:table-cell table:number-columns-repeated="2"/>
          <table:table-cell table:style-name="ce9" office:value-type="string">
            <text:p>SPQAMSENS: Acronis Cyber Cloud – Minimum</text:p>
            <text:p>Commitment Delta (Per Device)SPQAMSENS: Acronis Cyber Cloud – Minimum</text:p>
            <text:p>Commitment Delta (Per Device)SPQAMSENS: Acronis Cyber Cloud – Minimum</text:p>
            <text:p>Commitment Delta (Per Device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06.97">
            <text:p>506.97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39">
          <table:table-cell office:value-type="string">
            <text:p>IM-000000011378984-AP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41-87090</text:p>
          </table:table-cell>
          <table:table-cell table:number-columns-repeated="2"/>
          <table:table-cell table:style-name="ce9" office:value-type="string">
            <text:p>SQRAMSENS: Acronis Cyber Disaster Recovery Cloud</text:p>
            <text:p>– Workstation (Per Device)SQRAMSENS: Acronis Cyber Disaster Recovery Cloud</text:p>
            <text:p>– Workstation (Per Device)SQRAMSENS: Acronis Cyber Disaster Recovery Cloud</text:p>
            <text:p>– Workstation (Per Device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8.23">
            <text:p>18.23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41">
          <table:table-cell office:value-type="string">
            <text:p>IM-000000011378984-AP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41-87090</text:p>
          </table:table-cell>
          <table:table-cell table:number-columns-repeated="2"/>
          <table:table-cell table:style-name="ce9" office:value-type="string">
            <text:p>SQXAMSENS: Acronis Hosted Cloud Storage - for</text:p>
            <text:p>Disaster Recovery Cloud (per GB)SQXAMSENS: Acronis Hosted Cloud Storage - for</text:p>
            <text:p>Disaster Recovery Cloud (per GB)SQXAMSENS: Acronis Hosted Cloud Storage - for</text:p>
            <text:p>Disaster Recovery Cloud (per GB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94.49">
            <text:p>94.49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39">
          <table:table-cell office:value-type="string">
            <text:p>IM-000000011378984-AP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41-87090</text:p>
          </table:table-cell>
          <table:table-cell table:number-columns-repeated="2"/>
          <table:table-cell table:style-name="ce9" office:value-type="string">
            <text:p>SQZAMSENS: Acronis Cyber Disaster Recovery Cloud</text:p>
            <text:p>– Office-365 (Per seat)SQZAMSENS: Acronis Cyber Disaster Recovery Cloud</text:p>
            <text:p>– Office-365 (Per seat)SQZAMSENS: Acronis Cyber Disaster Recovery Cloud</text:p>
            <text:p>– Office-365 (Per seat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4.98">
            <text:p>24.98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39">
          <table:table-cell office:value-type="string">
            <text:p>IM-000000011378984-AP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41-87090</text:p>
          </table:table-cell>
          <table:table-cell table:number-columns-repeated="2"/>
          <table:table-cell table:style-name="ce9" office:value-type="string">
            <text:p>SRAAMSENS: Acronis Cyber Backup Cloud Standard</text:p>
            <text:p>– Office-365 (Per seat)SRAAMSENS: Acronis Cyber Backup Cloud Standard</text:p>
            <text:p>– Office-365 (Per seat)SRAAMSENS: Acronis Cyber Backup Cloud Standard</text:p>
            <text:p>– Office-365 (Per seat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51.77">
            <text:p>251.77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38">
          <table:table-cell office:value-type="string">
            <text:p>IM-000000011378984-AP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41-87090</text:p>
          </table:table-cell>
          <table:table-cell table:number-columns-repeated="2"/>
          <table:table-cell table:style-name="ce9" office:value-type="string">
            <text:p>ST9AMSENS: Acronis Cyber Disaster Recovery Cloud -</text:p>
            <text:p>Microsoft 365 SharePoint Online (Per site)ST9AMSENS: Acronis Cyber Disaster Recovery Cloud -</text:p>
            <text:p>Microsoft 365 SharePoint Online (Per site)ST9AMSENS: Acronis Cyber Disaster Recovery Cloud -</text:p>
            <text:p>Microsoft 365 SharePoint Online (Per site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8.77">
            <text:p>8.77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39">
          <table:table-cell office:value-type="string">
            <text:p>IM-000000011378984-AP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41-87090</text:p>
          </table:table-cell>
          <table:table-cell table:number-columns-repeated="2"/>
          <table:table-cell table:style-name="ce9" office:value-type="string">
            <text:p>SUKBMSENS: Acronis Cyber Protect Cloud Standard -</text:p>
            <text:p>ServerSUKBMSENS: Acronis Cyber Protect Cloud Standard -</text:p>
            <text:p>ServerSUKBMSENS: Acronis Cyber Protect Cloud Standard -</text:p>
            <text:p>Server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40.95">
            <text:p>40.95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39">
          <table:table-cell office:value-type="string">
            <text:p>IM-000000011378984-AP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41-87090</text:p>
          </table:table-cell>
          <table:table-cell table:number-columns-repeated="2"/>
          <table:table-cell table:style-name="ce9" office:value-type="string">
            <text:p>SULBMSENS: Acronis Cyber Protect Cloud Standard -</text:p>
            <text:p>VMSULBMSENS: Acronis Cyber Protect Cloud Standard -</text:p>
            <text:p>VMSULBMSENS: Acronis Cyber Protect Cloud Standard -</text:p>
            <text:p>VM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3.5">
            <text:p>13.5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39">
          <table:table-cell office:value-type="string">
            <text:p>IM-000000011378984-AP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41-87090</text:p>
          </table:table-cell>
          <table:table-cell table:number-columns-repeated="2"/>
          <table:table-cell table:style-name="ce9" office:value-type="string">
            <text:p>SUMBMSENS: Acronis Cyber Protect Cloud Standard -</text:p>
            <text:p>WorkstationSUMBMSENS: Acronis Cyber Protect Cloud Standard -</text:p>
            <text:p>WorkstationSUMBMSENS: Acronis Cyber Protect Cloud Standard -</text:p>
            <text:p>Workstation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7">
            <text:p>2.7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8987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HJG96</text:p>
          </table:table-cell>
          <table:table-cell/>
          <table:table-cell office:value-type="string">
            <text:p>2NZ391</text:p>
          </table:table-cell>
          <table:table-cell office:value-type="string">
            <text:p>UPC# 0833742005411 (***FK318S***) MATIAS WIRED ALUMINUM KEYBOARDW/ NUMERIC KEYPAD FOR MAC SILVER UPS Freight 635408745</text:p>
          </table:table-cell>
          <table:table-cell office:value-type="float" office:value="600">
            <text:p>600</text:p>
          </table:table-cell>
          <table:table-cell table:style-name="ce19" office:value-type="float" office:value="41.83">
            <text:p>41.83</text:p>
          </table:table-cell>
          <table:table-cell table:style-name="ce19" office:value-type="float" office:value="25098">
            <text:p>25098.0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41">
          <table:table-cell office:value-type="string">
            <text:p>IM-000000011378988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HK711</text:p>
          </table:table-cell>
          <table:table-cell/>
          <table:table-cell office:value-type="string">
            <text:p>RM-SR-T5</text:p>
          </table:table-cell>
          <table:table-cell table:style-name="ce9" office:value-type="string">
            <text:p>Rackmount Sophos XG105 Rev.3 / 106 Rev.1 /</text:p>
            <text:p>115 Rev.3Rackmount Sophos XG105 Rev.3 / 106 Rev.1 /</text:p>
            <text:p>115 Rev.3Rackmount Sophos XG105 Rev.3 / 106 Rev.1 /</text:p>
            <text:p>115 Rev.3</text:p>
          </table:table-cell>
          <table:table-cell office:value-type="float" office:value="10">
            <text:p>10</text:p>
          </table:table-cell>
          <table:table-cell table:style-name="ce19" office:value-type="float" office:value="90">
            <text:p>90.00</text:p>
          </table:table-cell>
          <table:table-cell table:style-name="ce19" office:value-type="float" office:value="900">
            <text:p>900.0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8988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-HK711</text:p>
          </table:table-cell>
          <table:table-cell/>
          <table:table-cell office:value-type="string">
            <text:p>RM-WG-T6</text:p>
          </table:table-cell>
          <table:table-cell office:value-type="string">
            <text:p>Rackmount WatchGuard T20/T40</text:p>
          </table:table-cell>
          <table:table-cell office:value-type="float" office:value="10">
            <text:p>10</text:p>
          </table:table-cell>
          <table:table-cell table:style-name="ce19" office:value-type="float" office:value="85">
            <text:p>85.00</text:p>
          </table:table-cell>
          <table:table-cell table:style-name="ce19" office:value-type="float" office:value="850">
            <text:p>850.0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41">
          <table:table-cell office:value-type="string">
            <text:p>IM-000000011378989-AP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9" office:value-type="string">
            <text:p>6XK646</text:p>
          </table:table-cell>
          <table:table-cell table:style-name="ce9" office:value-type="string">
            <text:p>RACK MOUNT SOPHOS XG 105/115</text:p>
            <text:p>XG 105/115 REV 3 / XG 106 REV 1RACK MOUNT SOPHOS XG 105/115</text:p>
            <text:p>XG 105/115 REV 3 / XG 106 REV 1RACK MOUNT SOPHOS XG 105/115</text:p>
            <text:p>XG 105/115 REV 3 / XG 106 REV 1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900">
            <text:p>90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8991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50-XP861</text:p>
          </table:table-cell>
          <table:table-cell table:number-columns-repeated="2"/>
          <table:table-cell office:value-type="string">
            <text:p>SPEAMSENS: Acronis Cyber Protect Cloud - Server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66">
            <text:p>66.0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8991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50-XP861</text:p>
          </table:table-cell>
          <table:table-cell table:number-columns-repeated="2"/>
          <table:table-cell office:value-type="string">
            <text:p>SPFAMSENS: Acronis Cyber Protect Cloud - VM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66.5">
            <text:p>166.5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44">
          <table:table-cell office:value-type="string">
            <text:p>IM-000000011378991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50-XP861</text:p>
          </table:table-cell>
          <table:table-cell table:number-columns-repeated="2"/>
          <table:table-cell table:style-name="ce9" office:value-type="string">
            <text:p>SPGAMSENS: Acronis Cyber Backup Cloud Standard</text:p>
            <text:p>– Workstation (Per Device)SPGAMSENS: Acronis Cyber Backup Cloud Standard</text:p>
            <text:p>– Workstation (Per Device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26">
            <text:p>126.0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899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HJG96</text:p>
          </table:table-cell>
          <table:table-cell office:value-type="string">
            <text:p>NULL</text:p>
          </table:table-cell>
          <table:table-cell office:value-type="string">
            <text:p>2NP729</text:p>
          </table:table-cell>
          <table:table-cell office:value-type="string">
            <text:p>UPC# 0753677508361 LIGHTWEIGHT SINGLE USE EARBUD WITH SILICONE EAR TIPS (***1AE215HPBLKSTK***)</text:p>
          </table:table-cell>
          <table:table-cell office:value-type="float" office:value="2000">
            <text:p>2000</text:p>
          </table:table-cell>
          <table:table-cell table:style-name="ce19" office:value-type="float" office:value="0.97">
            <text:p>0.97</text:p>
          </table:table-cell>
          <table:table-cell table:style-name="ce19" office:value-type="float" office:value="1940">
            <text:p>1940.0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899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HJG96</text:p>
          </table:table-cell>
          <table:table-cell/>
          <table:table-cell office:value-type="string">
            <text:p>2NP729</text:p>
          </table:table-cell>
          <table:table-cell office:value-type="string">
            <text:p>UPC# 0753677508361 LIGHTWEIGHT SINGLE USE EARBUD WITH SILICONE EAR TIPS (***1AE215HPBLKSTK***)</text:p>
          </table:table-cell>
          <table:table-cell office:value-type="float" office:value="2000">
            <text:p>2000</text:p>
          </table:table-cell>
          <table:table-cell table:style-name="ce19" office:value-type="float" office:value="0.97">
            <text:p>0.97</text:p>
          </table:table-cell>
          <table:table-cell table:style-name="ce19" office:value-type="float" office:value="1940">
            <text:p>1940.0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8997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TR37</text:p>
          </table:table-cell>
          <table:table-cell table:number-columns-repeated="2"/>
          <table:table-cell office:value-type="string">
            <text:p>Tri-Band-Strap</text:p>
          </table:table-cell>
          <table:table-cell office:value-type="float" office:value="22">
            <text:p>22</text:p>
          </table:table-cell>
          <table:table-cell table:style-name="ce19" office:value-type="float" office:value="15.75">
            <text:p>15.75</text:p>
          </table:table-cell>
          <table:table-cell table:style-name="ce19" office:value-type="float" office:value="346.5">
            <text:p>346.5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39">
          <table:table-cell office:value-type="string">
            <text:p>IM-000000011378997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0-UTR37</text:p>
          </table:table-cell>
          <table:table-cell table:number-columns-repeated="2"/>
          <table:table-cell table:style-name="ce9" office:value-type="string">
            <text:p>MODEM KIT INCLUDES</text:p>
            <text:p>172002 LTE 4G Modem ZTE MF833V</text:p>
            <text:p>172003 Modem Mount</text:p>
            <text:p>172001 Cable packMODEM KIT INCLUDES</text:p>
            <text:p>172002 LTE 4G Modem ZTE MF833V</text:p>
            <text:p>172003 Modem Mount</text:p>
            <text:p>172001 Cable pack</text:p>
          </table:table-cell>
          <table:table-cell office:value-type="float" office:value="2">
            <text:p>2</text:p>
          </table:table-cell>
          <table:table-cell table:style-name="ce19" office:value-type="float" office:value="75.6">
            <text:p>75.60</text:p>
          </table:table-cell>
          <table:table-cell table:style-name="ce19" office:value-type="float" office:value="151.2">
            <text:p>151.2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8997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30-UTR37</text:p>
          </table:table-cell>
          <table:table-cell table:number-columns-repeated="2"/>
          <table:table-cell office:value-type="string">
            <text:p>Ear Bud Foam Tips (10 Pair Pack) - Small</text:p>
          </table:table-cell>
          <table:table-cell office:value-type="float" office:value="3">
            <text:p>3</text:p>
          </table:table-cell>
          <table:table-cell table:style-name="ce19" office:value-type="float" office:value="40.95">
            <text:p>40.95</text:p>
          </table:table-cell>
          <table:table-cell table:style-name="ce19" office:value-type="float" office:value="122.85">
            <text:p>122.85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8999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-NL818</text:p>
          </table:table-cell>
          <table:table-cell/>
          <table:table-cell office:value-type="string">
            <text:p>2NP729</text:p>
          </table:table-cell>
          <table:table-cell office:value-type="string">
            <text:p>UPC# 0753677508361 LIGHTWEIGHT SINGLE USE EARBUD WITH SILICONE EAR TIPS (***1AE215HPBLKSTK***)</text:p>
          </table:table-cell>
          <table:table-cell office:value-type="float" office:value="2000">
            <text:p>2000</text:p>
          </table:table-cell>
          <table:table-cell table:style-name="ce19" office:value-type="float" office:value="0.97">
            <text:p>0.97</text:p>
          </table:table-cell>
          <table:table-cell table:style-name="ce19" office:value-type="float" office:value="1940">
            <text:p>1940.0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9001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60-FYX11</text:p>
          </table:table-cell>
          <table:table-cell/>
          <table:table-cell office:value-type="string">
            <text:p>EX-7000-SEC-1YRMS-S-RNWL</text:p>
          </table:table-cell>
          <table:table-cell office:value-type="string">
            <text:p>5x8 One Year Support &amp; Maintenance Renewal for ExaGrid EX7000 SEC Raw 16TB Capacity System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870.06">
            <text:p>1870.06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9001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60-FYX11</text:p>
          </table:table-cell>
          <table:table-cell/>
          <table:table-cell office:value-type="string">
            <text:p>EX-13000E-SEC-1YRMS-S-RNWL</text:p>
          </table:table-cell>
          <table:table-cell office:value-type="string">
            <text:p>5x8 One Year Support &amp; Maintenance Renewal for ExaGrid EX13000 SEC Raw 32TB Capacity System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993.08">
            <text:p>2993.08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9016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80-ZTP69</text:p>
          </table:table-cell>
          <table:table-cell/>
          <table:table-cell office:value-type="string">
            <text:p>6PW011</text:p>
          </table:table-cell>
          <table:table-cell office:value-type="string">
            <text:p>UPC# 0753677510210 (***5ADP-FISHBONE***) AVID FISHBONE FLEXIBLE TRRS ADAPTER WITH 3.5MM PIN &amp; JACK</text:p>
          </table:table-cell>
          <table:table-cell office:value-type="float" office:value="500">
            <text:p>500</text:p>
          </table:table-cell>
          <table:table-cell table:style-name="ce19" office:value-type="float" office:value="2.14">
            <text:p>2.14</text:p>
          </table:table-cell>
          <table:table-cell table:style-name="ce19" office:value-type="float" office:value="1070">
            <text:p>1070.0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9018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947</text:p>
          </table:table-cell>
          <table:table-cell/>
          <table:table-cell office:value-type="string">
            <text:p>WGM47033</text:p>
          </table:table-cell>
          <table:table-cell office:value-type="string">
            <text:p>WatchGuard Firebox M470 with 3-yr Basic Security Suit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4928">
            <text:p>4928.0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9018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70-YZ947</text:p>
          </table:table-cell>
          <table:table-cell/>
          <table:table-cell office:value-type="string">
            <text:p>WGM47001</text:p>
          </table:table-cell>
          <table:table-cell office:value-type="string">
            <text:p>WatchGuard Firebox M470 with 1-yr Standard Support</text:p>
          </table:table-cell>
          <table:table-cell/>
          <table:table-cell table:style-name="ce19" table:number-columns-repeated="2"/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9018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70-YZ947</text:p>
          </table:table-cell>
          <table:table-cell/>
          <table:table-cell office:value-type="string">
            <text:p>WG8592</text:p>
          </table:table-cell>
          <table:table-cell office:value-type="string">
            <text:p>WatchGuard Firebox M 8 Port 1Gb Copper Modul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696.5">
            <text:p>696.5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9019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50-XP623</text:p>
          </table:table-cell>
          <table:table-cell/>
          <table:table-cell office:value-type="string">
            <text:p>WGT35351</text:p>
          </table:table-cell>
          <table:table-cell office:value-type="string">
            <text:p>WatchGuard Total Security Suite Renewal/Upgrad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752">
            <text:p>752.0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9020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-56973</text:p>
          </table:table-cell>
          <table:table-cell/>
          <table:table-cell office:value-type="string">
            <text:p>WGM37351</text:p>
          </table:table-cell>
          <table:table-cell office:value-type="string">
            <text:p>WatchGuard Total Security Suite Renewal/Upgrad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160">
            <text:p>2160.0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9021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4-57111</text:p>
          </table:table-cell>
          <table:table-cell/>
          <table:table-cell office:value-type="string">
            <text:p>WGFU3011</text:p>
          </table:table-cell>
          <table:table-cell office:value-type="string">
            <text:p>Panda Fusion 360 - 1 Year - 1 to 50 licenses</text:p>
          </table:table-cell>
          <table:table-cell office:value-type="float" office:value="4">
            <text:p>4</text:p>
          </table:table-cell>
          <table:table-cell table:style-name="ce19" office:value-type="float" office:value="60.2">
            <text:p>60.20</text:p>
          </table:table-cell>
          <table:table-cell table:style-name="ce19" office:value-type="float" office:value="240.8">
            <text:p>240.8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9021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4-57111</text:p>
          </table:table-cell>
          <table:table-cell/>
          <table:table-cell office:value-type="string">
            <text:p>WGPAT011</text:p>
          </table:table-cell>
          <table:table-cell office:value-type="string">
            <text:p>Panda Patch Management - 1 Year - 1 to 10 licenses</text:p>
          </table:table-cell>
          <table:table-cell office:value-type="float" office:value="4">
            <text:p>4</text:p>
          </table:table-cell>
          <table:table-cell table:style-name="ce19" office:value-type="float" office:value="16.8">
            <text:p>16.80</text:p>
          </table:table-cell>
          <table:table-cell table:style-name="ce19" office:value-type="float" office:value="67.2">
            <text:p>67.2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9022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TT80</text:p>
          </table:table-cell>
          <table:table-cell/>
          <table:table-cell office:value-type="string">
            <text:p>WGT35333</text:p>
          </table:table-cell>
          <table:table-cell office:value-type="string">
            <text:p>WatchGuard Basic Security Suite Renewal/Upgrad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972">
            <text:p>972.0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902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D35</text:p>
          </table:table-cell>
          <table:table-cell/>
          <table:table-cell office:value-type="string">
            <text:p>WG018813</text:p>
          </table:table-cell>
          <table:table-cell office:value-type="string">
            <text:p>WatchGuard Standard Support Renewal 1-yr for Firebox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60">
            <text:p>60.0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902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82586</text:p>
          </table:table-cell>
          <table:table-cell/>
          <table:table-cell office:value-type="string">
            <text:p>WGT30331</text:p>
          </table:table-cell>
          <table:table-cell office:value-type="string">
            <text:p>WatchGuard Basic Security Suite Renewal/Upgrad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56">
            <text:p>356.00</text:p>
          </table:table-cell>
          <table:table-cell/>
          <table:table-cell table:style-name="ce24"/>
          <table:table-cell table:style-name="ce26" table:number-columns-repeated="2"/>
          <table:table-cell table:number-columns-repeated="1010"/>
        </table:table-row>
        <table:table-row table:style-name="ro1">
          <table:table-cell office:value-type="string">
            <text:p>IM-00000001137902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82598</text:p>
          </table:table-cell>
          <table:table-cell/>
          <table:table-cell office:value-type="string">
            <text:p>WG018811</text:p>
          </table:table-cell>
          <table:table-cell office:value-type="string">
            <text:p>WatchGuard Basic Security Suite Renewal/Upgrad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80">
            <text:p>180.00</text:p>
          </table:table-cell>
          <table:table-cell/>
          <table:table-cell table:style-name="ce25"/>
          <table:table-cell table:style-name="ce2" table:number-columns-repeated="2"/>
          <table:table-cell table:number-columns-repeated="1010"/>
        </table:table-row>
        <table:table-row table:style-name="ro1">
          <table:table-cell office:value-type="string">
            <text:p>IM-000000011379050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80-ZTP69</text:p>
          </table:table-cell>
          <table:table-cell/>
          <table:table-cell office:value-type="string">
            <text:p>2NZ391</text:p>
          </table:table-cell>
          <table:table-cell office:value-type="string">
            <text:p>UPC# 0833742005411 (***FK318S***) MATIAS WIRED ALUMINUM KEYBOARDW/ NUMERIC KEYPAD FOR MAC SILVER UPS Freight 635408734</text:p>
          </table:table-cell>
          <table:table-cell office:value-type="float" office:value="400">
            <text:p>400</text:p>
          </table:table-cell>
          <table:table-cell table:style-name="ce19" office:value-type="float" office:value="41.83">
            <text:p>41.83</text:p>
          </table:table-cell>
          <table:table-cell table:style-name="ce19" office:value-type="float" office:value="16732">
            <text:p>16732.00</text:p>
          </table:table-cell>
          <table:table-cell/>
          <table:table-cell table:style-name="ce25"/>
          <table:table-cell table:style-name="ce2" table:number-columns-repeated="2"/>
          <table:table-cell table:number-columns-repeated="1010"/>
        </table:table-row>
        <table:table-row table:style-name="ro1">
          <table:table-cell office:value-type="string">
            <text:p>IM-000000011379053-AP</text:p>
          </table:table-cell>
          <table:table-cell table:number-columns-repeated="2" office:value-type="float" office:value="1">
            <text:p>1</text:p>
          </table:table-cell>
          <table:table-cell office:value-type="float" office:value="9031772826">
            <text:p>9031772826</text:p>
          </table:table-cell>
          <table:table-cell/>
          <table:table-cell office:value-type="string">
            <text:p>HP3-00092</text:p>
          </table:table-cell>
          <table:table-cell office:value-type="string">
            <text:p>COMPLETE FOR BUS 3YR ON 1YR MFG WTY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63">
            <text:p>263.00</text:p>
          </table:table-cell>
          <table:table-cell table:number-columns-repeated="1014"/>
        </table:table-row>
        <table:table-row table:style-name="ro1">
          <table:table-cell office:value-type="string">
            <text:p>IM-00000001137905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60-74232</text:p>
          </table:table-cell>
          <table:table-cell/>
          <table:table-cell office:value-type="string">
            <text:p>COTERM</text:p>
          </table:table-cell>
          <table:table-cell office:value-type="string">
            <text:p>CoTerm (2670755-1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909.32">
            <text:p>1909.32</text:p>
          </table:table-cell>
          <table:table-cell table:number-columns-repeated="1014"/>
        </table:table-row>
        <table:table-row table:style-name="ro1">
          <table:table-cell office:value-type="string">
            <text:p>IM-00000001137905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G16</text:p>
          </table:table-cell>
          <table:table-cell/>
          <table:table-cell office:value-type="string">
            <text:p>COTERM</text:p>
          </table:table-cell>
          <table:table-cell office:value-type="string">
            <text:p>CoTerm (2686286-1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836.66">
            <text:p>1836.66</text:p>
          </table:table-cell>
          <table:table-cell table:number-columns-repeated="1014"/>
        </table:table-row>
        <table:table-row table:style-name="ro1">
          <table:table-cell office:value-type="string">
            <text:p>IM-000000011379056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L06</text:p>
          </table:table-cell>
          <table:table-cell/>
          <table:table-cell office:value-type="string">
            <text:p>COTERM</text:p>
          </table:table-cell>
          <table:table-cell office:value-type="string">
            <text:p>CoTerm (2669478-1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555.34">
            <text:p>3555.34</text:p>
          </table:table-cell>
          <table:table-cell table:number-columns-repeated="1014"/>
        </table:table-row>
        <table:table-row table:style-name="ro1">
          <table:table-cell office:value-type="string">
            <text:p>IM-000000011379081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-Z3981</text:p>
          </table:table-cell>
          <table:table-cell/>
          <table:table-cell office:value-type="string">
            <text:p>NDS-7004-F360E</text:p>
          </table:table-cell>
          <table:table-cell/>
          <table:table-cell office:value-type="float" office:value="5">
            <text:p>5</text:p>
          </table:table-cell>
          <table:table-cell table:style-name="ce19" office:value-type="float" office:value="1308.7">
            <text:p>1308.70</text:p>
          </table:table-cell>
          <table:table-cell table:style-name="ce19" office:value-type="float" office:value="6543.5">
            <text:p>6543.50</text:p>
          </table:table-cell>
          <table:table-cell table:number-columns-repeated="1014"/>
        </table:table-row>
        <table:table-row table:style-name="ro1">
          <table:table-cell office:value-type="string">
            <text:p>IM-000000011379082-AP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4234320661">
            <text:p>4234320661</text:p>
          </table:table-cell>
          <table:table-cell office:value-type="string">
            <text:p>www.dhl.com</text:p>
          </table:table-cell>
          <table:table-cell table:number-columns-repeated="1017"/>
        </table:table-row>
        <table:table-row table:style-name="ro1">
          <table:table-cell office:value-type="string">
            <text:p>IM-00000001137908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R0303</text:p>
          </table:table-cell>
          <table:table-cell/>
          <table:table-cell office:value-type="string">
            <text:p>NPD-9501A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19" office:value-type="float" office:value="347.87">
            <text:p>347.87</text:p>
          </table:table-cell>
          <table:table-cell table:number-columns-repeated="1014"/>
        </table:table-row>
        <table:table-row table:style-name="ro1">
          <table:table-cell office:value-type="string">
            <text:p>IM-000000011379084-AP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4234320635">
            <text:p>4234320635</text:p>
          </table:table-cell>
          <table:table-cell office:value-type="string">
            <text:p>www.dhl.com</text:p>
          </table:table-cell>
          <table:table-cell table:number-columns-repeated="1017"/>
        </table:table-row>
        <table:table-row table:style-name="ro1">
          <table:table-cell office:value-type="string">
            <text:p>IM-000000011379086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RZ71</text:p>
          </table:table-cell>
          <table:table-cell/>
          <table:table-cell office:value-type="string">
            <text:p>2NP729</text:p>
          </table:table-cell>
          <table:table-cell office:value-type="string">
            <text:p>UPC# 0753677508361 LIGHTWEIGHT SINGLE USE EARBUD WITH SILICONE EAR TIPS (***1AE215HPBLKSTK***)</text:p>
          </table:table-cell>
          <table:table-cell office:value-type="float" office:value="4000">
            <text:p>4000</text:p>
          </table:table-cell>
          <table:table-cell table:style-name="ce19" office:value-type="float" office:value="0.97">
            <text:p>0.97</text:p>
          </table:table-cell>
          <table:table-cell table:style-name="ce19" office:value-type="float" office:value="3880">
            <text:p>3880.00</text:p>
          </table:table-cell>
          <table:table-cell table:number-columns-repeated="1014"/>
        </table:table-row>
        <table:table-row table:style-name="ro1">
          <table:table-cell office:value-type="string">
            <text:p>IM-000000011379089-A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0-31478</text:p>
          </table:table-cell>
          <table:table-cell/>
          <table:table-cell office:value-type="string">
            <text:p>000200 396445</text:p>
          </table:table-cell>
          <table:table-cell office:value-type="string">
            <text:p>IPO R11 ESSNTL ED LIC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85.76">
            <text:p>285.76</text:p>
          </table:table-cell>
          <table:table-cell table:number-columns-repeated="1014"/>
        </table:table-row>
        <table:table-row table:style-name="ro1">
          <table:table-cell office:value-type="string">
            <text:p>IM-000000011379090-A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0-28563</text:p>
          </table:table-cell>
          <table:table-cell/>
          <table:table-cell office:value-type="string">
            <text:p>000200 396484</text:p>
          </table:table-cell>
          <table:table-cell office:value-type="string">
            <text:p>IPO R11 TTS PROLINUX UPG LIC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48.06">
            <text:p>148.06</text:p>
          </table:table-cell>
          <table:table-cell table:number-columns-repeated="1014"/>
        </table:table-row>
        <table:table-row table:style-name="ro1">
          <table:table-cell office:value-type="string">
            <text:p>IM-000000011379090-AP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-28563</text:p>
          </table:table-cell>
          <table:table-cell/>
          <table:table-cell office:value-type="string">
            <text:p>000300 396492</text:p>
          </table:table-cell>
          <table:table-cell office:value-type="string">
            <text:p>IPO R11 PREFRD VM PRO UPG LIC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34.59">
            <text:p>134.59</text:p>
          </table:table-cell>
          <table:table-cell table:number-columns-repeated="1014"/>
        </table:table-row>
        <table:table-row table:style-name="ro1">
          <table:table-cell office:value-type="string">
            <text:p>IM-000000011379090-A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0-28563</text:p>
          </table:table-cell>
          <table:table-cell/>
          <table:table-cell office:value-type="string">
            <text:p>000400 396486</text:p>
          </table:table-cell>
          <table:table-cell office:value-type="string">
            <text:p>IPO R11 TELEWORKER 1 UPG LIC</text:p>
          </table:table-cell>
          <table:table-cell office:value-type="float" office:value="10">
            <text:p>10</text:p>
          </table:table-cell>
          <table:table-cell table:style-name="ce19" office:value-type="float" office:value="31.6">
            <text:p>31.60</text:p>
          </table:table-cell>
          <table:table-cell table:style-name="ce19" office:value-type="float" office:value="316">
            <text:p>316.00</text:p>
          </table:table-cell>
          <table:table-cell table:number-columns-repeated="1014"/>
        </table:table-row>
        <table:table-row table:style-name="ro1">
          <table:table-cell office:value-type="string">
            <text:p>IM-000000011379090-AP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40-28563</text:p>
          </table:table-cell>
          <table:table-cell/>
          <table:table-cell office:value-type="string">
            <text:p>000500 396485</text:p>
          </table:table-cell>
          <table:table-cell office:value-type="string">
            <text:p>IPO R11 PWR USER 1 UPG LIC</text:p>
          </table:table-cell>
          <table:table-cell office:value-type="float" office:value="10">
            <text:p>10</text:p>
          </table:table-cell>
          <table:table-cell table:style-name="ce19" office:value-type="float" office:value="35.7">
            <text:p>35.70</text:p>
          </table:table-cell>
          <table:table-cell table:style-name="ce19" office:value-type="float" office:value="357">
            <text:p>357.00</text:p>
          </table:table-cell>
          <table:table-cell table:number-columns-repeated="1014"/>
        </table:table-row>
        <table:table-row table:style-name="ro1">
          <table:table-cell office:value-type="string">
            <text:p>IM-000000011379090-AP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40-28563</text:p>
          </table:table-cell>
          <table:table-cell/>
          <table:table-cell office:value-type="string">
            <text:p>000600 396491</text:p>
          </table:table-cell>
          <table:table-cell office:value-type="string">
            <text:p>IPO R11 ESSNTL ED UPG LIC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04.23">
            <text:p>204.23</text:p>
          </table:table-cell>
          <table:table-cell table:number-columns-repeated="1014"/>
        </table:table-row>
        <table:table-row table:style-name="ro1">
          <table:table-cell office:value-type="string">
            <text:p>IM-00000001137909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-NLU25</text:p>
          </table:table-cell>
          <table:table-cell/>
          <table:table-cell office:value-type="string">
            <text:p>2NP729</text:p>
          </table:table-cell>
          <table:table-cell office:value-type="string">
            <text:p>UPC# 0753677508361 LIGHTWEIGHT SINGLE USE EARBUD WITH SILICONE EAR TIPS (***1AE215HPBLKSTK***)</text:p>
          </table:table-cell>
          <table:table-cell office:value-type="float" office:value="3000">
            <text:p>3000</text:p>
          </table:table-cell>
          <table:table-cell table:style-name="ce19" office:value-type="float" office:value="0.97">
            <text:p>0.97</text:p>
          </table:table-cell>
          <table:table-cell table:style-name="ce19" office:value-type="float" office:value="2910">
            <text:p>2910.00</text:p>
          </table:table-cell>
          <table:table-cell table:number-columns-repeated="1014"/>
        </table:table-row>
        <table:table-row table:style-name="ro1">
          <table:table-cell office:value-type="string">
            <text:p>IM-00000001137909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06523</text:p>
          </table:table-cell>
          <table:table-cell/>
          <table:table-cell office:value-type="string">
            <text:p>S820-8-60-36-A-EL</text:p>
          </table:table-cell>
          <table:table-cell office:value-type="string">
            <text:p>RSA SecurID Access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084.2">
            <text:p>1084.20</text:p>
          </table:table-cell>
          <table:table-cell table:number-columns-repeated="1014"/>
        </table:table-row>
        <table:table-row table:style-name="ro1">
          <table:table-cell office:value-type="string">
            <text:p>IM-000000011379097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-NLX08</text:p>
          </table:table-cell>
          <table:table-cell/>
          <table:table-cell office:value-type="string">
            <text:p>2NP722</text:p>
          </table:table-cell>
          <table:table-cell office:value-type="string">
            <text:p>UPC# 0753677510036- HEADSET WITH INLINE MICROPHONE AND VOLUME CONTROL GREEN (***2EDU-421332-GRN***)</text:p>
          </table:table-cell>
          <table:table-cell office:value-type="float" office:value="118">
            <text:p>118</text:p>
          </table:table-cell>
          <table:table-cell table:style-name="ce19" office:value-type="float" office:value="11.62">
            <text:p>11.62</text:p>
          </table:table-cell>
          <table:table-cell table:style-name="ce19" office:value-type="float" office:value="1371.16">
            <text:p>1371.16</text:p>
          </table:table-cell>
          <table:table-cell table:number-columns-repeated="1014"/>
        </table:table-row>
        <table:table-row table:style-name="ro36">
          <table:table-cell office:value-type="string">
            <text:p>IM-000000011379152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67">
            <text:p>2.67</text:p>
          </table:table-cell>
          <table:table-cell table:number-columns-repeated="1014"/>
        </table:table-row>
        <table:table-row table:style-name="ro36">
          <table:table-cell office:value-type="string">
            <text:p>IM-000000011379152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67">
            <text:p>2.67</text:p>
          </table:table-cell>
          <table:table-cell table:number-columns-repeated="1014"/>
        </table:table-row>
        <table:table-row table:style-name="ro36">
          <table:table-cell office:value-type="string">
            <text:p>IM-000000011379152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67">
            <text:p>2.67</text:p>
          </table:table-cell>
          <table:table-cell table:number-columns-repeated="1014"/>
        </table:table-row>
        <table:table-row table:style-name="ro36">
          <table:table-cell office:value-type="string">
            <text:p>IM-000000011379152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67">
            <text:p>2.67</text:p>
          </table:table-cell>
          <table:table-cell table:number-columns-repeated="1014"/>
        </table:table-row>
        <table:table-row table:style-name="ro36">
          <table:table-cell office:value-type="string">
            <text:p>IM-000000011379152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67">
            <text:p>2.67</text:p>
          </table:table-cell>
          <table:table-cell table:number-columns-repeated="1014"/>
        </table:table-row>
        <table:table-row table:style-name="ro36">
          <table:table-cell office:value-type="string">
            <text:p>IM-000000011379152-AP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67">
            <text:p>2.67</text:p>
          </table:table-cell>
          <table:table-cell table:number-columns-repeated="1014"/>
        </table:table-row>
        <table:table-row table:style-name="ro36">
          <table:table-cell office:value-type="string">
            <text:p>IM-000000011379152-AP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67">
            <text:p>2.67</text:p>
          </table:table-cell>
          <table:table-cell table:number-columns-repeated="1014"/>
        </table:table-row>
        <table:table-row table:style-name="ro39">
          <table:table-cell office:value-type="string">
            <text:p>IM-000000011379152-AP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67">
            <text:p>2.67</text:p>
          </table:table-cell>
          <table:table-cell table:number-columns-repeated="1014"/>
        </table:table-row>
        <table:table-row table:style-name="ro39">
          <table:table-cell office:value-type="string">
            <text:p>IM-000000011379152-AP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67">
            <text:p>2.67</text:p>
          </table:table-cell>
          <table:table-cell table:number-columns-repeated="1014"/>
        </table:table-row>
        <table:table-row table:style-name="ro39">
          <table:table-cell office:value-type="string">
            <text:p>IM-000000011379152-AP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67">
            <text:p>2.67</text:p>
          </table:table-cell>
          <table:table-cell table:number-columns-repeated="1014"/>
        </table:table-row>
        <table:table-row table:style-name="ro39">
          <table:table-cell office:value-type="string">
            <text:p>IM-000000011379152-AP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67">
            <text:p>2.67</text:p>
          </table:table-cell>
          <table:table-cell table:number-columns-repeated="1014"/>
        </table:table-row>
        <table:table-row table:style-name="ro39">
          <table:table-cell office:value-type="string">
            <text:p>IM-000000011379152-A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67">
            <text:p>2.67</text:p>
          </table:table-cell>
          <table:table-cell table:number-columns-repeated="1014"/>
        </table:table-row>
        <table:table-row table:style-name="ro39">
          <table:table-cell office:value-type="string">
            <text:p>IM-000000011379152-AP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67">
            <text:p>2.67</text:p>
          </table:table-cell>
          <table:table-cell table:number-columns-repeated="1014"/>
        </table:table-row>
        <table:table-row table:style-name="ro39">
          <table:table-cell office:value-type="string">
            <text:p>IM-000000011379152-A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67">
            <text:p>2.67</text:p>
          </table:table-cell>
          <table:table-cell table:number-columns-repeated="1014"/>
        </table:table-row>
        <table:table-row table:style-name="ro39">
          <table:table-cell office:value-type="string">
            <text:p>IM-000000011379152-AP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67">
            <text:p>2.67</text:p>
          </table:table-cell>
          <table:table-cell table:number-columns-repeated="1014"/>
        </table:table-row>
        <table:table-row table:style-name="ro39">
          <table:table-cell office:value-type="string">
            <text:p>IM-000000011379152-AP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67">
            <text:p>2.67</text:p>
          </table:table-cell>
          <table:table-cell table:number-columns-repeated="1014"/>
        </table:table-row>
        <table:table-row table:style-name="ro39">
          <table:table-cell office:value-type="string">
            <text:p>IM-000000011379152-AP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67">
            <text:p>2.67</text:p>
          </table:table-cell>
          <table:table-cell table:number-columns-repeated="1014"/>
        </table:table-row>
        <table:table-row table:style-name="ro39">
          <table:table-cell office:value-type="string">
            <text:p>IM-000000011379152-AP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.8">
            <text:p>5.80</text:p>
          </table:table-cell>
          <table:table-cell table:number-columns-repeated="1014"/>
        </table:table-row>
        <table:table-row table:style-name="ro39">
          <table:table-cell office:value-type="string">
            <text:p>IM-000000011379152-AP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.8">
            <text:p>5.80</text:p>
          </table:table-cell>
          <table:table-cell table:number-columns-repeated="1014"/>
        </table:table-row>
        <table:table-row table:style-name="ro39">
          <table:table-cell office:value-type="string">
            <text:p>IM-000000011379152-AP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.8">
            <text:p>5.80</text:p>
          </table:table-cell>
          <table:table-cell table:number-columns-repeated="1014"/>
        </table:table-row>
        <table:table-row table:style-name="ro39">
          <table:table-cell office:value-type="string">
            <text:p>IM-000000011379152-AP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.8">
            <text:p>5.80</text:p>
          </table:table-cell>
          <table:table-cell table:number-columns-repeated="1014"/>
        </table:table-row>
        <table:table-row table:style-name="ro39">
          <table:table-cell office:value-type="string">
            <text:p>IM-000000011379152-AP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.8">
            <text:p>5.80</text:p>
          </table:table-cell>
          <table:table-cell table:number-columns-repeated="1014"/>
        </table:table-row>
        <table:table-row table:style-name="ro39">
          <table:table-cell office:value-type="string">
            <text:p>IM-000000011379152-AP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.8">
            <text:p>5.80</text:p>
          </table:table-cell>
          <table:table-cell table:number-columns-repeated="1014"/>
        </table:table-row>
        <table:table-row table:style-name="ro42">
          <table:table-cell office:value-type="string">
            <text:p>IM-000000011379152-AP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.8">
            <text:p>5.80</text:p>
          </table:table-cell>
          <table:table-cell table:number-columns-repeated="1014"/>
        </table:table-row>
        <table:table-row table:style-name="ro42">
          <table:table-cell office:value-type="string">
            <text:p>IM-000000011379152-AP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.8">
            <text:p>5.80</text:p>
          </table:table-cell>
          <table:table-cell table:number-columns-repeated="1014"/>
        </table:table-row>
        <table:table-row table:style-name="ro42">
          <table:table-cell office:value-type="string">
            <text:p>IM-000000011379152-AP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49.55">
            <text:p>549.55</text:p>
          </table:table-cell>
          <table:table-cell table:number-columns-repeated="1014"/>
        </table:table-row>
        <table:table-row table:style-name="ro42">
          <table:table-cell office:value-type="string">
            <text:p>IM-000000011379152-AP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70-YZW97</text:p>
          </table:table-cell>
          <table:table-cell table:number-columns-repeated="2"/>
          <table:table-cell table:style-name="ce9" office:value-type="string">
            <text:p>F5-SVC-BIG-VE+PREL13</text:p>
            <text:p>BIG-IP SERVICE: PREMIUM VIRTUAL EDITION LEVEL 1-3 (17% OF LIST)</text:p>
            <text:p>(VERSION+ ONLY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8.57">
            <text:p>18.57</text:p>
          </table:table-cell>
          <table:table-cell table:number-columns-repeated="1014"/>
        </table:table-row>
        <table:table-row table:style-name="ro1">
          <table:table-cell office:value-type="string">
            <text:p>IM-00000001137917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4-58089</text:p>
          </table:table-cell>
          <table:table-cell table:number-columns-repeated="2"/>
          <table:table-cell office:value-type="string">
            <text:p>Agreement Master (WO-000184)</text:p>
          </table:table-cell>
          <table:table-cell/>
          <table:table-cell table:style-name="ce19" table:number-columns-repeated="2"/>
          <table:table-cell table:number-columns-repeated="1014"/>
        </table:table-row>
        <table:table-row table:style-name="ro1">
          <table:table-cell office:value-type="string">
            <text:p>IM-000000011379174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4-58089</text:p>
          </table:table-cell>
          <table:table-cell table:number-columns-repeated="2"/>
          <table:table-cell office:value-type="string">
            <text:p>Agreement HCS (WO-000184)</text:p>
          </table:table-cell>
          <table:table-cell/>
          <table:table-cell table:style-name="ce19" table:number-columns-repeated="2"/>
          <table:table-cell table:number-columns-repeated="1014"/>
        </table:table-row>
        <table:table-row table:style-name="ro43">
          <table:table-cell office:value-type="string">
            <text:p>IM-000000011379174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4-58089</text:p>
          </table:table-cell>
          <table:table-cell table:number-columns-repeated="2"/>
          <table:table-cell table:style-name="ce9" office:value-type="string">
            <text:p>Managed Collaboration Services - IP Fax User (includes 300 pages per</text:p>
            <text:p>month)</text:p>
          </table:table-cell>
          <table:table-cell office:value-type="float" office:value="25">
            <text:p>25</text:p>
          </table:table-cell>
          <table:table-cell table:style-name="ce19" office:value-type="float" office:value="8.01">
            <text:p>8.01</text:p>
          </table:table-cell>
          <table:table-cell table:style-name="ce19" office:value-type="float" office:value="200.25">
            <text:p>200.25</text:p>
          </table:table-cell>
          <table:table-cell table:number-columns-repeated="1014"/>
        </table:table-row>
        <table:table-row table:style-name="ro43">
          <table:table-cell office:value-type="string">
            <text:p>IM-000000011379174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14-58089</text:p>
          </table:table-cell>
          <table:table-cell table:number-columns-repeated="2"/>
          <table:table-cell table:style-name="ce9" office:value-type="string">
            <text:p>Managed Collaboration Services - E911 Service (per user or site - based</text:p>
            <text:p>on availability)</text:p>
          </table:table-cell>
          <table:table-cell office:value-type="float" office:value="208">
            <text:p>208</text:p>
          </table:table-cell>
          <table:table-cell table:style-name="ce19" office:value-type="float" office:value="1.78">
            <text:p>1.78</text:p>
          </table:table-cell>
          <table:table-cell table:style-name="ce19" office:value-type="float" office:value="370.24">
            <text:p>370.24</text:p>
          </table:table-cell>
          <table:table-cell table:number-columns-repeated="1014"/>
        </table:table-row>
        <table:table-row table:style-name="ro42">
          <table:table-cell office:value-type="string">
            <text:p>IM-000000011379174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4-58089</text:p>
          </table:table-cell>
          <table:table-cell table:number-columns-repeated="2"/>
          <table:table-cell table:style-name="ce9" office:value-type="string">
            <text:p>Managed Collaboration Services - Cisco Emergency Responder Base</text:p>
            <text:p>System Server Resources and Managed Support St. Louis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35.22">
            <text:p>135.22</text:p>
          </table:table-cell>
          <table:table-cell table:number-columns-repeated="1014"/>
        </table:table-row>
        <table:table-row table:style-name="ro35">
          <table:table-cell office:value-type="string">
            <text:p>IM-000000011379174-AP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14-58089</text:p>
          </table:table-cell>
          <table:table-cell table:number-columns-repeated="2"/>
          <table:table-cell table:style-name="ce9" office:value-type="string">
            <text:p>MRC - Hosted Collaboration Per User (Hosting Only)</text:p>
          </table:table-cell>
          <table:table-cell office:value-type="float" office:value="793">
            <text:p>793</text:p>
          </table:table-cell>
          <table:table-cell table:style-name="ce19" office:value-type="float" office:value="9.77">
            <text:p>9.77</text:p>
          </table:table-cell>
          <table:table-cell table:style-name="ce19" office:value-type="float" office:value="7747.61">
            <text:p>7747.61</text:p>
          </table:table-cell>
          <table:table-cell table:number-columns-repeated="1014"/>
        </table:table-row>
        <table:table-row table:style-name="ro35">
          <table:table-cell office:value-type="string">
            <text:p>IM-000000011379174-AP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14-58089</text:p>
          </table:table-cell>
          <table:table-cell table:number-columns-repeated="2"/>
          <table:table-cell table:style-name="ce9" office:value-type="string">
            <text:p>Managed Collaboration Services - Per User (Cisco License)</text:p>
          </table:table-cell>
          <table:table-cell office:value-type="float" office:value="793">
            <text:p>793</text:p>
          </table:table-cell>
          <table:table-cell table:style-name="ce19" office:value-type="float" office:value="4.29">
            <text:p>4.29</text:p>
          </table:table-cell>
          <table:table-cell table:style-name="ce19" office:value-type="float" office:value="3401.97">
            <text:p>3401.97</text:p>
          </table:table-cell>
          <table:table-cell table:number-columns-repeated="1014"/>
        </table:table-row>
        <table:table-row table:style-name="ro45">
          <table:table-cell office:value-type="string">
            <text:p>IM-000000011379174-AP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4-58089</text:p>
          </table:table-cell>
          <table:table-cell table:number-columns-repeated="2"/>
          <table:table-cell table:style-name="ce9" office:value-type="string">
            <text:p>Agreement Carrier Resale (WO-000184)</text:p>
          </table:table-cell>
          <table:table-cell/>
          <table:table-cell table:style-name="ce19" table:number-columns-repeated="2"/>
          <table:table-cell table:number-columns-repeated="1014"/>
        </table:table-row>
        <table:table-row table:style-name="ro42">
          <table:table-cell office:value-type="string">
            <text:p>IM-000000011379174-AP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4-58089</text:p>
          </table:table-cell>
          <table:table-cell table:number-columns-repeated="2"/>
          <table:table-cell table:style-name="ce9" office:value-type="string">
            <text:p>MRC-Internet Bandwidth Commit (10Mbps) to St. Louis Data Center. Note</text:p>
            <text:p>- Requires hardware (Colo) or IaaS Firewall resources for termination.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76.11">
            <text:p>276.11</text:p>
          </table:table-cell>
          <table:table-cell table:number-columns-repeated="1014"/>
        </table:table-row>
        <table:table-row table:style-name="ro42">
          <table:table-cell office:value-type="string">
            <text:p>IM-000000011379174-AP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4-58089</text:p>
          </table:table-cell>
          <table:table-cell table:number-columns-repeated="2"/>
          <table:table-cell table:style-name="ce9" office:value-type="string">
            <text:p>MRC-Internet Burst to St. Louis (Max Burst Rate = 2X Committed Mbps)</text:p>
            <text:p>Bandwidth calculated using 95th percentile calculation.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1014"/>
        </table:table-row>
        <table:table-row table:style-name="ro45">
          <table:table-cell office:value-type="string">
            <text:p>IM-000000011379174-AP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4-58089</text:p>
          </table:table-cell>
          <table:table-cell table:number-columns-repeated="2"/>
          <table:table-cell table:style-name="ce9" office:value-type="string">
            <text:p>Agreement IAAS (WO-000184)</text:p>
          </table:table-cell>
          <table:table-cell/>
          <table:table-cell table:style-name="ce19" table:number-columns-repeated="2"/>
          <table:table-cell table:number-columns-repeated="1014"/>
        </table:table-row>
        <table:table-row table:style-name="ro45">
          <table:table-cell office:value-type="string">
            <text:p>IM-000000011379174-AP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4-58089</text:p>
          </table:table-cell>
          <table:table-cell table:number-columns-repeated="2"/>
          <table:table-cell table:style-name="ce9" office:value-type="string">
            <text:p>ESSENTIALS CPU - vCPU - Zone 1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1014"/>
        </table:table-row>
        <table:table-row table:style-name="ro45">
          <table:table-cell office:value-type="string">
            <text:p>IM-000000011379174-AP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4-58089</text:p>
          </table:table-cell>
          <table:table-cell table:number-columns-repeated="2"/>
          <table:table-cell table:style-name="ce9" office:value-type="string">
            <text:p>ESSENTIALS Memory - GB - Zone 1</text:p>
          </table:table-cell>
          <table:table-cell office:value-type="float" office:value="4">
            <text:p>4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1014"/>
        </table:table-row>
        <table:table-row table:style-name="ro35">
          <table:table-cell office:value-type="string">
            <text:p>IM-000000011379174-AP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14-58089</text:p>
          </table:table-cell>
          <table:table-cell table:number-columns-repeated="2"/>
          <table:table-cell table:style-name="ce9" office:value-type="string">
            <text:p>ESSENTIALS Storage - Standard Encrypted - GB- Zone 1</text:p>
          </table:table-cell>
          <table:table-cell office:value-type="float" office:value="80">
            <text:p>80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1014"/>
        </table:table-row>
        <table:table-row table:style-name="ro35">
          <table:table-cell office:value-type="string">
            <text:p>IM-000000011379174-A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4-58089-D</text:p>
          </table:table-cell>
          <table:table-cell table:number-columns-repeated="2"/>
          <table:table-cell table:style-name="ce9" office:value-type="string">
            <text:p>Managed Collaboration Services - Informacast Managed Server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37.29">
            <text:p>237.29</text:p>
          </table:table-cell>
          <table:table-cell table:number-columns-repeated="1014"/>
        </table:table-row>
        <table:table-row table:style-name="ro45">
          <table:table-cell office:value-type="string">
            <text:p>IM-000000011379174-AP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4-58089</text:p>
          </table:table-cell>
          <table:table-cell table:number-columns-repeated="2"/>
          <table:table-cell table:style-name="ce9" office:value-type="string">
            <text:p>Internal - OC Support IaaS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office:value-type="string">
            <text:p>IM-000000011379977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80-ZV649</text:p>
          </table:table-cell>
          <table:table-cell/>
          <table:table-cell office:value-type="string">
            <text:p>JU-H30712-S1</text:p>
          </table:table-cell>
          <table:table-cell office:value-type="string">
            <text:p>Ingram Part# 8PW582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5.73">
            <text:p>35.73</text:p>
          </table:table-cell>
          <table:table-cell table:number-columns-repeated="1014"/>
        </table:table-row>
        <table:table-row table:style-name="ro1">
          <table:table-cell office:value-type="string">
            <text:p>IM-000000011379977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80-ZV649</text:p>
          </table:table-cell>
          <table:table-cell/>
          <table:table-cell office:value-type="string">
            <text:p>CE-MT2011-S1</text:p>
          </table:table-cell>
          <table:table-cell office:value-type="string">
            <text:p>Ingram Part# 8JX687</text:p>
          </table:table-cell>
          <table:table-cell office:value-type="float" office:value="3">
            <text:p>3</text:p>
          </table:table-cell>
          <table:table-cell table:style-name="ce19" office:value-type="float" office:value="68.25">
            <text:p>68.25</text:p>
          </table:table-cell>
          <table:table-cell table:style-name="ce19" office:value-type="float" office:value="204.75">
            <text:p>204.75</text:p>
          </table:table-cell>
          <table:table-cell table:number-columns-repeated="1014"/>
        </table:table-row>
        <table:table-row table:style-name="ro1">
          <table:table-cell office:value-type="string">
            <text:p>IM-000000011379977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80-ZV649</text:p>
          </table:table-cell>
          <table:table-cell/>
          <table:table-cell office:value-type="string">
            <text:p>CE-H26X11-S1</text:p>
          </table:table-cell>
          <table:table-cell office:value-type="string">
            <text:p>Ingram Part# 8UL693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65.99">
            <text:p>165.99</text:p>
          </table:table-cell>
          <table:table-cell table:number-columns-repeated="1014"/>
        </table:table-row>
        <table:table-row table:style-name="ro35">
          <table:table-cell office:value-type="string">
            <text:p>IM-000000011386987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HGR78</text:p>
          </table:table-cell>
          <table:table-cell table:number-columns-repeated="2"/>
          <table:table-cell table:style-name="ce9" office:value-type="string">
            <text:p>30200-0100-0013</text:p>
            <text:p>Mouse Jiggler MJ-3, Packaged</text:p>
          </table:table-cell>
          <table:table-cell office:value-type="float" office:value="15">
            <text:p>15</text:p>
          </table:table-cell>
          <table:table-cell table:style-name="ce19" office:value-type="float" office:value="13.99">
            <text:p>13.99</text:p>
          </table:table-cell>
          <table:table-cell table:style-name="ce19" office:value-type="float" office:value="209.85">
            <text:p>209.85</text:p>
          </table:table-cell>
          <table:table-cell table:number-columns-repeated="1014"/>
        </table:table-row>
        <table:table-row table:style-name="ro1">
          <table:table-cell office:value-type="string">
            <text:p>IM-00000001138712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OS Rebate Credit</text:p>
          </table:table-cell>
          <table:table-cell office:value-type="string">
            <text:p>NULL</text:p>
          </table:table-cell>
          <table:table-cell office:value-type="string">
            <text:p>NFX250-S2</text:p>
          </table:table-cell>
          <table:table-cell office:value-type="string">
            <text:p>NFX250 with 400 GB storag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-3633.48">
            <text:p>-3633.48</text:p>
          </table:table-cell>
          <table:table-cell table:number-columns-repeated="1014"/>
        </table:table-row>
        <table:table-row table:style-name="ro1">
          <table:table-cell office:value-type="string">
            <text:p>IM-000000011387123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 Rebate Credit</text:p>
          </table:table-cell>
          <table:table-cell office:value-type="string">
            <text:p>NULL</text:p>
          </table:table-cell>
          <table:table-cell office:value-type="string">
            <text:p>NFX250-S1</text:p>
          </table:table-cell>
          <table:table-cell office:value-type="string">
            <text:p>NFX250 with 100 GB storage</text:p>
          </table:table-cell>
          <table:table-cell office:value-type="float" office:value="35">
            <text:p>35</text:p>
          </table:table-cell>
          <table:table-cell table:style-name="ce19" office:value-type="float" office:value="-2351.07">
            <text:p>-2351.07</text:p>
          </table:table-cell>
          <table:table-cell table:style-name="ce19" office:value-type="float" office:value="-87057.49">
            <text:p>-87057.49</text:p>
          </table:table-cell>
          <table:table-cell table:number-columns-repeated="1014"/>
        </table:table-row>
        <table:table-row table:style-name="ro1">
          <table:table-cell office:value-type="string">
            <text:p>IM-000000011387123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 Rebate Credit</text:p>
          </table:table-cell>
          <table:table-cell office:value-type="string">
            <text:p>NULL</text:p>
          </table:table-cell>
          <table:table-cell office:value-type="string">
            <text:p>EX4300-24T</text:p>
          </table:table-cell>
          <table:table-cell office:value-type="string">
            <text:p>EX4300,24Prt 10/100/1000BaseT+350W AC PS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-1136.56">
            <text:p>-1136.56</text:p>
          </table:table-cell>
          <table:table-cell table:number-columns-repeated="1014"/>
        </table:table-row>
        <table:table-row table:style-name="ro1">
          <table:table-cell office:value-type="string">
            <text:p>IM-00000001138712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-YX319</text:p>
          </table:table-cell>
          <table:table-cell/>
          <table:table-cell office:value-type="string">
            <text:p>0570C002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19" office:value-type="float" office:value="116.62">
            <text:p>116.62</text:p>
          </table:table-cell>
          <table:table-cell table:number-columns-repeated="1014"/>
        </table:table-row>
        <table:table-row table:style-name="ro1">
          <table:table-cell office:value-type="string">
            <text:p>IM-000000011387125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0-YX319</text:p>
          </table:table-cell>
          <table:table-cell/>
          <table:table-cell office:value-type="string">
            <text:p>4082C022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19" office:value-type="float" office:value="2468.72">
            <text:p>2468.72</text:p>
          </table:table-cell>
          <table:table-cell table:number-columns-repeated="1014"/>
        </table:table-row>
        <table:table-row table:style-name="ro44">
          <table:table-cell office:value-type="string">
            <text:p>IM-00000001138719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-NM305</text:p>
          </table:table-cell>
          <table:table-cell/>
          <table:table-cell office:value-type="string">
            <text:p>SLP-SRL</text:p>
          </table:table-cell>
          <table:table-cell table:style-name="ce9" office:value-type="string">
            <text:p>SLP-SRL</text:p>
            <text:p>LABEL, SHIPPING 220/ROLL</text:p>
            <text:p>Customer Part #: 329621</text:p>
            <text:p>Country of Origin: USA</text:p>
            <text:p>HTS Code: 4821.90.2000</text:p>
          </table:table-cell>
          <table:table-cell office:value-type="float" office:value="60">
            <text:p>60</text:p>
          </table:table-cell>
          <table:table-cell table:style-name="ce19" office:value-type="float" office:value="9.71">
            <text:p>9.71</text:p>
          </table:table-cell>
          <table:table-cell table:style-name="ce19" office:value-type="float" office:value="582.6">
            <text:p>582.60</text:p>
          </table:table-cell>
          <table:table-cell table:number-columns-repeated="1014"/>
        </table:table-row>
        <table:table-row table:style-name="ro32">
          <table:table-cell office:value-type="string">
            <text:p>IM-00000001138720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HH809</text:p>
          </table:table-cell>
          <table:table-cell table:number-columns-repeated="2"/>
          <table:table-cell table:style-name="ce9" office:value-type="string">
            <text:p>E659395</text:p>
            <text:p>ET2403LM-2UWB-1-WH-G</text:p>
            <text:p>Customer Material: 8UL118</text:p>
            <text:p>Delivery Note No.:80358466</text:p>
            <text:p>Country Of Origin:CN</text:p>
            <text:p>Commodity Code:8528520000</text:p>
            <text:p>Serial no. :</text:p>
            <text:p>( F21H016987 - F21H016989,</text:p>
            <text:p>F21H016991,</text:p>
            <text:p>F21H016992, F21H016995 -</text:p>
            <text:p>F21H016998, F21H017000,</text:p>
            <text:p>F21H017002, F21H017008,</text:p>
            <text:p>F21H017009 )</text:p>
          </table:table-cell>
          <table:table-cell office:value-type="float" office:value="13">
            <text:p>13</text:p>
          </table:table-cell>
          <table:table-cell table:style-name="ce19" office:value-type="float" office:value="781">
            <text:p>781.00</text:p>
          </table:table-cell>
          <table:table-cell table:style-name="ce19" office:value-type="float" office:value="10153">
            <text:p>10153.00</text:p>
          </table:table-cell>
          <table:table-cell table:number-columns-repeated="1014"/>
        </table:table-row>
        <table:table-row table:style-name="ro1">
          <table:table-cell office:value-type="string">
            <text:p>IM-000000011387229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-Z9277</text:p>
          </table:table-cell>
          <table:table-cell/>
          <table:table-cell office:value-type="string">
            <text:p>RL-ULT-6035-G5-1YR</text:p>
          </table:table-cell>
          <table:table-cell office:value-type="string">
            <text:p>Renewal License, 1YR Ultimate entitlement for NX-6035-G5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698.7">
            <text:p>698.70</text:p>
          </table:table-cell>
          <table:table-cell office:value-type="string">
            <text:p>IM-000000011387229-AP</text:p>
          </table:table-cell>
          <table:table-cell table:number-columns-repeated="1013"/>
        </table:table-row>
        <table:table-row table:style-name="ro1">
          <table:table-cell office:value-type="string">
            <text:p>IM-000000011387229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0-Z9277</text:p>
          </table:table-cell>
          <table:table-cell/>
          <table:table-cell office:value-type="string">
            <text:p>RL-ULT-6035-G5-1YR</text:p>
          </table:table-cell>
          <table:table-cell office:value-type="string">
            <text:p>Renewal License, 1YR Ultimate entitlement for NX-6035-G5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698.7">
            <text:p>698.70</text:p>
          </table:table-cell>
          <table:table-cell table:number-columns-repeated="1014"/>
        </table:table-row>
        <table:table-row table:style-name="ro1">
          <table:table-cell office:value-type="string">
            <text:p>IM-000000011387229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0-Z9277</text:p>
          </table:table-cell>
          <table:table-cell/>
          <table:table-cell office:value-type="string">
            <text:p>RL-ULT-1065S-G5-1YR</text:p>
          </table:table-cell>
          <table:table-cell office:value-type="string">
            <text:p>Renewal License, 1YR Ultimate entitlement for NX-1065S-G5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86.02">
            <text:p>386.02</text:p>
          </table:table-cell>
          <table:table-cell table:number-columns-repeated="1014"/>
        </table:table-row>
        <table:table-row table:style-name="ro1">
          <table:table-cell office:value-type="string">
            <text:p>IM-000000011387229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10-Z9277</text:p>
          </table:table-cell>
          <table:table-cell/>
          <table:table-cell office:value-type="string">
            <text:p>RL-ULT-1065S-G5-1YR</text:p>
          </table:table-cell>
          <table:table-cell office:value-type="string">
            <text:p>Renewal License, 1YR Ultimate entitlement for NX-1065S-G5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86.02">
            <text:p>386.02</text:p>
          </table:table-cell>
          <table:table-cell table:number-columns-repeated="1014"/>
        </table:table-row>
        <table:table-row table:style-name="ro1">
          <table:table-cell office:value-type="string">
            <text:p>IM-000000011387229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0-Z9277</text:p>
          </table:table-cell>
          <table:table-cell/>
          <table:table-cell office:value-type="string">
            <text:p>RL-ULT-1065S-G5-1YR</text:p>
          </table:table-cell>
          <table:table-cell office:value-type="string">
            <text:p>Renewal License, 1YR Ultimate entitlement for NX-1065S-G5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86.02">
            <text:p>386.02</text:p>
          </table:table-cell>
          <table:table-cell table:number-columns-repeated="1014"/>
        </table:table-row>
        <table:table-row table:style-name="ro1">
          <table:table-cell office:value-type="string">
            <text:p>IM-000000011387229-AP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10-Z9277</text:p>
          </table:table-cell>
          <table:table-cell/>
          <table:table-cell office:value-type="string">
            <text:p>RS-PRD-ST</text:p>
          </table:table-cell>
          <table:table-cell office:value-type="string">
            <text:p>24/7 Production Level Short Term Support Renewal for Nutanix HCI applianc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254.92">
            <text:p>5254.92</text:p>
          </table:table-cell>
          <table:table-cell table:number-columns-repeated="1014"/>
        </table:table-row>
        <table:table-row table:style-name="ro1">
          <table:table-cell office:value-type="string">
            <text:p>IM-000000011387229-AP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10-Z9277</text:p>
          </table:table-cell>
          <table:table-cell/>
          <table:table-cell office:value-type="string">
            <text:p>RS-PRD-ST</text:p>
          </table:table-cell>
          <table:table-cell office:value-type="string">
            <text:p>24/7 Production Level Short Term Support Renewal for Nutanix HCI applianc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4375.65">
            <text:p>4375.65</text:p>
          </table:table-cell>
          <table:table-cell table:number-columns-repeated="1014"/>
        </table:table-row>
        <table:table-row table:style-name="ro1">
          <table:table-cell office:value-type="string">
            <text:p>IM-000000011387229-AP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0-Z9277</text:p>
          </table:table-cell>
          <table:table-cell/>
          <table:table-cell office:value-type="string">
            <text:p>RS-PRD-ST</text:p>
          </table:table-cell>
          <table:table-cell office:value-type="string">
            <text:p>24/7 Production Level Short Term Support Renewal for Nutanix HCI applianc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6858.05">
            <text:p>6858.05</text:p>
          </table:table-cell>
          <table:table-cell table:number-columns-repeated="1014"/>
        </table:table-row>
        <table:table-row table:style-name="ro1">
          <table:table-cell office:value-type="string">
            <text:p>IM-00000001138736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7-KV339</text:p>
          </table:table-cell>
          <table:table-cell/>
          <table:table-cell office:value-type="string">
            <text:p>Z12N</text:p>
          </table:table-cell>
          <table:table-cell office:value-type="string">
            <text:p>MAC MINI/8C CPU/8C GPU With the following configuration (configuration ID Z12N000G5): PROCESSOR APPLE M1 CHIP WITH 8-CORE CPU MEMORY 16GB UNIFIED MEMORY HARD DRIVE/SOLID STATE DRIVE 1TB SSD STORAGE GRAPHICS 8-CORE GPU ETHERNET ADAPTER 1GB ETHERNET PORT PRO APPS NONE SW LOGIC PRO X NONE COUNTRY KIT COUNTRY KIT</text:p>
          </table:table-cell>
          <table:table-cell office:value-type="float" office:value="5">
            <text:p>5</text:p>
          </table:table-cell>
          <table:table-cell table:style-name="ce19" office:value-type="float" office:value="1208">
            <text:p>1208.00</text:p>
          </table:table-cell>
          <table:table-cell table:style-name="ce19" office:value-type="float" office:value="2416">
            <text:p>2416.00</text:p>
          </table:table-cell>
          <table:table-cell table:number-columns-repeated="1014"/>
        </table:table-row>
        <table:table-row table:style-name="ro1">
          <table:table-cell office:value-type="string">
            <text:p>IM-00000001138737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69628</text:p>
          </table:table-cell>
          <table:table-cell/>
          <table:table-cell office:value-type="float" office:value="13833002">
            <text:p>13833002</text:p>
          </table:table-cell>
          <table:table-cell office:value-type="string">
            <text:p>DymaxIO Server</text:p>
          </table:table-cell>
          <table:table-cell office:value-type="float" office:value="6">
            <text:p>6</text:p>
          </table:table-cell>
          <table:table-cell table:style-name="ce19" office:value-type="float" office:value="138.52">
            <text:p>138.52</text:p>
          </table:table-cell>
          <table:table-cell table:style-name="ce19" office:value-type="float" office:value="831.12">
            <text:p>831.12</text:p>
          </table:table-cell>
          <table:table-cell table:number-columns-repeated="1014"/>
        </table:table-row>
        <table:table-row table:style-name="ro1">
          <table:table-cell office:value-type="string">
            <text:p>IM-00000001138738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-LM474</text:p>
          </table:table-cell>
          <table:table-cell/>
          <table:table-cell office:value-type="string">
            <text:p>CPES-SS-PREMIUM</text:p>
          </table:table-cell>
          <table:table-cell office:value-type="string">
            <text:p>Enterprise SW Subscription and Premium Support Start Date: 02-Sep-2021 Renewal Date: 01-Sep-2022</text:p>
          </table:table-cell>
          <table:table-cell office:value-type="float" office:value="1">
            <text:p>1</text:p>
          </table:table-cell>
          <table:table-cell table:style-name="ce19" office:value-type="float" office:value="3280">
            <text:p>3280.00</text:p>
          </table:table-cell>
          <table:table-cell table:style-name="ce19" office:value-type="float" office:value="2624">
            <text:p>2624.00</text:p>
          </table:table-cell>
          <table:table-cell table:number-columns-repeated="1014"/>
        </table:table-row>
        <table:table-row table:style-name="ro1">
          <table:table-cell office:value-type="string">
            <text:p>IM-000000011387384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1-LM474</text:p>
          </table:table-cell>
          <table:table-cell/>
          <table:table-cell office:value-type="string">
            <text:p>EScreditfees</text:p>
          </table:table-cell>
          <table:table-cell office:value-type="string">
            <text:p>ES credit fees</text:p>
          </table:table-cell>
          <table:table-cell office:value-type="float" office:value="1">
            <text:p>1</text:p>
          </table:table-cell>
          <table:table-cell table:style-name="ce19" office:value-type="float" office:value="-4">
            <text:p>-4.00</text:p>
          </table:table-cell>
          <table:table-cell table:style-name="ce19" office:value-type="float" office:value="-3.2">
            <text:p>-3.20</text:p>
          </table:table-cell>
          <table:table-cell table:number-columns-repeated="1014"/>
        </table:table-row>
        <table:table-row table:style-name="ro1">
          <table:table-cell office:value-type="string">
            <text:p>IM-000000011387384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1-LM474</text:p>
          </table:table-cell>
          <table:table-cell/>
          <table:table-cell office:value-type="string">
            <text:p>CPES-SS-PREMIUM-ADD</text:p>
          </table:table-cell>
          <table:table-cell office:value-type="string">
            <text:p>Enterprise Software Subscription and Premium Support additional product Start Date: 02-Sep-2021 Renewal Date: 01-Sep-2022</text:p>
          </table:table-cell>
          <table:table-cell office:value-type="float" office:value="1">
            <text:p>1</text:p>
          </table:table-cell>
          <table:table-cell table:style-name="ce19" office:value-type="float" office:value="14195">
            <text:p>14195.00</text:p>
          </table:table-cell>
          <table:table-cell table:style-name="ce19" office:value-type="float" office:value="11356">
            <text:p>11356.00</text:p>
          </table:table-cell>
          <table:table-cell table:number-columns-repeated="1014"/>
        </table:table-row>
        <table:table-row table:style-name="ro1">
          <table:table-cell office:value-type="string">
            <text:p>IM-000000011387384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1-LM474</text:p>
          </table:table-cell>
          <table:table-cell/>
          <table:table-cell office:value-type="string">
            <text:p>EScreditfees</text:p>
          </table:table-cell>
          <table:table-cell office:value-type="string">
            <text:p>ES credit fees</text:p>
          </table:table-cell>
          <table:table-cell office:value-type="float" office:value="1">
            <text:p>1</text:p>
          </table:table-cell>
          <table:table-cell table:style-name="ce19" office:value-type="float" office:value="-34">
            <text:p>-34.00</text:p>
          </table:table-cell>
          <table:table-cell table:style-name="ce19" office:value-type="float" office:value="-27.2">
            <text:p>-27.20</text:p>
          </table:table-cell>
          <table:table-cell table:number-columns-repeated="1014"/>
        </table:table-row>
        <table:table-row table:style-name="ro1">
          <table:table-cell office:value-type="string">
            <text:p>IM-000000011387384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1-LM474</text:p>
          </table:table-cell>
          <table:table-cell/>
          <table:table-cell office:value-type="string">
            <text:p>CPEBP-NGTP</text:p>
          </table:table-cell>
          <table:table-cell office:value-type="string">
            <text:p>Enterprise Based Protection - Next Generation Threat Prevention Package Including IPS, APCL, URLF, AV, ABOT and ASPM blades Start Date: 02-Sep-2021 Renewal Date: 01-Sep-2022</text:p>
          </table:table-cell>
          <table:table-cell office:value-type="float" office:value="1">
            <text:p>1</text:p>
          </table:table-cell>
          <table:table-cell table:style-name="ce19" office:value-type="float" office:value="16320">
            <text:p>16320.00</text:p>
          </table:table-cell>
          <table:table-cell table:style-name="ce19" office:value-type="float" office:value="13056">
            <text:p>13056.00</text:p>
          </table:table-cell>
          <table:table-cell table:number-columns-repeated="1014"/>
        </table:table-row>
        <table:table-row table:style-name="ro1">
          <table:table-cell office:value-type="string">
            <text:p>IM-000000011387384-AP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21-LM474</text:p>
          </table:table-cell>
          <table:table-cell/>
          <table:table-cell office:value-type="string">
            <text:p>CPSB-EVS-5-1Y</text:p>
          </table:table-cell>
          <table:table-cell office:value-type="string">
            <text:p>SmartEvent and SmartReporter blade for 5 gateways (Smart-1 and open server) 1 year subscription</text:p>
          </table:table-cell>
          <table:table-cell office:value-type="float" office:value="1">
            <text:p>1</text:p>
          </table:table-cell>
          <table:table-cell table:style-name="ce19" office:value-type="float" office:value="1500">
            <text:p>1500.00</text:p>
          </table:table-cell>
          <table:table-cell table:style-name="ce19" office:value-type="float" office:value="1200">
            <text:p>1200.00</text:p>
          </table:table-cell>
          <table:table-cell table:number-columns-repeated="1014"/>
        </table:table-row>
        <table:table-row table:style-name="ro1">
          <table:table-cell office:value-type="string">
            <text:p>IM-000000011387384-AP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21-LM474</text:p>
          </table:table-cell>
          <table:table-cell/>
          <table:table-cell office:value-type="string">
            <text:p>SmartDefense Credit fee</text:p>
          </table:table-cell>
          <table:table-cell office:value-type="string">
            <text:p>SmartDefense Credit fees</text:p>
          </table:table-cell>
          <table:table-cell office:value-type="float" office:value="1">
            <text:p>1</text:p>
          </table:table-cell>
          <table:table-cell table:style-name="ce19" office:value-type="float" office:value="-44.76">
            <text:p>-44.76</text:p>
          </table:table-cell>
          <table:table-cell table:style-name="ce19" office:value-type="float" office:value="-35.8">
            <text:p>-35.80</text:p>
          </table:table-cell>
          <table:table-cell table:number-columns-repeated="1014"/>
        </table:table-row>
        <table:table-row table:style-name="ro48">
          <table:table-cell office:value-type="string">
            <text:p>IM-00000001138738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TU40</text:p>
          </table:table-cell>
          <table:table-cell/>
          <table:table-cell office:value-type="string">
            <text:p>CPSM-CLOUD-5-GW-SME-1Y</text:p>
          </table:table-cell>
          <table:table-cell table:style-name="ce9" office:value-type="string">
            <text:p>Smart-1 Cloud to manage 5</text:p>
            <text:p>gateways with 400 GB of storage (up</text:p>
            <text:p>to 15 GB daily logs) for 1 year,</text:p>
            <text:p>including SmartEvent blade</text:p>
            <text:p>Start Date: 18-Aug-2021</text:p>
            <text:p>Renewal Date: 17-Aug-2022Smart-1 Cloud to manage 5</text:p>
            <text:p>gateways with 400 GB of storage (up</text:p>
            <text:p>to 15 GB daily logs) for 1 year,</text:p>
            <text:p>including SmartEvent blade</text:p>
            <text:p>Start Date: 18-Aug-2021</text:p>
            <text:p>Renewal Date: 17-Aug-2022Smart-1 Cloud to manage 5</text:p>
            <text:p>gateways with 400 GB of storage (up</text:p>
            <text:p>to 15 GB daily logs) for 1 year,</text:p>
            <text:p>including SmartEvent blade</text:p>
            <text:p>Start Date: 18-Aug-2021</text:p>
            <text:p>Renewal Date: 17-Aug-2022Smart-1 Cloud to manage 5</text:p>
            <text:p>gateways with 400 GB of storage (up</text:p>
            <text:p>to 15 GB daily logs) for 1 year,</text:p>
            <text:p>including SmartEvent blade</text:p>
            <text:p>Start Date: 18-Aug-2021</text:p>
            <text:p>Renewal Date: 17-Aug-2022Smart-1 Cloud to manage 5</text:p>
            <text:p>gateways with 400 GB of storage (up</text:p>
            <text:p>to 15 GB daily logs) for 1 year,</text:p>
            <text:p>including SmartEvent blade</text:p>
            <text:p>Start Date: 18-Aug-2021</text:p>
            <text:p>Renewal Date: 17-Aug-2022</text:p>
          </table:table-cell>
          <table:table-cell office:value-type="float" office:value="1">
            <text:p>1</text:p>
          </table:table-cell>
          <table:table-cell table:style-name="ce19" office:value-type="float" office:value="6291.61">
            <text:p>6291.61</text:p>
          </table:table-cell>
          <table:table-cell table:style-name="ce19" office:value-type="float" office:value="5096.2">
            <text:p>5096.20</text:p>
          </table:table-cell>
          <table:table-cell table:number-columns-repeated="1014"/>
        </table:table-row>
        <table:table-row table:style-name="ro1">
          <table:table-cell office:value-type="string">
            <text:p>IM-000000011387388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1-84865</text:p>
          </table:table-cell>
          <table:table-cell/>
          <table:table-cell office:value-type="string">
            <text:p>CPES-SS-ELITEPRO</text:p>
          </table:table-cell>
          <table:table-cell office:value-type="string">
            <text:p>Enterprise ElitePro Support Start Date: 04-Aug-2021 Renewal Date: 03-Aug-2022</text:p>
          </table:table-cell>
          <table:table-cell office:value-type="float" office:value="1">
            <text:p>1</text:p>
          </table:table-cell>
          <table:table-cell table:style-name="ce19" office:value-type="float" office:value="3784">
            <text:p>3784.00</text:p>
          </table:table-cell>
          <table:table-cell table:style-name="ce19" office:value-type="float" office:value="3065.04">
            <text:p>3065.04</text:p>
          </table:table-cell>
          <table:table-cell table:number-columns-repeated="1014"/>
        </table:table-row>
        <table:table-row table:style-name="ro1">
          <table:table-cell office:value-type="string">
            <text:p>IM-000000011387388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1-84865</text:p>
          </table:table-cell>
          <table:table-cell/>
          <table:table-cell office:value-type="string">
            <text:p>CPES-SS-ELITEPRO-ADD</text:p>
          </table:table-cell>
          <table:table-cell office:value-type="string">
            <text:p>Enterprise ElitePro Support Start Date: 04-Aug-2021 Renewal Date: 03-Aug-2022</text:p>
          </table:table-cell>
          <table:table-cell office:value-type="float" office:value="1">
            <text:p>1</text:p>
          </table:table-cell>
          <table:table-cell table:style-name="ce19" office:value-type="float" office:value="9892">
            <text:p>9892.00</text:p>
          </table:table-cell>
          <table:table-cell table:style-name="ce19" office:value-type="float" office:value="8012.52">
            <text:p>8012.52</text:p>
          </table:table-cell>
          <table:table-cell table:number-columns-repeated="1014"/>
        </table:table-row>
        <table:table-row table:style-name="ro1">
          <table:table-cell office:value-type="string">
            <text:p>IM-000000011387388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1-84865</text:p>
          </table:table-cell>
          <table:table-cell/>
          <table:table-cell office:value-type="string">
            <text:p>SoftwareSynchronizationfees</text:p>
          </table:table-cell>
          <table:table-cell/>
          <table:table-cell office:value-type="float" office:value="1">
            <text:p>1</text:p>
          </table:table-cell>
          <table:table-cell table:style-name="ce19" office:value-type="float" office:value="30">
            <text:p>30.00</text:p>
          </table:table-cell>
          <table:table-cell table:style-name="ce19" office:value-type="float" office:value="24.3">
            <text:p>24.30</text:p>
          </table:table-cell>
          <table:table-cell table:number-columns-repeated="1014"/>
        </table:table-row>
        <table:table-row table:style-name="ro1">
          <table:table-cell office:value-type="string">
            <text:p>IM-000000011387388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-84865</text:p>
          </table:table-cell>
          <table:table-cell/>
          <table:table-cell office:value-type="string">
            <text:p>CPSB-EVS-SM225-1Y</text:p>
          </table:table-cell>
          <table:table-cell office:value-type="string">
            <text:p>SmartEvent and SmartReporter bundle for Smart-1 225 for 1 year</text:p>
          </table:table-cell>
          <table:table-cell office:value-type="float" office:value="1">
            <text:p>1</text:p>
          </table:table-cell>
          <table:table-cell table:style-name="ce19" office:value-type="float" office:value="5150">
            <text:p>5150.00</text:p>
          </table:table-cell>
          <table:table-cell table:style-name="ce19" office:value-type="float" office:value="4171.5">
            <text:p>4171.50</text:p>
          </table:table-cell>
          <table:table-cell table:number-columns-repeated="1014"/>
        </table:table-row>
        <table:table-row table:style-name="ro68">
          <table:table-cell office:value-type="string">
            <text:p>IM-000000011387397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80-ZN303</text:p>
          </table:table-cell>
          <table:table-cell/>
          <table:table-cell office:value-type="string">
            <text:p>SD9TN8W-128G-1122</text:p>
          </table:table-cell>
          <table:table-cell table:style-name="ce9" office:value-type="string">
            <text:p>SD9TN8W-128G-1122</text:p>
            <text:p>SD9TN8W-128G,Venus II X600,M.2 2280,Marv</text:p>
            <text:p>Customer P/N: 2KU176SD9TN8W-128G-1122</text:p>
            <text:p>SD9TN8W-128G,Venus II X600,M.2 2280,Marv</text:p>
            <text:p>Customer P/N: 2KU176SD9TN8W-128G-1122</text:p>
            <text:p>SD9TN8W-128G,Venus II X600,M.2 2280,Marv</text:p>
            <text:p>Customer P/N: 2KU176SD9TN8W-128G-1122</text:p>
            <text:p>SD9TN8W-128G,Venus II X600,M.2 2280,Marv</text:p>
            <text:p>Customer P/N: 2KU176SD9TN8W-128G-1122</text:p>
            <text:p>SD9TN8W-128G,Venus II X600,M.2 2280,Marv</text:p>
            <text:p>Customer P/N: 2KU176</text:p>
          </table:table-cell>
          <table:table-cell office:value-type="float" office:value="50">
            <text:p>50</text:p>
          </table:table-cell>
          <table:table-cell table:style-name="ce19" office:value-type="float" office:value="50">
            <text:p>50.00</text:p>
          </table:table-cell>
          <table:table-cell table:style-name="ce19" office:value-type="float" office:value="2500">
            <text:p>2500.00</text:p>
          </table:table-cell>
          <table:table-cell table:number-columns-repeated="1014"/>
        </table:table-row>
        <table:table-row table:style-name="ro29">
          <table:table-cell office:value-type="string">
            <text:p>IM-00000001138741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1-QWN65</text:p>
          </table:table-cell>
          <table:table-cell table:number-columns-repeated="2"/>
          <table:table-cell table:style-name="ce9" office:value-type="string">
            <text:p>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29.6">
            <text:p>529.60</text:p>
          </table:table-cell>
          <table:table-cell table:number-columns-repeated="1014"/>
        </table:table-row>
        <table:table-row table:style-name="ro1">
          <table:table-cell office:value-type="string">
            <text:p>IM-000000011387413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1-QWN65</text:p>
          </table:table-cell>
          <table:table-cell table:number-columns-repeated="2"/>
          <table:table-cell office:value-type="string">
            <text:p>SPEAMSENS: Acronis Cyber Protect Cloud - Server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2">
            <text:p>12.00</text:p>
          </table:table-cell>
          <table:table-cell table:number-columns-repeated="1014"/>
        </table:table-row>
        <table:table-row table:style-name="ro1">
          <table:table-cell office:value-type="string">
            <text:p>IM-000000011387413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1-QWN65</text:p>
          </table:table-cell>
          <table:table-cell table:number-columns-repeated="2"/>
          <table:table-cell office:value-type="string">
            <text:p>SPFAMSENS: Acronis Cyber Protect Cloud - VM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40.5">
            <text:p>40.50</text:p>
          </table:table-cell>
          <table:table-cell table:number-columns-repeated="1014"/>
        </table:table-row>
        <table:table-row table:style-name="ro68">
          <table:table-cell office:value-type="string">
            <text:p>IM-000000011387413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-QWN65</text:p>
          </table:table-cell>
          <table:table-cell table:number-columns-repeated="2"/>
          <table:table-cell table:style-name="ce9" office:value-type="string">
            <text:p>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5.06">
            <text:p>5.06</text:p>
          </table:table-cell>
          <table:table-cell table:number-columns-repeated="1014"/>
        </table:table-row>
        <table:table-row table:style-name="ro1">
          <table:table-cell office:value-type="string">
            <text:p>IM-000000011387413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41-QWN65</text:p>
          </table:table-cell>
          <table:table-cell table:number-columns-repeated="2"/>
          <table:table-cell office:value-type="string">
            <text:p>SPIAMSENS: Acronis Cyber Files Cloud (per user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.7">
            <text:p>2.70</text:p>
          </table:table-cell>
          <table:table-cell table:number-columns-repeated="1014"/>
        </table:table-row>
        <table:table-row table:style-name="ro36">
          <table:table-cell office:value-type="string">
            <text:p>IM-000000011387413-AP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41-QWN65</text:p>
          </table:table-cell>
          <table:table-cell table:number-columns-repeated="2"/>
          <table:table-cell table:style-name="ce9" office:value-type="string">
            <text:p>SPQAMSENS: Acronis Cyber Cloud – Minimum</text:p>
            <text:p>Commitment Delta (Per Device)SPQAMSENS: Acronis Cyber Cloud – Minimum</text:p>
            <text:p>Commitment Delta (Per Device)SPQAMSENS: Acronis Cyber Cloud – Minimum</text:p>
            <text:p>Commitment Delta (Per Device)SPQAMSENS: Acronis Cyber Cloud – Minimum</text:p>
            <text:p>Commitment Delta (Per Device)SPQAMSENS: Acronis Cyber Cloud – Minimum</text:p>
            <text:p>Commitment Delta (Per Device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.32">
            <text:p>3.32</text:p>
          </table:table-cell>
          <table:table-cell table:number-columns-repeated="1014"/>
        </table:table-row>
        <table:table-row table:style-name="ro68">
          <table:table-cell office:value-type="string">
            <text:p>IM-000000011387413-AP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41-QWN65</text:p>
          </table:table-cell>
          <table:table-cell table:number-columns-repeated="2"/>
          <table:table-cell table:style-name="ce9" office:value-type="string">
            <text:p>SUMAMSENS: Acronis Cyber Protect Cloud Standard</text:p>
            <text:p>– Workstation (Per Device)SUMAMSENS: Acronis Cyber Protect Cloud Standard</text:p>
            <text:p>– Workstation (Per Device)SUMAMSENS: Acronis Cyber Protect Cloud Standard</text:p>
            <text:p>– Workstation (Per Device)SUMAMSENS: Acronis Cyber Protect Cloud Standard</text:p>
            <text:p>– Workstation (Per Device)SUMAMSENS: Acronis Cyber Protect Cloud Standard</text:p>
            <text:p>– Workstation (Per Device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.15">
            <text:p>3.15</text:p>
          </table:table-cell>
          <table:table-cell table:number-columns-repeated="1014"/>
        </table:table-row>
        <table:table-row table:style-name="ro29">
          <table:table-cell office:value-type="string">
            <text:p>IM-000000011387413-AP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41-QWN65</text:p>
          </table:table-cell>
          <table:table-cell table:number-columns-repeated="2"/>
          <table:table-cell table:style-name="ce9" office:value-type="string">
            <text:p>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.29">
            <text:p>1.29</text:p>
          </table:table-cell>
          <table:table-cell table:number-columns-repeated="1014"/>
        </table:table-row>
        <table:table-row table:style-name="ro29">
          <table:table-cell office:value-type="string">
            <text:p>IM-000000011387413-AP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41-QWN65</text:p>
          </table:table-cell>
          <table:table-cell table:number-columns-repeated="2"/>
          <table:table-cell table:style-name="ce9" office:value-type="string">
            <text:p>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SPDAMSENS: Acronis Cyber Protect Cloud - Acronis</text:p>
            <text:p>Hosted Storage for per Workload model (per GB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8.93">
            <text:p>8.93</text:p>
          </table:table-cell>
          <table:table-cell table:number-columns-repeated="1014"/>
        </table:table-row>
        <table:table-row table:style-name="ro68">
          <table:table-cell office:value-type="string">
            <text:p>IM-000000011387413-AP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41-QWN65</text:p>
          </table:table-cell>
          <table:table-cell table:number-columns-repeated="2"/>
          <table:table-cell table:style-name="ce9" office:value-type="string">
            <text:p>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SPGAMSENS: Acronis Cyber Backup Cloud Standard</text:p>
            <text:p>– Workstation (Per Device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43.44">
            <text:p>143.44</text:p>
          </table:table-cell>
          <table:table-cell table:number-columns-repeated="1014"/>
        </table:table-row>
        <table:table-row table:style-name="ro1">
          <table:table-cell office:value-type="string">
            <text:p>IM-000000011387419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-NLV14</text:p>
          </table:table-cell>
          <table:table-cell office:value-type="string">
            <text:p>7WH805</text:p>
          </table:table-cell>
          <table:table-cell office:value-type="string">
            <text:p>PSF2PZA2MBL</text:p>
          </table:table-cell>
          <table:table-cell office:value-type="string">
            <text:p>Y</text:p>
          </table:table-cell>
          <table:table-cell office:value-type="float" office:value="32">
            <text:p>32</text:p>
          </table:table-cell>
          <table:table-cell table:number-columns-repeated="2" table:style-name="ce19" office:value-type="float" office:value="4022.72">
            <text:p>4022.72</text:p>
          </table:table-cell>
          <table:table-cell table:number-columns-repeated="1014"/>
        </table:table-row>
        <table:table-row table:style-name="ro69">
          <table:table-cell office:value-type="string">
            <text:p>IM-000000011387482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7-KV080</text:p>
          </table:table-cell>
          <table:table-cell/>
          <table:table-cell office:value-type="string">
            <text:p>Z12V</text:p>
          </table:table-cell>
          <table:table-cell table:style-name="ce9" office:value-type="string">
            <text:p>IMAC 24" GREEN/8C CPU/8C GPU</text:p>
            <text:p>With the following configuration (configuration</text:p>
            <text:p>ID Z12V000LU):</text:p>
            <text:p>PROCESSOR AND GRAPHICS M1 chip with 8C</text:p>
            <text:p>CPU and 8C GPU</text:p>
            <text:p>NEURAL ENGINE 16-core Neural Engine</text:p>
            <text:p>MEMORY 16GB unified memory</text:p>
            <text:p>ETHERNET ADAPTER Gigabit Ethernet</text:p>
            <text:p>THUNDERBOLT Two Thunderbolt / USB 4 ports</text:p>
            <text:p>USB Two USB 3 ports</text:p>
            <text:p>SOLID STATE DRIVE 512GB SSD storage</text:p>
            <text:p>MOUSE AND TRACKPAD MAGIC MOUSE 2</text:p>
            <text:p>PRO APPS NONE</text:p>
            <text:p>LOGIC PRO NONE</text:p>
            <text:p>KEYBOARD AND DOCUMENTATION MAGIC</text:p>
            <text:p>KEYBOARD WITH TOUCH ID</text:p>
            <text:p>COUNTRY KIT COUNTRY KIT</text:p>
            <text:p>Web Order Number : 2110244934IMAC 24" GREEN/8C CPU/8C GPU</text:p>
            <text:p>With the following configuration (configuration</text:p>
            <text:p>ID Z12V000LU):</text:p>
            <text:p>PROCESSOR AND GRAPHICS M1 chip with 8C</text:p>
            <text:p>CPU and 8C GPU</text:p>
            <text:p>NEURAL ENGINE 16-core Neural Engine</text:p>
            <text:p>MEMORY 16GB unified memory</text:p>
            <text:p>ETHERNET ADAPTER Gigabit Ethernet</text:p>
            <text:p>THUNDERBOLT Two Thunderbolt / USB 4 ports</text:p>
            <text:p>USB Two USB 3 ports</text:p>
            <text:p>SOLID STATE DRIVE 512GB SSD storage</text:p>
            <text:p>MOUSE AND TRACKPAD MAGIC MOUSE 2</text:p>
            <text:p>PRO APPS NONE</text:p>
            <text:p>LOGIC PRO NONE</text:p>
            <text:p>KEYBOARD AND DOCUMENTATION MAGIC</text:p>
            <text:p>KEYBOARD WITH TOUCH ID</text:p>
            <text:p>COUNTRY KIT COUNTRY KIT</text:p>
            <text:p>Web Order Number : 2110244934IMAC 24" GREEN/8C CPU/8C GPU</text:p>
            <text:p>With the following configuration (configuration</text:p>
            <text:p>ID Z12V000LU):</text:p>
            <text:p>PROCESSOR AND GRAPHICS M1 chip with 8C</text:p>
            <text:p>CPU and 8C GPU</text:p>
            <text:p>NEURAL ENGINE 16-core Neural Engine</text:p>
            <text:p>MEMORY 16GB unified memory</text:p>
            <text:p>ETHERNET ADAPTER Gigabit Ethernet</text:p>
            <text:p>THUNDERBOLT Two Thunderbolt / USB 4 ports</text:p>
            <text:p>USB Two USB 3 ports</text:p>
            <text:p>SOLID STATE DRIVE 512GB SSD storage</text:p>
            <text:p>MOUSE AND TRACKPAD MAGIC MOUSE 2</text:p>
            <text:p>PRO APPS NONE</text:p>
            <text:p>LOGIC PRO NONE</text:p>
            <text:p>KEYBOARD AND DOCUMENTATION MAGIC</text:p>
            <text:p>KEYBOARD WITH TOUCH ID</text:p>
            <text:p>COUNTRY KIT COUNTRY KIT</text:p>
            <text:p>Web Order Number : 2110244934IMAC 24" GREEN/8C CPU/8C GPU</text:p>
            <text:p>With the following configuration (configuration</text:p>
            <text:p>ID Z12V000LU):</text:p>
            <text:p>PROCESSOR AND GRAPHICS M1 chip with 8C</text:p>
            <text:p>CPU and 8C GPU</text:p>
            <text:p>NEURAL ENGINE 16-core Neural Engine</text:p>
            <text:p>MEMORY 16GB unified memory</text:p>
            <text:p>ETHERNET ADAPTER Gigabit Ethernet</text:p>
            <text:p>THUNDERBOLT Two Thunderbolt / USB 4 ports</text:p>
            <text:p>USB Two USB 3 ports</text:p>
            <text:p>SOLID STATE DRIVE 512GB SSD storage</text:p>
            <text:p>MOUSE AND TRACKPAD MAGIC MOUSE 2</text:p>
            <text:p>PRO APPS NONE</text:p>
            <text:p>LOGIC PRO NONE</text:p>
            <text:p>KEYBOARD AND DOCUMENTATION MAGIC</text:p>
            <text:p>KEYBOARD WITH TOUCH ID</text:p>
            <text:p>COUNTRY KIT COUNTRY KIT</text:p>
            <text:p>Web Order Number : 2110244934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766">
            <text:p>1766.00</text:p>
          </table:table-cell>
          <table:table-cell table:number-columns-repeated="1014"/>
        </table:table-row>
        <table:table-row table:style-name="ro69">
          <table:table-cell office:value-type="string">
            <text:p>IM-00000001138748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7-KV230</text:p>
          </table:table-cell>
          <table:table-cell/>
          <table:table-cell office:value-type="string">
            <text:p>Z12R</text:p>
          </table:table-cell>
          <table:table-cell table:style-name="ce9" office:value-type="string">
            <text:p>IMAC 24" SILVER/8C CPU/8C GPU</text:p>
            <text:p>With the following configuration (configuration</text:p>
            <text:p>ID Z12R000W4):</text:p>
            <text:p>PROCESSOR AND GRAPHICS M1 chip with 8C</text:p>
            <text:p>CPU and 8C GPU</text:p>
            <text:p>NEURAL ENGINE 16-core Neural Engine</text:p>
            <text:p>MEMORY 16GB unified memory</text:p>
            <text:p>ETHERNET ADAPTER Gigabit Ethernet</text:p>
            <text:p>THUNDERBOLT Two Thunderbolt / USB 4 ports</text:p>
            <text:p>USB Two USB 3 ports</text:p>
            <text:p>SOLID STATE DRIVE 512GB SSD storage</text:p>
            <text:p>MOUSE AND TRACKPAD MAGIC MOUSE 2</text:p>
            <text:p>PRO APPS NONE</text:p>
            <text:p>LOGIC PRO NONE</text:p>
            <text:p>KEYBOARD AND DOCUMENTATION MAGIC</text:p>
            <text:p>KEYBOARD W/ TOUCH ID-LAM</text:p>
            <text:p>COUNTRY KIT COUNTRY KIT</text:p>
            <text:p>Web Order Number : 2110251578IMAC 24" SILVER/8C CPU/8C GPU</text:p>
            <text:p>With the following configuration (configuration</text:p>
            <text:p>ID Z12R000W4):</text:p>
            <text:p>PROCESSOR AND GRAPHICS M1 chip with 8C</text:p>
            <text:p>CPU and 8C GPU</text:p>
            <text:p>NEURAL ENGINE 16-core Neural Engine</text:p>
            <text:p>MEMORY 16GB unified memory</text:p>
            <text:p>ETHERNET ADAPTER Gigabit Ethernet</text:p>
            <text:p>THUNDERBOLT Two Thunderbolt / USB 4 ports</text:p>
            <text:p>USB Two USB 3 ports</text:p>
            <text:p>SOLID STATE DRIVE 512GB SSD storage</text:p>
            <text:p>MOUSE AND TRACKPAD MAGIC MOUSE 2</text:p>
            <text:p>PRO APPS NONE</text:p>
            <text:p>LOGIC PRO NONE</text:p>
            <text:p>KEYBOARD AND DOCUMENTATION MAGIC</text:p>
            <text:p>KEYBOARD W/ TOUCH ID-LAM</text:p>
            <text:p>COUNTRY KIT COUNTRY KIT</text:p>
            <text:p>Web Order Number : 2110251578IMAC 24" SILVER/8C CPU/8C GPU</text:p>
            <text:p>With the following configuration (configuration</text:p>
            <text:p>ID Z12R000W4):</text:p>
            <text:p>PROCESSOR AND GRAPHICS M1 chip with 8C</text:p>
            <text:p>CPU and 8C GPU</text:p>
            <text:p>NEURAL ENGINE 16-core Neural Engine</text:p>
            <text:p>MEMORY 16GB unified memory</text:p>
            <text:p>ETHERNET ADAPTER Gigabit Ethernet</text:p>
            <text:p>THUNDERBOLT Two Thunderbolt / USB 4 ports</text:p>
            <text:p>USB Two USB 3 ports</text:p>
            <text:p>SOLID STATE DRIVE 512GB SSD storage</text:p>
            <text:p>MOUSE AND TRACKPAD MAGIC MOUSE 2</text:p>
            <text:p>PRO APPS NONE</text:p>
            <text:p>LOGIC PRO NONE</text:p>
            <text:p>KEYBOARD AND DOCUMENTATION MAGIC</text:p>
            <text:p>KEYBOARD W/ TOUCH ID-LAM</text:p>
            <text:p>COUNTRY KIT COUNTRY KIT</text:p>
            <text:p>Web Order Number : 2110251578IMAC 24" SILVER/8C CPU/8C GPU</text:p>
            <text:p>With the following configuration (configuration</text:p>
            <text:p>ID Z12R000W4):</text:p>
            <text:p>PROCESSOR AND GRAPHICS M1 chip with 8C</text:p>
            <text:p>CPU and 8C GPU</text:p>
            <text:p>NEURAL ENGINE 16-core Neural Engine</text:p>
            <text:p>MEMORY 16GB unified memory</text:p>
            <text:p>ETHERNET ADAPTER Gigabit Ethernet</text:p>
            <text:p>THUNDERBOLT Two Thunderbolt / USB 4 ports</text:p>
            <text:p>USB Two USB 3 ports</text:p>
            <text:p>SOLID STATE DRIVE 512GB SSD storage</text:p>
            <text:p>MOUSE AND TRACKPAD MAGIC MOUSE 2</text:p>
            <text:p>PRO APPS NONE</text:p>
            <text:p>LOGIC PRO NONE</text:p>
            <text:p>KEYBOARD AND DOCUMENTATION MAGIC</text:p>
            <text:p>KEYBOARD W/ TOUCH ID-LAM</text:p>
            <text:p>COUNTRY KIT COUNTRY KIT</text:p>
            <text:p>Web Order Number : 2110251578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766">
            <text:p>1766.00</text:p>
          </table:table-cell>
          <table:table-cell table:number-columns-repeated="1014"/>
        </table:table-row>
        <table:table-row table:style-name="ro31">
          <table:table-cell office:value-type="string">
            <text:p>IM-000000011387493-A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0-UU359</text:p>
          </table:table-cell>
          <table:table-cell table:number-columns-repeated="2"/>
          <table:table-cell table:style-name="ce9" office:value-type="string">
            <text:p>Chrome Enterprise license: DISTRIBUTORS ONLY, perpetual license term - SO# 2480891.1 - PO# 30UU359D -</text:p>
            <text:p>pandarg.com - Support Term: 18-Aug-2021 to 18-Aug-2024 - Pre-Pay - CROSSWDISSTDChrome Enterprise license: DISTRIBUTORS ONLY, perpetual license term - SO# 2480891.1 - PO# 30UU359D -</text:p>
            <text:p>pandarg.com - Support Term: 18-Aug-2021 to 18-Aug-2024 - Pre-Pay - CROSSWDISSTDChrome Enterprise license: DISTRIBUTORS ONLY, perpetual license term - SO# 2480891.1 - PO# 30UU359D -</text:p>
            <text:p>pandarg.com - Support Term: 18-Aug-2021 to 18-Aug-2024 - Pre-Pay - CROSSWDISSTDChrome Enterprise license: DISTRIBUTORS ONLY, perpetual license term - SO# 2480891.1 - PO# 30UU359D -</text:p>
            <text:p>pandarg.com - Support Term: 18-Aug-2021 to 18-Aug-2024 - Pre-Pay - CROSSWDISSTD</text:p>
          </table:table-cell>
          <table:table-cell office:value-type="float" office:value="1">
            <text:p>1</text:p>
          </table:table-cell>
          <table:table-cell table:style-name="ce19"/>
          <table:table-cell table:style-name="ce19" office:value-type="float" office:value="105">
            <text:p>105.00</text:p>
          </table:table-cell>
          <table:table-cell table:number-columns-repeated="1014"/>
        </table:table-row>
        <table:table-row table:style-name="ro25">
          <table:table-cell office:value-type="string">
            <text:p>IM-000000011387499-A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0-08532</text:p>
          </table:table-cell>
          <table:table-cell table:number-columns-repeated="2"/>
          <table:table-cell table:style-name="ce9" office:value-type="string">
            <text:p>Chrome Enterprise license: DISTRIBUTORS ONLY - SO# 2480674.1 - PO# 5008532D - clearcreektahoe.com -</text:p>
            <text:p>Support Term: 18-Aug-2021 to 18-Aug-2022 - Pre-Pay - CROSSWDIS12MOSTDChrome Enterprise license: DISTRIBUTORS ONLY - SO# 2480674.1 - PO# 5008532D - clearcreektahoe.com -</text:p>
            <text:p>Support Term: 18-Aug-2021 to 18-Aug-2022 - Pre-Pay - CROSSWDIS12MOSTDChrome Enterprise license: DISTRIBUTORS ONLY - SO# 2480674.1 - PO# 5008532D - clearcreektahoe.com -</text:p>
            <text:p>Support Term: 18-Aug-2021 to 18-Aug-2022 - Pre-Pay - CROSSWDIS12MOSTDChrome Enterprise license: DISTRIBUTORS ONLY - SO# 2480674.1 - PO# 5008532D - clearcreektahoe.com -</text:p>
            <text:p>Support Term: 18-Aug-2021 to 18-Aug-2022 - Pre-Pay - CROSSWDIS12MOSTD</text:p>
          </table:table-cell>
          <table:table-cell office:value-type="float" office:value="3">
            <text:p>3</text:p>
          </table:table-cell>
          <table:table-cell table:style-name="ce19"/>
          <table:table-cell table:style-name="ce19" office:value-type="float" office:value="105">
            <text:p>105.00</text:p>
          </table:table-cell>
          <table:table-cell table:number-columns-repeated="1014"/>
        </table:table-row>
        <table:table-row table:style-name="ro31">
          <table:table-cell office:value-type="string">
            <text:p>IM-000000011387506-A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0-UU477</text:p>
          </table:table-cell>
          <table:table-cell table:number-columns-repeated="2"/>
          <table:table-cell table:style-name="ce9" office:value-type="string">
            <text:p>Chrome Enterprise license: DISTRIBUTORS ONLY, perpetual license term - SO# 2480973.1 - PO# 30UU477D -</text:p>
            <text:p>pandarg.com - Support Term: 18-Aug-2021 to 18-Aug-2024 - Pre-Pay - CROSSWDISSTDChrome Enterprise license: DISTRIBUTORS ONLY, perpetual license term - SO# 2480973.1 - PO# 30UU477D -</text:p>
            <text:p>pandarg.com - Support Term: 18-Aug-2021 to 18-Aug-2024 - Pre-Pay - CROSSWDISSTDChrome Enterprise license: DISTRIBUTORS ONLY, perpetual license term - SO# 2480973.1 - PO# 30UU477D -</text:p>
            <text:p>pandarg.com - Support Term: 18-Aug-2021 to 18-Aug-2024 - Pre-Pay - CROSSWDISSTDChrome Enterprise license: DISTRIBUTORS ONLY, perpetual license term - SO# 2480973.1 - PO# 30UU477D -</text:p>
            <text:p>pandarg.com - Support Term: 18-Aug-2021 to 18-Aug-2024 - Pre-Pay - CROSSWDISSTD</text:p>
          </table:table-cell>
          <table:table-cell office:value-type="float" office:value="1">
            <text:p>1</text:p>
          </table:table-cell>
          <table:table-cell table:style-name="ce19"/>
          <table:table-cell table:style-name="ce19" office:value-type="float" office:value="105">
            <text:p>105.00</text:p>
          </table:table-cell>
          <table:table-cell table:number-columns-repeated="1014"/>
        </table:table-row>
        <table:table-row table:style-name="ro31">
          <table:table-cell office:value-type="string">
            <text:p>IM-000000011387529-A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0-UU468</text:p>
          </table:table-cell>
          <table:table-cell table:number-columns-repeated="2"/>
          <table:table-cell table:style-name="ce9" office:value-type="string">
            <text:p>Chrome Enterprise license: DISTRIBUTORS ONLY, perpetual license term - SO# 2480964.1 - PO# 30UU468D -</text:p>
            <text:p>pandarg.com - Support Term: 18-Aug-2021 to 18-Aug-2024 - Pre-Pay - CROSSWDISSTDChrome Enterprise license: DISTRIBUTORS ONLY, perpetual license term - SO# 2480964.1 - PO# 30UU468D -</text:p>
            <text:p>pandarg.com - Support Term: 18-Aug-2021 to 18-Aug-2024 - Pre-Pay - CROSSWDISSTDChrome Enterprise license: DISTRIBUTORS ONLY, perpetual license term - SO# 2480964.1 - PO# 30UU468D -</text:p>
            <text:p>pandarg.com - Support Term: 18-Aug-2021 to 18-Aug-2024 - Pre-Pay - CROSSWDISSTDChrome Enterprise license: DISTRIBUTORS ONLY, perpetual license term - SO# 2480964.1 - PO# 30UU468D -</text:p>
            <text:p>pandarg.com - Support Term: 18-Aug-2021 to 18-Aug-2024 - Pre-Pay - CROSSWDISSTD</text:p>
          </table:table-cell>
          <table:table-cell office:value-type="float" office:value="1">
            <text:p>1</text:p>
          </table:table-cell>
          <table:table-cell table:style-name="ce19"/>
          <table:table-cell table:style-name="ce19" office:value-type="float" office:value="105">
            <text:p>105.00</text:p>
          </table:table-cell>
          <table:table-cell table:number-columns-repeated="1014"/>
        </table:table-row>
        <table:table-row table:style-name="ro31">
          <table:table-cell office:value-type="string">
            <text:p>IM-000000011387538-A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70-ZA309</text:p>
          </table:table-cell>
          <table:table-cell table:number-columns-repeated="2"/>
          <table:table-cell table:style-name="ce9" office:value-type="string">
            <text:p>Chrome Education Upgrade (perpetual license term) - SO# 2480848.1 - PO# 70ZA309D - manateeschools.net -</text:p>
            <text:p>Support Term: 18-Aug-2021 to 18-Aug-2024 - Pre-Pay - CROSSWDISEDUNEWChrome Education Upgrade (perpetual license term) - SO# 2480848.1 - PO# 70ZA309D - manateeschools.net -</text:p>
            <text:p>Support Term: 18-Aug-2021 to 18-Aug-2024 - Pre-Pay - CROSSWDISEDUNEWChrome Education Upgrade (perpetual license term) - SO# 2480848.1 - PO# 70ZA309D - manateeschools.net -</text:p>
            <text:p>Support Term: 18-Aug-2021 to 18-Aug-2024 - Pre-Pay - CROSSWDISEDUNEWChrome Education Upgrade (perpetual license term) - SO# 2480848.1 - PO# 70ZA309D - manateeschools.net -</text:p>
            <text:p>Support Term: 18-Aug-2021 to 18-Aug-2024 - Pre-Pay - CROSSWDISEDUNEW</text:p>
          </table:table-cell>
          <table:table-cell office:value-type="float" office:value="2">
            <text:p>2</text:p>
          </table:table-cell>
          <table:table-cell table:style-name="ce19"/>
          <table:table-cell table:style-name="ce19" office:value-type="float" office:value="57">
            <text:p>57.00</text:p>
          </table:table-cell>
          <table:table-cell table:number-columns-repeated="1014"/>
        </table:table-row>
        <table:table-row table:style-name="ro31">
          <table:table-cell office:value-type="string">
            <text:p>IM-000000011387551-A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0-UU465</text:p>
          </table:table-cell>
          <table:table-cell table:number-columns-repeated="2"/>
          <table:table-cell table:style-name="ce9" office:value-type="string">
            <text:p>Chrome Enterprise license: DISTRIBUTORS ONLY, perpetual license term - SO# 2480965.1 - PO# 30UU465D -</text:p>
            <text:p>pandarg.com - Support Term: 18-Aug-2021 to 18-Aug-2024 - Pre-Pay - CROSSWDISSTDChrome Enterprise license: DISTRIBUTORS ONLY, perpetual license term - SO# 2480965.1 - PO# 30UU465D -</text:p>
            <text:p>pandarg.com - Support Term: 18-Aug-2021 to 18-Aug-2024 - Pre-Pay - CROSSWDISSTDChrome Enterprise license: DISTRIBUTORS ONLY, perpetual license term - SO# 2480965.1 - PO# 30UU465D -</text:p>
            <text:p>pandarg.com - Support Term: 18-Aug-2021 to 18-Aug-2024 - Pre-Pay - CROSSWDISSTDChrome Enterprise license: DISTRIBUTORS ONLY, perpetual license term - SO# 2480965.1 - PO# 30UU465D -</text:p>
            <text:p>pandarg.com - Support Term: 18-Aug-2021 to 18-Aug-2024 - Pre-Pay - CROSSWDISSTD</text:p>
          </table:table-cell>
          <table:table-cell office:value-type="float" office:value="1">
            <text:p>1</text:p>
          </table:table-cell>
          <table:table-cell table:style-name="ce19"/>
          <table:table-cell table:style-name="ce19" office:value-type="float" office:value="105">
            <text:p>105.00</text:p>
          </table:table-cell>
          <table:table-cell table:number-columns-repeated="1014"/>
        </table:table-row>
        <table:table-row table:style-name="ro1">
          <table:table-cell office:value-type="string">
            <text:p>IM-00000001138756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7-KV472</text:p>
          </table:table-cell>
          <table:table-cell/>
          <table:table-cell office:value-type="string">
            <text:p>BR700G</text:p>
          </table:table-cell>
          <table:table-cell office:value-type="string">
            <text:p>Back UPS RS LCD 700 Master Control</text:p>
          </table:table-cell>
          <table:table-cell office:value-type="float" office:value="100">
            <text:p>100</text:p>
          </table:table-cell>
          <table:table-cell table:style-name="ce19" office:value-type="float" office:value="88.31">
            <text:p>88.31</text:p>
          </table:table-cell>
          <table:table-cell table:style-name="ce19" office:value-type="float" office:value="8831">
            <text:p>8831.00</text:p>
          </table:table-cell>
          <table:table-cell table:number-columns-repeated="1014"/>
        </table:table-row>
        <table:table-row table:style-name="ro32">
          <table:table-cell office:value-type="string">
            <text:p>IM-000000011387572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-YXX00</text:p>
          </table:table-cell>
          <table:table-cell table:number-columns-repeated="2"/>
          <table:table-cell table:style-name="ce9" office:value-type="string">
            <text:p>EPZH606-W</text:p>
            <text:p>WHSE: Al l A Stock in Fremont for N. America Sales</text:p>
            <text:p>ZH606 DLP projectorEPZH606-W</text:p>
            <text:p>WHSE: Al l A Stock in Fremont for N. America Sales</text:p>
            <text:p>ZH606 DLP projectorEPZH606-W</text:p>
            <text:p>WHSE: Al l A Stock in Fremont for N. America Sales</text:p>
            <text:p>ZH606 DLP projectorEPZH606-W</text:p>
            <text:p>WHSE: Al l A Stock in Fremont for N. America Sales</text:p>
            <text:p>ZH606 DLP projector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672">
            <text:p>2672.00</text:p>
          </table:table-cell>
          <table:table-cell table:number-columns-repeated="1014"/>
        </table:table-row>
        <table:table-row table:style-name="ro32">
          <table:table-cell office:value-type="string">
            <text:p>IM-000000011387572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0-YXX00</text:p>
          </table:table-cell>
          <table:table-cell table:number-columns-repeated="2"/>
          <table:table-cell table:style-name="ce9" office:value-type="string">
            <text:p>EPEH412</text:p>
            <text:p>WHSE: Al l A Stock in Fremont for N. America Sales</text:p>
            <text:p>EH412 DLP projector OPAMEPEH412</text:p>
            <text:p>WHSE: Al l A Stock in Fremont for N. America Sales</text:p>
            <text:p>EH412 DLP projector OPAMEPEH412</text:p>
            <text:p>WHSE: Al l A Stock in Fremont for N. America Sales</text:p>
            <text:p>EH412 DLP projector OPAMEPEH412</text:p>
            <text:p>WHSE: Al l A Stock in Fremont for N. America Sales</text:p>
            <text:p>EH412 DLP projector OPAM</text:p>
          </table:table-cell>
          <table:table-cell office:value-type="float" office:value="2">
            <text:p>2</text:p>
          </table:table-cell>
          <table:table-cell office:value-type="float" office:value="756">
            <text:p>756</text:p>
          </table:table-cell>
          <table:table-cell table:style-name="ce19" office:value-type="float" office:value="1512">
            <text:p>1512.00</text:p>
          </table:table-cell>
          <table:table-cell table:number-columns-repeated="1014"/>
        </table:table-row>
        <table:table-row table:style-name="ro32">
          <table:table-cell office:value-type="string">
            <text:p>IM-000000011387572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0-YXX00</text:p>
          </table:table-cell>
          <table:table-cell table:number-columns-repeated="2"/>
          <table:table-cell table:style-name="ce9" office:value-type="string">
            <text:p>WUSB</text:p>
            <text:p>WHSE: A00 A Stock in Fremont for House</text:p>
            <text:p>Wireless 802.11n Dongle for ML750/ML750ST/ZH300USTWUSB</text:p>
            <text:p>WHSE: A00 A Stock in Fremont for House</text:p>
            <text:p>Wireless 802.11n Dongle for ML750/ML750ST/ZH300USTWUSB</text:p>
            <text:p>WHSE: A00 A Stock in Fremont for House</text:p>
            <text:p>Wireless 802.11n Dongle for ML750/ML750ST/ZH300USTWUSB</text:p>
            <text:p>WHSE: A00 A Stock in Fremont for House</text:p>
            <text:p>Wireless 802.11n Dongle for ML750/ML750ST/ZH300UST</text:p>
          </table:table-cell>
          <table:table-cell office:value-type="float" office:value="6">
            <text:p>6</text:p>
          </table:table-cell>
          <table:table-cell table:style-name="ce19" office:value-type="float" office:value="19">
            <text:p>19.00</text:p>
          </table:table-cell>
          <table:table-cell table:style-name="ce19" office:value-type="float" office:value="114">
            <text:p>114.00</text:p>
          </table:table-cell>
          <table:table-cell table:number-columns-repeated="1014"/>
        </table:table-row>
        <table:table-row table:style-name="ro1">
          <table:table-cell office:value-type="string">
            <text:p>IM-000000011387573-AP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EPEH470</text:p>
          </table:table-cell>
          <table:table-cell office:value-type="string">
            <text:p>EH470 DLP Projector</text:p>
          </table:table-cell>
          <table:table-cell table:number-columns-repeated="1017"/>
        </table:table-row>
        <table:table-row table:style-name="ro1">
          <table:table-cell office:value-type="string">
            <text:p>IM-000000011387573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WUSB</text:p>
          </table:table-cell>
          <table:table-cell office:value-type="string">
            <text:p>Wireless 802.11n Dongle for ML750/ML750ST/ZH300UST</text:p>
          </table:table-cell>
          <table:table-cell table:number-columns-repeated="1017"/>
        </table:table-row>
        <table:table-row table:style-name="ro44">
          <table:table-cell office:value-type="string">
            <text:p>IM-00000001138757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W8090</text:p>
          </table:table-cell>
          <table:table-cell table:number-columns-repeated="2"/>
          <table:table-cell table:style-name="ce9" office:value-type="string">
            <text:p>EPEH470</text:p>
            <text:p>EH470 DLP ProjectorEPEH470</text:p>
            <text:p>EH470 DLP ProjectorEPEH470</text:p>
            <text:p>EH470 DLP ProjectorEPEH470</text:p>
            <text:p>EH470 DLP Projector</text:p>
          </table:table-cell>
          <table:table-cell office:value-type="float" office:value="2">
            <text:p>2</text:p>
          </table:table-cell>
          <table:table-cell table:number-columns-repeated="2" table:style-name="ce19" office:value-type="float" office:value="1583">
            <text:p>1583.00</text:p>
          </table:table-cell>
          <table:table-cell table:number-columns-repeated="1014"/>
        </table:table-row>
        <table:table-row table:style-name="ro39">
          <table:table-cell office:value-type="string">
            <text:p>IM-000000011387574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-W8090</text:p>
          </table:table-cell>
          <table:table-cell table:number-columns-repeated="2"/>
          <table:table-cell table:style-name="ce9" office:value-type="string">
            <text:p>WUSB</text:p>
            <text:p>Wireless 802.11n Dongle for ML750/ML750ST/ZH300USTWUSB</text:p>
            <text:p>Wireless 802.11n Dongle for ML750/ML750ST/ZH300USTWUSB</text:p>
            <text:p>Wireless 802.11n Dongle for ML750/ML750ST/ZH300UST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5">
            <text:p>25.00</text:p>
          </table:table-cell>
          <table:table-cell table:number-columns-repeated="1014"/>
        </table:table-row>
        <table:table-row table:style-name="ro1">
          <table:table-cell office:value-type="string">
            <text:p>IM-000000011387575-AP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EPEH412ST</text:p>
          </table:table-cell>
          <table:table-cell office:value-type="string">
            <text:p>EH412ST DLP projector OPAM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IM-000000011387575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EPEH412</text:p>
          </table:table-cell>
          <table:table-cell office:value-type="string">
            <text:p>EH412 DLP projector OPAM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IM-000000011387575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EPML1050STPLUS</text:p>
          </table:table-cell>
          <table:table-cell office:value-type="string">
            <text:p>ML1050ST+ DLP LED Projector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IM-000000011387575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OCM818W-RU</text:p>
          </table:table-cell>
          <table:table-cell office:value-type="string">
            <text:p>White flush mount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6">
          <table:table-cell office:value-type="string">
            <text:p>IM-000000011387576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HK684</text:p>
          </table:table-cell>
          <table:table-cell table:number-columns-repeated="2"/>
          <table:table-cell table:style-name="ce9" office:value-type="string">
            <text:p>EPEH412ST</text:p>
            <text:p>WHSE: Al l A Stock in Fremont for N. America Sales</text:p>
            <text:p>EH412ST DLP projector OPAMEPEH412ST</text:p>
            <text:p>WHSE: Al l A Stock in Fremont for N. America Sales</text:p>
            <text:p>EH412ST DLP projector OPAMEPEH412ST</text:p>
            <text:p>WHSE: Al l A Stock in Fremont for N. America Sales</text:p>
            <text:p>EH412ST DLP projector OPAM</text:p>
          </table:table-cell>
          <table:table-cell office:value-type="float" office:value="3">
            <text:p>3</text:p>
          </table:table-cell>
          <table:table-cell table:style-name="ce19" office:value-type="float" office:value="919">
            <text:p>919.00</text:p>
          </table:table-cell>
          <table:table-cell table:style-name="ce19" office:value-type="float" office:value="2757">
            <text:p>2757.00</text:p>
          </table:table-cell>
          <table:table-cell table:number-columns-repeated="1014"/>
        </table:table-row>
        <table:table-row table:style-name="ro36">
          <table:table-cell office:value-type="string">
            <text:p>IM-000000011387576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-HK684</text:p>
          </table:table-cell>
          <table:table-cell table:number-columns-repeated="2"/>
          <table:table-cell table:style-name="ce9" office:value-type="string">
            <text:p>EPEH412</text:p>
            <text:p>WHSE: Al l A Stock in Fremont for N. America Sales</text:p>
            <text:p>EH412 DLP projector OPAMEPEH412</text:p>
            <text:p>WHSE: Al l A Stock in Fremont for N. America Sales</text:p>
            <text:p>EH412 DLP projector OPAMEPEH412</text:p>
            <text:p>WHSE: Al l A Stock in Fremont for N. America Sales</text:p>
            <text:p>EH412 DLP projector OPAM</text:p>
          </table:table-cell>
          <table:table-cell office:value-type="float" office:value="5">
            <text:p>5</text:p>
          </table:table-cell>
          <table:table-cell table:style-name="ce19" office:value-type="float" office:value="756">
            <text:p>756.00</text:p>
          </table:table-cell>
          <table:table-cell table:style-name="ce19" office:value-type="float" office:value="3780">
            <text:p>3780.00</text:p>
          </table:table-cell>
          <table:table-cell table:number-columns-repeated="1014"/>
        </table:table-row>
        <table:table-row table:style-name="ro36">
          <table:table-cell office:value-type="string">
            <text:p>IM-000000011387576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-HK684</text:p>
          </table:table-cell>
          <table:table-cell table:number-columns-repeated="2"/>
          <table:table-cell table:style-name="ce9" office:value-type="string">
            <text:p>EPML1050STPLUS</text:p>
            <text:p>WHSE: Al l A Stock in Fremont for N. America Sales</text:p>
            <text:p>ML1050ST+ DLP LED ProjectorEPML1050STPLUS</text:p>
            <text:p>WHSE: Al l A Stock in Fremont for N. America Sales</text:p>
            <text:p>ML1050ST+ DLP LED ProjectorEPML1050STPLUS</text:p>
            <text:p>WHSE: Al l A Stock in Fremont for N. America Sales</text:p>
            <text:p>ML1050ST+ DLP LED Projector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677">
            <text:p>677.00</text:p>
          </table:table-cell>
          <table:table-cell table:number-columns-repeated="1014"/>
        </table:table-row>
        <table:table-row table:style-name="ro39">
          <table:table-cell office:value-type="string">
            <text:p>IM-000000011387576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0-HK684</text:p>
          </table:table-cell>
          <table:table-cell table:number-columns-repeated="2"/>
          <table:table-cell table:style-name="ce9" office:value-type="string">
            <text:p>OCM818W-RU</text:p>
            <text:p>WHSE: A00 A Stock in Fremont for House</text:p>
            <text:p>White flush mountOCM818W-RU</text:p>
            <text:p>WHSE: A00 A Stock in Fremont for House</text:p>
            <text:p>White flush mountOCM818W-RU</text:p>
            <text:p>WHSE: A00 A Stock in Fremont for House</text:p>
            <text:p>White flush mount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9">
            <text:p>39.00</text:p>
          </table:table-cell>
          <table:table-cell table:number-columns-repeated="1014"/>
        </table:table-row>
        <table:table-row table:style-name="ro39">
          <table:table-cell office:value-type="string">
            <text:p>IM-000000011387600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60-80482</text:p>
          </table:table-cell>
          <table:table-cell table:number-columns-repeated="2"/>
          <table:table-cell table:style-name="ce9" office:value-type="string">
            <text:p>SPBAMSENS: Acronis Cyber Backup Cloud Standard</text:p>
            <text:p>– Acronis Hosted (per GB)SPBAMSENS: Acronis Cyber Backup Cloud Standard</text:p>
            <text:p>– Acronis Hosted (per GB)SPBAMSENS: Acronis Cyber Backup Cloud Standard</text:p>
            <text:p>– Acronis Hosted (per GB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43.07">
            <text:p>43.07</text:p>
          </table:table-cell>
          <table:table-cell table:number-columns-repeated="1014"/>
        </table:table-row>
        <table:table-row table:style-name="ro39">
          <table:table-cell office:value-type="string">
            <text:p>IM-000000011387600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60-80482</text:p>
          </table:table-cell>
          <table:table-cell table:number-columns-repeated="2"/>
          <table:table-cell table:style-name="ce9" office:value-type="string">
            <text:p>SPBBMSENS: Acronis Cyber Backup Cloud Standard</text:p>
            <text:p>– Hybrid (per GB)SPBBMSENS: Acronis Cyber Backup Cloud Standard</text:p>
            <text:p>– Hybrid (per GB)SPBBMSENS: Acronis Cyber Backup Cloud Standard</text:p>
            <text:p>– Hybrid (per GB)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3.56">
            <text:p>33.56</text:p>
          </table:table-cell>
          <table:table-cell table:number-columns-repeated="1014"/>
        </table:table-row>
        <table:table-row table:style-name="ro1">
          <table:table-cell office:value-type="string">
            <text:p>IM-000000011387600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60-80482</text:p>
          </table:table-cell>
          <table:table-cell table:number-columns-repeated="2"/>
          <table:table-cell office:value-type="string">
            <text:p>SPQCMSENS: Mixed - Aggregate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10.87">
            <text:p>110.87</text:p>
          </table:table-cell>
          <table:table-cell table:number-columns-repeated="1014"/>
        </table:table-row>
        <table:table-row table:style-name="ro32">
          <table:table-cell office:value-type="string">
            <text:p>IM-000000011387606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ZT84</text:p>
          </table:table-cell>
          <table:table-cell/>
          <table:table-cell office:value-type="string">
            <text:p>ESD-K809A-G00-15.0</text:p>
          </table:table-cell>
          <table:table-cell table:style-name="ce9" office:value-type="string">
            <text:p>Download, Dragon Professional</text:p>
            <text:p>Individual 15, US English, Retail for</text:p>
            <text:p>End User: BURRELL INC for Lic #</text:p>
            <text:p>K809A-G00-V049-FH5E-7E, Lic ID</text:p>
            <text:p>14090237Download, Dragon Professional</text:p>
            <text:p>Individual 15, US English, Retail for</text:p>
            <text:p>End User: BURRELL INC for Lic #</text:p>
            <text:p>K809A-G00-V049-FH5E-7E, Lic ID</text:p>
            <text:p>14090237Download, Dragon Professional</text:p>
            <text:p>Individual 15, US English, Retail for</text:p>
            <text:p>End User: BURRELL INC for Lic #</text:p>
            <text:p>K809A-G00-V049-FH5E-7E, Lic ID</text:p>
            <text:p>14090237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425">
            <text:p>425.00</text:p>
          </table:table-cell>
          <table:table-cell table:number-columns-repeated="1014"/>
        </table:table-row>
        <table:table-row table:style-name="ro29">
          <table:table-cell office:value-type="string">
            <text:p>IM-000000011387607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TZ79</text:p>
          </table:table-cell>
          <table:table-cell/>
          <table:table-cell office:value-type="string">
            <text:p>ESD-K809A-G00-15.0</text:p>
          </table:table-cell>
          <table:table-cell table:style-name="ce9" office:value-type="string">
            <text:p>Download, Dragon Professional</text:p>
            <text:p>Individual 15, US English, Retail for</text:p>
            <text:p>End User: DEPT OF CHILDREN</text:p>
            <text:p>AND FAMI for Lic # K809A-G00-</text:p>
            <text:p>W387-K8XE-UG, Lic ID 14090262Download, Dragon Professional</text:p>
            <text:p>Individual 15, US English, Retail for</text:p>
            <text:p>End User: DEPT OF CHILDREN</text:p>
            <text:p>AND FAMI for Lic # K809A-G00-</text:p>
            <text:p>W387-K8XE-UG, Lic ID 14090262Download, Dragon Professional</text:p>
            <text:p>Individual 15, US English, Retail for</text:p>
            <text:p>End User: DEPT OF CHILDREN</text:p>
            <text:p>AND FAMI for Lic # K809A-G00-</text:p>
            <text:p>W387-K8XE-UG, Lic ID 14090262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425">
            <text:p>425.00</text:p>
          </table:table-cell>
          <table:table-cell table:number-columns-repeated="1014"/>
        </table:table-row>
        <table:table-row table:style-name="ro39">
          <table:table-cell office:value-type="string">
            <text:p>IM-000000011387608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TZ91</text:p>
          </table:table-cell>
          <table:table-cell/>
          <table:table-cell office:value-type="string">
            <text:p>TRN-DRAG-34</text:p>
          </table:table-cell>
          <table:table-cell table:style-name="ce9" office:value-type="string">
            <text:p>Dragon Group End User</text:p>
            <text:p>Fundamentals Start Date: 18-AUG-21</text:p>
            <text:p>End date: 17-AUG-22Dragon Group End User</text:p>
            <text:p>Fundamentals Start Date: 18-AUG-21</text:p>
            <text:p>End date: 17-AUG-22Dragon Group End User</text:p>
            <text:p>Fundamentals Start Date: 18-AUG-21</text:p>
            <text:p>End date: 17-AUG-22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5.65">
            <text:p>25.65</text:p>
          </table:table-cell>
          <table:table-cell table:number-columns-repeated="1014"/>
        </table:table-row>
        <table:table-row table:style-name="ro36">
          <table:table-cell office:value-type="string">
            <text:p>IM-00000001138762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-Z4902</text:p>
          </table:table-cell>
          <table:table-cell/>
          <table:table-cell office:value-type="string">
            <text:p>AK-CALIFORNIA-LAGUNA</text:p>
          </table:table-cell>
          <table:table-cell table:style-name="ce9" office:value-type="string">
            <text:p>AKRacing California Gaming Chair – Laguna (AK-CALIFORNIA-</text:p>
            <text:p>LAGUNA)</text:p>
            <text:p>UPC 851679008541AKRacing California Gaming Chair – Laguna (AK-CALIFORNIA-</text:p>
            <text:p>LAGUNA)</text:p>
            <text:p>UPC 851679008541AKRacing California Gaming Chair – Laguna (AK-CALIFORNIA-</text:p>
            <text:p>LAGUNA)</text:p>
            <text:p>UPC 851679008541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60.01">
            <text:p>260.01</text:p>
          </table:table-cell>
          <table:table-cell table:number-columns-repeated="1014"/>
        </table:table-row>
        <table:table-row table:style-name="ro44">
          <table:table-cell office:value-type="string">
            <text:p>IM-000000011387624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0-Z4902</text:p>
          </table:table-cell>
          <table:table-cell/>
          <table:table-cell office:value-type="string">
            <text:p>AK-OPAL</text:p>
          </table:table-cell>
          <table:table-cell table:style-name="ce9" office:value-type="string">
            <text:p>AKRacing Office Series Opal Premium Desk Chair (AK-Opal)</text:p>
            <text:p>UPC 853845007761AKRacing Office Series Opal Premium Desk Chair (AK-Opal)</text:p>
            <text:p>UPC 853845007761</text:p>
          </table:table-cell>
          <table:table-cell office:value-type="float" office:value="2">
            <text:p>2</text:p>
          </table:table-cell>
          <table:table-cell table:style-name="ce19" office:value-type="float" office:value="209.79">
            <text:p>209.79</text:p>
          </table:table-cell>
          <table:table-cell table:style-name="ce19" office:value-type="float" office:value="419.58">
            <text:p>419.58</text:p>
          </table:table-cell>
          <table:table-cell table:number-columns-repeated="1014"/>
        </table:table-row>
        <table:table-row table:style-name="ro44">
          <table:table-cell office:value-type="string">
            <text:p>IM-00000001138762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V1287</text:p>
          </table:table-cell>
          <table:table-cell/>
          <table:table-cell office:value-type="string">
            <text:p>AK-EX-BK</text:p>
          </table:table-cell>
          <table:table-cell table:style-name="ce9" office:value-type="string">
            <text:p>AKRacing Core Series EX Gaming Chair - Black (AK-EX-BK)</text:p>
            <text:p>UPC: 853845007617AKRacing Core Series EX Gaming Chair - Black (AK-EX-BK)</text:p>
            <text:p>UPC: 853845007617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16.27">
            <text:p>216.27</text:p>
          </table:table-cell>
          <table:table-cell table:number-columns-repeated="1014"/>
        </table:table-row>
        <table:table-row table:style-name="ro39">
          <table:table-cell office:value-type="string">
            <text:p>IM-000000011387625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-V1287</text:p>
          </table:table-cell>
          <table:table-cell/>
          <table:table-cell office:value-type="string">
            <text:p>AK-MAX-BK</text:p>
          </table:table-cell>
          <table:table-cell table:style-name="ce9" office:value-type="string">
            <text:p>AKRacing Masters Series MAX Gaming Chair - Black (AK-MAX-</text:p>
            <text:p>BK)</text:p>
            <text:p>UPC 853845007792AKRacing Masters Series MAX Gaming Chair - Black (AK-MAX-</text:p>
            <text:p>BK)</text:p>
            <text:p>UPC 853845007792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11.04">
            <text:p>311.04</text:p>
          </table:table-cell>
          <table:table-cell table:number-columns-repeated="1014"/>
        </table:table-row>
        <table:table-row table:style-name="ro44">
          <table:table-cell office:value-type="string">
            <text:p>IM-00000001138762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V1287</text:p>
          </table:table-cell>
          <table:table-cell/>
          <table:table-cell office:value-type="string">
            <text:p>AK-EX-BK</text:p>
          </table:table-cell>
          <table:table-cell table:style-name="ce9" office:value-type="string">
            <text:p>AKRacing Core Series EX Gaming Chair - Black (AK-EXBK)</text:p>
            <text:p>UPC: 853845007617AKRacing Core Series EX Gaming Chair - Black (AK-EXBK)</text:p>
            <text:p>UPC: 853845007617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16.27">
            <text:p>216.27</text:p>
          </table:table-cell>
          <table:table-cell table:number-columns-repeated="1014"/>
        </table:table-row>
        <table:table-row table:style-name="ro39">
          <table:table-cell office:value-type="string">
            <text:p>IM-000000011387625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-V1287</text:p>
          </table:table-cell>
          <table:table-cell/>
          <table:table-cell office:value-type="string">
            <text:p>AK-MAX-BK</text:p>
          </table:table-cell>
          <table:table-cell table:style-name="ce9" office:value-type="string">
            <text:p>AKRacing Masters Series MAX Gaming Chair - Black (AKMAX-</text:p>
            <text:p>BK)</text:p>
            <text:p>UPC 853845007792AKRacing Masters Series MAX Gaming Chair - Black (AKMAX-</text:p>
            <text:p>BK)</text:p>
            <text:p>UPC 853845007792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11.04">
            <text:p>311.04</text:p>
          </table:table-cell>
          <table:table-cell table:number-columns-repeated="1014"/>
        </table:table-row>
        <table:table-row table:style-name="ro44">
          <table:table-cell office:value-type="string">
            <text:p>IM-000000011387626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-Z4261</text:p>
          </table:table-cell>
          <table:table-cell/>
          <table:table-cell office:value-type="string">
            <text:p>AK-EX-BK</text:p>
          </table:table-cell>
          <table:table-cell table:style-name="ce9" office:value-type="string">
            <text:p>AKRacing Core Series EX Gaming Chair - Black (AK-EX-BK)</text:p>
            <text:p>UPC: 853845007617AKRacing Core Series EX Gaming Chair - Black (AK-EX-BK)</text:p>
            <text:p>UPC: 853845007617</text:p>
          </table:table-cell>
          <table:table-cell office:value-type="float" office:value="2">
            <text:p>2</text:p>
          </table:table-cell>
          <table:table-cell table:style-name="ce19" office:value-type="float" office:value="216.27">
            <text:p>216.27</text:p>
          </table:table-cell>
          <table:table-cell table:style-name="ce19" office:value-type="float" office:value="432.54">
            <text:p>432.54</text:p>
          </table:table-cell>
          <table:table-cell table:number-columns-repeated="1014"/>
        </table:table-row>
        <table:table-row table:style-name="ro39">
          <table:table-cell office:value-type="string">
            <text:p>IM-000000011387626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0-Z4261</text:p>
          </table:table-cell>
          <table:table-cell/>
          <table:table-cell office:value-type="string">
            <text:p>AK-OBSIDIAN</text:p>
          </table:table-cell>
          <table:table-cell table:style-name="ce9" office:value-type="string">
            <text:p>AKRacing Office Series Obsidian Ultra-Premium Desk</text:p>
            <text:p>Chair (AK-OBSIDIAN)</text:p>
            <text:p>UPC: 853845007563AKRacing Office Series Obsidian Ultra-Premium Desk</text:p>
            <text:p>Chair (AK-OBSIDIAN)</text:p>
            <text:p>UPC: 853845007563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65.68">
            <text:p>265.68</text:p>
          </table:table-cell>
          <table:table-cell table:number-columns-repeated="1014"/>
        </table:table-row>
        <table:table-row table:style-name="ro39">
          <table:table-cell office:value-type="string">
            <text:p>IM-000000011387626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0-Z4261</text:p>
          </table:table-cell>
          <table:table-cell/>
          <table:table-cell office:value-type="string">
            <text:p>AK-PRO-BK</text:p>
          </table:table-cell>
          <table:table-cell table:style-name="ce9" office:value-type="string">
            <text:p>AKRacing Masters Series Pro Gaming Chair - Black (AK-PRO-</text:p>
            <text:p>BK)</text:p>
            <text:p>UPC 853845007860AKRacing Masters Series Pro Gaming Chair - Black (AK-PRO-</text:p>
            <text:p>BK)</text:p>
            <text:p>UPC 853845007860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42.63">
            <text:p>342.63</text:p>
          </table:table-cell>
          <table:table-cell table:number-columns-repeated="1014"/>
        </table:table-row>
        <table:table-row table:style-name="ro44">
          <table:table-cell office:value-type="string">
            <text:p>IM-000000011387627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-U8974</text:p>
          </table:table-cell>
          <table:table-cell/>
          <table:table-cell office:value-type="string">
            <text:p>AK-EX-BK</text:p>
          </table:table-cell>
          <table:table-cell table:style-name="ce9" office:value-type="string">
            <text:p>AKRacing Core Series EX Gaming Chair - Black (AK-EX-BK)</text:p>
            <text:p>UPC: 853845007617AKRacing Core Series EX Gaming Chair - Black (AK-EX-BK)</text:p>
            <text:p>UPC: 853845007617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16.27">
            <text:p>216.27</text:p>
          </table:table-cell>
          <table:table-cell table:number-columns-repeated="1014"/>
        </table:table-row>
        <table:table-row table:style-name="ro39">
          <table:table-cell office:value-type="string">
            <text:p>IM-000000011387627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-U8974</text:p>
          </table:table-cell>
          <table:table-cell/>
          <table:table-cell office:value-type="string">
            <text:p>AK-OBSIDIAN</text:p>
          </table:table-cell>
          <table:table-cell table:style-name="ce9" office:value-type="string">
            <text:p>AKRacing Office Series Obsidian Ultra-Premium Desk</text:p>
            <text:p>Chair (AK-OBSIDIAN)</text:p>
            <text:p>UPC: 853845007563AKRacing Office Series Obsidian Ultra-Premium Desk</text:p>
            <text:p>Chair (AK-OBSIDIAN)</text:p>
            <text:p>UPC: 853845007563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265.68">
            <text:p>265.68</text:p>
          </table:table-cell>
          <table:table-cell table:number-columns-repeated="1014"/>
        </table:table-row>
        <table:table-row table:style-name="ro44">
          <table:table-cell office:value-type="string">
            <text:p>IM-000000011387627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-U8974</text:p>
          </table:table-cell>
          <table:table-cell/>
          <table:table-cell office:value-type="string">
            <text:p>AK-SX-BK</text:p>
          </table:table-cell>
          <table:table-cell table:style-name="ce9" office:value-type="string">
            <text:p>AKRacing Core Series SX Gaming Chair - Black (AK-SX-BK)</text:p>
            <text:p>UPC: 853845007662AKRacing Core Series SX Gaming Chair - Black (AK-SX-BK)</text:p>
            <text:p>UPC: 853845007662</text:p>
          </table:table-cell>
          <table:table-cell office:value-type="float" office:value="3">
            <text:p>3</text:p>
          </table:table-cell>
          <table:table-cell table:style-name="ce19" office:value-type="float" office:value="247.86">
            <text:p>247.86</text:p>
          </table:table-cell>
          <table:table-cell table:style-name="ce19" office:value-type="float" office:value="743.58">
            <text:p>743.58</text:p>
          </table:table-cell>
          <table:table-cell table:number-columns-repeated="1014"/>
        </table:table-row>
        <table:table-row table:style-name="ro44">
          <table:table-cell office:value-type="string">
            <text:p>IM-000000011387628-AP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9" office:value-type="string">
            <text:p>AKRacing California Gaming Chair – Laguna (AK-CALIFORNIA-LAGUNA)</text:p>
            <text:p>UPC 851679008541AKRacing California Gaming Chair – Laguna (AK-CALIFORNIA-LAGUNA)</text:p>
            <text:p>UPC 85167900854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44">
          <table:table-cell office:value-type="string">
            <text:p>IM-000000011387628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9" office:value-type="string">
            <text:p>AKRacing Core Series EX Gaming Chair - Black (AK-EX-BK)</text:p>
            <text:p>UPC: 853845007617AKRacing Core Series EX Gaming Chair - Black (AK-EX-BK)</text:p>
            <text:p>UPC: 853845007617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44">
          <table:table-cell office:value-type="string">
            <text:p>IM-000000011387628-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9" office:value-type="string">
            <text:p>AKRacing Core Series EX Gaming Chair - Black/Blue (AK-EX-BK/BL)</text:p>
            <text:p>UPC: 853845007624AKRacing Core Series EX Gaming Chair - Black/Blue (AK-EX-BK/BL)</text:p>
            <text:p>UPC: 853845007624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44">
          <table:table-cell office:value-type="string">
            <text:p>IM-000000011387628-A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9" office:value-type="string">
            <text:p>AKRacing Core Series EX Wide Gaming Chair - Red/Black (AK-EXWIDE-RD/BK)</text:p>
            <text:p>UPC: 853845007556AKRacing Core Series EX Wide Gaming Chair - Red/Black (AK-EXWIDE-RD/BK)</text:p>
            <text:p>UPC: 853845007556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42">
          <table:table-cell office:value-type="string">
            <text:p>IM-000000011387628-A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9" office:value-type="string">
            <text:p>AKRacing Footrest Red (AK-FOOTREST-RD-NA)</text:p>
            <text:p>UPC 853845007501AKRacing Footrest Red (AK-FOOTREST-RD-NA)</text:p>
            <text:p>UPC 85384500750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43">
          <table:table-cell office:value-type="string">
            <text:p>IM-000000011387628-AP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9" office:value-type="string">
            <text:p>AKRacing Masters Series MAX Gaming Chair - Black (AK-MAX-BK)</text:p>
            <text:p>UPC 85384500779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43">
          <table:table-cell office:value-type="string">
            <text:p>IM-000000011387628-AP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  <table:table-cell table:style-name="ce9" office:value-type="string">
            <text:p>AKRacing Office Series Opal Premium Desk Chair (AK-Opal)</text:p>
            <text:p>UPC 85384500776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IM-000000011387634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1-QWL93</text:p>
          </table:table-cell>
          <table:table-cell/>
          <table:table-cell office:value-type="string">
            <text:p>PS-MSP-IO-S-Tier 3</text:p>
          </table:table-cell>
          <table:table-cell office:value-type="string">
            <text:p>501-2500</text:p>
          </table:table-cell>
          <table:table-cell office:value-type="float" office:value="869">
            <text:p>869</text:p>
          </table:table-cell>
          <table:table-cell table:style-name="ce19" office:value-type="float" office:value="2.85">
            <text:p>2.85</text:p>
          </table:table-cell>
          <table:table-cell table:style-name="ce19" office:value-type="float" office:value="2476.65">
            <text:p>2476.65</text:p>
          </table:table-cell>
          <table:table-cell table:number-columns-repeated="1014"/>
        </table:table-row>
        <table:table-row table:style-name="ro1">
          <table:table-cell office:value-type="string">
            <text:p>IM-000000011387635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1-QWL74</text:p>
          </table:table-cell>
          <table:table-cell/>
          <table:table-cell office:value-type="string">
            <text:p>PS-MSP-IO-S-Tier 4</text:p>
          </table:table-cell>
          <table:table-cell office:value-type="string">
            <text:p>0-500</text:p>
          </table:table-cell>
          <table:table-cell office:value-type="float" office:value="26">
            <text:p>26</text:p>
          </table:table-cell>
          <table:table-cell table:style-name="ce19" office:value-type="float" office:value="4.56">
            <text:p>4.56</text:p>
          </table:table-cell>
          <table:table-cell table:style-name="ce19" office:value-type="float" office:value="118.56">
            <text:p>118.56</text:p>
          </table:table-cell>
          <table:table-cell table:number-columns-repeated="1014"/>
        </table:table-row>
        <table:table-row table:style-name="ro1">
          <table:table-cell office:value-type="string">
            <text:p>IM-000000011387638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-NLV85</text:p>
          </table:table-cell>
          <table:table-cell/>
          <table:table-cell office:value-type="string">
            <text:p>CW-9060048-WW</text:p>
          </table:table-cell>
          <table:table-cell/>
          <table:table-cell office:value-type="float" office:value="2">
            <text:p>2</text:p>
          </table:table-cell>
          <table:table-cell table:style-name="ce19" office:value-type="float" office:value="165">
            <text:p>165.00</text:p>
          </table:table-cell>
          <table:table-cell table:style-name="ce19" office:value-type="float" office:value="330">
            <text:p>330.00</text:p>
          </table:table-cell>
          <table:table-cell table:number-columns-repeated="1014"/>
        </table:table-row>
        <table:table-row table:style-name="ro1">
          <table:table-cell office:value-type="string">
            <text:p>IM-000000011387639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0-YPX24</text:p>
          </table:table-cell>
          <table:table-cell/>
          <table:table-cell office:value-type="string">
            <text:p>10AAD9901</text:p>
          </table:table-cell>
          <table:table-cell/>
          <table:table-cell office:value-type="float" office:value="400">
            <text:p>400</text:p>
          </table:table-cell>
          <table:table-cell table:style-name="ce19" office:value-type="float" office:value="36.8">
            <text:p>36.80</text:p>
          </table:table-cell>
          <table:table-cell table:style-name="ce19" office:value-type="float" office:value="14720">
            <text:p>14720.00</text:p>
          </table:table-cell>
          <table:table-cell table:number-columns-repeated="1014"/>
        </table:table-row>
        <table:table-row table:style-name="ro1">
          <table:table-cell office:value-type="string">
            <text:p>IM-000000011387643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TX84</text:p>
          </table:table-cell>
          <table:table-cell/>
          <table:table-cell office:value-type="string">
            <text:p>CMW64GX4M2E3200C16</text:p>
          </table:table-cell>
          <table:table-cell/>
          <table:table-cell office:value-type="float" office:value="5">
            <text:p>5</text:p>
          </table:table-cell>
          <table:table-cell table:style-name="ce19" office:value-type="float" office:value="417">
            <text:p>417.00</text:p>
          </table:table-cell>
          <table:table-cell table:style-name="ce19" office:value-type="float" office:value="2085">
            <text:p>2085.00</text:p>
          </table:table-cell>
          <table:table-cell table:number-columns-repeated="1014"/>
        </table:table-row>
        <table:table-row table:style-name="ro1">
          <table:table-cell office:value-type="string">
            <text:p>IM-000000011387643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0-UTX84</text:p>
          </table:table-cell>
          <table:table-cell/>
          <table:table-cell office:value-type="string">
            <text:p>CMFSS3B-256GB</text:p>
          </table:table-cell>
          <table:table-cell/>
          <table:table-cell office:value-type="float" office:value="15">
            <text:p>15</text:p>
          </table:table-cell>
          <table:table-cell table:style-name="ce19" office:value-type="float" office:value="48.5">
            <text:p>48.50</text:p>
          </table:table-cell>
          <table:table-cell table:style-name="ce19" office:value-type="float" office:value="727.5">
            <text:p>727.50</text:p>
          </table:table-cell>
          <table:table-cell table:number-columns-repeated="1014"/>
        </table:table-row>
        <table:table-row table:style-name="ro1">
          <table:table-cell office:value-type="string">
            <text:p>IM-000000011387657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GJ90</text:p>
          </table:table-cell>
          <table:table-cell/>
          <table:table-cell office:value-type="string">
            <text:p>CM8070104282846S RH92</text:p>
          </table:table-cell>
          <table:table-cell office:value-type="string">
            <text:p>64 BIT MICROPROCESSOR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80">
            <text:p>380.00</text:p>
          </table:table-cell>
          <table:table-cell table:number-columns-repeated="1014"/>
        </table:table-row>
        <table:table-row table:style-name="ro1">
          <table:table-cell office:value-type="string">
            <text:p>IM-000000011387658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-YUA19</text:p>
          </table:table-cell>
          <table:table-cell/>
          <table:table-cell office:value-type="string">
            <text:p>SSDSC2KG038T80196 3969</text:p>
          </table:table-cell>
          <table:table-cell office:value-type="string">
            <text:p>Solid State Drive</text:p>
          </table:table-cell>
          <table:table-cell office:value-type="float" office:value="5">
            <text:p>5</text:p>
          </table:table-cell>
          <table:table-cell table:style-name="ce19" office:value-type="float" office:value="781">
            <text:p>781.00</text:p>
          </table:table-cell>
          <table:table-cell table:style-name="ce19" office:value-type="float" office:value="3905">
            <text:p>3905.00</text:p>
          </table:table-cell>
          <table:table-cell table:number-columns-repeated="1014"/>
        </table:table-row>
        <table:table-row table:style-name="ro1">
          <table:table-cell office:value-type="string">
            <text:p>IM-000000011387659-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-UGT14</text:p>
          </table:table-cell>
          <table:table-cell/>
          <table:table-cell office:value-type="string">
            <text:p>CM8070104282327S RH6Y</text:p>
          </table:table-cell>
          <table:table-cell office:value-type="string">
            <text:p>64 BIT MICROPROCESSOR</text:p>
          </table:table-cell>
          <table:table-cell office:value-type="float" office:value="5">
            <text:p>5</text:p>
          </table:table-cell>
          <table:table-cell table:style-name="ce19" office:value-type="float" office:value="260">
            <text:p>260.00</text:p>
          </table:table-cell>
          <table:table-cell table:style-name="ce19" office:value-type="float" office:value="1300">
            <text:p>1300.00</text:p>
          </table:table-cell>
          <table:table-cell table:number-columns-repeated="1014"/>
        </table:table-row>
        <table:table-row table:style-name="ro1">
          <table:table-cell office:value-type="string">
            <text:p>IM-000000011387659-A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7QK482</text:p>
          </table:table-cell>
          <table:table-cell office:value-type="string">
            <text:p>RACK MOUNT FOR FIREBOX T20/T4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850">
            <text:p>850</text:p>
          </table:table-cell>
          <table:table-cell table:number-columns-repeated="1014"/>
        </table:table-row>
        <table:table-row table:style-name="ro1" table:number-rows-repeated="23">
          <table:table-cell table:style-name="ce18"/>
          <table:table-cell table:number-columns-repeated="1023"/>
        </table:table-row>
        <table:table-row table:style-name="ro1" table:number-rows-repeated="104777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Images.$A$1" table:cell-range-address="$Tabular.$A$1:.$K$780"/>
        </table:named-expressions>
      </table:table>
      <table:table table:name="Fields to extract" table:style-name="ta4" table:print="false">
        <office:forms form:automatic-focus="false" form:apply-design-mode="false"/>
        <table:table-column table:style-name="co25" table:default-cell-style-name="Excel_20_Built-in_20_Normal"/>
        <table:table-column table:style-name="co1" table:default-cell-style-name="Excel_20_Built-in_20_Normal"/>
        <table:table-column table:style-name="co26" table:default-cell-style-name="ce9"/>
        <table:table-column table:style-name="co1" table:number-columns-repeated="1021" table:default-cell-style-name="Excel_20_Built-in_20_Normal"/>
        <table:table-row table:style-name="ro1">
          <table:table-cell table:style-name="ce27" office:value-type="string">
            <text:p>vendor_name</text:p>
          </table:table-cell>
          <table:table-cell table:number-columns-repeated="1023"/>
        </table:table-row>
        <table:table-row table:style-name="ro45">
          <table:table-cell table:style-name="ce27" office:value-type="string">
            <text:p>ven_doc_no</text:p>
          </table:table-cell>
          <table:table-cell/>
          <table:table-cell office:value-type="string">
            <text:p>invoice number, Invoice #, Document Nr., Payback #, Invoice, Number, Invoice#, Memo, Invoice ID</text:p>
          </table:table-cell>
          <table:table-cell table:number-columns-repeated="1021"/>
        </table:table-row>
        <table:table-row table:style-name="ro45">
          <table:table-cell table:style-name="ce27" office:value-type="string">
            <text:p>Ship_To</text:p>
          </table:table-cell>
          <table:table-cell/>
          <table:table-cell office:value-type="string">
            <text:p>Reseller, Licensee, Ship To, Ship-to address, Service to, Ship-to-party, Deliver To, Ship to address</text:p>
          </table:table-cell>
          <table:table-cell table:number-columns-repeated="1021"/>
        </table:table-row>
        <table:table-row table:style-name="ro35">
          <table:table-cell table:style-name="ce27" office:value-type="string">
            <text:p>PO_No</text:p>
          </table:table-cell>
          <table:table-cell/>
          <table:table-cell office:value-type="string">
            <text:p>PO Number, P.O. Number, P.O.#, Purchase Order Number, Cust Ref/Réf de client, PO# / GL, Customer PO Number, Purchase Order, Customer PO, Customer Purchase Order Number, Your reference, P.O. No./License #</text:p>
          </table:table-cell>
          <table:table-cell table:number-columns-repeated="1021"/>
        </table:table-row>
        <table:table-row table:style-name="ro45">
          <table:table-cell table:style-name="ce27" office:value-type="string">
            <text:p>ref_no</text:p>
          </table:table-cell>
          <table:table-cell/>
          <table:table-cell office:value-type="string">
            <text:p>Document Number</text:p>
          </table:table-cell>
          <table:table-cell table:number-columns-repeated="1021"/>
        </table:table-row>
        <table:table-row table:style-name="ro45">
          <table:table-cell table:style-name="ce27" office:value-type="string">
            <text:p>gross_amt</text:p>
          </table:table-cell>
          <table:table-cell/>
          <table:table-cell office:value-type="string">
            <text:p>Gross USD, CAD, Total, Total Amount, Total in USD, Invoice Total</text:p>
          </table:table-cell>
          <table:table-cell table:number-columns-repeated="1021"/>
        </table:table-row>
        <table:table-row table:style-name="ro45">
          <table:table-cell table:style-name="ce27" office:value-type="string">
            <text:p>doc_date</text:p>
          </table:table-cell>
          <table:table-cell/>
          <table:table-cell office:value-type="string">
            <text:p>Order date, Date, Trx Date, Invoice Date, Memo Date</text:p>
          </table:table-cell>
          <table:table-cell table:number-columns-repeated="1021"/>
        </table:table-row>
        <table:table-row table:style-name="ro45">
          <table:table-cell table:style-name="ce27" office:value-type="string">
            <text:p>doc_curr</text:p>
          </table:table-cell>
          <table:table-cell/>
          <table:table-cell office:value-type="string">
            <text:p>Currency, Cur.,</text:p>
          </table:table-cell>
          <table:table-cell table:number-columns-repeated="1021"/>
        </table:table-row>
        <table:table-row table:style-name="ro45">
          <table:table-cell table:style-name="ce27" office:value-type="string">
            <text:p>cust_no</text:p>
          </table:table-cell>
          <table:table-cell/>
          <table:table-cell office:value-type="string">
            <text:p>Customer Number, Customer #, Customer No, Customer ID, Customer</text:p>
          </table:table-cell>
          <table:table-cell table:number-columns-repeated="1021"/>
        </table:table-row>
        <table:table-row table:style-name="ro45">
          <table:table-cell table:style-name="ce27" office:value-type="string">
            <text:p>Taxable Amount</text:p>
          </table:table-cell>
          <table:table-cell/>
          <table:table-cell office:value-type="string">
            <text:p>Total Amount / Montant, Sub total, Subtotal for Line Items, Subtotal, Invoice Total, Subtotal (Net), Non-Tax Line Items Total, Net Order</text:p>
          </table:table-cell>
          <table:table-cell table:number-columns-repeated="1021"/>
        </table:table-row>
        <table:table-row table:style-name="ro45">
          <table:table-cell table:style-name="ce27" office:value-type="string">
            <text:p>Tax_Amount</text:p>
          </table:table-cell>
          <table:table-cell/>
          <table:table-cell office:value-type="string">
            <text:p>State Tax, City Tax, County Tax, Special Tax, GST/TPS, HST/TVH, HST, HST/GST, Sales Tax, GST/HST, GST/HST Line Items Total, Total Tax, Tax Tota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>
            <text:p>SKU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VPN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Item Description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Quantity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Unit Price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Line Amount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Images.A1:Images.C1" table:display-filter-buttons="true"/>
        <table:database-range table:name="_xlnm._FilterDatabase_1" table:target-range-address="'Non-Tabular'.A1:'Non-Tabular'.N197" table:display-filter-buttons="true"/>
        <table:database-range table:name="_xlnm._FilterDatabase_2" table:target-range-address="Tabular.A1:Tabular.K78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5"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2">12/11/2022</text:date>, <text:time>19:5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mages" style:display-name="PageStyle_Im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-Tabular" style:display-name="PageStyle_Non-Tabul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ular" style:display-name="PageStyle_Tabul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elds_20_to_20_extract" style:display-name="PageStyle_Fields to extra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12T19:57:18.82</dc:date>
    <meta:document-statistic meta:table-count="4" meta:cell-count="8661" meta:object-count="0"/>
    <meta:generator>OpenOffice/4.1.11$Win32 OpenOffice.org_project/4111m1$Build-9808</meta:generator>
  </office:meta>
</office:document-meta>
</file>